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404cm"/>
    </style:style>
    <style:style style:name="co4" style:family="table-column">
      <style:table-column-properties fo:break-before="auto" style:column-width="2.732cm"/>
    </style:style>
    <style:style style:name="co5" style:family="table-column">
      <style:table-column-properties fo:break-before="auto" style:column-width="3.279cm"/>
    </style:style>
    <style:style style:name="co6" style:family="table-column">
      <style:table-column-properties fo:break-before="auto" style:column-width="3.224cm"/>
    </style:style>
    <style:style style:name="co7" style:family="table-column">
      <style:table-column-properties fo:break-before="auto" style:column-width="3.717cm"/>
    </style:style>
    <style:style style:name="co8" style:family="table-column">
      <style:table-column-properties fo:break-before="auto" style:column-width="2.596cm"/>
    </style:style>
    <style:style style:name="co9" style:family="table-column">
      <style:table-column-properties fo:break-before="auto" style:column-width="2.678cm"/>
    </style:style>
    <style:style style:name="co10" style:family="table-column">
      <style:table-column-properties fo:break-before="auto" style:column-width="2.24cm"/>
    </style:style>
    <style:style style:name="co11" style:family="table-column">
      <style:table-column-properties fo:break-before="auto" style:column-width="2.514cm"/>
    </style:style>
    <style:style style:name="co12" style:family="table-column">
      <style:table-column-properties fo:break-before="auto" style:column-width="2.48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60"/>
    <style:style style:name="gr1" style:family="graphic">
      <style:graphic-properties draw:ole-draw-aspect="1"/>
    </style:style>
  </office:automatic-styles>
  <office:body>
    <office:spreadsheet>
      <table:table table:name="original-vmcs" table:style-name="ta1" table:print="false">
        <table:table-column table:style-name="co3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2" table:number-columns-repeated="2" table:default-cell-style-name="Default"/>
        <table:table-row table:style-name="ro2">
          <table:table-cell office:value-type="string">
            <text:p>Commit hash:</text:p>
          </table:table-cell>
          <table:table-cell office:value-type="string">
            <text:p>80d6872c01187919d811d4ab1d4b73fe053f2d02</text:p>
          </table:table-cell>
          <table:table-cell table:number-columns-repeated="4"/>
          <table:table-cell office:value-type="string">
            <text:p>T = mN + C</text:p>
          </table:table-cell>
          <table:table-cell office:value-type="string">
            <text:p>No. ofMeasurements</text:p>
          </table:table-cell>
          <table:table-cell table:formula="of:=COUNT([.B7:.K17])" office:value-type="float" office:value="110">
            <text:p>110</text:p>
          </table:table-cell>
          <table:table-cell table:number-columns-repeated="6"/>
        </table:table-row>
        <table:table-row table:style-name="ro2">
          <table:table-cell office:value-type="string">
            <text:p>Comments:</text:p>
          </table:table-cell>
          <table:table-cell office:value-type="string">
            <text:p>Original. No optimisations made. Using 50x50 Lattice (Top perp, bot par, l &amp; r periodic boundaries) no nanoparticles</text:p>
          </table:table-cell>
          <table:table-cell table:number-columns-repeated="9"/>
          <table:table-cell office:value-type="string">
            <text:p>(P)</text:p>
          </table:table-cell>
          <table:table-cell table:formula="of:=[.$K$6]" office:value-type="float" office:value="10">
            <text:p>10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Excuted on Dan's main PC at home.</text:p>
          </table:table-cell>
          <table:table-cell table:number-columns-repeated="13"/>
        </table:table-row>
        <table:table-row table:style-name="ro2">
          <table:table-cell office:value-type="string">
            <text:p>Vary m.c.s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Time (T) [seconds]</text:p>
          </table:table-cell>
          <table:table-cell table:number-columns-repeated="13"/>
        </table:table-row>
        <table:table-row table:style-name="ro2">
          <table:table-cell office:value-type="string">
            <text:p>m.c.s (N)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string">
            <text:p>average</text:p>
          </table:table-cell>
          <table:table-cell office:value-type="string">
            <text:p>std dev.</text:p>
          </table:table-cell>
          <table:table-cell office:value-type="string">
            <text:p>t (1mcs)</text:p>
          </table:table-cell>
          <table:table-cell office:value-type="string">
            <text:p>error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2.36">
            <text:p>2.36</text:p>
          </table:table-cell>
          <table:table-cell office:value-type="float" office:value="3.07">
            <text:p>3.07</text:p>
          </table:table-cell>
          <table:table-cell office:value-type="float" office:value="2.37">
            <text:p>2.37</text:p>
          </table:table-cell>
          <table:table-cell office:value-type="float" office:value="2.39">
            <text:p>2.39</text:p>
          </table:table-cell>
          <table:table-cell office:value-type="float" office:value="2.42">
            <text:p>2.42</text:p>
          </table:table-cell>
          <table:table-cell office:value-type="float" office:value="2.46">
            <text:p>2.46</text:p>
          </table:table-cell>
          <table:table-cell office:value-type="float" office:value="2.39">
            <text:p>2.39</text:p>
          </table:table-cell>
          <table:table-cell office:value-type="float" office:value="2.44">
            <text:p>2.44</text:p>
          </table:table-cell>
          <table:table-cell office:value-type="float" office:value="2.46">
            <text:p>2.46</text:p>
          </table:table-cell>
          <table:table-cell office:value-type="float" office:value="2.4">
            <text:p>2.4</text:p>
          </table:table-cell>
          <table:table-cell table:formula="of:=AVERAGE([.B7:.K7])" office:value-type="float" office:value="2.476">
            <text:p>2.476</text:p>
          </table:table-cell>
          <table:table-cell table:formula="of:=STDEV([.B7:.K7])" office:value-type="float" office:value="0.211618104665509">
            <text:p>0.2116181047</text:p>
          </table:table-cell>
          <table:table-cell table:formula="of:=[.L7]/[.A7]" office:value-type="float" office:value="0.02476">
            <text:p>0.02476</text:p>
          </table:table-cell>
          <table:table-cell table:formula="of:=[.M7]/([.A7]*SQRT([.$M$2]))" office:value-type="float" office:value="0.000669195204870912">
            <text:p>0.0006691952</text:p>
          </table:table-cell>
        </table:table-row>
        <table:table-row table:style-name="ro2">
          <table:table-cell office:value-type="float" office:value="250">
            <text:p>250</text:p>
          </table:table-cell>
          <table:table-cell office:value-type="float" office:value="6.35">
            <text:p>6.35</text:p>
          </table:table-cell>
          <table:table-cell office:value-type="float" office:value="5.87">
            <text:p>5.87</text:p>
          </table:table-cell>
          <table:table-cell office:value-type="float" office:value="5.88">
            <text:p>5.88</text:p>
          </table:table-cell>
          <table:table-cell office:value-type="float" office:value="5.89">
            <text:p>5.89</text:p>
          </table:table-cell>
          <table:table-cell office:value-type="float" office:value="5.94">
            <text:p>5.94</text:p>
          </table:table-cell>
          <table:table-cell office:value-type="float" office:value="5.89">
            <text:p>5.89</text:p>
          </table:table-cell>
          <table:table-cell office:value-type="float" office:value="5.88">
            <text:p>5.88</text:p>
          </table:table-cell>
          <table:table-cell office:value-type="float" office:value="5.92">
            <text:p>5.92</text:p>
          </table:table-cell>
          <table:table-cell table:number-columns-repeated="2" office:value-type="float" office:value="5.89">
            <text:p>5.89</text:p>
          </table:table-cell>
          <table:table-cell table:formula="of:=AVERAGE([.B8:.K8])" office:value-type="float" office:value="5.94">
            <text:p>5.94</text:p>
          </table:table-cell>
          <table:table-cell table:formula="of:=STDEV([.B8:.K8])" office:value-type="float" office:value="0.145525866352954">
            <text:p>0.1455258664</text:p>
          </table:table-cell>
          <table:table-cell table:formula="of:=[.L8]/[.A8]" office:value-type="float" office:value="0.02376">
            <text:p>0.02376</text:p>
          </table:table-cell>
          <table:table-cell table:formula="of:=[.M8]/([.A8]*SQRT([.$M$2]))" office:value-type="float" office:value="0.000184077278457838">
            <text:p>0.0001840773</text:p>
          </table:table-cell>
        </table:table-row>
        <table:table-row table:style-name="ro2">
          <table:table-cell office:value-type="float" office:value="500">
            <text:p>500</text:p>
          </table:table-cell>
          <table:table-cell office:value-type="float" office:value="11.77">
            <text:p>11.77</text:p>
          </table:table-cell>
          <table:table-cell table:number-columns-repeated="2" office:value-type="float" office:value="11.79">
            <text:p>11.79</text:p>
          </table:table-cell>
          <table:table-cell table:number-columns-repeated="2" office:value-type="float" office:value="11.77">
            <text:p>11.77</text:p>
          </table:table-cell>
          <table:table-cell table:number-columns-repeated="2" office:value-type="float" office:value="11.79">
            <text:p>11.79</text:p>
          </table:table-cell>
          <table:table-cell office:value-type="float" office:value="11.8">
            <text:p>11.8</text:p>
          </table:table-cell>
          <table:table-cell office:value-type="float" office:value="11.76">
            <text:p>11.76</text:p>
          </table:table-cell>
          <table:table-cell office:value-type="float" office:value="11.79">
            <text:p>11.79</text:p>
          </table:table-cell>
          <table:table-cell table:formula="of:=AVERAGE([.B9:.K9])" office:value-type="float" office:value="11.782">
            <text:p>11.782</text:p>
          </table:table-cell>
          <table:table-cell table:formula="of:=STDEV([.B9:.K9])" office:value-type="float" office:value="0.0131656117720877">
            <text:p>0.0131656118</text:p>
          </table:table-cell>
          <table:table-cell table:formula="of:=[.L9]/[.A9]" office:value-type="float" office:value="0.023564">
            <text:p>0.023564</text:p>
          </table:table-cell>
          <table:table-cell table:formula="of:=[.M9]/([.A9]*SQRT([.$M$2]))" office:value-type="float" office:value="0.00000832666399786452">
            <text:p>8.32666399786452E-006</text:p>
          </table:table-cell>
        </table:table-row>
        <table:table-row table:style-name="ro2">
          <table:table-cell office:value-type="float" office:value="750">
            <text:p>750</text:p>
          </table:table-cell>
          <table:table-cell office:value-type="float" office:value="17.86">
            <text:p>17.86</text:p>
          </table:table-cell>
          <table:table-cell office:value-type="float" office:value="18.11">
            <text:p>18.11</text:p>
          </table:table-cell>
          <table:table-cell table:number-columns-repeated="2" office:value-type="float" office:value="17.66">
            <text:p>17.66</text:p>
          </table:table-cell>
          <table:table-cell office:value-type="float" office:value="17.67">
            <text:p>17.67</text:p>
          </table:table-cell>
          <table:table-cell table:number-columns-repeated="2" office:value-type="float" office:value="17.66">
            <text:p>17.66</text:p>
          </table:table-cell>
          <table:table-cell office:value-type="float" office:value="18.02">
            <text:p>18.02</text:p>
          </table:table-cell>
          <table:table-cell office:value-type="float" office:value="17.68">
            <text:p>17.68</text:p>
          </table:table-cell>
          <table:table-cell office:value-type="float" office:value="17.66">
            <text:p>17.66</text:p>
          </table:table-cell>
          <table:table-cell table:formula="of:=AVERAGE([.B10:.K10])" office:value-type="float" office:value="17.764">
            <text:p>17.764</text:p>
          </table:table-cell>
          <table:table-cell table:formula="of:=STDEV([.B10:.K10])" office:value-type="float" office:value="0.171412433102801">
            <text:p>0.1714124331</text:p>
          </table:table-cell>
          <table:table-cell table:formula="of:=[.L10]/[.A10]" office:value-type="float" office:value="0.0236853333333333">
            <text:p>0.0236853333</text:p>
          </table:table-cell>
          <table:table-cell table:formula="of:=[.M10]/([.A10]*SQRT([.$M$2]))" office:value-type="float" office:value="0.0000722738277168124">
            <text:p>7.22738277168124E-005</text:p>
          </table:table-cell>
        </table:table-row>
        <table:table-row table:style-name="ro2">
          <table:table-cell office:value-type="float" office:value="1000">
            <text:p>1000</text:p>
          </table:table-cell>
          <table:table-cell table:number-columns-repeated="3" office:value-type="float" office:value="23.58">
            <text:p>23.58</text:p>
          </table:table-cell>
          <table:table-cell office:value-type="float" office:value="23.54">
            <text:p>23.54</text:p>
          </table:table-cell>
          <table:table-cell office:value-type="float" office:value="23.56">
            <text:p>23.56</text:p>
          </table:table-cell>
          <table:table-cell office:value-type="float" office:value="23.58">
            <text:p>23.58</text:p>
          </table:table-cell>
          <table:table-cell table:number-columns-repeated="2" office:value-type="float" office:value="23.56">
            <text:p>23.56</text:p>
          </table:table-cell>
          <table:table-cell office:value-type="float" office:value="23.6">
            <text:p>23.6</text:p>
          </table:table-cell>
          <table:table-cell office:value-type="float" office:value="23.58">
            <text:p>23.58</text:p>
          </table:table-cell>
          <table:table-cell table:formula="of:=AVERAGE([.B11:.K11])" office:value-type="float" office:value="23.572">
            <text:p>23.572</text:p>
          </table:table-cell>
          <table:table-cell table:formula="of:=STDEV([.B11:.K11])" office:value-type="float" office:value="0.0168654808542317">
            <text:p>0.0168654809</text:p>
          </table:table-cell>
          <table:table-cell table:formula="of:=[.L11]/[.A11]" office:value-type="float" office:value="0.023572">
            <text:p>0.023572</text:p>
          </table:table-cell>
          <table:table-cell table:formula="of:=[.M11]/([.A11]*SQRT([.$M$2]))" office:value-type="float" office:value="0.00000533333333333343">
            <text:p>5.33333333333343E-006</text:p>
          </table:table-cell>
        </table:table-row>
        <table:table-row table:style-name="ro2">
          <table:table-cell office:value-type="float" office:value="1250">
            <text:p>1250</text:p>
          </table:table-cell>
          <table:table-cell table:number-columns-repeated="2" office:value-type="float" office:value="29.47">
            <text:p>29.47</text:p>
          </table:table-cell>
          <table:table-cell table:number-columns-repeated="2" office:value-type="float" office:value="29.48">
            <text:p>29.48</text:p>
          </table:table-cell>
          <table:table-cell office:value-type="float" office:value="29.54">
            <text:p>29.54</text:p>
          </table:table-cell>
          <table:table-cell office:value-type="float" office:value="29.48">
            <text:p>29.48</text:p>
          </table:table-cell>
          <table:table-cell office:value-type="float" office:value="29.5">
            <text:p>29.5</text:p>
          </table:table-cell>
          <table:table-cell office:value-type="float" office:value="29.46">
            <text:p>29.46</text:p>
          </table:table-cell>
          <table:table-cell office:value-type="float" office:value="29.45">
            <text:p>29.45</text:p>
          </table:table-cell>
          <table:table-cell office:value-type="float" office:value="29.5">
            <text:p>29.5</text:p>
          </table:table-cell>
          <table:table-cell table:formula="of:=AVERAGE([.B12:.K12])" office:value-type="float" office:value="29.483">
            <text:p>29.483</text:p>
          </table:table-cell>
          <table:table-cell table:formula="of:=STDEV([.B12:.K12])" office:value-type="float" office:value="0.0254077853335459">
            <text:p>0.0254077853</text:p>
          </table:table-cell>
          <table:table-cell table:formula="of:=[.L12]/[.A12]" office:value-type="float" office:value="0.0235864">
            <text:p>0.0235864</text:p>
          </table:table-cell>
          <table:table-cell table:formula="of:=[.M12]/([.A12]*SQRT([.$M$2]))" office:value-type="float" office:value="0.00000642771775637009">
            <text:p>6.42771775637009E-006</text:p>
          </table:table-cell>
        </table:table-row>
        <table:table-row table:style-name="ro2">
          <table:table-cell office:value-type="float" office:value="1500">
            <text:p>1500</text:p>
          </table:table-cell>
          <table:table-cell office:value-type="float" office:value="35.4">
            <text:p>35.4</text:p>
          </table:table-cell>
          <table:table-cell office:value-type="float" office:value="35.39">
            <text:p>35.39</text:p>
          </table:table-cell>
          <table:table-cell office:value-type="float" office:value="35.44">
            <text:p>35.44</text:p>
          </table:table-cell>
          <table:table-cell office:value-type="float" office:value="35.46">
            <text:p>35.46</text:p>
          </table:table-cell>
          <table:table-cell office:value-type="float" office:value="35.41">
            <text:p>35.41</text:p>
          </table:table-cell>
          <table:table-cell office:value-type="float" office:value="35.44">
            <text:p>35.44</text:p>
          </table:table-cell>
          <table:table-cell office:value-type="float" office:value="35.53">
            <text:p>35.53</text:p>
          </table:table-cell>
          <table:table-cell table:number-columns-repeated="2" office:value-type="float" office:value="35.43">
            <text:p>35.43</text:p>
          </table:table-cell>
          <table:table-cell office:value-type="float" office:value="35.42">
            <text:p>35.42</text:p>
          </table:table-cell>
          <table:table-cell table:formula="of:=AVERAGE([.B13:.K13])" office:value-type="float" office:value="35.435">
            <text:p>35.435</text:p>
          </table:table-cell>
          <table:table-cell table:formula="of:=STDEV([.B13:.K13])" office:value-type="float" office:value="0.0392286743197999">
            <text:p>0.0392286743</text:p>
          </table:table-cell>
          <table:table-cell table:formula="of:=[.L13]/[.A13]" office:value-type="float" office:value="0.0236233333333333">
            <text:p>0.0236233333</text:p>
          </table:table-cell>
          <table:table-cell table:formula="of:=[.M13]/([.A13]*SQRT([.$M$2]))" office:value-type="float" office:value="0.00000827013069596829">
            <text:p>8.27013069596829E-006</text:p>
          </table:table-cell>
        </table:table-row>
        <table:table-row table:style-name="ro2">
          <table:table-cell office:value-type="float" office:value="1750">
            <text:p>1750</text:p>
          </table:table-cell>
          <table:table-cell office:value-type="float" office:value="41.33">
            <text:p>41.33</text:p>
          </table:table-cell>
          <table:table-cell office:value-type="float" office:value="41.41">
            <text:p>41.41</text:p>
          </table:table-cell>
          <table:table-cell office:value-type="float" office:value="41.33">
            <text:p>41.33</text:p>
          </table:table-cell>
          <table:table-cell office:value-type="float" office:value="41.37">
            <text:p>41.37</text:p>
          </table:table-cell>
          <table:table-cell office:value-type="float" office:value="41.34">
            <text:p>41.34</text:p>
          </table:table-cell>
          <table:table-cell office:value-type="float" office:value="41.28">
            <text:p>41.28</text:p>
          </table:table-cell>
          <table:table-cell table:number-columns-repeated="2" office:value-type="float" office:value="41.35">
            <text:p>41.35</text:p>
          </table:table-cell>
          <table:table-cell office:value-type="float" office:value="41.33">
            <text:p>41.33</text:p>
          </table:table-cell>
          <table:table-cell office:value-type="float" office:value="41.34">
            <text:p>41.34</text:p>
          </table:table-cell>
          <table:table-cell table:formula="of:=AVERAGE([.B14:.K14])" office:value-type="float" office:value="41.343">
            <text:p>41.343</text:p>
          </table:table-cell>
          <table:table-cell table:formula="of:=STDEV([.B14:.K14])" office:value-type="float" office:value="0.0330151480384373">
            <text:p>0.033015148</text:p>
          </table:table-cell>
          <table:table-cell table:formula="of:=[.L14]/[.A14]" office:value-type="float" office:value="0.0236245714285714">
            <text:p>0.0236245714</text:p>
          </table:table-cell>
          <table:table-cell table:formula="of:=[.M14]/([.A14]*SQRT([.$M$2]))" office:value-type="float" office:value="0.00000596588943366299">
            <text:p>5.96588943366299E-006</text:p>
          </table:table-cell>
        </table:table-row>
        <table:table-row table:style-name="ro2">
          <table:table-cell office:value-type="float" office:value="2000">
            <text:p>2000</text:p>
          </table:table-cell>
          <table:table-cell office:value-type="float" office:value="47.29">
            <text:p>47.29</text:p>
          </table:table-cell>
          <table:table-cell office:value-type="float" office:value="47.27">
            <text:p>47.27</text:p>
          </table:table-cell>
          <table:table-cell office:value-type="float" office:value="47.24">
            <text:p>47.24</text:p>
          </table:table-cell>
          <table:table-cell office:value-type="float" office:value="47.27">
            <text:p>47.27</text:p>
          </table:table-cell>
          <table:table-cell office:value-type="float" office:value="47.24">
            <text:p>47.24</text:p>
          </table:table-cell>
          <table:table-cell office:value-type="float" office:value="47.23">
            <text:p>47.23</text:p>
          </table:table-cell>
          <table:table-cell office:value-type="float" office:value="47.38">
            <text:p>47.38</text:p>
          </table:table-cell>
          <table:table-cell office:value-type="float" office:value="47.18">
            <text:p>47.18</text:p>
          </table:table-cell>
          <table:table-cell office:value-type="float" office:value="47.3">
            <text:p>47.3</text:p>
          </table:table-cell>
          <table:table-cell office:value-type="float" office:value="47.35">
            <text:p>47.35</text:p>
          </table:table-cell>
          <table:table-cell table:formula="of:=AVERAGE([.B15:.K15])" office:value-type="float" office:value="47.275">
            <text:p>47.275</text:p>
          </table:table-cell>
          <table:table-cell table:formula="of:=STDEV([.B15:.K15])" office:value-type="float" office:value="0.0587367006223542">
            <text:p>0.0587367006</text:p>
          </table:table-cell>
          <table:table-cell table:formula="of:=[.L15]/[.A15]" office:value-type="float" office:value="0.0236375">
            <text:p>0.0236375</text:p>
          </table:table-cell>
          <table:table-cell table:formula="of:=[.M15]/([.A15]*SQRT([.$M$2]))" office:value-type="float" office:value="0.00000928708781050344">
            <text:p>9.28708781050344E-006</text:p>
          </table:table-cell>
        </table:table-row>
        <table:table-row table:style-name="ro2">
          <table:table-cell office:value-type="float" office:value="2250">
            <text:p>2250</text:p>
          </table:table-cell>
          <table:table-cell office:value-type="float" office:value="53.08">
            <text:p>53.08</text:p>
          </table:table-cell>
          <table:table-cell office:value-type="float" office:value="53.22">
            <text:p>53.22</text:p>
          </table:table-cell>
          <table:table-cell office:value-type="float" office:value="53.23">
            <text:p>53.23</text:p>
          </table:table-cell>
          <table:table-cell office:value-type="float" office:value="53.17">
            <text:p>53.17</text:p>
          </table:table-cell>
          <table:table-cell office:value-type="float" office:value="53.26">
            <text:p>53.26</text:p>
          </table:table-cell>
          <table:table-cell office:value-type="float" office:value="53.16">
            <text:p>53.16</text:p>
          </table:table-cell>
          <table:table-cell office:value-type="float" office:value="53.18">
            <text:p>53.18</text:p>
          </table:table-cell>
          <table:table-cell office:value-type="float" office:value="53.23">
            <text:p>53.23</text:p>
          </table:table-cell>
          <table:table-cell office:value-type="float" office:value="53.27">
            <text:p>53.27</text:p>
          </table:table-cell>
          <table:table-cell office:value-type="float" office:value="53.16">
            <text:p>53.16</text:p>
          </table:table-cell>
          <table:table-cell table:formula="of:=AVERAGE([.B16:.K16])" office:value-type="float" office:value="53.196">
            <text:p>53.196</text:p>
          </table:table-cell>
          <table:table-cell table:formula="of:=STDEV([.B16:.K16])" office:value-type="float" office:value="0.0571936282387398">
            <text:p>0.0571936282</text:p>
          </table:table-cell>
          <table:table-cell table:formula="of:=[.L16]/[.A16]" office:value-type="float" office:value="0.0236426666666667">
            <text:p>0.0236426667</text:p>
          </table:table-cell>
          <table:table-cell table:formula="of:=[.M16]/([.A16]*SQRT([.$M$2]))" office:value-type="float" office:value="0.00000803831701703743">
            <text:p>8.03831701703743E-006</text:p>
          </table:table-cell>
        </table:table-row>
        <table:table-row table:style-name="ro2">
          <table:table-cell office:value-type="float" office:value="2500">
            <text:p>2500</text:p>
          </table:table-cell>
          <table:table-cell office:value-type="float" office:value="59.14">
            <text:p>59.14</text:p>
          </table:table-cell>
          <table:table-cell office:value-type="float" office:value="59.15">
            <text:p>59.15</text:p>
          </table:table-cell>
          <table:table-cell office:value-type="float" office:value="59.13">
            <text:p>59.13</text:p>
          </table:table-cell>
          <table:table-cell office:value-type="float" office:value="59.06">
            <text:p>59.06</text:p>
          </table:table-cell>
          <table:table-cell office:value-type="float" office:value="59.15">
            <text:p>59.15</text:p>
          </table:table-cell>
          <table:table-cell office:value-type="float" office:value="59.07">
            <text:p>59.07</text:p>
          </table:table-cell>
          <table:table-cell office:value-type="float" office:value="59.14">
            <text:p>59.14</text:p>
          </table:table-cell>
          <table:table-cell office:value-type="float" office:value="59.17">
            <text:p>59.17</text:p>
          </table:table-cell>
          <table:table-cell office:value-type="float" office:value="59.12">
            <text:p>59.12</text:p>
          </table:table-cell>
          <table:table-cell office:value-type="float" office:value="59.1">
            <text:p>59.1</text:p>
          </table:table-cell>
          <table:table-cell table:formula="of:=AVERAGE([.B17:.K17])" office:value-type="float" office:value="59.123">
            <text:p>59.123</text:p>
          </table:table-cell>
          <table:table-cell table:formula="of:=STDEV([.B17:.K17])" office:value-type="float" office:value="0.0359165699921355">
            <text:p>0.03591657</text:p>
          </table:table-cell>
          <table:table-cell table:formula="of:=[.L17]/[.A17]" office:value-type="float" office:value="0.0236492">
            <text:p>0.0236492</text:p>
          </table:table-cell>
          <table:table-cell table:formula="of:=[.M17]/([.A17]*SQRT([.$M$2]))" office:value-type="float" office:value="0.00000454312667664016">
            <text:p>4.54312667664016E-006</text:p>
          </table:table-cell>
        </table:table-row>
        <table:table-row table:style-name="ro2">
          <table:table-cell table:number-columns-repeated="15"/>
        </table:table-row>
        <table:table-row table:style-name="ro2">
          <table:table-cell office:value-type="string">
            <text:p>Linear regression</text:p>
          </table:table-cell>
          <table:table-cell table:number-columns-repeated="3"/>
          <table:table-cell office:value-type="string">
            <text:p>mean N</text:p>
          </table:table-cell>
          <table:table-cell table:formula="of:=AVERAGE([.B21:.B130])" office:value-type="float" office:value="1259.09090909091">
            <text:p>1259.0909090909</text:p>
          </table:table-cell>
          <table:table-cell office:value-type="string">
            <text:p>mean T</text:p>
          </table:table-cell>
          <table:table-cell table:formula="of:=AVERAGE([.C21:.C130])" office:value-type="float" office:value="29.7626363636364">
            <text:p>29.7626363636</text:p>
          </table:table-cell>
          <table:table-cell office:value-type="string">
            <text:p>measurements</text:p>
          </table:table-cell>
          <table:table-cell table:formula="of:=COUNT([.C21:.C130])" office:value-type="float" office:value="110">
            <text:p>110</text:p>
          </table:table-cell>
          <table:table-cell table:style-name="ce1" office:value-type="string">
            <text:p>gradient:</text:p>
          </table:table-cell>
          <table:table-cell table:style-name="ce1" table:formula="of:=SUM([.$F$21:.$F$130])/SUM([.$G$21:.$G$130])" office:value-type="float" office:value="0.0236220890715999">
            <text:p>0.0236220891</text:p>
          </table:table-cell>
          <table:table-cell office:value-type="string">
            <text:p>Intercept:</text:p>
          </table:table-cell>
          <table:table-cell table:formula="of:=[.$H$19] - [.$L$19]*[.$F$19]" office:value-type="float" office:value="0.0202787598492407">
            <text:p>0.0202787598</text:p>
          </table:table-cell>
          <table:table-cell/>
        </table:table-row>
        <table:table-row table:style-name="ro2">
          <table:table-cell/>
          <table:table-cell office:value-type="string">
            <text:p>N</text:p>
          </table:table-cell>
          <table:table-cell office:value-type="string">
            <text:p>T</text:p>
          </table:table-cell>
          <table:table-cell office:value-type="string">
            <text:p>errorT</text:p>
          </table:table-cell>
          <table:table-cell office:value-type="string">
            <text:p>(N_i – meanN)</text:p>
          </table:table-cell>
          <table:table-cell office:value-type="string">
            <text:p>(N_i – meanN)*T_i</text:p>
          </table:table-cell>
          <table:table-cell office:value-type="string">
            <text:p>(N_i – meanN)^2</text:p>
          </table:table-cell>
          <table:table-cell office:value-type="string">
            <text:p>d_i ^2</text:p>
          </table:table-cell>
          <table:table-cell office:value-type="string">
            <text:p>Error Gradient:</text:p>
          </table:table-cell>
          <table:table-cell table:formula="of:=SQRT( 1/(SUM([.$G$21:.$G$130])) * SUM([.$H$21:.$H$130])/([.$I$1] -2) )" office:value-type="float" office:value="0.0000130111356274496">
            <text:p>1.30111356274496E-005</text:p>
          </table:table-cell>
          <table:table-cell office:value-type="string">
            <text:p>Prediction (s):</text:p>
          </table:table-cell>
          <table:table-cell table:style-name="ce1" table:formula="of:=FORECAST([.$L$21];[.$C$21:.$C$130];[.$B$21:.$B$130])" office:value-type="float" office:value="5905522.28817873">
            <text:p>5905522.28817873</text:p>
          </table:table-cell>
          <table:table-cell table:formula="of:=STEYX([.$C$21:.$C$130];[.$B$21:.$B$130])" office:value-type="float" office:value="0.105975607105583">
            <text:p>0.1059756071</text:p>
          </table:table-cell>
          <table:table-cell office:value-type="string">
            <text:p>Days:</text:p>
          </table:table-cell>
          <table:table-cell table:formula="of:=[.L20]/(3600*24)" office:value-type="float" office:value="68.350952409476">
            <text:p>68.3509524095</text:p>
          </table:table-cell>
        </table:table-row>
        <table:table-row table:style-name="ro2">
          <table:table-cell table:formula="of:=IF ( MOD(ROW([.C21]);[.$M$2]) &lt;&gt; 0; MOD(ROW([.C21]);[.$M$2]);[.$M$2])" office:value-type="float" office:value="1">
            <text:p>1</text:p>
          </table:table-cell>
          <table:table-cell table:formula="of:= INDIRECT( &quot;R&quot; &amp; (FLOOR((ROW([.A21]) -1)/[.$M$2];1) +5) &amp; &quot;C1&quot;;0)" office:value-type="float" office:value="100">
            <table:detective>
              <table:operation table:name="trace-errors" table:index="0"/>
            </table:detective>
            <text:p>100</text:p>
          </table:table-cell>
          <table:table-cell table:formula="of:=VLOOKUP([.$B21];[.$A$7:.$K$17];[.$A21] +1)" office:value-type="float" office:value="2.36">
            <text:p>2.36</text:p>
          </table:table-cell>
          <table:table-cell table:formula="of:=VLOOKUP([.B21];[.$A$7:.$O$17];13)" office:value-type="float" office:value="0.211618104665509">
            <text:p>0.2116181047</text:p>
          </table:table-cell>
          <table:table-cell table:formula="of:=[.B21] - [.$F$19]" office:value-type="float" office:value="-1159.09090909091">
            <text:p>-1159.0909090909</text:p>
          </table:table-cell>
          <table:table-cell table:formula="of:=[.E21]*[.C21]" office:value-type="float" office:value="-2735.45454545455">
            <text:p>-2735.4545454546</text:p>
          </table:table-cell>
          <table:table-cell table:formula="of:=[.E21]^2" office:value-type="float" office:value="1343491.73553719">
            <text:p>1343491.73553719</text:p>
          </table:table-cell>
          <table:table-cell table:formula="of:=( [.C21] - ([.$L$19]*[.B21] +[.$N$19]) )^2" office:value-type="float" office:value="0.000505695167517971">
            <text:p>0.0005056952</text:p>
          </table:table-cell>
          <table:table-cell office:value-type="string">
            <text:p>Error intercept:</text:p>
          </table:table-cell>
          <table:table-cell table:formula="of:=SQRT( (1/[.$I$1] +[.$F$19]^2/SUM([.$G$21:.$G$130])) * SUM([.$H$21:.$H$130])/([.$I$1] -2) )" office:value-type="float" office:value="0.0192477273917756">
            <text:p>0.0192477274</text:p>
          </table:table-cell>
          <table:table-cell office:value-type="string">
            <text:p>Predic steps</text:p>
          </table:table-cell>
          <table:table-cell table:style-name="ce2" office:value-type="float" office:value="250000000">
            <text:p>2.50E+008</text:p>
          </table:table-cell>
          <table:table-cell/>
          <table:table-cell office:value-type="string">
            <text:p>stderr(days):</text:p>
          </table:table-cell>
          <table:table-cell table:formula="of:=[.M20]/(3600*24)" office:value-type="float" office:value="0.00000122656952668499">
            <text:p>1.22656952668499E-006</text:p>
          </table:table-cell>
        </table:table-row>
        <table:table-row table:style-name="ro2">
          <table:table-cell table:formula="of:=IF ( MOD(ROW([.C22]);[.$M$2]) &lt;&gt; 0; MOD(ROW([.C22]);[.$M$2]);[.$M$2])" office:value-type="float" office:value="2">
            <text:p>2</text:p>
          </table:table-cell>
          <table:table-cell table:formula="of:= INDIRECT( &quot;R&quot; &amp; (FLOOR((ROW([.A22]) -1)/[.$M$2];1) +5) &amp; &quot;C1&quot;;0)" office:value-type="float" office:value="100">
            <text:p>100</text:p>
          </table:table-cell>
          <table:table-cell table:formula="of:=VLOOKUP([.$B22];[.$A$7:.$K$17];[.$A22] +1)" office:value-type="float" office:value="3.07">
            <text:p>3.07</text:p>
          </table:table-cell>
          <table:table-cell table:formula="of:=VLOOKUP([.B22];[.$A$7:.$O$17];13)" office:value-type="float" office:value="0.211618104665509">
            <text:p>0.2116181047</text:p>
          </table:table-cell>
          <table:table-cell table:formula="of:=[.B22] - [.$F$19]" office:value-type="float" office:value="-1159.09090909091">
            <text:p>-1159.0909090909</text:p>
          </table:table-cell>
          <table:table-cell table:formula="of:=[.E22]*[.C22]" office:value-type="float" office:value="-3558.40909090909">
            <text:p>-3558.4090909091</text:p>
          </table:table-cell>
          <table:table-cell table:formula="of:=[.E22]^2" office:value-type="float" office:value="1343491.73553719">
            <text:p>1343491.73553719</text:p>
          </table:table-cell>
          <table:table-cell table:formula="of:=( [.C22] - ([.$L$19]*[.B22] +[.$N$19]) )^2" office:value-type="float" office:value="0.472673208014413">
            <text:p>0.472673208</text:p>
          </table:table-cell>
          <table:table-cell/>
          <table:table-cell>
            <draw:frame table:end-cell-address="'original-vmcs'.Q42" table:end-x="0.469cm" table:end-y="0.397cm" draw:z-index="0" draw:style-name="gr1" svg:width="16.411cm" svg:height="8.927cm" svg:x="0.248cm" svg:y="0.397cm">
              <draw:object draw:notify-on-update-of-ranges="'original-vmcs'.B21:'original-vmcs'.B130 'original-vmcs'.C21:'original-vmcs'.C130 'original-vmcs'.D21:'original-vmcs'.D130 'original-vmcs'.D21:'original-vmcs'.D13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5"/>
        </table:table-row>
        <table:table-row table:style-name="ro2">
          <table:table-cell table:formula="of:=IF ( MOD(ROW([.C23]);[.$M$2]) &lt;&gt; 0; MOD(ROW([.C23]);[.$M$2]);[.$M$2])" office:value-type="float" office:value="3">
            <text:p>3</text:p>
          </table:table-cell>
          <table:table-cell table:formula="of:= INDIRECT( &quot;R&quot; &amp; (FLOOR((ROW([.A23]) -1)/[.$M$2];1) +5) &amp; &quot;C1&quot;;0)" office:value-type="float" office:value="100">
            <text:p>100</text:p>
          </table:table-cell>
          <table:table-cell table:formula="of:=VLOOKUP([.$B23];[.$A$7:.$K$17];[.$A23] +1)" office:value-type="float" office:value="2.37">
            <text:p>2.37</text:p>
          </table:table-cell>
          <table:table-cell table:formula="of:=VLOOKUP([.B23];[.$A$7:.$O$17];13)" office:value-type="float" office:value="0.211618104665509">
            <text:p>0.2116181047</text:p>
          </table:table-cell>
          <table:table-cell table:formula="of:=[.B23] - [.$F$19]" office:value-type="float" office:value="-1159.09090909091">
            <text:p>-1159.0909090909</text:p>
          </table:table-cell>
          <table:table-cell table:formula="of:=[.E23]*[.C23]" office:value-type="float" office:value="-2747.04545454545">
            <text:p>-2747.0454545455</text:p>
          </table:table-cell>
          <table:table-cell table:formula="of:=[.E23]^2" office:value-type="float" office:value="1343491.73553719">
            <text:p>1343491.73553719</text:p>
          </table:table-cell>
          <table:table-cell table:formula="of:=( [.C23] - ([.$L$19]*[.B23] +[.$N$19]) )^2" office:value-type="float" office:value="0.000155941827333383">
            <text:p>0.0001559418</text:p>
          </table:table-cell>
          <table:table-cell table:number-columns-repeated="7"/>
        </table:table-row>
        <table:table-row table:style-name="ro2">
          <table:table-cell table:formula="of:=IF ( MOD(ROW([.C24]);[.$M$2]) &lt;&gt; 0; MOD(ROW([.C24]);[.$M$2]);[.$M$2])" office:value-type="float" office:value="4">
            <text:p>4</text:p>
          </table:table-cell>
          <table:table-cell table:formula="of:= INDIRECT( &quot;R&quot; &amp; (FLOOR((ROW([.A24]) -1)/[.$M$2];1) +5) &amp; &quot;C1&quot;;0)" office:value-type="float" office:value="100">
            <text:p>100</text:p>
          </table:table-cell>
          <table:table-cell table:formula="of:=VLOOKUP([.$B24];[.$A$7:.$K$17];[.$A24] +1)" office:value-type="float" office:value="2.39">
            <text:p>2.39</text:p>
          </table:table-cell>
          <table:table-cell table:formula="of:=VLOOKUP([.B24];[.$A$7:.$O$17];13)" office:value-type="float" office:value="0.211618104665509">
            <text:p>0.2116181047</text:p>
          </table:table-cell>
          <table:table-cell table:formula="of:=[.B24] - [.$F$19]" office:value-type="float" office:value="-1159.09090909091">
            <text:p>-1159.0909090909</text:p>
          </table:table-cell>
          <table:table-cell table:formula="of:=[.E24]*[.C24]" office:value-type="float" office:value="-2770.22727272727">
            <text:p>-2770.2272727273</text:p>
          </table:table-cell>
          <table:table-cell table:formula="of:=[.E24]^2" office:value-type="float" office:value="1343491.73553719">
            <text:p>1343491.73553719</text:p>
          </table:table-cell>
          <table:table-cell table:formula="of:=( [.C24] - ([.$L$19]*[.B24] +[.$N$19]) )^2" office:value-type="float" office:value="0.0000564351469642285">
            <text:p>5.64351469642285E-005</text:p>
          </table:table-cell>
          <table:table-cell table:number-columns-repeated="7"/>
        </table:table-row>
        <table:table-row table:style-name="ro2">
          <table:table-cell table:formula="of:=IF ( MOD(ROW([.C25]);[.$M$2]) &lt;&gt; 0; MOD(ROW([.C25]);[.$M$2]);[.$M$2])" office:value-type="float" office:value="5">
            <text:p>5</text:p>
          </table:table-cell>
          <table:table-cell table:formula="of:= INDIRECT( &quot;R&quot; &amp; (FLOOR((ROW([.A25]) -1)/[.$M$2];1) +5) &amp; &quot;C1&quot;;0)" office:value-type="float" office:value="100">
            <text:p>100</text:p>
          </table:table-cell>
          <table:table-cell table:formula="of:=VLOOKUP([.$B25];[.$A$7:.$K$17];[.$A25] +1)" office:value-type="float" office:value="2.42">
            <text:p>2.42</text:p>
          </table:table-cell>
          <table:table-cell table:formula="of:=VLOOKUP([.B25];[.$A$7:.$O$17];13)" office:value-type="float" office:value="0.211618104665509">
            <text:p>0.2116181047</text:p>
          </table:table-cell>
          <table:table-cell table:formula="of:=[.B25] - [.$F$19]" office:value-type="float" office:value="-1159.09090909091">
            <text:p>-1159.0909090909</text:p>
          </table:table-cell>
          <table:table-cell table:formula="of:=[.E25]*[.C25]" office:value-type="float" office:value="-2805">
            <text:p>-2805</text:p>
          </table:table-cell>
          <table:table-cell table:formula="of:=[.E25]^2" office:value-type="float" office:value="1343491.73553719">
            <text:p>1343491.73553719</text:p>
          </table:table-cell>
          <table:table-cell table:formula="of:=( [.C25] - ([.$L$19]*[.B25] +[.$N$19]) )^2" office:value-type="float" office:value="0.00140717512641048">
            <text:p>0.0014071751</text:p>
          </table:table-cell>
          <table:table-cell table:number-columns-repeated="7"/>
        </table:table-row>
        <table:table-row table:style-name="ro2">
          <table:table-cell table:formula="of:=IF ( MOD(ROW([.C26]);[.$M$2]) &lt;&gt; 0; MOD(ROW([.C26]);[.$M$2]);[.$M$2])" office:value-type="float" office:value="6">
            <text:p>6</text:p>
          </table:table-cell>
          <table:table-cell table:formula="of:= INDIRECT( &quot;R&quot; &amp; (FLOOR((ROW([.A26]) -1)/[.$M$2];1) +5) &amp; &quot;C1&quot;;0)" office:value-type="float" office:value="100">
            <text:p>100</text:p>
          </table:table-cell>
          <table:table-cell table:formula="of:=VLOOKUP([.$B26];[.$A$7:.$K$17];[.$A26] +1)" office:value-type="float" office:value="2.46">
            <text:p>2.46</text:p>
          </table:table-cell>
          <table:table-cell table:formula="of:=VLOOKUP([.B26];[.$A$7:.$O$17];13)" office:value-type="float" office:value="0.211618104665509">
            <text:p>0.2116181047</text:p>
          </table:table-cell>
          <table:table-cell table:formula="of:=[.B26] - [.$F$19]" office:value-type="float" office:value="-1159.09090909091">
            <text:p>-1159.0909090909</text:p>
          </table:table-cell>
          <table:table-cell table:formula="of:=[.E26]*[.C26]" office:value-type="float" office:value="-2851.36363636364">
            <text:p>-2851.3636363636</text:p>
          </table:table-cell>
          <table:table-cell table:formula="of:=[.E26]^2" office:value-type="float" office:value="1343491.73553719">
            <text:p>1343491.73553719</text:p>
          </table:table-cell>
          <table:table-cell table:formula="of:=( [.C26] - ([.$L$19]*[.B26] +[.$N$19]) )^2" office:value-type="float" office:value="0.00600816176567216">
            <text:p>0.0060081618</text:p>
          </table:table-cell>
          <table:table-cell table:number-columns-repeated="7"/>
        </table:table-row>
        <table:table-row table:style-name="ro2">
          <table:table-cell table:formula="of:=IF ( MOD(ROW([.C27]);[.$M$2]) &lt;&gt; 0; MOD(ROW([.C27]);[.$M$2]);[.$M$2])" office:value-type="float" office:value="7">
            <text:p>7</text:p>
          </table:table-cell>
          <table:table-cell table:formula="of:= INDIRECT( &quot;R&quot; &amp; (FLOOR((ROW([.A27]) -1)/[.$M$2];1) +5) &amp; &quot;C1&quot;;0)" office:value-type="float" office:value="100">
            <text:p>100</text:p>
          </table:table-cell>
          <table:table-cell table:formula="of:=VLOOKUP([.$B27];[.$A$7:.$K$17];[.$A27] +1)" office:value-type="float" office:value="2.39">
            <text:p>2.39</text:p>
          </table:table-cell>
          <table:table-cell table:formula="of:=VLOOKUP([.B27];[.$A$7:.$O$17];13)" office:value-type="float" office:value="0.211618104665509">
            <text:p>0.2116181047</text:p>
          </table:table-cell>
          <table:table-cell table:formula="of:=[.B27] - [.$F$19]" office:value-type="float" office:value="-1159.09090909091">
            <text:p>-1159.0909090909</text:p>
          </table:table-cell>
          <table:table-cell table:formula="of:=[.E27]*[.C27]" office:value-type="float" office:value="-2770.22727272727">
            <text:p>-2770.2272727273</text:p>
          </table:table-cell>
          <table:table-cell table:formula="of:=[.E27]^2" office:value-type="float" office:value="1343491.73553719">
            <text:p>1343491.73553719</text:p>
          </table:table-cell>
          <table:table-cell table:formula="of:=( [.C27] - ([.$L$19]*[.B27] +[.$N$19]) )^2" office:value-type="float" office:value="0.0000564351469642285">
            <text:p>5.64351469642285E-005</text:p>
          </table:table-cell>
          <table:table-cell table:number-columns-repeated="7"/>
        </table:table-row>
        <table:table-row table:style-name="ro2">
          <table:table-cell table:formula="of:=IF ( MOD(ROW([.C28]);[.$M$2]) &lt;&gt; 0; MOD(ROW([.C28]);[.$M$2]);[.$M$2])" office:value-type="float" office:value="8">
            <text:p>8</text:p>
          </table:table-cell>
          <table:table-cell table:formula="of:= INDIRECT( &quot;R&quot; &amp; (FLOOR((ROW([.A28]) -1)/[.$M$2];1) +5) &amp; &quot;C1&quot;;0)" office:value-type="float" office:value="100">
            <text:p>100</text:p>
          </table:table-cell>
          <table:table-cell table:formula="of:=VLOOKUP([.$B28];[.$A$7:.$K$17];[.$A28] +1)" office:value-type="float" office:value="2.44">
            <text:p>2.44</text:p>
          </table:table-cell>
          <table:table-cell table:formula="of:=VLOOKUP([.B28];[.$A$7:.$O$17];13)" office:value-type="float" office:value="0.211618104665509">
            <text:p>0.2116181047</text:p>
          </table:table-cell>
          <table:table-cell table:formula="of:=[.B28] - [.$F$19]" office:value-type="float" office:value="-1159.09090909091">
            <text:p>-1159.0909090909</text:p>
          </table:table-cell>
          <table:table-cell table:formula="of:=[.E28]*[.C28]" office:value-type="float" office:value="-2828.18181818182">
            <text:p>-2828.1818181818</text:p>
          </table:table-cell>
          <table:table-cell table:formula="of:=[.E28]^2" office:value-type="float" office:value="1343491.73553719">
            <text:p>1343491.73553719</text:p>
          </table:table-cell>
          <table:table-cell table:formula="of:=( [.C28] - ([.$L$19]*[.B28] +[.$N$19]) )^2" office:value-type="float" office:value="0.00330766844604132">
            <text:p>0.0033076684</text:p>
          </table:table-cell>
          <table:table-cell table:number-columns-repeated="7"/>
        </table:table-row>
        <table:table-row table:style-name="ro2">
          <table:table-cell table:formula="of:=IF ( MOD(ROW([.C29]);[.$M$2]) &lt;&gt; 0; MOD(ROW([.C29]);[.$M$2]);[.$M$2])" office:value-type="float" office:value="9">
            <text:p>9</text:p>
          </table:table-cell>
          <table:table-cell table:formula="of:= INDIRECT( &quot;R&quot; &amp; (FLOOR((ROW([.A29]) -1)/[.$M$2];1) +5) &amp; &quot;C1&quot;;0)" office:value-type="float" office:value="100">
            <text:p>100</text:p>
          </table:table-cell>
          <table:table-cell table:formula="of:=VLOOKUP([.$B29];[.$A$7:.$K$17];[.$A29] +1)" office:value-type="float" office:value="2.46">
            <text:p>2.46</text:p>
          </table:table-cell>
          <table:table-cell table:formula="of:=VLOOKUP([.B29];[.$A$7:.$O$17];13)" office:value-type="float" office:value="0.211618104665509">
            <text:p>0.2116181047</text:p>
          </table:table-cell>
          <table:table-cell table:formula="of:=[.B29] - [.$F$19]" office:value-type="float" office:value="-1159.09090909091">
            <text:p>-1159.0909090909</text:p>
          </table:table-cell>
          <table:table-cell table:formula="of:=[.E29]*[.C29]" office:value-type="float" office:value="-2851.36363636364">
            <text:p>-2851.3636363636</text:p>
          </table:table-cell>
          <table:table-cell table:formula="of:=[.E29]^2" office:value-type="float" office:value="1343491.73553719">
            <text:p>1343491.73553719</text:p>
          </table:table-cell>
          <table:table-cell table:formula="of:=( [.C29] - ([.$L$19]*[.B29] +[.$N$19]) )^2" office:value-type="float" office:value="0.00600816176567216">
            <text:p>0.0060081618</text:p>
          </table:table-cell>
          <table:table-cell table:number-columns-repeated="7"/>
        </table:table-row>
        <table:table-row table:style-name="ro2">
          <table:table-cell table:formula="of:=IF ( MOD(ROW([.C30]);[.$M$2]) &lt;&gt; 0; MOD(ROW([.C30]);[.$M$2]);[.$M$2])" office:value-type="float" office:value="10">
            <text:p>10</text:p>
          </table:table-cell>
          <table:table-cell table:formula="of:= INDIRECT( &quot;R&quot; &amp; (FLOOR((ROW([.A30]) -1)/[.$M$2];1) +5) &amp; &quot;C1&quot;;0)" office:value-type="float" office:value="100">
            <text:p>100</text:p>
          </table:table-cell>
          <table:table-cell table:formula="of:=VLOOKUP([.$B30];[.$A$7:.$K$17];[.$A30] +1)" office:value-type="float" office:value="2.4">
            <text:p>2.4</text:p>
          </table:table-cell>
          <table:table-cell table:formula="of:=VLOOKUP([.B30];[.$A$7:.$O$17];13)" office:value-type="float" office:value="0.211618104665509">
            <text:p>0.2116181047</text:p>
          </table:table-cell>
          <table:table-cell table:formula="of:=[.B30] - [.$F$19]" office:value-type="float" office:value="-1159.09090909091">
            <text:p>-1159.0909090909</text:p>
          </table:table-cell>
          <table:table-cell table:formula="of:=[.E30]*[.C30]" office:value-type="float" office:value="-2781.81818181818">
            <text:p>-2781.8181818182</text:p>
          </table:table-cell>
          <table:table-cell table:formula="of:=[.E30]^2" office:value-type="float" office:value="1343491.73553719">
            <text:p>1343491.73553719</text:p>
          </table:table-cell>
          <table:table-cell table:formula="of:=( [.C30] - ([.$L$19]*[.B30] +[.$N$19]) )^2" office:value-type="float" office:value="0.000306681806779644">
            <text:p>0.0003066818</text:p>
          </table:table-cell>
          <table:table-cell table:number-columns-repeated="7"/>
        </table:table-row>
        <table:table-row table:style-name="ro2">
          <table:table-cell table:formula="of:=IF ( MOD(ROW([.C31]);[.$M$2]) &lt;&gt; 0; MOD(ROW([.C31]);[.$M$2]);[.$M$2])" office:value-type="float" office:value="1">
            <text:p>1</text:p>
          </table:table-cell>
          <table:table-cell table:formula="of:= INDIRECT( &quot;R&quot; &amp; (FLOOR((ROW([.A31]) -1)/[.$M$2];1) +5) &amp; &quot;C1&quot;;0)" office:value-type="float" office:value="250">
            <text:p>250</text:p>
          </table:table-cell>
          <table:table-cell table:formula="of:=VLOOKUP([.$B31];[.$A$7:.$K$17];[.$A31] +1)" office:value-type="float" office:value="6.35">
            <text:p>6.35</text:p>
          </table:table-cell>
          <table:table-cell table:formula="of:=VLOOKUP([.B31];[.$A$7:.$O$17];13)" office:value-type="float" office:value="0.145525866352954">
            <text:p>0.1455258664</text:p>
          </table:table-cell>
          <table:table-cell table:formula="of:=[.B31] - [.$F$19]" office:value-type="float" office:value="-1009.09090909091">
            <text:p>-1009.0909090909</text:p>
          </table:table-cell>
          <table:table-cell table:formula="of:=[.E31]*[.C31]" office:value-type="float" office:value="-6407.72727272727">
            <text:p>-6407.7272727273</text:p>
          </table:table-cell>
          <table:table-cell table:formula="of:=[.E31]^2" office:value-type="float" office:value="1018264.46280992">
            <text:p>1018264.46280992</text:p>
          </table:table-cell>
          <table:table-cell table:formula="of:=( [.C31] - ([.$L$19]*[.B31] +[.$N$19]) )^2" office:value-type="float" office:value="0.179944768058626">
            <text:p>0.1799447681</text:p>
          </table:table-cell>
          <table:table-cell table:number-columns-repeated="7"/>
        </table:table-row>
        <table:table-row table:style-name="ro2">
          <table:table-cell table:formula="of:=IF ( MOD(ROW([.C32]);[.$M$2]) &lt;&gt; 0; MOD(ROW([.C32]);[.$M$2]);[.$M$2])" office:value-type="float" office:value="2">
            <text:p>2</text:p>
          </table:table-cell>
          <table:table-cell table:formula="of:= INDIRECT( &quot;R&quot; &amp; (FLOOR((ROW([.A32]) -1)/[.$M$2];1) +5) &amp; &quot;C1&quot;;0)" office:value-type="float" office:value="250">
            <text:p>250</text:p>
          </table:table-cell>
          <table:table-cell table:formula="of:=VLOOKUP([.$B32];[.$A$7:.$K$17];[.$A32] +1)" office:value-type="float" office:value="5.87">
            <text:p>5.87</text:p>
          </table:table-cell>
          <table:table-cell table:formula="of:=VLOOKUP([.B32];[.$A$7:.$O$17];13)" office:value-type="float" office:value="0.145525866352954">
            <text:p>0.1455258664</text:p>
          </table:table-cell>
          <table:table-cell table:formula="of:=[.B32] - [.$F$19]" office:value-type="float" office:value="-1009.09090909091">
            <text:p>-1009.0909090909</text:p>
          </table:table-cell>
          <table:table-cell table:formula="of:=[.E32]*[.C32]" office:value-type="float" office:value="-5923.36363636364">
            <text:p>-5923.3636363636</text:p>
          </table:table-cell>
          <table:table-cell table:formula="of:=[.E32]^2" office:value-type="float" office:value="1018264.46280992">
            <text:p>1018264.46280992</text:p>
          </table:table-cell>
          <table:table-cell table:formula="of:=( [.C32] - ([.$L$19]*[.B32] +[.$N$19]) )^2" office:value-type="float" office:value="0.00311375469786818">
            <text:p>0.0031137547</text:p>
          </table:table-cell>
          <table:table-cell table:number-columns-repeated="7"/>
        </table:table-row>
        <table:table-row table:style-name="ro2">
          <table:table-cell table:formula="of:=IF ( MOD(ROW([.C33]);[.$M$2]) &lt;&gt; 0; MOD(ROW([.C33]);[.$M$2]);[.$M$2])" office:value-type="float" office:value="3">
            <text:p>3</text:p>
          </table:table-cell>
          <table:table-cell table:formula="of:= INDIRECT( &quot;R&quot; &amp; (FLOOR((ROW([.A33]) -1)/[.$M$2];1) +5) &amp; &quot;C1&quot;;0)" office:value-type="float" office:value="250">
            <text:p>250</text:p>
          </table:table-cell>
          <table:table-cell table:formula="of:=VLOOKUP([.$B33];[.$A$7:.$K$17];[.$A33] +1)" office:value-type="float" office:value="5.88">
            <text:p>5.88</text:p>
          </table:table-cell>
          <table:table-cell table:formula="of:=VLOOKUP([.B33];[.$A$7:.$O$17];13)" office:value-type="float" office:value="0.145525866352954">
            <text:p>0.1455258664</text:p>
          </table:table-cell>
          <table:table-cell table:formula="of:=[.B33] - [.$F$19]" office:value-type="float" office:value="-1009.09090909091">
            <text:p>-1009.0909090909</text:p>
          </table:table-cell>
          <table:table-cell table:formula="of:=[.E33]*[.C33]" office:value-type="float" office:value="-5933.45454545455">
            <text:p>-5933.4545454546</text:p>
          </table:table-cell>
          <table:table-cell table:formula="of:=[.E33]^2" office:value-type="float" office:value="1018264.46280992">
            <text:p>1018264.46280992</text:p>
          </table:table-cell>
          <table:table-cell table:formula="of:=( [.C33] - ([.$L$19]*[.B33] +[.$N$19]) )^2" office:value-type="float" office:value="0.00209773414288399">
            <text:p>0.0020977341</text:p>
          </table:table-cell>
          <table:table-cell table:number-columns-repeated="7"/>
        </table:table-row>
        <table:table-row table:style-name="ro2">
          <table:table-cell table:formula="of:=IF ( MOD(ROW([.C34]);[.$M$2]) &lt;&gt; 0; MOD(ROW([.C34]);[.$M$2]);[.$M$2])" office:value-type="float" office:value="4">
            <text:p>4</text:p>
          </table:table-cell>
          <table:table-cell table:formula="of:= INDIRECT( &quot;R&quot; &amp; (FLOOR((ROW([.A34]) -1)/[.$M$2];1) +5) &amp; &quot;C1&quot;;0)" office:value-type="float" office:value="250">
            <text:p>250</text:p>
          </table:table-cell>
          <table:table-cell table:formula="of:=VLOOKUP([.$B34];[.$A$7:.$K$17];[.$A34] +1)" office:value-type="float" office:value="5.89">
            <text:p>5.89</text:p>
          </table:table-cell>
          <table:table-cell table:formula="of:=VLOOKUP([.B34];[.$A$7:.$O$17];13)" office:value-type="float" office:value="0.145525866352954">
            <text:p>0.1455258664</text:p>
          </table:table-cell>
          <table:table-cell table:formula="of:=[.B34] - [.$F$19]" office:value-type="float" office:value="-1009.09090909091">
            <text:p>-1009.0909090909</text:p>
          </table:table-cell>
          <table:table-cell table:formula="of:=[.E34]*[.C34]" office:value-type="float" office:value="-5943.54545454545">
            <text:p>-5943.5454545455</text:p>
          </table:table-cell>
          <table:table-cell table:formula="of:=[.E34]^2" office:value-type="float" office:value="1018264.46280992">
            <text:p>1018264.46280992</text:p>
          </table:table-cell>
          <table:table-cell table:formula="of:=( [.C34] - ([.$L$19]*[.B34] +[.$N$19]) )^2" office:value-type="float" office:value="0.00128171358789978">
            <text:p>0.0012817136</text:p>
          </table:table-cell>
          <table:table-cell table:number-columns-repeated="7"/>
        </table:table-row>
        <table:table-row table:style-name="ro2">
          <table:table-cell table:formula="of:=IF ( MOD(ROW([.C35]);[.$M$2]) &lt;&gt; 0; MOD(ROW([.C35]);[.$M$2]);[.$M$2])" office:value-type="float" office:value="5">
            <text:p>5</text:p>
          </table:table-cell>
          <table:table-cell table:formula="of:= INDIRECT( &quot;R&quot; &amp; (FLOOR((ROW([.A35]) -1)/[.$M$2];1) +5) &amp; &quot;C1&quot;;0)" office:value-type="float" office:value="250">
            <text:p>250</text:p>
          </table:table-cell>
          <table:table-cell table:formula="of:=VLOOKUP([.$B35];[.$A$7:.$K$17];[.$A35] +1)" office:value-type="float" office:value="5.94">
            <text:p>5.94</text:p>
          </table:table-cell>
          <table:table-cell table:formula="of:=VLOOKUP([.B35];[.$A$7:.$O$17];13)" office:value-type="float" office:value="0.145525866352954">
            <text:p>0.1455258664</text:p>
          </table:table-cell>
          <table:table-cell table:formula="of:=[.B35] - [.$F$19]" office:value-type="float" office:value="-1009.09090909091">
            <text:p>-1009.0909090909</text:p>
          </table:table-cell>
          <table:table-cell table:formula="of:=[.E35]*[.C35]" office:value-type="float" office:value="-5994">
            <text:p>-5994</text:p>
          </table:table-cell>
          <table:table-cell table:formula="of:=[.E35]^2" office:value-type="float" office:value="1018264.46280992">
            <text:p>1018264.46280992</text:p>
          </table:table-cell>
          <table:table-cell table:formula="of:=( [.C35] - ([.$L$19]*[.B35] +[.$N$19]) )^2" office:value-type="float" office:value="0.000201610812978693">
            <text:p>0.0002016108</text:p>
          </table:table-cell>
          <table:table-cell table:number-columns-repeated="7"/>
        </table:table-row>
        <table:table-row table:style-name="ro2">
          <table:table-cell table:formula="of:=IF ( MOD(ROW([.C36]);[.$M$2]) &lt;&gt; 0; MOD(ROW([.C36]);[.$M$2]);[.$M$2])" office:value-type="float" office:value="6">
            <text:p>6</text:p>
          </table:table-cell>
          <table:table-cell table:formula="of:= INDIRECT( &quot;R&quot; &amp; (FLOOR((ROW([.A36]) -1)/[.$M$2];1) +5) &amp; &quot;C1&quot;;0)" office:value-type="float" office:value="250">
            <text:p>250</text:p>
          </table:table-cell>
          <table:table-cell table:formula="of:=VLOOKUP([.$B36];[.$A$7:.$K$17];[.$A36] +1)" office:value-type="float" office:value="5.89">
            <text:p>5.89</text:p>
          </table:table-cell>
          <table:table-cell table:formula="of:=VLOOKUP([.B36];[.$A$7:.$O$17];13)" office:value-type="float" office:value="0.145525866352954">
            <text:p>0.1455258664</text:p>
          </table:table-cell>
          <table:table-cell table:formula="of:=[.B36] - [.$F$19]" office:value-type="float" office:value="-1009.09090909091">
            <text:p>-1009.0909090909</text:p>
          </table:table-cell>
          <table:table-cell table:formula="of:=[.E36]*[.C36]" office:value-type="float" office:value="-5943.54545454545">
            <text:p>-5943.5454545455</text:p>
          </table:table-cell>
          <table:table-cell table:formula="of:=[.E36]^2" office:value-type="float" office:value="1018264.46280992">
            <text:p>1018264.46280992</text:p>
          </table:table-cell>
          <table:table-cell table:formula="of:=( [.C36] - ([.$L$19]*[.B36] +[.$N$19]) )^2" office:value-type="float" office:value="0.00128171358789978">
            <text:p>0.0012817136</text:p>
          </table:table-cell>
          <table:table-cell table:number-columns-repeated="7"/>
        </table:table-row>
        <table:table-row table:style-name="ro2">
          <table:table-cell table:formula="of:=IF ( MOD(ROW([.C37]);[.$M$2]) &lt;&gt; 0; MOD(ROW([.C37]);[.$M$2]);[.$M$2])" office:value-type="float" office:value="7">
            <text:p>7</text:p>
          </table:table-cell>
          <table:table-cell table:formula="of:= INDIRECT( &quot;R&quot; &amp; (FLOOR((ROW([.A37]) -1)/[.$M$2];1) +5) &amp; &quot;C1&quot;;0)" office:value-type="float" office:value="250">
            <text:p>250</text:p>
          </table:table-cell>
          <table:table-cell table:formula="of:=VLOOKUP([.$B37];[.$A$7:.$K$17];[.$A37] +1)" office:value-type="float" office:value="5.88">
            <text:p>5.88</text:p>
          </table:table-cell>
          <table:table-cell table:formula="of:=VLOOKUP([.B37];[.$A$7:.$O$17];13)" office:value-type="float" office:value="0.145525866352954">
            <text:p>0.1455258664</text:p>
          </table:table-cell>
          <table:table-cell table:formula="of:=[.B37] - [.$F$19]" office:value-type="float" office:value="-1009.09090909091">
            <text:p>-1009.0909090909</text:p>
          </table:table-cell>
          <table:table-cell table:formula="of:=[.E37]*[.C37]" office:value-type="float" office:value="-5933.45454545455">
            <text:p>-5933.4545454546</text:p>
          </table:table-cell>
          <table:table-cell table:formula="of:=[.E37]^2" office:value-type="float" office:value="1018264.46280992">
            <text:p>1018264.46280992</text:p>
          </table:table-cell>
          <table:table-cell table:formula="of:=( [.C37] - ([.$L$19]*[.B37] +[.$N$19]) )^2" office:value-type="float" office:value="0.00209773414288399">
            <text:p>0.0020977341</text:p>
          </table:table-cell>
          <table:table-cell table:number-columns-repeated="7"/>
        </table:table-row>
        <table:table-row table:style-name="ro2">
          <table:table-cell table:formula="of:=IF ( MOD(ROW([.C38]);[.$M$2]) &lt;&gt; 0; MOD(ROW([.C38]);[.$M$2]);[.$M$2])" office:value-type="float" office:value="8">
            <text:p>8</text:p>
          </table:table-cell>
          <table:table-cell table:formula="of:= INDIRECT( &quot;R&quot; &amp; (FLOOR((ROW([.A38]) -1)/[.$M$2];1) +5) &amp; &quot;C1&quot;;0)" office:value-type="float" office:value="250">
            <text:p>250</text:p>
          </table:table-cell>
          <table:table-cell table:formula="of:=VLOOKUP([.$B38];[.$A$7:.$K$17];[.$A38] +1)" office:value-type="float" office:value="5.92">
            <text:p>5.92</text:p>
          </table:table-cell>
          <table:table-cell table:formula="of:=VLOOKUP([.B38];[.$A$7:.$O$17];13)" office:value-type="float" office:value="0.145525866352954">
            <text:p>0.1455258664</text:p>
          </table:table-cell>
          <table:table-cell table:formula="of:=[.B38] - [.$F$19]" office:value-type="float" office:value="-1009.09090909091">
            <text:p>-1009.0909090909</text:p>
          </table:table-cell>
          <table:table-cell table:formula="of:=[.E38]*[.C38]" office:value-type="float" office:value="-5973.81818181818">
            <text:p>-5973.8181818182</text:p>
          </table:table-cell>
          <table:table-cell table:formula="of:=[.E38]^2" office:value-type="float" office:value="1018264.46280992">
            <text:p>1018264.46280992</text:p>
          </table:table-cell>
          <table:table-cell table:formula="of:=( [.C38] - ([.$L$19]*[.B38] +[.$N$19]) )^2" office:value-type="float" office:value="0.0000336519229471146">
            <text:p>3.36519229471146E-005</text:p>
          </table:table-cell>
          <table:table-cell table:number-columns-repeated="7"/>
        </table:table-row>
        <table:table-row table:style-name="ro2">
          <table:table-cell table:formula="of:=IF ( MOD(ROW([.C39]);[.$M$2]) &lt;&gt; 0; MOD(ROW([.C39]);[.$M$2]);[.$M$2])" office:value-type="float" office:value="9">
            <text:p>9</text:p>
          </table:table-cell>
          <table:table-cell table:formula="of:= INDIRECT( &quot;R&quot; &amp; (FLOOR((ROW([.A39]) -1)/[.$M$2];1) +5) &amp; &quot;C1&quot;;0)" office:value-type="float" office:value="250">
            <text:p>250</text:p>
          </table:table-cell>
          <table:table-cell table:formula="of:=VLOOKUP([.$B39];[.$A$7:.$K$17];[.$A39] +1)" office:value-type="float" office:value="5.89">
            <text:p>5.89</text:p>
          </table:table-cell>
          <table:table-cell table:formula="of:=VLOOKUP([.B39];[.$A$7:.$O$17];13)" office:value-type="float" office:value="0.145525866352954">
            <text:p>0.1455258664</text:p>
          </table:table-cell>
          <table:table-cell table:formula="of:=[.B39] - [.$F$19]" office:value-type="float" office:value="-1009.09090909091">
            <text:p>-1009.0909090909</text:p>
          </table:table-cell>
          <table:table-cell table:formula="of:=[.E39]*[.C39]" office:value-type="float" office:value="-5943.54545454545">
            <text:p>-5943.5454545455</text:p>
          </table:table-cell>
          <table:table-cell table:formula="of:=[.E39]^2" office:value-type="float" office:value="1018264.46280992">
            <text:p>1018264.46280992</text:p>
          </table:table-cell>
          <table:table-cell table:formula="of:=( [.C39] - ([.$L$19]*[.B39] +[.$N$19]) )^2" office:value-type="float" office:value="0.00128171358789978">
            <text:p>0.0012817136</text:p>
          </table:table-cell>
          <table:table-cell table:number-columns-repeated="7"/>
        </table:table-row>
        <table:table-row table:style-name="ro2">
          <table:table-cell table:formula="of:=IF ( MOD(ROW([.C40]);[.$M$2]) &lt;&gt; 0; MOD(ROW([.C40]);[.$M$2]);[.$M$2])" office:value-type="float" office:value="10">
            <text:p>10</text:p>
          </table:table-cell>
          <table:table-cell table:formula="of:= INDIRECT( &quot;R&quot; &amp; (FLOOR((ROW([.A40]) -1)/[.$M$2];1) +5) &amp; &quot;C1&quot;;0)" office:value-type="float" office:value="250">
            <text:p>250</text:p>
          </table:table-cell>
          <table:table-cell table:formula="of:=VLOOKUP([.$B40];[.$A$7:.$K$17];[.$A40] +1)" office:value-type="float" office:value="5.89">
            <text:p>5.89</text:p>
          </table:table-cell>
          <table:table-cell table:formula="of:=VLOOKUP([.B40];[.$A$7:.$O$17];13)" office:value-type="float" office:value="0.145525866352954">
            <text:p>0.1455258664</text:p>
          </table:table-cell>
          <table:table-cell table:formula="of:=[.B40] - [.$F$19]" office:value-type="float" office:value="-1009.09090909091">
            <text:p>-1009.0909090909</text:p>
          </table:table-cell>
          <table:table-cell table:formula="of:=[.E40]*[.C40]" office:value-type="float" office:value="-5943.54545454545">
            <text:p>-5943.5454545455</text:p>
          </table:table-cell>
          <table:table-cell table:formula="of:=[.E40]^2" office:value-type="float" office:value="1018264.46280992">
            <text:p>1018264.46280992</text:p>
          </table:table-cell>
          <table:table-cell table:formula="of:=( [.C40] - ([.$L$19]*[.B40] +[.$N$19]) )^2" office:value-type="float" office:value="0.00128171358789978">
            <text:p>0.0012817136</text:p>
          </table:table-cell>
          <table:table-cell table:number-columns-repeated="7"/>
        </table:table-row>
        <table:table-row table:style-name="ro2">
          <table:table-cell table:formula="of:=IF ( MOD(ROW([.C41]);[.$M$2]) &lt;&gt; 0; MOD(ROW([.C41]);[.$M$2]);[.$M$2])" office:value-type="float" office:value="1">
            <text:p>1</text:p>
          </table:table-cell>
          <table:table-cell table:formula="of:= INDIRECT( &quot;R&quot; &amp; (FLOOR((ROW([.A41]) -1)/[.$M$2];1) +5) &amp; &quot;C1&quot;;0)" office:value-type="float" office:value="500">
            <text:p>500</text:p>
          </table:table-cell>
          <table:table-cell table:formula="of:=VLOOKUP([.$B41];[.$A$7:.$K$17];[.$A41] +1)" office:value-type="float" office:value="11.77">
            <text:p>11.77</text:p>
          </table:table-cell>
          <table:table-cell table:formula="of:=VLOOKUP([.B41];[.$A$7:.$O$17];13)" office:value-type="float" office:value="0.0131656117720877">
            <text:p>0.0131656118</text:p>
          </table:table-cell>
          <table:table-cell table:formula="of:=[.B41] - [.$F$19]" office:value-type="float" office:value="-759.090909090909">
            <text:p>-759.0909090909</text:p>
          </table:table-cell>
          <table:table-cell table:formula="of:=[.E41]*[.C41]" office:value-type="float" office:value="-8934.5">
            <text:p>-8934.5</text:p>
          </table:table-cell>
          <table:table-cell table:formula="of:=[.E41]^2" office:value-type="float" office:value="576219.008264463">
            <text:p>576219.008264463</text:p>
          </table:table-cell>
          <table:table-cell table:formula="of:=( [.C41] - ([.$L$19]*[.B41] +[.$N$19]) )^2" office:value-type="float" office:value="0.00376054658927691">
            <text:p>0.0037605466</text:p>
          </table:table-cell>
          <table:table-cell table:number-columns-repeated="7"/>
        </table:table-row>
        <table:table-row table:style-name="ro2">
          <table:table-cell table:formula="of:=IF ( MOD(ROW([.C42]);[.$M$2]) &lt;&gt; 0; MOD(ROW([.C42]);[.$M$2]);[.$M$2])" office:value-type="float" office:value="2">
            <text:p>2</text:p>
          </table:table-cell>
          <table:table-cell table:formula="of:= INDIRECT( &quot;R&quot; &amp; (FLOOR((ROW([.A42]) -1)/[.$M$2];1) +5) &amp; &quot;C1&quot;;0)" office:value-type="float" office:value="500">
            <text:p>500</text:p>
          </table:table-cell>
          <table:table-cell table:formula="of:=VLOOKUP([.$B42];[.$A$7:.$K$17];[.$A42] +1)" office:value-type="float" office:value="11.79">
            <text:p>11.79</text:p>
          </table:table-cell>
          <table:table-cell table:formula="of:=VLOOKUP([.B42];[.$A$7:.$O$17];13)" office:value-type="float" office:value="0.0131656117720877">
            <text:p>0.0131656118</text:p>
          </table:table-cell>
          <table:table-cell table:formula="of:=[.B42] - [.$F$19]" office:value-type="float" office:value="-759.090909090909">
            <text:p>-759.0909090909</text:p>
          </table:table-cell>
          <table:table-cell table:formula="of:=[.E42]*[.C42]" office:value-type="float" office:value="-8949.68181818182">
            <text:p>-8949.6818181818</text:p>
          </table:table-cell>
          <table:table-cell table:formula="of:=[.E42]^2" office:value-type="float" office:value="576219.008264463">
            <text:p>576219.008264463</text:p>
          </table:table-cell>
          <table:table-cell table:formula="of:=( [.C42] - ([.$L$19]*[.B42] +[.$N$19]) )^2" office:value-type="float" office:value="0.00170761476330969">
            <text:p>0.0017076148</text:p>
          </table:table-cell>
          <table:table-cell table:number-columns-repeated="7"/>
        </table:table-row>
        <table:table-row table:style-name="ro2">
          <table:table-cell table:formula="of:=IF ( MOD(ROW([.C43]);[.$M$2]) &lt;&gt; 0; MOD(ROW([.C43]);[.$M$2]);[.$M$2])" office:value-type="float" office:value="3">
            <text:p>3</text:p>
          </table:table-cell>
          <table:table-cell table:formula="of:= INDIRECT( &quot;R&quot; &amp; (FLOOR((ROW([.A43]) -1)/[.$M$2];1) +5) &amp; &quot;C1&quot;;0)" office:value-type="float" office:value="500">
            <text:p>500</text:p>
          </table:table-cell>
          <table:table-cell table:formula="of:=VLOOKUP([.$B43];[.$A$7:.$K$17];[.$A43] +1)" office:value-type="float" office:value="11.79">
            <text:p>11.79</text:p>
          </table:table-cell>
          <table:table-cell table:formula="of:=VLOOKUP([.B43];[.$A$7:.$O$17];13)" office:value-type="float" office:value="0.0131656117720877">
            <text:p>0.0131656118</text:p>
          </table:table-cell>
          <table:table-cell table:formula="of:=[.B43] - [.$F$19]" office:value-type="float" office:value="-759.090909090909">
            <text:p>-759.0909090909</text:p>
          </table:table-cell>
          <table:table-cell table:formula="of:=[.E43]*[.C43]" office:value-type="float" office:value="-8949.68181818182">
            <text:p>-8949.6818181818</text:p>
          </table:table-cell>
          <table:table-cell table:formula="of:=[.E43]^2" office:value-type="float" office:value="576219.008264463">
            <text:p>576219.008264463</text:p>
          </table:table-cell>
          <table:table-cell table:formula="of:=( [.C43] - ([.$L$19]*[.B43] +[.$N$19]) )^2" office:value-type="float" office:value="0.00170761476330969">
            <text:p>0.0017076148</text:p>
          </table:table-cell>
          <table:table-cell table:number-columns-repeated="7"/>
        </table:table-row>
        <table:table-row table:style-name="ro2">
          <table:table-cell table:formula="of:=IF ( MOD(ROW([.C44]);[.$M$2]) &lt;&gt; 0; MOD(ROW([.C44]);[.$M$2]);[.$M$2])" office:value-type="float" office:value="4">
            <text:p>4</text:p>
          </table:table-cell>
          <table:table-cell table:formula="of:= INDIRECT( &quot;R&quot; &amp; (FLOOR((ROW([.A44]) -1)/[.$M$2];1) +5) &amp; &quot;C1&quot;;0)" office:value-type="float" office:value="500">
            <text:p>500</text:p>
          </table:table-cell>
          <table:table-cell table:formula="of:=VLOOKUP([.$B44];[.$A$7:.$K$17];[.$A44] +1)" office:value-type="float" office:value="11.77">
            <text:p>11.77</text:p>
          </table:table-cell>
          <table:table-cell table:formula="of:=VLOOKUP([.B44];[.$A$7:.$O$17];13)" office:value-type="float" office:value="0.0131656117720877">
            <text:p>0.0131656118</text:p>
          </table:table-cell>
          <table:table-cell table:formula="of:=[.B44] - [.$F$19]" office:value-type="float" office:value="-759.090909090909">
            <text:p>-759.0909090909</text:p>
          </table:table-cell>
          <table:table-cell table:formula="of:=[.E44]*[.C44]" office:value-type="float" office:value="-8934.5">
            <text:p>-8934.5</text:p>
          </table:table-cell>
          <table:table-cell table:formula="of:=[.E44]^2" office:value-type="float" office:value="576219.008264463">
            <text:p>576219.008264463</text:p>
          </table:table-cell>
          <table:table-cell table:formula="of:=( [.C44] - ([.$L$19]*[.B44] +[.$N$19]) )^2" office:value-type="float" office:value="0.00376054658927691">
            <text:p>0.0037605466</text:p>
          </table:table-cell>
          <table:table-cell table:number-columns-repeated="7"/>
        </table:table-row>
        <table:table-row table:style-name="ro2">
          <table:table-cell table:formula="of:=IF ( MOD(ROW([.C45]);[.$M$2]) &lt;&gt; 0; MOD(ROW([.C45]);[.$M$2]);[.$M$2])" office:value-type="float" office:value="5">
            <text:p>5</text:p>
          </table:table-cell>
          <table:table-cell table:formula="of:= INDIRECT( &quot;R&quot; &amp; (FLOOR((ROW([.A45]) -1)/[.$M$2];1) +5) &amp; &quot;C1&quot;;0)" office:value-type="float" office:value="500">
            <text:p>500</text:p>
          </table:table-cell>
          <table:table-cell table:formula="of:=VLOOKUP([.$B45];[.$A$7:.$K$17];[.$A45] +1)" office:value-type="float" office:value="11.77">
            <text:p>11.77</text:p>
          </table:table-cell>
          <table:table-cell table:formula="of:=VLOOKUP([.B45];[.$A$7:.$O$17];13)" office:value-type="float" office:value="0.0131656117720877">
            <text:p>0.0131656118</text:p>
          </table:table-cell>
          <table:table-cell table:formula="of:=[.B45] - [.$F$19]" office:value-type="float" office:value="-759.090909090909">
            <text:p>-759.0909090909</text:p>
          </table:table-cell>
          <table:table-cell table:formula="of:=[.E45]*[.C45]" office:value-type="float" office:value="-8934.5">
            <text:p>-8934.5</text:p>
          </table:table-cell>
          <table:table-cell table:formula="of:=[.E45]^2" office:value-type="float" office:value="576219.008264463">
            <text:p>576219.008264463</text:p>
          </table:table-cell>
          <table:table-cell table:formula="of:=( [.C45] - ([.$L$19]*[.B45] +[.$N$19]) )^2" office:value-type="float" office:value="0.00376054658927691">
            <text:p>0.0037605466</text:p>
          </table:table-cell>
          <table:table-cell table:number-columns-repeated="7"/>
        </table:table-row>
        <table:table-row table:style-name="ro2">
          <table:table-cell table:formula="of:=IF ( MOD(ROW([.C46]);[.$M$2]) &lt;&gt; 0; MOD(ROW([.C46]);[.$M$2]);[.$M$2])" office:value-type="float" office:value="6">
            <text:p>6</text:p>
          </table:table-cell>
          <table:table-cell table:formula="of:= INDIRECT( &quot;R&quot; &amp; (FLOOR((ROW([.A46]) -1)/[.$M$2];1) +5) &amp; &quot;C1&quot;;0)" office:value-type="float" office:value="500">
            <text:p>500</text:p>
          </table:table-cell>
          <table:table-cell table:formula="of:=VLOOKUP([.$B46];[.$A$7:.$K$17];[.$A46] +1)" office:value-type="float" office:value="11.79">
            <text:p>11.79</text:p>
          </table:table-cell>
          <table:table-cell table:formula="of:=VLOOKUP([.B46];[.$A$7:.$O$17];13)" office:value-type="float" office:value="0.0131656117720877">
            <text:p>0.0131656118</text:p>
          </table:table-cell>
          <table:table-cell table:formula="of:=[.B46] - [.$F$19]" office:value-type="float" office:value="-759.090909090909">
            <text:p>-759.0909090909</text:p>
          </table:table-cell>
          <table:table-cell table:formula="of:=[.E46]*[.C46]" office:value-type="float" office:value="-8949.68181818182">
            <text:p>-8949.6818181818</text:p>
          </table:table-cell>
          <table:table-cell table:formula="of:=[.E46]^2" office:value-type="float" office:value="576219.008264463">
            <text:p>576219.008264463</text:p>
          </table:table-cell>
          <table:table-cell table:formula="of:=( [.C46] - ([.$L$19]*[.B46] +[.$N$19]) )^2" office:value-type="float" office:value="0.00170761476330969">
            <text:p>0.0017076148</text:p>
          </table:table-cell>
          <table:table-cell table:number-columns-repeated="7"/>
        </table:table-row>
        <table:table-row table:style-name="ro2">
          <table:table-cell table:formula="of:=IF ( MOD(ROW([.C47]);[.$M$2]) &lt;&gt; 0; MOD(ROW([.C47]);[.$M$2]);[.$M$2])" office:value-type="float" office:value="7">
            <text:p>7</text:p>
          </table:table-cell>
          <table:table-cell table:formula="of:= INDIRECT( &quot;R&quot; &amp; (FLOOR((ROW([.A47]) -1)/[.$M$2];1) +5) &amp; &quot;C1&quot;;0)" office:value-type="float" office:value="500">
            <text:p>500</text:p>
          </table:table-cell>
          <table:table-cell table:formula="of:=VLOOKUP([.$B47];[.$A$7:.$K$17];[.$A47] +1)" office:value-type="float" office:value="11.79">
            <text:p>11.79</text:p>
          </table:table-cell>
          <table:table-cell table:formula="of:=VLOOKUP([.B47];[.$A$7:.$O$17];13)" office:value-type="float" office:value="0.0131656117720877">
            <text:p>0.0131656118</text:p>
          </table:table-cell>
          <table:table-cell table:formula="of:=[.B47] - [.$F$19]" office:value-type="float" office:value="-759.090909090909">
            <text:p>-759.0909090909</text:p>
          </table:table-cell>
          <table:table-cell table:formula="of:=[.E47]*[.C47]" office:value-type="float" office:value="-8949.68181818182">
            <text:p>-8949.6818181818</text:p>
          </table:table-cell>
          <table:table-cell table:formula="of:=[.E47]^2" office:value-type="float" office:value="576219.008264463">
            <text:p>576219.008264463</text:p>
          </table:table-cell>
          <table:table-cell table:formula="of:=( [.C47] - ([.$L$19]*[.B47] +[.$N$19]) )^2" office:value-type="float" office:value="0.00170761476330969">
            <text:p>0.0017076148</text:p>
          </table:table-cell>
          <table:table-cell table:number-columns-repeated="7"/>
        </table:table-row>
        <table:table-row table:style-name="ro2">
          <table:table-cell table:formula="of:=IF ( MOD(ROW([.C48]);[.$M$2]) &lt;&gt; 0; MOD(ROW([.C48]);[.$M$2]);[.$M$2])" office:value-type="float" office:value="8">
            <text:p>8</text:p>
          </table:table-cell>
          <table:table-cell table:formula="of:= INDIRECT( &quot;R&quot; &amp; (FLOOR((ROW([.A48]) -1)/[.$M$2];1) +5) &amp; &quot;C1&quot;;0)" office:value-type="float" office:value="500">
            <text:p>500</text:p>
          </table:table-cell>
          <table:table-cell table:formula="of:=VLOOKUP([.$B48];[.$A$7:.$K$17];[.$A48] +1)" office:value-type="float" office:value="11.8">
            <text:p>11.8</text:p>
          </table:table-cell>
          <table:table-cell table:formula="of:=VLOOKUP([.B48];[.$A$7:.$O$17];13)" office:value-type="float" office:value="0.0131656117720877">
            <text:p>0.0131656118</text:p>
          </table:table-cell>
          <table:table-cell table:formula="of:=[.B48] - [.$F$19]" office:value-type="float" office:value="-759.090909090909">
            <text:p>-759.0909090909</text:p>
          </table:table-cell>
          <table:table-cell table:formula="of:=[.E48]*[.C48]" office:value-type="float" office:value="-8957.27272727273">
            <text:p>-8957.2727272727</text:p>
          </table:table-cell>
          <table:table-cell table:formula="of:=[.E48]^2" office:value-type="float" office:value="576219.008264463">
            <text:p>576219.008264463</text:p>
          </table:table-cell>
          <table:table-cell table:formula="of:=( [.C48] - ([.$L$19]*[.B48] +[.$N$19]) )^2" office:value-type="float" office:value="0.000981148850325954">
            <text:p>0.0009811489</text:p>
          </table:table-cell>
          <table:table-cell table:number-columns-repeated="7"/>
        </table:table-row>
        <table:table-row table:style-name="ro2">
          <table:table-cell table:formula="of:=IF ( MOD(ROW([.C49]);[.$M$2]) &lt;&gt; 0; MOD(ROW([.C49]);[.$M$2]);[.$M$2])" office:value-type="float" office:value="9">
            <text:p>9</text:p>
          </table:table-cell>
          <table:table-cell table:formula="of:= INDIRECT( &quot;R&quot; &amp; (FLOOR((ROW([.A49]) -1)/[.$M$2];1) +5) &amp; &quot;C1&quot;;0)" office:value-type="float" office:value="500">
            <text:p>500</text:p>
          </table:table-cell>
          <table:table-cell table:formula="of:=VLOOKUP([.$B49];[.$A$7:.$K$17];[.$A49] +1)" office:value-type="float" office:value="11.76">
            <text:p>11.76</text:p>
          </table:table-cell>
          <table:table-cell table:formula="of:=VLOOKUP([.B49];[.$A$7:.$O$17];13)" office:value-type="float" office:value="0.0131656117720877">
            <text:p>0.0131656118</text:p>
          </table:table-cell>
          <table:table-cell table:formula="of:=[.B49] - [.$F$19]" office:value-type="float" office:value="-759.090909090909">
            <text:p>-759.0909090909</text:p>
          </table:table-cell>
          <table:table-cell table:formula="of:=[.E49]*[.C49]" office:value-type="float" office:value="-8926.90909090909">
            <text:p>-8926.9090909091</text:p>
          </table:table-cell>
          <table:table-cell table:formula="of:=[.E49]^2" office:value-type="float" office:value="576219.008264463">
            <text:p>576219.008264463</text:p>
          </table:table-cell>
          <table:table-cell table:formula="of:=( [.C49] - ([.$L$19]*[.B49] +[.$N$19]) )^2" office:value-type="float" office:value="0.0050870125022605">
            <text:p>0.0050870125</text:p>
          </table:table-cell>
          <table:table-cell table:number-columns-repeated="7"/>
        </table:table-row>
        <table:table-row table:style-name="ro2">
          <table:table-cell table:formula="of:=IF ( MOD(ROW([.C50]);[.$M$2]) &lt;&gt; 0; MOD(ROW([.C50]);[.$M$2]);[.$M$2])" office:value-type="float" office:value="10">
            <text:p>10</text:p>
          </table:table-cell>
          <table:table-cell table:formula="of:= INDIRECT( &quot;R&quot; &amp; (FLOOR((ROW([.A50]) -1)/[.$M$2];1) +5) &amp; &quot;C1&quot;;0)" office:value-type="float" office:value="500">
            <text:p>500</text:p>
          </table:table-cell>
          <table:table-cell table:formula="of:=VLOOKUP([.$B50];[.$A$7:.$K$17];[.$A50] +1)" office:value-type="float" office:value="11.79">
            <text:p>11.79</text:p>
          </table:table-cell>
          <table:table-cell table:formula="of:=VLOOKUP([.B50];[.$A$7:.$O$17];13)" office:value-type="float" office:value="0.0131656117720877">
            <text:p>0.0131656118</text:p>
          </table:table-cell>
          <table:table-cell table:formula="of:=[.B50] - [.$F$19]" office:value-type="float" office:value="-759.090909090909">
            <text:p>-759.0909090909</text:p>
          </table:table-cell>
          <table:table-cell table:formula="of:=[.E50]*[.C50]" office:value-type="float" office:value="-8949.68181818182">
            <text:p>-8949.6818181818</text:p>
          </table:table-cell>
          <table:table-cell table:formula="of:=[.E50]^2" office:value-type="float" office:value="576219.008264463">
            <text:p>576219.008264463</text:p>
          </table:table-cell>
          <table:table-cell table:formula="of:=( [.C50] - ([.$L$19]*[.B50] +[.$N$19]) )^2" office:value-type="float" office:value="0.00170761476330969">
            <text:p>0.0017076148</text:p>
          </table:table-cell>
          <table:table-cell table:number-columns-repeated="7"/>
        </table:table-row>
        <table:table-row table:style-name="ro2">
          <table:table-cell table:formula="of:=IF ( MOD(ROW([.C51]);[.$M$2]) &lt;&gt; 0; MOD(ROW([.C51]);[.$M$2]);[.$M$2])" office:value-type="float" office:value="1">
            <text:p>1</text:p>
          </table:table-cell>
          <table:table-cell table:formula="of:= INDIRECT( &quot;R&quot; &amp; (FLOOR((ROW([.A51]) -1)/[.$M$2];1) +5) &amp; &quot;C1&quot;;0)" office:value-type="float" office:value="750">
            <text:p>750</text:p>
          </table:table-cell>
          <table:table-cell table:formula="of:=VLOOKUP([.$B51];[.$A$7:.$K$17];[.$A51] +1)" office:value-type="float" office:value="17.86">
            <text:p>17.86</text:p>
          </table:table-cell>
          <table:table-cell table:formula="of:=VLOOKUP([.B51];[.$A$7:.$O$17];13)" office:value-type="float" office:value="0.171412433102801">
            <text:p>0.1714124331</text:p>
          </table:table-cell>
          <table:table-cell table:formula="of:=[.B51] - [.$F$19]" office:value-type="float" office:value="-509.090909090909">
            <text:p>-509.0909090909</text:p>
          </table:table-cell>
          <table:table-cell table:formula="of:=[.E51]*[.C51]" office:value-type="float" office:value="-9092.36363636363">
            <text:p>-9092.3636363636</text:p>
          </table:table-cell>
          <table:table-cell table:formula="of:=[.E51]^2" office:value-type="float" office:value="259173.553719008">
            <text:p>259173.553719008</text:p>
          </table:table-cell>
          <table:table-cell table:formula="of:=( [.C51] - ([.$L$19]*[.B51] +[.$N$19]) )^2" office:value-type="float" office:value="0.0151670152175256">
            <text:p>0.0151670152</text:p>
          </table:table-cell>
          <table:table-cell table:number-columns-repeated="7"/>
        </table:table-row>
        <table:table-row table:style-name="ro2">
          <table:table-cell table:formula="of:=IF ( MOD(ROW([.C52]);[.$M$2]) &lt;&gt; 0; MOD(ROW([.C52]);[.$M$2]);[.$M$2])" office:value-type="float" office:value="2">
            <text:p>2</text:p>
          </table:table-cell>
          <table:table-cell table:formula="of:= INDIRECT( &quot;R&quot; &amp; (FLOOR((ROW([.A52]) -1)/[.$M$2];1) +5) &amp; &quot;C1&quot;;0)" office:value-type="float" office:value="750">
            <text:p>750</text:p>
          </table:table-cell>
          <table:table-cell table:formula="of:=VLOOKUP([.$B52];[.$A$7:.$K$17];[.$A52] +1)" office:value-type="float" office:value="18.11">
            <text:p>18.11</text:p>
          </table:table-cell>
          <table:table-cell table:formula="of:=VLOOKUP([.B52];[.$A$7:.$O$17];13)" office:value-type="float" office:value="0.171412433102801">
            <text:p>0.1714124331</text:p>
          </table:table-cell>
          <table:table-cell table:formula="of:=[.B52] - [.$F$19]" office:value-type="float" office:value="-509.090909090909">
            <text:p>-509.0909090909</text:p>
          </table:table-cell>
          <table:table-cell table:formula="of:=[.E52]*[.C52]" office:value-type="float" office:value="-9219.63636363636">
            <text:p>-9219.6363636364</text:p>
          </table:table-cell>
          <table:table-cell table:formula="of:=[.E52]^2" office:value-type="float" office:value="259173.553719008">
            <text:p>259173.553719008</text:p>
          </table:table-cell>
          <table:table-cell table:formula="of:=( [.C52] - ([.$L$19]*[.B52] +[.$N$19]) )^2" office:value-type="float" office:value="0.139244233442949">
            <text:p>0.1392442334</text:p>
          </table:table-cell>
          <table:table-cell table:number-columns-repeated="7"/>
        </table:table-row>
        <table:table-row table:style-name="ro2">
          <table:table-cell table:formula="of:=IF ( MOD(ROW([.C53]);[.$M$2]) &lt;&gt; 0; MOD(ROW([.C53]);[.$M$2]);[.$M$2])" office:value-type="float" office:value="3">
            <text:p>3</text:p>
          </table:table-cell>
          <table:table-cell table:formula="of:= INDIRECT( &quot;R&quot; &amp; (FLOOR((ROW([.A53]) -1)/[.$M$2];1) +5) &amp; &quot;C1&quot;;0)" office:value-type="float" office:value="750">
            <text:p>750</text:p>
          </table:table-cell>
          <table:table-cell table:formula="of:=VLOOKUP([.$B53];[.$A$7:.$K$17];[.$A53] +1)" office:value-type="float" office:value="17.66">
            <text:p>17.66</text:p>
          </table:table-cell>
          <table:table-cell table:formula="of:=VLOOKUP([.B53];[.$A$7:.$O$17];13)" office:value-type="float" office:value="0.171412433102801">
            <text:p>0.1714124331</text:p>
          </table:table-cell>
          <table:table-cell table:formula="of:=[.B53] - [.$F$19]" office:value-type="float" office:value="-509.090909090909">
            <text:p>-509.0909090909</text:p>
          </table:table-cell>
          <table:table-cell table:formula="of:=[.E53]*[.C53]" office:value-type="float" office:value="-8990.54545454545">
            <text:p>-8990.5454545455</text:p>
          </table:table-cell>
          <table:table-cell table:formula="of:=[.E53]^2" office:value-type="float" office:value="259173.553719008">
            <text:p>259173.553719008</text:p>
          </table:table-cell>
          <table:table-cell table:formula="of:=( [.C53] - ([.$L$19]*[.B53] +[.$N$19]) )^2" office:value-type="float" office:value="0.00590524063718687">
            <text:p>0.0059052406</text:p>
          </table:table-cell>
          <table:table-cell table:number-columns-repeated="7"/>
        </table:table-row>
        <table:table-row table:style-name="ro2">
          <table:table-cell table:formula="of:=IF ( MOD(ROW([.C54]);[.$M$2]) &lt;&gt; 0; MOD(ROW([.C54]);[.$M$2]);[.$M$2])" office:value-type="float" office:value="4">
            <text:p>4</text:p>
          </table:table-cell>
          <table:table-cell table:formula="of:= INDIRECT( &quot;R&quot; &amp; (FLOOR((ROW([.A54]) -1)/[.$M$2];1) +5) &amp; &quot;C1&quot;;0)" office:value-type="float" office:value="750">
            <text:p>750</text:p>
          </table:table-cell>
          <table:table-cell table:formula="of:=VLOOKUP([.$B54];[.$A$7:.$K$17];[.$A54] +1)" office:value-type="float" office:value="17.66">
            <text:p>17.66</text:p>
          </table:table-cell>
          <table:table-cell table:formula="of:=VLOOKUP([.B54];[.$A$7:.$O$17];13)" office:value-type="float" office:value="0.171412433102801">
            <text:p>0.1714124331</text:p>
          </table:table-cell>
          <table:table-cell table:formula="of:=[.B54] - [.$F$19]" office:value-type="float" office:value="-509.090909090909">
            <text:p>-509.0909090909</text:p>
          </table:table-cell>
          <table:table-cell table:formula="of:=[.E54]*[.C54]" office:value-type="float" office:value="-8990.54545454545">
            <text:p>-8990.5454545455</text:p>
          </table:table-cell>
          <table:table-cell table:formula="of:=[.E54]^2" office:value-type="float" office:value="259173.553719008">
            <text:p>259173.553719008</text:p>
          </table:table-cell>
          <table:table-cell table:formula="of:=( [.C54] - ([.$L$19]*[.B54] +[.$N$19]) )^2" office:value-type="float" office:value="0.00590524063718687">
            <text:p>0.0059052406</text:p>
          </table:table-cell>
          <table:table-cell table:number-columns-repeated="7"/>
        </table:table-row>
        <table:table-row table:style-name="ro2">
          <table:table-cell table:formula="of:=IF ( MOD(ROW([.C55]);[.$M$2]) &lt;&gt; 0; MOD(ROW([.C55]);[.$M$2]);[.$M$2])" office:value-type="float" office:value="5">
            <text:p>5</text:p>
          </table:table-cell>
          <table:table-cell table:formula="of:= INDIRECT( &quot;R&quot; &amp; (FLOOR((ROW([.A55]) -1)/[.$M$2];1) +5) &amp; &quot;C1&quot;;0)" office:value-type="float" office:value="750">
            <text:p>750</text:p>
          </table:table-cell>
          <table:table-cell table:formula="of:=VLOOKUP([.$B55];[.$A$7:.$K$17];[.$A55] +1)" office:value-type="float" office:value="17.67">
            <text:p>17.67</text:p>
          </table:table-cell>
          <table:table-cell table:formula="of:=VLOOKUP([.B55];[.$A$7:.$O$17];13)" office:value-type="float" office:value="0.171412433102801">
            <text:p>0.1714124331</text:p>
          </table:table-cell>
          <table:table-cell table:formula="of:=[.B55] - [.$F$19]" office:value-type="float" office:value="-509.090909090909">
            <text:p>-509.0909090909</text:p>
          </table:table-cell>
          <table:table-cell table:formula="of:=[.E55]*[.C55]" office:value-type="float" office:value="-8995.63636363636">
            <text:p>-8995.6363636364</text:p>
          </table:table-cell>
          <table:table-cell table:formula="of:=[.E55]^2" office:value-type="float" office:value="259173.553719008">
            <text:p>259173.553719008</text:p>
          </table:table-cell>
          <table:table-cell table:formula="of:=( [.C55] - ([.$L$19]*[.B55] +[.$N$19]) )^2" office:value-type="float" office:value="0.00446832936620361">
            <text:p>0.0044683294</text:p>
          </table:table-cell>
          <table:table-cell table:number-columns-repeated="7"/>
        </table:table-row>
        <table:table-row table:style-name="ro2">
          <table:table-cell table:formula="of:=IF ( MOD(ROW([.C56]);[.$M$2]) &lt;&gt; 0; MOD(ROW([.C56]);[.$M$2]);[.$M$2])" office:value-type="float" office:value="6">
            <text:p>6</text:p>
          </table:table-cell>
          <table:table-cell table:formula="of:= INDIRECT( &quot;R&quot; &amp; (FLOOR((ROW([.A56]) -1)/[.$M$2];1) +5) &amp; &quot;C1&quot;;0)" office:value-type="float" office:value="750">
            <text:p>750</text:p>
          </table:table-cell>
          <table:table-cell table:formula="of:=VLOOKUP([.$B56];[.$A$7:.$K$17];[.$A56] +1)" office:value-type="float" office:value="17.66">
            <text:p>17.66</text:p>
          </table:table-cell>
          <table:table-cell table:formula="of:=VLOOKUP([.B56];[.$A$7:.$O$17];13)" office:value-type="float" office:value="0.171412433102801">
            <text:p>0.1714124331</text:p>
          </table:table-cell>
          <table:table-cell table:formula="of:=[.B56] - [.$F$19]" office:value-type="float" office:value="-509.090909090909">
            <text:p>-509.0909090909</text:p>
          </table:table-cell>
          <table:table-cell table:formula="of:=[.E56]*[.C56]" office:value-type="float" office:value="-8990.54545454545">
            <text:p>-8990.5454545455</text:p>
          </table:table-cell>
          <table:table-cell table:formula="of:=[.E56]^2" office:value-type="float" office:value="259173.553719008">
            <text:p>259173.553719008</text:p>
          </table:table-cell>
          <table:table-cell table:formula="of:=( [.C56] - ([.$L$19]*[.B56] +[.$N$19]) )^2" office:value-type="float" office:value="0.00590524063718687">
            <text:p>0.0059052406</text:p>
          </table:table-cell>
          <table:table-cell table:number-columns-repeated="7"/>
        </table:table-row>
        <table:table-row table:style-name="ro2">
          <table:table-cell table:formula="of:=IF ( MOD(ROW([.C57]);[.$M$2]) &lt;&gt; 0; MOD(ROW([.C57]);[.$M$2]);[.$M$2])" office:value-type="float" office:value="7">
            <text:p>7</text:p>
          </table:table-cell>
          <table:table-cell table:formula="of:= INDIRECT( &quot;R&quot; &amp; (FLOOR((ROW([.A57]) -1)/[.$M$2];1) +5) &amp; &quot;C1&quot;;0)" office:value-type="float" office:value="750">
            <text:p>750</text:p>
          </table:table-cell>
          <table:table-cell table:formula="of:=VLOOKUP([.$B57];[.$A$7:.$K$17];[.$A57] +1)" office:value-type="float" office:value="17.66">
            <text:p>17.66</text:p>
          </table:table-cell>
          <table:table-cell table:formula="of:=VLOOKUP([.B57];[.$A$7:.$O$17];13)" office:value-type="float" office:value="0.171412433102801">
            <text:p>0.1714124331</text:p>
          </table:table-cell>
          <table:table-cell table:formula="of:=[.B57] - [.$F$19]" office:value-type="float" office:value="-509.090909090909">
            <text:p>-509.0909090909</text:p>
          </table:table-cell>
          <table:table-cell table:formula="of:=[.E57]*[.C57]" office:value-type="float" office:value="-8990.54545454545">
            <text:p>-8990.5454545455</text:p>
          </table:table-cell>
          <table:table-cell table:formula="of:=[.E57]^2" office:value-type="float" office:value="259173.553719008">
            <text:p>259173.553719008</text:p>
          </table:table-cell>
          <table:table-cell table:formula="of:=( [.C57] - ([.$L$19]*[.B57] +[.$N$19]) )^2" office:value-type="float" office:value="0.00590524063718687">
            <text:p>0.0059052406</text:p>
          </table:table-cell>
          <table:table-cell table:number-columns-repeated="7"/>
        </table:table-row>
        <table:table-row table:style-name="ro2">
          <table:table-cell table:formula="of:=IF ( MOD(ROW([.C58]);[.$M$2]) &lt;&gt; 0; MOD(ROW([.C58]);[.$M$2]);[.$M$2])" office:value-type="float" office:value="8">
            <text:p>8</text:p>
          </table:table-cell>
          <table:table-cell table:formula="of:= INDIRECT( &quot;R&quot; &amp; (FLOOR((ROW([.A58]) -1)/[.$M$2];1) +5) &amp; &quot;C1&quot;;0)" office:value-type="float" office:value="750">
            <text:p>750</text:p>
          </table:table-cell>
          <table:table-cell table:formula="of:=VLOOKUP([.$B58];[.$A$7:.$K$17];[.$A58] +1)" office:value-type="float" office:value="18.02">
            <text:p>18.02</text:p>
          </table:table-cell>
          <table:table-cell table:formula="of:=VLOOKUP([.B58];[.$A$7:.$O$17];13)" office:value-type="float" office:value="0.171412433102801">
            <text:p>0.1714124331</text:p>
          </table:table-cell>
          <table:table-cell table:formula="of:=[.B58] - [.$F$19]" office:value-type="float" office:value="-509.090909090909">
            <text:p>-509.0909090909</text:p>
          </table:table-cell>
          <table:table-cell table:formula="of:=[.E58]*[.C58]" office:value-type="float" office:value="-9173.81818181818">
            <text:p>-9173.8181818182</text:p>
          </table:table-cell>
          <table:table-cell table:formula="of:=[.E58]^2" office:value-type="float" office:value="259173.553719008">
            <text:p>259173.553719008</text:p>
          </table:table-cell>
          <table:table-cell table:formula="of:=( [.C58] - ([.$L$19]*[.B58] +[.$N$19]) )^2" office:value-type="float" office:value="0.0801764348817966">
            <text:p>0.0801764349</text:p>
          </table:table-cell>
          <table:table-cell table:number-columns-repeated="7"/>
        </table:table-row>
        <table:table-row table:style-name="ro2">
          <table:table-cell table:formula="of:=IF ( MOD(ROW([.C59]);[.$M$2]) &lt;&gt; 0; MOD(ROW([.C59]);[.$M$2]);[.$M$2])" office:value-type="float" office:value="9">
            <text:p>9</text:p>
          </table:table-cell>
          <table:table-cell table:formula="of:= INDIRECT( &quot;R&quot; &amp; (FLOOR((ROW([.A59]) -1)/[.$M$2];1) +5) &amp; &quot;C1&quot;;0)" office:value-type="float" office:value="750">
            <text:p>750</text:p>
          </table:table-cell>
          <table:table-cell table:formula="of:=VLOOKUP([.$B59];[.$A$7:.$K$17];[.$A59] +1)" office:value-type="float" office:value="17.68">
            <text:p>17.68</text:p>
          </table:table-cell>
          <table:table-cell table:formula="of:=VLOOKUP([.B59];[.$A$7:.$O$17];13)" office:value-type="float" office:value="0.171412433102801">
            <text:p>0.1714124331</text:p>
          </table:table-cell>
          <table:table-cell table:formula="of:=[.B59] - [.$F$19]" office:value-type="float" office:value="-509.090909090909">
            <text:p>-509.0909090909</text:p>
          </table:table-cell>
          <table:table-cell table:formula="of:=[.E59]*[.C59]" office:value-type="float" office:value="-9000.72727272727">
            <text:p>-9000.7272727273</text:p>
          </table:table-cell>
          <table:table-cell table:formula="of:=[.E59]^2" office:value-type="float" office:value="259173.553719008">
            <text:p>259173.553719008</text:p>
          </table:table-cell>
          <table:table-cell table:formula="of:=( [.C59] - ([.$L$19]*[.B59] +[.$N$19]) )^2" office:value-type="float" office:value="0.00323141809522081">
            <text:p>0.0032314181</text:p>
          </table:table-cell>
          <table:table-cell table:number-columns-repeated="7"/>
        </table:table-row>
        <table:table-row table:style-name="ro2">
          <table:table-cell table:formula="of:=IF ( MOD(ROW([.C60]);[.$M$2]) &lt;&gt; 0; MOD(ROW([.C60]);[.$M$2]);[.$M$2])" office:value-type="float" office:value="10">
            <text:p>10</text:p>
          </table:table-cell>
          <table:table-cell table:formula="of:= INDIRECT( &quot;R&quot; &amp; (FLOOR((ROW([.A60]) -1)/[.$M$2];1) +5) &amp; &quot;C1&quot;;0)" office:value-type="float" office:value="750">
            <text:p>750</text:p>
          </table:table-cell>
          <table:table-cell table:formula="of:=VLOOKUP([.$B60];[.$A$7:.$K$17];[.$A60] +1)" office:value-type="float" office:value="17.66">
            <text:p>17.66</text:p>
          </table:table-cell>
          <table:table-cell table:formula="of:=VLOOKUP([.B60];[.$A$7:.$O$17];13)" office:value-type="float" office:value="0.171412433102801">
            <text:p>0.1714124331</text:p>
          </table:table-cell>
          <table:table-cell table:formula="of:=[.B60] - [.$F$19]" office:value-type="float" office:value="-509.090909090909">
            <text:p>-509.0909090909</text:p>
          </table:table-cell>
          <table:table-cell table:formula="of:=[.E60]*[.C60]" office:value-type="float" office:value="-8990.54545454545">
            <text:p>-8990.5454545455</text:p>
          </table:table-cell>
          <table:table-cell table:formula="of:=[.E60]^2" office:value-type="float" office:value="259173.553719008">
            <text:p>259173.553719008</text:p>
          </table:table-cell>
          <table:table-cell table:formula="of:=( [.C60] - ([.$L$19]*[.B60] +[.$N$19]) )^2" office:value-type="float" office:value="0.00590524063718687">
            <text:p>0.0059052406</text:p>
          </table:table-cell>
          <table:table-cell table:number-columns-repeated="7"/>
        </table:table-row>
        <table:table-row table:style-name="ro2">
          <table:table-cell table:formula="of:=IF ( MOD(ROW([.C61]);[.$M$2]) &lt;&gt; 0; MOD(ROW([.C61]);[.$M$2]);[.$M$2])" office:value-type="float" office:value="1">
            <text:p>1</text:p>
          </table:table-cell>
          <table:table-cell table:formula="of:= INDIRECT( &quot;R&quot; &amp; (FLOOR((ROW([.A61]) -1)/[.$M$2];1) +5) &amp; &quot;C1&quot;;0)" office:value-type="float" office:value="1000">
            <text:p>1000</text:p>
          </table:table-cell>
          <table:table-cell table:formula="of:=VLOOKUP([.$B61];[.$A$7:.$K$17];[.$A61] +1)" office:value-type="float" office:value="23.58">
            <text:p>23.58</text:p>
          </table:table-cell>
          <table:table-cell table:formula="of:=VLOOKUP([.B61];[.$A$7:.$O$17];13)" office:value-type="float" office:value="0.0168654808542317">
            <text:p>0.0168654809</text:p>
          </table:table-cell>
          <table:table-cell table:formula="of:=[.B61] - [.$F$19]" office:value-type="float" office:value="-259.090909090909">
            <text:p>-259.0909090909</text:p>
          </table:table-cell>
          <table:table-cell table:formula="of:=[.E61]*[.C61]" office:value-type="float" office:value="-6109.36363636363">
            <text:p>-6109.3636363636</text:p>
          </table:table-cell>
          <table:table-cell table:formula="of:=[.E61]^2" office:value-type="float" office:value="67128.0991735537">
            <text:p>67128.0991735537</text:p>
          </table:table-cell>
          <table:table-cell table:formula="of:=( [.C61] - ([.$L$19]*[.B61] +[.$N$19]) )^2" office:value-type="float" office:value="0.00388974639966621">
            <text:p>0.0038897464</text:p>
          </table:table-cell>
          <table:table-cell table:number-columns-repeated="7"/>
        </table:table-row>
        <table:table-row table:style-name="ro2">
          <table:table-cell table:formula="of:=IF ( MOD(ROW([.C62]);[.$M$2]) &lt;&gt; 0; MOD(ROW([.C62]);[.$M$2]);[.$M$2])" office:value-type="float" office:value="2">
            <text:p>2</text:p>
          </table:table-cell>
          <table:table-cell table:formula="of:= INDIRECT( &quot;R&quot; &amp; (FLOOR((ROW([.A62]) -1)/[.$M$2];1) +5) &amp; &quot;C1&quot;;0)" office:value-type="float" office:value="1000">
            <text:p>1000</text:p>
          </table:table-cell>
          <table:table-cell table:formula="of:=VLOOKUP([.$B62];[.$A$7:.$K$17];[.$A62] +1)" office:value-type="float" office:value="23.58">
            <text:p>23.58</text:p>
          </table:table-cell>
          <table:table-cell table:formula="of:=VLOOKUP([.B62];[.$A$7:.$O$17];13)" office:value-type="float" office:value="0.0168654808542317">
            <text:p>0.0168654809</text:p>
          </table:table-cell>
          <table:table-cell table:formula="of:=[.B62] - [.$F$19]" office:value-type="float" office:value="-259.090909090909">
            <text:p>-259.0909090909</text:p>
          </table:table-cell>
          <table:table-cell table:formula="of:=[.E62]*[.C62]" office:value-type="float" office:value="-6109.36363636363">
            <text:p>-6109.3636363636</text:p>
          </table:table-cell>
          <table:table-cell table:formula="of:=[.E62]^2" office:value-type="float" office:value="67128.0991735537">
            <text:p>67128.0991735537</text:p>
          </table:table-cell>
          <table:table-cell table:formula="of:=( [.C62] - ([.$L$19]*[.B62] +[.$N$19]) )^2" office:value-type="float" office:value="0.00388974639966621">
            <text:p>0.0038897464</text:p>
          </table:table-cell>
          <table:table-cell table:number-columns-repeated="7"/>
        </table:table-row>
        <table:table-row table:style-name="ro2">
          <table:table-cell table:formula="of:=IF ( MOD(ROW([.C63]);[.$M$2]) &lt;&gt; 0; MOD(ROW([.C63]);[.$M$2]);[.$M$2])" office:value-type="float" office:value="3">
            <text:p>3</text:p>
          </table:table-cell>
          <table:table-cell table:formula="of:= INDIRECT( &quot;R&quot; &amp; (FLOOR((ROW([.A63]) -1)/[.$M$2];1) +5) &amp; &quot;C1&quot;;0)" office:value-type="float" office:value="1000">
            <text:p>1000</text:p>
          </table:table-cell>
          <table:table-cell table:formula="of:=VLOOKUP([.$B63];[.$A$7:.$K$17];[.$A63] +1)" office:value-type="float" office:value="23.58">
            <text:p>23.58</text:p>
          </table:table-cell>
          <table:table-cell table:formula="of:=VLOOKUP([.B63];[.$A$7:.$O$17];13)" office:value-type="float" office:value="0.0168654808542317">
            <text:p>0.0168654809</text:p>
          </table:table-cell>
          <table:table-cell table:formula="of:=[.B63] - [.$F$19]" office:value-type="float" office:value="-259.090909090909">
            <text:p>-259.0909090909</text:p>
          </table:table-cell>
          <table:table-cell table:formula="of:=[.E63]*[.C63]" office:value-type="float" office:value="-6109.36363636363">
            <text:p>-6109.3636363636</text:p>
          </table:table-cell>
          <table:table-cell table:formula="of:=[.E63]^2" office:value-type="float" office:value="67128.0991735537">
            <text:p>67128.0991735537</text:p>
          </table:table-cell>
          <table:table-cell table:formula="of:=( [.C63] - ([.$L$19]*[.B63] +[.$N$19]) )^2" office:value-type="float" office:value="0.00388974639966621">
            <text:p>0.0038897464</text:p>
          </table:table-cell>
          <table:table-cell table:number-columns-repeated="7"/>
        </table:table-row>
        <table:table-row table:style-name="ro2">
          <table:table-cell table:formula="of:=IF ( MOD(ROW([.C64]);[.$M$2]) &lt;&gt; 0; MOD(ROW([.C64]);[.$M$2]);[.$M$2])" office:value-type="float" office:value="4">
            <text:p>4</text:p>
          </table:table-cell>
          <table:table-cell table:formula="of:= INDIRECT( &quot;R&quot; &amp; (FLOOR((ROW([.A64]) -1)/[.$M$2];1) +5) &amp; &quot;C1&quot;;0)" office:value-type="float" office:value="1000">
            <text:p>1000</text:p>
          </table:table-cell>
          <table:table-cell table:formula="of:=VLOOKUP([.$B64];[.$A$7:.$K$17];[.$A64] +1)" office:value-type="float" office:value="23.54">
            <text:p>23.54</text:p>
          </table:table-cell>
          <table:table-cell table:formula="of:=VLOOKUP([.B64];[.$A$7:.$O$17];13)" office:value-type="float" office:value="0.0168654808542317">
            <text:p>0.0168654809</text:p>
          </table:table-cell>
          <table:table-cell table:formula="of:=[.B64] - [.$F$19]" office:value-type="float" office:value="-259.090909090909">
            <text:p>-259.0909090909</text:p>
          </table:table-cell>
          <table:table-cell table:formula="of:=[.E64]*[.C64]" office:value-type="float" office:value="-6099">
            <text:p>-6099</text:p>
          </table:table-cell>
          <table:table-cell table:formula="of:=[.E64]^2" office:value-type="float" office:value="67128.0991735537">
            <text:p>67128.0991735537</text:p>
          </table:table-cell>
          <table:table-cell table:formula="of:=( [.C64] - ([.$L$19]*[.B64] +[.$N$19]) )^2" office:value-type="float" office:value="0.0104791729155959">
            <text:p>0.0104791729</text:p>
          </table:table-cell>
          <table:table-cell table:number-columns-repeated="7"/>
        </table:table-row>
        <table:table-row table:style-name="ro2">
          <table:table-cell table:formula="of:=IF ( MOD(ROW([.C65]);[.$M$2]) &lt;&gt; 0; MOD(ROW([.C65]);[.$M$2]);[.$M$2])" office:value-type="float" office:value="5">
            <text:p>5</text:p>
          </table:table-cell>
          <table:table-cell table:formula="of:= INDIRECT( &quot;R&quot; &amp; (FLOOR((ROW([.A65]) -1)/[.$M$2];1) +5) &amp; &quot;C1&quot;;0)" office:value-type="float" office:value="1000">
            <text:p>1000</text:p>
          </table:table-cell>
          <table:table-cell table:formula="of:=VLOOKUP([.$B65];[.$A$7:.$K$17];[.$A65] +1)" office:value-type="float" office:value="23.56">
            <text:p>23.56</text:p>
          </table:table-cell>
          <table:table-cell table:formula="of:=VLOOKUP([.B65];[.$A$7:.$O$17];13)" office:value-type="float" office:value="0.0168654808542317">
            <text:p>0.0168654809</text:p>
          </table:table-cell>
          <table:table-cell table:formula="of:=[.B65] - [.$F$19]" office:value-type="float" office:value="-259.090909090909">
            <text:p>-259.0909090909</text:p>
          </table:table-cell>
          <table:table-cell table:formula="of:=[.E65]*[.C65]" office:value-type="float" office:value="-6104.18181818182">
            <text:p>-6104.1818181818</text:p>
          </table:table-cell>
          <table:table-cell table:formula="of:=[.E65]^2" office:value-type="float" office:value="67128.0991735537">
            <text:p>67128.0991735537</text:p>
          </table:table-cell>
          <table:table-cell table:formula="of:=( [.C65] - ([.$L$19]*[.B65] +[.$N$19]) )^2" office:value-type="float" office:value="0.00678445965763106">
            <text:p>0.0067844597</text:p>
          </table:table-cell>
          <table:table-cell table:number-columns-repeated="7"/>
        </table:table-row>
        <table:table-row table:style-name="ro2">
          <table:table-cell table:formula="of:=IF ( MOD(ROW([.C66]);[.$M$2]) &lt;&gt; 0; MOD(ROW([.C66]);[.$M$2]);[.$M$2])" office:value-type="float" office:value="6">
            <text:p>6</text:p>
          </table:table-cell>
          <table:table-cell table:formula="of:= INDIRECT( &quot;R&quot; &amp; (FLOOR((ROW([.A66]) -1)/[.$M$2];1) +5) &amp; &quot;C1&quot;;0)" office:value-type="float" office:value="1000">
            <text:p>1000</text:p>
          </table:table-cell>
          <table:table-cell table:formula="of:=VLOOKUP([.$B66];[.$A$7:.$K$17];[.$A66] +1)" office:value-type="float" office:value="23.58">
            <text:p>23.58</text:p>
          </table:table-cell>
          <table:table-cell table:formula="of:=VLOOKUP([.B66];[.$A$7:.$O$17];13)" office:value-type="float" office:value="0.0168654808542317">
            <text:p>0.0168654809</text:p>
          </table:table-cell>
          <table:table-cell table:formula="of:=[.B66] - [.$F$19]" office:value-type="float" office:value="-259.090909090909">
            <text:p>-259.0909090909</text:p>
          </table:table-cell>
          <table:table-cell table:formula="of:=[.E66]*[.C66]" office:value-type="float" office:value="-6109.36363636363">
            <text:p>-6109.3636363636</text:p>
          </table:table-cell>
          <table:table-cell table:formula="of:=[.E66]^2" office:value-type="float" office:value="67128.0991735537">
            <text:p>67128.0991735537</text:p>
          </table:table-cell>
          <table:table-cell table:formula="of:=( [.C66] - ([.$L$19]*[.B66] +[.$N$19]) )^2" office:value-type="float" office:value="0.00388974639966621">
            <text:p>0.0038897464</text:p>
          </table:table-cell>
          <table:table-cell table:number-columns-repeated="7"/>
        </table:table-row>
        <table:table-row table:style-name="ro2">
          <table:table-cell table:formula="of:=IF ( MOD(ROW([.C67]);[.$M$2]) &lt;&gt; 0; MOD(ROW([.C67]);[.$M$2]);[.$M$2])" office:value-type="float" office:value="7">
            <text:p>7</text:p>
          </table:table-cell>
          <table:table-cell table:formula="of:= INDIRECT( &quot;R&quot; &amp; (FLOOR((ROW([.A67]) -1)/[.$M$2];1) +5) &amp; &quot;C1&quot;;0)" office:value-type="float" office:value="1000">
            <text:p>1000</text:p>
          </table:table-cell>
          <table:table-cell table:formula="of:=VLOOKUP([.$B67];[.$A$7:.$K$17];[.$A67] +1)" office:value-type="float" office:value="23.56">
            <text:p>23.56</text:p>
          </table:table-cell>
          <table:table-cell table:formula="of:=VLOOKUP([.B67];[.$A$7:.$O$17];13)" office:value-type="float" office:value="0.0168654808542317">
            <text:p>0.0168654809</text:p>
          </table:table-cell>
          <table:table-cell table:formula="of:=[.B67] - [.$F$19]" office:value-type="float" office:value="-259.090909090909">
            <text:p>-259.0909090909</text:p>
          </table:table-cell>
          <table:table-cell table:formula="of:=[.E67]*[.C67]" office:value-type="float" office:value="-6104.18181818182">
            <text:p>-6104.1818181818</text:p>
          </table:table-cell>
          <table:table-cell table:formula="of:=[.E67]^2" office:value-type="float" office:value="67128.0991735537">
            <text:p>67128.0991735537</text:p>
          </table:table-cell>
          <table:table-cell table:formula="of:=( [.C67] - ([.$L$19]*[.B67] +[.$N$19]) )^2" office:value-type="float" office:value="0.00678445965763106">
            <text:p>0.0067844597</text:p>
          </table:table-cell>
          <table:table-cell table:number-columns-repeated="7"/>
        </table:table-row>
        <table:table-row table:style-name="ro2">
          <table:table-cell table:formula="of:=IF ( MOD(ROW([.C68]);[.$M$2]) &lt;&gt; 0; MOD(ROW([.C68]);[.$M$2]);[.$M$2])" office:value-type="float" office:value="8">
            <text:p>8</text:p>
          </table:table-cell>
          <table:table-cell table:formula="of:= INDIRECT( &quot;R&quot; &amp; (FLOOR((ROW([.A68]) -1)/[.$M$2];1) +5) &amp; &quot;C1&quot;;0)" office:value-type="float" office:value="1000">
            <text:p>1000</text:p>
          </table:table-cell>
          <table:table-cell table:formula="of:=VLOOKUP([.$B68];[.$A$7:.$K$17];[.$A68] +1)" office:value-type="float" office:value="23.56">
            <text:p>23.56</text:p>
          </table:table-cell>
          <table:table-cell table:formula="of:=VLOOKUP([.B68];[.$A$7:.$O$17];13)" office:value-type="float" office:value="0.0168654808542317">
            <text:p>0.0168654809</text:p>
          </table:table-cell>
          <table:table-cell table:formula="of:=[.B68] - [.$F$19]" office:value-type="float" office:value="-259.090909090909">
            <text:p>-259.0909090909</text:p>
          </table:table-cell>
          <table:table-cell table:formula="of:=[.E68]*[.C68]" office:value-type="float" office:value="-6104.18181818182">
            <text:p>-6104.1818181818</text:p>
          </table:table-cell>
          <table:table-cell table:formula="of:=[.E68]^2" office:value-type="float" office:value="67128.0991735537">
            <text:p>67128.0991735537</text:p>
          </table:table-cell>
          <table:table-cell table:formula="of:=( [.C68] - ([.$L$19]*[.B68] +[.$N$19]) )^2" office:value-type="float" office:value="0.00678445965763106">
            <text:p>0.0067844597</text:p>
          </table:table-cell>
          <table:table-cell table:number-columns-repeated="7"/>
        </table:table-row>
        <table:table-row table:style-name="ro2">
          <table:table-cell table:formula="of:=IF ( MOD(ROW([.C69]);[.$M$2]) &lt;&gt; 0; MOD(ROW([.C69]);[.$M$2]);[.$M$2])" office:value-type="float" office:value="9">
            <text:p>9</text:p>
          </table:table-cell>
          <table:table-cell table:formula="of:= INDIRECT( &quot;R&quot; &amp; (FLOOR((ROW([.A69]) -1)/[.$M$2];1) +5) &amp; &quot;C1&quot;;0)" office:value-type="float" office:value="1000">
            <text:p>1000</text:p>
          </table:table-cell>
          <table:table-cell table:formula="of:=VLOOKUP([.$B69];[.$A$7:.$K$17];[.$A69] +1)" office:value-type="float" office:value="23.6">
            <text:p>23.6</text:p>
          </table:table-cell>
          <table:table-cell table:formula="of:=VLOOKUP([.B69];[.$A$7:.$O$17];13)" office:value-type="float" office:value="0.0168654808542317">
            <text:p>0.0168654809</text:p>
          </table:table-cell>
          <table:table-cell table:formula="of:=[.B69] - [.$F$19]" office:value-type="float" office:value="-259.090909090909">
            <text:p>-259.0909090909</text:p>
          </table:table-cell>
          <table:table-cell table:formula="of:=[.E69]*[.C69]" office:value-type="float" office:value="-6114.54545454545">
            <text:p>-6114.5454545455</text:p>
          </table:table-cell>
          <table:table-cell table:formula="of:=[.E69]^2" office:value-type="float" office:value="67128.0991735537">
            <text:p>67128.0991735537</text:p>
          </table:table-cell>
          <table:table-cell table:formula="of:=( [.C69] - ([.$L$19]*[.B69] +[.$N$19]) )^2" office:value-type="float" office:value="0.00179503314170103">
            <text:p>0.0017950331</text:p>
          </table:table-cell>
          <table:table-cell table:number-columns-repeated="7"/>
        </table:table-row>
        <table:table-row table:style-name="ro2">
          <table:table-cell table:formula="of:=IF ( MOD(ROW([.C70]);[.$M$2]) &lt;&gt; 0; MOD(ROW([.C70]);[.$M$2]);[.$M$2])" office:value-type="float" office:value="10">
            <text:p>10</text:p>
          </table:table-cell>
          <table:table-cell table:formula="of:= INDIRECT( &quot;R&quot; &amp; (FLOOR((ROW([.A70]) -1)/[.$M$2];1) +5) &amp; &quot;C1&quot;;0)" office:value-type="float" office:value="1000">
            <text:p>1000</text:p>
          </table:table-cell>
          <table:table-cell table:formula="of:=VLOOKUP([.$B70];[.$A$7:.$K$17];[.$A70] +1)" office:value-type="float" office:value="23.58">
            <text:p>23.58</text:p>
          </table:table-cell>
          <table:table-cell table:formula="of:=VLOOKUP([.B70];[.$A$7:.$O$17];13)" office:value-type="float" office:value="0.0168654808542317">
            <text:p>0.0168654809</text:p>
          </table:table-cell>
          <table:table-cell table:formula="of:=[.B70] - [.$F$19]" office:value-type="float" office:value="-259.090909090909">
            <text:p>-259.0909090909</text:p>
          </table:table-cell>
          <table:table-cell table:formula="of:=[.E70]*[.C70]" office:value-type="float" office:value="-6109.36363636363">
            <text:p>-6109.3636363636</text:p>
          </table:table-cell>
          <table:table-cell table:formula="of:=[.E70]^2" office:value-type="float" office:value="67128.0991735537">
            <text:p>67128.0991735537</text:p>
          </table:table-cell>
          <table:table-cell table:formula="of:=( [.C70] - ([.$L$19]*[.B70] +[.$N$19]) )^2" office:value-type="float" office:value="0.00388974639966621">
            <text:p>0.0038897464</text:p>
          </table:table-cell>
          <table:table-cell table:number-columns-repeated="7"/>
        </table:table-row>
        <table:table-row table:style-name="ro2">
          <table:table-cell table:formula="of:=IF ( MOD(ROW([.C71]);[.$M$2]) &lt;&gt; 0; MOD(ROW([.C71]);[.$M$2]);[.$M$2])" office:value-type="float" office:value="1">
            <text:p>1</text:p>
          </table:table-cell>
          <table:table-cell table:formula="of:= INDIRECT( &quot;R&quot; &amp; (FLOOR((ROW([.A71]) -1)/[.$M$2];1) +5) &amp; &quot;C1&quot;;0)" office:value-type="float" office:value="1250">
            <text:p>1250</text:p>
          </table:table-cell>
          <table:table-cell table:formula="of:=VLOOKUP([.$B71];[.$A$7:.$K$17];[.$A71] +1)" office:value-type="float" office:value="29.47">
            <text:p>29.47</text:p>
          </table:table-cell>
          <table:table-cell table:formula="of:=VLOOKUP([.B71];[.$A$7:.$O$17];13)" office:value-type="float" office:value="0.0254077853335459">
            <text:p>0.0254077853</text:p>
          </table:table-cell>
          <table:table-cell table:formula="of:=[.B71] - [.$F$19]" office:value-type="float" office:value="-9.09090909090901">
            <text:p>-9.0909090909</text:p>
          </table:table-cell>
          <table:table-cell table:formula="of:=[.E71]*[.C71]" office:value-type="float" office:value="-267.909090909088">
            <text:p>-267.9090909091</text:p>
          </table:table-cell>
          <table:table-cell table:formula="of:=[.E71]^2" office:value-type="float" office:value="82.6446280991721">
            <text:p>82.6446280992</text:p>
          </table:table-cell>
          <table:table-cell table:formula="of:=( [.C71] - ([.$L$19]*[.B71] +[.$N$19]) )^2" office:value-type="float" office:value="0.00606686757661178">
            <text:p>0.0060668676</text:p>
          </table:table-cell>
          <table:table-cell table:number-columns-repeated="7"/>
        </table:table-row>
        <table:table-row table:style-name="ro2">
          <table:table-cell table:formula="of:=IF ( MOD(ROW([.C72]);[.$M$2]) &lt;&gt; 0; MOD(ROW([.C72]);[.$M$2]);[.$M$2])" office:value-type="float" office:value="2">
            <text:p>2</text:p>
          </table:table-cell>
          <table:table-cell table:formula="of:= INDIRECT( &quot;R&quot; &amp; (FLOOR((ROW([.A72]) -1)/[.$M$2];1) +5) &amp; &quot;C1&quot;;0)" office:value-type="float" office:value="1250">
            <text:p>1250</text:p>
          </table:table-cell>
          <table:table-cell table:formula="of:=VLOOKUP([.$B72];[.$A$7:.$K$17];[.$A72] +1)" office:value-type="float" office:value="29.47">
            <text:p>29.47</text:p>
          </table:table-cell>
          <table:table-cell table:formula="of:=VLOOKUP([.B72];[.$A$7:.$O$17];13)" office:value-type="float" office:value="0.0254077853335459">
            <text:p>0.0254077853</text:p>
          </table:table-cell>
          <table:table-cell table:formula="of:=[.B72] - [.$F$19]" office:value-type="float" office:value="-9.09090909090901">
            <text:p>-9.0909090909</text:p>
          </table:table-cell>
          <table:table-cell table:formula="of:=[.E72]*[.C72]" office:value-type="float" office:value="-267.909090909088">
            <text:p>-267.9090909091</text:p>
          </table:table-cell>
          <table:table-cell table:formula="of:=[.E72]^2" office:value-type="float" office:value="82.6446280991721">
            <text:p>82.6446280992</text:p>
          </table:table-cell>
          <table:table-cell table:formula="of:=( [.C72] - ([.$L$19]*[.B72] +[.$N$19]) )^2" office:value-type="float" office:value="0.00606686757661178">
            <text:p>0.0060668676</text:p>
          </table:table-cell>
          <table:table-cell table:number-columns-repeated="7"/>
        </table:table-row>
        <table:table-row table:style-name="ro2">
          <table:table-cell table:formula="of:=IF ( MOD(ROW([.C73]);[.$M$2]) &lt;&gt; 0; MOD(ROW([.C73]);[.$M$2]);[.$M$2])" office:value-type="float" office:value="3">
            <text:p>3</text:p>
          </table:table-cell>
          <table:table-cell table:formula="of:= INDIRECT( &quot;R&quot; &amp; (FLOOR((ROW([.A73]) -1)/[.$M$2];1) +5) &amp; &quot;C1&quot;;0)" office:value-type="float" office:value="1250">
            <text:p>1250</text:p>
          </table:table-cell>
          <table:table-cell table:formula="of:=VLOOKUP([.$B73];[.$A$7:.$K$17];[.$A73] +1)" office:value-type="float" office:value="29.48">
            <text:p>29.48</text:p>
          </table:table-cell>
          <table:table-cell table:formula="of:=VLOOKUP([.B73];[.$A$7:.$O$17];13)" office:value-type="float" office:value="0.0254077853335459">
            <text:p>0.0254077853</text:p>
          </table:table-cell>
          <table:table-cell table:formula="of:=[.B73] - [.$F$19]" office:value-type="float" office:value="-9.09090909090901">
            <text:p>-9.0909090909</text:p>
          </table:table-cell>
          <table:table-cell table:formula="of:=[.E73]*[.C73]" office:value-type="float" office:value="-267.999999999998">
            <text:p>-268</text:p>
          </table:table-cell>
          <table:table-cell table:formula="of:=[.E73]^2" office:value-type="float" office:value="82.6446280991721">
            <text:p>82.6446280992</text:p>
          </table:table-cell>
          <table:table-cell table:formula="of:=( [.C73] - ([.$L$19]*[.B73] +[.$N$19]) )^2" office:value-type="float" office:value="0.00460906558962968">
            <text:p>0.0046090656</text:p>
          </table:table-cell>
          <table:table-cell table:number-columns-repeated="7"/>
        </table:table-row>
        <table:table-row table:style-name="ro2">
          <table:table-cell table:formula="of:=IF ( MOD(ROW([.C74]);[.$M$2]) &lt;&gt; 0; MOD(ROW([.C74]);[.$M$2]);[.$M$2])" office:value-type="float" office:value="4">
            <text:p>4</text:p>
          </table:table-cell>
          <table:table-cell table:formula="of:= INDIRECT( &quot;R&quot; &amp; (FLOOR((ROW([.A74]) -1)/[.$M$2];1) +5) &amp; &quot;C1&quot;;0)" office:value-type="float" office:value="1250">
            <text:p>1250</text:p>
          </table:table-cell>
          <table:table-cell table:formula="of:=VLOOKUP([.$B74];[.$A$7:.$K$17];[.$A74] +1)" office:value-type="float" office:value="29.48">
            <text:p>29.48</text:p>
          </table:table-cell>
          <table:table-cell table:formula="of:=VLOOKUP([.B74];[.$A$7:.$O$17];13)" office:value-type="float" office:value="0.0254077853335459">
            <text:p>0.0254077853</text:p>
          </table:table-cell>
          <table:table-cell table:formula="of:=[.B74] - [.$F$19]" office:value-type="float" office:value="-9.09090909090901">
            <text:p>-9.0909090909</text:p>
          </table:table-cell>
          <table:table-cell table:formula="of:=[.E74]*[.C74]" office:value-type="float" office:value="-267.999999999998">
            <text:p>-268</text:p>
          </table:table-cell>
          <table:table-cell table:formula="of:=[.E74]^2" office:value-type="float" office:value="82.6446280991721">
            <text:p>82.6446280992</text:p>
          </table:table-cell>
          <table:table-cell table:formula="of:=( [.C74] - ([.$L$19]*[.B74] +[.$N$19]) )^2" office:value-type="float" office:value="0.00460906558962968">
            <text:p>0.0046090656</text:p>
          </table:table-cell>
          <table:table-cell table:number-columns-repeated="7"/>
        </table:table-row>
        <table:table-row table:style-name="ro2">
          <table:table-cell table:formula="of:=IF ( MOD(ROW([.C75]);[.$M$2]) &lt;&gt; 0; MOD(ROW([.C75]);[.$M$2]);[.$M$2])" office:value-type="float" office:value="5">
            <text:p>5</text:p>
          </table:table-cell>
          <table:table-cell table:formula="of:= INDIRECT( &quot;R&quot; &amp; (FLOOR((ROW([.A75]) -1)/[.$M$2];1) +5) &amp; &quot;C1&quot;;0)" office:value-type="float" office:value="1250">
            <text:p>1250</text:p>
          </table:table-cell>
          <table:table-cell table:formula="of:=VLOOKUP([.$B75];[.$A$7:.$K$17];[.$A75] +1)" office:value-type="float" office:value="29.54">
            <text:p>29.54</text:p>
          </table:table-cell>
          <table:table-cell table:formula="of:=VLOOKUP([.B75];[.$A$7:.$O$17];13)" office:value-type="float" office:value="0.0254077853335459">
            <text:p>0.0254077853</text:p>
          </table:table-cell>
          <table:table-cell table:formula="of:=[.B75] - [.$F$19]" office:value-type="float" office:value="-9.09090909090901">
            <text:p>-9.0909090909</text:p>
          </table:table-cell>
          <table:table-cell table:formula="of:=[.E75]*[.C75]" office:value-type="float" office:value="-268.545454545452">
            <text:p>-268.5454545455</text:p>
          </table:table-cell>
          <table:table-cell table:formula="of:=[.E75]^2" office:value-type="float" office:value="82.6446280991721">
            <text:p>82.6446280992</text:p>
          </table:table-cell>
          <table:table-cell table:formula="of:=( [.C75] - ([.$L$19]*[.B75] +[.$N$19]) )^2" office:value-type="float" office:value="0.0000622536677385738">
            <text:p>6.22536677385738E-005</text:p>
          </table:table-cell>
          <table:table-cell table:number-columns-repeated="7"/>
        </table:table-row>
        <table:table-row table:style-name="ro2">
          <table:table-cell table:formula="of:=IF ( MOD(ROW([.C76]);[.$M$2]) &lt;&gt; 0; MOD(ROW([.C76]);[.$M$2]);[.$M$2])" office:value-type="float" office:value="6">
            <text:p>6</text:p>
          </table:table-cell>
          <table:table-cell table:formula="of:= INDIRECT( &quot;R&quot; &amp; (FLOOR((ROW([.A76]) -1)/[.$M$2];1) +5) &amp; &quot;C1&quot;;0)" office:value-type="float" office:value="1250">
            <text:p>1250</text:p>
          </table:table-cell>
          <table:table-cell table:formula="of:=VLOOKUP([.$B76];[.$A$7:.$K$17];[.$A76] +1)" office:value-type="float" office:value="29.48">
            <text:p>29.48</text:p>
          </table:table-cell>
          <table:table-cell table:formula="of:=VLOOKUP([.B76];[.$A$7:.$O$17];13)" office:value-type="float" office:value="0.0254077853335459">
            <text:p>0.0254077853</text:p>
          </table:table-cell>
          <table:table-cell table:formula="of:=[.B76] - [.$F$19]" office:value-type="float" office:value="-9.09090909090901">
            <text:p>-9.0909090909</text:p>
          </table:table-cell>
          <table:table-cell table:formula="of:=[.E76]*[.C76]" office:value-type="float" office:value="-267.999999999998">
            <text:p>-268</text:p>
          </table:table-cell>
          <table:table-cell table:formula="of:=[.E76]^2" office:value-type="float" office:value="82.6446280991721">
            <text:p>82.6446280992</text:p>
          </table:table-cell>
          <table:table-cell table:formula="of:=( [.C76] - ([.$L$19]*[.B76] +[.$N$19]) )^2" office:value-type="float" office:value="0.00460906558962968">
            <text:p>0.0046090656</text:p>
          </table:table-cell>
          <table:table-cell table:number-columns-repeated="7"/>
        </table:table-row>
        <table:table-row table:style-name="ro2">
          <table:table-cell table:formula="of:=IF ( MOD(ROW([.C77]);[.$M$2]) &lt;&gt; 0; MOD(ROW([.C77]);[.$M$2]);[.$M$2])" office:value-type="float" office:value="7">
            <text:p>7</text:p>
          </table:table-cell>
          <table:table-cell table:formula="of:= INDIRECT( &quot;R&quot; &amp; (FLOOR((ROW([.A77]) -1)/[.$M$2];1) +5) &amp; &quot;C1&quot;;0)" office:value-type="float" office:value="1250">
            <text:p>1250</text:p>
          </table:table-cell>
          <table:table-cell table:formula="of:=VLOOKUP([.$B77];[.$A$7:.$K$17];[.$A77] +1)" office:value-type="float" office:value="29.5">
            <text:p>29.5</text:p>
          </table:table-cell>
          <table:table-cell table:formula="of:=VLOOKUP([.B77];[.$A$7:.$O$17];13)" office:value-type="float" office:value="0.0254077853335459">
            <text:p>0.0254077853</text:p>
          </table:table-cell>
          <table:table-cell table:formula="of:=[.B77] - [.$F$19]" office:value-type="float" office:value="-9.09090909090901">
            <text:p>-9.0909090909</text:p>
          </table:table-cell>
          <table:table-cell table:formula="of:=[.E77]*[.C77]" office:value-type="float" office:value="-268.181818181816">
            <text:p>-268.1818181818</text:p>
          </table:table-cell>
          <table:table-cell table:formula="of:=[.E77]^2" office:value-type="float" office:value="82.6446280991721">
            <text:p>82.6446280992</text:p>
          </table:table-cell>
          <table:table-cell table:formula="of:=( [.C77] - ([.$L$19]*[.B77] +[.$N$19]) )^2" office:value-type="float" office:value="0.00229346161566601">
            <text:p>0.0022934616</text:p>
          </table:table-cell>
          <table:table-cell table:number-columns-repeated="7"/>
        </table:table-row>
        <table:table-row table:style-name="ro2">
          <table:table-cell table:formula="of:=IF ( MOD(ROW([.C78]);[.$M$2]) &lt;&gt; 0; MOD(ROW([.C78]);[.$M$2]);[.$M$2])" office:value-type="float" office:value="8">
            <text:p>8</text:p>
          </table:table-cell>
          <table:table-cell table:formula="of:= INDIRECT( &quot;R&quot; &amp; (FLOOR((ROW([.A78]) -1)/[.$M$2];1) +5) &amp; &quot;C1&quot;;0)" office:value-type="float" office:value="1250">
            <text:p>1250</text:p>
          </table:table-cell>
          <table:table-cell table:formula="of:=VLOOKUP([.$B78];[.$A$7:.$K$17];[.$A78] +1)" office:value-type="float" office:value="29.46">
            <text:p>29.46</text:p>
          </table:table-cell>
          <table:table-cell table:formula="of:=VLOOKUP([.B78];[.$A$7:.$O$17];13)" office:value-type="float" office:value="0.0254077853335459">
            <text:p>0.0254077853</text:p>
          </table:table-cell>
          <table:table-cell table:formula="of:=[.B78] - [.$F$19]" office:value-type="float" office:value="-9.09090909090901">
            <text:p>-9.0909090909</text:p>
          </table:table-cell>
          <table:table-cell table:formula="of:=[.E78]*[.C78]" office:value-type="float" office:value="-267.818181818179">
            <text:p>-267.8181818182</text:p>
          </table:table-cell>
          <table:table-cell table:formula="of:=[.E78]^2" office:value-type="float" office:value="82.6446280991721">
            <text:p>82.6446280992</text:p>
          </table:table-cell>
          <table:table-cell table:formula="of:=( [.C78] - ([.$L$19]*[.B78] +[.$N$19]) )^2" office:value-type="float" office:value="0.00772466956359332">
            <text:p>0.0077246696</text:p>
          </table:table-cell>
          <table:table-cell table:number-columns-repeated="7"/>
        </table:table-row>
        <table:table-row table:style-name="ro2">
          <table:table-cell table:formula="of:=IF ( MOD(ROW([.C79]);[.$M$2]) &lt;&gt; 0; MOD(ROW([.C79]);[.$M$2]);[.$M$2])" office:value-type="float" office:value="9">
            <text:p>9</text:p>
          </table:table-cell>
          <table:table-cell table:formula="of:= INDIRECT( &quot;R&quot; &amp; (FLOOR((ROW([.A79]) -1)/[.$M$2];1) +5) &amp; &quot;C1&quot;;0)" office:value-type="float" office:value="1250">
            <text:p>1250</text:p>
          </table:table-cell>
          <table:table-cell table:formula="of:=VLOOKUP([.$B79];[.$A$7:.$K$17];[.$A79] +1)" office:value-type="float" office:value="29.45">
            <text:p>29.45</text:p>
          </table:table-cell>
          <table:table-cell table:formula="of:=VLOOKUP([.B79];[.$A$7:.$O$17];13)" office:value-type="float" office:value="0.0254077853335459">
            <text:p>0.0254077853</text:p>
          </table:table-cell>
          <table:table-cell table:formula="of:=[.B79] - [.$F$19]" office:value-type="float" office:value="-9.09090909090901">
            <text:p>-9.0909090909</text:p>
          </table:table-cell>
          <table:table-cell table:formula="of:=[.E79]*[.C79]" office:value-type="float" office:value="-267.72727272727">
            <text:p>-267.7272727273</text:p>
          </table:table-cell>
          <table:table-cell table:formula="of:=[.E79]^2" office:value-type="float" office:value="82.6446280991721">
            <text:p>82.6446280992</text:p>
          </table:table-cell>
          <table:table-cell table:formula="of:=( [.C79] - ([.$L$19]*[.B79] +[.$N$19]) )^2" office:value-type="float" office:value="0.00958247155057547">
            <text:p>0.0095824716</text:p>
          </table:table-cell>
          <table:table-cell table:number-columns-repeated="7"/>
        </table:table-row>
        <table:table-row table:style-name="ro2">
          <table:table-cell table:formula="of:=IF ( MOD(ROW([.C80]);[.$M$2]) &lt;&gt; 0; MOD(ROW([.C80]);[.$M$2]);[.$M$2])" office:value-type="float" office:value="10">
            <text:p>10</text:p>
          </table:table-cell>
          <table:table-cell table:formula="of:= INDIRECT( &quot;R&quot; &amp; (FLOOR((ROW([.A80]) -1)/[.$M$2];1) +5) &amp; &quot;C1&quot;;0)" office:value-type="float" office:value="1250">
            <text:p>1250</text:p>
          </table:table-cell>
          <table:table-cell table:formula="of:=VLOOKUP([.$B80];[.$A$7:.$K$17];[.$A80] +1)" office:value-type="float" office:value="29.5">
            <text:p>29.5</text:p>
          </table:table-cell>
          <table:table-cell table:formula="of:=VLOOKUP([.B80];[.$A$7:.$O$17];13)" office:value-type="float" office:value="0.0254077853335459">
            <text:p>0.0254077853</text:p>
          </table:table-cell>
          <table:table-cell table:formula="of:=[.B80] - [.$F$19]" office:value-type="float" office:value="-9.09090909090901">
            <text:p>-9.0909090909</text:p>
          </table:table-cell>
          <table:table-cell table:formula="of:=[.E80]*[.C80]" office:value-type="float" office:value="-268.181818181816">
            <text:p>-268.1818181818</text:p>
          </table:table-cell>
          <table:table-cell table:formula="of:=[.E80]^2" office:value-type="float" office:value="82.6446280991721">
            <text:p>82.6446280992</text:p>
          </table:table-cell>
          <table:table-cell table:formula="of:=( [.C80] - ([.$L$19]*[.B80] +[.$N$19]) )^2" office:value-type="float" office:value="0.00229346161566601">
            <text:p>0.0022934616</text:p>
          </table:table-cell>
          <table:table-cell table:number-columns-repeated="7"/>
        </table:table-row>
        <table:table-row table:style-name="ro2">
          <table:table-cell table:formula="of:=IF ( MOD(ROW([.C81]);[.$M$2]) &lt;&gt; 0; MOD(ROW([.C81]);[.$M$2]);[.$M$2])" office:value-type="float" office:value="1">
            <text:p>1</text:p>
          </table:table-cell>
          <table:table-cell table:formula="of:= INDIRECT( &quot;R&quot; &amp; (FLOOR((ROW([.A81]) -1)/[.$M$2];1) +5) &amp; &quot;C1&quot;;0)" office:value-type="float" office:value="1500">
            <text:p>1500</text:p>
          </table:table-cell>
          <table:table-cell table:formula="of:=VLOOKUP([.$B81];[.$A$7:.$K$17];[.$A81] +1)" office:value-type="float" office:value="35.4">
            <text:p>35.4</text:p>
          </table:table-cell>
          <table:table-cell table:formula="of:=VLOOKUP([.B81];[.$A$7:.$O$17];13)" office:value-type="float" office:value="0.0392286743197999">
            <text:p>0.0392286743</text:p>
          </table:table-cell>
          <table:table-cell table:formula="of:=[.B81] - [.$F$19]" office:value-type="float" office:value="240.909090909091">
            <text:p>240.9090909091</text:p>
          </table:table-cell>
          <table:table-cell table:formula="of:=[.E81]*[.C81]" office:value-type="float" office:value="8528.18181818182">
            <text:p>8528.1818181818</text:p>
          </table:table-cell>
          <table:table-cell table:formula="of:=[.E81]^2" office:value-type="float" office:value="58037.1900826447">
            <text:p>58037.1900826447</text:p>
          </table:table-cell>
          <table:table-cell table:formula="of:=( [.C81] - ([.$L$19]*[.B81] +[.$N$19]) )^2" office:value-type="float" office:value="0.00285288097514915">
            <text:p>0.002852881</text:p>
          </table:table-cell>
          <table:table-cell table:number-columns-repeated="7"/>
        </table:table-row>
        <table:table-row table:style-name="ro2">
          <table:table-cell table:formula="of:=IF ( MOD(ROW([.C82]);[.$M$2]) &lt;&gt; 0; MOD(ROW([.C82]);[.$M$2]);[.$M$2])" office:value-type="float" office:value="2">
            <text:p>2</text:p>
          </table:table-cell>
          <table:table-cell table:formula="of:= INDIRECT( &quot;R&quot; &amp; (FLOOR((ROW([.A82]) -1)/[.$M$2];1) +5) &amp; &quot;C1&quot;;0)" office:value-type="float" office:value="1500">
            <text:p>1500</text:p>
          </table:table-cell>
          <table:table-cell table:formula="of:=VLOOKUP([.$B82];[.$A$7:.$K$17];[.$A82] +1)" office:value-type="float" office:value="35.39">
            <text:p>35.39</text:p>
          </table:table-cell>
          <table:table-cell table:formula="of:=VLOOKUP([.B82];[.$A$7:.$O$17];13)" office:value-type="float" office:value="0.0392286743197999">
            <text:p>0.0392286743</text:p>
          </table:table-cell>
          <table:table-cell table:formula="of:=[.B82] - [.$F$19]" office:value-type="float" office:value="240.909090909091">
            <text:p>240.9090909091</text:p>
          </table:table-cell>
          <table:table-cell table:formula="of:=[.E82]*[.C82]" office:value-type="float" office:value="8525.77272727273">
            <text:p>8525.7727272727</text:p>
          </table:table-cell>
          <table:table-cell table:formula="of:=[.E82]^2" office:value-type="float" office:value="58037.1900826447">
            <text:p>58037.1900826447</text:p>
          </table:table-cell>
          <table:table-cell table:formula="of:=( [.C82] - ([.$L$19]*[.B82] +[.$N$19]) )^2" office:value-type="float" office:value="0.00402112832013023">
            <text:p>0.0040211283</text:p>
          </table:table-cell>
          <table:table-cell table:number-columns-repeated="7"/>
        </table:table-row>
        <table:table-row table:style-name="ro2">
          <table:table-cell table:formula="of:=IF ( MOD(ROW([.C83]);[.$M$2]) &lt;&gt; 0; MOD(ROW([.C83]);[.$M$2]);[.$M$2])" office:value-type="float" office:value="3">
            <text:p>3</text:p>
          </table:table-cell>
          <table:table-cell table:formula="of:= INDIRECT( &quot;R&quot; &amp; (FLOOR((ROW([.A83]) -1)/[.$M$2];1) +5) &amp; &quot;C1&quot;;0)" office:value-type="float" office:value="1500">
            <text:p>1500</text:p>
          </table:table-cell>
          <table:table-cell table:formula="of:=VLOOKUP([.$B83];[.$A$7:.$K$17];[.$A83] +1)" office:value-type="float" office:value="35.44">
            <text:p>35.44</text:p>
          </table:table-cell>
          <table:table-cell table:formula="of:=VLOOKUP([.B83];[.$A$7:.$O$17];13)" office:value-type="float" office:value="0.0392286743197999">
            <text:p>0.0392286743</text:p>
          </table:table-cell>
          <table:table-cell table:formula="of:=[.B83] - [.$F$19]" office:value-type="float" office:value="240.909090909091">
            <text:p>240.9090909091</text:p>
          </table:table-cell>
          <table:table-cell table:formula="of:=[.E83]*[.C83]" office:value-type="float" office:value="8537.81818181818">
            <text:p>8537.8181818182</text:p>
          </table:table-cell>
          <table:table-cell table:formula="of:=[.E83]^2" office:value-type="float" office:value="58037.1900826447">
            <text:p>58037.1900826447</text:p>
          </table:table-cell>
          <table:table-cell table:formula="of:=( [.C83] - ([.$L$19]*[.B83] +[.$N$19]) )^2" office:value-type="float" office:value="0.000179891595223855">
            <text:p>0.0001798916</text:p>
          </table:table-cell>
          <table:table-cell table:number-columns-repeated="7"/>
        </table:table-row>
        <table:table-row table:style-name="ro2">
          <table:table-cell table:formula="of:=IF ( MOD(ROW([.C84]);[.$M$2]) &lt;&gt; 0; MOD(ROW([.C84]);[.$M$2]);[.$M$2])" office:value-type="float" office:value="4">
            <text:p>4</text:p>
          </table:table-cell>
          <table:table-cell table:formula="of:= INDIRECT( &quot;R&quot; &amp; (FLOOR((ROW([.A84]) -1)/[.$M$2];1) +5) &amp; &quot;C1&quot;;0)" office:value-type="float" office:value="1500">
            <text:p>1500</text:p>
          </table:table-cell>
          <table:table-cell table:formula="of:=VLOOKUP([.$B84];[.$A$7:.$K$17];[.$A84] +1)" office:value-type="float" office:value="35.46">
            <text:p>35.46</text:p>
          </table:table-cell>
          <table:table-cell table:formula="of:=VLOOKUP([.B84];[.$A$7:.$O$17];13)" office:value-type="float" office:value="0.0392286743197999">
            <text:p>0.0392286743</text:p>
          </table:table-cell>
          <table:table-cell table:formula="of:=[.B84] - [.$F$19]" office:value-type="float" office:value="240.909090909091">
            <text:p>240.9090909091</text:p>
          </table:table-cell>
          <table:table-cell table:formula="of:=[.E84]*[.C84]" office:value-type="float" office:value="8542.63636363637">
            <text:p>8542.6363636364</text:p>
          </table:table-cell>
          <table:table-cell table:formula="of:=[.E84]^2" office:value-type="float" office:value="58037.1900826447">
            <text:p>58037.1900826447</text:p>
          </table:table-cell>
          <table:table-cell table:formula="of:=( [.C84] - ([.$L$19]*[.B84] +[.$N$19]) )^2" office:value-type="float" office:value="0.0000433969052612016">
            <text:p>4.33969052612016E-005</text:p>
          </table:table-cell>
          <table:table-cell table:number-columns-repeated="7"/>
        </table:table-row>
        <table:table-row table:style-name="ro2">
          <table:table-cell table:formula="of:=IF ( MOD(ROW([.C85]);[.$M$2]) &lt;&gt; 0; MOD(ROW([.C85]);[.$M$2]);[.$M$2])" office:value-type="float" office:value="5">
            <text:p>5</text:p>
          </table:table-cell>
          <table:table-cell table:formula="of:= INDIRECT( &quot;R&quot; &amp; (FLOOR((ROW([.A85]) -1)/[.$M$2];1) +5) &amp; &quot;C1&quot;;0)" office:value-type="float" office:value="1500">
            <text:p>1500</text:p>
          </table:table-cell>
          <table:table-cell table:formula="of:=VLOOKUP([.$B85];[.$A$7:.$K$17];[.$A85] +1)" office:value-type="float" office:value="35.41">
            <text:p>35.41</text:p>
          </table:table-cell>
          <table:table-cell table:formula="of:=VLOOKUP([.B85];[.$A$7:.$O$17];13)" office:value-type="float" office:value="0.0392286743197999">
            <text:p>0.0392286743</text:p>
          </table:table-cell>
          <table:table-cell table:formula="of:=[.B85] - [.$F$19]" office:value-type="float" office:value="240.909090909091">
            <text:p>240.9090909091</text:p>
          </table:table-cell>
          <table:table-cell table:formula="of:=[.E85]*[.C85]" office:value-type="float" office:value="8530.59090909091">
            <text:p>8530.5909090909</text:p>
          </table:table-cell>
          <table:table-cell table:formula="of:=[.E85]^2" office:value-type="float" office:value="58037.1900826447">
            <text:p>58037.1900826447</text:p>
          </table:table-cell>
          <table:table-cell table:formula="of:=( [.C85] - ([.$L$19]*[.B85] +[.$N$19]) )^2" office:value-type="float" office:value="0.00188463363016799">
            <text:p>0.0018846336</text:p>
          </table:table-cell>
          <table:table-cell table:number-columns-repeated="7"/>
        </table:table-row>
        <table:table-row table:style-name="ro2">
          <table:table-cell table:formula="of:=IF ( MOD(ROW([.C86]);[.$M$2]) &lt;&gt; 0; MOD(ROW([.C86]);[.$M$2]);[.$M$2])" office:value-type="float" office:value="6">
            <text:p>6</text:p>
          </table:table-cell>
          <table:table-cell table:formula="of:= INDIRECT( &quot;R&quot; &amp; (FLOOR((ROW([.A86]) -1)/[.$M$2];1) +5) &amp; &quot;C1&quot;;0)" office:value-type="float" office:value="1500">
            <text:p>1500</text:p>
          </table:table-cell>
          <table:table-cell table:formula="of:=VLOOKUP([.$B86];[.$A$7:.$K$17];[.$A86] +1)" office:value-type="float" office:value="35.44">
            <text:p>35.44</text:p>
          </table:table-cell>
          <table:table-cell table:formula="of:=VLOOKUP([.B86];[.$A$7:.$O$17];13)" office:value-type="float" office:value="0.0392286743197999">
            <text:p>0.0392286743</text:p>
          </table:table-cell>
          <table:table-cell table:formula="of:=[.B86] - [.$F$19]" office:value-type="float" office:value="240.909090909091">
            <text:p>240.9090909091</text:p>
          </table:table-cell>
          <table:table-cell table:formula="of:=[.E86]*[.C86]" office:value-type="float" office:value="8537.81818181818">
            <text:p>8537.8181818182</text:p>
          </table:table-cell>
          <table:table-cell table:formula="of:=[.E86]^2" office:value-type="float" office:value="58037.1900826447">
            <text:p>58037.1900826447</text:p>
          </table:table-cell>
          <table:table-cell table:formula="of:=( [.C86] - ([.$L$19]*[.B86] +[.$N$19]) )^2" office:value-type="float" office:value="0.000179891595223855">
            <text:p>0.0001798916</text:p>
          </table:table-cell>
          <table:table-cell table:number-columns-repeated="7"/>
        </table:table-row>
        <table:table-row table:style-name="ro2">
          <table:table-cell table:formula="of:=IF ( MOD(ROW([.C87]);[.$M$2]) &lt;&gt; 0; MOD(ROW([.C87]);[.$M$2]);[.$M$2])" office:value-type="float" office:value="7">
            <text:p>7</text:p>
          </table:table-cell>
          <table:table-cell table:formula="of:= INDIRECT( &quot;R&quot; &amp; (FLOOR((ROW([.A87]) -1)/[.$M$2];1) +5) &amp; &quot;C1&quot;;0)" office:value-type="float" office:value="1500">
            <text:p>1500</text:p>
          </table:table-cell>
          <table:table-cell table:formula="of:=VLOOKUP([.$B87];[.$A$7:.$K$17];[.$A87] +1)" office:value-type="float" office:value="35.53">
            <text:p>35.53</text:p>
          </table:table-cell>
          <table:table-cell table:formula="of:=VLOOKUP([.B87];[.$A$7:.$O$17];13)" office:value-type="float" office:value="0.0392286743197999">
            <text:p>0.0392286743</text:p>
          </table:table-cell>
          <table:table-cell table:formula="of:=[.B87] - [.$F$19]" office:value-type="float" office:value="240.909090909091">
            <text:p>240.9090909091</text:p>
          </table:table-cell>
          <table:table-cell table:formula="of:=[.E87]*[.C87]" office:value-type="float" office:value="8559.5">
            <text:p>8559.5</text:p>
          </table:table-cell>
          <table:table-cell table:formula="of:=[.E87]^2" office:value-type="float" office:value="58037.1900826447">
            <text:p>58037.1900826447</text:p>
          </table:table-cell>
          <table:table-cell table:formula="of:=( [.C87] - ([.$L$19]*[.B87] +[.$N$19]) )^2" office:value-type="float" office:value="0.00586566549039225">
            <text:p>0.0058656655</text:p>
          </table:table-cell>
          <table:table-cell table:number-columns-repeated="7"/>
        </table:table-row>
        <table:table-row table:style-name="ro2">
          <table:table-cell table:formula="of:=IF ( MOD(ROW([.C88]);[.$M$2]) &lt;&gt; 0; MOD(ROW([.C88]);[.$M$2]);[.$M$2])" office:value-type="float" office:value="8">
            <text:p>8</text:p>
          </table:table-cell>
          <table:table-cell table:formula="of:= INDIRECT( &quot;R&quot; &amp; (FLOOR((ROW([.A88]) -1)/[.$M$2];1) +5) &amp; &quot;C1&quot;;0)" office:value-type="float" office:value="1500">
            <text:p>1500</text:p>
          </table:table-cell>
          <table:table-cell table:formula="of:=VLOOKUP([.$B88];[.$A$7:.$K$17];[.$A88] +1)" office:value-type="float" office:value="35.43">
            <text:p>35.43</text:p>
          </table:table-cell>
          <table:table-cell table:formula="of:=VLOOKUP([.B88];[.$A$7:.$O$17];13)" office:value-type="float" office:value="0.0392286743197999">
            <text:p>0.0392286743</text:p>
          </table:table-cell>
          <table:table-cell table:formula="of:=[.B88] - [.$F$19]" office:value-type="float" office:value="240.909090909091">
            <text:p>240.9090909091</text:p>
          </table:table-cell>
          <table:table-cell table:formula="of:=[.E88]*[.C88]" office:value-type="float" office:value="8535.40909090909">
            <text:p>8535.4090909091</text:p>
          </table:table-cell>
          <table:table-cell table:formula="of:=[.E88]^2" office:value-type="float" office:value="58037.1900826447">
            <text:p>58037.1900826447</text:p>
          </table:table-cell>
          <table:table-cell table:formula="of:=( [.C88] - ([.$L$19]*[.B88] +[.$N$19]) )^2" office:value-type="float" office:value="0.000548138940205109">
            <text:p>0.0005481389</text:p>
          </table:table-cell>
          <table:table-cell table:number-columns-repeated="7"/>
        </table:table-row>
        <table:table-row table:style-name="ro2">
          <table:table-cell table:formula="of:=IF ( MOD(ROW([.C89]);[.$M$2]) &lt;&gt; 0; MOD(ROW([.C89]);[.$M$2]);[.$M$2])" office:value-type="float" office:value="9">
            <text:p>9</text:p>
          </table:table-cell>
          <table:table-cell table:formula="of:= INDIRECT( &quot;R&quot; &amp; (FLOOR((ROW([.A89]) -1)/[.$M$2];1) +5) &amp; &quot;C1&quot;;0)" office:value-type="float" office:value="1500">
            <text:p>1500</text:p>
          </table:table-cell>
          <table:table-cell table:formula="of:=VLOOKUP([.$B89];[.$A$7:.$K$17];[.$A89] +1)" office:value-type="float" office:value="35.43">
            <text:p>35.43</text:p>
          </table:table-cell>
          <table:table-cell table:formula="of:=VLOOKUP([.B89];[.$A$7:.$O$17];13)" office:value-type="float" office:value="0.0392286743197999">
            <text:p>0.0392286743</text:p>
          </table:table-cell>
          <table:table-cell table:formula="of:=[.B89] - [.$F$19]" office:value-type="float" office:value="240.909090909091">
            <text:p>240.9090909091</text:p>
          </table:table-cell>
          <table:table-cell table:formula="of:=[.E89]*[.C89]" office:value-type="float" office:value="8535.40909090909">
            <text:p>8535.4090909091</text:p>
          </table:table-cell>
          <table:table-cell table:formula="of:=[.E89]^2" office:value-type="float" office:value="58037.1900826447">
            <text:p>58037.1900826447</text:p>
          </table:table-cell>
          <table:table-cell table:formula="of:=( [.C89] - ([.$L$19]*[.B89] +[.$N$19]) )^2" office:value-type="float" office:value="0.000548138940205109">
            <text:p>0.0005481389</text:p>
          </table:table-cell>
          <table:table-cell table:number-columns-repeated="7"/>
        </table:table-row>
        <table:table-row table:style-name="ro2">
          <table:table-cell table:formula="of:=IF ( MOD(ROW([.C90]);[.$M$2]) &lt;&gt; 0; MOD(ROW([.C90]);[.$M$2]);[.$M$2])" office:value-type="float" office:value="10">
            <text:p>10</text:p>
          </table:table-cell>
          <table:table-cell table:formula="of:= INDIRECT( &quot;R&quot; &amp; (FLOOR((ROW([.A90]) -1)/[.$M$2];1) +5) &amp; &quot;C1&quot;;0)" office:value-type="float" office:value="1500">
            <text:p>1500</text:p>
          </table:table-cell>
          <table:table-cell table:formula="of:=VLOOKUP([.$B90];[.$A$7:.$K$17];[.$A90] +1)" office:value-type="float" office:value="35.42">
            <text:p>35.42</text:p>
          </table:table-cell>
          <table:table-cell table:formula="of:=VLOOKUP([.B90];[.$A$7:.$O$17];13)" office:value-type="float" office:value="0.0392286743197999">
            <text:p>0.0392286743</text:p>
          </table:table-cell>
          <table:table-cell table:formula="of:=[.B90] - [.$F$19]" office:value-type="float" office:value="240.909090909091">
            <text:p>240.9090909091</text:p>
          </table:table-cell>
          <table:table-cell table:formula="of:=[.E90]*[.C90]" office:value-type="float" office:value="8533">
            <text:p>8533</text:p>
          </table:table-cell>
          <table:table-cell table:formula="of:=[.E90]^2" office:value-type="float" office:value="58037.1900826447">
            <text:p>58037.1900826447</text:p>
          </table:table-cell>
          <table:table-cell table:formula="of:=( [.C90] - ([.$L$19]*[.B90] +[.$N$19]) )^2" office:value-type="float" office:value="0.00111638628518628">
            <text:p>0.0011163863</text:p>
          </table:table-cell>
          <table:table-cell table:number-columns-repeated="7"/>
        </table:table-row>
        <table:table-row table:style-name="ro2">
          <table:table-cell table:formula="of:=IF ( MOD(ROW([.C91]);[.$M$2]) &lt;&gt; 0; MOD(ROW([.C91]);[.$M$2]);[.$M$2])" office:value-type="float" office:value="1">
            <text:p>1</text:p>
          </table:table-cell>
          <table:table-cell table:formula="of:= INDIRECT( &quot;R&quot; &amp; (FLOOR((ROW([.A91]) -1)/[.$M$2];1) +5) &amp; &quot;C1&quot;;0)" office:value-type="float" office:value="1750">
            <text:p>1750</text:p>
          </table:table-cell>
          <table:table-cell table:formula="of:=VLOOKUP([.$B91];[.$A$7:.$K$17];[.$A91] +1)" office:value-type="float" office:value="41.33">
            <text:p>41.33</text:p>
          </table:table-cell>
          <table:table-cell table:formula="of:=VLOOKUP([.B91];[.$A$7:.$O$17];13)" office:value-type="float" office:value="0.0330151480384373">
            <text:p>0.033015148</text:p>
          </table:table-cell>
          <table:table-cell table:formula="of:=[.B91] - [.$F$19]" office:value-type="float" office:value="490.909090909091">
            <text:p>490.9090909091</text:p>
          </table:table-cell>
          <table:table-cell table:formula="of:=[.E91]*[.C91]" office:value-type="float" office:value="20289.2727272727">
            <text:p>20289.2727272727</text:p>
          </table:table-cell>
          <table:table-cell table:formula="of:=[.E91]^2" office:value-type="float" office:value="240991.73553719">
            <text:p>240991.73553719</text:p>
          </table:table-cell>
          <table:table-cell table:formula="of:=( [.C91] - ([.$L$19]*[.B91] +[.$N$19]) )^2" office:value-type="float" office:value="0.000837213111207781">
            <text:p>0.0008372131</text:p>
          </table:table-cell>
          <table:table-cell table:number-columns-repeated="7"/>
        </table:table-row>
        <table:table-row table:style-name="ro2">
          <table:table-cell table:formula="of:=IF ( MOD(ROW([.C92]);[.$M$2]) &lt;&gt; 0; MOD(ROW([.C92]);[.$M$2]);[.$M$2])" office:value-type="float" office:value="2">
            <text:p>2</text:p>
          </table:table-cell>
          <table:table-cell table:formula="of:= INDIRECT( &quot;R&quot; &amp; (FLOOR((ROW([.A92]) -1)/[.$M$2];1) +5) &amp; &quot;C1&quot;;0)" office:value-type="float" office:value="1750">
            <text:p>1750</text:p>
          </table:table-cell>
          <table:table-cell table:formula="of:=VLOOKUP([.$B92];[.$A$7:.$K$17];[.$A92] +1)" office:value-type="float" office:value="41.41">
            <text:p>41.41</text:p>
          </table:table-cell>
          <table:table-cell table:formula="of:=VLOOKUP([.B92];[.$A$7:.$O$17];13)" office:value-type="float" office:value="0.0330151480384373">
            <text:p>0.033015148</text:p>
          </table:table-cell>
          <table:table-cell table:formula="of:=[.B92] - [.$F$19]" office:value-type="float" office:value="490.909090909091">
            <text:p>490.9090909091</text:p>
          </table:table-cell>
          <table:table-cell table:formula="of:=[.E92]*[.C92]" office:value-type="float" office:value="20328.5454545455">
            <text:p>20328.5454545455</text:p>
          </table:table-cell>
          <table:table-cell table:formula="of:=[.E92]^2" office:value-type="float" office:value="240991.73553719">
            <text:p>240991.73553719</text:p>
          </table:table-cell>
          <table:table-cell table:formula="of:=( [.C92] - ([.$L$19]*[.B92] +[.$N$19]) )^2" office:value-type="float" office:value="0.00260767148736198">
            <text:p>0.0026076715</text:p>
          </table:table-cell>
          <table:table-cell table:number-columns-repeated="7"/>
        </table:table-row>
        <table:table-row table:style-name="ro2">
          <table:table-cell table:formula="of:=IF ( MOD(ROW([.C93]);[.$M$2]) &lt;&gt; 0; MOD(ROW([.C93]);[.$M$2]);[.$M$2])" office:value-type="float" office:value="3">
            <text:p>3</text:p>
          </table:table-cell>
          <table:table-cell table:formula="of:= INDIRECT( &quot;R&quot; &amp; (FLOOR((ROW([.A93]) -1)/[.$M$2];1) +5) &amp; &quot;C1&quot;;0)" office:value-type="float" office:value="1750">
            <text:p>1750</text:p>
          </table:table-cell>
          <table:table-cell table:formula="of:=VLOOKUP([.$B93];[.$A$7:.$K$17];[.$A93] +1)" office:value-type="float" office:value="41.33">
            <text:p>41.33</text:p>
          </table:table-cell>
          <table:table-cell table:formula="of:=VLOOKUP([.B93];[.$A$7:.$O$17];13)" office:value-type="float" office:value="0.0330151480384373">
            <text:p>0.033015148</text:p>
          </table:table-cell>
          <table:table-cell table:formula="of:=[.B93] - [.$F$19]" office:value-type="float" office:value="490.909090909091">
            <text:p>490.9090909091</text:p>
          </table:table-cell>
          <table:table-cell table:formula="of:=[.E93]*[.C93]" office:value-type="float" office:value="20289.2727272727">
            <text:p>20289.2727272727</text:p>
          </table:table-cell>
          <table:table-cell table:formula="of:=[.E93]^2" office:value-type="float" office:value="240991.73553719">
            <text:p>240991.73553719</text:p>
          </table:table-cell>
          <table:table-cell table:formula="of:=( [.C93] - ([.$L$19]*[.B93] +[.$N$19]) )^2" office:value-type="float" office:value="0.000837213111207781">
            <text:p>0.0008372131</text:p>
          </table:table-cell>
          <table:table-cell table:number-columns-repeated="7"/>
        </table:table-row>
        <table:table-row table:style-name="ro2">
          <table:table-cell table:formula="of:=IF ( MOD(ROW([.C94]);[.$M$2]) &lt;&gt; 0; MOD(ROW([.C94]);[.$M$2]);[.$M$2])" office:value-type="float" office:value="4">
            <text:p>4</text:p>
          </table:table-cell>
          <table:table-cell table:formula="of:= INDIRECT( &quot;R&quot; &amp; (FLOOR((ROW([.A94]) -1)/[.$M$2];1) +5) &amp; &quot;C1&quot;;0)" office:value-type="float" office:value="1750">
            <text:p>1750</text:p>
          </table:table-cell>
          <table:table-cell table:formula="of:=VLOOKUP([.$B94];[.$A$7:.$K$17];[.$A94] +1)" office:value-type="float" office:value="41.37">
            <text:p>41.37</text:p>
          </table:table-cell>
          <table:table-cell table:formula="of:=VLOOKUP([.B94];[.$A$7:.$O$17];13)" office:value-type="float" office:value="0.0330151480384373">
            <text:p>0.033015148</text:p>
          </table:table-cell>
          <table:table-cell table:formula="of:=[.B94] - [.$F$19]" office:value-type="float" office:value="490.909090909091">
            <text:p>490.9090909091</text:p>
          </table:table-cell>
          <table:table-cell table:formula="of:=[.E94]*[.C94]" office:value-type="float" office:value="20308.9090909091">
            <text:p>20308.9090909091</text:p>
          </table:table-cell>
          <table:table-cell table:formula="of:=[.E94]^2" office:value-type="float" office:value="240991.73553719">
            <text:p>240991.73553719</text:p>
          </table:table-cell>
          <table:table-cell table:formula="of:=( [.C94] - ([.$L$19]*[.B94] +[.$N$19]) )^2" office:value-type="float" office:value="0.000122442299284949">
            <text:p>0.0001224423</text:p>
          </table:table-cell>
          <table:table-cell table:number-columns-repeated="7"/>
        </table:table-row>
        <table:table-row table:style-name="ro2">
          <table:table-cell table:formula="of:=IF ( MOD(ROW([.C95]);[.$M$2]) &lt;&gt; 0; MOD(ROW([.C95]);[.$M$2]);[.$M$2])" office:value-type="float" office:value="5">
            <text:p>5</text:p>
          </table:table-cell>
          <table:table-cell table:formula="of:= INDIRECT( &quot;R&quot; &amp; (FLOOR((ROW([.A95]) -1)/[.$M$2];1) +5) &amp; &quot;C1&quot;;0)" office:value-type="float" office:value="1750">
            <text:p>1750</text:p>
          </table:table-cell>
          <table:table-cell table:formula="of:=VLOOKUP([.$B95];[.$A$7:.$K$17];[.$A95] +1)" office:value-type="float" office:value="41.34">
            <text:p>41.34</text:p>
          </table:table-cell>
          <table:table-cell table:formula="of:=VLOOKUP([.B95];[.$A$7:.$O$17];13)" office:value-type="float" office:value="0.0330151480384373">
            <text:p>0.033015148</text:p>
          </table:table-cell>
          <table:table-cell table:formula="of:=[.B95] - [.$F$19]" office:value-type="float" office:value="490.909090909091">
            <text:p>490.9090909091</text:p>
          </table:table-cell>
          <table:table-cell table:formula="of:=[.E95]*[.C95]" office:value-type="float" office:value="20294.1818181818">
            <text:p>20294.1818181818</text:p>
          </table:table-cell>
          <table:table-cell table:formula="of:=[.E95]^2" office:value-type="float" office:value="240991.73553719">
            <text:p>240991.73553719</text:p>
          </table:table-cell>
          <table:table-cell table:formula="of:=( [.C95] - ([.$L$19]*[.B95] +[.$N$19]) )^2" office:value-type="float" office:value="0.000358520408226884">
            <text:p>0.0003585204</text:p>
          </table:table-cell>
          <table:table-cell table:number-columns-repeated="7"/>
        </table:table-row>
        <table:table-row table:style-name="ro2">
          <table:table-cell table:formula="of:=IF ( MOD(ROW([.C96]);[.$M$2]) &lt;&gt; 0; MOD(ROW([.C96]);[.$M$2]);[.$M$2])" office:value-type="float" office:value="6">
            <text:p>6</text:p>
          </table:table-cell>
          <table:table-cell table:formula="of:= INDIRECT( &quot;R&quot; &amp; (FLOOR((ROW([.A96]) -1)/[.$M$2];1) +5) &amp; &quot;C1&quot;;0)" office:value-type="float" office:value="1750">
            <text:p>1750</text:p>
          </table:table-cell>
          <table:table-cell table:formula="of:=VLOOKUP([.$B96];[.$A$7:.$K$17];[.$A96] +1)" office:value-type="float" office:value="41.28">
            <text:p>41.28</text:p>
          </table:table-cell>
          <table:table-cell table:formula="of:=VLOOKUP([.B96];[.$A$7:.$O$17];13)" office:value-type="float" office:value="0.0330151480384373">
            <text:p>0.033015148</text:p>
          </table:table-cell>
          <table:table-cell table:formula="of:=[.B96] - [.$F$19]" office:value-type="float" office:value="490.909090909091">
            <text:p>490.9090909091</text:p>
          </table:table-cell>
          <table:table-cell table:formula="of:=[.E96]*[.C96]" office:value-type="float" office:value="20264.7272727273">
            <text:p>20264.7272727273</text:p>
          </table:table-cell>
          <table:table-cell table:formula="of:=[.E96]^2" office:value-type="float" office:value="240991.73553719">
            <text:p>240991.73553719</text:p>
          </table:table-cell>
          <table:table-cell table:formula="of:=( [.C96] - ([.$L$19]*[.B96] +[.$N$19]) )^2" office:value-type="float" office:value="0.00623067662611085">
            <text:p>0.0062306766</text:p>
          </table:table-cell>
          <table:table-cell table:number-columns-repeated="7"/>
        </table:table-row>
        <table:table-row table:style-name="ro2">
          <table:table-cell table:formula="of:=IF ( MOD(ROW([.C97]);[.$M$2]) &lt;&gt; 0; MOD(ROW([.C97]);[.$M$2]);[.$M$2])" office:value-type="float" office:value="7">
            <text:p>7</text:p>
          </table:table-cell>
          <table:table-cell table:formula="of:= INDIRECT( &quot;R&quot; &amp; (FLOOR((ROW([.A97]) -1)/[.$M$2];1) +5) &amp; &quot;C1&quot;;0)" office:value-type="float" office:value="1750">
            <text:p>1750</text:p>
          </table:table-cell>
          <table:table-cell table:formula="of:=VLOOKUP([.$B97];[.$A$7:.$K$17];[.$A97] +1)" office:value-type="float" office:value="41.35">
            <text:p>41.35</text:p>
          </table:table-cell>
          <table:table-cell table:formula="of:=VLOOKUP([.B97];[.$A$7:.$O$17];13)" office:value-type="float" office:value="0.0330151480384373">
            <text:p>0.033015148</text:p>
          </table:table-cell>
          <table:table-cell table:formula="of:=[.B97] - [.$F$19]" office:value-type="float" office:value="490.909090909091">
            <text:p>490.9090909091</text:p>
          </table:table-cell>
          <table:table-cell table:formula="of:=[.E97]*[.C97]" office:value-type="float" office:value="20299.0909090909">
            <text:p>20299.0909090909</text:p>
          </table:table-cell>
          <table:table-cell table:formula="of:=[.E97]^2" office:value-type="float" office:value="240991.73553719">
            <text:p>240991.73553719</text:p>
          </table:table-cell>
          <table:table-cell table:formula="of:=( [.C97] - ([.$L$19]*[.B97] +[.$N$19]) )^2" office:value-type="float" office:value="0.0000798277052463186">
            <text:p>7.98277052463186E-005</text:p>
          </table:table-cell>
          <table:table-cell table:number-columns-repeated="7"/>
        </table:table-row>
        <table:table-row table:style-name="ro2">
          <table:table-cell table:formula="of:=IF ( MOD(ROW([.C98]);[.$M$2]) &lt;&gt; 0; MOD(ROW([.C98]);[.$M$2]);[.$M$2])" office:value-type="float" office:value="8">
            <text:p>8</text:p>
          </table:table-cell>
          <table:table-cell table:formula="of:= INDIRECT( &quot;R&quot; &amp; (FLOOR((ROW([.A98]) -1)/[.$M$2];1) +5) &amp; &quot;C1&quot;;0)" office:value-type="float" office:value="1750">
            <text:p>1750</text:p>
          </table:table-cell>
          <table:table-cell table:formula="of:=VLOOKUP([.$B98];[.$A$7:.$K$17];[.$A98] +1)" office:value-type="float" office:value="41.35">
            <text:p>41.35</text:p>
          </table:table-cell>
          <table:table-cell table:formula="of:=VLOOKUP([.B98];[.$A$7:.$O$17];13)" office:value-type="float" office:value="0.0330151480384373">
            <text:p>0.033015148</text:p>
          </table:table-cell>
          <table:table-cell table:formula="of:=[.B98] - [.$F$19]" office:value-type="float" office:value="490.909090909091">
            <text:p>490.9090909091</text:p>
          </table:table-cell>
          <table:table-cell table:formula="of:=[.E98]*[.C98]" office:value-type="float" office:value="20299.0909090909">
            <text:p>20299.0909090909</text:p>
          </table:table-cell>
          <table:table-cell table:formula="of:=[.E98]^2" office:value-type="float" office:value="240991.73553719">
            <text:p>240991.73553719</text:p>
          </table:table-cell>
          <table:table-cell table:formula="of:=( [.C98] - ([.$L$19]*[.B98] +[.$N$19]) )^2" office:value-type="float" office:value="0.0000798277052463186">
            <text:p>7.98277052463186E-005</text:p>
          </table:table-cell>
          <table:table-cell table:number-columns-repeated="7"/>
        </table:table-row>
        <table:table-row table:style-name="ro2">
          <table:table-cell table:formula="of:=IF ( MOD(ROW([.C99]);[.$M$2]) &lt;&gt; 0; MOD(ROW([.C99]);[.$M$2]);[.$M$2])" office:value-type="float" office:value="9">
            <text:p>9</text:p>
          </table:table-cell>
          <table:table-cell table:formula="of:= INDIRECT( &quot;R&quot; &amp; (FLOOR((ROW([.A99]) -1)/[.$M$2];1) +5) &amp; &quot;C1&quot;;0)" office:value-type="float" office:value="1750">
            <text:p>1750</text:p>
          </table:table-cell>
          <table:table-cell table:formula="of:=VLOOKUP([.$B99];[.$A$7:.$K$17];[.$A99] +1)" office:value-type="float" office:value="41.33">
            <text:p>41.33</text:p>
          </table:table-cell>
          <table:table-cell table:formula="of:=VLOOKUP([.B99];[.$A$7:.$O$17];13)" office:value-type="float" office:value="0.0330151480384373">
            <text:p>0.033015148</text:p>
          </table:table-cell>
          <table:table-cell table:formula="of:=[.B99] - [.$F$19]" office:value-type="float" office:value="490.909090909091">
            <text:p>490.9090909091</text:p>
          </table:table-cell>
          <table:table-cell table:formula="of:=[.E99]*[.C99]" office:value-type="float" office:value="20289.2727272727">
            <text:p>20289.2727272727</text:p>
          </table:table-cell>
          <table:table-cell table:formula="of:=[.E99]^2" office:value-type="float" office:value="240991.73553719">
            <text:p>240991.73553719</text:p>
          </table:table-cell>
          <table:table-cell table:formula="of:=( [.C99] - ([.$L$19]*[.B99] +[.$N$19]) )^2" office:value-type="float" office:value="0.000837213111207781">
            <text:p>0.0008372131</text:p>
          </table:table-cell>
          <table:table-cell table:number-columns-repeated="7"/>
        </table:table-row>
        <table:table-row table:style-name="ro2">
          <table:table-cell table:formula="of:=IF ( MOD(ROW([.C100]);[.$M$2]) &lt;&gt; 0; MOD(ROW([.C100]);[.$M$2]);[.$M$2])" office:value-type="float" office:value="10">
            <text:p>10</text:p>
          </table:table-cell>
          <table:table-cell table:formula="of:= INDIRECT( &quot;R&quot; &amp; (FLOOR((ROW([.A100]) -1)/[.$M$2];1) +5) &amp; &quot;C1&quot;;0)" office:value-type="float" office:value="1750">
            <text:p>1750</text:p>
          </table:table-cell>
          <table:table-cell table:formula="of:=VLOOKUP([.$B100];[.$A$7:.$K$17];[.$A100] +1)" office:value-type="float" office:value="41.34">
            <text:p>41.34</text:p>
          </table:table-cell>
          <table:table-cell table:formula="of:=VLOOKUP([.B100];[.$A$7:.$O$17];13)" office:value-type="float" office:value="0.0330151480384373">
            <text:p>0.033015148</text:p>
          </table:table-cell>
          <table:table-cell table:formula="of:=[.B100] - [.$F$19]" office:value-type="float" office:value="490.909090909091">
            <text:p>490.9090909091</text:p>
          </table:table-cell>
          <table:table-cell table:formula="of:=[.E100]*[.C100]" office:value-type="float" office:value="20294.1818181818">
            <text:p>20294.1818181818</text:p>
          </table:table-cell>
          <table:table-cell table:formula="of:=[.E100]^2" office:value-type="float" office:value="240991.73553719">
            <text:p>240991.73553719</text:p>
          </table:table-cell>
          <table:table-cell table:formula="of:=( [.C100] - ([.$L$19]*[.B100] +[.$N$19]) )^2" office:value-type="float" office:value="0.000358520408226884">
            <text:p>0.0003585204</text:p>
          </table:table-cell>
          <table:table-cell table:number-columns-repeated="7"/>
        </table:table-row>
        <table:table-row table:style-name="ro2">
          <table:table-cell table:formula="of:=IF ( MOD(ROW([.C101]);[.$M$2]) &lt;&gt; 0; MOD(ROW([.C101]);[.$M$2]);[.$M$2])" office:value-type="float" office:value="1">
            <text:p>1</text:p>
          </table:table-cell>
          <table:table-cell table:formula="of:= INDIRECT( &quot;R&quot; &amp; (FLOOR((ROW([.A101]) -1)/[.$M$2];1) +5) &amp; &quot;C1&quot;;0)" office:value-type="float" office:value="2000">
            <text:p>2000</text:p>
          </table:table-cell>
          <table:table-cell table:formula="of:=VLOOKUP([.$B101];[.$A$7:.$K$17];[.$A101] +1)" office:value-type="float" office:value="47.29">
            <text:p>47.29</text:p>
          </table:table-cell>
          <table:table-cell table:formula="of:=VLOOKUP([.B101];[.$A$7:.$O$17];13)" office:value-type="float" office:value="0.0587367006223542">
            <text:p>0.0587367006</text:p>
          </table:table-cell>
          <table:table-cell table:formula="of:=[.B101] - [.$F$19]" office:value-type="float" office:value="740.909090909091">
            <text:p>740.9090909091</text:p>
          </table:table-cell>
          <table:table-cell table:formula="of:=[.E101]*[.C101]" office:value-type="float" office:value="35037.5909090909">
            <text:p>35037.5909090909</text:p>
          </table:table-cell>
          <table:table-cell table:formula="of:=[.E101]^2" office:value-type="float" office:value="548946.280991736">
            <text:p>548946.280991736</text:p>
          </table:table-cell>
          <table:table-cell table:formula="of:=( [.C101] - ([.$L$19]*[.B101] +[.$N$19]) )^2" office:value-type="float" office:value="0.000652449801848049">
            <text:p>0.0006524498</text:p>
          </table:table-cell>
          <table:table-cell table:number-columns-repeated="7"/>
        </table:table-row>
        <table:table-row table:style-name="ro2">
          <table:table-cell table:formula="of:=IF ( MOD(ROW([.C102]);[.$M$2]) &lt;&gt; 0; MOD(ROW([.C102]);[.$M$2]);[.$M$2])" office:value-type="float" office:value="2">
            <text:p>2</text:p>
          </table:table-cell>
          <table:table-cell table:formula="of:= INDIRECT( &quot;R&quot; &amp; (FLOOR((ROW([.A102]) -1)/[.$M$2];1) +5) &amp; &quot;C1&quot;;0)" office:value-type="float" office:value="2000">
            <text:p>2000</text:p>
          </table:table-cell>
          <table:table-cell table:formula="of:=VLOOKUP([.$B102];[.$A$7:.$K$17];[.$A102] +1)" office:value-type="float" office:value="47.27">
            <text:p>47.27</text:p>
          </table:table-cell>
          <table:table-cell table:formula="of:=VLOOKUP([.B102];[.$A$7:.$O$17];13)" office:value-type="float" office:value="0.0587367006223542">
            <text:p>0.0587367006</text:p>
          </table:table-cell>
          <table:table-cell table:formula="of:=[.B102] - [.$F$19]" office:value-type="float" office:value="740.909090909091">
            <text:p>740.9090909091</text:p>
          </table:table-cell>
          <table:table-cell table:formula="of:=[.E102]*[.C102]" office:value-type="float" office:value="35022.7727272727">
            <text:p>35022.7727272727</text:p>
          </table:table-cell>
          <table:table-cell table:formula="of:=[.E102]^2" office:value-type="float" office:value="548946.280991736">
            <text:p>548946.280991736</text:p>
          </table:table-cell>
          <table:table-cell table:formula="of:=( [.C102] - ([.$L$19]*[.B102] +[.$N$19]) )^2" office:value-type="float" office:value="0.0000307259238081999">
            <text:p>3.07259238081999E-005</text:p>
          </table:table-cell>
          <table:table-cell table:number-columns-repeated="7"/>
        </table:table-row>
        <table:table-row table:style-name="ro2">
          <table:table-cell table:formula="of:=IF ( MOD(ROW([.C103]);[.$M$2]) &lt;&gt; 0; MOD(ROW([.C103]);[.$M$2]);[.$M$2])" office:value-type="float" office:value="3">
            <text:p>3</text:p>
          </table:table-cell>
          <table:table-cell table:formula="of:= INDIRECT( &quot;R&quot; &amp; (FLOOR((ROW([.A103]) -1)/[.$M$2];1) +5) &amp; &quot;C1&quot;;0)" office:value-type="float" office:value="2000">
            <text:p>2000</text:p>
          </table:table-cell>
          <table:table-cell table:formula="of:=VLOOKUP([.$B103];[.$A$7:.$K$17];[.$A103] +1)" office:value-type="float" office:value="47.24">
            <text:p>47.24</text:p>
          </table:table-cell>
          <table:table-cell table:formula="of:=VLOOKUP([.B103];[.$A$7:.$O$17];13)" office:value-type="float" office:value="0.0587367006223542">
            <text:p>0.0587367006</text:p>
          </table:table-cell>
          <table:table-cell table:formula="of:=[.B103] - [.$F$19]" office:value-type="float" office:value="740.909090909091">
            <text:p>740.9090909091</text:p>
          </table:table-cell>
          <table:table-cell table:formula="of:=[.E103]*[.C103]" office:value-type="float" office:value="35000.5454545455">
            <text:p>35000.5454545455</text:p>
          </table:table-cell>
          <table:table-cell table:formula="of:=[.E103]^2" office:value-type="float" office:value="548946.280991736">
            <text:p>548946.280991736</text:p>
          </table:table-cell>
          <table:table-cell table:formula="of:=( [.C103] - ([.$L$19]*[.B103] +[.$N$19]) )^2" office:value-type="float" office:value="0.000598140106748177">
            <text:p>0.0005981401</text:p>
          </table:table-cell>
          <table:table-cell table:number-columns-repeated="7"/>
        </table:table-row>
        <table:table-row table:style-name="ro2">
          <table:table-cell table:formula="of:=IF ( MOD(ROW([.C104]);[.$M$2]) &lt;&gt; 0; MOD(ROW([.C104]);[.$M$2]);[.$M$2])" office:value-type="float" office:value="4">
            <text:p>4</text:p>
          </table:table-cell>
          <table:table-cell table:formula="of:= INDIRECT( &quot;R&quot; &amp; (FLOOR((ROW([.A104]) -1)/[.$M$2];1) +5) &amp; &quot;C1&quot;;0)" office:value-type="float" office:value="2000">
            <text:p>2000</text:p>
          </table:table-cell>
          <table:table-cell table:formula="of:=VLOOKUP([.$B104];[.$A$7:.$K$17];[.$A104] +1)" office:value-type="float" office:value="47.27">
            <text:p>47.27</text:p>
          </table:table-cell>
          <table:table-cell table:formula="of:=VLOOKUP([.B104];[.$A$7:.$O$17];13)" office:value-type="float" office:value="0.0587367006223542">
            <text:p>0.0587367006</text:p>
          </table:table-cell>
          <table:table-cell table:formula="of:=[.B104] - [.$F$19]" office:value-type="float" office:value="740.909090909091">
            <text:p>740.9090909091</text:p>
          </table:table-cell>
          <table:table-cell table:formula="of:=[.E104]*[.C104]" office:value-type="float" office:value="35022.7727272727">
            <text:p>35022.7727272727</text:p>
          </table:table-cell>
          <table:table-cell table:formula="of:=[.E104]^2" office:value-type="float" office:value="548946.280991736">
            <text:p>548946.280991736</text:p>
          </table:table-cell>
          <table:table-cell table:formula="of:=( [.C104] - ([.$L$19]*[.B104] +[.$N$19]) )^2" office:value-type="float" office:value="0.0000307259238081999">
            <text:p>3.07259238081999E-005</text:p>
          </table:table-cell>
          <table:table-cell table:number-columns-repeated="7"/>
        </table:table-row>
        <table:table-row table:style-name="ro2">
          <table:table-cell table:formula="of:=IF ( MOD(ROW([.C105]);[.$M$2]) &lt;&gt; 0; MOD(ROW([.C105]);[.$M$2]);[.$M$2])" office:value-type="float" office:value="5">
            <text:p>5</text:p>
          </table:table-cell>
          <table:table-cell table:formula="of:= INDIRECT( &quot;R&quot; &amp; (FLOOR((ROW([.A105]) -1)/[.$M$2];1) +5) &amp; &quot;C1&quot;;0)" office:value-type="float" office:value="2000">
            <text:p>2000</text:p>
          </table:table-cell>
          <table:table-cell table:formula="of:=VLOOKUP([.$B105];[.$A$7:.$K$17];[.$A105] +1)" office:value-type="float" office:value="47.24">
            <text:p>47.24</text:p>
          </table:table-cell>
          <table:table-cell table:formula="of:=VLOOKUP([.B105];[.$A$7:.$O$17];13)" office:value-type="float" office:value="0.0587367006223542">
            <text:p>0.0587367006</text:p>
          </table:table-cell>
          <table:table-cell table:formula="of:=[.B105] - [.$F$19]" office:value-type="float" office:value="740.909090909091">
            <text:p>740.9090909091</text:p>
          </table:table-cell>
          <table:table-cell table:formula="of:=[.E105]*[.C105]" office:value-type="float" office:value="35000.5454545455">
            <text:p>35000.5454545455</text:p>
          </table:table-cell>
          <table:table-cell table:formula="of:=[.E105]^2" office:value-type="float" office:value="548946.280991736">
            <text:p>548946.280991736</text:p>
          </table:table-cell>
          <table:table-cell table:formula="of:=( [.C105] - ([.$L$19]*[.B105] +[.$N$19]) )^2" office:value-type="float" office:value="0.000598140106748177">
            <text:p>0.0005981401</text:p>
          </table:table-cell>
          <table:table-cell table:number-columns-repeated="7"/>
        </table:table-row>
        <table:table-row table:style-name="ro2">
          <table:table-cell table:formula="of:=IF ( MOD(ROW([.C106]);[.$M$2]) &lt;&gt; 0; MOD(ROW([.C106]);[.$M$2]);[.$M$2])" office:value-type="float" office:value="6">
            <text:p>6</text:p>
          </table:table-cell>
          <table:table-cell table:formula="of:= INDIRECT( &quot;R&quot; &amp; (FLOOR((ROW([.A106]) -1)/[.$M$2];1) +5) &amp; &quot;C1&quot;;0)" office:value-type="float" office:value="2000">
            <text:p>2000</text:p>
          </table:table-cell>
          <table:table-cell table:formula="of:=VLOOKUP([.$B106];[.$A$7:.$K$17];[.$A106] +1)" office:value-type="float" office:value="47.23">
            <text:p>47.23</text:p>
          </table:table-cell>
          <table:table-cell table:formula="of:=VLOOKUP([.B106];[.$A$7:.$O$17];13)" office:value-type="float" office:value="0.0587367006223542">
            <text:p>0.0587367006</text:p>
          </table:table-cell>
          <table:table-cell table:formula="of:=[.B106] - [.$F$19]" office:value-type="float" office:value="740.909090909091">
            <text:p>740.9090909091</text:p>
          </table:table-cell>
          <table:table-cell table:formula="of:=[.E106]*[.C106]" office:value-type="float" office:value="34993.1363636364">
            <text:p>34993.1363636364</text:p>
          </table:table-cell>
          <table:table-cell table:formula="of:=[.E106]^2" office:value-type="float" office:value="548946.280991736">
            <text:p>548946.280991736</text:p>
          </table:table-cell>
          <table:table-cell table:formula="of:=( [.C106] - ([.$L$19]*[.B106] +[.$N$19]) )^2" office:value-type="float" office:value="0.00118727816772853">
            <text:p>0.0011872782</text:p>
          </table:table-cell>
          <table:table-cell table:number-columns-repeated="7"/>
        </table:table-row>
        <table:table-row table:style-name="ro2">
          <table:table-cell table:formula="of:=IF ( MOD(ROW([.C107]);[.$M$2]) &lt;&gt; 0; MOD(ROW([.C107]);[.$M$2]);[.$M$2])" office:value-type="float" office:value="7">
            <text:p>7</text:p>
          </table:table-cell>
          <table:table-cell table:formula="of:= INDIRECT( &quot;R&quot; &amp; (FLOOR((ROW([.A107]) -1)/[.$M$2];1) +5) &amp; &quot;C1&quot;;0)" office:value-type="float" office:value="2000">
            <text:p>2000</text:p>
          </table:table-cell>
          <table:table-cell table:formula="of:=VLOOKUP([.$B107];[.$A$7:.$K$17];[.$A107] +1)" office:value-type="float" office:value="47.38">
            <text:p>47.38</text:p>
          </table:table-cell>
          <table:table-cell table:formula="of:=VLOOKUP([.B107];[.$A$7:.$O$17];13)" office:value-type="float" office:value="0.0587367006223542">
            <text:p>0.0587367006</text:p>
          </table:table-cell>
          <table:table-cell table:formula="of:=[.B107] - [.$F$19]" office:value-type="float" office:value="740.909090909091">
            <text:p>740.9090909091</text:p>
          </table:table-cell>
          <table:table-cell table:formula="of:=[.E107]*[.C107]" office:value-type="float" office:value="35104.2727272727">
            <text:p>35104.2727272727</text:p>
          </table:table-cell>
          <table:table-cell table:formula="of:=[.E107]^2" office:value-type="float" office:value="548946.280991736">
            <text:p>548946.280991736</text:p>
          </table:table-cell>
          <table:table-cell table:formula="of:=( [.C107] - ([.$L$19]*[.B107] +[.$N$19]) )^2" office:value-type="float" office:value="0.0133502072530284">
            <text:p>0.0133502073</text:p>
          </table:table-cell>
          <table:table-cell table:number-columns-repeated="7"/>
        </table:table-row>
        <table:table-row table:style-name="ro2">
          <table:table-cell table:formula="of:=IF ( MOD(ROW([.C108]);[.$M$2]) &lt;&gt; 0; MOD(ROW([.C108]);[.$M$2]);[.$M$2])" office:value-type="float" office:value="8">
            <text:p>8</text:p>
          </table:table-cell>
          <table:table-cell table:formula="of:= INDIRECT( &quot;R&quot; &amp; (FLOOR((ROW([.A108]) -1)/[.$M$2];1) +5) &amp; &quot;C1&quot;;0)" office:value-type="float" office:value="2000">
            <text:p>2000</text:p>
          </table:table-cell>
          <table:table-cell table:formula="of:=VLOOKUP([.$B108];[.$A$7:.$K$17];[.$A108] +1)" office:value-type="float" office:value="47.18">
            <text:p>47.18</text:p>
          </table:table-cell>
          <table:table-cell table:formula="of:=VLOOKUP([.B108];[.$A$7:.$O$17];13)" office:value-type="float" office:value="0.0587367006223542">
            <text:p>0.0587367006</text:p>
          </table:table-cell>
          <table:table-cell table:formula="of:=[.B108] - [.$F$19]" office:value-type="float" office:value="740.909090909091">
            <text:p>740.9090909091</text:p>
          </table:table-cell>
          <table:table-cell table:formula="of:=[.E108]*[.C108]" office:value-type="float" office:value="34956.0909090909">
            <text:p>34956.0909090909</text:p>
          </table:table-cell>
          <table:table-cell table:formula="of:=[.E108]^2" office:value-type="float" office:value="548946.280991736">
            <text:p>548946.280991736</text:p>
          </table:table-cell>
          <table:table-cell table:formula="of:=( [.C108] - ([.$L$19]*[.B108] +[.$N$19]) )^2" office:value-type="float" office:value="0.00713296847262854">
            <text:p>0.0071329685</text:p>
          </table:table-cell>
          <table:table-cell table:number-columns-repeated="7"/>
        </table:table-row>
        <table:table-row table:style-name="ro2">
          <table:table-cell table:formula="of:=IF ( MOD(ROW([.C109]);[.$M$2]) &lt;&gt; 0; MOD(ROW([.C109]);[.$M$2]);[.$M$2])" office:value-type="float" office:value="9">
            <text:p>9</text:p>
          </table:table-cell>
          <table:table-cell table:formula="of:= INDIRECT( &quot;R&quot; &amp; (FLOOR((ROW([.A109]) -1)/[.$M$2];1) +5) &amp; &quot;C1&quot;;0)" office:value-type="float" office:value="2000">
            <text:p>2000</text:p>
          </table:table-cell>
          <table:table-cell table:formula="of:=VLOOKUP([.$B109];[.$A$7:.$K$17];[.$A109] +1)" office:value-type="float" office:value="47.3">
            <text:p>47.3</text:p>
          </table:table-cell>
          <table:table-cell table:formula="of:=VLOOKUP([.B109];[.$A$7:.$O$17];13)" office:value-type="float" office:value="0.0587367006223542">
            <text:p>0.0587367006</text:p>
          </table:table-cell>
          <table:table-cell table:formula="of:=[.B109] - [.$F$19]" office:value-type="float" office:value="740.909090909091">
            <text:p>740.9090909091</text:p>
          </table:table-cell>
          <table:table-cell table:formula="of:=[.E109]*[.C109]" office:value-type="float" office:value="35045">
            <text:p>35045</text:p>
          </table:table-cell>
          <table:table-cell table:formula="of:=[.E109]^2" office:value-type="float" office:value="548946.280991736">
            <text:p>548946.280991736</text:p>
          </table:table-cell>
          <table:table-cell table:formula="of:=( [.C109] - ([.$L$19]*[.B109] +[.$N$19]) )^2" office:value-type="float" office:value="0.00126331174086785">
            <text:p>0.0012633117</text:p>
          </table:table-cell>
          <table:table-cell table:number-columns-repeated="7"/>
        </table:table-row>
        <table:table-row table:style-name="ro2">
          <table:table-cell table:formula="of:=IF ( MOD(ROW([.C110]);[.$M$2]) &lt;&gt; 0; MOD(ROW([.C110]);[.$M$2]);[.$M$2])" office:value-type="float" office:value="10">
            <text:p>10</text:p>
          </table:table-cell>
          <table:table-cell table:formula="of:= INDIRECT( &quot;R&quot; &amp; (FLOOR((ROW([.A110]) -1)/[.$M$2];1) +5) &amp; &quot;C1&quot;;0)" office:value-type="float" office:value="2000">
            <text:p>2000</text:p>
          </table:table-cell>
          <table:table-cell table:formula="of:=VLOOKUP([.$B110];[.$A$7:.$K$17];[.$A110] +1)" office:value-type="float" office:value="47.35">
            <text:p>47.35</text:p>
          </table:table-cell>
          <table:table-cell table:formula="of:=VLOOKUP([.B110];[.$A$7:.$O$17];13)" office:value-type="float" office:value="0.0587367006223542">
            <text:p>0.0587367006</text:p>
          </table:table-cell>
          <table:table-cell table:formula="of:=[.B110] - [.$F$19]" office:value-type="float" office:value="740.909090909091">
            <text:p>740.9090909091</text:p>
          </table:table-cell>
          <table:table-cell table:formula="of:=[.E110]*[.C110]" office:value-type="float" office:value="35082.0454545455">
            <text:p>35082.0454545455</text:p>
          </table:table-cell>
          <table:table-cell table:formula="of:=[.E110]^2" office:value-type="float" office:value="548946.280991736">
            <text:p>548946.280991736</text:p>
          </table:table-cell>
          <table:table-cell table:formula="of:=( [.C110] - ([.$L$19]*[.B110] +[.$N$19]) )^2" office:value-type="float" office:value="0.00731762143596812">
            <text:p>0.0073176214</text:p>
          </table:table-cell>
          <table:table-cell table:number-columns-repeated="7"/>
        </table:table-row>
        <table:table-row table:style-name="ro2">
          <table:table-cell table:formula="of:=IF ( MOD(ROW([.C111]);[.$M$2]) &lt;&gt; 0; MOD(ROW([.C111]);[.$M$2]);[.$M$2])" office:value-type="float" office:value="1">
            <text:p>1</text:p>
          </table:table-cell>
          <table:table-cell table:formula="of:= INDIRECT( &quot;R&quot; &amp; (FLOOR((ROW([.A111]) -1)/[.$M$2];1) +5) &amp; &quot;C1&quot;;0)" office:value-type="float" office:value="2250">
            <text:p>2250</text:p>
          </table:table-cell>
          <table:table-cell table:formula="of:=VLOOKUP([.$B111];[.$A$7:.$K$17];[.$A111] +1)" office:value-type="float" office:value="53.08">
            <text:p>53.08</text:p>
          </table:table-cell>
          <table:table-cell table:formula="of:=VLOOKUP([.B111];[.$A$7:.$O$17];13)" office:value-type="float" office:value="0.0571936282387398">
            <text:p>0.0571936282</text:p>
          </table:table-cell>
          <table:table-cell table:formula="of:=[.B111] - [.$F$19]" office:value-type="float" office:value="990.909090909091">
            <text:p>990.9090909091</text:p>
          </table:table-cell>
          <table:table-cell table:formula="of:=[.E111]*[.C111]" office:value-type="float" office:value="52597.4545454546">
            <text:p>52597.4545454546</text:p>
          </table:table-cell>
          <table:table-cell table:formula="of:=[.E111]^2" office:value-type="float" office:value="981900.826446281">
            <text:p>981900.826446281</text:p>
          </table:table-cell>
          <table:table-cell table:formula="of:=( [.C111] - ([.$L$19]*[.B111] +[.$N$19]) )^2" office:value-type="float" office:value="0.00809625120466431">
            <text:p>0.0080962512</text:p>
          </table:table-cell>
          <table:table-cell table:number-columns-repeated="7"/>
        </table:table-row>
        <table:table-row table:style-name="ro2">
          <table:table-cell table:formula="of:=IF ( MOD(ROW([.C112]);[.$M$2]) &lt;&gt; 0; MOD(ROW([.C112]);[.$M$2]);[.$M$2])" office:value-type="float" office:value="2">
            <text:p>2</text:p>
          </table:table-cell>
          <table:table-cell table:formula="of:= INDIRECT( &quot;R&quot; &amp; (FLOOR((ROW([.A112]) -1)/[.$M$2];1) +5) &amp; &quot;C1&quot;;0)" office:value-type="float" office:value="2250">
            <text:p>2250</text:p>
          </table:table-cell>
          <table:table-cell table:formula="of:=VLOOKUP([.$B112];[.$A$7:.$K$17];[.$A112] +1)" office:value-type="float" office:value="53.22">
            <text:p>53.22</text:p>
          </table:table-cell>
          <table:table-cell table:formula="of:=VLOOKUP([.B112];[.$A$7:.$O$17];13)" office:value-type="float" office:value="0.0571936282387398">
            <text:p>0.0571936282</text:p>
          </table:table-cell>
          <table:table-cell table:formula="of:=[.B112] - [.$F$19]" office:value-type="float" office:value="990.909090909091">
            <text:p>990.9090909091</text:p>
          </table:table-cell>
          <table:table-cell table:formula="of:=[.E112]*[.C112]" office:value-type="float" office:value="52736.1818181818">
            <text:p>52736.1818181818</text:p>
          </table:table-cell>
          <table:table-cell table:formula="of:=[.E112]^2" office:value-type="float" office:value="981900.826446281">
            <text:p>981900.826446281</text:p>
          </table:table-cell>
          <table:table-cell table:formula="of:=( [.C112] - ([.$L$19]*[.B112] +[.$N$19]) )^2" office:value-type="float" office:value="0.00250208333895223">
            <text:p>0.0025020833</text:p>
          </table:table-cell>
          <table:table-cell table:number-columns-repeated="7"/>
        </table:table-row>
        <table:table-row table:style-name="ro2">
          <table:table-cell table:formula="of:=IF ( MOD(ROW([.C113]);[.$M$2]) &lt;&gt; 0; MOD(ROW([.C113]);[.$M$2]);[.$M$2])" office:value-type="float" office:value="3">
            <text:p>3</text:p>
          </table:table-cell>
          <table:table-cell table:formula="of:= INDIRECT( &quot;R&quot; &amp; (FLOOR((ROW([.A113]) -1)/[.$M$2];1) +5) &amp; &quot;C1&quot;;0)" office:value-type="float" office:value="2250">
            <text:p>2250</text:p>
          </table:table-cell>
          <table:table-cell table:formula="of:=VLOOKUP([.$B113];[.$A$7:.$K$17];[.$A113] +1)" office:value-type="float" office:value="53.23">
            <text:p>53.23</text:p>
          </table:table-cell>
          <table:table-cell table:formula="of:=VLOOKUP([.B113];[.$A$7:.$O$17];13)" office:value-type="float" office:value="0.0571936282387398">
            <text:p>0.0571936282</text:p>
          </table:table-cell>
          <table:table-cell table:formula="of:=[.B113] - [.$F$19]" office:value-type="float" office:value="990.909090909091">
            <text:p>990.9090909091</text:p>
          </table:table-cell>
          <table:table-cell table:formula="of:=[.E113]*[.C113]" office:value-type="float" office:value="52746.0909090909">
            <text:p>52746.0909090909</text:p>
          </table:table-cell>
          <table:table-cell table:formula="of:=[.E113]^2" office:value-type="float" office:value="981900.826446281">
            <text:p>981900.826446281</text:p>
          </table:table-cell>
          <table:table-cell table:formula="of:=( [.C113] - ([.$L$19]*[.B113] +[.$N$19]) )^2" office:value-type="float" office:value="0.00360249991997257">
            <text:p>0.0036024999</text:p>
          </table:table-cell>
          <table:table-cell table:number-columns-repeated="7"/>
        </table:table-row>
        <table:table-row table:style-name="ro2">
          <table:table-cell table:formula="of:=IF ( MOD(ROW([.C114]);[.$M$2]) &lt;&gt; 0; MOD(ROW([.C114]);[.$M$2]);[.$M$2])" office:value-type="float" office:value="4">
            <text:p>4</text:p>
          </table:table-cell>
          <table:table-cell table:formula="of:= INDIRECT( &quot;R&quot; &amp; (FLOOR((ROW([.A114]) -1)/[.$M$2];1) +5) &amp; &quot;C1&quot;;0)" office:value-type="float" office:value="2250">
            <text:p>2250</text:p>
          </table:table-cell>
          <table:table-cell table:formula="of:=VLOOKUP([.$B114];[.$A$7:.$K$17];[.$A114] +1)" office:value-type="float" office:value="53.17">
            <text:p>53.17</text:p>
          </table:table-cell>
          <table:table-cell table:formula="of:=VLOOKUP([.B114];[.$A$7:.$O$17];13)" office:value-type="float" office:value="0.0571936282387398">
            <text:p>0.0571936282</text:p>
          </table:table-cell>
          <table:table-cell table:formula="of:=[.B114] - [.$F$19]" office:value-type="float" office:value="990.909090909091">
            <text:p>990.9090909091</text:p>
          </table:table-cell>
          <table:table-cell table:formula="of:=[.E114]*[.C114]" office:value-type="float" office:value="52686.6363636364">
            <text:p>52686.6363636364</text:p>
          </table:table-cell>
          <table:table-cell table:formula="of:=[.E114]^2" office:value-type="float" office:value="981900.826446281">
            <text:p>981900.826446281</text:p>
          </table:table-cell>
          <table:table-cell table:formula="of:=( [.C114] - ([.$L$19]*[.B114] +[.$N$19]) )^2" office:value-type="float" office:value="0.000000000433849366873345">
            <text:p>4.33849366873345E-010</text:p>
          </table:table-cell>
          <table:table-cell table:number-columns-repeated="7"/>
        </table:table-row>
        <table:table-row table:style-name="ro2">
          <table:table-cell table:formula="of:=IF ( MOD(ROW([.C115]);[.$M$2]) &lt;&gt; 0; MOD(ROW([.C115]);[.$M$2]);[.$M$2])" office:value-type="float" office:value="5">
            <text:p>5</text:p>
          </table:table-cell>
          <table:table-cell table:formula="of:= INDIRECT( &quot;R&quot; &amp; (FLOOR((ROW([.A115]) -1)/[.$M$2];1) +5) &amp; &quot;C1&quot;;0)" office:value-type="float" office:value="2250">
            <text:p>2250</text:p>
          </table:table-cell>
          <table:table-cell table:formula="of:=VLOOKUP([.$B115];[.$A$7:.$K$17];[.$A115] +1)" office:value-type="float" office:value="53.26">
            <text:p>53.26</text:p>
          </table:table-cell>
          <table:table-cell table:formula="of:=VLOOKUP([.B115];[.$A$7:.$O$17];13)" office:value-type="float" office:value="0.0571936282387398">
            <text:p>0.0571936282</text:p>
          </table:table-cell>
          <table:table-cell table:formula="of:=[.B115] - [.$F$19]" office:value-type="float" office:value="990.909090909091">
            <text:p>990.9090909091</text:p>
          </table:table-cell>
          <table:table-cell table:formula="of:=[.E115]*[.C115]" office:value-type="float" office:value="52775.8181818182">
            <text:p>52775.8181818182</text:p>
          </table:table-cell>
          <table:table-cell table:formula="of:=[.E115]^2" office:value-type="float" office:value="981900.826446281">
            <text:p>981900.826446281</text:p>
          </table:table-cell>
          <table:table-cell table:formula="of:=( [.C115] - ([.$L$19]*[.B115] +[.$N$19]) )^2" office:value-type="float" office:value="0.00810374966303437">
            <text:p>0.0081037497</text:p>
          </table:table-cell>
          <table:table-cell table:number-columns-repeated="7"/>
        </table:table-row>
        <table:table-row table:style-name="ro2">
          <table:table-cell table:formula="of:=IF ( MOD(ROW([.C116]);[.$M$2]) &lt;&gt; 0; MOD(ROW([.C116]);[.$M$2]);[.$M$2])" office:value-type="float" office:value="6">
            <text:p>6</text:p>
          </table:table-cell>
          <table:table-cell table:formula="of:= INDIRECT( &quot;R&quot; &amp; (FLOOR((ROW([.A116]) -1)/[.$M$2];1) +5) &amp; &quot;C1&quot;;0)" office:value-type="float" office:value="2250">
            <text:p>2250</text:p>
          </table:table-cell>
          <table:table-cell table:formula="of:=VLOOKUP([.$B116];[.$A$7:.$K$17];[.$A116] +1)" office:value-type="float" office:value="53.16">
            <text:p>53.16</text:p>
          </table:table-cell>
          <table:table-cell table:formula="of:=VLOOKUP([.B116];[.$A$7:.$O$17];13)" office:value-type="float" office:value="0.0571936282387398">
            <text:p>0.0571936282</text:p>
          </table:table-cell>
          <table:table-cell table:formula="of:=[.B116] - [.$F$19]" office:value-type="float" office:value="990.909090909091">
            <text:p>990.9090909091</text:p>
          </table:table-cell>
          <table:table-cell table:formula="of:=[.E116]*[.C116]" office:value-type="float" office:value="52676.7272727273">
            <text:p>52676.7272727273</text:p>
          </table:table-cell>
          <table:table-cell table:formula="of:=[.E116]^2" office:value-type="float" office:value="981900.826446281">
            <text:p>981900.826446281</text:p>
          </table:table-cell>
          <table:table-cell table:formula="of:=( [.C116] - ([.$L$19]*[.B116] +[.$N$19]) )^2" office:value-type="float" office:value="0.0000995838528288387">
            <text:p>9.95838528288387E-005</text:p>
          </table:table-cell>
          <table:table-cell table:number-columns-repeated="7"/>
        </table:table-row>
        <table:table-row table:style-name="ro2">
          <table:table-cell table:formula="of:=IF ( MOD(ROW([.C117]);[.$M$2]) &lt;&gt; 0; MOD(ROW([.C117]);[.$M$2]);[.$M$2])" office:value-type="float" office:value="7">
            <text:p>7</text:p>
          </table:table-cell>
          <table:table-cell table:formula="of:= INDIRECT( &quot;R&quot; &amp; (FLOOR((ROW([.A117]) -1)/[.$M$2];1) +5) &amp; &quot;C1&quot;;0)" office:value-type="float" office:value="2250">
            <text:p>2250</text:p>
          </table:table-cell>
          <table:table-cell table:formula="of:=VLOOKUP([.$B117];[.$A$7:.$K$17];[.$A117] +1)" office:value-type="float" office:value="53.18">
            <text:p>53.18</text:p>
          </table:table-cell>
          <table:table-cell table:formula="of:=VLOOKUP([.B117];[.$A$7:.$O$17];13)" office:value-type="float" office:value="0.0571936282387398">
            <text:p>0.0571936282</text:p>
          </table:table-cell>
          <table:table-cell table:formula="of:=[.B117] - [.$F$19]" office:value-type="float" office:value="990.909090909091">
            <text:p>990.9090909091</text:p>
          </table:table-cell>
          <table:table-cell table:formula="of:=[.E117]*[.C117]" office:value-type="float" office:value="52696.5454545455">
            <text:p>52696.5454545455</text:p>
          </table:table-cell>
          <table:table-cell table:formula="of:=[.E117]^2" office:value-type="float" office:value="981900.826446281">
            <text:p>981900.826446281</text:p>
          </table:table-cell>
          <table:table-cell table:formula="of:=( [.C117] - ([.$L$19]*[.B117] +[.$N$19]) )^2" office:value-type="float" office:value="0.000100417014869957">
            <text:p>0.000100417</text:p>
          </table:table-cell>
          <table:table-cell table:number-columns-repeated="7"/>
        </table:table-row>
        <table:table-row table:style-name="ro2">
          <table:table-cell table:formula="of:=IF ( MOD(ROW([.C118]);[.$M$2]) &lt;&gt; 0; MOD(ROW([.C118]);[.$M$2]);[.$M$2])" office:value-type="float" office:value="8">
            <text:p>8</text:p>
          </table:table-cell>
          <table:table-cell table:formula="of:= INDIRECT( &quot;R&quot; &amp; (FLOOR((ROW([.A118]) -1)/[.$M$2];1) +5) &amp; &quot;C1&quot;;0)" office:value-type="float" office:value="2250">
            <text:p>2250</text:p>
          </table:table-cell>
          <table:table-cell table:formula="of:=VLOOKUP([.$B118];[.$A$7:.$K$17];[.$A118] +1)" office:value-type="float" office:value="53.23">
            <text:p>53.23</text:p>
          </table:table-cell>
          <table:table-cell table:formula="of:=VLOOKUP([.B118];[.$A$7:.$O$17];13)" office:value-type="float" office:value="0.0571936282387398">
            <text:p>0.0571936282</text:p>
          </table:table-cell>
          <table:table-cell table:formula="of:=[.B118] - [.$F$19]" office:value-type="float" office:value="990.909090909091">
            <text:p>990.9090909091</text:p>
          </table:table-cell>
          <table:table-cell table:formula="of:=[.E118]*[.C118]" office:value-type="float" office:value="52746.0909090909">
            <text:p>52746.0909090909</text:p>
          </table:table-cell>
          <table:table-cell table:formula="of:=[.E118]^2" office:value-type="float" office:value="981900.826446281">
            <text:p>981900.826446281</text:p>
          </table:table-cell>
          <table:table-cell table:formula="of:=( [.C118] - ([.$L$19]*[.B118] +[.$N$19]) )^2" office:value-type="float" office:value="0.00360249991997257">
            <text:p>0.0036024999</text:p>
          </table:table-cell>
          <table:table-cell table:number-columns-repeated="7"/>
        </table:table-row>
        <table:table-row table:style-name="ro2">
          <table:table-cell table:formula="of:=IF ( MOD(ROW([.C119]);[.$M$2]) &lt;&gt; 0; MOD(ROW([.C119]);[.$M$2]);[.$M$2])" office:value-type="float" office:value="9">
            <text:p>9</text:p>
          </table:table-cell>
          <table:table-cell table:formula="of:= INDIRECT( &quot;R&quot; &amp; (FLOOR((ROW([.A119]) -1)/[.$M$2];1) +5) &amp; &quot;C1&quot;;0)" office:value-type="float" office:value="2250">
            <text:p>2250</text:p>
          </table:table-cell>
          <table:table-cell table:formula="of:=VLOOKUP([.$B119];[.$A$7:.$K$17];[.$A119] +1)" office:value-type="float" office:value="53.27">
            <text:p>53.27</text:p>
          </table:table-cell>
          <table:table-cell table:formula="of:=VLOOKUP([.B119];[.$A$7:.$O$17];13)" office:value-type="float" office:value="0.0571936282387398">
            <text:p>0.0571936282</text:p>
          </table:table-cell>
          <table:table-cell table:formula="of:=[.B119] - [.$F$19]" office:value-type="float" office:value="990.909090909091">
            <text:p>990.9090909091</text:p>
          </table:table-cell>
          <table:table-cell table:formula="of:=[.E119]*[.C119]" office:value-type="float" office:value="52785.7272727273">
            <text:p>52785.7272727273</text:p>
          </table:table-cell>
          <table:table-cell table:formula="of:=[.E119]^2" office:value-type="float" office:value="981900.826446281">
            <text:p>981900.826446281</text:p>
          </table:table-cell>
          <table:table-cell table:formula="of:=( [.C119] - ([.$L$19]*[.B119] +[.$N$19]) )^2" office:value-type="float" office:value="0.010004166244056">
            <text:p>0.0100041662</text:p>
          </table:table-cell>
          <table:table-cell table:number-columns-repeated="7"/>
        </table:table-row>
        <table:table-row table:style-name="ro2">
          <table:table-cell table:formula="of:=IF ( MOD(ROW([.C120]);[.$M$2]) &lt;&gt; 0; MOD(ROW([.C120]);[.$M$2]);[.$M$2])" office:value-type="float" office:value="10">
            <text:p>10</text:p>
          </table:table-cell>
          <table:table-cell table:formula="of:= INDIRECT( &quot;R&quot; &amp; (FLOOR((ROW([.A120]) -1)/[.$M$2];1) +5) &amp; &quot;C1&quot;;0)" office:value-type="float" office:value="2250">
            <text:p>2250</text:p>
          </table:table-cell>
          <table:table-cell table:formula="of:=VLOOKUP([.$B120];[.$A$7:.$K$17];[.$A120] +1)" office:value-type="float" office:value="53.16">
            <text:p>53.16</text:p>
          </table:table-cell>
          <table:table-cell table:formula="of:=VLOOKUP([.B120];[.$A$7:.$O$17];13)" office:value-type="float" office:value="0.0571936282387398">
            <text:p>0.0571936282</text:p>
          </table:table-cell>
          <table:table-cell table:formula="of:=[.B120] - [.$F$19]" office:value-type="float" office:value="990.909090909091">
            <text:p>990.9090909091</text:p>
          </table:table-cell>
          <table:table-cell table:formula="of:=[.E120]*[.C120]" office:value-type="float" office:value="52676.7272727273">
            <text:p>52676.7272727273</text:p>
          </table:table-cell>
          <table:table-cell table:formula="of:=[.E120]^2" office:value-type="float" office:value="981900.826446281">
            <text:p>981900.826446281</text:p>
          </table:table-cell>
          <table:table-cell table:formula="of:=( [.C120] - ([.$L$19]*[.B120] +[.$N$19]) )^2" office:value-type="float" office:value="0.0000995838528288387">
            <text:p>9.95838528288387E-005</text:p>
          </table:table-cell>
          <table:table-cell table:number-columns-repeated="7"/>
        </table:table-row>
        <table:table-row table:style-name="ro2">
          <table:table-cell table:formula="of:=IF ( MOD(ROW([.C121]);[.$M$2]) &lt;&gt; 0; MOD(ROW([.C121]);[.$M$2]);[.$M$2])" office:value-type="float" office:value="1">
            <text:p>1</text:p>
          </table:table-cell>
          <table:table-cell table:formula="of:= INDIRECT( &quot;R&quot; &amp; (FLOOR((ROW([.A121]) -1)/[.$M$2];1) +5) &amp; &quot;C1&quot;;0)" office:value-type="float" office:value="2500">
            <text:p>2500</text:p>
          </table:table-cell>
          <table:table-cell table:formula="of:=VLOOKUP([.$B121];[.$A$7:.$K$17];[.$A121] +1)" office:value-type="float" office:value="59.14">
            <text:p>59.14</text:p>
          </table:table-cell>
          <table:table-cell table:formula="of:=VLOOKUP([.B121];[.$A$7:.$O$17];13)" office:value-type="float" office:value="0.0359165699921355">
            <text:p>0.03591657</text:p>
          </table:table-cell>
          <table:table-cell table:formula="of:=[.B121] - [.$F$19]" office:value-type="float" office:value="1240.90909090909">
            <text:p>1240.9090909091</text:p>
          </table:table-cell>
          <table:table-cell table:formula="of:=[.E121]*[.C121]" office:value-type="float" office:value="73387.3636363636">
            <text:p>73387.3636363636</text:p>
          </table:table-cell>
          <table:table-cell table:formula="of:=[.E121]^2" office:value-type="float" office:value="1539855.37190083">
            <text:p>1539855.37190083</text:p>
          </table:table-cell>
          <table:table-cell table:formula="of:=( [.C121] - ([.$L$19]*[.B121] +[.$N$19]) )^2" office:value-type="float" office:value="0.00416006439055637">
            <text:p>0.0041600644</text:p>
          </table:table-cell>
          <table:table-cell table:number-columns-repeated="7"/>
        </table:table-row>
        <table:table-row table:style-name="ro2">
          <table:table-cell table:formula="of:=IF ( MOD(ROW([.C122]);[.$M$2]) &lt;&gt; 0; MOD(ROW([.C122]);[.$M$2]);[.$M$2])" office:value-type="float" office:value="2">
            <text:p>2</text:p>
          </table:table-cell>
          <table:table-cell table:formula="of:= INDIRECT( &quot;R&quot; &amp; (FLOOR((ROW([.A122]) -1)/[.$M$2];1) +5) &amp; &quot;C1&quot;;0)" office:value-type="float" office:value="2500">
            <text:p>2500</text:p>
          </table:table-cell>
          <table:table-cell table:formula="of:=VLOOKUP([.$B122];[.$A$7:.$K$17];[.$A122] +1)" office:value-type="float" office:value="59.15">
            <text:p>59.15</text:p>
          </table:table-cell>
          <table:table-cell table:formula="of:=VLOOKUP([.B122];[.$A$7:.$O$17];13)" office:value-type="float" office:value="0.0359165699921355">
            <text:p>0.03591657</text:p>
          </table:table-cell>
          <table:table-cell table:formula="of:=[.B122] - [.$F$19]" office:value-type="float" office:value="1240.90909090909">
            <text:p>1240.9090909091</text:p>
          </table:table-cell>
          <table:table-cell table:formula="of:=[.E122]*[.C122]" office:value-type="float" office:value="73399.7727272727">
            <text:p>73399.7727272727</text:p>
          </table:table-cell>
          <table:table-cell table:formula="of:=[.E122]^2" office:value-type="float" office:value="1539855.37190083">
            <text:p>1539855.37190083</text:p>
          </table:table-cell>
          <table:table-cell table:formula="of:=( [.C122] - ([.$L$19]*[.B122] +[.$N$19]) )^2" office:value-type="float" office:value="0.00555003561357717">
            <text:p>0.0055500356</text:p>
          </table:table-cell>
          <table:table-cell table:number-columns-repeated="7"/>
        </table:table-row>
        <table:table-row table:style-name="ro2">
          <table:table-cell table:formula="of:=IF ( MOD(ROW([.C123]);[.$M$2]) &lt;&gt; 0; MOD(ROW([.C123]);[.$M$2]);[.$M$2])" office:value-type="float" office:value="3">
            <text:p>3</text:p>
          </table:table-cell>
          <table:table-cell table:formula="of:= INDIRECT( &quot;R&quot; &amp; (FLOOR((ROW([.A123]) -1)/[.$M$2];1) +5) &amp; &quot;C1&quot;;0)" office:value-type="float" office:value="2500">
            <text:p>2500</text:p>
          </table:table-cell>
          <table:table-cell table:formula="of:=VLOOKUP([.$B123];[.$A$7:.$K$17];[.$A123] +1)" office:value-type="float" office:value="59.13">
            <text:p>59.13</text:p>
          </table:table-cell>
          <table:table-cell table:formula="of:=VLOOKUP([.B123];[.$A$7:.$O$17];13)" office:value-type="float" office:value="0.0359165699921355">
            <text:p>0.03591657</text:p>
          </table:table-cell>
          <table:table-cell table:formula="of:=[.B123] - [.$F$19]" office:value-type="float" office:value="1240.90909090909">
            <text:p>1240.9090909091</text:p>
          </table:table-cell>
          <table:table-cell table:formula="of:=[.E123]*[.C123]" office:value-type="float" office:value="73374.9545454546">
            <text:p>73374.9545454546</text:p>
          </table:table-cell>
          <table:table-cell table:formula="of:=[.E123]^2" office:value-type="float" office:value="1539855.37190083">
            <text:p>1539855.37190083</text:p>
          </table:table-cell>
          <table:table-cell table:formula="of:=( [.C123] - ([.$L$19]*[.B123] +[.$N$19]) )^2" office:value-type="float" office:value="0.00297009316753549">
            <text:p>0.0029700932</text:p>
          </table:table-cell>
          <table:table-cell table:number-columns-repeated="7"/>
        </table:table-row>
        <table:table-row table:style-name="ro2">
          <table:table-cell table:formula="of:=IF ( MOD(ROW([.C124]);[.$M$2]) &lt;&gt; 0; MOD(ROW([.C124]);[.$M$2]);[.$M$2])" office:value-type="float" office:value="4">
            <text:p>4</text:p>
          </table:table-cell>
          <table:table-cell table:formula="of:= INDIRECT( &quot;R&quot; &amp; (FLOOR((ROW([.A124]) -1)/[.$M$2];1) +5) &amp; &quot;C1&quot;;0)" office:value-type="float" office:value="2500">
            <text:p>2500</text:p>
          </table:table-cell>
          <table:table-cell table:formula="of:=VLOOKUP([.$B124];[.$A$7:.$K$17];[.$A124] +1)" office:value-type="float" office:value="59.06">
            <text:p>59.06</text:p>
          </table:table-cell>
          <table:table-cell table:formula="of:=VLOOKUP([.B124];[.$A$7:.$O$17];13)" office:value-type="float" office:value="0.0359165699921355">
            <text:p>0.03591657</text:p>
          </table:table-cell>
          <table:table-cell table:formula="of:=[.B124] - [.$F$19]" office:value-type="float" office:value="1240.90909090909">
            <text:p>1240.9090909091</text:p>
          </table:table-cell>
          <table:table-cell table:formula="of:=[.E124]*[.C124]" office:value-type="float" office:value="73288.0909090909">
            <text:p>73288.0909090909</text:p>
          </table:table-cell>
          <table:table-cell table:formula="of:=[.E124]^2" office:value-type="float" office:value="1539855.37190083">
            <text:p>1539855.37190083</text:p>
          </table:table-cell>
          <table:table-cell table:formula="of:=( [.C124] - ([.$L$19]*[.B124] +[.$N$19]) )^2" office:value-type="float" office:value="0.000240294606387531">
            <text:p>0.0002402946</text:p>
          </table:table-cell>
          <table:table-cell table:number-columns-repeated="7"/>
        </table:table-row>
        <table:table-row table:style-name="ro2">
          <table:table-cell table:formula="of:=IF ( MOD(ROW([.C125]);[.$M$2]) &lt;&gt; 0; MOD(ROW([.C125]);[.$M$2]);[.$M$2])" office:value-type="float" office:value="5">
            <text:p>5</text:p>
          </table:table-cell>
          <table:table-cell table:formula="of:= INDIRECT( &quot;R&quot; &amp; (FLOOR((ROW([.A125]) -1)/[.$M$2];1) +5) &amp; &quot;C1&quot;;0)" office:value-type="float" office:value="2500">
            <text:p>2500</text:p>
          </table:table-cell>
          <table:table-cell table:formula="of:=VLOOKUP([.$B125];[.$A$7:.$K$17];[.$A125] +1)" office:value-type="float" office:value="59.15">
            <text:p>59.15</text:p>
          </table:table-cell>
          <table:table-cell table:formula="of:=VLOOKUP([.B125];[.$A$7:.$O$17];13)" office:value-type="float" office:value="0.0359165699921355">
            <text:p>0.03591657</text:p>
          </table:table-cell>
          <table:table-cell table:formula="of:=[.B125] - [.$F$19]" office:value-type="float" office:value="1240.90909090909">
            <text:p>1240.9090909091</text:p>
          </table:table-cell>
          <table:table-cell table:formula="of:=[.E125]*[.C125]" office:value-type="float" office:value="73399.7727272727">
            <text:p>73399.7727272727</text:p>
          </table:table-cell>
          <table:table-cell table:formula="of:=[.E125]^2" office:value-type="float" office:value="1539855.37190083">
            <text:p>1539855.37190083</text:p>
          </table:table-cell>
          <table:table-cell table:formula="of:=( [.C125] - ([.$L$19]*[.B125] +[.$N$19]) )^2" office:value-type="float" office:value="0.00555003561357717">
            <text:p>0.0055500356</text:p>
          </table:table-cell>
          <table:table-cell table:number-columns-repeated="7"/>
        </table:table-row>
        <table:table-row table:style-name="ro2">
          <table:table-cell table:formula="of:=IF ( MOD(ROW([.C126]);[.$M$2]) &lt;&gt; 0; MOD(ROW([.C126]);[.$M$2]);[.$M$2])" office:value-type="float" office:value="6">
            <text:p>6</text:p>
          </table:table-cell>
          <table:table-cell table:formula="of:= INDIRECT( &quot;R&quot; &amp; (FLOOR((ROW([.A126]) -1)/[.$M$2];1) +5) &amp; &quot;C1&quot;;0)" office:value-type="float" office:value="2500">
            <text:p>2500</text:p>
          </table:table-cell>
          <table:table-cell table:formula="of:=VLOOKUP([.$B126];[.$A$7:.$K$17];[.$A126] +1)" office:value-type="float" office:value="59.07">
            <text:p>59.07</text:p>
          </table:table-cell>
          <table:table-cell table:formula="of:=VLOOKUP([.B126];[.$A$7:.$O$17];13)" office:value-type="float" office:value="0.0359165699921355">
            <text:p>0.03591657</text:p>
          </table:table-cell>
          <table:table-cell table:formula="of:=[.B126] - [.$F$19]" office:value-type="float" office:value="1240.90909090909">
            <text:p>1240.9090909091</text:p>
          </table:table-cell>
          <table:table-cell table:formula="of:=[.E126]*[.C126]" office:value-type="float" office:value="73300.5">
            <text:p>73300.5</text:p>
          </table:table-cell>
          <table:table-cell table:formula="of:=[.E126]^2" office:value-type="float" office:value="1539855.37190083">
            <text:p>1539855.37190083</text:p>
          </table:table-cell>
          <table:table-cell table:formula="of:=( [.C126] - ([.$L$19]*[.B126] +[.$N$19]) )^2" office:value-type="float" office:value="0.0000302658294086855">
            <text:p>3.02658294086855E-005</text:p>
          </table:table-cell>
          <table:table-cell table:number-columns-repeated="7"/>
        </table:table-row>
        <table:table-row table:style-name="ro2">
          <table:table-cell table:formula="of:=IF ( MOD(ROW([.C127]);[.$M$2]) &lt;&gt; 0; MOD(ROW([.C127]);[.$M$2]);[.$M$2])" office:value-type="float" office:value="7">
            <text:p>7</text:p>
          </table:table-cell>
          <table:table-cell table:formula="of:= INDIRECT( &quot;R&quot; &amp; (FLOOR((ROW([.A127]) -1)/[.$M$2];1) +5) &amp; &quot;C1&quot;;0)" office:value-type="float" office:value="2500">
            <text:p>2500</text:p>
          </table:table-cell>
          <table:table-cell table:formula="of:=VLOOKUP([.$B127];[.$A$7:.$K$17];[.$A127] +1)" office:value-type="float" office:value="59.14">
            <text:p>59.14</text:p>
          </table:table-cell>
          <table:table-cell table:formula="of:=VLOOKUP([.B127];[.$A$7:.$O$17];13)" office:value-type="float" office:value="0.0359165699921355">
            <text:p>0.03591657</text:p>
          </table:table-cell>
          <table:table-cell table:formula="of:=[.B127] - [.$F$19]" office:value-type="float" office:value="1240.90909090909">
            <text:p>1240.9090909091</text:p>
          </table:table-cell>
          <table:table-cell table:formula="of:=[.E127]*[.C127]" office:value-type="float" office:value="73387.3636363636">
            <text:p>73387.3636363636</text:p>
          </table:table-cell>
          <table:table-cell table:formula="of:=[.E127]^2" office:value-type="float" office:value="1539855.37190083">
            <text:p>1539855.37190083</text:p>
          </table:table-cell>
          <table:table-cell table:formula="of:=( [.C127] - ([.$L$19]*[.B127] +[.$N$19]) )^2" office:value-type="float" office:value="0.00416006439055637">
            <text:p>0.0041600644</text:p>
          </table:table-cell>
          <table:table-cell table:number-columns-repeated="7"/>
        </table:table-row>
        <table:table-row table:style-name="ro2">
          <table:table-cell table:formula="of:=IF ( MOD(ROW([.C128]);[.$M$2]) &lt;&gt; 0; MOD(ROW([.C128]);[.$M$2]);[.$M$2])" office:value-type="float" office:value="8">
            <text:p>8</text:p>
          </table:table-cell>
          <table:table-cell table:formula="of:= INDIRECT( &quot;R&quot; &amp; (FLOOR((ROW([.A128]) -1)/[.$M$2];1) +5) &amp; &quot;C1&quot;;0)" office:value-type="float" office:value="2500">
            <text:p>2500</text:p>
          </table:table-cell>
          <table:table-cell table:formula="of:=VLOOKUP([.$B128];[.$A$7:.$K$17];[.$A128] +1)" office:value-type="float" office:value="59.17">
            <text:p>59.17</text:p>
          </table:table-cell>
          <table:table-cell table:formula="of:=VLOOKUP([.B128];[.$A$7:.$O$17];13)" office:value-type="float" office:value="0.0359165699921355">
            <text:p>0.03591657</text:p>
          </table:table-cell>
          <table:table-cell table:formula="of:=[.B128] - [.$F$19]" office:value-type="float" office:value="1240.90909090909">
            <text:p>1240.9090909091</text:p>
          </table:table-cell>
          <table:table-cell table:formula="of:=[.E128]*[.C128]" office:value-type="float" office:value="73424.5909090909">
            <text:p>73424.5909090909</text:p>
          </table:table-cell>
          <table:table-cell table:formula="of:=[.E128]^2" office:value-type="float" office:value="1539855.37190083">
            <text:p>1539855.37190083</text:p>
          </table:table-cell>
          <table:table-cell table:formula="of:=( [.C128] - ([.$L$19]*[.B128] +[.$N$19]) )^2" office:value-type="float" office:value="0.00892997805961988">
            <text:p>0.0089299781</text:p>
          </table:table-cell>
          <table:table-cell table:number-columns-repeated="7"/>
        </table:table-row>
        <table:table-row table:style-name="ro2">
          <table:table-cell table:formula="of:=IF ( MOD(ROW([.C129]);[.$M$2]) &lt;&gt; 0; MOD(ROW([.C129]);[.$M$2]);[.$M$2])" office:value-type="float" office:value="9">
            <text:p>9</text:p>
          </table:table-cell>
          <table:table-cell table:formula="of:= INDIRECT( &quot;R&quot; &amp; (FLOOR((ROW([.A129]) -1)/[.$M$2];1) +5) &amp; &quot;C1&quot;;0)" office:value-type="float" office:value="2500">
            <text:p>2500</text:p>
          </table:table-cell>
          <table:table-cell table:formula="of:=VLOOKUP([.$B129];[.$A$7:.$K$17];[.$A129] +1)" office:value-type="float" office:value="59.12">
            <text:p>59.12</text:p>
          </table:table-cell>
          <table:table-cell table:formula="of:=VLOOKUP([.B129];[.$A$7:.$O$17];13)" office:value-type="float" office:value="0.0359165699921355">
            <text:p>0.03591657</text:p>
          </table:table-cell>
          <table:table-cell table:formula="of:=[.B129] - [.$F$19]" office:value-type="float" office:value="1240.90909090909">
            <text:p>1240.9090909091</text:p>
          </table:table-cell>
          <table:table-cell table:formula="of:=[.E129]*[.C129]" office:value-type="float" office:value="73362.5454545455">
            <text:p>73362.5454545455</text:p>
          </table:table-cell>
          <table:table-cell table:formula="of:=[.E129]^2" office:value-type="float" office:value="1539855.37190083">
            <text:p>1539855.37190083</text:p>
          </table:table-cell>
          <table:table-cell table:formula="of:=( [.C129] - ([.$L$19]*[.B129] +[.$N$19]) )^2" office:value-type="float" office:value="0.00198012194451389">
            <text:p>0.0019801219</text:p>
          </table:table-cell>
          <table:table-cell table:number-columns-repeated="7"/>
        </table:table-row>
        <table:table-row table:style-name="ro2">
          <table:table-cell table:formula="of:=IF ( MOD(ROW([.C130]);[.$M$2]) &lt;&gt; 0; MOD(ROW([.C130]);[.$M$2]);[.$M$2])" office:value-type="float" office:value="10">
            <text:p>10</text:p>
          </table:table-cell>
          <table:table-cell table:formula="of:= INDIRECT( &quot;R&quot; &amp; (FLOOR((ROW([.A130]) -1)/[.$M$2];1) +5) &amp; &quot;C1&quot;;0)" office:value-type="float" office:value="2500">
            <text:p>2500</text:p>
          </table:table-cell>
          <table:table-cell table:formula="of:=VLOOKUP([.$B130];[.$A$7:.$K$17];[.$A130] +1)" office:value-type="float" office:value="59.1">
            <text:p>59.1</text:p>
          </table:table-cell>
          <table:table-cell table:formula="of:=VLOOKUP([.B130];[.$A$7:.$O$17];13)" office:value-type="float" office:value="0.0359165699921355">
            <text:p>0.03591657</text:p>
          </table:table-cell>
          <table:table-cell table:formula="of:=[.B130] - [.$F$19]" office:value-type="float" office:value="1240.90909090909">
            <text:p>1240.9090909091</text:p>
          </table:table-cell>
          <table:table-cell table:formula="of:=[.E130]*[.C130]" office:value-type="float" office:value="73337.7272727273">
            <text:p>73337.7272727273</text:p>
          </table:table-cell>
          <table:table-cell table:formula="of:=[.E130]^2" office:value-type="float" office:value="1539855.37190083">
            <text:p>1539855.37190083</text:p>
          </table:table-cell>
          <table:table-cell table:formula="of:=( [.C130] - ([.$L$19]*[.B130] +[.$N$19]) )^2" office:value-type="float" office:value="0.000600179498472018">
            <text:p>0.0006001795</text:p>
          </table:table-cell>
          <table:table-cell table:number-columns-repeated="7"/>
        </table:table-row>
      </table:table>
      <table:table table:name="firstopt" table:style-name="ta1" table:print="false">
        <table:table-column table:style-name="co3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10" table:default-cell-style-name="Default"/>
        <table:table-column table:style-name="co2" table:number-columns-repeated="2" table:default-cell-style-name="Default"/>
        <table:table-row table:style-name="ro2">
          <table:table-cell office:value-type="string">
            <text:p>Commit hash:</text:p>
          </table:table-cell>
          <table:table-cell office:value-type="string">
            <text:p>a832eee3d905db92132fa297b9547b42c739c8f5</text:p>
          </table:table-cell>
          <table:table-cell table:number-columns-repeated="4"/>
          <table:table-cell office:value-type="string">
            <text:p>T = mN + C</text:p>
          </table:table-cell>
          <table:table-cell office:value-type="string">
            <text:p>No. ofMeasurements</text:p>
          </table:table-cell>
          <table:table-cell table:formula="of:=COUNT([.B7:.K17])" office:value-type="float" office:value="110">
            <text:p>110</text:p>
          </table:table-cell>
          <table:table-cell table:number-columns-repeated="6"/>
        </table:table-row>
        <table:table-row table:style-name="ro2">
          <table:table-cell office:value-type="string">
            <text:p>Comments:</text:p>
          </table:table-cell>
          <table:table-cell office:value-type="string">
            <text:p>Removed differentiate functions</text:p>
          </table:table-cell>
          <table:table-cell table:number-columns-repeated="9"/>
          <table:table-cell office:value-type="string">
            <text:p>(P)</text:p>
          </table:table-cell>
          <table:table-cell table:formula="of:=[.$K$6]" office:value-type="float" office:value="10">
            <text:p>10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Excuted on Dan's main PC at home.</text:p>
          </table:table-cell>
          <table:table-cell table:number-columns-repeated="13"/>
        </table:table-row>
        <table:table-row table:style-name="ro2">
          <table:table-cell office:value-type="string">
            <text:p>Vary m.c.s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Time (T) [seconds]</text:p>
          </table:table-cell>
          <table:table-cell table:number-columns-repeated="13"/>
        </table:table-row>
        <table:table-row table:style-name="ro2">
          <table:table-cell office:value-type="string">
            <text:p>m.c.s (N)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string">
            <text:p>average</text:p>
          </table:table-cell>
          <table:table-cell office:value-type="string">
            <text:p>std dev.</text:p>
          </table:table-cell>
          <table:table-cell office:value-type="string">
            <text:p>t (1mcs)</text:p>
          </table:table-cell>
          <table:table-cell office:value-type="string">
            <text:p>error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.16">
            <text:p>1.16</text:p>
          </table:table-cell>
          <table:table-cell office:value-type="float" office:value="1.2">
            <text:p>1.2</text:p>
          </table:table-cell>
          <table:table-cell office:value-type="float" office:value="1.17">
            <text:p>1.17</text:p>
          </table:table-cell>
          <table:table-cell table:number-columns-repeated="2" office:value-type="float" office:value="1.18">
            <text:p>1.18</text:p>
          </table:table-cell>
          <table:table-cell office:value-type="float" office:value="1.21">
            <text:p>1.21</text:p>
          </table:table-cell>
          <table:table-cell office:value-type="float" office:value="1.2">
            <text:p>1.2</text:p>
          </table:table-cell>
          <table:table-cell table:number-columns-repeated="2" office:value-type="float" office:value="1.18">
            <text:p>1.18</text:p>
          </table:table-cell>
          <table:table-cell office:value-type="float" office:value="1.19">
            <text:p>1.19</text:p>
          </table:table-cell>
          <table:table-cell table:formula="of:=AVERAGE([.B7:.K7])" office:value-type="float" office:value="1.185">
            <text:p>1.185</text:p>
          </table:table-cell>
          <table:table-cell table:formula="of:=STDEV([.B7:.K7])" office:value-type="float" office:value="0.0150923085635624">
            <text:p>0.0150923086</text:p>
          </table:table-cell>
          <table:table-cell table:formula="of:=[.L7]/[.A7]" office:value-type="float" office:value="0.01185">
            <text:p>0.01185</text:p>
          </table:table-cell>
          <table:table-cell table:formula="of:=[.M7]/([.A7]*SQRT([.$M$2]))" office:value-type="float" office:value="0.0000477260702109212">
            <text:p>4.77260702109212E-005</text:p>
          </table:table-cell>
        </table:table-row>
        <table:table-row table:style-name="ro2">
          <table:table-cell office:value-type="float" office:value="250">
            <text:p>250</text:p>
          </table:table-cell>
          <table:table-cell office:value-type="float" office:value="2.84">
            <text:p>2.84</text:p>
          </table:table-cell>
          <table:table-cell office:value-type="float" office:value="3.45">
            <text:p>3.45</text:p>
          </table:table-cell>
          <table:table-cell office:value-type="float" office:value="2.86">
            <text:p>2.86</text:p>
          </table:table-cell>
          <table:table-cell office:value-type="float" office:value="2.87">
            <text:p>2.87</text:p>
          </table:table-cell>
          <table:table-cell office:value-type="float" office:value="2.86">
            <text:p>2.86</text:p>
          </table:table-cell>
          <table:table-cell office:value-type="float" office:value="2.87">
            <text:p>2.87</text:p>
          </table:table-cell>
          <table:table-cell office:value-type="float" office:value="2.85">
            <text:p>2.85</text:p>
          </table:table-cell>
          <table:table-cell office:value-type="float" office:value="2.87">
            <text:p>2.87</text:p>
          </table:table-cell>
          <table:table-cell office:value-type="float" office:value="2.86">
            <text:p>2.86</text:p>
          </table:table-cell>
          <table:table-cell office:value-type="float" office:value="2.87">
            <text:p>2.87</text:p>
          </table:table-cell>
          <table:table-cell table:formula="of:=AVERAGE([.B8:.K8])" office:value-type="float" office:value="2.92">
            <text:p>2.92</text:p>
          </table:table-cell>
          <table:table-cell table:formula="of:=STDEV([.B8:.K8])" office:value-type="float" office:value="0.186488009742658">
            <text:p>0.1864880097</text:p>
          </table:table-cell>
          <table:table-cell table:formula="of:=[.L8]/[.A8]" office:value-type="float" office:value="0.01168">
            <text:p>0.01168</text:p>
          </table:table-cell>
          <table:table-cell table:formula="of:=[.M8]/([.A8]*SQRT([.$M$2]))" office:value-type="float" office:value="0.000235890746839388">
            <text:p>0.0002358907</text:p>
          </table:table-cell>
        </table:table-row>
        <table:table-row table:style-name="ro2">
          <table:table-cell office:value-type="float" office:value="500">
            <text:p>500</text:p>
          </table:table-cell>
          <table:table-cell office:value-type="float" office:value="6.06">
            <text:p>6.06</text:p>
          </table:table-cell>
          <table:table-cell office:value-type="float" office:value="5.66">
            <text:p>5.66</text:p>
          </table:table-cell>
          <table:table-cell office:value-type="float" office:value="5.69">
            <text:p>5.69</text:p>
          </table:table-cell>
          <table:table-cell office:value-type="float" office:value="5.66">
            <text:p>5.66</text:p>
          </table:table-cell>
          <table:table-cell office:value-type="float" office:value="5.67">
            <text:p>5.67</text:p>
          </table:table-cell>
          <table:table-cell table:number-columns-repeated="2" office:value-type="float" office:value="5.68">
            <text:p>5.68</text:p>
          </table:table-cell>
          <table:table-cell office:value-type="float" office:value="5.67">
            <text:p>5.67</text:p>
          </table:table-cell>
          <table:table-cell office:value-type="float" office:value="5.68">
            <text:p>5.68</text:p>
          </table:table-cell>
          <table:table-cell office:value-type="float" office:value="5.69">
            <text:p>5.69</text:p>
          </table:table-cell>
          <table:table-cell table:formula="of:=AVERAGE([.B9:.K9])" office:value-type="float" office:value="5.714">
            <text:p>5.714</text:p>
          </table:table-cell>
          <table:table-cell table:formula="of:=STDEV([.B9:.K9])" office:value-type="float" office:value="0.122038245371413">
            <text:p>0.1220382454</text:p>
          </table:table-cell>
          <table:table-cell table:formula="of:=[.L9]/[.A9]" office:value-type="float" office:value="0.011428">
            <text:p>0.011428</text:p>
          </table:table-cell>
          <table:table-cell table:formula="of:=[.M9]/([.A9]*SQRT([.$M$2]))" office:value-type="float" office:value="0.0000771837634048335">
            <text:p>7.71837634048335E-005</text:p>
          </table:table-cell>
        </table:table-row>
        <table:table-row table:style-name="ro2">
          <table:table-cell office:value-type="float" office:value="750">
            <text:p>750</text:p>
          </table:table-cell>
          <table:table-cell office:value-type="float" office:value="8.58">
            <text:p>8.58</text:p>
          </table:table-cell>
          <table:table-cell office:value-type="float" office:value="8.51">
            <text:p>8.51</text:p>
          </table:table-cell>
          <table:table-cell office:value-type="float" office:value="8.48">
            <text:p>8.48</text:p>
          </table:table-cell>
          <table:table-cell office:value-type="float" office:value="8.52">
            <text:p>8.52</text:p>
          </table:table-cell>
          <table:table-cell office:value-type="float" office:value="8.47">
            <text:p>8.47</text:p>
          </table:table-cell>
          <table:table-cell office:value-type="float" office:value="8.52">
            <text:p>8.52</text:p>
          </table:table-cell>
          <table:table-cell office:value-type="float" office:value="8.47">
            <text:p>8.47</text:p>
          </table:table-cell>
          <table:table-cell office:value-type="float" office:value="8.52">
            <text:p>8.52</text:p>
          </table:table-cell>
          <table:table-cell office:value-type="float" office:value="8.47">
            <text:p>8.47</text:p>
          </table:table-cell>
          <table:table-cell office:value-type="float" office:value="8.52">
            <text:p>8.52</text:p>
          </table:table-cell>
          <table:table-cell table:formula="of:=AVERAGE([.B10:.K10])" office:value-type="float" office:value="8.506">
            <text:p>8.506</text:p>
          </table:table-cell>
          <table:table-cell table:formula="of:=STDEV([.B10:.K10])" office:value-type="float" office:value="0.034705106892854">
            <text:p>0.0347051069</text:p>
          </table:table-cell>
          <table:table-cell table:formula="of:=[.L10]/[.A10]" office:value-type="float" office:value="0.0113413333333333">
            <text:p>0.0113413333</text:p>
          </table:table-cell>
          <table:table-cell table:formula="of:=[.M10]/([.A10]*SQRT([.$M$2]))" office:value-type="float" office:value="0.000014632957896137">
            <text:p>0.000014633</text:p>
          </table:table-cell>
        </table:table-row>
        <table:table-row table:style-name="ro2">
          <table:table-cell office:value-type="float" office:value="1000">
            <text:p>1000</text:p>
          </table:table-cell>
          <table:table-cell office:value-type="float" office:value="11.28">
            <text:p>11.28</text:p>
          </table:table-cell>
          <table:table-cell office:value-type="float" office:value="11.31">
            <text:p>11.31</text:p>
          </table:table-cell>
          <table:table-cell table:number-columns-repeated="2" office:value-type="float" office:value="11.3">
            <text:p>11.3</text:p>
          </table:table-cell>
          <table:table-cell office:value-type="float" office:value="11.33">
            <text:p>11.33</text:p>
          </table:table-cell>
          <table:table-cell office:value-type="float" office:value="11.3">
            <text:p>11.3</text:p>
          </table:table-cell>
          <table:table-cell office:value-type="float" office:value="11.29">
            <text:p>11.29</text:p>
          </table:table-cell>
          <table:table-cell office:value-type="float" office:value="11.31">
            <text:p>11.31</text:p>
          </table:table-cell>
          <table:table-cell table:number-columns-repeated="2" office:value-type="float" office:value="11.33">
            <text:p>11.33</text:p>
          </table:table-cell>
          <table:table-cell table:formula="of:=AVERAGE([.B11:.K11])" office:value-type="float" office:value="11.308">
            <text:p>11.308</text:p>
          </table:table-cell>
          <table:table-cell table:formula="of:=STDEV([.B11:.K11])" office:value-type="float" office:value="0.0175119007154184">
            <text:p>0.0175119007</text:p>
          </table:table-cell>
          <table:table-cell table:formula="of:=[.L11]/[.A11]" office:value-type="float" office:value="0.011308">
            <text:p>0.011308</text:p>
          </table:table-cell>
          <table:table-cell table:formula="of:=[.M11]/([.A11]*SQRT([.$M$2]))" office:value-type="float" office:value="0.00000553774924194543">
            <text:p>5.53774924194543E-006</text:p>
          </table:table-cell>
        </table:table-row>
        <table:table-row table:style-name="ro2">
          <table:table-cell office:value-type="float" office:value="1250">
            <text:p>1250</text:p>
          </table:table-cell>
          <table:table-cell office:value-type="float" office:value="14.12">
            <text:p>14.12</text:p>
          </table:table-cell>
          <table:table-cell office:value-type="float" office:value="14.15">
            <text:p>14.15</text:p>
          </table:table-cell>
          <table:table-cell office:value-type="float" office:value="14.13">
            <text:p>14.13</text:p>
          </table:table-cell>
          <table:table-cell office:value-type="float" office:value="14.12">
            <text:p>14.12</text:p>
          </table:table-cell>
          <table:table-cell office:value-type="float" office:value="14.16">
            <text:p>14.16</text:p>
          </table:table-cell>
          <table:table-cell office:value-type="float" office:value="14.1">
            <text:p>14.1</text:p>
          </table:table-cell>
          <table:table-cell office:value-type="float" office:value="14.12">
            <text:p>14.12</text:p>
          </table:table-cell>
          <table:table-cell office:value-type="float" office:value="14.14">
            <text:p>14.14</text:p>
          </table:table-cell>
          <table:table-cell office:value-type="float" office:value="14.15">
            <text:p>14.15</text:p>
          </table:table-cell>
          <table:table-cell office:value-type="float" office:value="14.1">
            <text:p>14.1</text:p>
          </table:table-cell>
          <table:table-cell table:formula="of:=AVERAGE([.B12:.K12])" office:value-type="float" office:value="14.129">
            <text:p>14.129</text:p>
          </table:table-cell>
          <table:table-cell table:formula="of:=STDEV([.B12:.K12])" office:value-type="float" office:value="0.0207899548393506">
            <text:p>0.0207899548</text:p>
          </table:table-cell>
          <table:table-cell table:formula="of:=[.L12]/[.A12]" office:value-type="float" office:value="0.0113032">
            <text:p>0.0113032</text:p>
          </table:table-cell>
          <table:table-cell table:formula="of:=[.M12]/([.A12]*SQRT([.$M$2]))" office:value-type="float" office:value="0.00000525948877955103">
            <text:p>5.25948877955103E-006</text:p>
          </table:table-cell>
        </table:table-row>
        <table:table-row table:style-name="ro2">
          <table:table-cell office:value-type="float" office:value="1500">
            <text:p>1500</text:p>
          </table:table-cell>
          <table:table-cell office:value-type="float" office:value="16.92">
            <text:p>16.92</text:p>
          </table:table-cell>
          <table:table-cell office:value-type="float" office:value="16.95">
            <text:p>16.95</text:p>
          </table:table-cell>
          <table:table-cell office:value-type="float" office:value="16.94">
            <text:p>16.94</text:p>
          </table:table-cell>
          <table:table-cell office:value-type="float" office:value="17.02">
            <text:p>17.02</text:p>
          </table:table-cell>
          <table:table-cell office:value-type="float" office:value="16.96">
            <text:p>16.96</text:p>
          </table:table-cell>
          <table:table-cell office:value-type="float" office:value="16.94">
            <text:p>16.94</text:p>
          </table:table-cell>
          <table:table-cell office:value-type="float" office:value="16.95">
            <text:p>16.95</text:p>
          </table:table-cell>
          <table:table-cell office:value-type="float" office:value="16.94">
            <text:p>16.94</text:p>
          </table:table-cell>
          <table:table-cell office:value-type="float" office:value="16.92">
            <text:p>16.92</text:p>
          </table:table-cell>
          <table:table-cell office:value-type="float" office:value="16.95">
            <text:p>16.95</text:p>
          </table:table-cell>
          <table:table-cell table:formula="of:=AVERAGE([.B13:.K13])" office:value-type="float" office:value="16.949">
            <text:p>16.949</text:p>
          </table:table-cell>
          <table:table-cell table:formula="of:=STDEV([.B13:.K13])" office:value-type="float" office:value="0.0280673792466939">
            <text:p>0.0280673792</text:p>
          </table:table-cell>
          <table:table-cell table:formula="of:=[.L13]/[.A13]" office:value-type="float" office:value="0.0112993333333333">
            <text:p>0.0112993333</text:p>
          </table:table-cell>
          <table:table-cell table:formula="of:=[.M13]/([.A13]*SQRT([.$M$2]))" office:value-type="float" office:value="0.00000591712309141958">
            <text:p>5.91712309141958E-006</text:p>
          </table:table-cell>
        </table:table-row>
        <table:table-row table:style-name="ro2">
          <table:table-cell office:value-type="float" office:value="1750">
            <text:p>1750</text:p>
          </table:table-cell>
          <table:table-cell office:value-type="float" office:value="19.75">
            <text:p>19.75</text:p>
          </table:table-cell>
          <table:table-cell office:value-type="float" office:value="19.77">
            <text:p>19.77</text:p>
          </table:table-cell>
          <table:table-cell office:value-type="float" office:value="19.8">
            <text:p>19.8</text:p>
          </table:table-cell>
          <table:table-cell office:value-type="float" office:value="19.75">
            <text:p>19.75</text:p>
          </table:table-cell>
          <table:table-cell office:value-type="float" office:value="19.77">
            <text:p>19.77</text:p>
          </table:table-cell>
          <table:table-cell office:value-type="float" office:value="19.78">
            <text:p>19.78</text:p>
          </table:table-cell>
          <table:table-cell table:number-columns-repeated="2" office:value-type="float" office:value="19.76">
            <text:p>19.76</text:p>
          </table:table-cell>
          <table:table-cell office:value-type="float" office:value="19.85">
            <text:p>19.85</text:p>
          </table:table-cell>
          <table:table-cell office:value-type="float" office:value="19.76">
            <text:p>19.76</text:p>
          </table:table-cell>
          <table:table-cell table:formula="of:=AVERAGE([.B14:.K14])" office:value-type="float" office:value="19.775">
            <text:p>19.775</text:p>
          </table:table-cell>
          <table:table-cell table:formula="of:=STDEV([.B14:.K14])" office:value-type="float" office:value="0.0302765035409752">
            <text:p>0.0302765035</text:p>
          </table:table-cell>
          <table:table-cell table:formula="of:=[.L14]/[.A14]" office:value-type="float" office:value="0.0113">
            <text:p>0.0113</text:p>
          </table:table-cell>
          <table:table-cell table:formula="of:=[.M14]/([.A14]*SQRT([.$M$2]))" office:value-type="float" office:value="0.00000547101204432198">
            <text:p>0.000005471</text:p>
          </table:table-cell>
        </table:table-row>
        <table:table-row table:style-name="ro2">
          <table:table-cell office:value-type="float" office:value="2000">
            <text:p>2000</text:p>
          </table:table-cell>
          <table:table-cell office:value-type="float" office:value="22.57">
            <text:p>22.57</text:p>
          </table:table-cell>
          <table:table-cell table:number-columns-repeated="2" office:value-type="float" office:value="22.6">
            <text:p>22.6</text:p>
          </table:table-cell>
          <table:table-cell office:value-type="float" office:value="22.67">
            <text:p>22.67</text:p>
          </table:table-cell>
          <table:table-cell office:value-type="float" office:value="22.58">
            <text:p>22.58</text:p>
          </table:table-cell>
          <table:table-cell office:value-type="float" office:value="22.6">
            <text:p>22.6</text:p>
          </table:table-cell>
          <table:table-cell office:value-type="float" office:value="22.61">
            <text:p>22.61</text:p>
          </table:table-cell>
          <table:table-cell office:value-type="float" office:value="22.59">
            <text:p>22.59</text:p>
          </table:table-cell>
          <table:table-cell office:value-type="float" office:value="22.58">
            <text:p>22.58</text:p>
          </table:table-cell>
          <table:table-cell office:value-type="float" office:value="22.6">
            <text:p>22.6</text:p>
          </table:table-cell>
          <table:table-cell table:formula="of:=AVERAGE([.B15:.K15])" office:value-type="float" office:value="22.6">
            <text:p>22.6</text:p>
          </table:table-cell>
          <table:table-cell table:formula="of:=STDEV([.B15:.K15])" office:value-type="float" office:value="0.0274873708374518">
            <text:p>0.0274873708</text:p>
          </table:table-cell>
          <table:table-cell table:formula="of:=[.L15]/[.A15]" office:value-type="float" office:value="0.0113">
            <text:p>0.0113</text:p>
          </table:table-cell>
          <table:table-cell table:formula="of:=[.M15]/([.A15]*SQRT([.$M$2]))" office:value-type="float" office:value="0.00000434613493680188">
            <text:p>4.34613493680188E-006</text:p>
          </table:table-cell>
        </table:table-row>
        <table:table-row table:style-name="ro2">
          <table:table-cell office:value-type="float" office:value="2250">
            <text:p>2250</text:p>
          </table:table-cell>
          <table:table-cell office:value-type="float" office:value="25.41">
            <text:p>25.41</text:p>
          </table:table-cell>
          <table:table-cell office:value-type="float" office:value="25.51">
            <text:p>25.51</text:p>
          </table:table-cell>
          <table:table-cell table:number-columns-repeated="2" office:value-type="float" office:value="25.43">
            <text:p>25.43</text:p>
          </table:table-cell>
          <table:table-cell office:value-type="float" office:value="25.41">
            <text:p>25.41</text:p>
          </table:table-cell>
          <table:table-cell table:number-columns-repeated="2" office:value-type="float" office:value="25.45">
            <text:p>25.45</text:p>
          </table:table-cell>
          <table:table-cell office:value-type="float" office:value="25.43">
            <text:p>25.43</text:p>
          </table:table-cell>
          <table:table-cell office:value-type="float" office:value="25.44">
            <text:p>25.44</text:p>
          </table:table-cell>
          <table:table-cell office:value-type="float" office:value="25.43">
            <text:p>25.43</text:p>
          </table:table-cell>
          <table:table-cell table:formula="of:=AVERAGE([.B16:.K16])" office:value-type="float" office:value="25.439">
            <text:p>25.439</text:p>
          </table:table-cell>
          <table:table-cell table:formula="of:=STDEV([.B16:.K16])" office:value-type="float" office:value="0.0284604989415158">
            <text:p>0.0284604989</text:p>
          </table:table-cell>
          <table:table-cell table:formula="of:=[.L16]/[.A16]" office:value-type="float" office:value="0.0113062222222222">
            <text:p>0.0113062222</text:p>
          </table:table-cell>
          <table:table-cell table:formula="of:=[.M16]/([.A16]*SQRT([.$M$2]))" office:value-type="float" office:value="0.00000400000000000006">
            <text:p>0.000004</text:p>
          </table:table-cell>
        </table:table-row>
        <table:table-row table:style-name="ro2">
          <table:table-cell office:value-type="float" office:value="2500">
            <text:p>2500</text:p>
          </table:table-cell>
          <table:table-cell office:value-type="float" office:value="28.24">
            <text:p>28.24</text:p>
          </table:table-cell>
          <table:table-cell table:number-columns-repeated="2" office:value-type="float" office:value="28.25">
            <text:p>28.25</text:p>
          </table:table-cell>
          <table:table-cell office:value-type="float" office:value="28.26">
            <text:p>28.26</text:p>
          </table:table-cell>
          <table:table-cell office:value-type="float" office:value="28.23">
            <text:p>28.23</text:p>
          </table:table-cell>
          <table:table-cell office:value-type="float" office:value="28.24">
            <text:p>28.24</text:p>
          </table:table-cell>
          <table:table-cell office:value-type="float" office:value="28.27">
            <text:p>28.27</text:p>
          </table:table-cell>
          <table:table-cell office:value-type="float" office:value="28.25">
            <text:p>28.25</text:p>
          </table:table-cell>
          <table:table-cell office:value-type="float" office:value="28.24">
            <text:p>28.24</text:p>
          </table:table-cell>
          <table:table-cell office:value-type="float" office:value="28.27">
            <text:p>28.27</text:p>
          </table:table-cell>
          <table:table-cell table:formula="of:=AVERAGE([.B17:.K17])" office:value-type="float" office:value="28.25">
            <text:p>28.25</text:p>
          </table:table-cell>
          <table:table-cell table:formula="of:=STDEV([.B17:.K17])" office:value-type="float" office:value="0.0133333333333336">
            <text:p>0.0133333333</text:p>
          </table:table-cell>
          <table:table-cell table:formula="of:=[.L17]/[.A17]" office:value-type="float" office:value="0.0113">
            <text:p>0.0113</text:p>
          </table:table-cell>
          <table:table-cell table:formula="of:=[.M17]/([.A17]*SQRT([.$M$2]))" office:value-type="float" office:value="0.00000168654808542317">
            <text:p>1.68654808542317E-006</text:p>
          </table:table-cell>
        </table:table-row>
        <table:table-row table:style-name="ro2">
          <table:table-cell table:number-columns-repeated="15"/>
        </table:table-row>
        <table:table-row table:style-name="ro2">
          <table:table-cell office:value-type="string">
            <text:p>Linear regression</text:p>
          </table:table-cell>
          <table:table-cell table:number-columns-repeated="3"/>
          <table:table-cell office:value-type="string">
            <text:p>mean N</text:p>
          </table:table-cell>
          <table:table-cell table:formula="of:=AVERAGE([.B21:.B130])" office:value-type="float" office:value="1259.09090909091">
            <text:p>1259.0909090909</text:p>
          </table:table-cell>
          <table:table-cell office:value-type="string">
            <text:p>mean T</text:p>
          </table:table-cell>
          <table:table-cell table:formula="of:=AVERAGE([.C21:.C130])" office:value-type="float" office:value="14.2522727272727">
            <text:p>14.2522727273</text:p>
          </table:table-cell>
          <table:table-cell office:value-type="string">
            <text:p>measurements</text:p>
          </table:table-cell>
          <table:table-cell table:formula="of:=COUNT([.C21:.C130])" office:value-type="float" office:value="110">
            <text:p>110</text:p>
          </table:table-cell>
          <table:table-cell table:style-name="ce1" office:value-type="string">
            <text:p>gradient:</text:p>
          </table:table-cell>
          <table:table-cell table:style-name="ce1" table:formula="of:=SUM([.$F$21:.$F$130])/SUM([.$G$21:.$G$130])" office:value-type="float" office:value="0.0112679753340185">
            <text:p>0.0112679753</text:p>
          </table:table-cell>
          <table:table-cell office:value-type="string">
            <text:p>Intercept:</text:p>
          </table:table-cell>
          <table:table-cell table:formula="of:=[.$H$19] - [.$L$19]*[.$F$19]" office:value-type="float" office:value="0.0648674203494295">
            <text:p>0.0648674203</text:p>
          </table:table-cell>
          <table:table-cell/>
        </table:table-row>
        <table:table-row table:style-name="ro2">
          <table:table-cell/>
          <table:table-cell office:value-type="string">
            <text:p>N</text:p>
          </table:table-cell>
          <table:table-cell office:value-type="string">
            <text:p>T</text:p>
          </table:table-cell>
          <table:table-cell office:value-type="string">
            <text:p>errorT</text:p>
          </table:table-cell>
          <table:table-cell office:value-type="string">
            <text:p>(N_i – meanN)</text:p>
          </table:table-cell>
          <table:table-cell office:value-type="string">
            <text:p>(N_i – meanN)*T_i</text:p>
          </table:table-cell>
          <table:table-cell office:value-type="string">
            <text:p>(N_i – meanN)^2</text:p>
          </table:table-cell>
          <table:table-cell office:value-type="string">
            <text:p>d_i ^2</text:p>
          </table:table-cell>
          <table:table-cell office:value-type="string">
            <text:p>Error Gradient:</text:p>
          </table:table-cell>
          <table:table-cell table:formula="of:=SQRT( 1/(SUM([.$G$21:.$G$130])) * SUM([.$H$21:.$H$130])/([.$I$1] -2) )" office:value-type="float" office:value="0.0000086584653558705">
            <text:p>8.6584653558705E-006</text:p>
          </table:table-cell>
          <table:table-cell office:value-type="string">
            <text:p>Prediction (s):</text:p>
          </table:table-cell>
          <table:table-cell table:style-name="ce1" table:formula="of:=FORECAST([.$L$21];[.$C$21:.$C$130];[.$B$21:.$B$130])" office:value-type="float" office:value="2816993.89837205">
            <text:p>2816993.89837205</text:p>
          </table:table-cell>
          <table:table-cell table:formula="of:=STEYX([.$C$21:.$C$130];[.$B$21:.$B$130])" office:value-type="float" office:value="0.0705231387152634">
            <text:p>0.0705231387</text:p>
          </table:table-cell>
          <table:table-cell office:value-type="string">
            <text:p>Days:</text:p>
          </table:table-cell>
          <table:table-cell table:formula="of:=[.L20]/(3600*24)" office:value-type="float" office:value="32.6040960459728">
            <text:p>32.604096046</text:p>
          </table:table-cell>
        </table:table-row>
        <table:table-row table:style-name="ro2">
          <table:table-cell table:formula="of:=IF ( MOD(ROW([.C21]);[.$M$2]) &lt;&gt; 0; MOD(ROW([.C21]);[.$M$2]);[.$M$2])" office:value-type="float" office:value="1">
            <text:p>1</text:p>
          </table:table-cell>
          <table:table-cell table:formula="of:= INDIRECT( &quot;R&quot; &amp; (FLOOR((ROW([.A21]) -1)/[.$M$2];1) +5) &amp; &quot;C1&quot;;0)" office:value-type="float" office:value="100">
            <text:p>100</text:p>
          </table:table-cell>
          <table:table-cell table:formula="of:=VLOOKUP([.$B21];[.$A$7:.$K$17];[.$A21] +1)" office:value-type="float" office:value="1.16">
            <text:p>1.16</text:p>
          </table:table-cell>
          <table:table-cell table:formula="of:=VLOOKUP([.B21];[.$A$7:.$O$17];13)" office:value-type="float" office:value="0.0150923085635624">
            <text:p>0.0150923086</text:p>
          </table:table-cell>
          <table:table-cell table:formula="of:=[.B21] - [.$F$19]" office:value-type="float" office:value="-1159.09090909091">
            <text:p>-1159.0909090909</text:p>
          </table:table-cell>
          <table:table-cell table:formula="of:=[.E21]*[.C21]" office:value-type="float" office:value="-1344.54545454545">
            <text:p>-1344.5454545455</text:p>
          </table:table-cell>
          <table:table-cell table:formula="of:=[.E21]^2" office:value-type="float" office:value="1343491.73553719">
            <text:p>1343491.73553719</text:p>
          </table:table-cell>
          <table:table-cell table:formula="of:=( [.C21] - ([.$L$19]*[.B21] +[.$N$19]) )^2" office:value-type="float" office:value="0.00100266929607074">
            <text:p>0.0010026693</text:p>
          </table:table-cell>
          <table:table-cell office:value-type="string">
            <text:p>Error intercept:</text:p>
          </table:table-cell>
          <table:table-cell table:formula="of:=SQRT( (1/[.$I$1] +[.$F$19]^2/SUM([.$G$21:.$G$130])) * SUM([.$H$21:.$H$130])/([.$I$1] -2) )" office:value-type="float" office:value="0.0128087036806638">
            <text:p>0.0128087037</text:p>
          </table:table-cell>
          <table:table-cell office:value-type="string">
            <text:p>Predic steps</text:p>
          </table:table-cell>
          <table:table-cell table:style-name="ce2" office:value-type="float" office:value="250000000">
            <text:p>2.50E+008</text:p>
          </table:table-cell>
          <table:table-cell/>
          <table:table-cell office:value-type="string">
            <text:p>stderr(days):</text:p>
          </table:table-cell>
          <table:table-cell table:formula="of:=[.M20]/(3600*24)" office:value-type="float" office:value="0.00000081624003142666">
            <text:p>8.1624003142666E-007</text:p>
          </table:table-cell>
        </table:table-row>
        <table:table-row table:style-name="ro2">
          <table:table-cell table:formula="of:=IF ( MOD(ROW([.C22]);[.$M$2]) &lt;&gt; 0; MOD(ROW([.C22]);[.$M$2]);[.$M$2])" office:value-type="float" office:value="2">
            <text:p>2</text:p>
          </table:table-cell>
          <table:table-cell table:formula="of:= INDIRECT( &quot;R&quot; &amp; (FLOOR((ROW([.A22]) -1)/[.$M$2];1) +5) &amp; &quot;C1&quot;;0)" office:value-type="float" office:value="100">
            <text:p>100</text:p>
          </table:table-cell>
          <table:table-cell table:formula="of:=VLOOKUP([.$B22];[.$A$7:.$K$17];[.$A22] +1)" office:value-type="float" office:value="1.2">
            <text:p>1.2</text:p>
          </table:table-cell>
          <table:table-cell table:formula="of:=VLOOKUP([.B22];[.$A$7:.$O$17];13)" office:value-type="float" office:value="0.0150923085635624">
            <text:p>0.0150923086</text:p>
          </table:table-cell>
          <table:table-cell table:formula="of:=[.B22] - [.$F$19]" office:value-type="float" office:value="-1159.09090909091">
            <text:p>-1159.0909090909</text:p>
          </table:table-cell>
          <table:table-cell table:formula="of:=[.E22]*[.C22]" office:value-type="float" office:value="-1390.90909090909">
            <text:p>-1390.9090909091</text:p>
          </table:table-cell>
          <table:table-cell table:formula="of:=[.E22]^2" office:value-type="float" office:value="1343491.73553719">
            <text:p>1343491.73553719</text:p>
          </table:table-cell>
          <table:table-cell table:formula="of:=( [.C22] - ([.$L$19]*[.B22] +[.$N$19]) )^2" office:value-type="float" office:value="0.000069472995968293">
            <text:p>0.000069473</text:p>
          </table:table-cell>
          <table:table-cell/>
          <table:table-cell>
            <draw:frame table:end-cell-address="firstopt.Q42" table:end-x="0.47cm" table:end-y="0.397cm" draw:z-index="0" draw:style-name="gr1" svg:width="16.466cm" svg:height="8.927cm" svg:x="0.248cm" svg:y="0.397cm">
              <draw:object draw:notify-on-update-of-ranges="firstopt.B21:firstopt.B130 firstopt.C21:firstopt.C130 'original-vmcs'.D21:'original-vmcs'.D130 'original-vmcs'.D21:'original-vmcs'.D130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5"/>
        </table:table-row>
        <table:table-row table:style-name="ro2">
          <table:table-cell table:formula="of:=IF ( MOD(ROW([.C23]);[.$M$2]) &lt;&gt; 0; MOD(ROW([.C23]);[.$M$2]);[.$M$2])" office:value-type="float" office:value="3">
            <text:p>3</text:p>
          </table:table-cell>
          <table:table-cell table:formula="of:= INDIRECT( &quot;R&quot; &amp; (FLOOR((ROW([.A23]) -1)/[.$M$2];1) +5) &amp; &quot;C1&quot;;0)" office:value-type="float" office:value="100">
            <text:p>100</text:p>
          </table:table-cell>
          <table:table-cell table:formula="of:=VLOOKUP([.$B23];[.$A$7:.$K$17];[.$A23] +1)" office:value-type="float" office:value="1.17">
            <text:p>1.17</text:p>
          </table:table-cell>
          <table:table-cell table:formula="of:=VLOOKUP([.B23];[.$A$7:.$O$17];13)" office:value-type="float" office:value="0.0150923085635624">
            <text:p>0.0150923086</text:p>
          </table:table-cell>
          <table:table-cell table:formula="of:=[.B23] - [.$F$19]" office:value-type="float" office:value="-1159.09090909091">
            <text:p>-1159.0909090909</text:p>
          </table:table-cell>
          <table:table-cell table:formula="of:=[.E23]*[.C23]" office:value-type="float" office:value="-1356.13636363636">
            <text:p>-1356.1363636364</text:p>
          </table:table-cell>
          <table:table-cell table:formula="of:=[.E23]^2" office:value-type="float" office:value="1343491.73553719">
            <text:p>1343491.73553719</text:p>
          </table:table-cell>
          <table:table-cell table:formula="of:=( [.C23] - ([.$L$19]*[.B23] +[.$N$19]) )^2" office:value-type="float" office:value="0.000469370221045124">
            <text:p>0.0004693702</text:p>
          </table:table-cell>
          <table:table-cell table:number-columns-repeated="7"/>
        </table:table-row>
        <table:table-row table:style-name="ro2">
          <table:table-cell table:formula="of:=IF ( MOD(ROW([.C24]);[.$M$2]) &lt;&gt; 0; MOD(ROW([.C24]);[.$M$2]);[.$M$2])" office:value-type="float" office:value="4">
            <text:p>4</text:p>
          </table:table-cell>
          <table:table-cell table:formula="of:= INDIRECT( &quot;R&quot; &amp; (FLOOR((ROW([.A24]) -1)/[.$M$2];1) +5) &amp; &quot;C1&quot;;0)" office:value-type="float" office:value="100">
            <text:p>100</text:p>
          </table:table-cell>
          <table:table-cell table:formula="of:=VLOOKUP([.$B24];[.$A$7:.$K$17];[.$A24] +1)" office:value-type="float" office:value="1.18">
            <text:p>1.18</text:p>
          </table:table-cell>
          <table:table-cell table:formula="of:=VLOOKUP([.B24];[.$A$7:.$O$17];13)" office:value-type="float" office:value="0.0150923085635624">
            <text:p>0.0150923086</text:p>
          </table:table-cell>
          <table:table-cell table:formula="of:=[.B24] - [.$F$19]" office:value-type="float" office:value="-1159.09090909091">
            <text:p>-1159.0909090909</text:p>
          </table:table-cell>
          <table:table-cell table:formula="of:=[.E24]*[.C24]" office:value-type="float" office:value="-1367.72727272727">
            <text:p>-1367.7272727273</text:p>
          </table:table-cell>
          <table:table-cell table:formula="of:=[.E24]^2" office:value-type="float" office:value="1343491.73553719">
            <text:p>1343491.73553719</text:p>
          </table:table-cell>
          <table:table-cell table:formula="of:=( [.C24] - ([.$L$19]*[.B24] +[.$N$19]) )^2" office:value-type="float" office:value="0.000136071146019513">
            <text:p>0.0001360711</text:p>
          </table:table-cell>
          <table:table-cell table:number-columns-repeated="7"/>
        </table:table-row>
        <table:table-row table:style-name="ro2">
          <table:table-cell table:formula="of:=IF ( MOD(ROW([.C25]);[.$M$2]) &lt;&gt; 0; MOD(ROW([.C25]);[.$M$2]);[.$M$2])" office:value-type="float" office:value="5">
            <text:p>5</text:p>
          </table:table-cell>
          <table:table-cell table:formula="of:= INDIRECT( &quot;R&quot; &amp; (FLOOR((ROW([.A25]) -1)/[.$M$2];1) +5) &amp; &quot;C1&quot;;0)" office:value-type="float" office:value="100">
            <text:p>100</text:p>
          </table:table-cell>
          <table:table-cell table:formula="of:=VLOOKUP([.$B25];[.$A$7:.$K$17];[.$A25] +1)" office:value-type="float" office:value="1.18">
            <text:p>1.18</text:p>
          </table:table-cell>
          <table:table-cell table:formula="of:=VLOOKUP([.B25];[.$A$7:.$O$17];13)" office:value-type="float" office:value="0.0150923085635624">
            <text:p>0.0150923086</text:p>
          </table:table-cell>
          <table:table-cell table:formula="of:=[.B25] - [.$F$19]" office:value-type="float" office:value="-1159.09090909091">
            <text:p>-1159.0909090909</text:p>
          </table:table-cell>
          <table:table-cell table:formula="of:=[.E25]*[.C25]" office:value-type="float" office:value="-1367.72727272727">
            <text:p>-1367.7272727273</text:p>
          </table:table-cell>
          <table:table-cell table:formula="of:=[.E25]^2" office:value-type="float" office:value="1343491.73553719">
            <text:p>1343491.73553719</text:p>
          </table:table-cell>
          <table:table-cell table:formula="of:=( [.C25] - ([.$L$19]*[.B25] +[.$N$19]) )^2" office:value-type="float" office:value="0.000136071146019513">
            <text:p>0.0001360711</text:p>
          </table:table-cell>
          <table:table-cell table:number-columns-repeated="7"/>
        </table:table-row>
        <table:table-row table:style-name="ro2">
          <table:table-cell table:formula="of:=IF ( MOD(ROW([.C26]);[.$M$2]) &lt;&gt; 0; MOD(ROW([.C26]);[.$M$2]);[.$M$2])" office:value-type="float" office:value="6">
            <text:p>6</text:p>
          </table:table-cell>
          <table:table-cell table:formula="of:= INDIRECT( &quot;R&quot; &amp; (FLOOR((ROW([.A26]) -1)/[.$M$2];1) +5) &amp; &quot;C1&quot;;0)" office:value-type="float" office:value="100">
            <text:p>100</text:p>
          </table:table-cell>
          <table:table-cell table:formula="of:=VLOOKUP([.$B26];[.$A$7:.$K$17];[.$A26] +1)" office:value-type="float" office:value="1.21">
            <text:p>1.21</text:p>
          </table:table-cell>
          <table:table-cell table:formula="of:=VLOOKUP([.B26];[.$A$7:.$O$17];13)" office:value-type="float" office:value="0.0150923085635624">
            <text:p>0.0150923086</text:p>
          </table:table-cell>
          <table:table-cell table:formula="of:=[.B26] - [.$F$19]" office:value-type="float" office:value="-1159.09090909091">
            <text:p>-1159.0909090909</text:p>
          </table:table-cell>
          <table:table-cell table:formula="of:=[.E26]*[.C26]" office:value-type="float" office:value="-1402.5">
            <text:p>-1402.5</text:p>
          </table:table-cell>
          <table:table-cell table:formula="of:=[.E26]^2" office:value-type="float" office:value="1343491.73553719">
            <text:p>1343491.73553719</text:p>
          </table:table-cell>
          <table:table-cell table:formula="of:=( [.C26] - ([.$L$19]*[.B26] +[.$N$19]) )^2" office:value-type="float" office:value="0.000336173920942683">
            <text:p>0.0003361739</text:p>
          </table:table-cell>
          <table:table-cell table:number-columns-repeated="7"/>
        </table:table-row>
        <table:table-row table:style-name="ro2">
          <table:table-cell table:formula="of:=IF ( MOD(ROW([.C27]);[.$M$2]) &lt;&gt; 0; MOD(ROW([.C27]);[.$M$2]);[.$M$2])" office:value-type="float" office:value="7">
            <text:p>7</text:p>
          </table:table-cell>
          <table:table-cell table:formula="of:= INDIRECT( &quot;R&quot; &amp; (FLOOR((ROW([.A27]) -1)/[.$M$2];1) +5) &amp; &quot;C1&quot;;0)" office:value-type="float" office:value="100">
            <text:p>100</text:p>
          </table:table-cell>
          <table:table-cell table:formula="of:=VLOOKUP([.$B27];[.$A$7:.$K$17];[.$A27] +1)" office:value-type="float" office:value="1.2">
            <text:p>1.2</text:p>
          </table:table-cell>
          <table:table-cell table:formula="of:=VLOOKUP([.B27];[.$A$7:.$O$17];13)" office:value-type="float" office:value="0.0150923085635624">
            <text:p>0.0150923086</text:p>
          </table:table-cell>
          <table:table-cell table:formula="of:=[.B27] - [.$F$19]" office:value-type="float" office:value="-1159.09090909091">
            <text:p>-1159.0909090909</text:p>
          </table:table-cell>
          <table:table-cell table:formula="of:=[.E27]*[.C27]" office:value-type="float" office:value="-1390.90909090909">
            <text:p>-1390.9090909091</text:p>
          </table:table-cell>
          <table:table-cell table:formula="of:=[.E27]^2" office:value-type="float" office:value="1343491.73553719">
            <text:p>1343491.73553719</text:p>
          </table:table-cell>
          <table:table-cell table:formula="of:=( [.C27] - ([.$L$19]*[.B27] +[.$N$19]) )^2" office:value-type="float" office:value="0.000069472995968293">
            <text:p>0.000069473</text:p>
          </table:table-cell>
          <table:table-cell table:number-columns-repeated="7"/>
        </table:table-row>
        <table:table-row table:style-name="ro2">
          <table:table-cell table:formula="of:=IF ( MOD(ROW([.C28]);[.$M$2]) &lt;&gt; 0; MOD(ROW([.C28]);[.$M$2]);[.$M$2])" office:value-type="float" office:value="8">
            <text:p>8</text:p>
          </table:table-cell>
          <table:table-cell table:formula="of:= INDIRECT( &quot;R&quot; &amp; (FLOOR((ROW([.A28]) -1)/[.$M$2];1) +5) &amp; &quot;C1&quot;;0)" office:value-type="float" office:value="100">
            <text:p>100</text:p>
          </table:table-cell>
          <table:table-cell table:formula="of:=VLOOKUP([.$B28];[.$A$7:.$K$17];[.$A28] +1)" office:value-type="float" office:value="1.18">
            <text:p>1.18</text:p>
          </table:table-cell>
          <table:table-cell table:formula="of:=VLOOKUP([.B28];[.$A$7:.$O$17];13)" office:value-type="float" office:value="0.0150923085635624">
            <text:p>0.0150923086</text:p>
          </table:table-cell>
          <table:table-cell table:formula="of:=[.B28] - [.$F$19]" office:value-type="float" office:value="-1159.09090909091">
            <text:p>-1159.0909090909</text:p>
          </table:table-cell>
          <table:table-cell table:formula="of:=[.E28]*[.C28]" office:value-type="float" office:value="-1367.72727272727">
            <text:p>-1367.7272727273</text:p>
          </table:table-cell>
          <table:table-cell table:formula="of:=[.E28]^2" office:value-type="float" office:value="1343491.73553719">
            <text:p>1343491.73553719</text:p>
          </table:table-cell>
          <table:table-cell table:formula="of:=( [.C28] - ([.$L$19]*[.B28] +[.$N$19]) )^2" office:value-type="float" office:value="0.000136071146019513">
            <text:p>0.0001360711</text:p>
          </table:table-cell>
          <table:table-cell table:number-columns-repeated="7"/>
        </table:table-row>
        <table:table-row table:style-name="ro2">
          <table:table-cell table:formula="of:=IF ( MOD(ROW([.C29]);[.$M$2]) &lt;&gt; 0; MOD(ROW([.C29]);[.$M$2]);[.$M$2])" office:value-type="float" office:value="9">
            <text:p>9</text:p>
          </table:table-cell>
          <table:table-cell table:formula="of:= INDIRECT( &quot;R&quot; &amp; (FLOOR((ROW([.A29]) -1)/[.$M$2];1) +5) &amp; &quot;C1&quot;;0)" office:value-type="float" office:value="100">
            <text:p>100</text:p>
          </table:table-cell>
          <table:table-cell table:formula="of:=VLOOKUP([.$B29];[.$A$7:.$K$17];[.$A29] +1)" office:value-type="float" office:value="1.18">
            <text:p>1.18</text:p>
          </table:table-cell>
          <table:table-cell table:formula="of:=VLOOKUP([.B29];[.$A$7:.$O$17];13)" office:value-type="float" office:value="0.0150923085635624">
            <text:p>0.0150923086</text:p>
          </table:table-cell>
          <table:table-cell table:formula="of:=[.B29] - [.$F$19]" office:value-type="float" office:value="-1159.09090909091">
            <text:p>-1159.0909090909</text:p>
          </table:table-cell>
          <table:table-cell table:formula="of:=[.E29]*[.C29]" office:value-type="float" office:value="-1367.72727272727">
            <text:p>-1367.7272727273</text:p>
          </table:table-cell>
          <table:table-cell table:formula="of:=[.E29]^2" office:value-type="float" office:value="1343491.73553719">
            <text:p>1343491.73553719</text:p>
          </table:table-cell>
          <table:table-cell table:formula="of:=( [.C29] - ([.$L$19]*[.B29] +[.$N$19]) )^2" office:value-type="float" office:value="0.000136071146019513">
            <text:p>0.0001360711</text:p>
          </table:table-cell>
          <table:table-cell table:number-columns-repeated="7"/>
        </table:table-row>
        <table:table-row table:style-name="ro2">
          <table:table-cell table:formula="of:=IF ( MOD(ROW([.C30]);[.$M$2]) &lt;&gt; 0; MOD(ROW([.C30]);[.$M$2]);[.$M$2])" office:value-type="float" office:value="10">
            <text:p>10</text:p>
          </table:table-cell>
          <table:table-cell table:formula="of:= INDIRECT( &quot;R&quot; &amp; (FLOOR((ROW([.A30]) -1)/[.$M$2];1) +5) &amp; &quot;C1&quot;;0)" office:value-type="float" office:value="100">
            <text:p>100</text:p>
          </table:table-cell>
          <table:table-cell table:formula="of:=VLOOKUP([.$B30];[.$A$7:.$K$17];[.$A30] +1)" office:value-type="float" office:value="1.19">
            <text:p>1.19</text:p>
          </table:table-cell>
          <table:table-cell table:formula="of:=VLOOKUP([.B30];[.$A$7:.$O$17];13)" office:value-type="float" office:value="0.0150923085635624">
            <text:p>0.0150923086</text:p>
          </table:table-cell>
          <table:table-cell table:formula="of:=[.B30] - [.$F$19]" office:value-type="float" office:value="-1159.09090909091">
            <text:p>-1159.0909090909</text:p>
          </table:table-cell>
          <table:table-cell table:formula="of:=[.E30]*[.C30]" office:value-type="float" office:value="-1379.31818181818">
            <text:p>-1379.3181818182</text:p>
          </table:table-cell>
          <table:table-cell table:formula="of:=[.E30]^2" office:value-type="float" office:value="1343491.73553719">
            <text:p>1343491.73553719</text:p>
          </table:table-cell>
          <table:table-cell table:formula="of:=( [.C30] - ([.$L$19]*[.B30] +[.$N$19]) )^2" office:value-type="float" office:value="0.00000277207099390303">
            <text:p>2.77207099390303E-006</text:p>
          </table:table-cell>
          <table:table-cell table:number-columns-repeated="7"/>
        </table:table-row>
        <table:table-row table:style-name="ro2">
          <table:table-cell table:formula="of:=IF ( MOD(ROW([.C31]);[.$M$2]) &lt;&gt; 0; MOD(ROW([.C31]);[.$M$2]);[.$M$2])" office:value-type="float" office:value="1">
            <text:p>1</text:p>
          </table:table-cell>
          <table:table-cell table:formula="of:= INDIRECT( &quot;R&quot; &amp; (FLOOR((ROW([.A31]) -1)/[.$M$2];1) +5) &amp; &quot;C1&quot;;0)" office:value-type="float" office:value="250">
            <text:p>250</text:p>
          </table:table-cell>
          <table:table-cell table:formula="of:=VLOOKUP([.$B31];[.$A$7:.$K$17];[.$A31] +1)" office:value-type="float" office:value="2.84">
            <text:p>2.84</text:p>
          </table:table-cell>
          <table:table-cell table:formula="of:=VLOOKUP([.B31];[.$A$7:.$O$17];13)" office:value-type="float" office:value="0.186488009742658">
            <text:p>0.1864880097</text:p>
          </table:table-cell>
          <table:table-cell table:formula="of:=[.B31] - [.$F$19]" office:value-type="float" office:value="-1009.09090909091">
            <text:p>-1009.0909090909</text:p>
          </table:table-cell>
          <table:table-cell table:formula="of:=[.E31]*[.C31]" office:value-type="float" office:value="-2865.81818181818">
            <text:p>-2865.8181818182</text:p>
          </table:table-cell>
          <table:table-cell table:formula="of:=[.E31]^2" office:value-type="float" office:value="1018264.46280992">
            <text:p>1018264.46280992</text:p>
          </table:table-cell>
          <table:table-cell table:formula="of:=( [.C31] - ([.$L$19]*[.B31] +[.$N$19]) )^2" office:value-type="float" office:value="0.00175236457423382">
            <text:p>0.0017523646</text:p>
          </table:table-cell>
          <table:table-cell table:number-columns-repeated="7"/>
        </table:table-row>
        <table:table-row table:style-name="ro2">
          <table:table-cell table:formula="of:=IF ( MOD(ROW([.C32]);[.$M$2]) &lt;&gt; 0; MOD(ROW([.C32]);[.$M$2]);[.$M$2])" office:value-type="float" office:value="2">
            <text:p>2</text:p>
          </table:table-cell>
          <table:table-cell table:formula="of:= INDIRECT( &quot;R&quot; &amp; (FLOOR((ROW([.A32]) -1)/[.$M$2];1) +5) &amp; &quot;C1&quot;;0)" office:value-type="float" office:value="250">
            <text:p>250</text:p>
          </table:table-cell>
          <table:table-cell table:formula="of:=VLOOKUP([.$B32];[.$A$7:.$K$17];[.$A32] +1)" office:value-type="float" office:value="3.45">
            <text:p>3.45</text:p>
          </table:table-cell>
          <table:table-cell table:formula="of:=VLOOKUP([.B32];[.$A$7:.$O$17];13)" office:value-type="float" office:value="0.186488009742658">
            <text:p>0.1864880097</text:p>
          </table:table-cell>
          <table:table-cell table:formula="of:=[.B32] - [.$F$19]" office:value-type="float" office:value="-1009.09090909091">
            <text:p>-1009.0909090909</text:p>
          </table:table-cell>
          <table:table-cell table:formula="of:=[.E32]*[.C32]" office:value-type="float" office:value="-3481.36363636364">
            <text:p>-3481.3636363636</text:p>
          </table:table-cell>
          <table:table-cell table:formula="of:=[.E32]^2" office:value-type="float" office:value="1018264.46280992">
            <text:p>1018264.46280992</text:p>
          </table:table-cell>
          <table:table-cell table:formula="of:=( [.C32] - ([.$L$19]*[.B32] +[.$N$19]) )^2" office:value-type="float" office:value="0.322781634872284">
            <text:p>0.3227816349</text:p>
          </table:table-cell>
          <table:table-cell table:number-columns-repeated="7"/>
        </table:table-row>
        <table:table-row table:style-name="ro2">
          <table:table-cell table:formula="of:=IF ( MOD(ROW([.C33]);[.$M$2]) &lt;&gt; 0; MOD(ROW([.C33]);[.$M$2]);[.$M$2])" office:value-type="float" office:value="3">
            <text:p>3</text:p>
          </table:table-cell>
          <table:table-cell table:formula="of:= INDIRECT( &quot;R&quot; &amp; (FLOOR((ROW([.A33]) -1)/[.$M$2];1) +5) &amp; &quot;C1&quot;;0)" office:value-type="float" office:value="250">
            <text:p>250</text:p>
          </table:table-cell>
          <table:table-cell table:formula="of:=VLOOKUP([.$B33];[.$A$7:.$K$17];[.$A33] +1)" office:value-type="float" office:value="2.86">
            <text:p>2.86</text:p>
          </table:table-cell>
          <table:table-cell table:formula="of:=VLOOKUP([.B33];[.$A$7:.$O$17];13)" office:value-type="float" office:value="0.186488009742658">
            <text:p>0.1864880097</text:p>
          </table:table-cell>
          <table:table-cell table:formula="of:=[.B33] - [.$F$19]" office:value-type="float" office:value="-1009.09090909091">
            <text:p>-1009.0909090909</text:p>
          </table:table-cell>
          <table:table-cell table:formula="of:=[.E33]*[.C33]" office:value-type="float" office:value="-2886">
            <text:p>-2886</text:p>
          </table:table-cell>
          <table:table-cell table:formula="of:=[.E33]^2" office:value-type="float" office:value="1018264.46280992">
            <text:p>1018264.46280992</text:p>
          </table:table-cell>
          <table:table-cell table:formula="of:=( [.C33] - ([.$L$19]*[.B33] +[.$N$19]) )^2" office:value-type="float" office:value="0.000477914420071532">
            <text:p>0.0004779144</text:p>
          </table:table-cell>
          <table:table-cell table:number-columns-repeated="7"/>
        </table:table-row>
        <table:table-row table:style-name="ro2">
          <table:table-cell table:formula="of:=IF ( MOD(ROW([.C34]);[.$M$2]) &lt;&gt; 0; MOD(ROW([.C34]);[.$M$2]);[.$M$2])" office:value-type="float" office:value="4">
            <text:p>4</text:p>
          </table:table-cell>
          <table:table-cell table:formula="of:= INDIRECT( &quot;R&quot; &amp; (FLOOR((ROW([.A34]) -1)/[.$M$2];1) +5) &amp; &quot;C1&quot;;0)" office:value-type="float" office:value="250">
            <text:p>250</text:p>
          </table:table-cell>
          <table:table-cell table:formula="of:=VLOOKUP([.$B34];[.$A$7:.$K$17];[.$A34] +1)" office:value-type="float" office:value="2.87">
            <text:p>2.87</text:p>
          </table:table-cell>
          <table:table-cell table:formula="of:=VLOOKUP([.B34];[.$A$7:.$O$17];13)" office:value-type="float" office:value="0.186488009742658">
            <text:p>0.1864880097</text:p>
          </table:table-cell>
          <table:table-cell table:formula="of:=[.B34] - [.$F$19]" office:value-type="float" office:value="-1009.09090909091">
            <text:p>-1009.0909090909</text:p>
          </table:table-cell>
          <table:table-cell table:formula="of:=[.E34]*[.C34]" office:value-type="float" office:value="-2896.09090909091">
            <text:p>-2896.0909090909</text:p>
          </table:table-cell>
          <table:table-cell table:formula="of:=[.E34]^2" office:value-type="float" office:value="1018264.46280992">
            <text:p>1018264.46280992</text:p>
          </table:table-cell>
          <table:table-cell table:formula="of:=( [.C34] - ([.$L$19]*[.B34] +[.$N$19]) )^2" office:value-type="float" office:value="0.000140689342990382">
            <text:p>0.0001406893</text:p>
          </table:table-cell>
          <table:table-cell table:number-columns-repeated="7"/>
        </table:table-row>
        <table:table-row table:style-name="ro2">
          <table:table-cell table:formula="of:=IF ( MOD(ROW([.C35]);[.$M$2]) &lt;&gt; 0; MOD(ROW([.C35]);[.$M$2]);[.$M$2])" office:value-type="float" office:value="5">
            <text:p>5</text:p>
          </table:table-cell>
          <table:table-cell table:formula="of:= INDIRECT( &quot;R&quot; &amp; (FLOOR((ROW([.A35]) -1)/[.$M$2];1) +5) &amp; &quot;C1&quot;;0)" office:value-type="float" office:value="250">
            <text:p>250</text:p>
          </table:table-cell>
          <table:table-cell table:formula="of:=VLOOKUP([.$B35];[.$A$7:.$K$17];[.$A35] +1)" office:value-type="float" office:value="2.86">
            <text:p>2.86</text:p>
          </table:table-cell>
          <table:table-cell table:formula="of:=VLOOKUP([.B35];[.$A$7:.$O$17];13)" office:value-type="float" office:value="0.186488009742658">
            <text:p>0.1864880097</text:p>
          </table:table-cell>
          <table:table-cell table:formula="of:=[.B35] - [.$F$19]" office:value-type="float" office:value="-1009.09090909091">
            <text:p>-1009.0909090909</text:p>
          </table:table-cell>
          <table:table-cell table:formula="of:=[.E35]*[.C35]" office:value-type="float" office:value="-2886">
            <text:p>-2886</text:p>
          </table:table-cell>
          <table:table-cell table:formula="of:=[.E35]^2" office:value-type="float" office:value="1018264.46280992">
            <text:p>1018264.46280992</text:p>
          </table:table-cell>
          <table:table-cell table:formula="of:=( [.C35] - ([.$L$19]*[.B35] +[.$N$19]) )^2" office:value-type="float" office:value="0.000477914420071532">
            <text:p>0.0004779144</text:p>
          </table:table-cell>
          <table:table-cell table:number-columns-repeated="7"/>
        </table:table-row>
        <table:table-row table:style-name="ro2">
          <table:table-cell table:formula="of:=IF ( MOD(ROW([.C36]);[.$M$2]) &lt;&gt; 0; MOD(ROW([.C36]);[.$M$2]);[.$M$2])" office:value-type="float" office:value="6">
            <text:p>6</text:p>
          </table:table-cell>
          <table:table-cell table:formula="of:= INDIRECT( &quot;R&quot; &amp; (FLOOR((ROW([.A36]) -1)/[.$M$2];1) +5) &amp; &quot;C1&quot;;0)" office:value-type="float" office:value="250">
            <text:p>250</text:p>
          </table:table-cell>
          <table:table-cell table:formula="of:=VLOOKUP([.$B36];[.$A$7:.$K$17];[.$A36] +1)" office:value-type="float" office:value="2.87">
            <text:p>2.87</text:p>
          </table:table-cell>
          <table:table-cell table:formula="of:=VLOOKUP([.B36];[.$A$7:.$O$17];13)" office:value-type="float" office:value="0.186488009742658">
            <text:p>0.1864880097</text:p>
          </table:table-cell>
          <table:table-cell table:formula="of:=[.B36] - [.$F$19]" office:value-type="float" office:value="-1009.09090909091">
            <text:p>-1009.0909090909</text:p>
          </table:table-cell>
          <table:table-cell table:formula="of:=[.E36]*[.C36]" office:value-type="float" office:value="-2896.09090909091">
            <text:p>-2896.0909090909</text:p>
          </table:table-cell>
          <table:table-cell table:formula="of:=[.E36]^2" office:value-type="float" office:value="1018264.46280992">
            <text:p>1018264.46280992</text:p>
          </table:table-cell>
          <table:table-cell table:formula="of:=( [.C36] - ([.$L$19]*[.B36] +[.$N$19]) )^2" office:value-type="float" office:value="0.000140689342990382">
            <text:p>0.0001406893</text:p>
          </table:table-cell>
          <table:table-cell table:number-columns-repeated="7"/>
        </table:table-row>
        <table:table-row table:style-name="ro2">
          <table:table-cell table:formula="of:=IF ( MOD(ROW([.C37]);[.$M$2]) &lt;&gt; 0; MOD(ROW([.C37]);[.$M$2]);[.$M$2])" office:value-type="float" office:value="7">
            <text:p>7</text:p>
          </table:table-cell>
          <table:table-cell table:formula="of:= INDIRECT( &quot;R&quot; &amp; (FLOOR((ROW([.A37]) -1)/[.$M$2];1) +5) &amp; &quot;C1&quot;;0)" office:value-type="float" office:value="250">
            <text:p>250</text:p>
          </table:table-cell>
          <table:table-cell table:formula="of:=VLOOKUP([.$B37];[.$A$7:.$K$17];[.$A37] +1)" office:value-type="float" office:value="2.85">
            <text:p>2.85</text:p>
          </table:table-cell>
          <table:table-cell table:formula="of:=VLOOKUP([.B37];[.$A$7:.$O$17];13)" office:value-type="float" office:value="0.186488009742658">
            <text:p>0.1864880097</text:p>
          </table:table-cell>
          <table:table-cell table:formula="of:=[.B37] - [.$F$19]" office:value-type="float" office:value="-1009.09090909091">
            <text:p>-1009.0909090909</text:p>
          </table:table-cell>
          <table:table-cell table:formula="of:=[.E37]*[.C37]" office:value-type="float" office:value="-2875.90909090909">
            <text:p>-2875.9090909091</text:p>
          </table:table-cell>
          <table:table-cell table:formula="of:=[.E37]^2" office:value-type="float" office:value="1018264.46280992">
            <text:p>1018264.46280992</text:p>
          </table:table-cell>
          <table:table-cell table:formula="of:=( [.C37] - ([.$L$19]*[.B37] +[.$N$19]) )^2" office:value-type="float" office:value="0.00101513949715266">
            <text:p>0.0010151395</text:p>
          </table:table-cell>
          <table:table-cell table:number-columns-repeated="7"/>
        </table:table-row>
        <table:table-row table:style-name="ro2">
          <table:table-cell table:formula="of:=IF ( MOD(ROW([.C38]);[.$M$2]) &lt;&gt; 0; MOD(ROW([.C38]);[.$M$2]);[.$M$2])" office:value-type="float" office:value="8">
            <text:p>8</text:p>
          </table:table-cell>
          <table:table-cell table:formula="of:= INDIRECT( &quot;R&quot; &amp; (FLOOR((ROW([.A38]) -1)/[.$M$2];1) +5) &amp; &quot;C1&quot;;0)" office:value-type="float" office:value="250">
            <text:p>250</text:p>
          </table:table-cell>
          <table:table-cell table:formula="of:=VLOOKUP([.$B38];[.$A$7:.$K$17];[.$A38] +1)" office:value-type="float" office:value="2.87">
            <text:p>2.87</text:p>
          </table:table-cell>
          <table:table-cell table:formula="of:=VLOOKUP([.B38];[.$A$7:.$O$17];13)" office:value-type="float" office:value="0.186488009742658">
            <text:p>0.1864880097</text:p>
          </table:table-cell>
          <table:table-cell table:formula="of:=[.B38] - [.$F$19]" office:value-type="float" office:value="-1009.09090909091">
            <text:p>-1009.0909090909</text:p>
          </table:table-cell>
          <table:table-cell table:formula="of:=[.E38]*[.C38]" office:value-type="float" office:value="-2896.09090909091">
            <text:p>-2896.0909090909</text:p>
          </table:table-cell>
          <table:table-cell table:formula="of:=[.E38]^2" office:value-type="float" office:value="1018264.46280992">
            <text:p>1018264.46280992</text:p>
          </table:table-cell>
          <table:table-cell table:formula="of:=( [.C38] - ([.$L$19]*[.B38] +[.$N$19]) )^2" office:value-type="float" office:value="0.000140689342990382">
            <text:p>0.0001406893</text:p>
          </table:table-cell>
          <table:table-cell table:number-columns-repeated="7"/>
        </table:table-row>
        <table:table-row table:style-name="ro2">
          <table:table-cell table:formula="of:=IF ( MOD(ROW([.C39]);[.$M$2]) &lt;&gt; 0; MOD(ROW([.C39]);[.$M$2]);[.$M$2])" office:value-type="float" office:value="9">
            <text:p>9</text:p>
          </table:table-cell>
          <table:table-cell table:formula="of:= INDIRECT( &quot;R&quot; &amp; (FLOOR((ROW([.A39]) -1)/[.$M$2];1) +5) &amp; &quot;C1&quot;;0)" office:value-type="float" office:value="250">
            <text:p>250</text:p>
          </table:table-cell>
          <table:table-cell table:formula="of:=VLOOKUP([.$B39];[.$A$7:.$K$17];[.$A39] +1)" office:value-type="float" office:value="2.86">
            <text:p>2.86</text:p>
          </table:table-cell>
          <table:table-cell table:formula="of:=VLOOKUP([.B39];[.$A$7:.$O$17];13)" office:value-type="float" office:value="0.186488009742658">
            <text:p>0.1864880097</text:p>
          </table:table-cell>
          <table:table-cell table:formula="of:=[.B39] - [.$F$19]" office:value-type="float" office:value="-1009.09090909091">
            <text:p>-1009.0909090909</text:p>
          </table:table-cell>
          <table:table-cell table:formula="of:=[.E39]*[.C39]" office:value-type="float" office:value="-2886">
            <text:p>-2886</text:p>
          </table:table-cell>
          <table:table-cell table:formula="of:=[.E39]^2" office:value-type="float" office:value="1018264.46280992">
            <text:p>1018264.46280992</text:p>
          </table:table-cell>
          <table:table-cell table:formula="of:=( [.C39] - ([.$L$19]*[.B39] +[.$N$19]) )^2" office:value-type="float" office:value="0.000477914420071532">
            <text:p>0.0004779144</text:p>
          </table:table-cell>
          <table:table-cell table:number-columns-repeated="7"/>
        </table:table-row>
        <table:table-row table:style-name="ro2">
          <table:table-cell table:formula="of:=IF ( MOD(ROW([.C40]);[.$M$2]) &lt;&gt; 0; MOD(ROW([.C40]);[.$M$2]);[.$M$2])" office:value-type="float" office:value="10">
            <text:p>10</text:p>
          </table:table-cell>
          <table:table-cell table:formula="of:= INDIRECT( &quot;R&quot; &amp; (FLOOR((ROW([.A40]) -1)/[.$M$2];1) +5) &amp; &quot;C1&quot;;0)" office:value-type="float" office:value="250">
            <text:p>250</text:p>
          </table:table-cell>
          <table:table-cell table:formula="of:=VLOOKUP([.$B40];[.$A$7:.$K$17];[.$A40] +1)" office:value-type="float" office:value="2.87">
            <text:p>2.87</text:p>
          </table:table-cell>
          <table:table-cell table:formula="of:=VLOOKUP([.B40];[.$A$7:.$O$17];13)" office:value-type="float" office:value="0.186488009742658">
            <text:p>0.1864880097</text:p>
          </table:table-cell>
          <table:table-cell table:formula="of:=[.B40] - [.$F$19]" office:value-type="float" office:value="-1009.09090909091">
            <text:p>-1009.0909090909</text:p>
          </table:table-cell>
          <table:table-cell table:formula="of:=[.E40]*[.C40]" office:value-type="float" office:value="-2896.09090909091">
            <text:p>-2896.0909090909</text:p>
          </table:table-cell>
          <table:table-cell table:formula="of:=[.E40]^2" office:value-type="float" office:value="1018264.46280992">
            <text:p>1018264.46280992</text:p>
          </table:table-cell>
          <table:table-cell table:formula="of:=( [.C40] - ([.$L$19]*[.B40] +[.$N$19]) )^2" office:value-type="float" office:value="0.000140689342990382">
            <text:p>0.0001406893</text:p>
          </table:table-cell>
          <table:table-cell table:number-columns-repeated="7"/>
        </table:table-row>
        <table:table-row table:style-name="ro2">
          <table:table-cell table:formula="of:=IF ( MOD(ROW([.C41]);[.$M$2]) &lt;&gt; 0; MOD(ROW([.C41]);[.$M$2]);[.$M$2])" office:value-type="float" office:value="1">
            <text:p>1</text:p>
          </table:table-cell>
          <table:table-cell table:formula="of:= INDIRECT( &quot;R&quot; &amp; (FLOOR((ROW([.A41]) -1)/[.$M$2];1) +5) &amp; &quot;C1&quot;;0)" office:value-type="float" office:value="500">
            <text:p>500</text:p>
          </table:table-cell>
          <table:table-cell table:formula="of:=VLOOKUP([.$B41];[.$A$7:.$K$17];[.$A41] +1)" office:value-type="float" office:value="6.06">
            <text:p>6.06</text:p>
          </table:table-cell>
          <table:table-cell table:formula="of:=VLOOKUP([.B41];[.$A$7:.$O$17];13)" office:value-type="float" office:value="0.122038245371413">
            <text:p>0.1220382454</text:p>
          </table:table-cell>
          <table:table-cell table:formula="of:=[.B41] - [.$F$19]" office:value-type="float" office:value="-759.090909090909">
            <text:p>-759.0909090909</text:p>
          </table:table-cell>
          <table:table-cell table:formula="of:=[.E41]*[.C41]" office:value-type="float" office:value="-4600.09090909091">
            <text:p>-4600.0909090909</text:p>
          </table:table-cell>
          <table:table-cell table:formula="of:=[.E41]^2" office:value-type="float" office:value="576219.008264463">
            <text:p>576219.008264463</text:p>
          </table:table-cell>
          <table:table-cell table:formula="of:=( [.C41] - ([.$L$19]*[.B41] +[.$N$19]) )^2" office:value-type="float" office:value="0.130425647926703">
            <text:p>0.1304256479</text:p>
          </table:table-cell>
          <table:table-cell table:number-columns-repeated="7"/>
        </table:table-row>
        <table:table-row table:style-name="ro2">
          <table:table-cell table:formula="of:=IF ( MOD(ROW([.C42]);[.$M$2]) &lt;&gt; 0; MOD(ROW([.C42]);[.$M$2]);[.$M$2])" office:value-type="float" office:value="2">
            <text:p>2</text:p>
          </table:table-cell>
          <table:table-cell table:formula="of:= INDIRECT( &quot;R&quot; &amp; (FLOOR((ROW([.A42]) -1)/[.$M$2];1) +5) &amp; &quot;C1&quot;;0)" office:value-type="float" office:value="500">
            <text:p>500</text:p>
          </table:table-cell>
          <table:table-cell table:formula="of:=VLOOKUP([.$B42];[.$A$7:.$K$17];[.$A42] +1)" office:value-type="float" office:value="5.66">
            <text:p>5.66</text:p>
          </table:table-cell>
          <table:table-cell table:formula="of:=VLOOKUP([.B42];[.$A$7:.$O$17];13)" office:value-type="float" office:value="0.122038245371413">
            <text:p>0.1220382454</text:p>
          </table:table-cell>
          <table:table-cell table:formula="of:=[.B42] - [.$F$19]" office:value-type="float" office:value="-759.090909090909">
            <text:p>-759.0909090909</text:p>
          </table:table-cell>
          <table:table-cell table:formula="of:=[.E42]*[.C42]" office:value-type="float" office:value="-4296.45454545455">
            <text:p>-4296.4545454546</text:p>
          </table:table-cell>
          <table:table-cell table:formula="of:=[.E42]^2" office:value-type="float" office:value="576219.008264463">
            <text:p>576219.008264463</text:p>
          </table:table-cell>
          <table:table-cell table:formula="of:=( [.C42] - ([.$L$19]*[.B42] +[.$N$19]) )^2" office:value-type="float" office:value="0.00150971781365101">
            <text:p>0.0015097178</text:p>
          </table:table-cell>
          <table:table-cell table:number-columns-repeated="7"/>
        </table:table-row>
        <table:table-row table:style-name="ro2">
          <table:table-cell table:formula="of:=IF ( MOD(ROW([.C43]);[.$M$2]) &lt;&gt; 0; MOD(ROW([.C43]);[.$M$2]);[.$M$2])" office:value-type="float" office:value="3">
            <text:p>3</text:p>
          </table:table-cell>
          <table:table-cell table:formula="of:= INDIRECT( &quot;R&quot; &amp; (FLOOR((ROW([.A43]) -1)/[.$M$2];1) +5) &amp; &quot;C1&quot;;0)" office:value-type="float" office:value="500">
            <text:p>500</text:p>
          </table:table-cell>
          <table:table-cell table:formula="of:=VLOOKUP([.$B43];[.$A$7:.$K$17];[.$A43] +1)" office:value-type="float" office:value="5.69">
            <text:p>5.69</text:p>
          </table:table-cell>
          <table:table-cell table:formula="of:=VLOOKUP([.B43];[.$A$7:.$O$17];13)" office:value-type="float" office:value="0.122038245371413">
            <text:p>0.1220382454</text:p>
          </table:table-cell>
          <table:table-cell table:formula="of:=[.B43] - [.$F$19]" office:value-type="float" office:value="-759.090909090909">
            <text:p>-759.0909090909</text:p>
          </table:table-cell>
          <table:table-cell table:formula="of:=[.E43]*[.C43]" office:value-type="float" office:value="-4319.22727272727">
            <text:p>-4319.2272727273</text:p>
          </table:table-cell>
          <table:table-cell table:formula="of:=[.E43]^2" office:value-type="float" office:value="576219.008264463">
            <text:p>576219.008264463</text:p>
          </table:table-cell>
          <table:table-cell table:formula="of:=( [.C43] - ([.$L$19]*[.B43] +[.$N$19]) )^2" office:value-type="float" office:value="0.0000784125721299313">
            <text:p>7.84125721299313E-005</text:p>
          </table:table-cell>
          <table:table-cell table:number-columns-repeated="7"/>
        </table:table-row>
        <table:table-row table:style-name="ro2">
          <table:table-cell table:formula="of:=IF ( MOD(ROW([.C44]);[.$M$2]) &lt;&gt; 0; MOD(ROW([.C44]);[.$M$2]);[.$M$2])" office:value-type="float" office:value="4">
            <text:p>4</text:p>
          </table:table-cell>
          <table:table-cell table:formula="of:= INDIRECT( &quot;R&quot; &amp; (FLOOR((ROW([.A44]) -1)/[.$M$2];1) +5) &amp; &quot;C1&quot;;0)" office:value-type="float" office:value="500">
            <text:p>500</text:p>
          </table:table-cell>
          <table:table-cell table:formula="of:=VLOOKUP([.$B44];[.$A$7:.$K$17];[.$A44] +1)" office:value-type="float" office:value="5.66">
            <text:p>5.66</text:p>
          </table:table-cell>
          <table:table-cell table:formula="of:=VLOOKUP([.B44];[.$A$7:.$O$17];13)" office:value-type="float" office:value="0.122038245371413">
            <text:p>0.1220382454</text:p>
          </table:table-cell>
          <table:table-cell table:formula="of:=[.B44] - [.$F$19]" office:value-type="float" office:value="-759.090909090909">
            <text:p>-759.0909090909</text:p>
          </table:table-cell>
          <table:table-cell table:formula="of:=[.E44]*[.C44]" office:value-type="float" office:value="-4296.45454545455">
            <text:p>-4296.4545454546</text:p>
          </table:table-cell>
          <table:table-cell table:formula="of:=[.E44]^2" office:value-type="float" office:value="576219.008264463">
            <text:p>576219.008264463</text:p>
          </table:table-cell>
          <table:table-cell table:formula="of:=( [.C44] - ([.$L$19]*[.B44] +[.$N$19]) )^2" office:value-type="float" office:value="0.00150971781365101">
            <text:p>0.0015097178</text:p>
          </table:table-cell>
          <table:table-cell table:number-columns-repeated="7"/>
        </table:table-row>
        <table:table-row table:style-name="ro2">
          <table:table-cell table:formula="of:=IF ( MOD(ROW([.C45]);[.$M$2]) &lt;&gt; 0; MOD(ROW([.C45]);[.$M$2]);[.$M$2])" office:value-type="float" office:value="5">
            <text:p>5</text:p>
          </table:table-cell>
          <table:table-cell table:formula="of:= INDIRECT( &quot;R&quot; &amp; (FLOOR((ROW([.A45]) -1)/[.$M$2];1) +5) &amp; &quot;C1&quot;;0)" office:value-type="float" office:value="500">
            <text:p>500</text:p>
          </table:table-cell>
          <table:table-cell table:formula="of:=VLOOKUP([.$B45];[.$A$7:.$K$17];[.$A45] +1)" office:value-type="float" office:value="5.67">
            <text:p>5.67</text:p>
          </table:table-cell>
          <table:table-cell table:formula="of:=VLOOKUP([.B45];[.$A$7:.$O$17];13)" office:value-type="float" office:value="0.122038245371413">
            <text:p>0.1220382454</text:p>
          </table:table-cell>
          <table:table-cell table:formula="of:=[.B45] - [.$F$19]" office:value-type="float" office:value="-759.090909090909">
            <text:p>-759.0909090909</text:p>
          </table:table-cell>
          <table:table-cell table:formula="of:=[.E45]*[.C45]" office:value-type="float" office:value="-4304.04545454545">
            <text:p>-4304.0454545455</text:p>
          </table:table-cell>
          <table:table-cell table:formula="of:=[.E45]^2" office:value-type="float" office:value="576219.008264463">
            <text:p>576219.008264463</text:p>
          </table:table-cell>
          <table:table-cell table:formula="of:=( [.C45] - ([.$L$19]*[.B45] +[.$N$19]) )^2" office:value-type="float" office:value="0.000832616066477332">
            <text:p>0.0008326161</text:p>
          </table:table-cell>
          <table:table-cell table:number-columns-repeated="7"/>
        </table:table-row>
        <table:table-row table:style-name="ro2">
          <table:table-cell table:formula="of:=IF ( MOD(ROW([.C46]);[.$M$2]) &lt;&gt; 0; MOD(ROW([.C46]);[.$M$2]);[.$M$2])" office:value-type="float" office:value="6">
            <text:p>6</text:p>
          </table:table-cell>
          <table:table-cell table:formula="of:= INDIRECT( &quot;R&quot; &amp; (FLOOR((ROW([.A46]) -1)/[.$M$2];1) +5) &amp; &quot;C1&quot;;0)" office:value-type="float" office:value="500">
            <text:p>500</text:p>
          </table:table-cell>
          <table:table-cell table:formula="of:=VLOOKUP([.$B46];[.$A$7:.$K$17];[.$A46] +1)" office:value-type="float" office:value="5.68">
            <text:p>5.68</text:p>
          </table:table-cell>
          <table:table-cell table:formula="of:=VLOOKUP([.B46];[.$A$7:.$O$17];13)" office:value-type="float" office:value="0.122038245371413">
            <text:p>0.1220382454</text:p>
          </table:table-cell>
          <table:table-cell table:formula="of:=[.B46] - [.$F$19]" office:value-type="float" office:value="-759.090909090909">
            <text:p>-759.0909090909</text:p>
          </table:table-cell>
          <table:table-cell table:formula="of:=[.E46]*[.C46]" office:value-type="float" office:value="-4311.63636363636">
            <text:p>-4311.6363636364</text:p>
          </table:table-cell>
          <table:table-cell table:formula="of:=[.E46]^2" office:value-type="float" office:value="576219.008264463">
            <text:p>576219.008264463</text:p>
          </table:table-cell>
          <table:table-cell table:formula="of:=( [.C46] - ([.$L$19]*[.B46] +[.$N$19]) )^2" office:value-type="float" office:value="0.000355514319303644">
            <text:p>0.0003555143</text:p>
          </table:table-cell>
          <table:table-cell table:number-columns-repeated="7"/>
        </table:table-row>
        <table:table-row table:style-name="ro2">
          <table:table-cell table:formula="of:=IF ( MOD(ROW([.C47]);[.$M$2]) &lt;&gt; 0; MOD(ROW([.C47]);[.$M$2]);[.$M$2])" office:value-type="float" office:value="7">
            <text:p>7</text:p>
          </table:table-cell>
          <table:table-cell table:formula="of:= INDIRECT( &quot;R&quot; &amp; (FLOOR((ROW([.A47]) -1)/[.$M$2];1) +5) &amp; &quot;C1&quot;;0)" office:value-type="float" office:value="500">
            <text:p>500</text:p>
          </table:table-cell>
          <table:table-cell table:formula="of:=VLOOKUP([.$B47];[.$A$7:.$K$17];[.$A47] +1)" office:value-type="float" office:value="5.68">
            <text:p>5.68</text:p>
          </table:table-cell>
          <table:table-cell table:formula="of:=VLOOKUP([.B47];[.$A$7:.$O$17];13)" office:value-type="float" office:value="0.122038245371413">
            <text:p>0.1220382454</text:p>
          </table:table-cell>
          <table:table-cell table:formula="of:=[.B47] - [.$F$19]" office:value-type="float" office:value="-759.090909090909">
            <text:p>-759.0909090909</text:p>
          </table:table-cell>
          <table:table-cell table:formula="of:=[.E47]*[.C47]" office:value-type="float" office:value="-4311.63636363636">
            <text:p>-4311.6363636364</text:p>
          </table:table-cell>
          <table:table-cell table:formula="of:=[.E47]^2" office:value-type="float" office:value="576219.008264463">
            <text:p>576219.008264463</text:p>
          </table:table-cell>
          <table:table-cell table:formula="of:=( [.C47] - ([.$L$19]*[.B47] +[.$N$19]) )^2" office:value-type="float" office:value="0.000355514319303644">
            <text:p>0.0003555143</text:p>
          </table:table-cell>
          <table:table-cell table:number-columns-repeated="7"/>
        </table:table-row>
        <table:table-row table:style-name="ro2">
          <table:table-cell table:formula="of:=IF ( MOD(ROW([.C48]);[.$M$2]) &lt;&gt; 0; MOD(ROW([.C48]);[.$M$2]);[.$M$2])" office:value-type="float" office:value="8">
            <text:p>8</text:p>
          </table:table-cell>
          <table:table-cell table:formula="of:= INDIRECT( &quot;R&quot; &amp; (FLOOR((ROW([.A48]) -1)/[.$M$2];1) +5) &amp; &quot;C1&quot;;0)" office:value-type="float" office:value="500">
            <text:p>500</text:p>
          </table:table-cell>
          <table:table-cell table:formula="of:=VLOOKUP([.$B48];[.$A$7:.$K$17];[.$A48] +1)" office:value-type="float" office:value="5.67">
            <text:p>5.67</text:p>
          </table:table-cell>
          <table:table-cell table:formula="of:=VLOOKUP([.B48];[.$A$7:.$O$17];13)" office:value-type="float" office:value="0.122038245371413">
            <text:p>0.1220382454</text:p>
          </table:table-cell>
          <table:table-cell table:formula="of:=[.B48] - [.$F$19]" office:value-type="float" office:value="-759.090909090909">
            <text:p>-759.0909090909</text:p>
          </table:table-cell>
          <table:table-cell table:formula="of:=[.E48]*[.C48]" office:value-type="float" office:value="-4304.04545454545">
            <text:p>-4304.0454545455</text:p>
          </table:table-cell>
          <table:table-cell table:formula="of:=[.E48]^2" office:value-type="float" office:value="576219.008264463">
            <text:p>576219.008264463</text:p>
          </table:table-cell>
          <table:table-cell table:formula="of:=( [.C48] - ([.$L$19]*[.B48] +[.$N$19]) )^2" office:value-type="float" office:value="0.000832616066477332">
            <text:p>0.0008326161</text:p>
          </table:table-cell>
          <table:table-cell table:number-columns-repeated="7"/>
        </table:table-row>
        <table:table-row table:style-name="ro2">
          <table:table-cell table:formula="of:=IF ( MOD(ROW([.C49]);[.$M$2]) &lt;&gt; 0; MOD(ROW([.C49]);[.$M$2]);[.$M$2])" office:value-type="float" office:value="9">
            <text:p>9</text:p>
          </table:table-cell>
          <table:table-cell table:formula="of:= INDIRECT( &quot;R&quot; &amp; (FLOOR((ROW([.A49]) -1)/[.$M$2];1) +5) &amp; &quot;C1&quot;;0)" office:value-type="float" office:value="500">
            <text:p>500</text:p>
          </table:table-cell>
          <table:table-cell table:formula="of:=VLOOKUP([.$B49];[.$A$7:.$K$17];[.$A49] +1)" office:value-type="float" office:value="5.68">
            <text:p>5.68</text:p>
          </table:table-cell>
          <table:table-cell table:formula="of:=VLOOKUP([.B49];[.$A$7:.$O$17];13)" office:value-type="float" office:value="0.122038245371413">
            <text:p>0.1220382454</text:p>
          </table:table-cell>
          <table:table-cell table:formula="of:=[.B49] - [.$F$19]" office:value-type="float" office:value="-759.090909090909">
            <text:p>-759.0909090909</text:p>
          </table:table-cell>
          <table:table-cell table:formula="of:=[.E49]*[.C49]" office:value-type="float" office:value="-4311.63636363636">
            <text:p>-4311.6363636364</text:p>
          </table:table-cell>
          <table:table-cell table:formula="of:=[.E49]^2" office:value-type="float" office:value="576219.008264463">
            <text:p>576219.008264463</text:p>
          </table:table-cell>
          <table:table-cell table:formula="of:=( [.C49] - ([.$L$19]*[.B49] +[.$N$19]) )^2" office:value-type="float" office:value="0.000355514319303644">
            <text:p>0.0003555143</text:p>
          </table:table-cell>
          <table:table-cell table:number-columns-repeated="7"/>
        </table:table-row>
        <table:table-row table:style-name="ro2">
          <table:table-cell table:formula="of:=IF ( MOD(ROW([.C50]);[.$M$2]) &lt;&gt; 0; MOD(ROW([.C50]);[.$M$2]);[.$M$2])" office:value-type="float" office:value="10">
            <text:p>10</text:p>
          </table:table-cell>
          <table:table-cell table:formula="of:= INDIRECT( &quot;R&quot; &amp; (FLOOR((ROW([.A50]) -1)/[.$M$2];1) +5) &amp; &quot;C1&quot;;0)" office:value-type="float" office:value="500">
            <text:p>500</text:p>
          </table:table-cell>
          <table:table-cell table:formula="of:=VLOOKUP([.$B50];[.$A$7:.$K$17];[.$A50] +1)" office:value-type="float" office:value="5.69">
            <text:p>5.69</text:p>
          </table:table-cell>
          <table:table-cell table:formula="of:=VLOOKUP([.B50];[.$A$7:.$O$17];13)" office:value-type="float" office:value="0.122038245371413">
            <text:p>0.1220382454</text:p>
          </table:table-cell>
          <table:table-cell table:formula="of:=[.B50] - [.$F$19]" office:value-type="float" office:value="-759.090909090909">
            <text:p>-759.0909090909</text:p>
          </table:table-cell>
          <table:table-cell table:formula="of:=[.E50]*[.C50]" office:value-type="float" office:value="-4319.22727272727">
            <text:p>-4319.2272727273</text:p>
          </table:table-cell>
          <table:table-cell table:formula="of:=[.E50]^2" office:value-type="float" office:value="576219.008264463">
            <text:p>576219.008264463</text:p>
          </table:table-cell>
          <table:table-cell table:formula="of:=( [.C50] - ([.$L$19]*[.B50] +[.$N$19]) )^2" office:value-type="float" office:value="0.0000784125721299313">
            <text:p>7.84125721299313E-005</text:p>
          </table:table-cell>
          <table:table-cell table:number-columns-repeated="7"/>
        </table:table-row>
        <table:table-row table:style-name="ro2">
          <table:table-cell table:formula="of:=IF ( MOD(ROW([.C51]);[.$M$2]) &lt;&gt; 0; MOD(ROW([.C51]);[.$M$2]);[.$M$2])" office:value-type="float" office:value="1">
            <text:p>1</text:p>
          </table:table-cell>
          <table:table-cell table:formula="of:= INDIRECT( &quot;R&quot; &amp; (FLOOR((ROW([.A51]) -1)/[.$M$2];1) +5) &amp; &quot;C1&quot;;0)" office:value-type="float" office:value="750">
            <text:p>750</text:p>
          </table:table-cell>
          <table:table-cell table:formula="of:=VLOOKUP([.$B51];[.$A$7:.$K$17];[.$A51] +1)" office:value-type="float" office:value="8.58">
            <text:p>8.58</text:p>
          </table:table-cell>
          <table:table-cell table:formula="of:=VLOOKUP([.B51];[.$A$7:.$O$17];13)" office:value-type="float" office:value="0.034705106892854">
            <text:p>0.0347051069</text:p>
          </table:table-cell>
          <table:table-cell table:formula="of:=[.B51] - [.$F$19]" office:value-type="float" office:value="-509.090909090909">
            <text:p>-509.0909090909</text:p>
          </table:table-cell>
          <table:table-cell table:formula="of:=[.E51]*[.C51]" office:value-type="float" office:value="-4368">
            <text:p>-4368</text:p>
          </table:table-cell>
          <table:table-cell table:formula="of:=[.E51]^2" office:value-type="float" office:value="259173.553719008">
            <text:p>259173.553719008</text:p>
          </table:table-cell>
          <table:table-cell table:formula="of:=( [.C51] - ([.$L$19]*[.B51] +[.$N$19]) )^2" office:value-type="float" office:value="0.00411536095440151">
            <text:p>0.004115361</text:p>
          </table:table-cell>
          <table:table-cell table:number-columns-repeated="7"/>
        </table:table-row>
        <table:table-row table:style-name="ro2">
          <table:table-cell table:formula="of:=IF ( MOD(ROW([.C52]);[.$M$2]) &lt;&gt; 0; MOD(ROW([.C52]);[.$M$2]);[.$M$2])" office:value-type="float" office:value="2">
            <text:p>2</text:p>
          </table:table-cell>
          <table:table-cell table:formula="of:= INDIRECT( &quot;R&quot; &amp; (FLOOR((ROW([.A52]) -1)/[.$M$2];1) +5) &amp; &quot;C1&quot;;0)" office:value-type="float" office:value="750">
            <text:p>750</text:p>
          </table:table-cell>
          <table:table-cell table:formula="of:=VLOOKUP([.$B52];[.$A$7:.$K$17];[.$A52] +1)" office:value-type="float" office:value="8.51">
            <text:p>8.51</text:p>
          </table:table-cell>
          <table:table-cell table:formula="of:=VLOOKUP([.B52];[.$A$7:.$O$17];13)" office:value-type="float" office:value="0.034705106892854">
            <text:p>0.0347051069</text:p>
          </table:table-cell>
          <table:table-cell table:formula="of:=[.B52] - [.$F$19]" office:value-type="float" office:value="-509.090909090909">
            <text:p>-509.0909090909</text:p>
          </table:table-cell>
          <table:table-cell table:formula="of:=[.E52]*[.C52]" office:value-type="float" office:value="-4332.36363636364">
            <text:p>-4332.3636363636</text:p>
          </table:table-cell>
          <table:table-cell table:formula="of:=[.E52]^2" office:value-type="float" office:value="259173.553719008">
            <text:p>259173.553719008</text:p>
          </table:table-cell>
          <table:table-cell table:formula="of:=( [.C52] - ([.$L$19]*[.B52] +[.$N$19]) )^2" office:value-type="float" office:value="0.0000342098752652982">
            <text:p>3.42098752652982E-005</text:p>
          </table:table-cell>
          <table:table-cell table:number-columns-repeated="7"/>
        </table:table-row>
        <table:table-row table:style-name="ro2">
          <table:table-cell table:formula="of:=IF ( MOD(ROW([.C53]);[.$M$2]) &lt;&gt; 0; MOD(ROW([.C53]);[.$M$2]);[.$M$2])" office:value-type="float" office:value="3">
            <text:p>3</text:p>
          </table:table-cell>
          <table:table-cell table:formula="of:= INDIRECT( &quot;R&quot; &amp; (FLOOR((ROW([.A53]) -1)/[.$M$2];1) +5) &amp; &quot;C1&quot;;0)" office:value-type="float" office:value="750">
            <text:p>750</text:p>
          </table:table-cell>
          <table:table-cell table:formula="of:=VLOOKUP([.$B53];[.$A$7:.$K$17];[.$A53] +1)" office:value-type="float" office:value="8.48">
            <text:p>8.48</text:p>
          </table:table-cell>
          <table:table-cell table:formula="of:=VLOOKUP([.B53];[.$A$7:.$O$17];13)" office:value-type="float" office:value="0.034705106892854">
            <text:p>0.0347051069</text:p>
          </table:table-cell>
          <table:table-cell table:formula="of:=[.B53] - [.$F$19]" office:value-type="float" office:value="-509.090909090909">
            <text:p>-509.0909090909</text:p>
          </table:table-cell>
          <table:table-cell table:formula="of:=[.E53]*[.C53]" office:value-type="float" office:value="-4317.09090909091">
            <text:p>-4317.0909090909</text:p>
          </table:table-cell>
          <table:table-cell table:formula="of:=[.E53]^2" office:value-type="float" office:value="259173.553719008">
            <text:p>259173.553719008</text:p>
          </table:table-cell>
          <table:table-cell table:formula="of:=( [.C53] - ([.$L$19]*[.B53] +[.$N$19]) )^2" office:value-type="float" office:value="0.00128514512706403">
            <text:p>0.0012851451</text:p>
          </table:table-cell>
          <table:table-cell table:number-columns-repeated="7"/>
        </table:table-row>
        <table:table-row table:style-name="ro2">
          <table:table-cell table:formula="of:=IF ( MOD(ROW([.C54]);[.$M$2]) &lt;&gt; 0; MOD(ROW([.C54]);[.$M$2]);[.$M$2])" office:value-type="float" office:value="4">
            <text:p>4</text:p>
          </table:table-cell>
          <table:table-cell table:formula="of:= INDIRECT( &quot;R&quot; &amp; (FLOOR((ROW([.A54]) -1)/[.$M$2];1) +5) &amp; &quot;C1&quot;;0)" office:value-type="float" office:value="750">
            <text:p>750</text:p>
          </table:table-cell>
          <table:table-cell table:formula="of:=VLOOKUP([.$B54];[.$A$7:.$K$17];[.$A54] +1)" office:value-type="float" office:value="8.52">
            <text:p>8.52</text:p>
          </table:table-cell>
          <table:table-cell table:formula="of:=VLOOKUP([.B54];[.$A$7:.$O$17];13)" office:value-type="float" office:value="0.034705106892854">
            <text:p>0.0347051069</text:p>
          </table:table-cell>
          <table:table-cell table:formula="of:=[.B54] - [.$F$19]" office:value-type="float" office:value="-509.090909090909">
            <text:p>-509.0909090909</text:p>
          </table:table-cell>
          <table:table-cell table:formula="of:=[.E54]*[.C54]" office:value-type="float" office:value="-4337.45454545454">
            <text:p>-4337.4545454546</text:p>
          </table:table-cell>
          <table:table-cell table:formula="of:=[.E54]^2" office:value-type="float" office:value="259173.553719008">
            <text:p>259173.553719008</text:p>
          </table:table-cell>
          <table:table-cell table:formula="of:=( [.C54] - ([.$L$19]*[.B54] +[.$N$19]) )^2" office:value-type="float" office:value="0.0000172314579990362">
            <text:p>1.72314579990362E-005</text:p>
          </table:table-cell>
          <table:table-cell table:number-columns-repeated="7"/>
        </table:table-row>
        <table:table-row table:style-name="ro2">
          <table:table-cell table:formula="of:=IF ( MOD(ROW([.C55]);[.$M$2]) &lt;&gt; 0; MOD(ROW([.C55]);[.$M$2]);[.$M$2])" office:value-type="float" office:value="5">
            <text:p>5</text:p>
          </table:table-cell>
          <table:table-cell table:formula="of:= INDIRECT( &quot;R&quot; &amp; (FLOOR((ROW([.A55]) -1)/[.$M$2];1) +5) &amp; &quot;C1&quot;;0)" office:value-type="float" office:value="750">
            <text:p>750</text:p>
          </table:table-cell>
          <table:table-cell table:formula="of:=VLOOKUP([.$B55];[.$A$7:.$K$17];[.$A55] +1)" office:value-type="float" office:value="8.47">
            <text:p>8.47</text:p>
          </table:table-cell>
          <table:table-cell table:formula="of:=VLOOKUP([.B55];[.$A$7:.$O$17];13)" office:value-type="float" office:value="0.034705106892854">
            <text:p>0.0347051069</text:p>
          </table:table-cell>
          <table:table-cell table:formula="of:=[.B55] - [.$F$19]" office:value-type="float" office:value="-509.090909090909">
            <text:p>-509.0909090909</text:p>
          </table:table-cell>
          <table:table-cell table:formula="of:=[.E55]*[.C55]" office:value-type="float" office:value="-4312">
            <text:p>-4312</text:p>
          </table:table-cell>
          <table:table-cell table:formula="of:=[.E55]^2" office:value-type="float" office:value="259173.553719008">
            <text:p>259173.553719008</text:p>
          </table:table-cell>
          <table:table-cell table:formula="of:=( [.C55] - ([.$L$19]*[.B55] +[.$N$19]) )^2" office:value-type="float" office:value="0.00210212354433026">
            <text:p>0.0021021235</text:p>
          </table:table-cell>
          <table:table-cell table:number-columns-repeated="7"/>
        </table:table-row>
        <table:table-row table:style-name="ro2">
          <table:table-cell table:formula="of:=IF ( MOD(ROW([.C56]);[.$M$2]) &lt;&gt; 0; MOD(ROW([.C56]);[.$M$2]);[.$M$2])" office:value-type="float" office:value="6">
            <text:p>6</text:p>
          </table:table-cell>
          <table:table-cell table:formula="of:= INDIRECT( &quot;R&quot; &amp; (FLOOR((ROW([.A56]) -1)/[.$M$2];1) +5) &amp; &quot;C1&quot;;0)" office:value-type="float" office:value="750">
            <text:p>750</text:p>
          </table:table-cell>
          <table:table-cell table:formula="of:=VLOOKUP([.$B56];[.$A$7:.$K$17];[.$A56] +1)" office:value-type="float" office:value="8.52">
            <text:p>8.52</text:p>
          </table:table-cell>
          <table:table-cell table:formula="of:=VLOOKUP([.B56];[.$A$7:.$O$17];13)" office:value-type="float" office:value="0.034705106892854">
            <text:p>0.0347051069</text:p>
          </table:table-cell>
          <table:table-cell table:formula="of:=[.B56] - [.$F$19]" office:value-type="float" office:value="-509.090909090909">
            <text:p>-509.0909090909</text:p>
          </table:table-cell>
          <table:table-cell table:formula="of:=[.E56]*[.C56]" office:value-type="float" office:value="-4337.45454545454">
            <text:p>-4337.4545454546</text:p>
          </table:table-cell>
          <table:table-cell table:formula="of:=[.E56]^2" office:value-type="float" office:value="259173.553719008">
            <text:p>259173.553719008</text:p>
          </table:table-cell>
          <table:table-cell table:formula="of:=( [.C56] - ([.$L$19]*[.B56] +[.$N$19]) )^2" office:value-type="float" office:value="0.0000172314579990362">
            <text:p>1.72314579990362E-005</text:p>
          </table:table-cell>
          <table:table-cell table:number-columns-repeated="7"/>
        </table:table-row>
        <table:table-row table:style-name="ro2">
          <table:table-cell table:formula="of:=IF ( MOD(ROW([.C57]);[.$M$2]) &lt;&gt; 0; MOD(ROW([.C57]);[.$M$2]);[.$M$2])" office:value-type="float" office:value="7">
            <text:p>7</text:p>
          </table:table-cell>
          <table:table-cell table:formula="of:= INDIRECT( &quot;R&quot; &amp; (FLOOR((ROW([.A57]) -1)/[.$M$2];1) +5) &amp; &quot;C1&quot;;0)" office:value-type="float" office:value="750">
            <text:p>750</text:p>
          </table:table-cell>
          <table:table-cell table:formula="of:=VLOOKUP([.$B57];[.$A$7:.$K$17];[.$A57] +1)" office:value-type="float" office:value="8.47">
            <text:p>8.47</text:p>
          </table:table-cell>
          <table:table-cell table:formula="of:=VLOOKUP([.B57];[.$A$7:.$O$17];13)" office:value-type="float" office:value="0.034705106892854">
            <text:p>0.0347051069</text:p>
          </table:table-cell>
          <table:table-cell table:formula="of:=[.B57] - [.$F$19]" office:value-type="float" office:value="-509.090909090909">
            <text:p>-509.0909090909</text:p>
          </table:table-cell>
          <table:table-cell table:formula="of:=[.E57]*[.C57]" office:value-type="float" office:value="-4312">
            <text:p>-4312</text:p>
          </table:table-cell>
          <table:table-cell table:formula="of:=[.E57]^2" office:value-type="float" office:value="259173.553719008">
            <text:p>259173.553719008</text:p>
          </table:table-cell>
          <table:table-cell table:formula="of:=( [.C57] - ([.$L$19]*[.B57] +[.$N$19]) )^2" office:value-type="float" office:value="0.00210212354433026">
            <text:p>0.0021021235</text:p>
          </table:table-cell>
          <table:table-cell table:number-columns-repeated="7"/>
        </table:table-row>
        <table:table-row table:style-name="ro2">
          <table:table-cell table:formula="of:=IF ( MOD(ROW([.C58]);[.$M$2]) &lt;&gt; 0; MOD(ROW([.C58]);[.$M$2]);[.$M$2])" office:value-type="float" office:value="8">
            <text:p>8</text:p>
          </table:table-cell>
          <table:table-cell table:formula="of:= INDIRECT( &quot;R&quot; &amp; (FLOOR((ROW([.A58]) -1)/[.$M$2];1) +5) &amp; &quot;C1&quot;;0)" office:value-type="float" office:value="750">
            <text:p>750</text:p>
          </table:table-cell>
          <table:table-cell table:formula="of:=VLOOKUP([.$B58];[.$A$7:.$K$17];[.$A58] +1)" office:value-type="float" office:value="8.52">
            <text:p>8.52</text:p>
          </table:table-cell>
          <table:table-cell table:formula="of:=VLOOKUP([.B58];[.$A$7:.$O$17];13)" office:value-type="float" office:value="0.034705106892854">
            <text:p>0.0347051069</text:p>
          </table:table-cell>
          <table:table-cell table:formula="of:=[.B58] - [.$F$19]" office:value-type="float" office:value="-509.090909090909">
            <text:p>-509.0909090909</text:p>
          </table:table-cell>
          <table:table-cell table:formula="of:=[.E58]*[.C58]" office:value-type="float" office:value="-4337.45454545454">
            <text:p>-4337.4545454546</text:p>
          </table:table-cell>
          <table:table-cell table:formula="of:=[.E58]^2" office:value-type="float" office:value="259173.553719008">
            <text:p>259173.553719008</text:p>
          </table:table-cell>
          <table:table-cell table:formula="of:=( [.C58] - ([.$L$19]*[.B58] +[.$N$19]) )^2" office:value-type="float" office:value="0.0000172314579990362">
            <text:p>1.72314579990362E-005</text:p>
          </table:table-cell>
          <table:table-cell table:number-columns-repeated="7"/>
        </table:table-row>
        <table:table-row table:style-name="ro2">
          <table:table-cell table:formula="of:=IF ( MOD(ROW([.C59]);[.$M$2]) &lt;&gt; 0; MOD(ROW([.C59]);[.$M$2]);[.$M$2])" office:value-type="float" office:value="9">
            <text:p>9</text:p>
          </table:table-cell>
          <table:table-cell table:formula="of:= INDIRECT( &quot;R&quot; &amp; (FLOOR((ROW([.A59]) -1)/[.$M$2];1) +5) &amp; &quot;C1&quot;;0)" office:value-type="float" office:value="750">
            <text:p>750</text:p>
          </table:table-cell>
          <table:table-cell table:formula="of:=VLOOKUP([.$B59];[.$A$7:.$K$17];[.$A59] +1)" office:value-type="float" office:value="8.47">
            <text:p>8.47</text:p>
          </table:table-cell>
          <table:table-cell table:formula="of:=VLOOKUP([.B59];[.$A$7:.$O$17];13)" office:value-type="float" office:value="0.034705106892854">
            <text:p>0.0347051069</text:p>
          </table:table-cell>
          <table:table-cell table:formula="of:=[.B59] - [.$F$19]" office:value-type="float" office:value="-509.090909090909">
            <text:p>-509.0909090909</text:p>
          </table:table-cell>
          <table:table-cell table:formula="of:=[.E59]*[.C59]" office:value-type="float" office:value="-4312">
            <text:p>-4312</text:p>
          </table:table-cell>
          <table:table-cell table:formula="of:=[.E59]^2" office:value-type="float" office:value="259173.553719008">
            <text:p>259173.553719008</text:p>
          </table:table-cell>
          <table:table-cell table:formula="of:=( [.C59] - ([.$L$19]*[.B59] +[.$N$19]) )^2" office:value-type="float" office:value="0.00210212354433026">
            <text:p>0.0021021235</text:p>
          </table:table-cell>
          <table:table-cell table:number-columns-repeated="7"/>
        </table:table-row>
        <table:table-row table:style-name="ro2">
          <table:table-cell table:formula="of:=IF ( MOD(ROW([.C60]);[.$M$2]) &lt;&gt; 0; MOD(ROW([.C60]);[.$M$2]);[.$M$2])" office:value-type="float" office:value="10">
            <text:p>10</text:p>
          </table:table-cell>
          <table:table-cell table:formula="of:= INDIRECT( &quot;R&quot; &amp; (FLOOR((ROW([.A60]) -1)/[.$M$2];1) +5) &amp; &quot;C1&quot;;0)" office:value-type="float" office:value="750">
            <text:p>750</text:p>
          </table:table-cell>
          <table:table-cell table:formula="of:=VLOOKUP([.$B60];[.$A$7:.$K$17];[.$A60] +1)" office:value-type="float" office:value="8.52">
            <text:p>8.52</text:p>
          </table:table-cell>
          <table:table-cell table:formula="of:=VLOOKUP([.B60];[.$A$7:.$O$17];13)" office:value-type="float" office:value="0.034705106892854">
            <text:p>0.0347051069</text:p>
          </table:table-cell>
          <table:table-cell table:formula="of:=[.B60] - [.$F$19]" office:value-type="float" office:value="-509.090909090909">
            <text:p>-509.0909090909</text:p>
          </table:table-cell>
          <table:table-cell table:formula="of:=[.E60]*[.C60]" office:value-type="float" office:value="-4337.45454545454">
            <text:p>-4337.4545454546</text:p>
          </table:table-cell>
          <table:table-cell table:formula="of:=[.E60]^2" office:value-type="float" office:value="259173.553719008">
            <text:p>259173.553719008</text:p>
          </table:table-cell>
          <table:table-cell table:formula="of:=( [.C60] - ([.$L$19]*[.B60] +[.$N$19]) )^2" office:value-type="float" office:value="0.0000172314579990362">
            <text:p>1.72314579990362E-005</text:p>
          </table:table-cell>
          <table:table-cell table:number-columns-repeated="7"/>
        </table:table-row>
        <table:table-row table:style-name="ro2">
          <table:table-cell table:formula="of:=IF ( MOD(ROW([.C61]);[.$M$2]) &lt;&gt; 0; MOD(ROW([.C61]);[.$M$2]);[.$M$2])" office:value-type="float" office:value="1">
            <text:p>1</text:p>
          </table:table-cell>
          <table:table-cell table:formula="of:= INDIRECT( &quot;R&quot; &amp; (FLOOR((ROW([.A61]) -1)/[.$M$2];1) +5) &amp; &quot;C1&quot;;0)" office:value-type="float" office:value="1000">
            <text:p>1000</text:p>
          </table:table-cell>
          <table:table-cell table:formula="of:=VLOOKUP([.$B61];[.$A$7:.$K$17];[.$A61] +1)" office:value-type="float" office:value="11.28">
            <text:p>11.28</text:p>
          </table:table-cell>
          <table:table-cell table:formula="of:=VLOOKUP([.B61];[.$A$7:.$O$17];13)" office:value-type="float" office:value="0.0175119007154184">
            <text:p>0.0175119007</text:p>
          </table:table-cell>
          <table:table-cell table:formula="of:=[.B61] - [.$F$19]" office:value-type="float" office:value="-259.090909090909">
            <text:p>-259.0909090909</text:p>
          </table:table-cell>
          <table:table-cell table:formula="of:=[.E61]*[.C61]" office:value-type="float" office:value="-2922.54545454545">
            <text:p>-2922.5454545455</text:p>
          </table:table-cell>
          <table:table-cell table:formula="of:=[.E61]^2" office:value-type="float" office:value="67128.0991735537">
            <text:p>67128.0991735537</text:p>
          </table:table-cell>
          <table:table-cell table:formula="of:=( [.C61] - ([.$L$19]*[.B61] +[.$N$19]) )^2" office:value-type="float" office:value="0.00279235668919051">
            <text:p>0.0027923567</text:p>
          </table:table-cell>
          <table:table-cell table:number-columns-repeated="7"/>
        </table:table-row>
        <table:table-row table:style-name="ro2">
          <table:table-cell table:formula="of:=IF ( MOD(ROW([.C62]);[.$M$2]) &lt;&gt; 0; MOD(ROW([.C62]);[.$M$2]);[.$M$2])" office:value-type="float" office:value="2">
            <text:p>2</text:p>
          </table:table-cell>
          <table:table-cell table:formula="of:= INDIRECT( &quot;R&quot; &amp; (FLOOR((ROW([.A62]) -1)/[.$M$2];1) +5) &amp; &quot;C1&quot;;0)" office:value-type="float" office:value="1000">
            <text:p>1000</text:p>
          </table:table-cell>
          <table:table-cell table:formula="of:=VLOOKUP([.$B62];[.$A$7:.$K$17];[.$A62] +1)" office:value-type="float" office:value="11.31">
            <text:p>11.31</text:p>
          </table:table-cell>
          <table:table-cell table:formula="of:=VLOOKUP([.B62];[.$A$7:.$O$17];13)" office:value-type="float" office:value="0.0175119007154184">
            <text:p>0.0175119007</text:p>
          </table:table-cell>
          <table:table-cell table:formula="of:=[.B62] - [.$F$19]" office:value-type="float" office:value="-259.090909090909">
            <text:p>-259.0909090909</text:p>
          </table:table-cell>
          <table:table-cell table:formula="of:=[.E62]*[.C62]" office:value-type="float" office:value="-2930.31818181818">
            <text:p>-2930.3181818182</text:p>
          </table:table-cell>
          <table:table-cell table:formula="of:=[.E62]^2" office:value-type="float" office:value="67128.0991735537">
            <text:p>67128.0991735537</text:p>
          </table:table-cell>
          <table:table-cell table:formula="of:=( [.C62] - ([.$L$19]*[.B62] +[.$N$19]) )^2" office:value-type="float" office:value="0.000521791427114018">
            <text:p>0.0005217914</text:p>
          </table:table-cell>
          <table:table-cell table:number-columns-repeated="7"/>
        </table:table-row>
        <table:table-row table:style-name="ro2">
          <table:table-cell table:formula="of:=IF ( MOD(ROW([.C63]);[.$M$2]) &lt;&gt; 0; MOD(ROW([.C63]);[.$M$2]);[.$M$2])" office:value-type="float" office:value="3">
            <text:p>3</text:p>
          </table:table-cell>
          <table:table-cell table:formula="of:= INDIRECT( &quot;R&quot; &amp; (FLOOR((ROW([.A63]) -1)/[.$M$2];1) +5) &amp; &quot;C1&quot;;0)" office:value-type="float" office:value="1000">
            <text:p>1000</text:p>
          </table:table-cell>
          <table:table-cell table:formula="of:=VLOOKUP([.$B63];[.$A$7:.$K$17];[.$A63] +1)" office:value-type="float" office:value="11.3">
            <text:p>11.3</text:p>
          </table:table-cell>
          <table:table-cell table:formula="of:=VLOOKUP([.B63];[.$A$7:.$O$17];13)" office:value-type="float" office:value="0.0175119007154184">
            <text:p>0.0175119007</text:p>
          </table:table-cell>
          <table:table-cell table:formula="of:=[.B63] - [.$F$19]" office:value-type="float" office:value="-259.090909090909">
            <text:p>-259.0909090909</text:p>
          </table:table-cell>
          <table:table-cell table:formula="of:=[.E63]*[.C63]" office:value-type="float" office:value="-2927.72727272727">
            <text:p>-2927.7272727273</text:p>
          </table:table-cell>
          <table:table-cell table:formula="of:=[.E63]^2" office:value-type="float" office:value="67128.0991735537">
            <text:p>67128.0991735537</text:p>
          </table:table-cell>
          <table:table-cell table:formula="of:=( [.C63] - ([.$L$19]*[.B63] +[.$N$19]) )^2" office:value-type="float" office:value="0.00107864651447279">
            <text:p>0.0010786465</text:p>
          </table:table-cell>
          <table:table-cell table:number-columns-repeated="7"/>
        </table:table-row>
        <table:table-row table:style-name="ro2">
          <table:table-cell table:formula="of:=IF ( MOD(ROW([.C64]);[.$M$2]) &lt;&gt; 0; MOD(ROW([.C64]);[.$M$2]);[.$M$2])" office:value-type="float" office:value="4">
            <text:p>4</text:p>
          </table:table-cell>
          <table:table-cell table:formula="of:= INDIRECT( &quot;R&quot; &amp; (FLOOR((ROW([.A64]) -1)/[.$M$2];1) +5) &amp; &quot;C1&quot;;0)" office:value-type="float" office:value="1000">
            <text:p>1000</text:p>
          </table:table-cell>
          <table:table-cell table:formula="of:=VLOOKUP([.$B64];[.$A$7:.$K$17];[.$A64] +1)" office:value-type="float" office:value="11.3">
            <text:p>11.3</text:p>
          </table:table-cell>
          <table:table-cell table:formula="of:=VLOOKUP([.B64];[.$A$7:.$O$17];13)" office:value-type="float" office:value="0.0175119007154184">
            <text:p>0.0175119007</text:p>
          </table:table-cell>
          <table:table-cell table:formula="of:=[.B64] - [.$F$19]" office:value-type="float" office:value="-259.090909090909">
            <text:p>-259.0909090909</text:p>
          </table:table-cell>
          <table:table-cell table:formula="of:=[.E64]*[.C64]" office:value-type="float" office:value="-2927.72727272727">
            <text:p>-2927.7272727273</text:p>
          </table:table-cell>
          <table:table-cell table:formula="of:=[.E64]^2" office:value-type="float" office:value="67128.0991735537">
            <text:p>67128.0991735537</text:p>
          </table:table-cell>
          <table:table-cell table:formula="of:=( [.C64] - ([.$L$19]*[.B64] +[.$N$19]) )^2" office:value-type="float" office:value="0.00107864651447279">
            <text:p>0.0010786465</text:p>
          </table:table-cell>
          <table:table-cell table:number-columns-repeated="7"/>
        </table:table-row>
        <table:table-row table:style-name="ro2">
          <table:table-cell table:formula="of:=IF ( MOD(ROW([.C65]);[.$M$2]) &lt;&gt; 0; MOD(ROW([.C65]);[.$M$2]);[.$M$2])" office:value-type="float" office:value="5">
            <text:p>5</text:p>
          </table:table-cell>
          <table:table-cell table:formula="of:= INDIRECT( &quot;R&quot; &amp; (FLOOR((ROW([.A65]) -1)/[.$M$2];1) +5) &amp; &quot;C1&quot;;0)" office:value-type="float" office:value="1000">
            <text:p>1000</text:p>
          </table:table-cell>
          <table:table-cell table:formula="of:=VLOOKUP([.$B65];[.$A$7:.$K$17];[.$A65] +1)" office:value-type="float" office:value="11.33">
            <text:p>11.33</text:p>
          </table:table-cell>
          <table:table-cell table:formula="of:=VLOOKUP([.B65];[.$A$7:.$O$17];13)" office:value-type="float" office:value="0.0175119007154184">
            <text:p>0.0175119007</text:p>
          </table:table-cell>
          <table:table-cell table:formula="of:=[.B65] - [.$F$19]" office:value-type="float" office:value="-259.090909090909">
            <text:p>-259.0909090909</text:p>
          </table:table-cell>
          <table:table-cell table:formula="of:=[.E65]*[.C65]" office:value-type="float" office:value="-2935.5">
            <text:p>-2935.5</text:p>
          </table:table-cell>
          <table:table-cell table:formula="of:=[.E65]^2" office:value-type="float" office:value="67128.0991735537">
            <text:p>67128.0991735537</text:p>
          </table:table-cell>
          <table:table-cell table:formula="of:=( [.C65] - ([.$L$19]*[.B65] +[.$N$19]) )^2" office:value-type="float" office:value="0.0000080812523964414">
            <text:p>8.0812523964414E-006</text:p>
          </table:table-cell>
          <table:table-cell table:number-columns-repeated="7"/>
        </table:table-row>
        <table:table-row table:style-name="ro2">
          <table:table-cell table:formula="of:=IF ( MOD(ROW([.C66]);[.$M$2]) &lt;&gt; 0; MOD(ROW([.C66]);[.$M$2]);[.$M$2])" office:value-type="float" office:value="6">
            <text:p>6</text:p>
          </table:table-cell>
          <table:table-cell table:formula="of:= INDIRECT( &quot;R&quot; &amp; (FLOOR((ROW([.A66]) -1)/[.$M$2];1) +5) &amp; &quot;C1&quot;;0)" office:value-type="float" office:value="1000">
            <text:p>1000</text:p>
          </table:table-cell>
          <table:table-cell table:formula="of:=VLOOKUP([.$B66];[.$A$7:.$K$17];[.$A66] +1)" office:value-type="float" office:value="11.3">
            <text:p>11.3</text:p>
          </table:table-cell>
          <table:table-cell table:formula="of:=VLOOKUP([.B66];[.$A$7:.$O$17];13)" office:value-type="float" office:value="0.0175119007154184">
            <text:p>0.0175119007</text:p>
          </table:table-cell>
          <table:table-cell table:formula="of:=[.B66] - [.$F$19]" office:value-type="float" office:value="-259.090909090909">
            <text:p>-259.0909090909</text:p>
          </table:table-cell>
          <table:table-cell table:formula="of:=[.E66]*[.C66]" office:value-type="float" office:value="-2927.72727272727">
            <text:p>-2927.7272727273</text:p>
          </table:table-cell>
          <table:table-cell table:formula="of:=[.E66]^2" office:value-type="float" office:value="67128.0991735537">
            <text:p>67128.0991735537</text:p>
          </table:table-cell>
          <table:table-cell table:formula="of:=( [.C66] - ([.$L$19]*[.B66] +[.$N$19]) )^2" office:value-type="float" office:value="0.00107864651447279">
            <text:p>0.0010786465</text:p>
          </table:table-cell>
          <table:table-cell table:number-columns-repeated="7"/>
        </table:table-row>
        <table:table-row table:style-name="ro2">
          <table:table-cell table:formula="of:=IF ( MOD(ROW([.C67]);[.$M$2]) &lt;&gt; 0; MOD(ROW([.C67]);[.$M$2]);[.$M$2])" office:value-type="float" office:value="7">
            <text:p>7</text:p>
          </table:table-cell>
          <table:table-cell table:formula="of:= INDIRECT( &quot;R&quot; &amp; (FLOOR((ROW([.A67]) -1)/[.$M$2];1) +5) &amp; &quot;C1&quot;;0)" office:value-type="float" office:value="1000">
            <text:p>1000</text:p>
          </table:table-cell>
          <table:table-cell table:formula="of:=VLOOKUP([.$B67];[.$A$7:.$K$17];[.$A67] +1)" office:value-type="float" office:value="11.29">
            <text:p>11.29</text:p>
          </table:table-cell>
          <table:table-cell table:formula="of:=VLOOKUP([.B67];[.$A$7:.$O$17];13)" office:value-type="float" office:value="0.0175119007154184">
            <text:p>0.0175119007</text:p>
          </table:table-cell>
          <table:table-cell table:formula="of:=[.B67] - [.$F$19]" office:value-type="float" office:value="-259.090909090909">
            <text:p>-259.0909090909</text:p>
          </table:table-cell>
          <table:table-cell table:formula="of:=[.E67]*[.C67]" office:value-type="float" office:value="-2925.13636363636">
            <text:p>-2925.1363636364</text:p>
          </table:table-cell>
          <table:table-cell table:formula="of:=[.E67]^2" office:value-type="float" office:value="67128.0991735537">
            <text:p>67128.0991735537</text:p>
          </table:table-cell>
          <table:table-cell table:formula="of:=( [.C67] - ([.$L$19]*[.B67] +[.$N$19]) )^2" office:value-type="float" office:value="0.00183550160183171">
            <text:p>0.0018355016</text:p>
          </table:table-cell>
          <table:table-cell table:number-columns-repeated="7"/>
        </table:table-row>
        <table:table-row table:style-name="ro2">
          <table:table-cell table:formula="of:=IF ( MOD(ROW([.C68]);[.$M$2]) &lt;&gt; 0; MOD(ROW([.C68]);[.$M$2]);[.$M$2])" office:value-type="float" office:value="8">
            <text:p>8</text:p>
          </table:table-cell>
          <table:table-cell table:formula="of:= INDIRECT( &quot;R&quot; &amp; (FLOOR((ROW([.A68]) -1)/[.$M$2];1) +5) &amp; &quot;C1&quot;;0)" office:value-type="float" office:value="1000">
            <text:p>1000</text:p>
          </table:table-cell>
          <table:table-cell table:formula="of:=VLOOKUP([.$B68];[.$A$7:.$K$17];[.$A68] +1)" office:value-type="float" office:value="11.31">
            <text:p>11.31</text:p>
          </table:table-cell>
          <table:table-cell table:formula="of:=VLOOKUP([.B68];[.$A$7:.$O$17];13)" office:value-type="float" office:value="0.0175119007154184">
            <text:p>0.0175119007</text:p>
          </table:table-cell>
          <table:table-cell table:formula="of:=[.B68] - [.$F$19]" office:value-type="float" office:value="-259.090909090909">
            <text:p>-259.0909090909</text:p>
          </table:table-cell>
          <table:table-cell table:formula="of:=[.E68]*[.C68]" office:value-type="float" office:value="-2930.31818181818">
            <text:p>-2930.3181818182</text:p>
          </table:table-cell>
          <table:table-cell table:formula="of:=[.E68]^2" office:value-type="float" office:value="67128.0991735537">
            <text:p>67128.0991735537</text:p>
          </table:table-cell>
          <table:table-cell table:formula="of:=( [.C68] - ([.$L$19]*[.B68] +[.$N$19]) )^2" office:value-type="float" office:value="0.000521791427114018">
            <text:p>0.0005217914</text:p>
          </table:table-cell>
          <table:table-cell table:number-columns-repeated="7"/>
        </table:table-row>
        <table:table-row table:style-name="ro2">
          <table:table-cell table:formula="of:=IF ( MOD(ROW([.C69]);[.$M$2]) &lt;&gt; 0; MOD(ROW([.C69]);[.$M$2]);[.$M$2])" office:value-type="float" office:value="9">
            <text:p>9</text:p>
          </table:table-cell>
          <table:table-cell table:formula="of:= INDIRECT( &quot;R&quot; &amp; (FLOOR((ROW([.A69]) -1)/[.$M$2];1) +5) &amp; &quot;C1&quot;;0)" office:value-type="float" office:value="1000">
            <text:p>1000</text:p>
          </table:table-cell>
          <table:table-cell table:formula="of:=VLOOKUP([.$B69];[.$A$7:.$K$17];[.$A69] +1)" office:value-type="float" office:value="11.33">
            <text:p>11.33</text:p>
          </table:table-cell>
          <table:table-cell table:formula="of:=VLOOKUP([.B69];[.$A$7:.$O$17];13)" office:value-type="float" office:value="0.0175119007154184">
            <text:p>0.0175119007</text:p>
          </table:table-cell>
          <table:table-cell table:formula="of:=[.B69] - [.$F$19]" office:value-type="float" office:value="-259.090909090909">
            <text:p>-259.0909090909</text:p>
          </table:table-cell>
          <table:table-cell table:formula="of:=[.E69]*[.C69]" office:value-type="float" office:value="-2935.5">
            <text:p>-2935.5</text:p>
          </table:table-cell>
          <table:table-cell table:formula="of:=[.E69]^2" office:value-type="float" office:value="67128.0991735537">
            <text:p>67128.0991735537</text:p>
          </table:table-cell>
          <table:table-cell table:formula="of:=( [.C69] - ([.$L$19]*[.B69] +[.$N$19]) )^2" office:value-type="float" office:value="0.0000080812523964414">
            <text:p>8.0812523964414E-006</text:p>
          </table:table-cell>
          <table:table-cell table:number-columns-repeated="7"/>
        </table:table-row>
        <table:table-row table:style-name="ro2">
          <table:table-cell table:formula="of:=IF ( MOD(ROW([.C70]);[.$M$2]) &lt;&gt; 0; MOD(ROW([.C70]);[.$M$2]);[.$M$2])" office:value-type="float" office:value="10">
            <text:p>10</text:p>
          </table:table-cell>
          <table:table-cell table:formula="of:= INDIRECT( &quot;R&quot; &amp; (FLOOR((ROW([.A70]) -1)/[.$M$2];1) +5) &amp; &quot;C1&quot;;0)" office:value-type="float" office:value="1000">
            <text:p>1000</text:p>
          </table:table-cell>
          <table:table-cell table:formula="of:=VLOOKUP([.$B70];[.$A$7:.$K$17];[.$A70] +1)" office:value-type="float" office:value="11.33">
            <text:p>11.33</text:p>
          </table:table-cell>
          <table:table-cell table:formula="of:=VLOOKUP([.B70];[.$A$7:.$O$17];13)" office:value-type="float" office:value="0.0175119007154184">
            <text:p>0.0175119007</text:p>
          </table:table-cell>
          <table:table-cell table:formula="of:=[.B70] - [.$F$19]" office:value-type="float" office:value="-259.090909090909">
            <text:p>-259.0909090909</text:p>
          </table:table-cell>
          <table:table-cell table:formula="of:=[.E70]*[.C70]" office:value-type="float" office:value="-2935.5">
            <text:p>-2935.5</text:p>
          </table:table-cell>
          <table:table-cell table:formula="of:=[.E70]^2" office:value-type="float" office:value="67128.0991735537">
            <text:p>67128.0991735537</text:p>
          </table:table-cell>
          <table:table-cell table:formula="of:=( [.C70] - ([.$L$19]*[.B70] +[.$N$19]) )^2" office:value-type="float" office:value="0.0000080812523964414">
            <text:p>8.0812523964414E-006</text:p>
          </table:table-cell>
          <table:table-cell table:number-columns-repeated="7"/>
        </table:table-row>
        <table:table-row table:style-name="ro2">
          <table:table-cell table:formula="of:=IF ( MOD(ROW([.C71]);[.$M$2]) &lt;&gt; 0; MOD(ROW([.C71]);[.$M$2]);[.$M$2])" office:value-type="float" office:value="1">
            <text:p>1</text:p>
          </table:table-cell>
          <table:table-cell table:formula="of:= INDIRECT( &quot;R&quot; &amp; (FLOOR((ROW([.A71]) -1)/[.$M$2];1) +5) &amp; &quot;C1&quot;;0)" office:value-type="float" office:value="1250">
            <text:p>1250</text:p>
          </table:table-cell>
          <table:table-cell table:formula="of:=VLOOKUP([.$B71];[.$A$7:.$K$17];[.$A71] +1)" office:value-type="float" office:value="14.12">
            <text:p>14.12</text:p>
          </table:table-cell>
          <table:table-cell table:formula="of:=VLOOKUP([.B71];[.$A$7:.$O$17];13)" office:value-type="float" office:value="0.0207899548393506">
            <text:p>0.0207899548</text:p>
          </table:table-cell>
          <table:table-cell table:formula="of:=[.B71] - [.$F$19]" office:value-type="float" office:value="-9.09090909090901">
            <text:p>-9.0909090909</text:p>
          </table:table-cell>
          <table:table-cell table:formula="of:=[.E71]*[.C71]" office:value-type="float" office:value="-128.363636363635">
            <text:p>-128.3636363636</text:p>
          </table:table-cell>
          <table:table-cell table:formula="of:=[.E71]^2" office:value-type="float" office:value="82.6446280991721">
            <text:p>82.6446280992</text:p>
          </table:table-cell>
          <table:table-cell table:formula="of:=( [.C71] - ([.$L$19]*[.B71] +[.$N$19]) )^2" office:value-type="float" office:value="0.000890221975877468">
            <text:p>0.000890222</text:p>
          </table:table-cell>
          <table:table-cell table:number-columns-repeated="7"/>
        </table:table-row>
        <table:table-row table:style-name="ro2">
          <table:table-cell table:formula="of:=IF ( MOD(ROW([.C72]);[.$M$2]) &lt;&gt; 0; MOD(ROW([.C72]);[.$M$2]);[.$M$2])" office:value-type="float" office:value="2">
            <text:p>2</text:p>
          </table:table-cell>
          <table:table-cell table:formula="of:= INDIRECT( &quot;R&quot; &amp; (FLOOR((ROW([.A72]) -1)/[.$M$2];1) +5) &amp; &quot;C1&quot;;0)" office:value-type="float" office:value="1250">
            <text:p>1250</text:p>
          </table:table-cell>
          <table:table-cell table:formula="of:=VLOOKUP([.$B72];[.$A$7:.$K$17];[.$A72] +1)" office:value-type="float" office:value="14.15">
            <text:p>14.15</text:p>
          </table:table-cell>
          <table:table-cell table:formula="of:=VLOOKUP([.B72];[.$A$7:.$O$17];13)" office:value-type="float" office:value="0.0207899548393506">
            <text:p>0.0207899548</text:p>
          </table:table-cell>
          <table:table-cell table:formula="of:=[.B72] - [.$F$19]" office:value-type="float" office:value="-9.09090909090901">
            <text:p>-9.0909090909</text:p>
          </table:table-cell>
          <table:table-cell table:formula="of:=[.E72]*[.C72]" office:value-type="float" office:value="-128.636363636362">
            <text:p>-128.6363636364</text:p>
          </table:table-cell>
          <table:table-cell table:formula="of:=[.E72]^2" office:value-type="float" office:value="82.6446280991721">
            <text:p>82.6446280992</text:p>
          </table:table-cell>
          <table:table-cell table:formula="of:=( [.C72] - ([.$L$19]*[.B72] +[.$N$19]) )^2" office:value-type="float" office:value="0.0000000267035233922459">
            <text:p>2.67035233922459E-008</text:p>
          </table:table-cell>
          <table:table-cell table:number-columns-repeated="7"/>
        </table:table-row>
        <table:table-row table:style-name="ro2">
          <table:table-cell table:formula="of:=IF ( MOD(ROW([.C73]);[.$M$2]) &lt;&gt; 0; MOD(ROW([.C73]);[.$M$2]);[.$M$2])" office:value-type="float" office:value="3">
            <text:p>3</text:p>
          </table:table-cell>
          <table:table-cell table:formula="of:= INDIRECT( &quot;R&quot; &amp; (FLOOR((ROW([.A73]) -1)/[.$M$2];1) +5) &amp; &quot;C1&quot;;0)" office:value-type="float" office:value="1250">
            <text:p>1250</text:p>
          </table:table-cell>
          <table:table-cell table:formula="of:=VLOOKUP([.$B73];[.$A$7:.$K$17];[.$A73] +1)" office:value-type="float" office:value="14.13">
            <text:p>14.13</text:p>
          </table:table-cell>
          <table:table-cell table:formula="of:=VLOOKUP([.B73];[.$A$7:.$O$17];13)" office:value-type="float" office:value="0.0207899548393506">
            <text:p>0.0207899548</text:p>
          </table:table-cell>
          <table:table-cell table:formula="of:=[.B73] - [.$F$19]" office:value-type="float" office:value="-9.09090909090901">
            <text:p>-9.0909090909</text:p>
          </table:table-cell>
          <table:table-cell table:formula="of:=[.E73]*[.C73]" office:value-type="float" office:value="-128.454545454544">
            <text:p>-128.4545454545</text:p>
          </table:table-cell>
          <table:table-cell table:formula="of:=[.E73]^2" office:value-type="float" office:value="82.6446280991721">
            <text:p>82.6446280992</text:p>
          </table:table-cell>
          <table:table-cell table:formula="of:=( [.C73] - ([.$L$19]*[.B73] +[.$N$19]) )^2" office:value-type="float" office:value="0.000393490218426047">
            <text:p>0.0003934902</text:p>
          </table:table-cell>
          <table:table-cell table:number-columns-repeated="7"/>
        </table:table-row>
        <table:table-row table:style-name="ro2">
          <table:table-cell table:formula="of:=IF ( MOD(ROW([.C74]);[.$M$2]) &lt;&gt; 0; MOD(ROW([.C74]);[.$M$2]);[.$M$2])" office:value-type="float" office:value="4">
            <text:p>4</text:p>
          </table:table-cell>
          <table:table-cell table:formula="of:= INDIRECT( &quot;R&quot; &amp; (FLOOR((ROW([.A74]) -1)/[.$M$2];1) +5) &amp; &quot;C1&quot;;0)" office:value-type="float" office:value="1250">
            <text:p>1250</text:p>
          </table:table-cell>
          <table:table-cell table:formula="of:=VLOOKUP([.$B74];[.$A$7:.$K$17];[.$A74] +1)" office:value-type="float" office:value="14.12">
            <text:p>14.12</text:p>
          </table:table-cell>
          <table:table-cell table:formula="of:=VLOOKUP([.B74];[.$A$7:.$O$17];13)" office:value-type="float" office:value="0.0207899548393506">
            <text:p>0.0207899548</text:p>
          </table:table-cell>
          <table:table-cell table:formula="of:=[.B74] - [.$F$19]" office:value-type="float" office:value="-9.09090909090901">
            <text:p>-9.0909090909</text:p>
          </table:table-cell>
          <table:table-cell table:formula="of:=[.E74]*[.C74]" office:value-type="float" office:value="-128.363636363635">
            <text:p>-128.3636363636</text:p>
          </table:table-cell>
          <table:table-cell table:formula="of:=[.E74]^2" office:value-type="float" office:value="82.6446280991721">
            <text:p>82.6446280992</text:p>
          </table:table-cell>
          <table:table-cell table:formula="of:=( [.C74] - ([.$L$19]*[.B74] +[.$N$19]) )^2" office:value-type="float" office:value="0.000890221975877468">
            <text:p>0.000890222</text:p>
          </table:table-cell>
          <table:table-cell table:number-columns-repeated="7"/>
        </table:table-row>
        <table:table-row table:style-name="ro2">
          <table:table-cell table:formula="of:=IF ( MOD(ROW([.C75]);[.$M$2]) &lt;&gt; 0; MOD(ROW([.C75]);[.$M$2]);[.$M$2])" office:value-type="float" office:value="5">
            <text:p>5</text:p>
          </table:table-cell>
          <table:table-cell table:formula="of:= INDIRECT( &quot;R&quot; &amp; (FLOOR((ROW([.A75]) -1)/[.$M$2];1) +5) &amp; &quot;C1&quot;;0)" office:value-type="float" office:value="1250">
            <text:p>1250</text:p>
          </table:table-cell>
          <table:table-cell table:formula="of:=VLOOKUP([.$B75];[.$A$7:.$K$17];[.$A75] +1)" office:value-type="float" office:value="14.16">
            <text:p>14.16</text:p>
          </table:table-cell>
          <table:table-cell table:formula="of:=VLOOKUP([.B75];[.$A$7:.$O$17];13)" office:value-type="float" office:value="0.0207899548393506">
            <text:p>0.0207899548</text:p>
          </table:table-cell>
          <table:table-cell table:formula="of:=[.B75] - [.$F$19]" office:value-type="float" office:value="-9.09090909090901">
            <text:p>-9.0909090909</text:p>
          </table:table-cell>
          <table:table-cell table:formula="of:=[.E75]*[.C75]" office:value-type="float" office:value="-128.727272727272">
            <text:p>-128.7272727273</text:p>
          </table:table-cell>
          <table:table-cell table:formula="of:=[.E75]^2" office:value-type="float" office:value="82.6446280991721">
            <text:p>82.6446280992</text:p>
          </table:table-cell>
          <table:table-cell table:formula="of:=( [.C75] - ([.$L$19]*[.B75] +[.$N$19]) )^2" office:value-type="float" office:value="0.000103294946072052">
            <text:p>0.0001032949</text:p>
          </table:table-cell>
          <table:table-cell table:number-columns-repeated="7"/>
        </table:table-row>
        <table:table-row table:style-name="ro2">
          <table:table-cell table:formula="of:=IF ( MOD(ROW([.C76]);[.$M$2]) &lt;&gt; 0; MOD(ROW([.C76]);[.$M$2]);[.$M$2])" office:value-type="float" office:value="6">
            <text:p>6</text:p>
          </table:table-cell>
          <table:table-cell table:formula="of:= INDIRECT( &quot;R&quot; &amp; (FLOOR((ROW([.A76]) -1)/[.$M$2];1) +5) &amp; &quot;C1&quot;;0)" office:value-type="float" office:value="1250">
            <text:p>1250</text:p>
          </table:table-cell>
          <table:table-cell table:formula="of:=VLOOKUP([.$B76];[.$A$7:.$K$17];[.$A76] +1)" office:value-type="float" office:value="14.1">
            <text:p>14.1</text:p>
          </table:table-cell>
          <table:table-cell table:formula="of:=VLOOKUP([.B76];[.$A$7:.$O$17];13)" office:value-type="float" office:value="0.0207899548393506">
            <text:p>0.0207899548</text:p>
          </table:table-cell>
          <table:table-cell table:formula="of:=[.B76] - [.$F$19]" office:value-type="float" office:value="-9.09090909090901">
            <text:p>-9.0909090909</text:p>
          </table:table-cell>
          <table:table-cell table:formula="of:=[.E76]*[.C76]" office:value-type="float" office:value="-128.181818181817">
            <text:p>-128.1818181818</text:p>
          </table:table-cell>
          <table:table-cell table:formula="of:=[.E76]^2" office:value-type="float" office:value="82.6446280991721">
            <text:p>82.6446280992</text:p>
          </table:table-cell>
          <table:table-cell table:formula="of:=( [.C76] - ([.$L$19]*[.B76] +[.$N$19]) )^2" office:value-type="float" office:value="0.00248368549078014">
            <text:p>0.0024836855</text:p>
          </table:table-cell>
          <table:table-cell table:number-columns-repeated="7"/>
        </table:table-row>
        <table:table-row table:style-name="ro2">
          <table:table-cell table:formula="of:=IF ( MOD(ROW([.C77]);[.$M$2]) &lt;&gt; 0; MOD(ROW([.C77]);[.$M$2]);[.$M$2])" office:value-type="float" office:value="7">
            <text:p>7</text:p>
          </table:table-cell>
          <table:table-cell table:formula="of:= INDIRECT( &quot;R&quot; &amp; (FLOOR((ROW([.A77]) -1)/[.$M$2];1) +5) &amp; &quot;C1&quot;;0)" office:value-type="float" office:value="1250">
            <text:p>1250</text:p>
          </table:table-cell>
          <table:table-cell table:formula="of:=VLOOKUP([.$B77];[.$A$7:.$K$17];[.$A77] +1)" office:value-type="float" office:value="14.12">
            <text:p>14.12</text:p>
          </table:table-cell>
          <table:table-cell table:formula="of:=VLOOKUP([.B77];[.$A$7:.$O$17];13)" office:value-type="float" office:value="0.0207899548393506">
            <text:p>0.0207899548</text:p>
          </table:table-cell>
          <table:table-cell table:formula="of:=[.B77] - [.$F$19]" office:value-type="float" office:value="-9.09090909090901">
            <text:p>-9.0909090909</text:p>
          </table:table-cell>
          <table:table-cell table:formula="of:=[.E77]*[.C77]" office:value-type="float" office:value="-128.363636363635">
            <text:p>-128.3636363636</text:p>
          </table:table-cell>
          <table:table-cell table:formula="of:=[.E77]^2" office:value-type="float" office:value="82.6446280991721">
            <text:p>82.6446280992</text:p>
          </table:table-cell>
          <table:table-cell table:formula="of:=( [.C77] - ([.$L$19]*[.B77] +[.$N$19]) )^2" office:value-type="float" office:value="0.000890221975877468">
            <text:p>0.000890222</text:p>
          </table:table-cell>
          <table:table-cell table:number-columns-repeated="7"/>
        </table:table-row>
        <table:table-row table:style-name="ro2">
          <table:table-cell table:formula="of:=IF ( MOD(ROW([.C78]);[.$M$2]) &lt;&gt; 0; MOD(ROW([.C78]);[.$M$2]);[.$M$2])" office:value-type="float" office:value="8">
            <text:p>8</text:p>
          </table:table-cell>
          <table:table-cell table:formula="of:= INDIRECT( &quot;R&quot; &amp; (FLOOR((ROW([.A78]) -1)/[.$M$2];1) +5) &amp; &quot;C1&quot;;0)" office:value-type="float" office:value="1250">
            <text:p>1250</text:p>
          </table:table-cell>
          <table:table-cell table:formula="of:=VLOOKUP([.$B78];[.$A$7:.$K$17];[.$A78] +1)" office:value-type="float" office:value="14.14">
            <text:p>14.14</text:p>
          </table:table-cell>
          <table:table-cell table:formula="of:=VLOOKUP([.B78];[.$A$7:.$O$17];13)" office:value-type="float" office:value="0.0207899548393506">
            <text:p>0.0207899548</text:p>
          </table:table-cell>
          <table:table-cell table:formula="of:=[.B78] - [.$F$19]" office:value-type="float" office:value="-9.09090909090901">
            <text:p>-9.0909090909</text:p>
          </table:table-cell>
          <table:table-cell table:formula="of:=[.E78]*[.C78]" office:value-type="float" office:value="-128.545454545453">
            <text:p>-128.5454545455</text:p>
          </table:table-cell>
          <table:table-cell table:formula="of:=[.E78]^2" office:value-type="float" office:value="82.6446280991721">
            <text:p>82.6446280992</text:p>
          </table:table-cell>
          <table:table-cell table:formula="of:=( [.C78] - ([.$L$19]*[.B78] +[.$N$19]) )^2" office:value-type="float" office:value="0.000096758460974724">
            <text:p>9.6758460974724E-005</text:p>
          </table:table-cell>
          <table:table-cell table:number-columns-repeated="7"/>
        </table:table-row>
        <table:table-row table:style-name="ro2">
          <table:table-cell table:formula="of:=IF ( MOD(ROW([.C79]);[.$M$2]) &lt;&gt; 0; MOD(ROW([.C79]);[.$M$2]);[.$M$2])" office:value-type="float" office:value="9">
            <text:p>9</text:p>
          </table:table-cell>
          <table:table-cell table:formula="of:= INDIRECT( &quot;R&quot; &amp; (FLOOR((ROW([.A79]) -1)/[.$M$2];1) +5) &amp; &quot;C1&quot;;0)" office:value-type="float" office:value="1250">
            <text:p>1250</text:p>
          </table:table-cell>
          <table:table-cell table:formula="of:=VLOOKUP([.$B79];[.$A$7:.$K$17];[.$A79] +1)" office:value-type="float" office:value="14.15">
            <text:p>14.15</text:p>
          </table:table-cell>
          <table:table-cell table:formula="of:=VLOOKUP([.B79];[.$A$7:.$O$17];13)" office:value-type="float" office:value="0.0207899548393506">
            <text:p>0.0207899548</text:p>
          </table:table-cell>
          <table:table-cell table:formula="of:=[.B79] - [.$F$19]" office:value-type="float" office:value="-9.09090909090901">
            <text:p>-9.0909090909</text:p>
          </table:table-cell>
          <table:table-cell table:formula="of:=[.E79]*[.C79]" office:value-type="float" office:value="-128.636363636362">
            <text:p>-128.6363636364</text:p>
          </table:table-cell>
          <table:table-cell table:formula="of:=[.E79]^2" office:value-type="float" office:value="82.6446280991721">
            <text:p>82.6446280992</text:p>
          </table:table-cell>
          <table:table-cell table:formula="of:=( [.C79] - ([.$L$19]*[.B79] +[.$N$19]) )^2" office:value-type="float" office:value="0.0000000267035233922459">
            <text:p>2.67035233922459E-008</text:p>
          </table:table-cell>
          <table:table-cell table:number-columns-repeated="7"/>
        </table:table-row>
        <table:table-row table:style-name="ro2">
          <table:table-cell table:formula="of:=IF ( MOD(ROW([.C80]);[.$M$2]) &lt;&gt; 0; MOD(ROW([.C80]);[.$M$2]);[.$M$2])" office:value-type="float" office:value="10">
            <text:p>10</text:p>
          </table:table-cell>
          <table:table-cell table:formula="of:= INDIRECT( &quot;R&quot; &amp; (FLOOR((ROW([.A80]) -1)/[.$M$2];1) +5) &amp; &quot;C1&quot;;0)" office:value-type="float" office:value="1250">
            <text:p>1250</text:p>
          </table:table-cell>
          <table:table-cell table:formula="of:=VLOOKUP([.$B80];[.$A$7:.$K$17];[.$A80] +1)" office:value-type="float" office:value="14.1">
            <text:p>14.1</text:p>
          </table:table-cell>
          <table:table-cell table:formula="of:=VLOOKUP([.B80];[.$A$7:.$O$17];13)" office:value-type="float" office:value="0.0207899548393506">
            <text:p>0.0207899548</text:p>
          </table:table-cell>
          <table:table-cell table:formula="of:=[.B80] - [.$F$19]" office:value-type="float" office:value="-9.09090909090901">
            <text:p>-9.0909090909</text:p>
          </table:table-cell>
          <table:table-cell table:formula="of:=[.E80]*[.C80]" office:value-type="float" office:value="-128.181818181817">
            <text:p>-128.1818181818</text:p>
          </table:table-cell>
          <table:table-cell table:formula="of:=[.E80]^2" office:value-type="float" office:value="82.6446280991721">
            <text:p>82.6446280992</text:p>
          </table:table-cell>
          <table:table-cell table:formula="of:=( [.C80] - ([.$L$19]*[.B80] +[.$N$19]) )^2" office:value-type="float" office:value="0.00248368549078014">
            <text:p>0.0024836855</text:p>
          </table:table-cell>
          <table:table-cell table:number-columns-repeated="7"/>
        </table:table-row>
        <table:table-row table:style-name="ro2">
          <table:table-cell table:formula="of:=IF ( MOD(ROW([.C81]);[.$M$2]) &lt;&gt; 0; MOD(ROW([.C81]);[.$M$2]);[.$M$2])" office:value-type="float" office:value="1">
            <text:p>1</text:p>
          </table:table-cell>
          <table:table-cell table:formula="of:= INDIRECT( &quot;R&quot; &amp; (FLOOR((ROW([.A81]) -1)/[.$M$2];1) +5) &amp; &quot;C1&quot;;0)" office:value-type="float" office:value="1500">
            <text:p>1500</text:p>
          </table:table-cell>
          <table:table-cell table:formula="of:=VLOOKUP([.$B81];[.$A$7:.$K$17];[.$A81] +1)" office:value-type="float" office:value="16.92">
            <text:p>16.92</text:p>
          </table:table-cell>
          <table:table-cell table:formula="of:=VLOOKUP([.B81];[.$A$7:.$O$17];13)" office:value-type="float" office:value="0.0280673792466939">
            <text:p>0.0280673792</text:p>
          </table:table-cell>
          <table:table-cell table:formula="of:=[.B81] - [.$F$19]" office:value-type="float" office:value="240.909090909091">
            <text:p>240.9090909091</text:p>
          </table:table-cell>
          <table:table-cell table:formula="of:=[.E81]*[.C81]" office:value-type="float" office:value="4076.18181818182">
            <text:p>4076.1818181818</text:p>
          </table:table-cell>
          <table:table-cell table:formula="of:=[.E81]^2" office:value-type="float" office:value="58037.1900826447">
            <text:p>58037.1900826447</text:p>
          </table:table-cell>
          <table:table-cell table:formula="of:=( [.C81] - ([.$L$19]*[.B81] +[.$N$19]) )^2" office:value-type="float" office:value="0.00219308836636559">
            <text:p>0.0021930884</text:p>
          </table:table-cell>
          <table:table-cell table:number-columns-repeated="7"/>
        </table:table-row>
        <table:table-row table:style-name="ro2">
          <table:table-cell table:formula="of:=IF ( MOD(ROW([.C82]);[.$M$2]) &lt;&gt; 0; MOD(ROW([.C82]);[.$M$2]);[.$M$2])" office:value-type="float" office:value="2">
            <text:p>2</text:p>
          </table:table-cell>
          <table:table-cell table:formula="of:= INDIRECT( &quot;R&quot; &amp; (FLOOR((ROW([.A82]) -1)/[.$M$2];1) +5) &amp; &quot;C1&quot;;0)" office:value-type="float" office:value="1500">
            <text:p>1500</text:p>
          </table:table-cell>
          <table:table-cell table:formula="of:=VLOOKUP([.$B82];[.$A$7:.$K$17];[.$A82] +1)" office:value-type="float" office:value="16.95">
            <text:p>16.95</text:p>
          </table:table-cell>
          <table:table-cell table:formula="of:=VLOOKUP([.B82];[.$A$7:.$O$17];13)" office:value-type="float" office:value="0.0280673792466939">
            <text:p>0.0280673792</text:p>
          </table:table-cell>
          <table:table-cell table:formula="of:=[.B82] - [.$F$19]" office:value-type="float" office:value="240.909090909091">
            <text:p>240.9090909091</text:p>
          </table:table-cell>
          <table:table-cell table:formula="of:=[.E82]*[.C82]" office:value-type="float" office:value="4083.40909090909">
            <text:p>4083.4090909091</text:p>
          </table:table-cell>
          <table:table-cell table:formula="of:=[.E82]^2" office:value-type="float" office:value="58037.1900826447">
            <text:p>58037.1900826447</text:p>
          </table:table-cell>
          <table:table-cell table:formula="of:=( [.C82] - ([.$L$19]*[.B82] +[.$N$19]) )^2" office:value-type="float" office:value="0.000283263083734003">
            <text:p>0.0002832631</text:p>
          </table:table-cell>
          <table:table-cell table:number-columns-repeated="7"/>
        </table:table-row>
        <table:table-row table:style-name="ro2">
          <table:table-cell table:formula="of:=IF ( MOD(ROW([.C83]);[.$M$2]) &lt;&gt; 0; MOD(ROW([.C83]);[.$M$2]);[.$M$2])" office:value-type="float" office:value="3">
            <text:p>3</text:p>
          </table:table-cell>
          <table:table-cell table:formula="of:= INDIRECT( &quot;R&quot; &amp; (FLOOR((ROW([.A83]) -1)/[.$M$2];1) +5) &amp; &quot;C1&quot;;0)" office:value-type="float" office:value="1500">
            <text:p>1500</text:p>
          </table:table-cell>
          <table:table-cell table:formula="of:=VLOOKUP([.$B83];[.$A$7:.$K$17];[.$A83] +1)" office:value-type="float" office:value="16.94">
            <text:p>16.94</text:p>
          </table:table-cell>
          <table:table-cell table:formula="of:=VLOOKUP([.B83];[.$A$7:.$O$17];13)" office:value-type="float" office:value="0.0280673792466939">
            <text:p>0.0280673792</text:p>
          </table:table-cell>
          <table:table-cell table:formula="of:=[.B83] - [.$F$19]" office:value-type="float" office:value="240.909090909091">
            <text:p>240.9090909091</text:p>
          </table:table-cell>
          <table:table-cell table:formula="of:=[.E83]*[.C83]" office:value-type="float" office:value="4081">
            <text:p>4081</text:p>
          </table:table-cell>
          <table:table-cell table:formula="of:=[.E83]^2" office:value-type="float" office:value="58037.1900826447">
            <text:p>58037.1900826447</text:p>
          </table:table-cell>
          <table:table-cell table:formula="of:=( [.C83] - ([.$L$19]*[.B83] +[.$N$19]) )^2" office:value-type="float" office:value="0.000719871511277833">
            <text:p>0.0007198715</text:p>
          </table:table-cell>
          <table:table-cell table:number-columns-repeated="7"/>
        </table:table-row>
        <table:table-row table:style-name="ro2">
          <table:table-cell table:formula="of:=IF ( MOD(ROW([.C84]);[.$M$2]) &lt;&gt; 0; MOD(ROW([.C84]);[.$M$2]);[.$M$2])" office:value-type="float" office:value="4">
            <text:p>4</text:p>
          </table:table-cell>
          <table:table-cell table:formula="of:= INDIRECT( &quot;R&quot; &amp; (FLOOR((ROW([.A84]) -1)/[.$M$2];1) +5) &amp; &quot;C1&quot;;0)" office:value-type="float" office:value="1500">
            <text:p>1500</text:p>
          </table:table-cell>
          <table:table-cell table:formula="of:=VLOOKUP([.$B84];[.$A$7:.$K$17];[.$A84] +1)" office:value-type="float" office:value="17.02">
            <text:p>17.02</text:p>
          </table:table-cell>
          <table:table-cell table:formula="of:=VLOOKUP([.B84];[.$A$7:.$O$17];13)" office:value-type="float" office:value="0.0280673792466939">
            <text:p>0.0280673792</text:p>
          </table:table-cell>
          <table:table-cell table:formula="of:=[.B84] - [.$F$19]" office:value-type="float" office:value="240.909090909091">
            <text:p>240.9090909091</text:p>
          </table:table-cell>
          <table:table-cell table:formula="of:=[.E84]*[.C84]" office:value-type="float" office:value="4100.27272727273">
            <text:p>4100.2727272727</text:p>
          </table:table-cell>
          <table:table-cell table:formula="of:=[.E84]^2" office:value-type="float" office:value="58037.1900826447">
            <text:p>58037.1900826447</text:p>
          </table:table-cell>
          <table:table-cell table:formula="of:=( [.C84] - ([.$L$19]*[.B84] +[.$N$19]) )^2" office:value-type="float" office:value="0.00282700409092648">
            <text:p>0.0028270041</text:p>
          </table:table-cell>
          <table:table-cell table:number-columns-repeated="7"/>
        </table:table-row>
        <table:table-row table:style-name="ro2">
          <table:table-cell table:formula="of:=IF ( MOD(ROW([.C85]);[.$M$2]) &lt;&gt; 0; MOD(ROW([.C85]);[.$M$2]);[.$M$2])" office:value-type="float" office:value="5">
            <text:p>5</text:p>
          </table:table-cell>
          <table:table-cell table:formula="of:= INDIRECT( &quot;R&quot; &amp; (FLOOR((ROW([.A85]) -1)/[.$M$2];1) +5) &amp; &quot;C1&quot;;0)" office:value-type="float" office:value="1500">
            <text:p>1500</text:p>
          </table:table-cell>
          <table:table-cell table:formula="of:=VLOOKUP([.$B85];[.$A$7:.$K$17];[.$A85] +1)" office:value-type="float" office:value="16.96">
            <text:p>16.96</text:p>
          </table:table-cell>
          <table:table-cell table:formula="of:=VLOOKUP([.B85];[.$A$7:.$O$17];13)" office:value-type="float" office:value="0.0280673792466939">
            <text:p>0.0280673792</text:p>
          </table:table-cell>
          <table:table-cell table:formula="of:=[.B85] - [.$F$19]" office:value-type="float" office:value="240.909090909091">
            <text:p>240.9090909091</text:p>
          </table:table-cell>
          <table:table-cell table:formula="of:=[.E85]*[.C85]" office:value-type="float" office:value="4085.81818181818">
            <text:p>4085.8181818182</text:p>
          </table:table-cell>
          <table:table-cell table:formula="of:=[.E85]^2" office:value-type="float" office:value="58037.1900826447">
            <text:p>58037.1900826447</text:p>
          </table:table-cell>
          <table:table-cell table:formula="of:=( [.C85] - ([.$L$19]*[.B85] +[.$N$19]) )^2" office:value-type="float" office:value="0.0000466546561900459">
            <text:p>4.66546561900459E-005</text:p>
          </table:table-cell>
          <table:table-cell table:number-columns-repeated="7"/>
        </table:table-row>
        <table:table-row table:style-name="ro2">
          <table:table-cell table:formula="of:=IF ( MOD(ROW([.C86]);[.$M$2]) &lt;&gt; 0; MOD(ROW([.C86]);[.$M$2]);[.$M$2])" office:value-type="float" office:value="6">
            <text:p>6</text:p>
          </table:table-cell>
          <table:table-cell table:formula="of:= INDIRECT( &quot;R&quot; &amp; (FLOOR((ROW([.A86]) -1)/[.$M$2];1) +5) &amp; &quot;C1&quot;;0)" office:value-type="float" office:value="1500">
            <text:p>1500</text:p>
          </table:table-cell>
          <table:table-cell table:formula="of:=VLOOKUP([.$B86];[.$A$7:.$K$17];[.$A86] +1)" office:value-type="float" office:value="16.94">
            <text:p>16.94</text:p>
          </table:table-cell>
          <table:table-cell table:formula="of:=VLOOKUP([.B86];[.$A$7:.$O$17];13)" office:value-type="float" office:value="0.0280673792466939">
            <text:p>0.0280673792</text:p>
          </table:table-cell>
          <table:table-cell table:formula="of:=[.B86] - [.$F$19]" office:value-type="float" office:value="240.909090909091">
            <text:p>240.9090909091</text:p>
          </table:table-cell>
          <table:table-cell table:formula="of:=[.E86]*[.C86]" office:value-type="float" office:value="4081">
            <text:p>4081</text:p>
          </table:table-cell>
          <table:table-cell table:formula="of:=[.E86]^2" office:value-type="float" office:value="58037.1900826447">
            <text:p>58037.1900826447</text:p>
          </table:table-cell>
          <table:table-cell table:formula="of:=( [.C86] - ([.$L$19]*[.B86] +[.$N$19]) )^2" office:value-type="float" office:value="0.000719871511277833">
            <text:p>0.0007198715</text:p>
          </table:table-cell>
          <table:table-cell table:number-columns-repeated="7"/>
        </table:table-row>
        <table:table-row table:style-name="ro2">
          <table:table-cell table:formula="of:=IF ( MOD(ROW([.C87]);[.$M$2]) &lt;&gt; 0; MOD(ROW([.C87]);[.$M$2]);[.$M$2])" office:value-type="float" office:value="7">
            <text:p>7</text:p>
          </table:table-cell>
          <table:table-cell table:formula="of:= INDIRECT( &quot;R&quot; &amp; (FLOOR((ROW([.A87]) -1)/[.$M$2];1) +5) &amp; &quot;C1&quot;;0)" office:value-type="float" office:value="1500">
            <text:p>1500</text:p>
          </table:table-cell>
          <table:table-cell table:formula="of:=VLOOKUP([.$B87];[.$A$7:.$K$17];[.$A87] +1)" office:value-type="float" office:value="16.95">
            <text:p>16.95</text:p>
          </table:table-cell>
          <table:table-cell table:formula="of:=VLOOKUP([.B87];[.$A$7:.$O$17];13)" office:value-type="float" office:value="0.0280673792466939">
            <text:p>0.0280673792</text:p>
          </table:table-cell>
          <table:table-cell table:formula="of:=[.B87] - [.$F$19]" office:value-type="float" office:value="240.909090909091">
            <text:p>240.9090909091</text:p>
          </table:table-cell>
          <table:table-cell table:formula="of:=[.E87]*[.C87]" office:value-type="float" office:value="4083.40909090909">
            <text:p>4083.4090909091</text:p>
          </table:table-cell>
          <table:table-cell table:formula="of:=[.E87]^2" office:value-type="float" office:value="58037.1900826447">
            <text:p>58037.1900826447</text:p>
          </table:table-cell>
          <table:table-cell table:formula="of:=( [.C87] - ([.$L$19]*[.B87] +[.$N$19]) )^2" office:value-type="float" office:value="0.000283263083734003">
            <text:p>0.0002832631</text:p>
          </table:table-cell>
          <table:table-cell table:number-columns-repeated="7"/>
        </table:table-row>
        <table:table-row table:style-name="ro2">
          <table:table-cell table:formula="of:=IF ( MOD(ROW([.C88]);[.$M$2]) &lt;&gt; 0; MOD(ROW([.C88]);[.$M$2]);[.$M$2])" office:value-type="float" office:value="8">
            <text:p>8</text:p>
          </table:table-cell>
          <table:table-cell table:formula="of:= INDIRECT( &quot;R&quot; &amp; (FLOOR((ROW([.A88]) -1)/[.$M$2];1) +5) &amp; &quot;C1&quot;;0)" office:value-type="float" office:value="1500">
            <text:p>1500</text:p>
          </table:table-cell>
          <table:table-cell table:formula="of:=VLOOKUP([.$B88];[.$A$7:.$K$17];[.$A88] +1)" office:value-type="float" office:value="16.94">
            <text:p>16.94</text:p>
          </table:table-cell>
          <table:table-cell table:formula="of:=VLOOKUP([.B88];[.$A$7:.$O$17];13)" office:value-type="float" office:value="0.0280673792466939">
            <text:p>0.0280673792</text:p>
          </table:table-cell>
          <table:table-cell table:formula="of:=[.B88] - [.$F$19]" office:value-type="float" office:value="240.909090909091">
            <text:p>240.9090909091</text:p>
          </table:table-cell>
          <table:table-cell table:formula="of:=[.E88]*[.C88]" office:value-type="float" office:value="4081">
            <text:p>4081</text:p>
          </table:table-cell>
          <table:table-cell table:formula="of:=[.E88]^2" office:value-type="float" office:value="58037.1900826447">
            <text:p>58037.1900826447</text:p>
          </table:table-cell>
          <table:table-cell table:formula="of:=( [.C88] - ([.$L$19]*[.B88] +[.$N$19]) )^2" office:value-type="float" office:value="0.000719871511277833">
            <text:p>0.0007198715</text:p>
          </table:table-cell>
          <table:table-cell table:number-columns-repeated="7"/>
        </table:table-row>
        <table:table-row table:style-name="ro2">
          <table:table-cell table:formula="of:=IF ( MOD(ROW([.C89]);[.$M$2]) &lt;&gt; 0; MOD(ROW([.C89]);[.$M$2]);[.$M$2])" office:value-type="float" office:value="9">
            <text:p>9</text:p>
          </table:table-cell>
          <table:table-cell table:formula="of:= INDIRECT( &quot;R&quot; &amp; (FLOOR((ROW([.A89]) -1)/[.$M$2];1) +5) &amp; &quot;C1&quot;;0)" office:value-type="float" office:value="1500">
            <text:p>1500</text:p>
          </table:table-cell>
          <table:table-cell table:formula="of:=VLOOKUP([.$B89];[.$A$7:.$K$17];[.$A89] +1)" office:value-type="float" office:value="16.92">
            <text:p>16.92</text:p>
          </table:table-cell>
          <table:table-cell table:formula="of:=VLOOKUP([.B89];[.$A$7:.$O$17];13)" office:value-type="float" office:value="0.0280673792466939">
            <text:p>0.0280673792</text:p>
          </table:table-cell>
          <table:table-cell table:formula="of:=[.B89] - [.$F$19]" office:value-type="float" office:value="240.909090909091">
            <text:p>240.9090909091</text:p>
          </table:table-cell>
          <table:table-cell table:formula="of:=[.E89]*[.C89]" office:value-type="float" office:value="4076.18181818182">
            <text:p>4076.1818181818</text:p>
          </table:table-cell>
          <table:table-cell table:formula="of:=[.E89]^2" office:value-type="float" office:value="58037.1900826447">
            <text:p>58037.1900826447</text:p>
          </table:table-cell>
          <table:table-cell table:formula="of:=( [.C89] - ([.$L$19]*[.B89] +[.$N$19]) )^2" office:value-type="float" office:value="0.00219308836636559">
            <text:p>0.0021930884</text:p>
          </table:table-cell>
          <table:table-cell table:number-columns-repeated="7"/>
        </table:table-row>
        <table:table-row table:style-name="ro2">
          <table:table-cell table:formula="of:=IF ( MOD(ROW([.C90]);[.$M$2]) &lt;&gt; 0; MOD(ROW([.C90]);[.$M$2]);[.$M$2])" office:value-type="float" office:value="10">
            <text:p>10</text:p>
          </table:table-cell>
          <table:table-cell table:formula="of:= INDIRECT( &quot;R&quot; &amp; (FLOOR((ROW([.A90]) -1)/[.$M$2];1) +5) &amp; &quot;C1&quot;;0)" office:value-type="float" office:value="1500">
            <text:p>1500</text:p>
          </table:table-cell>
          <table:table-cell table:formula="of:=VLOOKUP([.$B90];[.$A$7:.$K$17];[.$A90] +1)" office:value-type="float" office:value="16.95">
            <text:p>16.95</text:p>
          </table:table-cell>
          <table:table-cell table:formula="of:=VLOOKUP([.B90];[.$A$7:.$O$17];13)" office:value-type="float" office:value="0.0280673792466939">
            <text:p>0.0280673792</text:p>
          </table:table-cell>
          <table:table-cell table:formula="of:=[.B90] - [.$F$19]" office:value-type="float" office:value="240.909090909091">
            <text:p>240.9090909091</text:p>
          </table:table-cell>
          <table:table-cell table:formula="of:=[.E90]*[.C90]" office:value-type="float" office:value="4083.40909090909">
            <text:p>4083.4090909091</text:p>
          </table:table-cell>
          <table:table-cell table:formula="of:=[.E90]^2" office:value-type="float" office:value="58037.1900826447">
            <text:p>58037.1900826447</text:p>
          </table:table-cell>
          <table:table-cell table:formula="of:=( [.C90] - ([.$L$19]*[.B90] +[.$N$19]) )^2" office:value-type="float" office:value="0.000283263083734003">
            <text:p>0.0002832631</text:p>
          </table:table-cell>
          <table:table-cell table:number-columns-repeated="7"/>
        </table:table-row>
        <table:table-row table:style-name="ro2">
          <table:table-cell table:formula="of:=IF ( MOD(ROW([.C91]);[.$M$2]) &lt;&gt; 0; MOD(ROW([.C91]);[.$M$2]);[.$M$2])" office:value-type="float" office:value="1">
            <text:p>1</text:p>
          </table:table-cell>
          <table:table-cell table:formula="of:= INDIRECT( &quot;R&quot; &amp; (FLOOR((ROW([.A91]) -1)/[.$M$2];1) +5) &amp; &quot;C1&quot;;0)" office:value-type="float" office:value="1750">
            <text:p>1750</text:p>
          </table:table-cell>
          <table:table-cell table:formula="of:=VLOOKUP([.$B91];[.$A$7:.$K$17];[.$A91] +1)" office:value-type="float" office:value="19.75">
            <text:p>19.75</text:p>
          </table:table-cell>
          <table:table-cell table:formula="of:=VLOOKUP([.B91];[.$A$7:.$O$17];13)" office:value-type="float" office:value="0.0302765035409752">
            <text:p>0.0302765035</text:p>
          </table:table-cell>
          <table:table-cell table:formula="of:=[.B91] - [.$F$19]" office:value-type="float" office:value="490.909090909091">
            <text:p>490.9090909091</text:p>
          </table:table-cell>
          <table:table-cell table:formula="of:=[.E91]*[.C91]" office:value-type="float" office:value="9695.45454545455">
            <text:p>9695.4545454546</text:p>
          </table:table-cell>
          <table:table-cell table:formula="of:=[.E91]^2" office:value-type="float" office:value="240991.73553719">
            <text:p>240991.73553719</text:p>
          </table:table-cell>
          <table:table-cell table:formula="of:=( [.C91] - ([.$L$19]*[.B91] +[.$N$19]) )^2" office:value-type="float" office:value="0.00114408021831043">
            <text:p>0.0011440802</text:p>
          </table:table-cell>
          <table:table-cell table:number-columns-repeated="7"/>
        </table:table-row>
        <table:table-row table:style-name="ro2">
          <table:table-cell table:formula="of:=IF ( MOD(ROW([.C92]);[.$M$2]) &lt;&gt; 0; MOD(ROW([.C92]);[.$M$2]);[.$M$2])" office:value-type="float" office:value="2">
            <text:p>2</text:p>
          </table:table-cell>
          <table:table-cell table:formula="of:= INDIRECT( &quot;R&quot; &amp; (FLOOR((ROW([.A92]) -1)/[.$M$2];1) +5) &amp; &quot;C1&quot;;0)" office:value-type="float" office:value="1750">
            <text:p>1750</text:p>
          </table:table-cell>
          <table:table-cell table:formula="of:=VLOOKUP([.$B92];[.$A$7:.$K$17];[.$A92] +1)" office:value-type="float" office:value="19.77">
            <text:p>19.77</text:p>
          </table:table-cell>
          <table:table-cell table:formula="of:=VLOOKUP([.B92];[.$A$7:.$O$17];13)" office:value-type="float" office:value="0.0302765035409752">
            <text:p>0.0302765035</text:p>
          </table:table-cell>
          <table:table-cell table:formula="of:=[.B92] - [.$F$19]" office:value-type="float" office:value="490.909090909091">
            <text:p>490.9090909091</text:p>
          </table:table-cell>
          <table:table-cell table:formula="of:=[.E92]*[.C92]" office:value-type="float" office:value="9705.27272727273">
            <text:p>9705.2727272727</text:p>
          </table:table-cell>
          <table:table-cell table:formula="of:=[.E92]^2" office:value-type="float" office:value="240991.73553719">
            <text:p>240991.73553719</text:p>
          </table:table-cell>
          <table:table-cell table:formula="of:=( [.C92] - ([.$L$19]*[.B92] +[.$N$19]) )^2" office:value-type="float" office:value="0.000191110023037577">
            <text:p>0.00019111</text:p>
          </table:table-cell>
          <table:table-cell table:number-columns-repeated="7"/>
        </table:table-row>
        <table:table-row table:style-name="ro2">
          <table:table-cell table:formula="of:=IF ( MOD(ROW([.C93]);[.$M$2]) &lt;&gt; 0; MOD(ROW([.C93]);[.$M$2]);[.$M$2])" office:value-type="float" office:value="3">
            <text:p>3</text:p>
          </table:table-cell>
          <table:table-cell table:formula="of:= INDIRECT( &quot;R&quot; &amp; (FLOOR((ROW([.A93]) -1)/[.$M$2];1) +5) &amp; &quot;C1&quot;;0)" office:value-type="float" office:value="1750">
            <text:p>1750</text:p>
          </table:table-cell>
          <table:table-cell table:formula="of:=VLOOKUP([.$B93];[.$A$7:.$K$17];[.$A93] +1)" office:value-type="float" office:value="19.8">
            <text:p>19.8</text:p>
          </table:table-cell>
          <table:table-cell table:formula="of:=VLOOKUP([.B93];[.$A$7:.$O$17];13)" office:value-type="float" office:value="0.0302765035409752">
            <text:p>0.0302765035</text:p>
          </table:table-cell>
          <table:table-cell table:formula="of:=[.B93] - [.$F$19]" office:value-type="float" office:value="490.909090909091">
            <text:p>490.9090909091</text:p>
          </table:table-cell>
          <table:table-cell table:formula="of:=[.E93]*[.C93]" office:value-type="float" office:value="9720">
            <text:p>9720</text:p>
          </table:table-cell>
          <table:table-cell table:formula="of:=[.E93]^2" office:value-type="float" office:value="240991.73553719">
            <text:p>240991.73553719</text:p>
          </table:table-cell>
          <table:table-cell table:formula="of:=( [.C93] - ([.$L$19]*[.B93] +[.$N$19]) )^2" office:value-type="float" office:value="0.000261654730128298">
            <text:p>0.0002616547</text:p>
          </table:table-cell>
          <table:table-cell table:number-columns-repeated="7"/>
        </table:table-row>
        <table:table-row table:style-name="ro2">
          <table:table-cell table:formula="of:=IF ( MOD(ROW([.C94]);[.$M$2]) &lt;&gt; 0; MOD(ROW([.C94]);[.$M$2]);[.$M$2])" office:value-type="float" office:value="4">
            <text:p>4</text:p>
          </table:table-cell>
          <table:table-cell table:formula="of:= INDIRECT( &quot;R&quot; &amp; (FLOOR((ROW([.A94]) -1)/[.$M$2];1) +5) &amp; &quot;C1&quot;;0)" office:value-type="float" office:value="1750">
            <text:p>1750</text:p>
          </table:table-cell>
          <table:table-cell table:formula="of:=VLOOKUP([.$B94];[.$A$7:.$K$17];[.$A94] +1)" office:value-type="float" office:value="19.75">
            <text:p>19.75</text:p>
          </table:table-cell>
          <table:table-cell table:formula="of:=VLOOKUP([.B94];[.$A$7:.$O$17];13)" office:value-type="float" office:value="0.0302765035409752">
            <text:p>0.0302765035</text:p>
          </table:table-cell>
          <table:table-cell table:formula="of:=[.B94] - [.$F$19]" office:value-type="float" office:value="490.909090909091">
            <text:p>490.9090909091</text:p>
          </table:table-cell>
          <table:table-cell table:formula="of:=[.E94]*[.C94]" office:value-type="float" office:value="9695.45454545455">
            <text:p>9695.4545454546</text:p>
          </table:table-cell>
          <table:table-cell table:formula="of:=[.E94]^2" office:value-type="float" office:value="240991.73553719">
            <text:p>240991.73553719</text:p>
          </table:table-cell>
          <table:table-cell table:formula="of:=( [.C94] - ([.$L$19]*[.B94] +[.$N$19]) )^2" office:value-type="float" office:value="0.00114408021831043">
            <text:p>0.0011440802</text:p>
          </table:table-cell>
          <table:table-cell table:number-columns-repeated="7"/>
        </table:table-row>
        <table:table-row table:style-name="ro2">
          <table:table-cell table:formula="of:=IF ( MOD(ROW([.C95]);[.$M$2]) &lt;&gt; 0; MOD(ROW([.C95]);[.$M$2]);[.$M$2])" office:value-type="float" office:value="5">
            <text:p>5</text:p>
          </table:table-cell>
          <table:table-cell table:formula="of:= INDIRECT( &quot;R&quot; &amp; (FLOOR((ROW([.A95]) -1)/[.$M$2];1) +5) &amp; &quot;C1&quot;;0)" office:value-type="float" office:value="1750">
            <text:p>1750</text:p>
          </table:table-cell>
          <table:table-cell table:formula="of:=VLOOKUP([.$B95];[.$A$7:.$K$17];[.$A95] +1)" office:value-type="float" office:value="19.77">
            <text:p>19.77</text:p>
          </table:table-cell>
          <table:table-cell table:formula="of:=VLOOKUP([.B95];[.$A$7:.$O$17];13)" office:value-type="float" office:value="0.0302765035409752">
            <text:p>0.0302765035</text:p>
          </table:table-cell>
          <table:table-cell table:formula="of:=[.B95] - [.$F$19]" office:value-type="float" office:value="490.909090909091">
            <text:p>490.9090909091</text:p>
          </table:table-cell>
          <table:table-cell table:formula="of:=[.E95]*[.C95]" office:value-type="float" office:value="9705.27272727273">
            <text:p>9705.2727272727</text:p>
          </table:table-cell>
          <table:table-cell table:formula="of:=[.E95]^2" office:value-type="float" office:value="240991.73553719">
            <text:p>240991.73553719</text:p>
          </table:table-cell>
          <table:table-cell table:formula="of:=( [.C95] - ([.$L$19]*[.B95] +[.$N$19]) )^2" office:value-type="float" office:value="0.000191110023037577">
            <text:p>0.00019111</text:p>
          </table:table-cell>
          <table:table-cell table:number-columns-repeated="7"/>
        </table:table-row>
        <table:table-row table:style-name="ro2">
          <table:table-cell table:formula="of:=IF ( MOD(ROW([.C96]);[.$M$2]) &lt;&gt; 0; MOD(ROW([.C96]);[.$M$2]);[.$M$2])" office:value-type="float" office:value="6">
            <text:p>6</text:p>
          </table:table-cell>
          <table:table-cell table:formula="of:= INDIRECT( &quot;R&quot; &amp; (FLOOR((ROW([.A96]) -1)/[.$M$2];1) +5) &amp; &quot;C1&quot;;0)" office:value-type="float" office:value="1750">
            <text:p>1750</text:p>
          </table:table-cell>
          <table:table-cell table:formula="of:=VLOOKUP([.$B96];[.$A$7:.$K$17];[.$A96] +1)" office:value-type="float" office:value="19.78">
            <text:p>19.78</text:p>
          </table:table-cell>
          <table:table-cell table:formula="of:=VLOOKUP([.B96];[.$A$7:.$O$17];13)" office:value-type="float" office:value="0.0302765035409752">
            <text:p>0.0302765035</text:p>
          </table:table-cell>
          <table:table-cell table:formula="of:=[.B96] - [.$F$19]" office:value-type="float" office:value="490.909090909091">
            <text:p>490.9090909091</text:p>
          </table:table-cell>
          <table:table-cell table:formula="of:=[.E96]*[.C96]" office:value-type="float" office:value="9710.18181818182">
            <text:p>9710.1818181818</text:p>
          </table:table-cell>
          <table:table-cell table:formula="of:=[.E96]^2" office:value-type="float" office:value="240991.73553719">
            <text:p>240991.73553719</text:p>
          </table:table-cell>
          <table:table-cell table:formula="of:=( [.C96] - ([.$L$19]*[.B96] +[.$N$19]) )^2" office:value-type="float" office:value="0.0000146249254011269">
            <text:p>1.46249254011269E-005</text:p>
          </table:table-cell>
          <table:table-cell table:number-columns-repeated="7"/>
        </table:table-row>
        <table:table-row table:style-name="ro2">
          <table:table-cell table:formula="of:=IF ( MOD(ROW([.C97]);[.$M$2]) &lt;&gt; 0; MOD(ROW([.C97]);[.$M$2]);[.$M$2])" office:value-type="float" office:value="7">
            <text:p>7</text:p>
          </table:table-cell>
          <table:table-cell table:formula="of:= INDIRECT( &quot;R&quot; &amp; (FLOOR((ROW([.A97]) -1)/[.$M$2];1) +5) &amp; &quot;C1&quot;;0)" office:value-type="float" office:value="1750">
            <text:p>1750</text:p>
          </table:table-cell>
          <table:table-cell table:formula="of:=VLOOKUP([.$B97];[.$A$7:.$K$17];[.$A97] +1)" office:value-type="float" office:value="19.76">
            <text:p>19.76</text:p>
          </table:table-cell>
          <table:table-cell table:formula="of:=VLOOKUP([.B97];[.$A$7:.$O$17];13)" office:value-type="float" office:value="0.0302765035409752">
            <text:p>0.0302765035</text:p>
          </table:table-cell>
          <table:table-cell table:formula="of:=[.B97] - [.$F$19]" office:value-type="float" office:value="490.909090909091">
            <text:p>490.9090909091</text:p>
          </table:table-cell>
          <table:table-cell table:formula="of:=[.E97]*[.C97]" office:value-type="float" office:value="9700.36363636364">
            <text:p>9700.3636363636</text:p>
          </table:table-cell>
          <table:table-cell table:formula="of:=[.E97]^2" office:value-type="float" office:value="240991.73553719">
            <text:p>240991.73553719</text:p>
          </table:table-cell>
          <table:table-cell table:formula="of:=( [.C97] - ([.$L$19]*[.B97] +[.$N$19]) )^2" office:value-type="float" office:value="0.000567595120673921">
            <text:p>0.0005675951</text:p>
          </table:table-cell>
          <table:table-cell table:number-columns-repeated="7"/>
        </table:table-row>
        <table:table-row table:style-name="ro2">
          <table:table-cell table:formula="of:=IF ( MOD(ROW([.C98]);[.$M$2]) &lt;&gt; 0; MOD(ROW([.C98]);[.$M$2]);[.$M$2])" office:value-type="float" office:value="8">
            <text:p>8</text:p>
          </table:table-cell>
          <table:table-cell table:formula="of:= INDIRECT( &quot;R&quot; &amp; (FLOOR((ROW([.A98]) -1)/[.$M$2];1) +5) &amp; &quot;C1&quot;;0)" office:value-type="float" office:value="1750">
            <text:p>1750</text:p>
          </table:table-cell>
          <table:table-cell table:formula="of:=VLOOKUP([.$B98];[.$A$7:.$K$17];[.$A98] +1)" office:value-type="float" office:value="19.76">
            <text:p>19.76</text:p>
          </table:table-cell>
          <table:table-cell table:formula="of:=VLOOKUP([.B98];[.$A$7:.$O$17];13)" office:value-type="float" office:value="0.0302765035409752">
            <text:p>0.0302765035</text:p>
          </table:table-cell>
          <table:table-cell table:formula="of:=[.B98] - [.$F$19]" office:value-type="float" office:value="490.909090909091">
            <text:p>490.9090909091</text:p>
          </table:table-cell>
          <table:table-cell table:formula="of:=[.E98]*[.C98]" office:value-type="float" office:value="9700.36363636364">
            <text:p>9700.3636363636</text:p>
          </table:table-cell>
          <table:table-cell table:formula="of:=[.E98]^2" office:value-type="float" office:value="240991.73553719">
            <text:p>240991.73553719</text:p>
          </table:table-cell>
          <table:table-cell table:formula="of:=( [.C98] - ([.$L$19]*[.B98] +[.$N$19]) )^2" office:value-type="float" office:value="0.000567595120673921">
            <text:p>0.0005675951</text:p>
          </table:table-cell>
          <table:table-cell table:number-columns-repeated="7"/>
        </table:table-row>
        <table:table-row table:style-name="ro2">
          <table:table-cell table:formula="of:=IF ( MOD(ROW([.C99]);[.$M$2]) &lt;&gt; 0; MOD(ROW([.C99]);[.$M$2]);[.$M$2])" office:value-type="float" office:value="9">
            <text:p>9</text:p>
          </table:table-cell>
          <table:table-cell table:formula="of:= INDIRECT( &quot;R&quot; &amp; (FLOOR((ROW([.A99]) -1)/[.$M$2];1) +5) &amp; &quot;C1&quot;;0)" office:value-type="float" office:value="1750">
            <text:p>1750</text:p>
          </table:table-cell>
          <table:table-cell table:formula="of:=VLOOKUP([.$B99];[.$A$7:.$K$17];[.$A99] +1)" office:value-type="float" office:value="19.85">
            <text:p>19.85</text:p>
          </table:table-cell>
          <table:table-cell table:formula="of:=VLOOKUP([.B99];[.$A$7:.$O$17];13)" office:value-type="float" office:value="0.0302765035409752">
            <text:p>0.0302765035</text:p>
          </table:table-cell>
          <table:table-cell table:formula="of:=[.B99] - [.$F$19]" office:value-type="float" office:value="490.909090909091">
            <text:p>490.9090909091</text:p>
          </table:table-cell>
          <table:table-cell table:formula="of:=[.E99]*[.C99]" office:value-type="float" office:value="9744.54545454546">
            <text:p>9744.5454545455</text:p>
          </table:table-cell>
          <table:table-cell table:formula="of:=[.E99]^2" office:value-type="float" office:value="240991.73553719">
            <text:p>240991.73553719</text:p>
          </table:table-cell>
          <table:table-cell table:formula="of:=( [.C99] - ([.$L$19]*[.B99] +[.$N$19]) )^2" office:value-type="float" office:value="0.00437922924194631">
            <text:p>0.0043792292</text:p>
          </table:table-cell>
          <table:table-cell table:number-columns-repeated="7"/>
        </table:table-row>
        <table:table-row table:style-name="ro2">
          <table:table-cell table:formula="of:=IF ( MOD(ROW([.C100]);[.$M$2]) &lt;&gt; 0; MOD(ROW([.C100]);[.$M$2]);[.$M$2])" office:value-type="float" office:value="10">
            <text:p>10</text:p>
          </table:table-cell>
          <table:table-cell table:formula="of:= INDIRECT( &quot;R&quot; &amp; (FLOOR((ROW([.A100]) -1)/[.$M$2];1) +5) &amp; &quot;C1&quot;;0)" office:value-type="float" office:value="1750">
            <text:p>1750</text:p>
          </table:table-cell>
          <table:table-cell table:formula="of:=VLOOKUP([.$B100];[.$A$7:.$K$17];[.$A100] +1)" office:value-type="float" office:value="19.76">
            <text:p>19.76</text:p>
          </table:table-cell>
          <table:table-cell table:formula="of:=VLOOKUP([.B100];[.$A$7:.$O$17];13)" office:value-type="float" office:value="0.0302765035409752">
            <text:p>0.0302765035</text:p>
          </table:table-cell>
          <table:table-cell table:formula="of:=[.B100] - [.$F$19]" office:value-type="float" office:value="490.909090909091">
            <text:p>490.9090909091</text:p>
          </table:table-cell>
          <table:table-cell table:formula="of:=[.E100]*[.C100]" office:value-type="float" office:value="9700.36363636364">
            <text:p>9700.3636363636</text:p>
          </table:table-cell>
          <table:table-cell table:formula="of:=[.E100]^2" office:value-type="float" office:value="240991.73553719">
            <text:p>240991.73553719</text:p>
          </table:table-cell>
          <table:table-cell table:formula="of:=( [.C100] - ([.$L$19]*[.B100] +[.$N$19]) )^2" office:value-type="float" office:value="0.000567595120673921">
            <text:p>0.0005675951</text:p>
          </table:table-cell>
          <table:table-cell table:number-columns-repeated="7"/>
        </table:table-row>
        <table:table-row table:style-name="ro2">
          <table:table-cell table:formula="of:=IF ( MOD(ROW([.C101]);[.$M$2]) &lt;&gt; 0; MOD(ROW([.C101]);[.$M$2]);[.$M$2])" office:value-type="float" office:value="1">
            <text:p>1</text:p>
          </table:table-cell>
          <table:table-cell table:formula="of:= INDIRECT( &quot;R&quot; &amp; (FLOOR((ROW([.A101]) -1)/[.$M$2];1) +5) &amp; &quot;C1&quot;;0)" office:value-type="float" office:value="2000">
            <text:p>2000</text:p>
          </table:table-cell>
          <table:table-cell table:formula="of:=VLOOKUP([.$B101];[.$A$7:.$K$17];[.$A101] +1)" office:value-type="float" office:value="22.57">
            <text:p>22.57</text:p>
          </table:table-cell>
          <table:table-cell table:formula="of:=VLOOKUP([.B101];[.$A$7:.$O$17];13)" office:value-type="float" office:value="0.0274873708374518">
            <text:p>0.0274873708</text:p>
          </table:table-cell>
          <table:table-cell table:formula="of:=[.B101] - [.$F$19]" office:value-type="float" office:value="740.909090909091">
            <text:p>740.9090909091</text:p>
          </table:table-cell>
          <table:table-cell table:formula="of:=[.E101]*[.C101]" office:value-type="float" office:value="16722.3181818182">
            <text:p>16722.3181818182</text:p>
          </table:table-cell>
          <table:table-cell table:formula="of:=[.E101]^2" office:value-type="float" office:value="548946.280991736">
            <text:p>548946.280991736</text:p>
          </table:table-cell>
          <table:table-cell table:formula="of:=( [.C101] - ([.$L$19]*[.B101] +[.$N$19]) )^2" office:value-type="float" office:value="0.000949754571795055">
            <text:p>0.0009497546</text:p>
          </table:table-cell>
          <table:table-cell table:number-columns-repeated="7"/>
        </table:table-row>
        <table:table-row table:style-name="ro2">
          <table:table-cell table:formula="of:=IF ( MOD(ROW([.C102]);[.$M$2]) &lt;&gt; 0; MOD(ROW([.C102]);[.$M$2]);[.$M$2])" office:value-type="float" office:value="2">
            <text:p>2</text:p>
          </table:table-cell>
          <table:table-cell table:formula="of:= INDIRECT( &quot;R&quot; &amp; (FLOOR((ROW([.A102]) -1)/[.$M$2];1) +5) &amp; &quot;C1&quot;;0)" office:value-type="float" office:value="2000">
            <text:p>2000</text:p>
          </table:table-cell>
          <table:table-cell table:formula="of:=VLOOKUP([.$B102];[.$A$7:.$K$17];[.$A102] +1)" office:value-type="float" office:value="22.6">
            <text:p>22.6</text:p>
          </table:table-cell>
          <table:table-cell table:formula="of:=VLOOKUP([.B102];[.$A$7:.$O$17];13)" office:value-type="float" office:value="0.0274873708374518">
            <text:p>0.0274873708</text:p>
          </table:table-cell>
          <table:table-cell table:formula="of:=[.B102] - [.$F$19]" office:value-type="float" office:value="740.909090909091">
            <text:p>740.9090909091</text:p>
          </table:table-cell>
          <table:table-cell table:formula="of:=[.E102]*[.C102]" office:value-type="float" office:value="16744.5454545455">
            <text:p>16744.5454545455</text:p>
          </table:table-cell>
          <table:table-cell table:formula="of:=[.E102]^2" office:value-type="float" office:value="548946.280991736">
            <text:p>548946.280991736</text:p>
          </table:table-cell>
          <table:table-cell table:formula="of:=( [.C102] - ([.$L$19]*[.B102] +[.$N$19]) )^2" office:value-type="float" office:value="0.000000669268608042784">
            <text:p>6.69268608042784E-007</text:p>
          </table:table-cell>
          <table:table-cell table:number-columns-repeated="7"/>
        </table:table-row>
        <table:table-row table:style-name="ro2">
          <table:table-cell table:formula="of:=IF ( MOD(ROW([.C103]);[.$M$2]) &lt;&gt; 0; MOD(ROW([.C103]);[.$M$2]);[.$M$2])" office:value-type="float" office:value="3">
            <text:p>3</text:p>
          </table:table-cell>
          <table:table-cell table:formula="of:= INDIRECT( &quot;R&quot; &amp; (FLOOR((ROW([.A103]) -1)/[.$M$2];1) +5) &amp; &quot;C1&quot;;0)" office:value-type="float" office:value="2000">
            <text:p>2000</text:p>
          </table:table-cell>
          <table:table-cell table:formula="of:=VLOOKUP([.$B103];[.$A$7:.$K$17];[.$A103] +1)" office:value-type="float" office:value="22.6">
            <text:p>22.6</text:p>
          </table:table-cell>
          <table:table-cell table:formula="of:=VLOOKUP([.B103];[.$A$7:.$O$17];13)" office:value-type="float" office:value="0.0274873708374518">
            <text:p>0.0274873708</text:p>
          </table:table-cell>
          <table:table-cell table:formula="of:=[.B103] - [.$F$19]" office:value-type="float" office:value="740.909090909091">
            <text:p>740.9090909091</text:p>
          </table:table-cell>
          <table:table-cell table:formula="of:=[.E103]*[.C103]" office:value-type="float" office:value="16744.5454545455">
            <text:p>16744.5454545455</text:p>
          </table:table-cell>
          <table:table-cell table:formula="of:=[.E103]^2" office:value-type="float" office:value="548946.280991736">
            <text:p>548946.280991736</text:p>
          </table:table-cell>
          <table:table-cell table:formula="of:=( [.C103] - ([.$L$19]*[.B103] +[.$N$19]) )^2" office:value-type="float" office:value="0.000000669268608042784">
            <text:p>6.69268608042784E-007</text:p>
          </table:table-cell>
          <table:table-cell table:number-columns-repeated="7"/>
        </table:table-row>
        <table:table-row table:style-name="ro2">
          <table:table-cell table:formula="of:=IF ( MOD(ROW([.C104]);[.$M$2]) &lt;&gt; 0; MOD(ROW([.C104]);[.$M$2]);[.$M$2])" office:value-type="float" office:value="4">
            <text:p>4</text:p>
          </table:table-cell>
          <table:table-cell table:formula="of:= INDIRECT( &quot;R&quot; &amp; (FLOOR((ROW([.A104]) -1)/[.$M$2];1) +5) &amp; &quot;C1&quot;;0)" office:value-type="float" office:value="2000">
            <text:p>2000</text:p>
          </table:table-cell>
          <table:table-cell table:formula="of:=VLOOKUP([.$B104];[.$A$7:.$K$17];[.$A104] +1)" office:value-type="float" office:value="22.67">
            <text:p>22.67</text:p>
          </table:table-cell>
          <table:table-cell table:formula="of:=VLOOKUP([.B104];[.$A$7:.$O$17];13)" office:value-type="float" office:value="0.0274873708374518">
            <text:p>0.0274873708</text:p>
          </table:table-cell>
          <table:table-cell table:formula="of:=[.B104] - [.$F$19]" office:value-type="float" office:value="740.909090909091">
            <text:p>740.9090909091</text:p>
          </table:table-cell>
          <table:table-cell table:formula="of:=[.E104]*[.C104]" office:value-type="float" office:value="16796.4090909091">
            <text:p>16796.4090909091</text:p>
          </table:table-cell>
          <table:table-cell table:formula="of:=[.E104]^2" office:value-type="float" office:value="548946.280991736">
            <text:p>548946.280991736</text:p>
          </table:table-cell>
          <table:table-cell table:formula="of:=( [.C104] - ([.$L$19]*[.B104] +[.$N$19]) )^2" office:value-type="float" office:value="0.00478613689450522">
            <text:p>0.0047861369</text:p>
          </table:table-cell>
          <table:table-cell table:number-columns-repeated="7"/>
        </table:table-row>
        <table:table-row table:style-name="ro2">
          <table:table-cell table:formula="of:=IF ( MOD(ROW([.C105]);[.$M$2]) &lt;&gt; 0; MOD(ROW([.C105]);[.$M$2]);[.$M$2])" office:value-type="float" office:value="5">
            <text:p>5</text:p>
          </table:table-cell>
          <table:table-cell table:formula="of:= INDIRECT( &quot;R&quot; &amp; (FLOOR((ROW([.A105]) -1)/[.$M$2];1) +5) &amp; &quot;C1&quot;;0)" office:value-type="float" office:value="2000">
            <text:p>2000</text:p>
          </table:table-cell>
          <table:table-cell table:formula="of:=VLOOKUP([.$B105];[.$A$7:.$K$17];[.$A105] +1)" office:value-type="float" office:value="22.58">
            <text:p>22.58</text:p>
          </table:table-cell>
          <table:table-cell table:formula="of:=VLOOKUP([.B105];[.$A$7:.$O$17];13)" office:value-type="float" office:value="0.0274873708374518">
            <text:p>0.0274873708</text:p>
          </table:table-cell>
          <table:table-cell table:formula="of:=[.B105] - [.$F$19]" office:value-type="float" office:value="740.909090909091">
            <text:p>740.9090909091</text:p>
          </table:table-cell>
          <table:table-cell table:formula="of:=[.E105]*[.C105]" office:value-type="float" office:value="16729.7272727273">
            <text:p>16729.7272727273</text:p>
          </table:table-cell>
          <table:table-cell table:formula="of:=[.E105]^2" office:value-type="float" office:value="548946.280991736">
            <text:p>548946.280991736</text:p>
          </table:table-cell>
          <table:table-cell table:formula="of:=( [.C105] - ([.$L$19]*[.B105] +[.$N$19]) )^2" office:value-type="float" office:value="0.000433392804066134">
            <text:p>0.0004333928</text:p>
          </table:table-cell>
          <table:table-cell table:number-columns-repeated="7"/>
        </table:table-row>
        <table:table-row table:style-name="ro2">
          <table:table-cell table:formula="of:=IF ( MOD(ROW([.C106]);[.$M$2]) &lt;&gt; 0; MOD(ROW([.C106]);[.$M$2]);[.$M$2])" office:value-type="float" office:value="6">
            <text:p>6</text:p>
          </table:table-cell>
          <table:table-cell table:formula="of:= INDIRECT( &quot;R&quot; &amp; (FLOOR((ROW([.A106]) -1)/[.$M$2];1) +5) &amp; &quot;C1&quot;;0)" office:value-type="float" office:value="2000">
            <text:p>2000</text:p>
          </table:table-cell>
          <table:table-cell table:formula="of:=VLOOKUP([.$B106];[.$A$7:.$K$17];[.$A106] +1)" office:value-type="float" office:value="22.6">
            <text:p>22.6</text:p>
          </table:table-cell>
          <table:table-cell table:formula="of:=VLOOKUP([.B106];[.$A$7:.$O$17];13)" office:value-type="float" office:value="0.0274873708374518">
            <text:p>0.0274873708</text:p>
          </table:table-cell>
          <table:table-cell table:formula="of:=[.B106] - [.$F$19]" office:value-type="float" office:value="740.909090909091">
            <text:p>740.9090909091</text:p>
          </table:table-cell>
          <table:table-cell table:formula="of:=[.E106]*[.C106]" office:value-type="float" office:value="16744.5454545455">
            <text:p>16744.5454545455</text:p>
          </table:table-cell>
          <table:table-cell table:formula="of:=[.E106]^2" office:value-type="float" office:value="548946.280991736">
            <text:p>548946.280991736</text:p>
          </table:table-cell>
          <table:table-cell table:formula="of:=( [.C106] - ([.$L$19]*[.B106] +[.$N$19]) )^2" office:value-type="float" office:value="0.000000669268608042784">
            <text:p>6.69268608042784E-007</text:p>
          </table:table-cell>
          <table:table-cell table:number-columns-repeated="7"/>
        </table:table-row>
        <table:table-row table:style-name="ro2">
          <table:table-cell table:formula="of:=IF ( MOD(ROW([.C107]);[.$M$2]) &lt;&gt; 0; MOD(ROW([.C107]);[.$M$2]);[.$M$2])" office:value-type="float" office:value="7">
            <text:p>7</text:p>
          </table:table-cell>
          <table:table-cell table:formula="of:= INDIRECT( &quot;R&quot; &amp; (FLOOR((ROW([.A107]) -1)/[.$M$2];1) +5) &amp; &quot;C1&quot;;0)" office:value-type="float" office:value="2000">
            <text:p>2000</text:p>
          </table:table-cell>
          <table:table-cell table:formula="of:=VLOOKUP([.$B107];[.$A$7:.$K$17];[.$A107] +1)" office:value-type="float" office:value="22.61">
            <text:p>22.61</text:p>
          </table:table-cell>
          <table:table-cell table:formula="of:=VLOOKUP([.B107];[.$A$7:.$O$17];13)" office:value-type="float" office:value="0.0274873708374518">
            <text:p>0.0274873708</text:p>
          </table:table-cell>
          <table:table-cell table:formula="of:=[.B107] - [.$F$19]" office:value-type="float" office:value="740.909090909091">
            <text:p>740.9090909091</text:p>
          </table:table-cell>
          <table:table-cell table:formula="of:=[.E107]*[.C107]" office:value-type="float" office:value="16751.9545454545">
            <text:p>16751.9545454545</text:p>
          </table:table-cell>
          <table:table-cell table:formula="of:=[.E107]^2" office:value-type="float" office:value="548946.280991736">
            <text:p>548946.280991736</text:p>
          </table:table-cell>
          <table:table-cell table:formula="of:=( [.C107] - ([.$L$19]*[.B107] +[.$N$19]) )^2" office:value-type="float" office:value="0.0000843075008790256">
            <text:p>8.43075008790256E-005</text:p>
          </table:table-cell>
          <table:table-cell table:number-columns-repeated="7"/>
        </table:table-row>
        <table:table-row table:style-name="ro2">
          <table:table-cell table:formula="of:=IF ( MOD(ROW([.C108]);[.$M$2]) &lt;&gt; 0; MOD(ROW([.C108]);[.$M$2]);[.$M$2])" office:value-type="float" office:value="8">
            <text:p>8</text:p>
          </table:table-cell>
          <table:table-cell table:formula="of:= INDIRECT( &quot;R&quot; &amp; (FLOOR((ROW([.A108]) -1)/[.$M$2];1) +5) &amp; &quot;C1&quot;;0)" office:value-type="float" office:value="2000">
            <text:p>2000</text:p>
          </table:table-cell>
          <table:table-cell table:formula="of:=VLOOKUP([.$B108];[.$A$7:.$K$17];[.$A108] +1)" office:value-type="float" office:value="22.59">
            <text:p>22.59</text:p>
          </table:table-cell>
          <table:table-cell table:formula="of:=VLOOKUP([.B108];[.$A$7:.$O$17];13)" office:value-type="float" office:value="0.0274873708374518">
            <text:p>0.0274873708</text:p>
          </table:table-cell>
          <table:table-cell table:formula="of:=[.B108] - [.$F$19]" office:value-type="float" office:value="740.909090909091">
            <text:p>740.9090909091</text:p>
          </table:table-cell>
          <table:table-cell table:formula="of:=[.E108]*[.C108]" office:value-type="float" office:value="16737.1363636364">
            <text:p>16737.1363636364</text:p>
          </table:table-cell>
          <table:table-cell table:formula="of:=[.E108]^2" office:value-type="float" office:value="548946.280991736">
            <text:p>548946.280991736</text:p>
          </table:table-cell>
          <table:table-cell table:formula="of:=( [.C108] - ([.$L$19]*[.B108] +[.$N$19]) )^2" office:value-type="float" office:value="0.000117031036337057">
            <text:p>0.000117031</text:p>
          </table:table-cell>
          <table:table-cell table:number-columns-repeated="7"/>
        </table:table-row>
        <table:table-row table:style-name="ro2">
          <table:table-cell table:formula="of:=IF ( MOD(ROW([.C109]);[.$M$2]) &lt;&gt; 0; MOD(ROW([.C109]);[.$M$2]);[.$M$2])" office:value-type="float" office:value="9">
            <text:p>9</text:p>
          </table:table-cell>
          <table:table-cell table:formula="of:= INDIRECT( &quot;R&quot; &amp; (FLOOR((ROW([.A109]) -1)/[.$M$2];1) +5) &amp; &quot;C1&quot;;0)" office:value-type="float" office:value="2000">
            <text:p>2000</text:p>
          </table:table-cell>
          <table:table-cell table:formula="of:=VLOOKUP([.$B109];[.$A$7:.$K$17];[.$A109] +1)" office:value-type="float" office:value="22.58">
            <text:p>22.58</text:p>
          </table:table-cell>
          <table:table-cell table:formula="of:=VLOOKUP([.B109];[.$A$7:.$O$17];13)" office:value-type="float" office:value="0.0274873708374518">
            <text:p>0.0274873708</text:p>
          </table:table-cell>
          <table:table-cell table:formula="of:=[.B109] - [.$F$19]" office:value-type="float" office:value="740.909090909091">
            <text:p>740.9090909091</text:p>
          </table:table-cell>
          <table:table-cell table:formula="of:=[.E109]*[.C109]" office:value-type="float" office:value="16729.7272727273">
            <text:p>16729.7272727273</text:p>
          </table:table-cell>
          <table:table-cell table:formula="of:=[.E109]^2" office:value-type="float" office:value="548946.280991736">
            <text:p>548946.280991736</text:p>
          </table:table-cell>
          <table:table-cell table:formula="of:=( [.C109] - ([.$L$19]*[.B109] +[.$N$19]) )^2" office:value-type="float" office:value="0.000433392804066134">
            <text:p>0.0004333928</text:p>
          </table:table-cell>
          <table:table-cell table:number-columns-repeated="7"/>
        </table:table-row>
        <table:table-row table:style-name="ro2">
          <table:table-cell table:formula="of:=IF ( MOD(ROW([.C110]);[.$M$2]) &lt;&gt; 0; MOD(ROW([.C110]);[.$M$2]);[.$M$2])" office:value-type="float" office:value="10">
            <text:p>10</text:p>
          </table:table-cell>
          <table:table-cell table:formula="of:= INDIRECT( &quot;R&quot; &amp; (FLOOR((ROW([.A110]) -1)/[.$M$2];1) +5) &amp; &quot;C1&quot;;0)" office:value-type="float" office:value="2000">
            <text:p>2000</text:p>
          </table:table-cell>
          <table:table-cell table:formula="of:=VLOOKUP([.$B110];[.$A$7:.$K$17];[.$A110] +1)" office:value-type="float" office:value="22.6">
            <text:p>22.6</text:p>
          </table:table-cell>
          <table:table-cell table:formula="of:=VLOOKUP([.B110];[.$A$7:.$O$17];13)" office:value-type="float" office:value="0.0274873708374518">
            <text:p>0.0274873708</text:p>
          </table:table-cell>
          <table:table-cell table:formula="of:=[.B110] - [.$F$19]" office:value-type="float" office:value="740.909090909091">
            <text:p>740.9090909091</text:p>
          </table:table-cell>
          <table:table-cell table:formula="of:=[.E110]*[.C110]" office:value-type="float" office:value="16744.5454545455">
            <text:p>16744.5454545455</text:p>
          </table:table-cell>
          <table:table-cell table:formula="of:=[.E110]^2" office:value-type="float" office:value="548946.280991736">
            <text:p>548946.280991736</text:p>
          </table:table-cell>
          <table:table-cell table:formula="of:=( [.C110] - ([.$L$19]*[.B110] +[.$N$19]) )^2" office:value-type="float" office:value="0.000000669268608042784">
            <text:p>6.69268608042784E-007</text:p>
          </table:table-cell>
          <table:table-cell table:number-columns-repeated="7"/>
        </table:table-row>
        <table:table-row table:style-name="ro2">
          <table:table-cell table:formula="of:=IF ( MOD(ROW([.C111]);[.$M$2]) &lt;&gt; 0; MOD(ROW([.C111]);[.$M$2]);[.$M$2])" office:value-type="float" office:value="1">
            <text:p>1</text:p>
          </table:table-cell>
          <table:table-cell table:formula="of:= INDIRECT( &quot;R&quot; &amp; (FLOOR((ROW([.A111]) -1)/[.$M$2];1) +5) &amp; &quot;C1&quot;;0)" office:value-type="float" office:value="2250">
            <text:p>2250</text:p>
          </table:table-cell>
          <table:table-cell table:formula="of:=VLOOKUP([.$B111];[.$A$7:.$K$17];[.$A111] +1)" office:value-type="float" office:value="25.41">
            <text:p>25.41</text:p>
          </table:table-cell>
          <table:table-cell table:formula="of:=VLOOKUP([.B111];[.$A$7:.$O$17];13)" office:value-type="float" office:value="0.0284604989415158">
            <text:p>0.0284604989</text:p>
          </table:table-cell>
          <table:table-cell table:formula="of:=[.B111] - [.$F$19]" office:value-type="float" office:value="990.909090909091">
            <text:p>990.9090909091</text:p>
          </table:table-cell>
          <table:table-cell table:formula="of:=[.E111]*[.C111]" office:value-type="float" office:value="25179">
            <text:p>25179</text:p>
          </table:table-cell>
          <table:table-cell table:formula="of:=[.E111]^2" office:value-type="float" office:value="981900.826446281">
            <text:p>981900.826446281</text:p>
          </table:table-cell>
          <table:table-cell table:formula="of:=( [.C111] - ([.$L$19]*[.B111] +[.$N$19]) )^2" office:value-type="float" office:value="0.0000610261236323234">
            <text:p>6.10261236323234E-005</text:p>
          </table:table-cell>
          <table:table-cell table:number-columns-repeated="7"/>
        </table:table-row>
        <table:table-row table:style-name="ro2">
          <table:table-cell table:formula="of:=IF ( MOD(ROW([.C112]);[.$M$2]) &lt;&gt; 0; MOD(ROW([.C112]);[.$M$2]);[.$M$2])" office:value-type="float" office:value="2">
            <text:p>2</text:p>
          </table:table-cell>
          <table:table-cell table:formula="of:= INDIRECT( &quot;R&quot; &amp; (FLOOR((ROW([.A112]) -1)/[.$M$2];1) +5) &amp; &quot;C1&quot;;0)" office:value-type="float" office:value="2250">
            <text:p>2250</text:p>
          </table:table-cell>
          <table:table-cell table:formula="of:=VLOOKUP([.$B112];[.$A$7:.$K$17];[.$A112] +1)" office:value-type="float" office:value="25.51">
            <text:p>25.51</text:p>
          </table:table-cell>
          <table:table-cell table:formula="of:=VLOOKUP([.B112];[.$A$7:.$O$17];13)" office:value-type="float" office:value="0.0284604989415158">
            <text:p>0.0284604989</text:p>
          </table:table-cell>
          <table:table-cell table:formula="of:=[.B112] - [.$F$19]" office:value-type="float" office:value="990.909090909091">
            <text:p>990.9090909091</text:p>
          </table:table-cell>
          <table:table-cell table:formula="of:=[.E112]*[.C112]" office:value-type="float" office:value="25278.0909090909">
            <text:p>25278.0909090909</text:p>
          </table:table-cell>
          <table:table-cell table:formula="of:=[.E112]^2" office:value-type="float" office:value="981900.826446281">
            <text:p>981900.826446281</text:p>
          </table:table-cell>
          <table:table-cell table:formula="of:=( [.C112] - ([.$L$19]*[.B112] +[.$N$19]) )^2" office:value-type="float" office:value="0.00849864174541673">
            <text:p>0.0084986417</text:p>
          </table:table-cell>
          <table:table-cell table:number-columns-repeated="7"/>
        </table:table-row>
        <table:table-row table:style-name="ro2">
          <table:table-cell table:formula="of:=IF ( MOD(ROW([.C113]);[.$M$2]) &lt;&gt; 0; MOD(ROW([.C113]);[.$M$2]);[.$M$2])" office:value-type="float" office:value="3">
            <text:p>3</text:p>
          </table:table-cell>
          <table:table-cell table:formula="of:= INDIRECT( &quot;R&quot; &amp; (FLOOR((ROW([.A113]) -1)/[.$M$2];1) +5) &amp; &quot;C1&quot;;0)" office:value-type="float" office:value="2250">
            <text:p>2250</text:p>
          </table:table-cell>
          <table:table-cell table:formula="of:=VLOOKUP([.$B113];[.$A$7:.$K$17];[.$A113] +1)" office:value-type="float" office:value="25.43">
            <text:p>25.43</text:p>
          </table:table-cell>
          <table:table-cell table:formula="of:=VLOOKUP([.B113];[.$A$7:.$O$17];13)" office:value-type="float" office:value="0.0284604989415158">
            <text:p>0.0284604989</text:p>
          </table:table-cell>
          <table:table-cell table:formula="of:=[.B113] - [.$F$19]" office:value-type="float" office:value="990.909090909091">
            <text:p>990.9090909091</text:p>
          </table:table-cell>
          <table:table-cell table:formula="of:=[.E113]*[.C113]" office:value-type="float" office:value="25198.8181818182">
            <text:p>25198.8181818182</text:p>
          </table:table-cell>
          <table:table-cell table:formula="of:=[.E113]^2" office:value-type="float" office:value="981900.826446281">
            <text:p>981900.826446281</text:p>
          </table:table-cell>
          <table:table-cell table:formula="of:=( [.C113] - ([.$L$19]*[.B113] +[.$N$19]) )^2" office:value-type="float" office:value="0.000148549247989142">
            <text:p>0.0001485492</text:p>
          </table:table-cell>
          <table:table-cell table:number-columns-repeated="7"/>
        </table:table-row>
        <table:table-row table:style-name="ro2">
          <table:table-cell table:formula="of:=IF ( MOD(ROW([.C114]);[.$M$2]) &lt;&gt; 0; MOD(ROW([.C114]);[.$M$2]);[.$M$2])" office:value-type="float" office:value="4">
            <text:p>4</text:p>
          </table:table-cell>
          <table:table-cell table:formula="of:= INDIRECT( &quot;R&quot; &amp; (FLOOR((ROW([.A114]) -1)/[.$M$2];1) +5) &amp; &quot;C1&quot;;0)" office:value-type="float" office:value="2250">
            <text:p>2250</text:p>
          </table:table-cell>
          <table:table-cell table:formula="of:=VLOOKUP([.$B114];[.$A$7:.$K$17];[.$A114] +1)" office:value-type="float" office:value="25.43">
            <text:p>25.43</text:p>
          </table:table-cell>
          <table:table-cell table:formula="of:=VLOOKUP([.B114];[.$A$7:.$O$17];13)" office:value-type="float" office:value="0.0284604989415158">
            <text:p>0.0284604989</text:p>
          </table:table-cell>
          <table:table-cell table:formula="of:=[.B114] - [.$F$19]" office:value-type="float" office:value="990.909090909091">
            <text:p>990.9090909091</text:p>
          </table:table-cell>
          <table:table-cell table:formula="of:=[.E114]*[.C114]" office:value-type="float" office:value="25198.8181818182">
            <text:p>25198.8181818182</text:p>
          </table:table-cell>
          <table:table-cell table:formula="of:=[.E114]^2" office:value-type="float" office:value="981900.826446281">
            <text:p>981900.826446281</text:p>
          </table:table-cell>
          <table:table-cell table:formula="of:=( [.C114] - ([.$L$19]*[.B114] +[.$N$19]) )^2" office:value-type="float" office:value="0.000148549247989142">
            <text:p>0.0001485492</text:p>
          </table:table-cell>
          <table:table-cell table:number-columns-repeated="7"/>
        </table:table-row>
        <table:table-row table:style-name="ro2">
          <table:table-cell table:formula="of:=IF ( MOD(ROW([.C115]);[.$M$2]) &lt;&gt; 0; MOD(ROW([.C115]);[.$M$2]);[.$M$2])" office:value-type="float" office:value="5">
            <text:p>5</text:p>
          </table:table-cell>
          <table:table-cell table:formula="of:= INDIRECT( &quot;R&quot; &amp; (FLOOR((ROW([.A115]) -1)/[.$M$2];1) +5) &amp; &quot;C1&quot;;0)" office:value-type="float" office:value="2250">
            <text:p>2250</text:p>
          </table:table-cell>
          <table:table-cell table:formula="of:=VLOOKUP([.$B115];[.$A$7:.$K$17];[.$A115] +1)" office:value-type="float" office:value="25.41">
            <text:p>25.41</text:p>
          </table:table-cell>
          <table:table-cell table:formula="of:=VLOOKUP([.B115];[.$A$7:.$O$17];13)" office:value-type="float" office:value="0.0284604989415158">
            <text:p>0.0284604989</text:p>
          </table:table-cell>
          <table:table-cell table:formula="of:=[.B115] - [.$F$19]" office:value-type="float" office:value="990.909090909091">
            <text:p>990.9090909091</text:p>
          </table:table-cell>
          <table:table-cell table:formula="of:=[.E115]*[.C115]" office:value-type="float" office:value="25179">
            <text:p>25179</text:p>
          </table:table-cell>
          <table:table-cell table:formula="of:=[.E115]^2" office:value-type="float" office:value="981900.826446281">
            <text:p>981900.826446281</text:p>
          </table:table-cell>
          <table:table-cell table:formula="of:=( [.C115] - ([.$L$19]*[.B115] +[.$N$19]) )^2" office:value-type="float" office:value="0.0000610261236323234">
            <text:p>6.10261236323234E-005</text:p>
          </table:table-cell>
          <table:table-cell table:number-columns-repeated="7"/>
        </table:table-row>
        <table:table-row table:style-name="ro2">
          <table:table-cell table:formula="of:=IF ( MOD(ROW([.C116]);[.$M$2]) &lt;&gt; 0; MOD(ROW([.C116]);[.$M$2]);[.$M$2])" office:value-type="float" office:value="6">
            <text:p>6</text:p>
          </table:table-cell>
          <table:table-cell table:formula="of:= INDIRECT( &quot;R&quot; &amp; (FLOOR((ROW([.A116]) -1)/[.$M$2];1) +5) &amp; &quot;C1&quot;;0)" office:value-type="float" office:value="2250">
            <text:p>2250</text:p>
          </table:table-cell>
          <table:table-cell table:formula="of:=VLOOKUP([.$B116];[.$A$7:.$K$17];[.$A116] +1)" office:value-type="float" office:value="25.45">
            <text:p>25.45</text:p>
          </table:table-cell>
          <table:table-cell table:formula="of:=VLOOKUP([.B116];[.$A$7:.$O$17];13)" office:value-type="float" office:value="0.0284604989415158">
            <text:p>0.0284604989</text:p>
          </table:table-cell>
          <table:table-cell table:formula="of:=[.B116] - [.$F$19]" office:value-type="float" office:value="990.909090909091">
            <text:p>990.9090909091</text:p>
          </table:table-cell>
          <table:table-cell table:formula="of:=[.E116]*[.C116]" office:value-type="float" office:value="25218.6363636364">
            <text:p>25218.6363636364</text:p>
          </table:table-cell>
          <table:table-cell table:formula="of:=[.E116]^2" office:value-type="float" office:value="981900.826446281">
            <text:p>981900.826446281</text:p>
          </table:table-cell>
          <table:table-cell table:formula="of:=( [.C116] - ([.$L$19]*[.B116] +[.$N$19]) )^2" office:value-type="float" office:value="0.00103607237234593">
            <text:p>0.0010360724</text:p>
          </table:table-cell>
          <table:table-cell table:number-columns-repeated="7"/>
        </table:table-row>
        <table:table-row table:style-name="ro2">
          <table:table-cell table:formula="of:=IF ( MOD(ROW([.C117]);[.$M$2]) &lt;&gt; 0; MOD(ROW([.C117]);[.$M$2]);[.$M$2])" office:value-type="float" office:value="7">
            <text:p>7</text:p>
          </table:table-cell>
          <table:table-cell table:formula="of:= INDIRECT( &quot;R&quot; &amp; (FLOOR((ROW([.A117]) -1)/[.$M$2];1) +5) &amp; &quot;C1&quot;;0)" office:value-type="float" office:value="2250">
            <text:p>2250</text:p>
          </table:table-cell>
          <table:table-cell table:formula="of:=VLOOKUP([.$B117];[.$A$7:.$K$17];[.$A117] +1)" office:value-type="float" office:value="25.45">
            <text:p>25.45</text:p>
          </table:table-cell>
          <table:table-cell table:formula="of:=VLOOKUP([.B117];[.$A$7:.$O$17];13)" office:value-type="float" office:value="0.0284604989415158">
            <text:p>0.0284604989</text:p>
          </table:table-cell>
          <table:table-cell table:formula="of:=[.B117] - [.$F$19]" office:value-type="float" office:value="990.909090909091">
            <text:p>990.9090909091</text:p>
          </table:table-cell>
          <table:table-cell table:formula="of:=[.E117]*[.C117]" office:value-type="float" office:value="25218.6363636364">
            <text:p>25218.6363636364</text:p>
          </table:table-cell>
          <table:table-cell table:formula="of:=[.E117]^2" office:value-type="float" office:value="981900.826446281">
            <text:p>981900.826446281</text:p>
          </table:table-cell>
          <table:table-cell table:formula="of:=( [.C117] - ([.$L$19]*[.B117] +[.$N$19]) )^2" office:value-type="float" office:value="0.00103607237234593">
            <text:p>0.0010360724</text:p>
          </table:table-cell>
          <table:table-cell table:number-columns-repeated="7"/>
        </table:table-row>
        <table:table-row table:style-name="ro2">
          <table:table-cell table:formula="of:=IF ( MOD(ROW([.C118]);[.$M$2]) &lt;&gt; 0; MOD(ROW([.C118]);[.$M$2]);[.$M$2])" office:value-type="float" office:value="8">
            <text:p>8</text:p>
          </table:table-cell>
          <table:table-cell table:formula="of:= INDIRECT( &quot;R&quot; &amp; (FLOOR((ROW([.A118]) -1)/[.$M$2];1) +5) &amp; &quot;C1&quot;;0)" office:value-type="float" office:value="2250">
            <text:p>2250</text:p>
          </table:table-cell>
          <table:table-cell table:formula="of:=VLOOKUP([.$B118];[.$A$7:.$K$17];[.$A118] +1)" office:value-type="float" office:value="25.43">
            <text:p>25.43</text:p>
          </table:table-cell>
          <table:table-cell table:formula="of:=VLOOKUP([.B118];[.$A$7:.$O$17];13)" office:value-type="float" office:value="0.0284604989415158">
            <text:p>0.0284604989</text:p>
          </table:table-cell>
          <table:table-cell table:formula="of:=[.B118] - [.$F$19]" office:value-type="float" office:value="990.909090909091">
            <text:p>990.9090909091</text:p>
          </table:table-cell>
          <table:table-cell table:formula="of:=[.E118]*[.C118]" office:value-type="float" office:value="25198.8181818182">
            <text:p>25198.8181818182</text:p>
          </table:table-cell>
          <table:table-cell table:formula="of:=[.E118]^2" office:value-type="float" office:value="981900.826446281">
            <text:p>981900.826446281</text:p>
          </table:table-cell>
          <table:table-cell table:formula="of:=( [.C118] - ([.$L$19]*[.B118] +[.$N$19]) )^2" office:value-type="float" office:value="0.000148549247989142">
            <text:p>0.0001485492</text:p>
          </table:table-cell>
          <table:table-cell table:number-columns-repeated="7"/>
        </table:table-row>
        <table:table-row table:style-name="ro2">
          <table:table-cell table:formula="of:=IF ( MOD(ROW([.C119]);[.$M$2]) &lt;&gt; 0; MOD(ROW([.C119]);[.$M$2]);[.$M$2])" office:value-type="float" office:value="9">
            <text:p>9</text:p>
          </table:table-cell>
          <table:table-cell table:formula="of:= INDIRECT( &quot;R&quot; &amp; (FLOOR((ROW([.A119]) -1)/[.$M$2];1) +5) &amp; &quot;C1&quot;;0)" office:value-type="float" office:value="2250">
            <text:p>2250</text:p>
          </table:table-cell>
          <table:table-cell table:formula="of:=VLOOKUP([.$B119];[.$A$7:.$K$17];[.$A119] +1)" office:value-type="float" office:value="25.44">
            <text:p>25.44</text:p>
          </table:table-cell>
          <table:table-cell table:formula="of:=VLOOKUP([.B119];[.$A$7:.$O$17];13)" office:value-type="float" office:value="0.0284604989415158">
            <text:p>0.0284604989</text:p>
          </table:table-cell>
          <table:table-cell table:formula="of:=[.B119] - [.$F$19]" office:value-type="float" office:value="990.909090909091">
            <text:p>990.9090909091</text:p>
          </table:table-cell>
          <table:table-cell table:formula="of:=[.E119]*[.C119]" office:value-type="float" office:value="25208.7272727273">
            <text:p>25208.7272727273</text:p>
          </table:table-cell>
          <table:table-cell table:formula="of:=[.E119]^2" office:value-type="float" office:value="981900.826446281">
            <text:p>981900.826446281</text:p>
          </table:table-cell>
          <table:table-cell table:formula="of:=( [.C119] - ([.$L$19]*[.B119] +[.$N$19]) )^2" office:value-type="float" office:value="0.000492310810167618">
            <text:p>0.0004923108</text:p>
          </table:table-cell>
          <table:table-cell table:number-columns-repeated="7"/>
        </table:table-row>
        <table:table-row table:style-name="ro2">
          <table:table-cell table:formula="of:=IF ( MOD(ROW([.C120]);[.$M$2]) &lt;&gt; 0; MOD(ROW([.C120]);[.$M$2]);[.$M$2])" office:value-type="float" office:value="10">
            <text:p>10</text:p>
          </table:table-cell>
          <table:table-cell table:formula="of:= INDIRECT( &quot;R&quot; &amp; (FLOOR((ROW([.A120]) -1)/[.$M$2];1) +5) &amp; &quot;C1&quot;;0)" office:value-type="float" office:value="2250">
            <text:p>2250</text:p>
          </table:table-cell>
          <table:table-cell table:formula="of:=VLOOKUP([.$B120];[.$A$7:.$K$17];[.$A120] +1)" office:value-type="float" office:value="25.43">
            <text:p>25.43</text:p>
          </table:table-cell>
          <table:table-cell table:formula="of:=VLOOKUP([.B120];[.$A$7:.$O$17];13)" office:value-type="float" office:value="0.0284604989415158">
            <text:p>0.0284604989</text:p>
          </table:table-cell>
          <table:table-cell table:formula="of:=[.B120] - [.$F$19]" office:value-type="float" office:value="990.909090909091">
            <text:p>990.9090909091</text:p>
          </table:table-cell>
          <table:table-cell table:formula="of:=[.E120]*[.C120]" office:value-type="float" office:value="25198.8181818182">
            <text:p>25198.8181818182</text:p>
          </table:table-cell>
          <table:table-cell table:formula="of:=[.E120]^2" office:value-type="float" office:value="981900.826446281">
            <text:p>981900.826446281</text:p>
          </table:table-cell>
          <table:table-cell table:formula="of:=( [.C120] - ([.$L$19]*[.B120] +[.$N$19]) )^2" office:value-type="float" office:value="0.000148549247989142">
            <text:p>0.0001485492</text:p>
          </table:table-cell>
          <table:table-cell table:number-columns-repeated="7"/>
        </table:table-row>
        <table:table-row table:style-name="ro2">
          <table:table-cell table:formula="of:=IF ( MOD(ROW([.C121]);[.$M$2]) &lt;&gt; 0; MOD(ROW([.C121]);[.$M$2]);[.$M$2])" office:value-type="float" office:value="1">
            <text:p>1</text:p>
          </table:table-cell>
          <table:table-cell table:formula="of:= INDIRECT( &quot;R&quot; &amp; (FLOOR((ROW([.A121]) -1)/[.$M$2];1) +5) &amp; &quot;C1&quot;;0)" office:value-type="float" office:value="2500">
            <text:p>2500</text:p>
          </table:table-cell>
          <table:table-cell table:formula="of:=VLOOKUP([.$B121];[.$A$7:.$K$17];[.$A121] +1)" office:value-type="float" office:value="28.24">
            <text:p>28.24</text:p>
          </table:table-cell>
          <table:table-cell table:formula="of:=VLOOKUP([.B121];[.$A$7:.$O$17];13)" office:value-type="float" office:value="0.0133333333333336">
            <text:p>0.0133333333</text:p>
          </table:table-cell>
          <table:table-cell table:formula="of:=[.B121] - [.$F$19]" office:value-type="float" office:value="1240.90909090909">
            <text:p>1240.9090909091</text:p>
          </table:table-cell>
          <table:table-cell table:formula="of:=[.E121]*[.C121]" office:value-type="float" office:value="35043.2727272727">
            <text:p>35043.2727272727</text:p>
          </table:table-cell>
          <table:table-cell table:formula="of:=[.E121]^2" office:value-type="float" office:value="1539855.37190083">
            <text:p>1539855.37190083</text:p>
          </table:table-cell>
          <table:table-cell table:formula="of:=( [.C121] - ([.$L$19]*[.B121] +[.$N$19]) )^2" office:value-type="float" office:value="0.0000269801770092335">
            <text:p>2.69801770092335E-005</text:p>
          </table:table-cell>
          <table:table-cell table:number-columns-repeated="7"/>
        </table:table-row>
        <table:table-row table:style-name="ro2">
          <table:table-cell table:formula="of:=IF ( MOD(ROW([.C122]);[.$M$2]) &lt;&gt; 0; MOD(ROW([.C122]);[.$M$2]);[.$M$2])" office:value-type="float" office:value="2">
            <text:p>2</text:p>
          </table:table-cell>
          <table:table-cell table:formula="of:= INDIRECT( &quot;R&quot; &amp; (FLOOR((ROW([.A122]) -1)/[.$M$2];1) +5) &amp; &quot;C1&quot;;0)" office:value-type="float" office:value="2500">
            <text:p>2500</text:p>
          </table:table-cell>
          <table:table-cell table:formula="of:=VLOOKUP([.$B122];[.$A$7:.$K$17];[.$A122] +1)" office:value-type="float" office:value="28.25">
            <text:p>28.25</text:p>
          </table:table-cell>
          <table:table-cell table:formula="of:=VLOOKUP([.B122];[.$A$7:.$O$17];13)" office:value-type="float" office:value="0.0133333333333336">
            <text:p>0.0133333333</text:p>
          </table:table-cell>
          <table:table-cell table:formula="of:=[.B122] - [.$F$19]" office:value-type="float" office:value="1240.90909090909">
            <text:p>1240.9090909091</text:p>
          </table:table-cell>
          <table:table-cell table:formula="of:=[.E122]*[.C122]" office:value-type="float" office:value="35055.6818181818">
            <text:p>35055.6818181818</text:p>
          </table:table-cell>
          <table:table-cell table:formula="of:=[.E122]^2" office:value-type="float" office:value="1539855.37190083">
            <text:p>1539855.37190083</text:p>
          </table:table-cell>
          <table:table-cell table:formula="of:=( [.C122] - ([.$L$19]*[.B122] +[.$N$19]) )^2" office:value-type="float" office:value="0.000230865069095154">
            <text:p>0.0002308651</text:p>
          </table:table-cell>
          <table:table-cell table:number-columns-repeated="7"/>
        </table:table-row>
        <table:table-row table:style-name="ro2">
          <table:table-cell table:formula="of:=IF ( MOD(ROW([.C123]);[.$M$2]) &lt;&gt; 0; MOD(ROW([.C123]);[.$M$2]);[.$M$2])" office:value-type="float" office:value="3">
            <text:p>3</text:p>
          </table:table-cell>
          <table:table-cell table:formula="of:= INDIRECT( &quot;R&quot; &amp; (FLOOR((ROW([.A123]) -1)/[.$M$2];1) +5) &amp; &quot;C1&quot;;0)" office:value-type="float" office:value="2500">
            <text:p>2500</text:p>
          </table:table-cell>
          <table:table-cell table:formula="of:=VLOOKUP([.$B123];[.$A$7:.$K$17];[.$A123] +1)" office:value-type="float" office:value="28.25">
            <text:p>28.25</text:p>
          </table:table-cell>
          <table:table-cell table:formula="of:=VLOOKUP([.B123];[.$A$7:.$O$17];13)" office:value-type="float" office:value="0.0133333333333336">
            <text:p>0.0133333333</text:p>
          </table:table-cell>
          <table:table-cell table:formula="of:=[.B123] - [.$F$19]" office:value-type="float" office:value="1240.90909090909">
            <text:p>1240.9090909091</text:p>
          </table:table-cell>
          <table:table-cell table:formula="of:=[.E123]*[.C123]" office:value-type="float" office:value="35055.6818181818">
            <text:p>35055.6818181818</text:p>
          </table:table-cell>
          <table:table-cell table:formula="of:=[.E123]^2" office:value-type="float" office:value="1539855.37190083">
            <text:p>1539855.37190083</text:p>
          </table:table-cell>
          <table:table-cell table:formula="of:=( [.C123] - ([.$L$19]*[.B123] +[.$N$19]) )^2" office:value-type="float" office:value="0.000230865069095154">
            <text:p>0.0002308651</text:p>
          </table:table-cell>
          <table:table-cell table:number-columns-repeated="7"/>
        </table:table-row>
        <table:table-row table:style-name="ro2">
          <table:table-cell table:formula="of:=IF ( MOD(ROW([.C124]);[.$M$2]) &lt;&gt; 0; MOD(ROW([.C124]);[.$M$2]);[.$M$2])" office:value-type="float" office:value="4">
            <text:p>4</text:p>
          </table:table-cell>
          <table:table-cell table:formula="of:= INDIRECT( &quot;R&quot; &amp; (FLOOR((ROW([.A124]) -1)/[.$M$2];1) +5) &amp; &quot;C1&quot;;0)" office:value-type="float" office:value="2500">
            <text:p>2500</text:p>
          </table:table-cell>
          <table:table-cell table:formula="of:=VLOOKUP([.$B124];[.$A$7:.$K$17];[.$A124] +1)" office:value-type="float" office:value="28.26">
            <text:p>28.26</text:p>
          </table:table-cell>
          <table:table-cell table:formula="of:=VLOOKUP([.B124];[.$A$7:.$O$17];13)" office:value-type="float" office:value="0.0133333333333336">
            <text:p>0.0133333333</text:p>
          </table:table-cell>
          <table:table-cell table:formula="of:=[.B124] - [.$F$19]" office:value-type="float" office:value="1240.90909090909">
            <text:p>1240.9090909091</text:p>
          </table:table-cell>
          <table:table-cell table:formula="of:=[.E124]*[.C124]" office:value-type="float" office:value="35068.0909090909">
            <text:p>35068.0909090909</text:p>
          </table:table-cell>
          <table:table-cell table:formula="of:=[.E124]^2" office:value-type="float" office:value="1539855.37190083">
            <text:p>1539855.37190083</text:p>
          </table:table-cell>
          <table:table-cell table:formula="of:=( [.C124] - ([.$L$19]*[.B124] +[.$N$19]) )^2" office:value-type="float" office:value="0.000634749961181136">
            <text:p>0.00063475</text:p>
          </table:table-cell>
          <table:table-cell table:number-columns-repeated="7"/>
        </table:table-row>
        <table:table-row table:style-name="ro2">
          <table:table-cell table:formula="of:=IF ( MOD(ROW([.C125]);[.$M$2]) &lt;&gt; 0; MOD(ROW([.C125]);[.$M$2]);[.$M$2])" office:value-type="float" office:value="5">
            <text:p>5</text:p>
          </table:table-cell>
          <table:table-cell table:formula="of:= INDIRECT( &quot;R&quot; &amp; (FLOOR((ROW([.A125]) -1)/[.$M$2];1) +5) &amp; &quot;C1&quot;;0)" office:value-type="float" office:value="2500">
            <text:p>2500</text:p>
          </table:table-cell>
          <table:table-cell table:formula="of:=VLOOKUP([.$B125];[.$A$7:.$K$17];[.$A125] +1)" office:value-type="float" office:value="28.23">
            <text:p>28.23</text:p>
          </table:table-cell>
          <table:table-cell table:formula="of:=VLOOKUP([.B125];[.$A$7:.$O$17];13)" office:value-type="float" office:value="0.0133333333333336">
            <text:p>0.0133333333</text:p>
          </table:table-cell>
          <table:table-cell table:formula="of:=[.B125] - [.$F$19]" office:value-type="float" office:value="1240.90909090909">
            <text:p>1240.9090909091</text:p>
          </table:table-cell>
          <table:table-cell table:formula="of:=[.E125]*[.C125]" office:value-type="float" office:value="35030.8636363636">
            <text:p>35030.8636363636</text:p>
          </table:table-cell>
          <table:table-cell table:formula="of:=[.E125]^2" office:value-type="float" office:value="1539855.37190083">
            <text:p>1539855.37190083</text:p>
          </table:table-cell>
          <table:table-cell table:formula="of:=( [.C125] - ([.$L$19]*[.B125] +[.$N$19]) )^2" office:value-type="float" office:value="0.0000230952849233418">
            <text:p>2.30952849233418E-005</text:p>
          </table:table-cell>
          <table:table-cell table:number-columns-repeated="7"/>
        </table:table-row>
        <table:table-row table:style-name="ro2">
          <table:table-cell table:formula="of:=IF ( MOD(ROW([.C126]);[.$M$2]) &lt;&gt; 0; MOD(ROW([.C126]);[.$M$2]);[.$M$2])" office:value-type="float" office:value="6">
            <text:p>6</text:p>
          </table:table-cell>
          <table:table-cell table:formula="of:= INDIRECT( &quot;R&quot; &amp; (FLOOR((ROW([.A126]) -1)/[.$M$2];1) +5) &amp; &quot;C1&quot;;0)" office:value-type="float" office:value="2500">
            <text:p>2500</text:p>
          </table:table-cell>
          <table:table-cell table:formula="of:=VLOOKUP([.$B126];[.$A$7:.$K$17];[.$A126] +1)" office:value-type="float" office:value="28.24">
            <text:p>28.24</text:p>
          </table:table-cell>
          <table:table-cell table:formula="of:=VLOOKUP([.B126];[.$A$7:.$O$17];13)" office:value-type="float" office:value="0.0133333333333336">
            <text:p>0.0133333333</text:p>
          </table:table-cell>
          <table:table-cell table:formula="of:=[.B126] - [.$F$19]" office:value-type="float" office:value="1240.90909090909">
            <text:p>1240.9090909091</text:p>
          </table:table-cell>
          <table:table-cell table:formula="of:=[.E126]*[.C126]" office:value-type="float" office:value="35043.2727272727">
            <text:p>35043.2727272727</text:p>
          </table:table-cell>
          <table:table-cell table:formula="of:=[.E126]^2" office:value-type="float" office:value="1539855.37190083">
            <text:p>1539855.37190083</text:p>
          </table:table-cell>
          <table:table-cell table:formula="of:=( [.C126] - ([.$L$19]*[.B126] +[.$N$19]) )^2" office:value-type="float" office:value="0.0000269801770092335">
            <text:p>2.69801770092335E-005</text:p>
          </table:table-cell>
          <table:table-cell table:number-columns-repeated="7"/>
        </table:table-row>
        <table:table-row table:style-name="ro2">
          <table:table-cell table:formula="of:=IF ( MOD(ROW([.C127]);[.$M$2]) &lt;&gt; 0; MOD(ROW([.C127]);[.$M$2]);[.$M$2])" office:value-type="float" office:value="7">
            <text:p>7</text:p>
          </table:table-cell>
          <table:table-cell table:formula="of:= INDIRECT( &quot;R&quot; &amp; (FLOOR((ROW([.A127]) -1)/[.$M$2];1) +5) &amp; &quot;C1&quot;;0)" office:value-type="float" office:value="2500">
            <text:p>2500</text:p>
          </table:table-cell>
          <table:table-cell table:formula="of:=VLOOKUP([.$B127];[.$A$7:.$K$17];[.$A127] +1)" office:value-type="float" office:value="28.27">
            <text:p>28.27</text:p>
          </table:table-cell>
          <table:table-cell table:formula="of:=VLOOKUP([.B127];[.$A$7:.$O$17];13)" office:value-type="float" office:value="0.0133333333333336">
            <text:p>0.0133333333</text:p>
          </table:table-cell>
          <table:table-cell table:formula="of:=[.B127] - [.$F$19]" office:value-type="float" office:value="1240.90909090909">
            <text:p>1240.9090909091</text:p>
          </table:table-cell>
          <table:table-cell table:formula="of:=[.E127]*[.C127]" office:value-type="float" office:value="35080.5">
            <text:p>35080.5</text:p>
          </table:table-cell>
          <table:table-cell table:formula="of:=[.E127]^2" office:value-type="float" office:value="1539855.37190083">
            <text:p>1539855.37190083</text:p>
          </table:table-cell>
          <table:table-cell table:formula="of:=( [.C127] - ([.$L$19]*[.B127] +[.$N$19]) )^2" office:value-type="float" office:value="0.00123863485326693">
            <text:p>0.0012386349</text:p>
          </table:table-cell>
          <table:table-cell table:number-columns-repeated="7"/>
        </table:table-row>
        <table:table-row table:style-name="ro2">
          <table:table-cell table:formula="of:=IF ( MOD(ROW([.C128]);[.$M$2]) &lt;&gt; 0; MOD(ROW([.C128]);[.$M$2]);[.$M$2])" office:value-type="float" office:value="8">
            <text:p>8</text:p>
          </table:table-cell>
          <table:table-cell table:formula="of:= INDIRECT( &quot;R&quot; &amp; (FLOOR((ROW([.A128]) -1)/[.$M$2];1) +5) &amp; &quot;C1&quot;;0)" office:value-type="float" office:value="2500">
            <text:p>2500</text:p>
          </table:table-cell>
          <table:table-cell table:formula="of:=VLOOKUP([.$B128];[.$A$7:.$K$17];[.$A128] +1)" office:value-type="float" office:value="28.25">
            <text:p>28.25</text:p>
          </table:table-cell>
          <table:table-cell table:formula="of:=VLOOKUP([.B128];[.$A$7:.$O$17];13)" office:value-type="float" office:value="0.0133333333333336">
            <text:p>0.0133333333</text:p>
          </table:table-cell>
          <table:table-cell table:formula="of:=[.B128] - [.$F$19]" office:value-type="float" office:value="1240.90909090909">
            <text:p>1240.9090909091</text:p>
          </table:table-cell>
          <table:table-cell table:formula="of:=[.E128]*[.C128]" office:value-type="float" office:value="35055.6818181818">
            <text:p>35055.6818181818</text:p>
          </table:table-cell>
          <table:table-cell table:formula="of:=[.E128]^2" office:value-type="float" office:value="1539855.37190083">
            <text:p>1539855.37190083</text:p>
          </table:table-cell>
          <table:table-cell table:formula="of:=( [.C128] - ([.$L$19]*[.B128] +[.$N$19]) )^2" office:value-type="float" office:value="0.000230865069095154">
            <text:p>0.0002308651</text:p>
          </table:table-cell>
          <table:table-cell table:number-columns-repeated="7"/>
        </table:table-row>
        <table:table-row table:style-name="ro2">
          <table:table-cell table:formula="of:=IF ( MOD(ROW([.C129]);[.$M$2]) &lt;&gt; 0; MOD(ROW([.C129]);[.$M$2]);[.$M$2])" office:value-type="float" office:value="9">
            <text:p>9</text:p>
          </table:table-cell>
          <table:table-cell table:formula="of:= INDIRECT( &quot;R&quot; &amp; (FLOOR((ROW([.A129]) -1)/[.$M$2];1) +5) &amp; &quot;C1&quot;;0)" office:value-type="float" office:value="2500">
            <text:p>2500</text:p>
          </table:table-cell>
          <table:table-cell table:formula="of:=VLOOKUP([.$B129];[.$A$7:.$K$17];[.$A129] +1)" office:value-type="float" office:value="28.24">
            <text:p>28.24</text:p>
          </table:table-cell>
          <table:table-cell table:formula="of:=VLOOKUP([.B129];[.$A$7:.$O$17];13)" office:value-type="float" office:value="0.0133333333333336">
            <text:p>0.0133333333</text:p>
          </table:table-cell>
          <table:table-cell table:formula="of:=[.B129] - [.$F$19]" office:value-type="float" office:value="1240.90909090909">
            <text:p>1240.9090909091</text:p>
          </table:table-cell>
          <table:table-cell table:formula="of:=[.E129]*[.C129]" office:value-type="float" office:value="35043.2727272727">
            <text:p>35043.2727272727</text:p>
          </table:table-cell>
          <table:table-cell table:formula="of:=[.E129]^2" office:value-type="float" office:value="1539855.37190083">
            <text:p>1539855.37190083</text:p>
          </table:table-cell>
          <table:table-cell table:formula="of:=( [.C129] - ([.$L$19]*[.B129] +[.$N$19]) )^2" office:value-type="float" office:value="0.0000269801770092335">
            <text:p>2.69801770092335E-005</text:p>
          </table:table-cell>
          <table:table-cell table:number-columns-repeated="7"/>
        </table:table-row>
        <table:table-row table:style-name="ro2">
          <table:table-cell table:formula="of:=IF ( MOD(ROW([.C130]);[.$M$2]) &lt;&gt; 0; MOD(ROW([.C130]);[.$M$2]);[.$M$2])" office:value-type="float" office:value="10">
            <text:p>10</text:p>
          </table:table-cell>
          <table:table-cell table:formula="of:= INDIRECT( &quot;R&quot; &amp; (FLOOR((ROW([.A130]) -1)/[.$M$2];1) +5) &amp; &quot;C1&quot;;0)" office:value-type="float" office:value="2500">
            <text:p>2500</text:p>
          </table:table-cell>
          <table:table-cell table:formula="of:=VLOOKUP([.$B130];[.$A$7:.$K$17];[.$A130] +1)" office:value-type="float" office:value="28.27">
            <text:p>28.27</text:p>
          </table:table-cell>
          <table:table-cell table:formula="of:=VLOOKUP([.B130];[.$A$7:.$O$17];13)" office:value-type="float" office:value="0.0133333333333336">
            <text:p>0.0133333333</text:p>
          </table:table-cell>
          <table:table-cell table:formula="of:=[.B130] - [.$F$19]" office:value-type="float" office:value="1240.90909090909">
            <text:p>1240.9090909091</text:p>
          </table:table-cell>
          <table:table-cell table:formula="of:=[.E130]*[.C130]" office:value-type="float" office:value="35080.5">
            <text:p>35080.5</text:p>
          </table:table-cell>
          <table:table-cell table:formula="of:=[.E130]^2" office:value-type="float" office:value="1539855.37190083">
            <text:p>1539855.37190083</text:p>
          </table:table-cell>
          <table:table-cell table:formula="of:=( [.C130] - ([.$L$19]*[.B130] +[.$N$19]) )^2" office:value-type="float" office:value="0.00123863485326693">
            <text:p>0.0012386349</text:p>
          </table:table-cell>
          <table:table-cell table:number-columns-repeated="7"/>
        </table:table-row>
      </table:table>
      <table:table table:name="secopt" table:style-name="ta1" table:print="false">
        <table:table-column table:style-name="co3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number-columns-repeated="3" table:default-cell-style-name="Default"/>
        <table:table-column table:style-name="co10" table:default-cell-style-name="Default"/>
        <table:table-column table:style-name="co2" table:number-columns-repeated="2" table:default-cell-style-name="Default"/>
        <table:table-row table:style-name="ro2">
          <table:table-cell office:value-type="string">
            <text:p>Commit hash:</text:p>
          </table:table-cell>
          <table:table-cell office:value-type="string">
            <text:p>0b594ea71ad8b6f99c6da5dc010e4ed856c3b2da</text:p>
          </table:table-cell>
          <table:table-cell table:number-columns-repeated="4"/>
          <table:table-cell office:value-type="string">
            <text:p>T = mN + C</text:p>
          </table:table-cell>
          <table:table-cell office:value-type="string">
            <text:p>No. ofMeasurements</text:p>
          </table:table-cell>
          <table:table-cell table:formula="of:=COUNT([.B7:.K17])" office:value-type="float" office:value="110">
            <text:p>110</text:p>
          </table:table-cell>
          <table:table-cell table:number-columns-repeated="6"/>
        </table:table-row>
        <table:table-row table:style-name="ro2">
          <table:table-cell office:value-type="string">
            <text:p>Comments:</text:p>
          </table:table-cell>
          <table:table-cell office:value-type="string">
            <text:p>Simplified Lattice::calculateCosineBetween()</text:p>
          </table:table-cell>
          <table:table-cell table:number-columns-repeated="9"/>
          <table:table-cell office:value-type="string">
            <text:p>(P)</text:p>
          </table:table-cell>
          <table:table-cell table:formula="of:=[.$K$6]" office:value-type="float" office:value="10">
            <text:p>10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Excuted on Dan's main PC at home.</text:p>
          </table:table-cell>
          <table:table-cell table:number-columns-repeated="13"/>
        </table:table-row>
        <table:table-row table:style-name="ro2">
          <table:table-cell office:value-type="string">
            <text:p>Vary m.c.s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Time (T) [seconds]</text:p>
          </table:table-cell>
          <table:table-cell table:number-columns-repeated="13"/>
        </table:table-row>
        <table:table-row table:style-name="ro2">
          <table:table-cell office:value-type="string">
            <text:p>m.c.s (N)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string">
            <text:p>average</text:p>
          </table:table-cell>
          <table:table-cell office:value-type="string">
            <text:p>std dev.</text:p>
          </table:table-cell>
          <table:table-cell office:value-type="string">
            <text:p>t (1mcs)</text:p>
          </table:table-cell>
          <table:table-cell office:value-type="string">
            <text:p>error</text:p>
          </table:table-cell>
        </table:table-row>
        <table:table-row table:style-name="ro2">
          <table:table-cell office:value-type="float" office:value="500">
            <text:p>500</text:p>
          </table:table-cell>
          <table:table-cell office:value-type="float" office:value="3.11">
            <text:p>3.11</text:p>
          </table:table-cell>
          <table:table-cell office:value-type="float" office:value="3.38">
            <text:p>3.38</text:p>
          </table:table-cell>
          <table:table-cell office:value-type="float" office:value="3.13">
            <text:p>3.13</text:p>
          </table:table-cell>
          <table:table-cell office:value-type="float" office:value="3.17">
            <text:p>3.17</text:p>
          </table:table-cell>
          <table:table-cell office:value-type="float" office:value="3.13">
            <text:p>3.13</text:p>
          </table:table-cell>
          <table:table-cell office:value-type="float" office:value="3.15">
            <text:p>3.15</text:p>
          </table:table-cell>
          <table:table-cell office:value-type="float" office:value="3.14">
            <text:p>3.14</text:p>
          </table:table-cell>
          <table:table-cell office:value-type="float" office:value="3.19">
            <text:p>3.19</text:p>
          </table:table-cell>
          <table:table-cell office:value-type="float" office:value="3.14">
            <text:p>3.14</text:p>
          </table:table-cell>
          <table:table-cell office:value-type="float" office:value="3.13">
            <text:p>3.13</text:p>
          </table:table-cell>
          <table:table-cell table:formula="of:=AVERAGE([.B7:.K7])" office:value-type="float" office:value="3.167">
            <text:p>3.167</text:p>
          </table:table-cell>
          <table:table-cell table:formula="of:=STDEV([.B7:.K7])" office:value-type="float" office:value="0.0781807023646003">
            <text:p>0.0781807024</text:p>
          </table:table-cell>
          <table:table-cell table:formula="of:=[.L7]/[.A7]" office:value-type="float" office:value="0.006334">
            <text:p>0.006334</text:p>
          </table:table-cell>
          <table:table-cell table:formula="of:=[.M7]/([.A7]*SQRT([.$M$2]))" office:value-type="float" office:value="0.0000494458177087697">
            <text:p>4.94458177087697E-005</text:p>
          </table:table-cell>
        </table:table-row>
        <table:table-row table:style-name="ro2">
          <table:table-cell office:value-type="float" office:value="750">
            <text:p>750</text:p>
          </table:table-cell>
          <table:table-cell office:value-type="float" office:value="4.61">
            <text:p>4.61</text:p>
          </table:table-cell>
          <table:table-cell office:value-type="float" office:value="4.64">
            <text:p>4.64</text:p>
          </table:table-cell>
          <table:table-cell office:value-type="float" office:value="4.68">
            <text:p>4.68</text:p>
          </table:table-cell>
          <table:table-cell office:value-type="float" office:value="4.65">
            <text:p>4.65</text:p>
          </table:table-cell>
          <table:table-cell office:value-type="float" office:value="4.68">
            <text:p>4.68</text:p>
          </table:table-cell>
          <table:table-cell office:value-type="float" office:value="4.64">
            <text:p>4.64</text:p>
          </table:table-cell>
          <table:table-cell office:value-type="float" office:value="4.67">
            <text:p>4.67</text:p>
          </table:table-cell>
          <table:table-cell office:value-type="float" office:value="4.65">
            <text:p>4.65</text:p>
          </table:table-cell>
          <table:table-cell office:value-type="float" office:value="4.64">
            <text:p>4.64</text:p>
          </table:table-cell>
          <table:table-cell office:value-type="float" office:value="4.63">
            <text:p>4.63</text:p>
          </table:table-cell>
          <table:table-cell table:formula="of:=AVERAGE([.B8:.K8])" office:value-type="float" office:value="4.649">
            <text:p>4.649</text:p>
          </table:table-cell>
          <table:table-cell table:formula="of:=STDEV([.B8:.K8])" office:value-type="float" office:value="0.0223358207570012">
            <text:p>0.0223358208</text:p>
          </table:table-cell>
          <table:table-cell table:formula="of:=[.L8]/[.A8]" office:value-type="float" office:value="0.00619866666666667">
            <text:p>0.0061986667</text:p>
          </table:table-cell>
          <table:table-cell table:formula="of:=[.M8]/([.A8]*SQRT([.$M$2]))" office:value-type="float" office:value="0.00000941760893351867">
            <text:p>9.41760893351867E-006</text:p>
          </table:table-cell>
        </table:table-row>
        <table:table-row table:style-name="ro2">
          <table:table-cell office:value-type="float" office:value="1000">
            <text:p>1000</text:p>
          </table:table-cell>
          <table:table-cell office:value-type="float" office:value="6.11">
            <text:p>6.11</text:p>
          </table:table-cell>
          <table:table-cell office:value-type="float" office:value="6.14">
            <text:p>6.14</text:p>
          </table:table-cell>
          <table:table-cell office:value-type="float" office:value="6.13">
            <text:p>6.13</text:p>
          </table:table-cell>
          <table:table-cell office:value-type="float" office:value="6.14">
            <text:p>6.14</text:p>
          </table:table-cell>
          <table:table-cell office:value-type="float" office:value="6.13">
            <text:p>6.13</text:p>
          </table:table-cell>
          <table:table-cell office:value-type="float" office:value="6.15">
            <text:p>6.15</text:p>
          </table:table-cell>
          <table:table-cell table:number-columns-repeated="4" office:value-type="float" office:value="6.13">
            <text:p>6.13</text:p>
          </table:table-cell>
          <table:table-cell table:formula="of:=AVERAGE([.B9:.K9])" office:value-type="float" office:value="6.132">
            <text:p>6.132</text:p>
          </table:table-cell>
          <table:table-cell table:formula="of:=STDEV([.B7:.K7])" office:value-type="float" office:value="0.0781807023646003">
            <text:p>0.0781807024</text:p>
          </table:table-cell>
          <table:table-cell table:formula="of:=[.L9]/[.A9]" office:value-type="float" office:value="0.006132">
            <text:p>0.006132</text:p>
          </table:table-cell>
          <table:table-cell table:formula="of:=[.M9]/([.A9]*SQRT([.$M$2]))" office:value-type="float" office:value="0.0000247229088543849">
            <text:p>2.47229088543849E-005</text:p>
          </table:table-cell>
        </table:table-row>
        <table:table-row table:style-name="ro2">
          <table:table-cell office:value-type="float" office:value="1250">
            <text:p>1250</text:p>
          </table:table-cell>
          <table:table-cell office:value-type="float" office:value="7.61">
            <text:p>7.61</text:p>
          </table:table-cell>
          <table:table-cell office:value-type="float" office:value="7.62">
            <text:p>7.62</text:p>
          </table:table-cell>
          <table:table-cell office:value-type="float" office:value="7.63">
            <text:p>7.63</text:p>
          </table:table-cell>
          <table:table-cell table:number-columns-repeated="2" office:value-type="float" office:value="7.65">
            <text:p>7.65</text:p>
          </table:table-cell>
          <table:table-cell office:value-type="float" office:value="7.63">
            <text:p>7.63</text:p>
          </table:table-cell>
          <table:table-cell table:number-columns-repeated="2" office:value-type="float" office:value="7.64">
            <text:p>7.64</text:p>
          </table:table-cell>
          <table:table-cell office:value-type="float" office:value="7.66">
            <text:p>7.66</text:p>
          </table:table-cell>
          <table:table-cell office:value-type="float" office:value="7.64">
            <text:p>7.64</text:p>
          </table:table-cell>
          <table:table-cell table:formula="of:=AVERAGE([.B10:.K10])" office:value-type="float" office:value="7.637">
            <text:p>7.637</text:p>
          </table:table-cell>
          <table:table-cell table:formula="of:=STDEV([.B8:.K8])" office:value-type="float" office:value="0.0223358207570012">
            <text:p>0.0223358208</text:p>
          </table:table-cell>
          <table:table-cell table:formula="of:=[.L10]/[.A10]" office:value-type="float" office:value="0.0061096">
            <text:p>0.0061096</text:p>
          </table:table-cell>
          <table:table-cell table:formula="of:=[.M10]/([.A10]*SQRT([.$M$2]))" office:value-type="float" office:value="0.0000056505653601112">
            <text:p>5.6505653601112E-006</text:p>
          </table:table-cell>
        </table:table-row>
        <table:table-row table:style-name="ro2">
          <table:table-cell office:value-type="float" office:value="1500">
            <text:p>1500</text:p>
          </table:table-cell>
          <table:table-cell office:value-type="float" office:value="9.13">
            <text:p>9.13</text:p>
          </table:table-cell>
          <table:table-cell office:value-type="float" office:value="9.14">
            <text:p>9.14</text:p>
          </table:table-cell>
          <table:table-cell office:value-type="float" office:value="9.13">
            <text:p>9.13</text:p>
          </table:table-cell>
          <table:table-cell office:value-type="float" office:value="9.14">
            <text:p>9.14</text:p>
          </table:table-cell>
          <table:table-cell office:value-type="float" office:value="9.12">
            <text:p>9.12</text:p>
          </table:table-cell>
          <table:table-cell table:number-columns-repeated="3" office:value-type="float" office:value="9.14">
            <text:p>9.14</text:p>
          </table:table-cell>
          <table:table-cell table:number-columns-repeated="2" office:value-type="float" office:value="9.15">
            <text:p>9.15</text:p>
          </table:table-cell>
          <table:table-cell table:formula="of:=AVERAGE([.B11:.K11])" office:value-type="float" office:value="9.138">
            <text:p>9.138</text:p>
          </table:table-cell>
          <table:table-cell table:formula="of:=STDEV([.B9:.K9])" office:value-type="float" office:value="0.0103279555898864">
            <text:p>0.0103279556</text:p>
          </table:table-cell>
          <table:table-cell table:formula="of:=[.L11]/[.A11]" office:value-type="float" office:value="0.006092">
            <text:p>0.006092</text:p>
          </table:table-cell>
          <table:table-cell table:formula="of:=[.M11]/([.A11]*SQRT([.$M$2]))" office:value-type="float" office:value="0.00000217732421580726">
            <text:p>2.17732421580726E-006</text:p>
          </table:table-cell>
        </table:table-row>
        <table:table-row table:style-name="ro2">
          <table:table-cell office:value-type="float" office:value="1750">
            <text:p>1750</text:p>
          </table:table-cell>
          <table:table-cell table:number-columns-repeated="4" office:value-type="float" office:value="10.63">
            <text:p>10.63</text:p>
          </table:table-cell>
          <table:table-cell office:value-type="float" office:value="10.64">
            <text:p>10.64</text:p>
          </table:table-cell>
          <table:table-cell office:value-type="float" office:value="10.65">
            <text:p>10.65</text:p>
          </table:table-cell>
          <table:table-cell office:value-type="float" office:value="10.63">
            <text:p>10.63</text:p>
          </table:table-cell>
          <table:table-cell office:value-type="float" office:value="10.64">
            <text:p>10.64</text:p>
          </table:table-cell>
          <table:table-cell office:value-type="float" office:value="10.67">
            <text:p>10.67</text:p>
          </table:table-cell>
          <table:table-cell office:value-type="float" office:value="10.64">
            <text:p>10.64</text:p>
          </table:table-cell>
          <table:table-cell table:formula="of:=AVERAGE([.B12:.K12])" office:value-type="float" office:value="10.639">
            <text:p>10.639</text:p>
          </table:table-cell>
          <table:table-cell table:formula="of:=STDEV([.B12:.K12])" office:value-type="float" office:value="0.0128668393770789">
            <text:p>0.0128668394</text:p>
          </table:table-cell>
          <table:table-cell table:formula="of:=[.L12]/[.A12]" office:value-type="float" office:value="0.00607942857142857">
            <text:p>0.0060794286</text:p>
          </table:table-cell>
          <table:table-cell table:formula="of:=[.M12]/([.A12]*SQRT([.$M$2]))" office:value-type="float" office:value="0.00000232505821252066">
            <text:p>2.32505821252066E-006</text:p>
          </table:table-cell>
        </table:table-row>
        <table:table-row table:style-name="ro2">
          <table:table-cell office:value-type="float" office:value="2000">
            <text:p>2000</text:p>
          </table:table-cell>
          <table:table-cell office:value-type="float" office:value="12.13">
            <text:p>12.13</text:p>
          </table:table-cell>
          <table:table-cell office:value-type="float" office:value="12.14">
            <text:p>12.14</text:p>
          </table:table-cell>
          <table:table-cell office:value-type="float" office:value="12.15">
            <text:p>12.15</text:p>
          </table:table-cell>
          <table:table-cell office:value-type="float" office:value="12.14">
            <text:p>12.14</text:p>
          </table:table-cell>
          <table:table-cell office:value-type="float" office:value="12.15">
            <text:p>12.15</text:p>
          </table:table-cell>
          <table:table-cell office:value-type="float" office:value="12.14">
            <text:p>12.14</text:p>
          </table:table-cell>
          <table:table-cell office:value-type="float" office:value="12.13">
            <text:p>12.13</text:p>
          </table:table-cell>
          <table:table-cell office:value-type="float" office:value="12.15">
            <text:p>12.15</text:p>
          </table:table-cell>
          <table:table-cell table:number-columns-repeated="2" office:value-type="float" office:value="12.12">
            <text:p>12.12</text:p>
          </table:table-cell>
          <table:table-cell table:formula="of:=AVERAGE([.B13:.K13])" office:value-type="float" office:value="12.137">
            <text:p>12.137</text:p>
          </table:table-cell>
          <table:table-cell table:formula="of:=STDEV([.B13:.K13])" office:value-type="float" office:value="0.0115950180872844">
            <text:p>0.0115950181</text:p>
          </table:table-cell>
          <table:table-cell table:formula="of:=[.L13]/[.A13]" office:value-type="float" office:value="0.0060685">
            <text:p>0.0060685</text:p>
          </table:table-cell>
          <table:table-cell table:formula="of:=[.M13]/([.A13]*SQRT([.$M$2]))" office:value-type="float" office:value="0.00000183333333333339">
            <text:p>1.83333333333339E-006</text:p>
          </table:table-cell>
        </table:table-row>
        <table:table-row table:style-name="ro2">
          <table:table-cell office:value-type="float" office:value="2250">
            <text:p>2250</text:p>
          </table:table-cell>
          <table:table-cell office:value-type="float" office:value="13.64">
            <text:p>13.64</text:p>
          </table:table-cell>
          <table:table-cell office:value-type="float" office:value="13.62">
            <text:p>13.62</text:p>
          </table:table-cell>
          <table:table-cell office:value-type="float" office:value="13.67">
            <text:p>13.67</text:p>
          </table:table-cell>
          <table:table-cell table:number-columns-repeated="3" office:value-type="float" office:value="13.63">
            <text:p>13.63</text:p>
          </table:table-cell>
          <table:table-cell office:value-type="float" office:value="13.64">
            <text:p>13.64</text:p>
          </table:table-cell>
          <table:table-cell table:number-columns-repeated="2" office:value-type="float" office:value="13.65">
            <text:p>13.65</text:p>
          </table:table-cell>
          <table:table-cell office:value-type="float" office:value="13.66">
            <text:p>13.66</text:p>
          </table:table-cell>
          <table:table-cell table:formula="of:=AVERAGE([.B14:.K14])" office:value-type="float" office:value="13.642">
            <text:p>13.642</text:p>
          </table:table-cell>
          <table:table-cell table:formula="of:=STDEV([.B14:.K14])" office:value-type="float" office:value="0.0154919333848296">
            <text:p>0.0154919334</text:p>
          </table:table-cell>
          <table:table-cell table:formula="of:=[.L14]/[.A14]" office:value-type="float" office:value="0.00606311111111111">
            <text:p>0.0060631111</text:p>
          </table:table-cell>
          <table:table-cell table:formula="of:=[.M14]/([.A14]*SQRT([.$M$2]))" office:value-type="float" office:value="0.00000217732421580726">
            <text:p>2.17732421580726E-006</text:p>
          </table:table-cell>
        </table:table-row>
        <table:table-row table:style-name="ro2">
          <table:table-cell office:value-type="float" office:value="2500">
            <text:p>2500</text:p>
          </table:table-cell>
          <table:table-cell office:value-type="float" office:value="15.23">
            <text:p>15.23</text:p>
          </table:table-cell>
          <table:table-cell office:value-type="float" office:value="15.15">
            <text:p>15.15</text:p>
          </table:table-cell>
          <table:table-cell office:value-type="float" office:value="15.12">
            <text:p>15.12</text:p>
          </table:table-cell>
          <table:table-cell office:value-type="float" office:value="15.15">
            <text:p>15.15</text:p>
          </table:table-cell>
          <table:table-cell office:value-type="float" office:value="15.13">
            <text:p>15.13</text:p>
          </table:table-cell>
          <table:table-cell office:value-type="float" office:value="15.14">
            <text:p>15.14</text:p>
          </table:table-cell>
          <table:table-cell office:value-type="float" office:value="15.13">
            <text:p>15.13</text:p>
          </table:table-cell>
          <table:table-cell office:value-type="float" office:value="15.14">
            <text:p>15.14</text:p>
          </table:table-cell>
          <table:table-cell table:number-columns-repeated="2" office:value-type="float" office:value="15.17">
            <text:p>15.17</text:p>
          </table:table-cell>
          <table:table-cell table:formula="of:=AVERAGE([.B15:.K15])" office:value-type="float" office:value="15.153">
            <text:p>15.153</text:p>
          </table:table-cell>
          <table:table-cell table:formula="of:=STDEV([.B15:.K15])" office:value-type="float" office:value="0.0316403399335581">
            <text:p>0.0316403399</text:p>
          </table:table-cell>
          <table:table-cell table:formula="of:=[.L15]/[.A15]" office:value-type="float" office:value="0.0060612">
            <text:p>0.0060612</text:p>
          </table:table-cell>
          <table:table-cell table:formula="of:=[.M15]/([.A15]*SQRT([.$M$2]))" office:value-type="float" office:value="0.00000400222160528097">
            <text:p>4.00222160528097E-006</text:p>
          </table:table-cell>
        </table:table-row>
        <table:table-row table:style-name="ro2">
          <table:table-cell office:value-type="float" office:value="2750">
            <text:p>2750</text:p>
          </table:table-cell>
          <table:table-cell table:number-columns-repeated="2" office:value-type="float" office:value="16.65">
            <text:p>16.65</text:p>
          </table:table-cell>
          <table:table-cell office:value-type="float" office:value="16.64">
            <text:p>16.64</text:p>
          </table:table-cell>
          <table:table-cell office:value-type="float" office:value="16.66">
            <text:p>16.66</text:p>
          </table:table-cell>
          <table:table-cell office:value-type="float" office:value="16.96">
            <text:p>16.96</text:p>
          </table:table-cell>
          <table:table-cell office:value-type="float" office:value="16.65">
            <text:p>16.65</text:p>
          </table:table-cell>
          <table:table-cell office:value-type="float" office:value="16.66">
            <text:p>16.66</text:p>
          </table:table-cell>
          <table:table-cell office:value-type="float" office:value="16.62">
            <text:p>16.62</text:p>
          </table:table-cell>
          <table:table-cell office:value-type="float" office:value="16.65">
            <text:p>16.65</text:p>
          </table:table-cell>
          <table:table-cell office:value-type="float" office:value="16.66">
            <text:p>16.66</text:p>
          </table:table-cell>
          <table:table-cell table:formula="of:=AVERAGE([.B16:.K16])" office:value-type="float" office:value="16.68">
            <text:p>16.68</text:p>
          </table:table-cell>
          <table:table-cell table:formula="of:=STDEV([.B16:.K16])" office:value-type="float" office:value="0.0991071249821237">
            <text:p>0.099107125</text:p>
          </table:table-cell>
          <table:table-cell table:formula="of:=[.L16]/[.A16]" office:value-type="float" office:value="0.00606545454545455">
            <text:p>0.0060654545</text:p>
          </table:table-cell>
          <table:table-cell table:formula="of:=[.M16]/([.A16]*SQRT([.$M$2]))" office:value-type="float" office:value="0.0000113965180834358">
            <text:p>1.13965180834358E-005</text:p>
          </table:table-cell>
        </table:table-row>
        <table:table-row table:style-name="ro2">
          <table:table-cell office:value-type="float" office:value="3000">
            <text:p>3000</text:p>
          </table:table-cell>
          <table:table-cell office:value-type="float" office:value="18.14">
            <text:p>18.14</text:p>
          </table:table-cell>
          <table:table-cell office:value-type="float" office:value="18.13">
            <text:p>18.13</text:p>
          </table:table-cell>
          <table:table-cell office:value-type="float" office:value="18.18">
            <text:p>18.18</text:p>
          </table:table-cell>
          <table:table-cell office:value-type="float" office:value="18.15">
            <text:p>18.15</text:p>
          </table:table-cell>
          <table:table-cell office:value-type="float" office:value="18.19">
            <text:p>18.19</text:p>
          </table:table-cell>
          <table:table-cell office:value-type="float" office:value="18.13">
            <text:p>18.13</text:p>
          </table:table-cell>
          <table:table-cell office:value-type="float" office:value="18.15">
            <text:p>18.15</text:p>
          </table:table-cell>
          <table:table-cell office:value-type="float" office:value="18.14">
            <text:p>18.14</text:p>
          </table:table-cell>
          <table:table-cell office:value-type="float" office:value="18.12">
            <text:p>18.12</text:p>
          </table:table-cell>
          <table:table-cell office:value-type="float" office:value="18.15">
            <text:p>18.15</text:p>
          </table:table-cell>
          <table:table-cell table:formula="of:=AVERAGE([.B17:.K17])" office:value-type="float" office:value="18.148">
            <text:p>18.148</text:p>
          </table:table-cell>
          <table:table-cell table:formula="of:=STDEV([.B17:.K17])" office:value-type="float" office:value="0.0220100986922924">
            <text:p>0.0220100987</text:p>
          </table:table-cell>
          <table:table-cell table:formula="of:=[.L17]/[.A17]" office:value-type="float" office:value="0.00604933333333333">
            <text:p>0.0060493333</text:p>
          </table:table-cell>
          <table:table-cell table:formula="of:=[.M17]/([.A17]*SQRT([.$M$2]))" office:value-type="float" office:value="0.00000232006811309125">
            <text:p>2.32006811309125E-006</text:p>
          </table:table-cell>
        </table:table-row>
        <table:table-row table:style-name="ro2">
          <table:table-cell table:number-columns-repeated="15"/>
        </table:table-row>
        <table:table-row table:style-name="ro2">
          <table:table-cell office:value-type="string">
            <text:p>Linear regression</text:p>
          </table:table-cell>
          <table:table-cell table:number-columns-repeated="3"/>
          <table:table-cell office:value-type="string">
            <text:p>mean N</text:p>
          </table:table-cell>
          <table:table-cell table:formula="of:=AVERAGE([.B21:.B130])" office:value-type="float" office:value="1750">
            <text:p>1750</text:p>
          </table:table-cell>
          <table:table-cell office:value-type="string">
            <text:p>mean T</text:p>
          </table:table-cell>
          <table:table-cell table:formula="of:=AVERAGE([.C21:.C130])" office:value-type="float" office:value="10.6474545454545">
            <text:p>10.6474545455</text:p>
          </table:table-cell>
          <table:table-cell office:value-type="string">
            <text:p>measurements</text:p>
          </table:table-cell>
          <table:table-cell table:formula="of:=COUNT([.C21:.C130])" office:value-type="float" office:value="110">
            <text:p>110</text:p>
          </table:table-cell>
          <table:table-cell table:style-name="ce1" office:value-type="string">
            <text:p>gradient:</text:p>
          </table:table-cell>
          <table:table-cell table:style-name="ce1" table:formula="of:=SUM([.$F$21:.$F$130])/SUM([.$G$21:.$G$130])" office:value-type="float" office:value="0.00600367272727273">
            <text:p>0.0060036727</text:p>
          </table:table-cell>
          <table:table-cell office:value-type="string">
            <text:p>Intercept:</text:p>
          </table:table-cell>
          <table:table-cell table:formula="of:=[.$H$19] - [.$L$19]*[.$F$19]" office:value-type="float" office:value="0.141027272727269">
            <text:p>0.1410272727</text:p>
          </table:table-cell>
          <table:table-cell/>
        </table:table-row>
        <table:table-row table:style-name="ro2">
          <table:table-cell/>
          <table:table-cell office:value-type="string">
            <text:p>N</text:p>
          </table:table-cell>
          <table:table-cell office:value-type="string">
            <text:p>T</text:p>
          </table:table-cell>
          <table:table-cell office:value-type="string">
            <text:p>errorT</text:p>
          </table:table-cell>
          <table:table-cell office:value-type="string">
            <text:p>(N_i – meanN)</text:p>
          </table:table-cell>
          <table:table-cell office:value-type="string">
            <text:p>(N_i – meanN)*T_i</text:p>
          </table:table-cell>
          <table:table-cell office:value-type="string">
            <text:p>(N_i – meanN)^2</text:p>
          </table:table-cell>
          <table:table-cell office:value-type="string">
            <text:p>d_i ^2</text:p>
          </table:table-cell>
          <table:table-cell office:value-type="string">
            <text:p>Error Gradient:</text:p>
          </table:table-cell>
          <table:table-cell table:formula="of:=SQRT( 1/(SUM([.$G$21:.$G$130])) * SUM([.$H$21:.$H$130])/([.$I$1] -2) )" office:value-type="float" office:value="0.00000506070767453778">
            <text:p>5.06070767453778E-006</text:p>
          </table:table-cell>
          <table:table-cell office:value-type="string">
            <text:p>Prediction (s):</text:p>
          </table:table-cell>
          <table:table-cell table:style-name="ce1" table:formula="of:=FORECAST([.$L$21];[.$C$21:.$C$130];[.$B$21:.$B$130])" office:value-type="float" office:value="1500918.32284546">
            <text:p>1500918.32284546</text:p>
          </table:table-cell>
          <table:table-cell table:formula="of:=STEYX([.$C$21:.$C$130];[.$B$21:.$B$130])" office:value-type="float" office:value="0.0419611713250884">
            <text:p>0.0419611713</text:p>
          </table:table-cell>
          <table:table-cell office:value-type="string">
            <text:p>Days:</text:p>
          </table:table-cell>
          <table:table-cell table:formula="of:=[.L20]/(3600*24)" office:value-type="float" office:value="17.3717398477483">
            <text:p>17.3717398477</text:p>
          </table:table-cell>
        </table:table-row>
        <table:table-row table:style-name="ro2">
          <table:table-cell table:formula="of:=IF ( MOD(ROW([.C21]);[.$M$2]) &lt;&gt; 0; MOD(ROW([.C21]);[.$M$2]);[.$M$2])" office:value-type="float" office:value="1">
            <text:p>1</text:p>
          </table:table-cell>
          <table:table-cell table:formula="of:= INDIRECT( &quot;R&quot; &amp; (FLOOR((ROW([.A21]) -1)/[.$M$2];1) +5) &amp; &quot;C1&quot;;0)" office:value-type="float" office:value="500">
            <text:p>500</text:p>
          </table:table-cell>
          <table:table-cell table:formula="of:=VLOOKUP([.$B21];[.$A$7:.$K$17];[.$A21] +1)" office:value-type="float" office:value="3.11">
            <text:p>3.11</text:p>
          </table:table-cell>
          <table:table-cell table:formula="of:=VLOOKUP([.B21];[.$A$7:.$O$17];13)" office:value-type="float" office:value="0.0781807023646003">
            <text:p>0.0781807024</text:p>
          </table:table-cell>
          <table:table-cell table:formula="of:=[.B21] - [.$F$19]" office:value-type="float" office:value="-1250">
            <text:p>-1250</text:p>
          </table:table-cell>
          <table:table-cell table:formula="of:=[.E21]*[.C21]" office:value-type="float" office:value="-3887.5">
            <text:p>-3887.5</text:p>
          </table:table-cell>
          <table:table-cell table:formula="of:=[.E21]^2" office:value-type="float" office:value="1562500">
            <text:p>1562500</text:p>
          </table:table-cell>
          <table:table-cell table:formula="of:=( [.C21] - ([.$L$19]*[.B21] +[.$N$19]) )^2" office:value-type="float" office:value="0.00108001859504111">
            <text:p>0.0010800186</text:p>
          </table:table-cell>
          <table:table-cell office:value-type="string">
            <text:p>Error intercept:</text:p>
          </table:table-cell>
          <table:table-cell table:formula="of:=SQRT( (1/[.$I$1] +[.$F$19]^2/SUM([.$G$21:.$G$130])) * SUM([.$H$21:.$H$130])/([.$I$1] -2) )" office:value-type="float" office:value="0.00971800830887047">
            <text:p>0.0097180083</text:p>
          </table:table-cell>
          <table:table-cell office:value-type="string">
            <text:p>Predic steps</text:p>
          </table:table-cell>
          <table:table-cell table:style-name="ce2" office:value-type="float" office:value="250000000">
            <text:p>2.50E+008</text:p>
          </table:table-cell>
          <table:table-cell/>
          <table:table-cell office:value-type="string">
            <text:p>stderr(days):</text:p>
          </table:table-cell>
          <table:table-cell table:formula="of:=[.M20]/(3600*24)" office:value-type="float" office:value="0.000000485661705151486">
            <text:p>4.85661705151486E-007</text:p>
          </table:table-cell>
        </table:table-row>
        <table:table-row table:style-name="ro2">
          <table:table-cell table:formula="of:=IF ( MOD(ROW([.C22]);[.$M$2]) &lt;&gt; 0; MOD(ROW([.C22]);[.$M$2]);[.$M$2])" office:value-type="float" office:value="2">
            <text:p>2</text:p>
          </table:table-cell>
          <table:table-cell table:formula="of:= INDIRECT( &quot;R&quot; &amp; (FLOOR((ROW([.A22]) -1)/[.$M$2];1) +5) &amp; &quot;C1&quot;;0)" office:value-type="float" office:value="500">
            <text:p>500</text:p>
          </table:table-cell>
          <table:table-cell table:formula="of:=VLOOKUP([.$B22];[.$A$7:.$K$17];[.$A22] +1)" office:value-type="float" office:value="3.38">
            <text:p>3.38</text:p>
          </table:table-cell>
          <table:table-cell table:formula="of:=VLOOKUP([.B22];[.$A$7:.$O$17];13)" office:value-type="float" office:value="0.0781807023646003">
            <text:p>0.0781807024</text:p>
          </table:table-cell>
          <table:table-cell table:formula="of:=[.B22] - [.$F$19]" office:value-type="float" office:value="-1250">
            <text:p>-1250</text:p>
          </table:table-cell>
          <table:table-cell table:formula="of:=[.E22]*[.C22]" office:value-type="float" office:value="-4225">
            <text:p>-4225</text:p>
          </table:table-cell>
          <table:table-cell table:formula="of:=[.E22]^2" office:value-type="float" office:value="1562500">
            <text:p>1562500</text:p>
          </table:table-cell>
          <table:table-cell table:formula="of:=( [.C22] - ([.$L$19]*[.B22] +[.$N$19]) )^2" office:value-type="float" office:value="0.0562336549586792">
            <text:p>0.056233655</text:p>
          </table:table-cell>
          <table:table-cell/>
          <table:table-cell>
            <draw:frame table:end-cell-address="secopt.Q42" table:end-x="0.468cm" table:end-y="0.397cm" draw:z-index="0" draw:style-name="gr1" svg:width="16cm" svg:height="8.927cm" svg:x="0.248cm" svg:y="0.397cm">
              <draw:object draw:notify-on-update-of-ranges="secopt.B21:secopt.B130 secopt.C21:secopt.C130 'original-vmcs'.D21:'original-vmcs'.D130 'original-vmcs'.D21:'original-vmcs'.D130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5"/>
        </table:table-row>
        <table:table-row table:style-name="ro2">
          <table:table-cell table:formula="of:=IF ( MOD(ROW([.C23]);[.$M$2]) &lt;&gt; 0; MOD(ROW([.C23]);[.$M$2]);[.$M$2])" office:value-type="float" office:value="3">
            <text:p>3</text:p>
          </table:table-cell>
          <table:table-cell table:formula="of:= INDIRECT( &quot;R&quot; &amp; (FLOOR((ROW([.A23]) -1)/[.$M$2];1) +5) &amp; &quot;C1&quot;;0)" office:value-type="float" office:value="500">
            <text:p>500</text:p>
          </table:table-cell>
          <table:table-cell table:formula="of:=VLOOKUP([.$B23];[.$A$7:.$K$17];[.$A23] +1)" office:value-type="float" office:value="3.13">
            <text:p>3.13</text:p>
          </table:table-cell>
          <table:table-cell table:formula="of:=VLOOKUP([.B23];[.$A$7:.$O$17];13)" office:value-type="float" office:value="0.0781807023646003">
            <text:p>0.0781807024</text:p>
          </table:table-cell>
          <table:table-cell table:formula="of:=[.B23] - [.$F$19]" office:value-type="float" office:value="-1250">
            <text:p>-1250</text:p>
          </table:table-cell>
          <table:table-cell table:formula="of:=[.E23]*[.C23]" office:value-type="float" office:value="-3912.5">
            <text:p>-3912.5</text:p>
          </table:table-cell>
          <table:table-cell table:formula="of:=[.E23]^2" office:value-type="float" office:value="1562500">
            <text:p>1562500</text:p>
          </table:table-cell>
          <table:table-cell table:formula="of:=( [.C23] - ([.$L$19]*[.B23] +[.$N$19]) )^2" office:value-type="float" office:value="0.000165473140495786">
            <text:p>0.0001654731</text:p>
          </table:table-cell>
          <table:table-cell table:number-columns-repeated="7"/>
        </table:table-row>
        <table:table-row table:style-name="ro2">
          <table:table-cell table:formula="of:=IF ( MOD(ROW([.C24]);[.$M$2]) &lt;&gt; 0; MOD(ROW([.C24]);[.$M$2]);[.$M$2])" office:value-type="float" office:value="4">
            <text:p>4</text:p>
          </table:table-cell>
          <table:table-cell table:formula="of:= INDIRECT( &quot;R&quot; &amp; (FLOOR((ROW([.A24]) -1)/[.$M$2];1) +5) &amp; &quot;C1&quot;;0)" office:value-type="float" office:value="500">
            <text:p>500</text:p>
          </table:table-cell>
          <table:table-cell table:formula="of:=VLOOKUP([.$B24];[.$A$7:.$K$17];[.$A24] +1)" office:value-type="float" office:value="3.17">
            <text:p>3.17</text:p>
          </table:table-cell>
          <table:table-cell table:formula="of:=VLOOKUP([.B24];[.$A$7:.$O$17];13)" office:value-type="float" office:value="0.0781807023646003">
            <text:p>0.0781807024</text:p>
          </table:table-cell>
          <table:table-cell table:formula="of:=[.B24] - [.$F$19]" office:value-type="float" office:value="-1250">
            <text:p>-1250</text:p>
          </table:table-cell>
          <table:table-cell table:formula="of:=[.E24]*[.C24]" office:value-type="float" office:value="-3962.5">
            <text:p>-3962.5</text:p>
          </table:table-cell>
          <table:table-cell table:formula="of:=[.E24]^2" office:value-type="float" office:value="1562500">
            <text:p>1562500</text:p>
          </table:table-cell>
          <table:table-cell table:formula="of:=( [.C24] - ([.$L$19]*[.B24] +[.$N$19]) )^2" office:value-type="float" office:value="0.000736382231405133">
            <text:p>0.0007363822</text:p>
          </table:table-cell>
          <table:table-cell table:number-columns-repeated="7"/>
        </table:table-row>
        <table:table-row table:style-name="ro2">
          <table:table-cell table:formula="of:=IF ( MOD(ROW([.C25]);[.$M$2]) &lt;&gt; 0; MOD(ROW([.C25]);[.$M$2]);[.$M$2])" office:value-type="float" office:value="5">
            <text:p>5</text:p>
          </table:table-cell>
          <table:table-cell table:formula="of:= INDIRECT( &quot;R&quot; &amp; (FLOOR((ROW([.A25]) -1)/[.$M$2];1) +5) &amp; &quot;C1&quot;;0)" office:value-type="float" office:value="500">
            <text:p>500</text:p>
          </table:table-cell>
          <table:table-cell table:formula="of:=VLOOKUP([.$B25];[.$A$7:.$K$17];[.$A25] +1)" office:value-type="float" office:value="3.13">
            <text:p>3.13</text:p>
          </table:table-cell>
          <table:table-cell table:formula="of:=VLOOKUP([.B25];[.$A$7:.$O$17];13)" office:value-type="float" office:value="0.0781807023646003">
            <text:p>0.0781807024</text:p>
          </table:table-cell>
          <table:table-cell table:formula="of:=[.B25] - [.$F$19]" office:value-type="float" office:value="-1250">
            <text:p>-1250</text:p>
          </table:table-cell>
          <table:table-cell table:formula="of:=[.E25]*[.C25]" office:value-type="float" office:value="-3912.5">
            <text:p>-3912.5</text:p>
          </table:table-cell>
          <table:table-cell table:formula="of:=[.E25]^2" office:value-type="float" office:value="1562500">
            <text:p>1562500</text:p>
          </table:table-cell>
          <table:table-cell table:formula="of:=( [.C25] - ([.$L$19]*[.B25] +[.$N$19]) )^2" office:value-type="float" office:value="0.000165473140495786">
            <text:p>0.0001654731</text:p>
          </table:table-cell>
          <table:table-cell table:number-columns-repeated="7"/>
        </table:table-row>
        <table:table-row table:style-name="ro2">
          <table:table-cell table:formula="of:=IF ( MOD(ROW([.C26]);[.$M$2]) &lt;&gt; 0; MOD(ROW([.C26]);[.$M$2]);[.$M$2])" office:value-type="float" office:value="6">
            <text:p>6</text:p>
          </table:table-cell>
          <table:table-cell table:formula="of:= INDIRECT( &quot;R&quot; &amp; (FLOOR((ROW([.A26]) -1)/[.$M$2];1) +5) &amp; &quot;C1&quot;;0)" office:value-type="float" office:value="500">
            <text:p>500</text:p>
          </table:table-cell>
          <table:table-cell table:formula="of:=VLOOKUP([.$B26];[.$A$7:.$K$17];[.$A26] +1)" office:value-type="float" office:value="3.15">
            <text:p>3.15</text:p>
          </table:table-cell>
          <table:table-cell table:formula="of:=VLOOKUP([.B26];[.$A$7:.$O$17];13)" office:value-type="float" office:value="0.0781807023646003">
            <text:p>0.0781807024</text:p>
          </table:table-cell>
          <table:table-cell table:formula="of:=[.B26] - [.$F$19]" office:value-type="float" office:value="-1250">
            <text:p>-1250</text:p>
          </table:table-cell>
          <table:table-cell table:formula="of:=[.E26]*[.C26]" office:value-type="float" office:value="-3937.5">
            <text:p>-3937.5</text:p>
          </table:table-cell>
          <table:table-cell table:formula="of:=[.E26]^2" office:value-type="float" office:value="1562500">
            <text:p>1562500</text:p>
          </table:table-cell>
          <table:table-cell table:formula="of:=( [.C26] - ([.$L$19]*[.B26] +[.$N$19]) )^2" office:value-type="float" office:value="0.0000509276859504588">
            <text:p>5.09276859504588E-005</text:p>
          </table:table-cell>
          <table:table-cell table:number-columns-repeated="7"/>
        </table:table-row>
        <table:table-row table:style-name="ro2">
          <table:table-cell table:formula="of:=IF ( MOD(ROW([.C27]);[.$M$2]) &lt;&gt; 0; MOD(ROW([.C27]);[.$M$2]);[.$M$2])" office:value-type="float" office:value="7">
            <text:p>7</text:p>
          </table:table-cell>
          <table:table-cell table:formula="of:= INDIRECT( &quot;R&quot; &amp; (FLOOR((ROW([.A27]) -1)/[.$M$2];1) +5) &amp; &quot;C1&quot;;0)" office:value-type="float" office:value="500">
            <text:p>500</text:p>
          </table:table-cell>
          <table:table-cell table:formula="of:=VLOOKUP([.$B27];[.$A$7:.$K$17];[.$A27] +1)" office:value-type="float" office:value="3.14">
            <text:p>3.14</text:p>
          </table:table-cell>
          <table:table-cell table:formula="of:=VLOOKUP([.B27];[.$A$7:.$O$17];13)" office:value-type="float" office:value="0.0781807023646003">
            <text:p>0.0781807024</text:p>
          </table:table-cell>
          <table:table-cell table:formula="of:=[.B27] - [.$F$19]" office:value-type="float" office:value="-1250">
            <text:p>-1250</text:p>
          </table:table-cell>
          <table:table-cell table:formula="of:=[.E27]*[.C27]" office:value-type="float" office:value="-3925">
            <text:p>-3925</text:p>
          </table:table-cell>
          <table:table-cell table:formula="of:=[.E27]^2" office:value-type="float" office:value="1562500">
            <text:p>1562500</text:p>
          </table:table-cell>
          <table:table-cell table:formula="of:=( [.C27] - ([.$L$19]*[.B27] +[.$N$19]) )^2" office:value-type="float" office:value="0.000008200413223121">
            <text:p>8.200413223121E-006</text:p>
          </table:table-cell>
          <table:table-cell table:number-columns-repeated="7"/>
        </table:table-row>
        <table:table-row table:style-name="ro2">
          <table:table-cell table:formula="of:=IF ( MOD(ROW([.C28]);[.$M$2]) &lt;&gt; 0; MOD(ROW([.C28]);[.$M$2]);[.$M$2])" office:value-type="float" office:value="8">
            <text:p>8</text:p>
          </table:table-cell>
          <table:table-cell table:formula="of:= INDIRECT( &quot;R&quot; &amp; (FLOOR((ROW([.A28]) -1)/[.$M$2];1) +5) &amp; &quot;C1&quot;;0)" office:value-type="float" office:value="500">
            <text:p>500</text:p>
          </table:table-cell>
          <table:table-cell table:formula="of:=VLOOKUP([.$B28];[.$A$7:.$K$17];[.$A28] +1)" office:value-type="float" office:value="3.19">
            <text:p>3.19</text:p>
          </table:table-cell>
          <table:table-cell table:formula="of:=VLOOKUP([.B28];[.$A$7:.$O$17];13)" office:value-type="float" office:value="0.0781807023646003">
            <text:p>0.0781807024</text:p>
          </table:table-cell>
          <table:table-cell table:formula="of:=[.B28] - [.$F$19]" office:value-type="float" office:value="-1250">
            <text:p>-1250</text:p>
          </table:table-cell>
          <table:table-cell table:formula="of:=[.E28]*[.C28]" office:value-type="float" office:value="-3987.5">
            <text:p>-3987.5</text:p>
          </table:table-cell>
          <table:table-cell table:formula="of:=[.E28]^2" office:value-type="float" office:value="1562500">
            <text:p>1562500</text:p>
          </table:table-cell>
          <table:table-cell table:formula="of:=( [.C28] - ([.$L$19]*[.B28] +[.$N$19]) )^2" office:value-type="float" office:value="0.00222183677685981">
            <text:p>0.0022218368</text:p>
          </table:table-cell>
          <table:table-cell table:number-columns-repeated="7"/>
        </table:table-row>
        <table:table-row table:style-name="ro2">
          <table:table-cell table:formula="of:=IF ( MOD(ROW([.C29]);[.$M$2]) &lt;&gt; 0; MOD(ROW([.C29]);[.$M$2]);[.$M$2])" office:value-type="float" office:value="9">
            <text:p>9</text:p>
          </table:table-cell>
          <table:table-cell table:formula="of:= INDIRECT( &quot;R&quot; &amp; (FLOOR((ROW([.A29]) -1)/[.$M$2];1) +5) &amp; &quot;C1&quot;;0)" office:value-type="float" office:value="500">
            <text:p>500</text:p>
          </table:table-cell>
          <table:table-cell table:formula="of:=VLOOKUP([.$B29];[.$A$7:.$K$17];[.$A29] +1)" office:value-type="float" office:value="3.14">
            <text:p>3.14</text:p>
          </table:table-cell>
          <table:table-cell table:formula="of:=VLOOKUP([.B29];[.$A$7:.$O$17];13)" office:value-type="float" office:value="0.0781807023646003">
            <text:p>0.0781807024</text:p>
          </table:table-cell>
          <table:table-cell table:formula="of:=[.B29] - [.$F$19]" office:value-type="float" office:value="-1250">
            <text:p>-1250</text:p>
          </table:table-cell>
          <table:table-cell table:formula="of:=[.E29]*[.C29]" office:value-type="float" office:value="-3925">
            <text:p>-3925</text:p>
          </table:table-cell>
          <table:table-cell table:formula="of:=[.E29]^2" office:value-type="float" office:value="1562500">
            <text:p>1562500</text:p>
          </table:table-cell>
          <table:table-cell table:formula="of:=( [.C29] - ([.$L$19]*[.B29] +[.$N$19]) )^2" office:value-type="float" office:value="0.000008200413223121">
            <text:p>8.200413223121E-006</text:p>
          </table:table-cell>
          <table:table-cell table:number-columns-repeated="7"/>
        </table:table-row>
        <table:table-row table:style-name="ro2">
          <table:table-cell table:formula="of:=IF ( MOD(ROW([.C30]);[.$M$2]) &lt;&gt; 0; MOD(ROW([.C30]);[.$M$2]);[.$M$2])" office:value-type="float" office:value="10">
            <text:p>10</text:p>
          </table:table-cell>
          <table:table-cell table:formula="of:= INDIRECT( &quot;R&quot; &amp; (FLOOR((ROW([.A30]) -1)/[.$M$2];1) +5) &amp; &quot;C1&quot;;0)" office:value-type="float" office:value="500">
            <text:p>500</text:p>
          </table:table-cell>
          <table:table-cell table:formula="of:=VLOOKUP([.$B30];[.$A$7:.$K$17];[.$A30] +1)" office:value-type="float" office:value="3.13">
            <text:p>3.13</text:p>
          </table:table-cell>
          <table:table-cell table:formula="of:=VLOOKUP([.B30];[.$A$7:.$O$17];13)" office:value-type="float" office:value="0.0781807023646003">
            <text:p>0.0781807024</text:p>
          </table:table-cell>
          <table:table-cell table:formula="of:=[.B30] - [.$F$19]" office:value-type="float" office:value="-1250">
            <text:p>-1250</text:p>
          </table:table-cell>
          <table:table-cell table:formula="of:=[.E30]*[.C30]" office:value-type="float" office:value="-3912.5">
            <text:p>-3912.5</text:p>
          </table:table-cell>
          <table:table-cell table:formula="of:=[.E30]^2" office:value-type="float" office:value="1562500">
            <text:p>1562500</text:p>
          </table:table-cell>
          <table:table-cell table:formula="of:=( [.C30] - ([.$L$19]*[.B30] +[.$N$19]) )^2" office:value-type="float" office:value="0.000165473140495786">
            <text:p>0.0001654731</text:p>
          </table:table-cell>
          <table:table-cell table:number-columns-repeated="7"/>
        </table:table-row>
        <table:table-row table:style-name="ro2">
          <table:table-cell table:formula="of:=IF ( MOD(ROW([.C31]);[.$M$2]) &lt;&gt; 0; MOD(ROW([.C31]);[.$M$2]);[.$M$2])" office:value-type="float" office:value="1">
            <text:p>1</text:p>
          </table:table-cell>
          <table:table-cell table:formula="of:= INDIRECT( &quot;R&quot; &amp; (FLOOR((ROW([.A31]) -1)/[.$M$2];1) +5) &amp; &quot;C1&quot;;0)" office:value-type="float" office:value="750">
            <text:p>750</text:p>
          </table:table-cell>
          <table:table-cell table:formula="of:=VLOOKUP([.$B31];[.$A$7:.$K$17];[.$A31] +1)" office:value-type="float" office:value="4.61">
            <text:p>4.61</text:p>
          </table:table-cell>
          <table:table-cell table:formula="of:=VLOOKUP([.B31];[.$A$7:.$O$17];13)" office:value-type="float" office:value="0.0223358207570012">
            <text:p>0.0223358208</text:p>
          </table:table-cell>
          <table:table-cell table:formula="of:=[.B31] - [.$F$19]" office:value-type="float" office:value="-1000">
            <text:p>-1000</text:p>
          </table:table-cell>
          <table:table-cell table:formula="of:=[.E31]*[.C31]" office:value-type="float" office:value="-4610">
            <text:p>-4610</text:p>
          </table:table-cell>
          <table:table-cell table:formula="of:=[.E31]^2" office:value-type="float" office:value="1000000">
            <text:p>1000000</text:p>
          </table:table-cell>
          <table:table-cell table:formula="of:=( [.C31] - ([.$L$19]*[.B31] +[.$N$19]) )^2" office:value-type="float" office:value="0.00114121123966915">
            <text:p>0.0011412112</text:p>
          </table:table-cell>
          <table:table-cell table:number-columns-repeated="7"/>
        </table:table-row>
        <table:table-row table:style-name="ro2">
          <table:table-cell table:formula="of:=IF ( MOD(ROW([.C32]);[.$M$2]) &lt;&gt; 0; MOD(ROW([.C32]);[.$M$2]);[.$M$2])" office:value-type="float" office:value="2">
            <text:p>2</text:p>
          </table:table-cell>
          <table:table-cell table:formula="of:= INDIRECT( &quot;R&quot; &amp; (FLOOR((ROW([.A32]) -1)/[.$M$2];1) +5) &amp; &quot;C1&quot;;0)" office:value-type="float" office:value="750">
            <text:p>750</text:p>
          </table:table-cell>
          <table:table-cell table:formula="of:=VLOOKUP([.$B32];[.$A$7:.$K$17];[.$A32] +1)" office:value-type="float" office:value="4.64">
            <text:p>4.64</text:p>
          </table:table-cell>
          <table:table-cell table:formula="of:=VLOOKUP([.B32];[.$A$7:.$O$17];13)" office:value-type="float" office:value="0.0223358207570012">
            <text:p>0.0223358208</text:p>
          </table:table-cell>
          <table:table-cell table:formula="of:=[.B32] - [.$F$19]" office:value-type="float" office:value="-1000">
            <text:p>-1000</text:p>
          </table:table-cell>
          <table:table-cell table:formula="of:=[.E32]*[.C32]" office:value-type="float" office:value="-4640">
            <text:p>-4640</text:p>
          </table:table-cell>
          <table:table-cell table:formula="of:=[.E32]^2" office:value-type="float" office:value="1000000">
            <text:p>1000000</text:p>
          </table:table-cell>
          <table:table-cell table:formula="of:=( [.C32] - ([.$L$19]*[.B32] +[.$N$19]) )^2" office:value-type="float" office:value="0.0000143021487603048">
            <text:p>1.43021487603048E-005</text:p>
          </table:table-cell>
          <table:table-cell table:number-columns-repeated="7"/>
        </table:table-row>
        <table:table-row table:style-name="ro2">
          <table:table-cell table:formula="of:=IF ( MOD(ROW([.C33]);[.$M$2]) &lt;&gt; 0; MOD(ROW([.C33]);[.$M$2]);[.$M$2])" office:value-type="float" office:value="3">
            <text:p>3</text:p>
          </table:table-cell>
          <table:table-cell table:formula="of:= INDIRECT( &quot;R&quot; &amp; (FLOOR((ROW([.A33]) -1)/[.$M$2];1) +5) &amp; &quot;C1&quot;;0)" office:value-type="float" office:value="750">
            <text:p>750</text:p>
          </table:table-cell>
          <table:table-cell table:formula="of:=VLOOKUP([.$B33];[.$A$7:.$K$17];[.$A33] +1)" office:value-type="float" office:value="4.68">
            <text:p>4.68</text:p>
          </table:table-cell>
          <table:table-cell table:formula="of:=VLOOKUP([.B33];[.$A$7:.$O$17];13)" office:value-type="float" office:value="0.0223358207570012">
            <text:p>0.0223358208</text:p>
          </table:table-cell>
          <table:table-cell table:formula="of:=[.B33] - [.$F$19]" office:value-type="float" office:value="-1000">
            <text:p>-1000</text:p>
          </table:table-cell>
          <table:table-cell table:formula="of:=[.E33]*[.C33]" office:value-type="float" office:value="-4680">
            <text:p>-4680</text:p>
          </table:table-cell>
          <table:table-cell table:formula="of:=[.E33]^2" office:value-type="float" office:value="1000000">
            <text:p>1000000</text:p>
          </table:table-cell>
          <table:table-cell table:formula="of:=( [.C33] - ([.$L$19]*[.B33] +[.$N$19]) )^2" office:value-type="float" office:value="0.00131175669421513">
            <text:p>0.0013117567</text:p>
          </table:table-cell>
          <table:table-cell table:number-columns-repeated="7"/>
        </table:table-row>
        <table:table-row table:style-name="ro2">
          <table:table-cell table:formula="of:=IF ( MOD(ROW([.C34]);[.$M$2]) &lt;&gt; 0; MOD(ROW([.C34]);[.$M$2]);[.$M$2])" office:value-type="float" office:value="4">
            <text:p>4</text:p>
          </table:table-cell>
          <table:table-cell table:formula="of:= INDIRECT( &quot;R&quot; &amp; (FLOOR((ROW([.A34]) -1)/[.$M$2];1) +5) &amp; &quot;C1&quot;;0)" office:value-type="float" office:value="750">
            <text:p>750</text:p>
          </table:table-cell>
          <table:table-cell table:formula="of:=VLOOKUP([.$B34];[.$A$7:.$K$17];[.$A34] +1)" office:value-type="float" office:value="4.65">
            <text:p>4.65</text:p>
          </table:table-cell>
          <table:table-cell table:formula="of:=VLOOKUP([.B34];[.$A$7:.$O$17];13)" office:value-type="float" office:value="0.0223358207570012">
            <text:p>0.0223358208</text:p>
          </table:table-cell>
          <table:table-cell table:formula="of:=[.B34] - [.$F$19]" office:value-type="float" office:value="-1000">
            <text:p>-1000</text:p>
          </table:table-cell>
          <table:table-cell table:formula="of:=[.E34]*[.C34]" office:value-type="float" office:value="-4650">
            <text:p>-4650</text:p>
          </table:table-cell>
          <table:table-cell table:formula="of:=[.E34]^2" office:value-type="float" office:value="1000000">
            <text:p>1000000</text:p>
          </table:table-cell>
          <table:table-cell table:formula="of:=( [.C34] - ([.$L$19]*[.B34] +[.$N$19]) )^2" office:value-type="float" office:value="0.0000386657851240177">
            <text:p>3.86657851240177E-005</text:p>
          </table:table-cell>
          <table:table-cell table:number-columns-repeated="7"/>
        </table:table-row>
        <table:table-row table:style-name="ro2">
          <table:table-cell table:formula="of:=IF ( MOD(ROW([.C35]);[.$M$2]) &lt;&gt; 0; MOD(ROW([.C35]);[.$M$2]);[.$M$2])" office:value-type="float" office:value="5">
            <text:p>5</text:p>
          </table:table-cell>
          <table:table-cell table:formula="of:= INDIRECT( &quot;R&quot; &amp; (FLOOR((ROW([.A35]) -1)/[.$M$2];1) +5) &amp; &quot;C1&quot;;0)" office:value-type="float" office:value="750">
            <text:p>750</text:p>
          </table:table-cell>
          <table:table-cell table:formula="of:=VLOOKUP([.$B35];[.$A$7:.$K$17];[.$A35] +1)" office:value-type="float" office:value="4.68">
            <text:p>4.68</text:p>
          </table:table-cell>
          <table:table-cell table:formula="of:=VLOOKUP([.B35];[.$A$7:.$O$17];13)" office:value-type="float" office:value="0.0223358207570012">
            <text:p>0.0223358208</text:p>
          </table:table-cell>
          <table:table-cell table:formula="of:=[.B35] - [.$F$19]" office:value-type="float" office:value="-1000">
            <text:p>-1000</text:p>
          </table:table-cell>
          <table:table-cell table:formula="of:=[.E35]*[.C35]" office:value-type="float" office:value="-4680">
            <text:p>-4680</text:p>
          </table:table-cell>
          <table:table-cell table:formula="of:=[.E35]^2" office:value-type="float" office:value="1000000">
            <text:p>1000000</text:p>
          </table:table-cell>
          <table:table-cell table:formula="of:=( [.C35] - ([.$L$19]*[.B35] +[.$N$19]) )^2" office:value-type="float" office:value="0.00131175669421513">
            <text:p>0.0013117567</text:p>
          </table:table-cell>
          <table:table-cell table:number-columns-repeated="7"/>
        </table:table-row>
        <table:table-row table:style-name="ro2">
          <table:table-cell table:formula="of:=IF ( MOD(ROW([.C36]);[.$M$2]) &lt;&gt; 0; MOD(ROW([.C36]);[.$M$2]);[.$M$2])" office:value-type="float" office:value="6">
            <text:p>6</text:p>
          </table:table-cell>
          <table:table-cell table:formula="of:= INDIRECT( &quot;R&quot; &amp; (FLOOR((ROW([.A36]) -1)/[.$M$2];1) +5) &amp; &quot;C1&quot;;0)" office:value-type="float" office:value="750">
            <text:p>750</text:p>
          </table:table-cell>
          <table:table-cell table:formula="of:=VLOOKUP([.$B36];[.$A$7:.$K$17];[.$A36] +1)" office:value-type="float" office:value="4.64">
            <text:p>4.64</text:p>
          </table:table-cell>
          <table:table-cell table:formula="of:=VLOOKUP([.B36];[.$A$7:.$O$17];13)" office:value-type="float" office:value="0.0223358207570012">
            <text:p>0.0223358208</text:p>
          </table:table-cell>
          <table:table-cell table:formula="of:=[.B36] - [.$F$19]" office:value-type="float" office:value="-1000">
            <text:p>-1000</text:p>
          </table:table-cell>
          <table:table-cell table:formula="of:=[.E36]*[.C36]" office:value-type="float" office:value="-4640">
            <text:p>-4640</text:p>
          </table:table-cell>
          <table:table-cell table:formula="of:=[.E36]^2" office:value-type="float" office:value="1000000">
            <text:p>1000000</text:p>
          </table:table-cell>
          <table:table-cell table:formula="of:=( [.C36] - ([.$L$19]*[.B36] +[.$N$19]) )^2" office:value-type="float" office:value="0.0000143021487603048">
            <text:p>1.43021487603048E-005</text:p>
          </table:table-cell>
          <table:table-cell table:number-columns-repeated="7"/>
        </table:table-row>
        <table:table-row table:style-name="ro2">
          <table:table-cell table:formula="of:=IF ( MOD(ROW([.C37]);[.$M$2]) &lt;&gt; 0; MOD(ROW([.C37]);[.$M$2]);[.$M$2])" office:value-type="float" office:value="7">
            <text:p>7</text:p>
          </table:table-cell>
          <table:table-cell table:formula="of:= INDIRECT( &quot;R&quot; &amp; (FLOOR((ROW([.A37]) -1)/[.$M$2];1) +5) &amp; &quot;C1&quot;;0)" office:value-type="float" office:value="750">
            <text:p>750</text:p>
          </table:table-cell>
          <table:table-cell table:formula="of:=VLOOKUP([.$B37];[.$A$7:.$K$17];[.$A37] +1)" office:value-type="float" office:value="4.67">
            <text:p>4.67</text:p>
          </table:table-cell>
          <table:table-cell table:formula="of:=VLOOKUP([.B37];[.$A$7:.$O$17];13)" office:value-type="float" office:value="0.0223358207570012">
            <text:p>0.0223358208</text:p>
          </table:table-cell>
          <table:table-cell table:formula="of:=[.B37] - [.$F$19]" office:value-type="float" office:value="-1000">
            <text:p>-1000</text:p>
          </table:table-cell>
          <table:table-cell table:formula="of:=[.E37]*[.C37]" office:value-type="float" office:value="-4670">
            <text:p>-4670</text:p>
          </table:table-cell>
          <table:table-cell table:formula="of:=[.E37]^2" office:value-type="float" office:value="1000000">
            <text:p>1000000</text:p>
          </table:table-cell>
          <table:table-cell table:formula="of:=( [.C37] - ([.$L$19]*[.B37] +[.$N$19]) )^2" office:value-type="float" office:value="0.000687393057851431">
            <text:p>0.0006873931</text:p>
          </table:table-cell>
          <table:table-cell table:number-columns-repeated="7"/>
        </table:table-row>
        <table:table-row table:style-name="ro2">
          <table:table-cell table:formula="of:=IF ( MOD(ROW([.C38]);[.$M$2]) &lt;&gt; 0; MOD(ROW([.C38]);[.$M$2]);[.$M$2])" office:value-type="float" office:value="8">
            <text:p>8</text:p>
          </table:table-cell>
          <table:table-cell table:formula="of:= INDIRECT( &quot;R&quot; &amp; (FLOOR((ROW([.A38]) -1)/[.$M$2];1) +5) &amp; &quot;C1&quot;;0)" office:value-type="float" office:value="750">
            <text:p>750</text:p>
          </table:table-cell>
          <table:table-cell table:formula="of:=VLOOKUP([.$B38];[.$A$7:.$K$17];[.$A38] +1)" office:value-type="float" office:value="4.65">
            <text:p>4.65</text:p>
          </table:table-cell>
          <table:table-cell table:formula="of:=VLOOKUP([.B38];[.$A$7:.$O$17];13)" office:value-type="float" office:value="0.0223358207570012">
            <text:p>0.0223358208</text:p>
          </table:table-cell>
          <table:table-cell table:formula="of:=[.B38] - [.$F$19]" office:value-type="float" office:value="-1000">
            <text:p>-1000</text:p>
          </table:table-cell>
          <table:table-cell table:formula="of:=[.E38]*[.C38]" office:value-type="float" office:value="-4650">
            <text:p>-4650</text:p>
          </table:table-cell>
          <table:table-cell table:formula="of:=[.E38]^2" office:value-type="float" office:value="1000000">
            <text:p>1000000</text:p>
          </table:table-cell>
          <table:table-cell table:formula="of:=( [.C38] - ([.$L$19]*[.B38] +[.$N$19]) )^2" office:value-type="float" office:value="0.0000386657851240177">
            <text:p>3.86657851240177E-005</text:p>
          </table:table-cell>
          <table:table-cell table:number-columns-repeated="7"/>
        </table:table-row>
        <table:table-row table:style-name="ro2">
          <table:table-cell table:formula="of:=IF ( MOD(ROW([.C39]);[.$M$2]) &lt;&gt; 0; MOD(ROW([.C39]);[.$M$2]);[.$M$2])" office:value-type="float" office:value="9">
            <text:p>9</text:p>
          </table:table-cell>
          <table:table-cell table:formula="of:= INDIRECT( &quot;R&quot; &amp; (FLOOR((ROW([.A39]) -1)/[.$M$2];1) +5) &amp; &quot;C1&quot;;0)" office:value-type="float" office:value="750">
            <text:p>750</text:p>
          </table:table-cell>
          <table:table-cell table:formula="of:=VLOOKUP([.$B39];[.$A$7:.$K$17];[.$A39] +1)" office:value-type="float" office:value="4.64">
            <text:p>4.64</text:p>
          </table:table-cell>
          <table:table-cell table:formula="of:=VLOOKUP([.B39];[.$A$7:.$O$17];13)" office:value-type="float" office:value="0.0223358207570012">
            <text:p>0.0223358208</text:p>
          </table:table-cell>
          <table:table-cell table:formula="of:=[.B39] - [.$F$19]" office:value-type="float" office:value="-1000">
            <text:p>-1000</text:p>
          </table:table-cell>
          <table:table-cell table:formula="of:=[.E39]*[.C39]" office:value-type="float" office:value="-4640">
            <text:p>-4640</text:p>
          </table:table-cell>
          <table:table-cell table:formula="of:=[.E39]^2" office:value-type="float" office:value="1000000">
            <text:p>1000000</text:p>
          </table:table-cell>
          <table:table-cell table:formula="of:=( [.C39] - ([.$L$19]*[.B39] +[.$N$19]) )^2" office:value-type="float" office:value="0.0000143021487603048">
            <text:p>1.43021487603048E-005</text:p>
          </table:table-cell>
          <table:table-cell table:number-columns-repeated="7"/>
        </table:table-row>
        <table:table-row table:style-name="ro2">
          <table:table-cell table:formula="of:=IF ( MOD(ROW([.C40]);[.$M$2]) &lt;&gt; 0; MOD(ROW([.C40]);[.$M$2]);[.$M$2])" office:value-type="float" office:value="10">
            <text:p>10</text:p>
          </table:table-cell>
          <table:table-cell table:formula="of:= INDIRECT( &quot;R&quot; &amp; (FLOOR((ROW([.A40]) -1)/[.$M$2];1) +5) &amp; &quot;C1&quot;;0)" office:value-type="float" office:value="750">
            <text:p>750</text:p>
          </table:table-cell>
          <table:table-cell table:formula="of:=VLOOKUP([.$B40];[.$A$7:.$K$17];[.$A40] +1)" office:value-type="float" office:value="4.63">
            <text:p>4.63</text:p>
          </table:table-cell>
          <table:table-cell table:formula="of:=VLOOKUP([.B40];[.$A$7:.$O$17];13)" office:value-type="float" office:value="0.0223358207570012">
            <text:p>0.0223358208</text:p>
          </table:table-cell>
          <table:table-cell table:formula="of:=[.B40] - [.$F$19]" office:value-type="float" office:value="-1000">
            <text:p>-1000</text:p>
          </table:table-cell>
          <table:table-cell table:formula="of:=[.E40]*[.C40]" office:value-type="float" office:value="-4630">
            <text:p>-4630</text:p>
          </table:table-cell>
          <table:table-cell table:formula="of:=[.E40]^2" office:value-type="float" office:value="1000000">
            <text:p>1000000</text:p>
          </table:table-cell>
          <table:table-cell table:formula="of:=( [.C40] - ([.$L$19]*[.B40] +[.$N$19]) )^2" office:value-type="float" office:value="0.000189938512396595">
            <text:p>0.0001899385</text:p>
          </table:table-cell>
          <table:table-cell table:number-columns-repeated="7"/>
        </table:table-row>
        <table:table-row table:style-name="ro2">
          <table:table-cell table:formula="of:=IF ( MOD(ROW([.C41]);[.$M$2]) &lt;&gt; 0; MOD(ROW([.C41]);[.$M$2]);[.$M$2])" office:value-type="float" office:value="1">
            <text:p>1</text:p>
          </table:table-cell>
          <table:table-cell table:formula="of:= INDIRECT( &quot;R&quot; &amp; (FLOOR((ROW([.A41]) -1)/[.$M$2];1) +5) &amp; &quot;C1&quot;;0)" office:value-type="float" office:value="1000">
            <text:p>1000</text:p>
          </table:table-cell>
          <table:table-cell table:formula="of:=VLOOKUP([.$B41];[.$A$7:.$K$17];[.$A41] +1)" office:value-type="float" office:value="6.11">
            <text:p>6.11</text:p>
          </table:table-cell>
          <table:table-cell table:formula="of:=VLOOKUP([.B41];[.$A$7:.$O$17];13)" office:value-type="float" office:value="0.0781807023646003">
            <text:p>0.0781807024</text:p>
          </table:table-cell>
          <table:table-cell table:formula="of:=[.B41] - [.$F$19]" office:value-type="float" office:value="-750">
            <text:p>-750</text:p>
          </table:table-cell>
          <table:table-cell table:formula="of:=[.E41]*[.C41]" office:value-type="float" office:value="-4582.5">
            <text:p>-4582.5</text:p>
          </table:table-cell>
          <table:table-cell table:formula="of:=[.E41]^2" office:value-type="float" office:value="562500">
            <text:p>562500</text:p>
          </table:table-cell>
          <table:table-cell table:formula="of:=( [.C41] - ([.$L$19]*[.B41] +[.$N$19]) )^2" office:value-type="float" office:value="0.00120408999999975">
            <text:p>0.00120409</text:p>
          </table:table-cell>
          <table:table-cell table:number-columns-repeated="7"/>
        </table:table-row>
        <table:table-row table:style-name="ro2">
          <table:table-cell table:formula="of:=IF ( MOD(ROW([.C42]);[.$M$2]) &lt;&gt; 0; MOD(ROW([.C42]);[.$M$2]);[.$M$2])" office:value-type="float" office:value="2">
            <text:p>2</text:p>
          </table:table-cell>
          <table:table-cell table:formula="of:= INDIRECT( &quot;R&quot; &amp; (FLOOR((ROW([.A42]) -1)/[.$M$2];1) +5) &amp; &quot;C1&quot;;0)" office:value-type="float" office:value="1000">
            <text:p>1000</text:p>
          </table:table-cell>
          <table:table-cell table:formula="of:=VLOOKUP([.$B42];[.$A$7:.$K$17];[.$A42] +1)" office:value-type="float" office:value="6.14">
            <text:p>6.14</text:p>
          </table:table-cell>
          <table:table-cell table:formula="of:=VLOOKUP([.B42];[.$A$7:.$O$17];13)" office:value-type="float" office:value="0.0781807023646003">
            <text:p>0.0781807024</text:p>
          </table:table-cell>
          <table:table-cell table:formula="of:=[.B42] - [.$F$19]" office:value-type="float" office:value="-750">
            <text:p>-750</text:p>
          </table:table-cell>
          <table:table-cell table:formula="of:=[.E42]*[.C42]" office:value-type="float" office:value="-4605">
            <text:p>-4605</text:p>
          </table:table-cell>
          <table:table-cell table:formula="of:=[.E42]^2" office:value-type="float" office:value="562500">
            <text:p>562500</text:p>
          </table:table-cell>
          <table:table-cell table:formula="of:=( [.C42] - ([.$L$19]*[.B42] +[.$N$19]) )^2" office:value-type="float" office:value="0.0000220899999999722">
            <text:p>0.00002209</text:p>
          </table:table-cell>
          <table:table-cell table:number-columns-repeated="7"/>
        </table:table-row>
        <table:table-row table:style-name="ro2">
          <table:table-cell table:formula="of:=IF ( MOD(ROW([.C43]);[.$M$2]) &lt;&gt; 0; MOD(ROW([.C43]);[.$M$2]);[.$M$2])" office:value-type="float" office:value="3">
            <text:p>3</text:p>
          </table:table-cell>
          <table:table-cell table:formula="of:= INDIRECT( &quot;R&quot; &amp; (FLOOR((ROW([.A43]) -1)/[.$M$2];1) +5) &amp; &quot;C1&quot;;0)" office:value-type="float" office:value="1000">
            <text:p>1000</text:p>
          </table:table-cell>
          <table:table-cell table:formula="of:=VLOOKUP([.$B43];[.$A$7:.$K$17];[.$A43] +1)" office:value-type="float" office:value="6.13">
            <text:p>6.13</text:p>
          </table:table-cell>
          <table:table-cell table:formula="of:=VLOOKUP([.B43];[.$A$7:.$O$17];13)" office:value-type="float" office:value="0.0781807023646003">
            <text:p>0.0781807024</text:p>
          </table:table-cell>
          <table:table-cell table:formula="of:=[.B43] - [.$F$19]" office:value-type="float" office:value="-750">
            <text:p>-750</text:p>
          </table:table-cell>
          <table:table-cell table:formula="of:=[.E43]*[.C43]" office:value-type="float" office:value="-4597.5">
            <text:p>-4597.5</text:p>
          </table:table-cell>
          <table:table-cell table:formula="of:=[.E43]^2" office:value-type="float" office:value="562500">
            <text:p>562500</text:p>
          </table:table-cell>
          <table:table-cell table:formula="of:=( [.C43] - ([.$L$19]*[.B43] +[.$N$19]) )^2" office:value-type="float" office:value="0.000216089999999907">
            <text:p>0.00021609</text:p>
          </table:table-cell>
          <table:table-cell table:number-columns-repeated="7"/>
        </table:table-row>
        <table:table-row table:style-name="ro2">
          <table:table-cell table:formula="of:=IF ( MOD(ROW([.C44]);[.$M$2]) &lt;&gt; 0; MOD(ROW([.C44]);[.$M$2]);[.$M$2])" office:value-type="float" office:value="4">
            <text:p>4</text:p>
          </table:table-cell>
          <table:table-cell table:formula="of:= INDIRECT( &quot;R&quot; &amp; (FLOOR((ROW([.A44]) -1)/[.$M$2];1) +5) &amp; &quot;C1&quot;;0)" office:value-type="float" office:value="1000">
            <text:p>1000</text:p>
          </table:table-cell>
          <table:table-cell table:formula="of:=VLOOKUP([.$B44];[.$A$7:.$K$17];[.$A44] +1)" office:value-type="float" office:value="6.14">
            <text:p>6.14</text:p>
          </table:table-cell>
          <table:table-cell table:formula="of:=VLOOKUP([.B44];[.$A$7:.$O$17];13)" office:value-type="float" office:value="0.0781807023646003">
            <text:p>0.0781807024</text:p>
          </table:table-cell>
          <table:table-cell table:formula="of:=[.B44] - [.$F$19]" office:value-type="float" office:value="-750">
            <text:p>-750</text:p>
          </table:table-cell>
          <table:table-cell table:formula="of:=[.E44]*[.C44]" office:value-type="float" office:value="-4605">
            <text:p>-4605</text:p>
          </table:table-cell>
          <table:table-cell table:formula="of:=[.E44]^2" office:value-type="float" office:value="562500">
            <text:p>562500</text:p>
          </table:table-cell>
          <table:table-cell table:formula="of:=( [.C44] - ([.$L$19]*[.B44] +[.$N$19]) )^2" office:value-type="float" office:value="0.0000220899999999722">
            <text:p>0.00002209</text:p>
          </table:table-cell>
          <table:table-cell table:number-columns-repeated="7"/>
        </table:table-row>
        <table:table-row table:style-name="ro2">
          <table:table-cell table:formula="of:=IF ( MOD(ROW([.C45]);[.$M$2]) &lt;&gt; 0; MOD(ROW([.C45]);[.$M$2]);[.$M$2])" office:value-type="float" office:value="5">
            <text:p>5</text:p>
          </table:table-cell>
          <table:table-cell table:formula="of:= INDIRECT( &quot;R&quot; &amp; (FLOOR((ROW([.A45]) -1)/[.$M$2];1) +5) &amp; &quot;C1&quot;;0)" office:value-type="float" office:value="1000">
            <text:p>1000</text:p>
          </table:table-cell>
          <table:table-cell table:formula="of:=VLOOKUP([.$B45];[.$A$7:.$K$17];[.$A45] +1)" office:value-type="float" office:value="6.13">
            <text:p>6.13</text:p>
          </table:table-cell>
          <table:table-cell table:formula="of:=VLOOKUP([.B45];[.$A$7:.$O$17];13)" office:value-type="float" office:value="0.0781807023646003">
            <text:p>0.0781807024</text:p>
          </table:table-cell>
          <table:table-cell table:formula="of:=[.B45] - [.$F$19]" office:value-type="float" office:value="-750">
            <text:p>-750</text:p>
          </table:table-cell>
          <table:table-cell table:formula="of:=[.E45]*[.C45]" office:value-type="float" office:value="-4597.5">
            <text:p>-4597.5</text:p>
          </table:table-cell>
          <table:table-cell table:formula="of:=[.E45]^2" office:value-type="float" office:value="562500">
            <text:p>562500</text:p>
          </table:table-cell>
          <table:table-cell table:formula="of:=( [.C45] - ([.$L$19]*[.B45] +[.$N$19]) )^2" office:value-type="float" office:value="0.000216089999999907">
            <text:p>0.00021609</text:p>
          </table:table-cell>
          <table:table-cell table:number-columns-repeated="7"/>
        </table:table-row>
        <table:table-row table:style-name="ro2">
          <table:table-cell table:formula="of:=IF ( MOD(ROW([.C46]);[.$M$2]) &lt;&gt; 0; MOD(ROW([.C46]);[.$M$2]);[.$M$2])" office:value-type="float" office:value="6">
            <text:p>6</text:p>
          </table:table-cell>
          <table:table-cell table:formula="of:= INDIRECT( &quot;R&quot; &amp; (FLOOR((ROW([.A46]) -1)/[.$M$2];1) +5) &amp; &quot;C1&quot;;0)" office:value-type="float" office:value="1000">
            <text:p>1000</text:p>
          </table:table-cell>
          <table:table-cell table:formula="of:=VLOOKUP([.$B46];[.$A$7:.$K$17];[.$A46] +1)" office:value-type="float" office:value="6.15">
            <text:p>6.15</text:p>
          </table:table-cell>
          <table:table-cell table:formula="of:=VLOOKUP([.B46];[.$A$7:.$O$17];13)" office:value-type="float" office:value="0.0781807023646003">
            <text:p>0.0781807024</text:p>
          </table:table-cell>
          <table:table-cell table:formula="of:=[.B46] - [.$F$19]" office:value-type="float" office:value="-750">
            <text:p>-750</text:p>
          </table:table-cell>
          <table:table-cell table:formula="of:=[.E46]*[.C46]" office:value-type="float" office:value="-4612.5">
            <text:p>-4612.5</text:p>
          </table:table-cell>
          <table:table-cell table:formula="of:=[.E46]^2" office:value-type="float" office:value="562500">
            <text:p>562500</text:p>
          </table:table-cell>
          <table:table-cell table:formula="of:=( [.C46] - ([.$L$19]*[.B46] +[.$N$19]) )^2" office:value-type="float" office:value="0.0000280900000000385">
            <text:p>0.00002809</text:p>
          </table:table-cell>
          <table:table-cell table:number-columns-repeated="7"/>
        </table:table-row>
        <table:table-row table:style-name="ro2">
          <table:table-cell table:formula="of:=IF ( MOD(ROW([.C47]);[.$M$2]) &lt;&gt; 0; MOD(ROW([.C47]);[.$M$2]);[.$M$2])" office:value-type="float" office:value="7">
            <text:p>7</text:p>
          </table:table-cell>
          <table:table-cell table:formula="of:= INDIRECT( &quot;R&quot; &amp; (FLOOR((ROW([.A47]) -1)/[.$M$2];1) +5) &amp; &quot;C1&quot;;0)" office:value-type="float" office:value="1000">
            <text:p>1000</text:p>
          </table:table-cell>
          <table:table-cell table:formula="of:=VLOOKUP([.$B47];[.$A$7:.$K$17];[.$A47] +1)" office:value-type="float" office:value="6.13">
            <text:p>6.13</text:p>
          </table:table-cell>
          <table:table-cell table:formula="of:=VLOOKUP([.B47];[.$A$7:.$O$17];13)" office:value-type="float" office:value="0.0781807023646003">
            <text:p>0.0781807024</text:p>
          </table:table-cell>
          <table:table-cell table:formula="of:=[.B47] - [.$F$19]" office:value-type="float" office:value="-750">
            <text:p>-750</text:p>
          </table:table-cell>
          <table:table-cell table:formula="of:=[.E47]*[.C47]" office:value-type="float" office:value="-4597.5">
            <text:p>-4597.5</text:p>
          </table:table-cell>
          <table:table-cell table:formula="of:=[.E47]^2" office:value-type="float" office:value="562500">
            <text:p>562500</text:p>
          </table:table-cell>
          <table:table-cell table:formula="of:=( [.C47] - ([.$L$19]*[.B47] +[.$N$19]) )^2" office:value-type="float" office:value="0.000216089999999907">
            <text:p>0.00021609</text:p>
          </table:table-cell>
          <table:table-cell table:number-columns-repeated="7"/>
        </table:table-row>
        <table:table-row table:style-name="ro2">
          <table:table-cell table:formula="of:=IF ( MOD(ROW([.C48]);[.$M$2]) &lt;&gt; 0; MOD(ROW([.C48]);[.$M$2]);[.$M$2])" office:value-type="float" office:value="8">
            <text:p>8</text:p>
          </table:table-cell>
          <table:table-cell table:formula="of:= INDIRECT( &quot;R&quot; &amp; (FLOOR((ROW([.A48]) -1)/[.$M$2];1) +5) &amp; &quot;C1&quot;;0)" office:value-type="float" office:value="1000">
            <text:p>1000</text:p>
          </table:table-cell>
          <table:table-cell table:formula="of:=VLOOKUP([.$B48];[.$A$7:.$K$17];[.$A48] +1)" office:value-type="float" office:value="6.13">
            <text:p>6.13</text:p>
          </table:table-cell>
          <table:table-cell table:formula="of:=VLOOKUP([.B48];[.$A$7:.$O$17];13)" office:value-type="float" office:value="0.0781807023646003">
            <text:p>0.0781807024</text:p>
          </table:table-cell>
          <table:table-cell table:formula="of:=[.B48] - [.$F$19]" office:value-type="float" office:value="-750">
            <text:p>-750</text:p>
          </table:table-cell>
          <table:table-cell table:formula="of:=[.E48]*[.C48]" office:value-type="float" office:value="-4597.5">
            <text:p>-4597.5</text:p>
          </table:table-cell>
          <table:table-cell table:formula="of:=[.E48]^2" office:value-type="float" office:value="562500">
            <text:p>562500</text:p>
          </table:table-cell>
          <table:table-cell table:formula="of:=( [.C48] - ([.$L$19]*[.B48] +[.$N$19]) )^2" office:value-type="float" office:value="0.000216089999999907">
            <text:p>0.00021609</text:p>
          </table:table-cell>
          <table:table-cell table:number-columns-repeated="7"/>
        </table:table-row>
        <table:table-row table:style-name="ro2">
          <table:table-cell table:formula="of:=IF ( MOD(ROW([.C49]);[.$M$2]) &lt;&gt; 0; MOD(ROW([.C49]);[.$M$2]);[.$M$2])" office:value-type="float" office:value="9">
            <text:p>9</text:p>
          </table:table-cell>
          <table:table-cell table:formula="of:= INDIRECT( &quot;R&quot; &amp; (FLOOR((ROW([.A49]) -1)/[.$M$2];1) +5) &amp; &quot;C1&quot;;0)" office:value-type="float" office:value="1000">
            <text:p>1000</text:p>
          </table:table-cell>
          <table:table-cell table:formula="of:=VLOOKUP([.$B49];[.$A$7:.$K$17];[.$A49] +1)" office:value-type="float" office:value="6.13">
            <text:p>6.13</text:p>
          </table:table-cell>
          <table:table-cell table:formula="of:=VLOOKUP([.B49];[.$A$7:.$O$17];13)" office:value-type="float" office:value="0.0781807023646003">
            <text:p>0.0781807024</text:p>
          </table:table-cell>
          <table:table-cell table:formula="of:=[.B49] - [.$F$19]" office:value-type="float" office:value="-750">
            <text:p>-750</text:p>
          </table:table-cell>
          <table:table-cell table:formula="of:=[.E49]*[.C49]" office:value-type="float" office:value="-4597.5">
            <text:p>-4597.5</text:p>
          </table:table-cell>
          <table:table-cell table:formula="of:=[.E49]^2" office:value-type="float" office:value="562500">
            <text:p>562500</text:p>
          </table:table-cell>
          <table:table-cell table:formula="of:=( [.C49] - ([.$L$19]*[.B49] +[.$N$19]) )^2" office:value-type="float" office:value="0.000216089999999907">
            <text:p>0.00021609</text:p>
          </table:table-cell>
          <table:table-cell table:number-columns-repeated="7"/>
        </table:table-row>
        <table:table-row table:style-name="ro2">
          <table:table-cell table:formula="of:=IF ( MOD(ROW([.C50]);[.$M$2]) &lt;&gt; 0; MOD(ROW([.C50]);[.$M$2]);[.$M$2])" office:value-type="float" office:value="10">
            <text:p>10</text:p>
          </table:table-cell>
          <table:table-cell table:formula="of:= INDIRECT( &quot;R&quot; &amp; (FLOOR((ROW([.A50]) -1)/[.$M$2];1) +5) &amp; &quot;C1&quot;;0)" office:value-type="float" office:value="1000">
            <text:p>1000</text:p>
          </table:table-cell>
          <table:table-cell table:formula="of:=VLOOKUP([.$B50];[.$A$7:.$K$17];[.$A50] +1)" office:value-type="float" office:value="6.13">
            <text:p>6.13</text:p>
          </table:table-cell>
          <table:table-cell table:formula="of:=VLOOKUP([.B50];[.$A$7:.$O$17];13)" office:value-type="float" office:value="0.0781807023646003">
            <text:p>0.0781807024</text:p>
          </table:table-cell>
          <table:table-cell table:formula="of:=[.B50] - [.$F$19]" office:value-type="float" office:value="-750">
            <text:p>-750</text:p>
          </table:table-cell>
          <table:table-cell table:formula="of:=[.E50]*[.C50]" office:value-type="float" office:value="-4597.5">
            <text:p>-4597.5</text:p>
          </table:table-cell>
          <table:table-cell table:formula="of:=[.E50]^2" office:value-type="float" office:value="562500">
            <text:p>562500</text:p>
          </table:table-cell>
          <table:table-cell table:formula="of:=( [.C50] - ([.$L$19]*[.B50] +[.$N$19]) )^2" office:value-type="float" office:value="0.000216089999999907">
            <text:p>0.00021609</text:p>
          </table:table-cell>
          <table:table-cell table:number-columns-repeated="7"/>
        </table:table-row>
        <table:table-row table:style-name="ro2">
          <table:table-cell table:formula="of:=IF ( MOD(ROW([.C51]);[.$M$2]) &lt;&gt; 0; MOD(ROW([.C51]);[.$M$2]);[.$M$2])" office:value-type="float" office:value="1">
            <text:p>1</text:p>
          </table:table-cell>
          <table:table-cell table:formula="of:= INDIRECT( &quot;R&quot; &amp; (FLOOR((ROW([.A51]) -1)/[.$M$2];1) +5) &amp; &quot;C1&quot;;0)" office:value-type="float" office:value="1250">
            <text:p>1250</text:p>
          </table:table-cell>
          <table:table-cell table:formula="of:=VLOOKUP([.$B51];[.$A$7:.$K$17];[.$A51] +1)" office:value-type="float" office:value="7.61">
            <text:p>7.61</text:p>
          </table:table-cell>
          <table:table-cell table:formula="of:=VLOOKUP([.B51];[.$A$7:.$O$17];13)" office:value-type="float" office:value="0.0223358207570012">
            <text:p>0.0223358208</text:p>
          </table:table-cell>
          <table:table-cell table:formula="of:=[.B51] - [.$F$19]" office:value-type="float" office:value="-500">
            <text:p>-500</text:p>
          </table:table-cell>
          <table:table-cell table:formula="of:=[.E51]*[.C51]" office:value-type="float" office:value="-3805">
            <text:p>-3805</text:p>
          </table:table-cell>
          <table:table-cell table:formula="of:=[.E51]^2" office:value-type="float" office:value="250000">
            <text:p>250000</text:p>
          </table:table-cell>
          <table:table-cell table:formula="of:=( [.C51] - ([.$L$19]*[.B51] +[.$N$19]) )^2" office:value-type="float" office:value="0.00126865487603277">
            <text:p>0.0012686549</text:p>
          </table:table-cell>
          <table:table-cell table:number-columns-repeated="7"/>
        </table:table-row>
        <table:table-row table:style-name="ro2">
          <table:table-cell table:formula="of:=IF ( MOD(ROW([.C52]);[.$M$2]) &lt;&gt; 0; MOD(ROW([.C52]);[.$M$2]);[.$M$2])" office:value-type="float" office:value="2">
            <text:p>2</text:p>
          </table:table-cell>
          <table:table-cell table:formula="of:= INDIRECT( &quot;R&quot; &amp; (FLOOR((ROW([.A52]) -1)/[.$M$2];1) +5) &amp; &quot;C1&quot;;0)" office:value-type="float" office:value="1250">
            <text:p>1250</text:p>
          </table:table-cell>
          <table:table-cell table:formula="of:=VLOOKUP([.$B52];[.$A$7:.$K$17];[.$A52] +1)" office:value-type="float" office:value="7.62">
            <text:p>7.62</text:p>
          </table:table-cell>
          <table:table-cell table:formula="of:=VLOOKUP([.B52];[.$A$7:.$O$17];13)" office:value-type="float" office:value="0.0223358207570012">
            <text:p>0.0223358208</text:p>
          </table:table-cell>
          <table:table-cell table:formula="of:=[.B52] - [.$F$19]" office:value-type="float" office:value="-500">
            <text:p>-500</text:p>
          </table:table-cell>
          <table:table-cell table:formula="of:=[.E52]*[.C52]" office:value-type="float" office:value="-3810">
            <text:p>-3810</text:p>
          </table:table-cell>
          <table:table-cell table:formula="of:=[.E52]^2" office:value-type="float" office:value="250000">
            <text:p>250000</text:p>
          </table:table-cell>
          <table:table-cell table:formula="of:=( [.C52] - ([.$L$19]*[.B52] +[.$N$19]) )^2" office:value-type="float" office:value="0.000656291239669225">
            <text:p>0.0006562912</text:p>
          </table:table-cell>
          <table:table-cell table:number-columns-repeated="7"/>
        </table:table-row>
        <table:table-row table:style-name="ro2">
          <table:table-cell table:formula="of:=IF ( MOD(ROW([.C53]);[.$M$2]) &lt;&gt; 0; MOD(ROW([.C53]);[.$M$2]);[.$M$2])" office:value-type="float" office:value="3">
            <text:p>3</text:p>
          </table:table-cell>
          <table:table-cell table:formula="of:= INDIRECT( &quot;R&quot; &amp; (FLOOR((ROW([.A53]) -1)/[.$M$2];1) +5) &amp; &quot;C1&quot;;0)" office:value-type="float" office:value="1250">
            <text:p>1250</text:p>
          </table:table-cell>
          <table:table-cell table:formula="of:=VLOOKUP([.$B53];[.$A$7:.$K$17];[.$A53] +1)" office:value-type="float" office:value="7.63">
            <text:p>7.63</text:p>
          </table:table-cell>
          <table:table-cell table:formula="of:=VLOOKUP([.B53];[.$A$7:.$O$17];13)" office:value-type="float" office:value="0.0223358207570012">
            <text:p>0.0223358208</text:p>
          </table:table-cell>
          <table:table-cell table:formula="of:=[.B53] - [.$F$19]" office:value-type="float" office:value="-500">
            <text:p>-500</text:p>
          </table:table-cell>
          <table:table-cell table:formula="of:=[.E53]*[.C53]" office:value-type="float" office:value="-3815">
            <text:p>-3815</text:p>
          </table:table-cell>
          <table:table-cell table:formula="of:=[.E53]^2" office:value-type="float" office:value="250000">
            <text:p>250000</text:p>
          </table:table-cell>
          <table:table-cell table:formula="of:=( [.C53] - ([.$L$19]*[.B53] +[.$N$19]) )^2" office:value-type="float" office:value="0.000243927603305672">
            <text:p>0.0002439276</text:p>
          </table:table-cell>
          <table:table-cell table:number-columns-repeated="7"/>
        </table:table-row>
        <table:table-row table:style-name="ro2">
          <table:table-cell table:formula="of:=IF ( MOD(ROW([.C54]);[.$M$2]) &lt;&gt; 0; MOD(ROW([.C54]);[.$M$2]);[.$M$2])" office:value-type="float" office:value="4">
            <text:p>4</text:p>
          </table:table-cell>
          <table:table-cell table:formula="of:= INDIRECT( &quot;R&quot; &amp; (FLOOR((ROW([.A54]) -1)/[.$M$2];1) +5) &amp; &quot;C1&quot;;0)" office:value-type="float" office:value="1250">
            <text:p>1250</text:p>
          </table:table-cell>
          <table:table-cell table:formula="of:=VLOOKUP([.$B54];[.$A$7:.$K$17];[.$A54] +1)" office:value-type="float" office:value="7.65">
            <text:p>7.65</text:p>
          </table:table-cell>
          <table:table-cell table:formula="of:=VLOOKUP([.B54];[.$A$7:.$O$17];13)" office:value-type="float" office:value="0.0223358207570012">
            <text:p>0.0223358208</text:p>
          </table:table-cell>
          <table:table-cell table:formula="of:=[.B54] - [.$F$19]" office:value-type="float" office:value="-500">
            <text:p>-500</text:p>
          </table:table-cell>
          <table:table-cell table:formula="of:=[.E54]*[.C54]" office:value-type="float" office:value="-3825">
            <text:p>-3825</text:p>
          </table:table-cell>
          <table:table-cell table:formula="of:=[.E54]^2" office:value-type="float" office:value="250000">
            <text:p>250000</text:p>
          </table:table-cell>
          <table:table-cell table:formula="of:=( [.C54] - ([.$L$19]*[.B54] +[.$N$19]) )^2" office:value-type="float" office:value="0.0000192003305785481">
            <text:p>1.92003305785481E-005</text:p>
          </table:table-cell>
          <table:table-cell table:number-columns-repeated="7"/>
        </table:table-row>
        <table:table-row table:style-name="ro2">
          <table:table-cell table:formula="of:=IF ( MOD(ROW([.C55]);[.$M$2]) &lt;&gt; 0; MOD(ROW([.C55]);[.$M$2]);[.$M$2])" office:value-type="float" office:value="5">
            <text:p>5</text:p>
          </table:table-cell>
          <table:table-cell table:formula="of:= INDIRECT( &quot;R&quot; &amp; (FLOOR((ROW([.A55]) -1)/[.$M$2];1) +5) &amp; &quot;C1&quot;;0)" office:value-type="float" office:value="1250">
            <text:p>1250</text:p>
          </table:table-cell>
          <table:table-cell table:formula="of:=VLOOKUP([.$B55];[.$A$7:.$K$17];[.$A55] +1)" office:value-type="float" office:value="7.65">
            <text:p>7.65</text:p>
          </table:table-cell>
          <table:table-cell table:formula="of:=VLOOKUP([.B55];[.$A$7:.$O$17];13)" office:value-type="float" office:value="0.0223358207570012">
            <text:p>0.0223358208</text:p>
          </table:table-cell>
          <table:table-cell table:formula="of:=[.B55] - [.$F$19]" office:value-type="float" office:value="-500">
            <text:p>-500</text:p>
          </table:table-cell>
          <table:table-cell table:formula="of:=[.E55]*[.C55]" office:value-type="float" office:value="-3825">
            <text:p>-3825</text:p>
          </table:table-cell>
          <table:table-cell table:formula="of:=[.E55]^2" office:value-type="float" office:value="250000">
            <text:p>250000</text:p>
          </table:table-cell>
          <table:table-cell table:formula="of:=( [.C55] - ([.$L$19]*[.B55] +[.$N$19]) )^2" office:value-type="float" office:value="0.0000192003305785481">
            <text:p>1.92003305785481E-005</text:p>
          </table:table-cell>
          <table:table-cell table:number-columns-repeated="7"/>
        </table:table-row>
        <table:table-row table:style-name="ro2">
          <table:table-cell table:formula="of:=IF ( MOD(ROW([.C56]);[.$M$2]) &lt;&gt; 0; MOD(ROW([.C56]);[.$M$2]);[.$M$2])" office:value-type="float" office:value="6">
            <text:p>6</text:p>
          </table:table-cell>
          <table:table-cell table:formula="of:= INDIRECT( &quot;R&quot; &amp; (FLOOR((ROW([.A56]) -1)/[.$M$2];1) +5) &amp; &quot;C1&quot;;0)" office:value-type="float" office:value="1250">
            <text:p>1250</text:p>
          </table:table-cell>
          <table:table-cell table:formula="of:=VLOOKUP([.$B56];[.$A$7:.$K$17];[.$A56] +1)" office:value-type="float" office:value="7.63">
            <text:p>7.63</text:p>
          </table:table-cell>
          <table:table-cell table:formula="of:=VLOOKUP([.B56];[.$A$7:.$O$17];13)" office:value-type="float" office:value="0.0223358207570012">
            <text:p>0.0223358208</text:p>
          </table:table-cell>
          <table:table-cell table:formula="of:=[.B56] - [.$F$19]" office:value-type="float" office:value="-500">
            <text:p>-500</text:p>
          </table:table-cell>
          <table:table-cell table:formula="of:=[.E56]*[.C56]" office:value-type="float" office:value="-3815">
            <text:p>-3815</text:p>
          </table:table-cell>
          <table:table-cell table:formula="of:=[.E56]^2" office:value-type="float" office:value="250000">
            <text:p>250000</text:p>
          </table:table-cell>
          <table:table-cell table:formula="of:=( [.C56] - ([.$L$19]*[.B56] +[.$N$19]) )^2" office:value-type="float" office:value="0.000243927603305672">
            <text:p>0.0002439276</text:p>
          </table:table-cell>
          <table:table-cell table:number-columns-repeated="7"/>
        </table:table-row>
        <table:table-row table:style-name="ro2">
          <table:table-cell table:formula="of:=IF ( MOD(ROW([.C57]);[.$M$2]) &lt;&gt; 0; MOD(ROW([.C57]);[.$M$2]);[.$M$2])" office:value-type="float" office:value="7">
            <text:p>7</text:p>
          </table:table-cell>
          <table:table-cell table:formula="of:= INDIRECT( &quot;R&quot; &amp; (FLOOR((ROW([.A57]) -1)/[.$M$2];1) +5) &amp; &quot;C1&quot;;0)" office:value-type="float" office:value="1250">
            <text:p>1250</text:p>
          </table:table-cell>
          <table:table-cell table:formula="of:=VLOOKUP([.$B57];[.$A$7:.$K$17];[.$A57] +1)" office:value-type="float" office:value="7.64">
            <text:p>7.64</text:p>
          </table:table-cell>
          <table:table-cell table:formula="of:=VLOOKUP([.B57];[.$A$7:.$O$17];13)" office:value-type="float" office:value="0.0223358207570012">
            <text:p>0.0223358208</text:p>
          </table:table-cell>
          <table:table-cell table:formula="of:=[.B57] - [.$F$19]" office:value-type="float" office:value="-500">
            <text:p>-500</text:p>
          </table:table-cell>
          <table:table-cell table:formula="of:=[.E57]*[.C57]" office:value-type="float" office:value="-3820">
            <text:p>-3820</text:p>
          </table:table-cell>
          <table:table-cell table:formula="of:=[.E57]^2" office:value-type="float" office:value="250000">
            <text:p>250000</text:p>
          </table:table-cell>
          <table:table-cell table:formula="of:=( [.C57] - ([.$L$19]*[.B57] +[.$N$19]) )^2" office:value-type="float" office:value="0.0000315639669421105">
            <text:p>0.000031564</text:p>
          </table:table-cell>
          <table:table-cell table:number-columns-repeated="7"/>
        </table:table-row>
        <table:table-row table:style-name="ro2">
          <table:table-cell table:formula="of:=IF ( MOD(ROW([.C58]);[.$M$2]) &lt;&gt; 0; MOD(ROW([.C58]);[.$M$2]);[.$M$2])" office:value-type="float" office:value="8">
            <text:p>8</text:p>
          </table:table-cell>
          <table:table-cell table:formula="of:= INDIRECT( &quot;R&quot; &amp; (FLOOR((ROW([.A58]) -1)/[.$M$2];1) +5) &amp; &quot;C1&quot;;0)" office:value-type="float" office:value="1250">
            <text:p>1250</text:p>
          </table:table-cell>
          <table:table-cell table:formula="of:=VLOOKUP([.$B58];[.$A$7:.$K$17];[.$A58] +1)" office:value-type="float" office:value="7.64">
            <text:p>7.64</text:p>
          </table:table-cell>
          <table:table-cell table:formula="of:=VLOOKUP([.B58];[.$A$7:.$O$17];13)" office:value-type="float" office:value="0.0223358207570012">
            <text:p>0.0223358208</text:p>
          </table:table-cell>
          <table:table-cell table:formula="of:=[.B58] - [.$F$19]" office:value-type="float" office:value="-500">
            <text:p>-500</text:p>
          </table:table-cell>
          <table:table-cell table:formula="of:=[.E58]*[.C58]" office:value-type="float" office:value="-3820">
            <text:p>-3820</text:p>
          </table:table-cell>
          <table:table-cell table:formula="of:=[.E58]^2" office:value-type="float" office:value="250000">
            <text:p>250000</text:p>
          </table:table-cell>
          <table:table-cell table:formula="of:=( [.C58] - ([.$L$19]*[.B58] +[.$N$19]) )^2" office:value-type="float" office:value="0.0000315639669421105">
            <text:p>0.000031564</text:p>
          </table:table-cell>
          <table:table-cell table:number-columns-repeated="7"/>
        </table:table-row>
        <table:table-row table:style-name="ro2">
          <table:table-cell table:formula="of:=IF ( MOD(ROW([.C59]);[.$M$2]) &lt;&gt; 0; MOD(ROW([.C59]);[.$M$2]);[.$M$2])" office:value-type="float" office:value="9">
            <text:p>9</text:p>
          </table:table-cell>
          <table:table-cell table:formula="of:= INDIRECT( &quot;R&quot; &amp; (FLOOR((ROW([.A59]) -1)/[.$M$2];1) +5) &amp; &quot;C1&quot;;0)" office:value-type="float" office:value="1250">
            <text:p>1250</text:p>
          </table:table-cell>
          <table:table-cell table:formula="of:=VLOOKUP([.$B59];[.$A$7:.$K$17];[.$A59] +1)" office:value-type="float" office:value="7.66">
            <text:p>7.66</text:p>
          </table:table-cell>
          <table:table-cell table:formula="of:=VLOOKUP([.B59];[.$A$7:.$O$17];13)" office:value-type="float" office:value="0.0223358207570012">
            <text:p>0.0223358208</text:p>
          </table:table-cell>
          <table:table-cell table:formula="of:=[.B59] - [.$F$19]" office:value-type="float" office:value="-500">
            <text:p>-500</text:p>
          </table:table-cell>
          <table:table-cell table:formula="of:=[.E59]*[.C59]" office:value-type="float" office:value="-3830">
            <text:p>-3830</text:p>
          </table:table-cell>
          <table:table-cell table:formula="of:=[.E59]^2" office:value-type="float" office:value="250000">
            <text:p>250000</text:p>
          </table:table-cell>
          <table:table-cell table:formula="of:=( [.C59] - ([.$L$19]*[.B59] +[.$N$19]) )^2" office:value-type="float" office:value="0.000206836694214987">
            <text:p>0.0002068367</text:p>
          </table:table-cell>
          <table:table-cell table:number-columns-repeated="7"/>
        </table:table-row>
        <table:table-row table:style-name="ro2">
          <table:table-cell table:formula="of:=IF ( MOD(ROW([.C60]);[.$M$2]) &lt;&gt; 0; MOD(ROW([.C60]);[.$M$2]);[.$M$2])" office:value-type="float" office:value="10">
            <text:p>10</text:p>
          </table:table-cell>
          <table:table-cell table:formula="of:= INDIRECT( &quot;R&quot; &amp; (FLOOR((ROW([.A60]) -1)/[.$M$2];1) +5) &amp; &quot;C1&quot;;0)" office:value-type="float" office:value="1250">
            <text:p>1250</text:p>
          </table:table-cell>
          <table:table-cell table:formula="of:=VLOOKUP([.$B60];[.$A$7:.$K$17];[.$A60] +1)" office:value-type="float" office:value="7.64">
            <text:p>7.64</text:p>
          </table:table-cell>
          <table:table-cell table:formula="of:=VLOOKUP([.B60];[.$A$7:.$O$17];13)" office:value-type="float" office:value="0.0223358207570012">
            <text:p>0.0223358208</text:p>
          </table:table-cell>
          <table:table-cell table:formula="of:=[.B60] - [.$F$19]" office:value-type="float" office:value="-500">
            <text:p>-500</text:p>
          </table:table-cell>
          <table:table-cell table:formula="of:=[.E60]*[.C60]" office:value-type="float" office:value="-3820">
            <text:p>-3820</text:p>
          </table:table-cell>
          <table:table-cell table:formula="of:=[.E60]^2" office:value-type="float" office:value="250000">
            <text:p>250000</text:p>
          </table:table-cell>
          <table:table-cell table:formula="of:=( [.C60] - ([.$L$19]*[.B60] +[.$N$19]) )^2" office:value-type="float" office:value="0.0000315639669421105">
            <text:p>0.000031564</text:p>
          </table:table-cell>
          <table:table-cell table:number-columns-repeated="7"/>
        </table:table-row>
        <table:table-row table:style-name="ro2">
          <table:table-cell table:formula="of:=IF ( MOD(ROW([.C61]);[.$M$2]) &lt;&gt; 0; MOD(ROW([.C61]);[.$M$2]);[.$M$2])" office:value-type="float" office:value="1">
            <text:p>1</text:p>
          </table:table-cell>
          <table:table-cell table:formula="of:= INDIRECT( &quot;R&quot; &amp; (FLOOR((ROW([.A61]) -1)/[.$M$2];1) +5) &amp; &quot;C1&quot;;0)" office:value-type="float" office:value="1500">
            <text:p>1500</text:p>
          </table:table-cell>
          <table:table-cell table:formula="of:=VLOOKUP([.$B61];[.$A$7:.$K$17];[.$A61] +1)" office:value-type="float" office:value="9.13">
            <text:p>9.13</text:p>
          </table:table-cell>
          <table:table-cell table:formula="of:=VLOOKUP([.B61];[.$A$7:.$O$17];13)" office:value-type="float" office:value="0.0103279555898864">
            <text:p>0.0103279556</text:p>
          </table:table-cell>
          <table:table-cell table:formula="of:=[.B61] - [.$F$19]" office:value-type="float" office:value="-250">
            <text:p>-250</text:p>
          </table:table-cell>
          <table:table-cell table:formula="of:=[.E61]*[.C61]" office:value-type="float" office:value="-2282.5">
            <text:p>-2282.5</text:p>
          </table:table-cell>
          <table:table-cell table:formula="of:=[.E61]^2" office:value-type="float" office:value="62500">
            <text:p>62500</text:p>
          </table:table-cell>
          <table:table-cell table:formula="of:=( [.C61] - ([.$L$19]*[.B61] +[.$N$19]) )^2" office:value-type="float" office:value="0.000273451322313886">
            <text:p>0.0002734513</text:p>
          </table:table-cell>
          <table:table-cell table:number-columns-repeated="7"/>
        </table:table-row>
        <table:table-row table:style-name="ro2">
          <table:table-cell table:formula="of:=IF ( MOD(ROW([.C62]);[.$M$2]) &lt;&gt; 0; MOD(ROW([.C62]);[.$M$2]);[.$M$2])" office:value-type="float" office:value="2">
            <text:p>2</text:p>
          </table:table-cell>
          <table:table-cell table:formula="of:= INDIRECT( &quot;R&quot; &amp; (FLOOR((ROW([.A62]) -1)/[.$M$2];1) +5) &amp; &quot;C1&quot;;0)" office:value-type="float" office:value="1500">
            <text:p>1500</text:p>
          </table:table-cell>
          <table:table-cell table:formula="of:=VLOOKUP([.$B62];[.$A$7:.$K$17];[.$A62] +1)" office:value-type="float" office:value="9.14">
            <text:p>9.14</text:p>
          </table:table-cell>
          <table:table-cell table:formula="of:=VLOOKUP([.B62];[.$A$7:.$O$17];13)" office:value-type="float" office:value="0.0103279555898864">
            <text:p>0.0103279556</text:p>
          </table:table-cell>
          <table:table-cell table:formula="of:=[.B62] - [.$F$19]" office:value-type="float" office:value="-250">
            <text:p>-250</text:p>
          </table:table-cell>
          <table:table-cell table:formula="of:=[.E62]*[.C62]" office:value-type="float" office:value="-2285">
            <text:p>-2285</text:p>
          </table:table-cell>
          <table:table-cell table:formula="of:=[.E62]^2" office:value-type="float" office:value="62500">
            <text:p>62500</text:p>
          </table:table-cell>
          <table:table-cell table:formula="of:=( [.C62] - ([.$L$19]*[.B62] +[.$N$19]) )^2" office:value-type="float" office:value="0.0000427240495867149">
            <text:p>0.000042724</text:p>
          </table:table-cell>
          <table:table-cell table:number-columns-repeated="7"/>
        </table:table-row>
        <table:table-row table:style-name="ro2">
          <table:table-cell table:formula="of:=IF ( MOD(ROW([.C63]);[.$M$2]) &lt;&gt; 0; MOD(ROW([.C63]);[.$M$2]);[.$M$2])" office:value-type="float" office:value="3">
            <text:p>3</text:p>
          </table:table-cell>
          <table:table-cell table:formula="of:= INDIRECT( &quot;R&quot; &amp; (FLOOR((ROW([.A63]) -1)/[.$M$2];1) +5) &amp; &quot;C1&quot;;0)" office:value-type="float" office:value="1500">
            <text:p>1500</text:p>
          </table:table-cell>
          <table:table-cell table:formula="of:=VLOOKUP([.$B63];[.$A$7:.$K$17];[.$A63] +1)" office:value-type="float" office:value="9.13">
            <text:p>9.13</text:p>
          </table:table-cell>
          <table:table-cell table:formula="of:=VLOOKUP([.B63];[.$A$7:.$O$17];13)" office:value-type="float" office:value="0.0103279555898864">
            <text:p>0.0103279556</text:p>
          </table:table-cell>
          <table:table-cell table:formula="of:=[.B63] - [.$F$19]" office:value-type="float" office:value="-250">
            <text:p>-250</text:p>
          </table:table-cell>
          <table:table-cell table:formula="of:=[.E63]*[.C63]" office:value-type="float" office:value="-2282.5">
            <text:p>-2282.5</text:p>
          </table:table-cell>
          <table:table-cell table:formula="of:=[.E63]^2" office:value-type="float" office:value="62500">
            <text:p>62500</text:p>
          </table:table-cell>
          <table:table-cell table:formula="of:=( [.C63] - ([.$L$19]*[.B63] +[.$N$19]) )^2" office:value-type="float" office:value="0.000273451322313886">
            <text:p>0.0002734513</text:p>
          </table:table-cell>
          <table:table-cell table:number-columns-repeated="7"/>
        </table:table-row>
        <table:table-row table:style-name="ro2">
          <table:table-cell table:formula="of:=IF ( MOD(ROW([.C64]);[.$M$2]) &lt;&gt; 0; MOD(ROW([.C64]);[.$M$2]);[.$M$2])" office:value-type="float" office:value="4">
            <text:p>4</text:p>
          </table:table-cell>
          <table:table-cell table:formula="of:= INDIRECT( &quot;R&quot; &amp; (FLOOR((ROW([.A64]) -1)/[.$M$2];1) +5) &amp; &quot;C1&quot;;0)" office:value-type="float" office:value="1500">
            <text:p>1500</text:p>
          </table:table-cell>
          <table:table-cell table:formula="of:=VLOOKUP([.$B64];[.$A$7:.$K$17];[.$A64] +1)" office:value-type="float" office:value="9.14">
            <text:p>9.14</text:p>
          </table:table-cell>
          <table:table-cell table:formula="of:=VLOOKUP([.B64];[.$A$7:.$O$17];13)" office:value-type="float" office:value="0.0103279555898864">
            <text:p>0.0103279556</text:p>
          </table:table-cell>
          <table:table-cell table:formula="of:=[.B64] - [.$F$19]" office:value-type="float" office:value="-250">
            <text:p>-250</text:p>
          </table:table-cell>
          <table:table-cell table:formula="of:=[.E64]*[.C64]" office:value-type="float" office:value="-2285">
            <text:p>-2285</text:p>
          </table:table-cell>
          <table:table-cell table:formula="of:=[.E64]^2" office:value-type="float" office:value="62500">
            <text:p>62500</text:p>
          </table:table-cell>
          <table:table-cell table:formula="of:=( [.C64] - ([.$L$19]*[.B64] +[.$N$19]) )^2" office:value-type="float" office:value="0.0000427240495867149">
            <text:p>0.000042724</text:p>
          </table:table-cell>
          <table:table-cell table:number-columns-repeated="7"/>
        </table:table-row>
        <table:table-row table:style-name="ro2">
          <table:table-cell table:formula="of:=IF ( MOD(ROW([.C65]);[.$M$2]) &lt;&gt; 0; MOD(ROW([.C65]);[.$M$2]);[.$M$2])" office:value-type="float" office:value="5">
            <text:p>5</text:p>
          </table:table-cell>
          <table:table-cell table:formula="of:= INDIRECT( &quot;R&quot; &amp; (FLOOR((ROW([.A65]) -1)/[.$M$2];1) +5) &amp; &quot;C1&quot;;0)" office:value-type="float" office:value="1500">
            <text:p>1500</text:p>
          </table:table-cell>
          <table:table-cell table:formula="of:=VLOOKUP([.$B65];[.$A$7:.$K$17];[.$A65] +1)" office:value-type="float" office:value="9.12">
            <text:p>9.12</text:p>
          </table:table-cell>
          <table:table-cell table:formula="of:=VLOOKUP([.B65];[.$A$7:.$O$17];13)" office:value-type="float" office:value="0.0103279555898864">
            <text:p>0.0103279556</text:p>
          </table:table-cell>
          <table:table-cell table:formula="of:=[.B65] - [.$F$19]" office:value-type="float" office:value="-250">
            <text:p>-250</text:p>
          </table:table-cell>
          <table:table-cell table:formula="of:=[.E65]*[.C65]" office:value-type="float" office:value="-2280">
            <text:p>-2280</text:p>
          </table:table-cell>
          <table:table-cell table:formula="of:=[.E65]^2" office:value-type="float" office:value="62500">
            <text:p>62500</text:p>
          </table:table-cell>
          <table:table-cell table:formula="of:=( [.C65] - ([.$L$19]*[.B65] +[.$N$19]) )^2" office:value-type="float" office:value="0.000704178595041142">
            <text:p>0.0007041786</text:p>
          </table:table-cell>
          <table:table-cell table:number-columns-repeated="7"/>
        </table:table-row>
        <table:table-row table:style-name="ro2">
          <table:table-cell table:formula="of:=IF ( MOD(ROW([.C66]);[.$M$2]) &lt;&gt; 0; MOD(ROW([.C66]);[.$M$2]);[.$M$2])" office:value-type="float" office:value="6">
            <text:p>6</text:p>
          </table:table-cell>
          <table:table-cell table:formula="of:= INDIRECT( &quot;R&quot; &amp; (FLOOR((ROW([.A66]) -1)/[.$M$2];1) +5) &amp; &quot;C1&quot;;0)" office:value-type="float" office:value="1500">
            <text:p>1500</text:p>
          </table:table-cell>
          <table:table-cell table:formula="of:=VLOOKUP([.$B66];[.$A$7:.$K$17];[.$A66] +1)" office:value-type="float" office:value="9.14">
            <text:p>9.14</text:p>
          </table:table-cell>
          <table:table-cell table:formula="of:=VLOOKUP([.B66];[.$A$7:.$O$17];13)" office:value-type="float" office:value="0.0103279555898864">
            <text:p>0.0103279556</text:p>
          </table:table-cell>
          <table:table-cell table:formula="of:=[.B66] - [.$F$19]" office:value-type="float" office:value="-250">
            <text:p>-250</text:p>
          </table:table-cell>
          <table:table-cell table:formula="of:=[.E66]*[.C66]" office:value-type="float" office:value="-2285">
            <text:p>-2285</text:p>
          </table:table-cell>
          <table:table-cell table:formula="of:=[.E66]^2" office:value-type="float" office:value="62500">
            <text:p>62500</text:p>
          </table:table-cell>
          <table:table-cell table:formula="of:=( [.C66] - ([.$L$19]*[.B66] +[.$N$19]) )^2" office:value-type="float" office:value="0.0000427240495867149">
            <text:p>0.000042724</text:p>
          </table:table-cell>
          <table:table-cell table:number-columns-repeated="7"/>
        </table:table-row>
        <table:table-row table:style-name="ro2">
          <table:table-cell table:formula="of:=IF ( MOD(ROW([.C67]);[.$M$2]) &lt;&gt; 0; MOD(ROW([.C67]);[.$M$2]);[.$M$2])" office:value-type="float" office:value="7">
            <text:p>7</text:p>
          </table:table-cell>
          <table:table-cell table:formula="of:= INDIRECT( &quot;R&quot; &amp; (FLOOR((ROW([.A67]) -1)/[.$M$2];1) +5) &amp; &quot;C1&quot;;0)" office:value-type="float" office:value="1500">
            <text:p>1500</text:p>
          </table:table-cell>
          <table:table-cell table:formula="of:=VLOOKUP([.$B67];[.$A$7:.$K$17];[.$A67] +1)" office:value-type="float" office:value="9.14">
            <text:p>9.14</text:p>
          </table:table-cell>
          <table:table-cell table:formula="of:=VLOOKUP([.B67];[.$A$7:.$O$17];13)" office:value-type="float" office:value="0.0103279555898864">
            <text:p>0.0103279556</text:p>
          </table:table-cell>
          <table:table-cell table:formula="of:=[.B67] - [.$F$19]" office:value-type="float" office:value="-250">
            <text:p>-250</text:p>
          </table:table-cell>
          <table:table-cell table:formula="of:=[.E67]*[.C67]" office:value-type="float" office:value="-2285">
            <text:p>-2285</text:p>
          </table:table-cell>
          <table:table-cell table:formula="of:=[.E67]^2" office:value-type="float" office:value="62500">
            <text:p>62500</text:p>
          </table:table-cell>
          <table:table-cell table:formula="of:=( [.C67] - ([.$L$19]*[.B67] +[.$N$19]) )^2" office:value-type="float" office:value="0.0000427240495867149">
            <text:p>0.000042724</text:p>
          </table:table-cell>
          <table:table-cell table:number-columns-repeated="7"/>
        </table:table-row>
        <table:table-row table:style-name="ro2">
          <table:table-cell table:formula="of:=IF ( MOD(ROW([.C68]);[.$M$2]) &lt;&gt; 0; MOD(ROW([.C68]);[.$M$2]);[.$M$2])" office:value-type="float" office:value="8">
            <text:p>8</text:p>
          </table:table-cell>
          <table:table-cell table:formula="of:= INDIRECT( &quot;R&quot; &amp; (FLOOR((ROW([.A68]) -1)/[.$M$2];1) +5) &amp; &quot;C1&quot;;0)" office:value-type="float" office:value="1500">
            <text:p>1500</text:p>
          </table:table-cell>
          <table:table-cell table:formula="of:=VLOOKUP([.$B68];[.$A$7:.$K$17];[.$A68] +1)" office:value-type="float" office:value="9.14">
            <text:p>9.14</text:p>
          </table:table-cell>
          <table:table-cell table:formula="of:=VLOOKUP([.B68];[.$A$7:.$O$17];13)" office:value-type="float" office:value="0.0103279555898864">
            <text:p>0.0103279556</text:p>
          </table:table-cell>
          <table:table-cell table:formula="of:=[.B68] - [.$F$19]" office:value-type="float" office:value="-250">
            <text:p>-250</text:p>
          </table:table-cell>
          <table:table-cell table:formula="of:=[.E68]*[.C68]" office:value-type="float" office:value="-2285">
            <text:p>-2285</text:p>
          </table:table-cell>
          <table:table-cell table:formula="of:=[.E68]^2" office:value-type="float" office:value="62500">
            <text:p>62500</text:p>
          </table:table-cell>
          <table:table-cell table:formula="of:=( [.C68] - ([.$L$19]*[.B68] +[.$N$19]) )^2" office:value-type="float" office:value="0.0000427240495867149">
            <text:p>0.000042724</text:p>
          </table:table-cell>
          <table:table-cell table:number-columns-repeated="7"/>
        </table:table-row>
        <table:table-row table:style-name="ro2">
          <table:table-cell table:formula="of:=IF ( MOD(ROW([.C69]);[.$M$2]) &lt;&gt; 0; MOD(ROW([.C69]);[.$M$2]);[.$M$2])" office:value-type="float" office:value="9">
            <text:p>9</text:p>
          </table:table-cell>
          <table:table-cell table:formula="of:= INDIRECT( &quot;R&quot; &amp; (FLOOR((ROW([.A69]) -1)/[.$M$2];1) +5) &amp; &quot;C1&quot;;0)" office:value-type="float" office:value="1500">
            <text:p>1500</text:p>
          </table:table-cell>
          <table:table-cell table:formula="of:=VLOOKUP([.$B69];[.$A$7:.$K$17];[.$A69] +1)" office:value-type="float" office:value="9.15">
            <text:p>9.15</text:p>
          </table:table-cell>
          <table:table-cell table:formula="of:=VLOOKUP([.B69];[.$A$7:.$O$17];13)" office:value-type="float" office:value="0.0103279555898864">
            <text:p>0.0103279556</text:p>
          </table:table-cell>
          <table:table-cell table:formula="of:=[.B69] - [.$F$19]" office:value-type="float" office:value="-250">
            <text:p>-250</text:p>
          </table:table-cell>
          <table:table-cell table:formula="of:=[.E69]*[.C69]" office:value-type="float" office:value="-2287.5">
            <text:p>-2287.5</text:p>
          </table:table-cell>
          <table:table-cell table:formula="of:=[.E69]^2" office:value-type="float" office:value="62500">
            <text:p>62500</text:p>
          </table:table-cell>
          <table:table-cell table:formula="of:=( [.C69] - ([.$L$19]*[.B69] +[.$N$19]) )^2" office:value-type="float" office:value="0.0000119967768595355">
            <text:p>1.19967768595355E-005</text:p>
          </table:table-cell>
          <table:table-cell table:number-columns-repeated="7"/>
        </table:table-row>
        <table:table-row table:style-name="ro2">
          <table:table-cell table:formula="of:=IF ( MOD(ROW([.C70]);[.$M$2]) &lt;&gt; 0; MOD(ROW([.C70]);[.$M$2]);[.$M$2])" office:value-type="float" office:value="10">
            <text:p>10</text:p>
          </table:table-cell>
          <table:table-cell table:formula="of:= INDIRECT( &quot;R&quot; &amp; (FLOOR((ROW([.A70]) -1)/[.$M$2];1) +5) &amp; &quot;C1&quot;;0)" office:value-type="float" office:value="1500">
            <text:p>1500</text:p>
          </table:table-cell>
          <table:table-cell table:formula="of:=VLOOKUP([.$B70];[.$A$7:.$K$17];[.$A70] +1)" office:value-type="float" office:value="9.15">
            <text:p>9.15</text:p>
          </table:table-cell>
          <table:table-cell table:formula="of:=VLOOKUP([.B70];[.$A$7:.$O$17];13)" office:value-type="float" office:value="0.0103279555898864">
            <text:p>0.0103279556</text:p>
          </table:table-cell>
          <table:table-cell table:formula="of:=[.B70] - [.$F$19]" office:value-type="float" office:value="-250">
            <text:p>-250</text:p>
          </table:table-cell>
          <table:table-cell table:formula="of:=[.E70]*[.C70]" office:value-type="float" office:value="-2287.5">
            <text:p>-2287.5</text:p>
          </table:table-cell>
          <table:table-cell table:formula="of:=[.E70]^2" office:value-type="float" office:value="62500">
            <text:p>62500</text:p>
          </table:table-cell>
          <table:table-cell table:formula="of:=( [.C70] - ([.$L$19]*[.B70] +[.$N$19]) )^2" office:value-type="float" office:value="0.0000119967768595355">
            <text:p>1.19967768595355E-005</text:p>
          </table:table-cell>
          <table:table-cell table:number-columns-repeated="7"/>
        </table:table-row>
        <table:table-row table:style-name="ro2">
          <table:table-cell table:formula="of:=IF ( MOD(ROW([.C71]);[.$M$2]) &lt;&gt; 0; MOD(ROW([.C71]);[.$M$2]);[.$M$2])" office:value-type="float" office:value="1">
            <text:p>1</text:p>
          </table:table-cell>
          <table:table-cell table:formula="of:= INDIRECT( &quot;R&quot; &amp; (FLOOR((ROW([.A71]) -1)/[.$M$2];1) +5) &amp; &quot;C1&quot;;0)" office:value-type="float" office:value="1750">
            <text:p>1750</text:p>
          </table:table-cell>
          <table:table-cell table:formula="of:=VLOOKUP([.$B71];[.$A$7:.$K$17];[.$A71] +1)" office:value-type="float" office:value="10.63">
            <text:p>10.63</text:p>
          </table:table-cell>
          <table:table-cell table:formula="of:=VLOOKUP([.B71];[.$A$7:.$O$17];13)" office:value-type="float" office:value="0.0128668393770789">
            <text:p>0.0128668394</text:p>
          </table:table-cell>
          <table:table-cell table:formula="of:=[.B71] - [.$F$19]" office:value-type="float" office:value="0">
            <text:p>0</text:p>
          </table:table-cell>
          <table:table-cell table:formula="of:=[.E71]*[.C71]" office:value-type="float" office:value="0">
            <text:p>0</text:p>
          </table:table-cell>
          <table:table-cell table:formula="of:=[.E71]^2" office:value-type="float" office:value="0">
            <text:p>0</text:p>
          </table:table-cell>
          <table:table-cell table:formula="of:=( [.C71] - ([.$L$19]*[.B71] +[.$N$19]) )^2" office:value-type="float" office:value="0.000304661157024636">
            <text:p>0.0003046612</text:p>
          </table:table-cell>
          <table:table-cell table:number-columns-repeated="7"/>
        </table:table-row>
        <table:table-row table:style-name="ro2">
          <table:table-cell table:formula="of:=IF ( MOD(ROW([.C72]);[.$M$2]) &lt;&gt; 0; MOD(ROW([.C72]);[.$M$2]);[.$M$2])" office:value-type="float" office:value="2">
            <text:p>2</text:p>
          </table:table-cell>
          <table:table-cell table:formula="of:= INDIRECT( &quot;R&quot; &amp; (FLOOR((ROW([.A72]) -1)/[.$M$2];1) +5) &amp; &quot;C1&quot;;0)" office:value-type="float" office:value="1750">
            <text:p>1750</text:p>
          </table:table-cell>
          <table:table-cell table:formula="of:=VLOOKUP([.$B72];[.$A$7:.$K$17];[.$A72] +1)" office:value-type="float" office:value="10.63">
            <text:p>10.63</text:p>
          </table:table-cell>
          <table:table-cell table:formula="of:=VLOOKUP([.B72];[.$A$7:.$O$17];13)" office:value-type="float" office:value="0.0128668393770789">
            <text:p>0.0128668394</text:p>
          </table:table-cell>
          <table:table-cell table:formula="of:=[.B72] - [.$F$19]" office:value-type="float" office:value="0">
            <text:p>0</text:p>
          </table:table-cell>
          <table:table-cell table:formula="of:=[.E72]*[.C72]" office:value-type="float" office:value="0">
            <text:p>0</text:p>
          </table:table-cell>
          <table:table-cell table:formula="of:=[.E72]^2" office:value-type="float" office:value="0">
            <text:p>0</text:p>
          </table:table-cell>
          <table:table-cell table:formula="of:=( [.C72] - ([.$L$19]*[.B72] +[.$N$19]) )^2" office:value-type="float" office:value="0.000304661157024636">
            <text:p>0.0003046612</text:p>
          </table:table-cell>
          <table:table-cell table:number-columns-repeated="7"/>
        </table:table-row>
        <table:table-row table:style-name="ro2">
          <table:table-cell table:formula="of:=IF ( MOD(ROW([.C73]);[.$M$2]) &lt;&gt; 0; MOD(ROW([.C73]);[.$M$2]);[.$M$2])" office:value-type="float" office:value="3">
            <text:p>3</text:p>
          </table:table-cell>
          <table:table-cell table:formula="of:= INDIRECT( &quot;R&quot; &amp; (FLOOR((ROW([.A73]) -1)/[.$M$2];1) +5) &amp; &quot;C1&quot;;0)" office:value-type="float" office:value="1750">
            <text:p>1750</text:p>
          </table:table-cell>
          <table:table-cell table:formula="of:=VLOOKUP([.$B73];[.$A$7:.$K$17];[.$A73] +1)" office:value-type="float" office:value="10.63">
            <text:p>10.63</text:p>
          </table:table-cell>
          <table:table-cell table:formula="of:=VLOOKUP([.B73];[.$A$7:.$O$17];13)" office:value-type="float" office:value="0.0128668393770789">
            <text:p>0.0128668394</text:p>
          </table:table-cell>
          <table:table-cell table:formula="of:=[.B73] - [.$F$19]" office:value-type="float" office:value="0">
            <text:p>0</text:p>
          </table:table-cell>
          <table:table-cell table:formula="of:=[.E73]*[.C73]" office:value-type="float" office:value="0">
            <text:p>0</text:p>
          </table:table-cell>
          <table:table-cell table:formula="of:=[.E73]^2" office:value-type="float" office:value="0">
            <text:p>0</text:p>
          </table:table-cell>
          <table:table-cell table:formula="of:=( [.C73] - ([.$L$19]*[.B73] +[.$N$19]) )^2" office:value-type="float" office:value="0.000304661157024636">
            <text:p>0.0003046612</text:p>
          </table:table-cell>
          <table:table-cell table:number-columns-repeated="7"/>
        </table:table-row>
        <table:table-row table:style-name="ro2">
          <table:table-cell table:formula="of:=IF ( MOD(ROW([.C74]);[.$M$2]) &lt;&gt; 0; MOD(ROW([.C74]);[.$M$2]);[.$M$2])" office:value-type="float" office:value="4">
            <text:p>4</text:p>
          </table:table-cell>
          <table:table-cell table:formula="of:= INDIRECT( &quot;R&quot; &amp; (FLOOR((ROW([.A74]) -1)/[.$M$2];1) +5) &amp; &quot;C1&quot;;0)" office:value-type="float" office:value="1750">
            <text:p>1750</text:p>
          </table:table-cell>
          <table:table-cell table:formula="of:=VLOOKUP([.$B74];[.$A$7:.$K$17];[.$A74] +1)" office:value-type="float" office:value="10.63">
            <text:p>10.63</text:p>
          </table:table-cell>
          <table:table-cell table:formula="of:=VLOOKUP([.B74];[.$A$7:.$O$17];13)" office:value-type="float" office:value="0.0128668393770789">
            <text:p>0.0128668394</text:p>
          </table:table-cell>
          <table:table-cell table:formula="of:=[.B74] - [.$F$19]" office:value-type="float" office:value="0">
            <text:p>0</text:p>
          </table:table-cell>
          <table:table-cell table:formula="of:=[.E74]*[.C74]" office:value-type="float" office:value="0">
            <text:p>0</text:p>
          </table:table-cell>
          <table:table-cell table:formula="of:=[.E74]^2" office:value-type="float" office:value="0">
            <text:p>0</text:p>
          </table:table-cell>
          <table:table-cell table:formula="of:=( [.C74] - ([.$L$19]*[.B74] +[.$N$19]) )^2" office:value-type="float" office:value="0.000304661157024636">
            <text:p>0.0003046612</text:p>
          </table:table-cell>
          <table:table-cell table:number-columns-repeated="7"/>
        </table:table-row>
        <table:table-row table:style-name="ro2">
          <table:table-cell table:formula="of:=IF ( MOD(ROW([.C75]);[.$M$2]) &lt;&gt; 0; MOD(ROW([.C75]);[.$M$2]);[.$M$2])" office:value-type="float" office:value="5">
            <text:p>5</text:p>
          </table:table-cell>
          <table:table-cell table:formula="of:= INDIRECT( &quot;R&quot; &amp; (FLOOR((ROW([.A75]) -1)/[.$M$2];1) +5) &amp; &quot;C1&quot;;0)" office:value-type="float" office:value="1750">
            <text:p>1750</text:p>
          </table:table-cell>
          <table:table-cell table:formula="of:=VLOOKUP([.$B75];[.$A$7:.$K$17];[.$A75] +1)" office:value-type="float" office:value="10.64">
            <text:p>10.64</text:p>
          </table:table-cell>
          <table:table-cell table:formula="of:=VLOOKUP([.B75];[.$A$7:.$O$17];13)" office:value-type="float" office:value="0.0128668393770789">
            <text:p>0.0128668394</text:p>
          </table:table-cell>
          <table:table-cell table:formula="of:=[.B75] - [.$F$19]" office:value-type="float" office:value="0">
            <text:p>0</text:p>
          </table:table-cell>
          <table:table-cell table:formula="of:=[.E75]*[.C75]" office:value-type="float" office:value="0">
            <text:p>0</text:p>
          </table:table-cell>
          <table:table-cell table:formula="of:=[.E75]^2" office:value-type="float" office:value="0">
            <text:p>0</text:p>
          </table:table-cell>
          <table:table-cell table:formula="of:=( [.C75] - ([.$L$19]*[.B75] +[.$N$19]) )^2" office:value-type="float" office:value="0.0000555702479338203">
            <text:p>5.55702479338203E-005</text:p>
          </table:table-cell>
          <table:table-cell table:number-columns-repeated="7"/>
        </table:table-row>
        <table:table-row table:style-name="ro2">
          <table:table-cell table:formula="of:=IF ( MOD(ROW([.C76]);[.$M$2]) &lt;&gt; 0; MOD(ROW([.C76]);[.$M$2]);[.$M$2])" office:value-type="float" office:value="6">
            <text:p>6</text:p>
          </table:table-cell>
          <table:table-cell table:formula="of:= INDIRECT( &quot;R&quot; &amp; (FLOOR((ROW([.A76]) -1)/[.$M$2];1) +5) &amp; &quot;C1&quot;;0)" office:value-type="float" office:value="1750">
            <text:p>1750</text:p>
          </table:table-cell>
          <table:table-cell table:formula="of:=VLOOKUP([.$B76];[.$A$7:.$K$17];[.$A76] +1)" office:value-type="float" office:value="10.65">
            <text:p>10.65</text:p>
          </table:table-cell>
          <table:table-cell table:formula="of:=VLOOKUP([.B76];[.$A$7:.$O$17];13)" office:value-type="float" office:value="0.0128668393770789">
            <text:p>0.0128668394</text:p>
          </table:table-cell>
          <table:table-cell table:formula="of:=[.B76] - [.$F$19]" office:value-type="float" office:value="0">
            <text:p>0</text:p>
          </table:table-cell>
          <table:table-cell table:formula="of:=[.E76]*[.C76]" office:value-type="float" office:value="0">
            <text:p>0</text:p>
          </table:table-cell>
          <table:table-cell table:formula="of:=[.E76]^2" office:value-type="float" office:value="0">
            <text:p>0</text:p>
          </table:table-cell>
          <table:table-cell table:formula="of:=( [.C76] - ([.$L$19]*[.B76] +[.$N$19]) )^2" office:value-type="float" office:value="0.00000647933884299598">
            <text:p>6.47933884299598E-006</text:p>
          </table:table-cell>
          <table:table-cell table:number-columns-repeated="7"/>
        </table:table-row>
        <table:table-row table:style-name="ro2">
          <table:table-cell table:formula="of:=IF ( MOD(ROW([.C77]);[.$M$2]) &lt;&gt; 0; MOD(ROW([.C77]);[.$M$2]);[.$M$2])" office:value-type="float" office:value="7">
            <text:p>7</text:p>
          </table:table-cell>
          <table:table-cell table:formula="of:= INDIRECT( &quot;R&quot; &amp; (FLOOR((ROW([.A77]) -1)/[.$M$2];1) +5) &amp; &quot;C1&quot;;0)" office:value-type="float" office:value="1750">
            <text:p>1750</text:p>
          </table:table-cell>
          <table:table-cell table:formula="of:=VLOOKUP([.$B77];[.$A$7:.$K$17];[.$A77] +1)" office:value-type="float" office:value="10.63">
            <text:p>10.63</text:p>
          </table:table-cell>
          <table:table-cell table:formula="of:=VLOOKUP([.B77];[.$A$7:.$O$17];13)" office:value-type="float" office:value="0.0128668393770789">
            <text:p>0.0128668394</text:p>
          </table:table-cell>
          <table:table-cell table:formula="of:=[.B77] - [.$F$19]" office:value-type="float" office:value="0">
            <text:p>0</text:p>
          </table:table-cell>
          <table:table-cell table:formula="of:=[.E77]*[.C77]" office:value-type="float" office:value="0">
            <text:p>0</text:p>
          </table:table-cell>
          <table:table-cell table:formula="of:=[.E77]^2" office:value-type="float" office:value="0">
            <text:p>0</text:p>
          </table:table-cell>
          <table:table-cell table:formula="of:=( [.C77] - ([.$L$19]*[.B77] +[.$N$19]) )^2" office:value-type="float" office:value="0.000304661157024636">
            <text:p>0.0003046612</text:p>
          </table:table-cell>
          <table:table-cell table:number-columns-repeated="7"/>
        </table:table-row>
        <table:table-row table:style-name="ro2">
          <table:table-cell table:formula="of:=IF ( MOD(ROW([.C78]);[.$M$2]) &lt;&gt; 0; MOD(ROW([.C78]);[.$M$2]);[.$M$2])" office:value-type="float" office:value="8">
            <text:p>8</text:p>
          </table:table-cell>
          <table:table-cell table:formula="of:= INDIRECT( &quot;R&quot; &amp; (FLOOR((ROW([.A78]) -1)/[.$M$2];1) +5) &amp; &quot;C1&quot;;0)" office:value-type="float" office:value="1750">
            <text:p>1750</text:p>
          </table:table-cell>
          <table:table-cell table:formula="of:=VLOOKUP([.$B78];[.$A$7:.$K$17];[.$A78] +1)" office:value-type="float" office:value="10.64">
            <text:p>10.64</text:p>
          </table:table-cell>
          <table:table-cell table:formula="of:=VLOOKUP([.B78];[.$A$7:.$O$17];13)" office:value-type="float" office:value="0.0128668393770789">
            <text:p>0.0128668394</text:p>
          </table:table-cell>
          <table:table-cell table:formula="of:=[.B78] - [.$F$19]" office:value-type="float" office:value="0">
            <text:p>0</text:p>
          </table:table-cell>
          <table:table-cell table:formula="of:=[.E78]*[.C78]" office:value-type="float" office:value="0">
            <text:p>0</text:p>
          </table:table-cell>
          <table:table-cell table:formula="of:=[.E78]^2" office:value-type="float" office:value="0">
            <text:p>0</text:p>
          </table:table-cell>
          <table:table-cell table:formula="of:=( [.C78] - ([.$L$19]*[.B78] +[.$N$19]) )^2" office:value-type="float" office:value="0.0000555702479338203">
            <text:p>5.55702479338203E-005</text:p>
          </table:table-cell>
          <table:table-cell table:number-columns-repeated="7"/>
        </table:table-row>
        <table:table-row table:style-name="ro2">
          <table:table-cell table:formula="of:=IF ( MOD(ROW([.C79]);[.$M$2]) &lt;&gt; 0; MOD(ROW([.C79]);[.$M$2]);[.$M$2])" office:value-type="float" office:value="9">
            <text:p>9</text:p>
          </table:table-cell>
          <table:table-cell table:formula="of:= INDIRECT( &quot;R&quot; &amp; (FLOOR((ROW([.A79]) -1)/[.$M$2];1) +5) &amp; &quot;C1&quot;;0)" office:value-type="float" office:value="1750">
            <text:p>1750</text:p>
          </table:table-cell>
          <table:table-cell table:formula="of:=VLOOKUP([.$B79];[.$A$7:.$K$17];[.$A79] +1)" office:value-type="float" office:value="10.67">
            <text:p>10.67</text:p>
          </table:table-cell>
          <table:table-cell table:formula="of:=VLOOKUP([.B79];[.$A$7:.$O$17];13)" office:value-type="float" office:value="0.0128668393770789">
            <text:p>0.0128668394</text:p>
          </table:table-cell>
          <table:table-cell table:formula="of:=[.B79] - [.$F$19]" office:value-type="float" office:value="0">
            <text:p>0</text:p>
          </table:table-cell>
          <table:table-cell table:formula="of:=[.E79]*[.C79]" office:value-type="float" office:value="0">
            <text:p>0</text:p>
          </table:table-cell>
          <table:table-cell table:formula="of:=[.E79]^2" office:value-type="float" office:value="0">
            <text:p>0</text:p>
          </table:table-cell>
          <table:table-cell table:formula="of:=( [.C79] - ([.$L$19]*[.B79] +[.$N$19]) )^2" office:value-type="float" office:value="0.000508297520661322">
            <text:p>0.0005082975</text:p>
          </table:table-cell>
          <table:table-cell table:number-columns-repeated="7"/>
        </table:table-row>
        <table:table-row table:style-name="ro2">
          <table:table-cell table:formula="of:=IF ( MOD(ROW([.C80]);[.$M$2]) &lt;&gt; 0; MOD(ROW([.C80]);[.$M$2]);[.$M$2])" office:value-type="float" office:value="10">
            <text:p>10</text:p>
          </table:table-cell>
          <table:table-cell table:formula="of:= INDIRECT( &quot;R&quot; &amp; (FLOOR((ROW([.A80]) -1)/[.$M$2];1) +5) &amp; &quot;C1&quot;;0)" office:value-type="float" office:value="1750">
            <text:p>1750</text:p>
          </table:table-cell>
          <table:table-cell table:formula="of:=VLOOKUP([.$B80];[.$A$7:.$K$17];[.$A80] +1)" office:value-type="float" office:value="10.64">
            <text:p>10.64</text:p>
          </table:table-cell>
          <table:table-cell table:formula="of:=VLOOKUP([.B80];[.$A$7:.$O$17];13)" office:value-type="float" office:value="0.0128668393770789">
            <text:p>0.0128668394</text:p>
          </table:table-cell>
          <table:table-cell table:formula="of:=[.B80] - [.$F$19]" office:value-type="float" office:value="0">
            <text:p>0</text:p>
          </table:table-cell>
          <table:table-cell table:formula="of:=[.E80]*[.C80]" office:value-type="float" office:value="0">
            <text:p>0</text:p>
          </table:table-cell>
          <table:table-cell table:formula="of:=[.E80]^2" office:value-type="float" office:value="0">
            <text:p>0</text:p>
          </table:table-cell>
          <table:table-cell table:formula="of:=( [.C80] - ([.$L$19]*[.B80] +[.$N$19]) )^2" office:value-type="float" office:value="0.0000555702479338203">
            <text:p>5.55702479338203E-005</text:p>
          </table:table-cell>
          <table:table-cell table:number-columns-repeated="7"/>
        </table:table-row>
        <table:table-row table:style-name="ro2">
          <table:table-cell table:formula="of:=IF ( MOD(ROW([.C81]);[.$M$2]) &lt;&gt; 0; MOD(ROW([.C81]);[.$M$2]);[.$M$2])" office:value-type="float" office:value="1">
            <text:p>1</text:p>
          </table:table-cell>
          <table:table-cell table:formula="of:= INDIRECT( &quot;R&quot; &amp; (FLOOR((ROW([.A81]) -1)/[.$M$2];1) +5) &amp; &quot;C1&quot;;0)" office:value-type="float" office:value="2000">
            <text:p>2000</text:p>
          </table:table-cell>
          <table:table-cell table:formula="of:=VLOOKUP([.$B81];[.$A$7:.$K$17];[.$A81] +1)" office:value-type="float" office:value="12.13">
            <text:p>12.13</text:p>
          </table:table-cell>
          <table:table-cell table:formula="of:=VLOOKUP([.B81];[.$A$7:.$O$17];13)" office:value-type="float" office:value="0.0115950180872844">
            <text:p>0.0115950181</text:p>
          </table:table-cell>
          <table:table-cell table:formula="of:=[.B81] - [.$F$19]" office:value-type="float" office:value="250">
            <text:p>250</text:p>
          </table:table-cell>
          <table:table-cell table:formula="of:=[.E81]*[.C81]" office:value-type="float" office:value="3032.5">
            <text:p>3032.5</text:p>
          </table:table-cell>
          <table:table-cell table:formula="of:=[.E81]^2" office:value-type="float" office:value="62500">
            <text:p>62500</text:p>
          </table:table-cell>
          <table:table-cell table:formula="of:=( [.C81] - ([.$L$19]*[.B81] +[.$N$19]) )^2" office:value-type="float" office:value="0.000337557107437867">
            <text:p>0.0003375571</text:p>
          </table:table-cell>
          <table:table-cell table:number-columns-repeated="7"/>
        </table:table-row>
        <table:table-row table:style-name="ro2">
          <table:table-cell table:formula="of:=IF ( MOD(ROW([.C82]);[.$M$2]) &lt;&gt; 0; MOD(ROW([.C82]);[.$M$2]);[.$M$2])" office:value-type="float" office:value="2">
            <text:p>2</text:p>
          </table:table-cell>
          <table:table-cell table:formula="of:= INDIRECT( &quot;R&quot; &amp; (FLOOR((ROW([.A82]) -1)/[.$M$2];1) +5) &amp; &quot;C1&quot;;0)" office:value-type="float" office:value="2000">
            <text:p>2000</text:p>
          </table:table-cell>
          <table:table-cell table:formula="of:=VLOOKUP([.$B82];[.$A$7:.$K$17];[.$A82] +1)" office:value-type="float" office:value="12.14">
            <text:p>12.14</text:p>
          </table:table-cell>
          <table:table-cell table:formula="of:=VLOOKUP([.B82];[.$A$7:.$O$17];13)" office:value-type="float" office:value="0.0115950180872844">
            <text:p>0.0115950181</text:p>
          </table:table-cell>
          <table:table-cell table:formula="of:=[.B82] - [.$F$19]" office:value-type="float" office:value="250">
            <text:p>250</text:p>
          </table:table-cell>
          <table:table-cell table:formula="of:=[.E82]*[.C82]" office:value-type="float" office:value="3035">
            <text:p>3035</text:p>
          </table:table-cell>
          <table:table-cell table:formula="of:=[.E82]^2" office:value-type="float" office:value="62500">
            <text:p>62500</text:p>
          </table:table-cell>
          <table:table-cell table:formula="of:=( [.C82] - ([.$L$19]*[.B82] +[.$N$19]) )^2" office:value-type="float" office:value="0.0000701025619834066">
            <text:p>7.01025619834066E-005</text:p>
          </table:table-cell>
          <table:table-cell table:number-columns-repeated="7"/>
        </table:table-row>
        <table:table-row table:style-name="ro2">
          <table:table-cell table:formula="of:=IF ( MOD(ROW([.C83]);[.$M$2]) &lt;&gt; 0; MOD(ROW([.C83]);[.$M$2]);[.$M$2])" office:value-type="float" office:value="3">
            <text:p>3</text:p>
          </table:table-cell>
          <table:table-cell table:formula="of:= INDIRECT( &quot;R&quot; &amp; (FLOOR((ROW([.A83]) -1)/[.$M$2];1) +5) &amp; &quot;C1&quot;;0)" office:value-type="float" office:value="2000">
            <text:p>2000</text:p>
          </table:table-cell>
          <table:table-cell table:formula="of:=VLOOKUP([.$B83];[.$A$7:.$K$17];[.$A83] +1)" office:value-type="float" office:value="12.15">
            <text:p>12.15</text:p>
          </table:table-cell>
          <table:table-cell table:formula="of:=VLOOKUP([.B83];[.$A$7:.$O$17];13)" office:value-type="float" office:value="0.0115950180872844">
            <text:p>0.0115950181</text:p>
          </table:table-cell>
          <table:table-cell table:formula="of:=[.B83] - [.$F$19]" office:value-type="float" office:value="250">
            <text:p>250</text:p>
          </table:table-cell>
          <table:table-cell table:formula="of:=[.E83]*[.C83]" office:value-type="float" office:value="3037.5">
            <text:p>3037.5</text:p>
          </table:table-cell>
          <table:table-cell table:formula="of:=[.E83]^2" office:value-type="float" office:value="62500">
            <text:p>62500</text:p>
          </table:table-cell>
          <table:table-cell table:formula="of:=( [.C83] - ([.$L$19]*[.B83] +[.$N$19]) )^2" office:value-type="float" office:value="0.00000264801652893745">
            <text:p>0.000002648</text:p>
          </table:table-cell>
          <table:table-cell table:number-columns-repeated="7"/>
        </table:table-row>
        <table:table-row table:style-name="ro2">
          <table:table-cell table:formula="of:=IF ( MOD(ROW([.C84]);[.$M$2]) &lt;&gt; 0; MOD(ROW([.C84]);[.$M$2]);[.$M$2])" office:value-type="float" office:value="4">
            <text:p>4</text:p>
          </table:table-cell>
          <table:table-cell table:formula="of:= INDIRECT( &quot;R&quot; &amp; (FLOOR((ROW([.A84]) -1)/[.$M$2];1) +5) &amp; &quot;C1&quot;;0)" office:value-type="float" office:value="2000">
            <text:p>2000</text:p>
          </table:table-cell>
          <table:table-cell table:formula="of:=VLOOKUP([.$B84];[.$A$7:.$K$17];[.$A84] +1)" office:value-type="float" office:value="12.14">
            <text:p>12.14</text:p>
          </table:table-cell>
          <table:table-cell table:formula="of:=VLOOKUP([.B84];[.$A$7:.$O$17];13)" office:value-type="float" office:value="0.0115950180872844">
            <text:p>0.0115950181</text:p>
          </table:table-cell>
          <table:table-cell table:formula="of:=[.B84] - [.$F$19]" office:value-type="float" office:value="250">
            <text:p>250</text:p>
          </table:table-cell>
          <table:table-cell table:formula="of:=[.E84]*[.C84]" office:value-type="float" office:value="3035">
            <text:p>3035</text:p>
          </table:table-cell>
          <table:table-cell table:formula="of:=[.E84]^2" office:value-type="float" office:value="62500">
            <text:p>62500</text:p>
          </table:table-cell>
          <table:table-cell table:formula="of:=( [.C84] - ([.$L$19]*[.B84] +[.$N$19]) )^2" office:value-type="float" office:value="0.0000701025619834066">
            <text:p>7.01025619834066E-005</text:p>
          </table:table-cell>
          <table:table-cell table:number-columns-repeated="7"/>
        </table:table-row>
        <table:table-row table:style-name="ro2">
          <table:table-cell table:formula="of:=IF ( MOD(ROW([.C85]);[.$M$2]) &lt;&gt; 0; MOD(ROW([.C85]);[.$M$2]);[.$M$2])" office:value-type="float" office:value="5">
            <text:p>5</text:p>
          </table:table-cell>
          <table:table-cell table:formula="of:= INDIRECT( &quot;R&quot; &amp; (FLOOR((ROW([.A85]) -1)/[.$M$2];1) +5) &amp; &quot;C1&quot;;0)" office:value-type="float" office:value="2000">
            <text:p>2000</text:p>
          </table:table-cell>
          <table:table-cell table:formula="of:=VLOOKUP([.$B85];[.$A$7:.$K$17];[.$A85] +1)" office:value-type="float" office:value="12.15">
            <text:p>12.15</text:p>
          </table:table-cell>
          <table:table-cell table:formula="of:=VLOOKUP([.B85];[.$A$7:.$O$17];13)" office:value-type="float" office:value="0.0115950180872844">
            <text:p>0.0115950181</text:p>
          </table:table-cell>
          <table:table-cell table:formula="of:=[.B85] - [.$F$19]" office:value-type="float" office:value="250">
            <text:p>250</text:p>
          </table:table-cell>
          <table:table-cell table:formula="of:=[.E85]*[.C85]" office:value-type="float" office:value="3037.5">
            <text:p>3037.5</text:p>
          </table:table-cell>
          <table:table-cell table:formula="of:=[.E85]^2" office:value-type="float" office:value="62500">
            <text:p>62500</text:p>
          </table:table-cell>
          <table:table-cell table:formula="of:=( [.C85] - ([.$L$19]*[.B85] +[.$N$19]) )^2" office:value-type="float" office:value="0.00000264801652893745">
            <text:p>0.000002648</text:p>
          </table:table-cell>
          <table:table-cell table:number-columns-repeated="7"/>
        </table:table-row>
        <table:table-row table:style-name="ro2">
          <table:table-cell table:formula="of:=IF ( MOD(ROW([.C86]);[.$M$2]) &lt;&gt; 0; MOD(ROW([.C86]);[.$M$2]);[.$M$2])" office:value-type="float" office:value="6">
            <text:p>6</text:p>
          </table:table-cell>
          <table:table-cell table:formula="of:= INDIRECT( &quot;R&quot; &amp; (FLOOR((ROW([.A86]) -1)/[.$M$2];1) +5) &amp; &quot;C1&quot;;0)" office:value-type="float" office:value="2000">
            <text:p>2000</text:p>
          </table:table-cell>
          <table:table-cell table:formula="of:=VLOOKUP([.$B86];[.$A$7:.$K$17];[.$A86] +1)" office:value-type="float" office:value="12.14">
            <text:p>12.14</text:p>
          </table:table-cell>
          <table:table-cell table:formula="of:=VLOOKUP([.B86];[.$A$7:.$O$17];13)" office:value-type="float" office:value="0.0115950180872844">
            <text:p>0.0115950181</text:p>
          </table:table-cell>
          <table:table-cell table:formula="of:=[.B86] - [.$F$19]" office:value-type="float" office:value="250">
            <text:p>250</text:p>
          </table:table-cell>
          <table:table-cell table:formula="of:=[.E86]*[.C86]" office:value-type="float" office:value="3035">
            <text:p>3035</text:p>
          </table:table-cell>
          <table:table-cell table:formula="of:=[.E86]^2" office:value-type="float" office:value="62500">
            <text:p>62500</text:p>
          </table:table-cell>
          <table:table-cell table:formula="of:=( [.C86] - ([.$L$19]*[.B86] +[.$N$19]) )^2" office:value-type="float" office:value="0.0000701025619834066">
            <text:p>7.01025619834066E-005</text:p>
          </table:table-cell>
          <table:table-cell table:number-columns-repeated="7"/>
        </table:table-row>
        <table:table-row table:style-name="ro2">
          <table:table-cell table:formula="of:=IF ( MOD(ROW([.C87]);[.$M$2]) &lt;&gt; 0; MOD(ROW([.C87]);[.$M$2]);[.$M$2])" office:value-type="float" office:value="7">
            <text:p>7</text:p>
          </table:table-cell>
          <table:table-cell table:formula="of:= INDIRECT( &quot;R&quot; &amp; (FLOOR((ROW([.A87]) -1)/[.$M$2];1) +5) &amp; &quot;C1&quot;;0)" office:value-type="float" office:value="2000">
            <text:p>2000</text:p>
          </table:table-cell>
          <table:table-cell table:formula="of:=VLOOKUP([.$B87];[.$A$7:.$K$17];[.$A87] +1)" office:value-type="float" office:value="12.13">
            <text:p>12.13</text:p>
          </table:table-cell>
          <table:table-cell table:formula="of:=VLOOKUP([.B87];[.$A$7:.$O$17];13)" office:value-type="float" office:value="0.0115950180872844">
            <text:p>0.0115950181</text:p>
          </table:table-cell>
          <table:table-cell table:formula="of:=[.B87] - [.$F$19]" office:value-type="float" office:value="250">
            <text:p>250</text:p>
          </table:table-cell>
          <table:table-cell table:formula="of:=[.E87]*[.C87]" office:value-type="float" office:value="3032.5">
            <text:p>3032.5</text:p>
          </table:table-cell>
          <table:table-cell table:formula="of:=[.E87]^2" office:value-type="float" office:value="62500">
            <text:p>62500</text:p>
          </table:table-cell>
          <table:table-cell table:formula="of:=( [.C87] - ([.$L$19]*[.B87] +[.$N$19]) )^2" office:value-type="float" office:value="0.000337557107437867">
            <text:p>0.0003375571</text:p>
          </table:table-cell>
          <table:table-cell table:number-columns-repeated="7"/>
        </table:table-row>
        <table:table-row table:style-name="ro2">
          <table:table-cell table:formula="of:=IF ( MOD(ROW([.C88]);[.$M$2]) &lt;&gt; 0; MOD(ROW([.C88]);[.$M$2]);[.$M$2])" office:value-type="float" office:value="8">
            <text:p>8</text:p>
          </table:table-cell>
          <table:table-cell table:formula="of:= INDIRECT( &quot;R&quot; &amp; (FLOOR((ROW([.A88]) -1)/[.$M$2];1) +5) &amp; &quot;C1&quot;;0)" office:value-type="float" office:value="2000">
            <text:p>2000</text:p>
          </table:table-cell>
          <table:table-cell table:formula="of:=VLOOKUP([.$B88];[.$A$7:.$K$17];[.$A88] +1)" office:value-type="float" office:value="12.15">
            <text:p>12.15</text:p>
          </table:table-cell>
          <table:table-cell table:formula="of:=VLOOKUP([.B88];[.$A$7:.$O$17];13)" office:value-type="float" office:value="0.0115950180872844">
            <text:p>0.0115950181</text:p>
          </table:table-cell>
          <table:table-cell table:formula="of:=[.B88] - [.$F$19]" office:value-type="float" office:value="250">
            <text:p>250</text:p>
          </table:table-cell>
          <table:table-cell table:formula="of:=[.E88]*[.C88]" office:value-type="float" office:value="3037.5">
            <text:p>3037.5</text:p>
          </table:table-cell>
          <table:table-cell table:formula="of:=[.E88]^2" office:value-type="float" office:value="62500">
            <text:p>62500</text:p>
          </table:table-cell>
          <table:table-cell table:formula="of:=( [.C88] - ([.$L$19]*[.B88] +[.$N$19]) )^2" office:value-type="float" office:value="0.00000264801652893745">
            <text:p>0.000002648</text:p>
          </table:table-cell>
          <table:table-cell table:number-columns-repeated="7"/>
        </table:table-row>
        <table:table-row table:style-name="ro2">
          <table:table-cell table:formula="of:=IF ( MOD(ROW([.C89]);[.$M$2]) &lt;&gt; 0; MOD(ROW([.C89]);[.$M$2]);[.$M$2])" office:value-type="float" office:value="9">
            <text:p>9</text:p>
          </table:table-cell>
          <table:table-cell table:formula="of:= INDIRECT( &quot;R&quot; &amp; (FLOOR((ROW([.A89]) -1)/[.$M$2];1) +5) &amp; &quot;C1&quot;;0)" office:value-type="float" office:value="2000">
            <text:p>2000</text:p>
          </table:table-cell>
          <table:table-cell table:formula="of:=VLOOKUP([.$B89];[.$A$7:.$K$17];[.$A89] +1)" office:value-type="float" office:value="12.12">
            <text:p>12.12</text:p>
          </table:table-cell>
          <table:table-cell table:formula="of:=VLOOKUP([.B89];[.$A$7:.$O$17];13)" office:value-type="float" office:value="0.0115950180872844">
            <text:p>0.0115950181</text:p>
          </table:table-cell>
          <table:table-cell table:formula="of:=[.B89] - [.$F$19]" office:value-type="float" office:value="250">
            <text:p>250</text:p>
          </table:table-cell>
          <table:table-cell table:formula="of:=[.E89]*[.C89]" office:value-type="float" office:value="3030">
            <text:p>3030</text:p>
          </table:table-cell>
          <table:table-cell table:formula="of:=[.E89]^2" office:value-type="float" office:value="62500">
            <text:p>62500</text:p>
          </table:table-cell>
          <table:table-cell table:formula="of:=( [.C89] - ([.$L$19]*[.B89] +[.$N$19]) )^2" office:value-type="float" office:value="0.00080501165289242">
            <text:p>0.0008050117</text:p>
          </table:table-cell>
          <table:table-cell table:number-columns-repeated="7"/>
        </table:table-row>
        <table:table-row table:style-name="ro2">
          <table:table-cell table:formula="of:=IF ( MOD(ROW([.C90]);[.$M$2]) &lt;&gt; 0; MOD(ROW([.C90]);[.$M$2]);[.$M$2])" office:value-type="float" office:value="10">
            <text:p>10</text:p>
          </table:table-cell>
          <table:table-cell table:formula="of:= INDIRECT( &quot;R&quot; &amp; (FLOOR((ROW([.A90]) -1)/[.$M$2];1) +5) &amp; &quot;C1&quot;;0)" office:value-type="float" office:value="2000">
            <text:p>2000</text:p>
          </table:table-cell>
          <table:table-cell table:formula="of:=VLOOKUP([.$B90];[.$A$7:.$K$17];[.$A90] +1)" office:value-type="float" office:value="12.12">
            <text:p>12.12</text:p>
          </table:table-cell>
          <table:table-cell table:formula="of:=VLOOKUP([.B90];[.$A$7:.$O$17];13)" office:value-type="float" office:value="0.0115950180872844">
            <text:p>0.0115950181</text:p>
          </table:table-cell>
          <table:table-cell table:formula="of:=[.B90] - [.$F$19]" office:value-type="float" office:value="250">
            <text:p>250</text:p>
          </table:table-cell>
          <table:table-cell table:formula="of:=[.E90]*[.C90]" office:value-type="float" office:value="3030">
            <text:p>3030</text:p>
          </table:table-cell>
          <table:table-cell table:formula="of:=[.E90]^2" office:value-type="float" office:value="62500">
            <text:p>62500</text:p>
          </table:table-cell>
          <table:table-cell table:formula="of:=( [.C90] - ([.$L$19]*[.B90] +[.$N$19]) )^2" office:value-type="float" office:value="0.00080501165289242">
            <text:p>0.0008050117</text:p>
          </table:table-cell>
          <table:table-cell table:number-columns-repeated="7"/>
        </table:table-row>
        <table:table-row table:style-name="ro2">
          <table:table-cell table:formula="of:=IF ( MOD(ROW([.C91]);[.$M$2]) &lt;&gt; 0; MOD(ROW([.C91]);[.$M$2]);[.$M$2])" office:value-type="float" office:value="1">
            <text:p>1</text:p>
          </table:table-cell>
          <table:table-cell table:formula="of:= INDIRECT( &quot;R&quot; &amp; (FLOOR((ROW([.A91]) -1)/[.$M$2];1) +5) &amp; &quot;C1&quot;;0)" office:value-type="float" office:value="2250">
            <text:p>2250</text:p>
          </table:table-cell>
          <table:table-cell table:formula="of:=VLOOKUP([.$B91];[.$A$7:.$K$17];[.$A91] +1)" office:value-type="float" office:value="13.64">
            <text:p>13.64</text:p>
          </table:table-cell>
          <table:table-cell table:formula="of:=VLOOKUP([.B91];[.$A$7:.$O$17];13)" office:value-type="float" office:value="0.0154919333848296">
            <text:p>0.0154919334</text:p>
          </table:table-cell>
          <table:table-cell table:formula="of:=[.B91] - [.$F$19]" office:value-type="float" office:value="500">
            <text:p>500</text:p>
          </table:table-cell>
          <table:table-cell table:formula="of:=[.E91]*[.C91]" office:value-type="float" office:value="6820">
            <text:p>6820</text:p>
          </table:table-cell>
          <table:table-cell table:formula="of:=[.E91]^2" office:value-type="float" office:value="250000">
            <text:p>250000</text:p>
          </table:table-cell>
          <table:table-cell table:formula="of:=( [.C91] - ([.$L$19]*[.B91] +[.$N$19]) )^2" office:value-type="float" office:value="0.0000863209917354739">
            <text:p>0.000086321</text:p>
          </table:table-cell>
          <table:table-cell table:number-columns-repeated="7"/>
        </table:table-row>
        <table:table-row table:style-name="ro2">
          <table:table-cell table:formula="of:=IF ( MOD(ROW([.C92]);[.$M$2]) &lt;&gt; 0; MOD(ROW([.C92]);[.$M$2]);[.$M$2])" office:value-type="float" office:value="2">
            <text:p>2</text:p>
          </table:table-cell>
          <table:table-cell table:formula="of:= INDIRECT( &quot;R&quot; &amp; (FLOOR((ROW([.A92]) -1)/[.$M$2];1) +5) &amp; &quot;C1&quot;;0)" office:value-type="float" office:value="2250">
            <text:p>2250</text:p>
          </table:table-cell>
          <table:table-cell table:formula="of:=VLOOKUP([.$B92];[.$A$7:.$K$17];[.$A92] +1)" office:value-type="float" office:value="13.62">
            <text:p>13.62</text:p>
          </table:table-cell>
          <table:table-cell table:formula="of:=VLOOKUP([.B92];[.$A$7:.$O$17];13)" office:value-type="float" office:value="0.0154919333848296">
            <text:p>0.0154919334</text:p>
          </table:table-cell>
          <table:table-cell table:formula="of:=[.B92] - [.$F$19]" office:value-type="float" office:value="500">
            <text:p>500</text:p>
          </table:table-cell>
          <table:table-cell table:formula="of:=[.E92]*[.C92]" office:value-type="float" office:value="6810">
            <text:p>6810</text:p>
          </table:table-cell>
          <table:table-cell table:formula="of:=[.E92]^2" office:value-type="float" office:value="250000">
            <text:p>250000</text:p>
          </table:table-cell>
          <table:table-cell table:formula="of:=( [.C92] - ([.$L$19]*[.B92] +[.$N$19]) )^2" office:value-type="float" office:value="0.00085795735537178">
            <text:p>0.0008579574</text:p>
          </table:table-cell>
          <table:table-cell table:number-columns-repeated="7"/>
        </table:table-row>
        <table:table-row table:style-name="ro2">
          <table:table-cell table:formula="of:=IF ( MOD(ROW([.C93]);[.$M$2]) &lt;&gt; 0; MOD(ROW([.C93]);[.$M$2]);[.$M$2])" office:value-type="float" office:value="3">
            <text:p>3</text:p>
          </table:table-cell>
          <table:table-cell table:formula="of:= INDIRECT( &quot;R&quot; &amp; (FLOOR((ROW([.A93]) -1)/[.$M$2];1) +5) &amp; &quot;C1&quot;;0)" office:value-type="float" office:value="2250">
            <text:p>2250</text:p>
          </table:table-cell>
          <table:table-cell table:formula="of:=VLOOKUP([.$B93];[.$A$7:.$K$17];[.$A93] +1)" office:value-type="float" office:value="13.67">
            <text:p>13.67</text:p>
          </table:table-cell>
          <table:table-cell table:formula="of:=VLOOKUP([.B93];[.$A$7:.$O$17];13)" office:value-type="float" office:value="0.0154919333848296">
            <text:p>0.0154919334</text:p>
          </table:table-cell>
          <table:table-cell table:formula="of:=[.B93] - [.$F$19]" office:value-type="float" office:value="500">
            <text:p>500</text:p>
          </table:table-cell>
          <table:table-cell table:formula="of:=[.E93]*[.C93]" office:value-type="float" office:value="6835">
            <text:p>6835</text:p>
          </table:table-cell>
          <table:table-cell table:formula="of:=[.E93]^2" office:value-type="float" office:value="250000">
            <text:p>250000</text:p>
          </table:table-cell>
          <table:table-cell table:formula="of:=( [.C93] - ([.$L$19]*[.B93] +[.$N$19]) )^2" office:value-type="float" office:value="0.000428866446281106">
            <text:p>0.0004288664</text:p>
          </table:table-cell>
          <table:table-cell table:number-columns-repeated="7"/>
        </table:table-row>
        <table:table-row table:style-name="ro2">
          <table:table-cell table:formula="of:=IF ( MOD(ROW([.C94]);[.$M$2]) &lt;&gt; 0; MOD(ROW([.C94]);[.$M$2]);[.$M$2])" office:value-type="float" office:value="4">
            <text:p>4</text:p>
          </table:table-cell>
          <table:table-cell table:formula="of:= INDIRECT( &quot;R&quot; &amp; (FLOOR((ROW([.A94]) -1)/[.$M$2];1) +5) &amp; &quot;C1&quot;;0)" office:value-type="float" office:value="2250">
            <text:p>2250</text:p>
          </table:table-cell>
          <table:table-cell table:formula="of:=VLOOKUP([.$B94];[.$A$7:.$K$17];[.$A94] +1)" office:value-type="float" office:value="13.63">
            <text:p>13.63</text:p>
          </table:table-cell>
          <table:table-cell table:formula="of:=VLOOKUP([.B94];[.$A$7:.$O$17];13)" office:value-type="float" office:value="0.0154919333848296">
            <text:p>0.0154919334</text:p>
          </table:table-cell>
          <table:table-cell table:formula="of:=[.B94] - [.$F$19]" office:value-type="float" office:value="500">
            <text:p>500</text:p>
          </table:table-cell>
          <table:table-cell table:formula="of:=[.E94]*[.C94]" office:value-type="float" office:value="6815">
            <text:p>6815</text:p>
          </table:table-cell>
          <table:table-cell table:formula="of:=[.E94]^2" office:value-type="float" office:value="250000">
            <text:p>250000</text:p>
          </table:table-cell>
          <table:table-cell table:formula="of:=( [.C94] - ([.$L$19]*[.B94] +[.$N$19]) )^2" office:value-type="float" office:value="0.000372139173553579">
            <text:p>0.0003721392</text:p>
          </table:table-cell>
          <table:table-cell table:number-columns-repeated="7"/>
        </table:table-row>
        <table:table-row table:style-name="ro2">
          <table:table-cell table:formula="of:=IF ( MOD(ROW([.C95]);[.$M$2]) &lt;&gt; 0; MOD(ROW([.C95]);[.$M$2]);[.$M$2])" office:value-type="float" office:value="5">
            <text:p>5</text:p>
          </table:table-cell>
          <table:table-cell table:formula="of:= INDIRECT( &quot;R&quot; &amp; (FLOOR((ROW([.A95]) -1)/[.$M$2];1) +5) &amp; &quot;C1&quot;;0)" office:value-type="float" office:value="2250">
            <text:p>2250</text:p>
          </table:table-cell>
          <table:table-cell table:formula="of:=VLOOKUP([.$B95];[.$A$7:.$K$17];[.$A95] +1)" office:value-type="float" office:value="13.63">
            <text:p>13.63</text:p>
          </table:table-cell>
          <table:table-cell table:formula="of:=VLOOKUP([.B95];[.$A$7:.$O$17];13)" office:value-type="float" office:value="0.0154919333848296">
            <text:p>0.0154919334</text:p>
          </table:table-cell>
          <table:table-cell table:formula="of:=[.B95] - [.$F$19]" office:value-type="float" office:value="500">
            <text:p>500</text:p>
          </table:table-cell>
          <table:table-cell table:formula="of:=[.E95]*[.C95]" office:value-type="float" office:value="6815">
            <text:p>6815</text:p>
          </table:table-cell>
          <table:table-cell table:formula="of:=[.E95]^2" office:value-type="float" office:value="250000">
            <text:p>250000</text:p>
          </table:table-cell>
          <table:table-cell table:formula="of:=( [.C95] - ([.$L$19]*[.B95] +[.$N$19]) )^2" office:value-type="float" office:value="0.000372139173553579">
            <text:p>0.0003721392</text:p>
          </table:table-cell>
          <table:table-cell table:number-columns-repeated="7"/>
        </table:table-row>
        <table:table-row table:style-name="ro2">
          <table:table-cell table:formula="of:=IF ( MOD(ROW([.C96]);[.$M$2]) &lt;&gt; 0; MOD(ROW([.C96]);[.$M$2]);[.$M$2])" office:value-type="float" office:value="6">
            <text:p>6</text:p>
          </table:table-cell>
          <table:table-cell table:formula="of:= INDIRECT( &quot;R&quot; &amp; (FLOOR((ROW([.A96]) -1)/[.$M$2];1) +5) &amp; &quot;C1&quot;;0)" office:value-type="float" office:value="2250">
            <text:p>2250</text:p>
          </table:table-cell>
          <table:table-cell table:formula="of:=VLOOKUP([.$B96];[.$A$7:.$K$17];[.$A96] +1)" office:value-type="float" office:value="13.63">
            <text:p>13.63</text:p>
          </table:table-cell>
          <table:table-cell table:formula="of:=VLOOKUP([.B96];[.$A$7:.$O$17];13)" office:value-type="float" office:value="0.0154919333848296">
            <text:p>0.0154919334</text:p>
          </table:table-cell>
          <table:table-cell table:formula="of:=[.B96] - [.$F$19]" office:value-type="float" office:value="500">
            <text:p>500</text:p>
          </table:table-cell>
          <table:table-cell table:formula="of:=[.E96]*[.C96]" office:value-type="float" office:value="6815">
            <text:p>6815</text:p>
          </table:table-cell>
          <table:table-cell table:formula="of:=[.E96]^2" office:value-type="float" office:value="250000">
            <text:p>250000</text:p>
          </table:table-cell>
          <table:table-cell table:formula="of:=( [.C96] - ([.$L$19]*[.B96] +[.$N$19]) )^2" office:value-type="float" office:value="0.000372139173553579">
            <text:p>0.0003721392</text:p>
          </table:table-cell>
          <table:table-cell table:number-columns-repeated="7"/>
        </table:table-row>
        <table:table-row table:style-name="ro2">
          <table:table-cell table:formula="of:=IF ( MOD(ROW([.C97]);[.$M$2]) &lt;&gt; 0; MOD(ROW([.C97]);[.$M$2]);[.$M$2])" office:value-type="float" office:value="7">
            <text:p>7</text:p>
          </table:table-cell>
          <table:table-cell table:formula="of:= INDIRECT( &quot;R&quot; &amp; (FLOOR((ROW([.A97]) -1)/[.$M$2];1) +5) &amp; &quot;C1&quot;;0)" office:value-type="float" office:value="2250">
            <text:p>2250</text:p>
          </table:table-cell>
          <table:table-cell table:formula="of:=VLOOKUP([.$B97];[.$A$7:.$K$17];[.$A97] +1)" office:value-type="float" office:value="13.64">
            <text:p>13.64</text:p>
          </table:table-cell>
          <table:table-cell table:formula="of:=VLOOKUP([.B97];[.$A$7:.$O$17];13)" office:value-type="float" office:value="0.0154919333848296">
            <text:p>0.0154919334</text:p>
          </table:table-cell>
          <table:table-cell table:formula="of:=[.B97] - [.$F$19]" office:value-type="float" office:value="500">
            <text:p>500</text:p>
          </table:table-cell>
          <table:table-cell table:formula="of:=[.E97]*[.C97]" office:value-type="float" office:value="6820">
            <text:p>6820</text:p>
          </table:table-cell>
          <table:table-cell table:formula="of:=[.E97]^2" office:value-type="float" office:value="250000">
            <text:p>250000</text:p>
          </table:table-cell>
          <table:table-cell table:formula="of:=( [.C97] - ([.$L$19]*[.B97] +[.$N$19]) )^2" office:value-type="float" office:value="0.0000863209917354739">
            <text:p>0.000086321</text:p>
          </table:table-cell>
          <table:table-cell table:number-columns-repeated="7"/>
        </table:table-row>
        <table:table-row table:style-name="ro2">
          <table:table-cell table:formula="of:=IF ( MOD(ROW([.C98]);[.$M$2]) &lt;&gt; 0; MOD(ROW([.C98]);[.$M$2]);[.$M$2])" office:value-type="float" office:value="8">
            <text:p>8</text:p>
          </table:table-cell>
          <table:table-cell table:formula="of:= INDIRECT( &quot;R&quot; &amp; (FLOOR((ROW([.A98]) -1)/[.$M$2];1) +5) &amp; &quot;C1&quot;;0)" office:value-type="float" office:value="2250">
            <text:p>2250</text:p>
          </table:table-cell>
          <table:table-cell table:formula="of:=VLOOKUP([.$B98];[.$A$7:.$K$17];[.$A98] +1)" office:value-type="float" office:value="13.65">
            <text:p>13.65</text:p>
          </table:table-cell>
          <table:table-cell table:formula="of:=VLOOKUP([.B98];[.$A$7:.$O$17];13)" office:value-type="float" office:value="0.0154919333848296">
            <text:p>0.0154919334</text:p>
          </table:table-cell>
          <table:table-cell table:formula="of:=[.B98] - [.$F$19]" office:value-type="float" office:value="500">
            <text:p>500</text:p>
          </table:table-cell>
          <table:table-cell table:formula="of:=[.E98]*[.C98]" office:value-type="float" office:value="6825">
            <text:p>6825</text:p>
          </table:table-cell>
          <table:table-cell table:formula="of:=[.E98]^2" office:value-type="float" office:value="250000">
            <text:p>250000</text:p>
          </table:table-cell>
          <table:table-cell table:formula="of:=( [.C98] - ([.$L$19]*[.B98] +[.$N$19]) )^2" office:value-type="float" office:value="0.000000502809917359899">
            <text:p>5.02809917359899E-007</text:p>
          </table:table-cell>
          <table:table-cell table:number-columns-repeated="7"/>
        </table:table-row>
        <table:table-row table:style-name="ro2">
          <table:table-cell table:formula="of:=IF ( MOD(ROW([.C99]);[.$M$2]) &lt;&gt; 0; MOD(ROW([.C99]);[.$M$2]);[.$M$2])" office:value-type="float" office:value="9">
            <text:p>9</text:p>
          </table:table-cell>
          <table:table-cell table:formula="of:= INDIRECT( &quot;R&quot; &amp; (FLOOR((ROW([.A99]) -1)/[.$M$2];1) +5) &amp; &quot;C1&quot;;0)" office:value-type="float" office:value="2250">
            <text:p>2250</text:p>
          </table:table-cell>
          <table:table-cell table:formula="of:=VLOOKUP([.$B99];[.$A$7:.$K$17];[.$A99] +1)" office:value-type="float" office:value="13.65">
            <text:p>13.65</text:p>
          </table:table-cell>
          <table:table-cell table:formula="of:=VLOOKUP([.B99];[.$A$7:.$O$17];13)" office:value-type="float" office:value="0.0154919333848296">
            <text:p>0.0154919334</text:p>
          </table:table-cell>
          <table:table-cell table:formula="of:=[.B99] - [.$F$19]" office:value-type="float" office:value="500">
            <text:p>500</text:p>
          </table:table-cell>
          <table:table-cell table:formula="of:=[.E99]*[.C99]" office:value-type="float" office:value="6825">
            <text:p>6825</text:p>
          </table:table-cell>
          <table:table-cell table:formula="of:=[.E99]^2" office:value-type="float" office:value="250000">
            <text:p>250000</text:p>
          </table:table-cell>
          <table:table-cell table:formula="of:=( [.C99] - ([.$L$19]*[.B99] +[.$N$19]) )^2" office:value-type="float" office:value="0.000000502809917359899">
            <text:p>5.02809917359899E-007</text:p>
          </table:table-cell>
          <table:table-cell table:number-columns-repeated="7"/>
        </table:table-row>
        <table:table-row table:style-name="ro2">
          <table:table-cell table:formula="of:=IF ( MOD(ROW([.C100]);[.$M$2]) &lt;&gt; 0; MOD(ROW([.C100]);[.$M$2]);[.$M$2])" office:value-type="float" office:value="10">
            <text:p>10</text:p>
          </table:table-cell>
          <table:table-cell table:formula="of:= INDIRECT( &quot;R&quot; &amp; (FLOOR((ROW([.A100]) -1)/[.$M$2];1) +5) &amp; &quot;C1&quot;;0)" office:value-type="float" office:value="2250">
            <text:p>2250</text:p>
          </table:table-cell>
          <table:table-cell table:formula="of:=VLOOKUP([.$B100];[.$A$7:.$K$17];[.$A100] +1)" office:value-type="float" office:value="13.66">
            <text:p>13.66</text:p>
          </table:table-cell>
          <table:table-cell table:formula="of:=VLOOKUP([.B100];[.$A$7:.$O$17];13)" office:value-type="float" office:value="0.0154919333848296">
            <text:p>0.0154919334</text:p>
          </table:table-cell>
          <table:table-cell table:formula="of:=[.B100] - [.$F$19]" office:value-type="float" office:value="500">
            <text:p>500</text:p>
          </table:table-cell>
          <table:table-cell table:formula="of:=[.E100]*[.C100]" office:value-type="float" office:value="6830">
            <text:p>6830</text:p>
          </table:table-cell>
          <table:table-cell table:formula="of:=[.E100]^2" office:value-type="float" office:value="250000">
            <text:p>250000</text:p>
          </table:table-cell>
          <table:table-cell table:formula="of:=( [.C100] - ([.$L$19]*[.B100] +[.$N$19]) )^2" office:value-type="float" office:value="0.000114684628099237">
            <text:p>0.0001146846</text:p>
          </table:table-cell>
          <table:table-cell table:number-columns-repeated="7"/>
        </table:table-row>
        <table:table-row table:style-name="ro2">
          <table:table-cell table:formula="of:=IF ( MOD(ROW([.C101]);[.$M$2]) &lt;&gt; 0; MOD(ROW([.C101]);[.$M$2]);[.$M$2])" office:value-type="float" office:value="1">
            <text:p>1</text:p>
          </table:table-cell>
          <table:table-cell table:formula="of:= INDIRECT( &quot;R&quot; &amp; (FLOOR((ROW([.A101]) -1)/[.$M$2];1) +5) &amp; &quot;C1&quot;;0)" office:value-type="float" office:value="2500">
            <text:p>2500</text:p>
          </table:table-cell>
          <table:table-cell table:formula="of:=VLOOKUP([.$B101];[.$A$7:.$K$17];[.$A101] +1)" office:value-type="float" office:value="15.23">
            <text:p>15.23</text:p>
          </table:table-cell>
          <table:table-cell table:formula="of:=VLOOKUP([.B101];[.$A$7:.$O$17];13)" office:value-type="float" office:value="0.0316403399335581">
            <text:p>0.0316403399</text:p>
          </table:table-cell>
          <table:table-cell table:formula="of:=[.B101] - [.$F$19]" office:value-type="float" office:value="750">
            <text:p>750</text:p>
          </table:table-cell>
          <table:table-cell table:formula="of:=[.E101]*[.C101]" office:value-type="float" office:value="11422.5">
            <text:p>11422.5</text:p>
          </table:table-cell>
          <table:table-cell table:formula="of:=[.E101]^2" office:value-type="float" office:value="562500">
            <text:p>562500</text:p>
          </table:table-cell>
          <table:table-cell table:formula="of:=( [.C101] - ([.$L$19]*[.B101] +[.$N$19]) )^2" office:value-type="float" office:value="0.00636658917355445">
            <text:p>0.0063665892</text:p>
          </table:table-cell>
          <table:table-cell table:number-columns-repeated="7"/>
        </table:table-row>
        <table:table-row table:style-name="ro2">
          <table:table-cell table:formula="of:=IF ( MOD(ROW([.C102]);[.$M$2]) &lt;&gt; 0; MOD(ROW([.C102]);[.$M$2]);[.$M$2])" office:value-type="float" office:value="2">
            <text:p>2</text:p>
          </table:table-cell>
          <table:table-cell table:formula="of:= INDIRECT( &quot;R&quot; &amp; (FLOOR((ROW([.A102]) -1)/[.$M$2];1) +5) &amp; &quot;C1&quot;;0)" office:value-type="float" office:value="2500">
            <text:p>2500</text:p>
          </table:table-cell>
          <table:table-cell table:formula="of:=VLOOKUP([.$B102];[.$A$7:.$K$17];[.$A102] +1)" office:value-type="float" office:value="15.15">
            <text:p>15.15</text:p>
          </table:table-cell>
          <table:table-cell table:formula="of:=VLOOKUP([.B102];[.$A$7:.$O$17];13)" office:value-type="float" office:value="0.0316403399335581">
            <text:p>0.0316403399</text:p>
          </table:table-cell>
          <table:table-cell table:formula="of:=[.B102] - [.$F$19]" office:value-type="float" office:value="750">
            <text:p>750</text:p>
          </table:table-cell>
          <table:table-cell table:formula="of:=[.E102]*[.C102]" office:value-type="float" office:value="11362.5">
            <text:p>11362.5</text:p>
          </table:table-cell>
          <table:table-cell table:formula="of:=[.E102]^2" office:value-type="float" office:value="562500">
            <text:p>562500</text:p>
          </table:table-cell>
          <table:table-cell table:formula="of:=( [.C102] - ([.$L$19]*[.B102] +[.$N$19]) )^2" office:value-type="float" office:value="0.0000000437190082625708">
            <text:p>4.37190082625708E-008</text:p>
          </table:table-cell>
          <table:table-cell table:number-columns-repeated="7"/>
        </table:table-row>
        <table:table-row table:style-name="ro2">
          <table:table-cell table:formula="of:=IF ( MOD(ROW([.C103]);[.$M$2]) &lt;&gt; 0; MOD(ROW([.C103]);[.$M$2]);[.$M$2])" office:value-type="float" office:value="3">
            <text:p>3</text:p>
          </table:table-cell>
          <table:table-cell table:formula="of:= INDIRECT( &quot;R&quot; &amp; (FLOOR((ROW([.A103]) -1)/[.$M$2];1) +5) &amp; &quot;C1&quot;;0)" office:value-type="float" office:value="2500">
            <text:p>2500</text:p>
          </table:table-cell>
          <table:table-cell table:formula="of:=VLOOKUP([.$B103];[.$A$7:.$K$17];[.$A103] +1)" office:value-type="float" office:value="15.12">
            <text:p>15.12</text:p>
          </table:table-cell>
          <table:table-cell table:formula="of:=VLOOKUP([.B103];[.$A$7:.$O$17];13)" office:value-type="float" office:value="0.0316403399335581">
            <text:p>0.0316403399</text:p>
          </table:table-cell>
          <table:table-cell table:formula="of:=[.B103] - [.$F$19]" office:value-type="float" office:value="750">
            <text:p>750</text:p>
          </table:table-cell>
          <table:table-cell table:formula="of:=[.E103]*[.C103]" office:value-type="float" office:value="11340">
            <text:p>11340</text:p>
          </table:table-cell>
          <table:table-cell table:formula="of:=[.E103]^2" office:value-type="float" office:value="562500">
            <text:p>562500</text:p>
          </table:table-cell>
          <table:table-cell table:formula="of:=( [.C103] - ([.$L$19]*[.B103] +[.$N$19]) )^2" office:value-type="float" office:value="0.000912589173553514">
            <text:p>0.0009125892</text:p>
          </table:table-cell>
          <table:table-cell table:number-columns-repeated="7"/>
        </table:table-row>
        <table:table-row table:style-name="ro2">
          <table:table-cell table:formula="of:=IF ( MOD(ROW([.C104]);[.$M$2]) &lt;&gt; 0; MOD(ROW([.C104]);[.$M$2]);[.$M$2])" office:value-type="float" office:value="4">
            <text:p>4</text:p>
          </table:table-cell>
          <table:table-cell table:formula="of:= INDIRECT( &quot;R&quot; &amp; (FLOOR((ROW([.A104]) -1)/[.$M$2];1) +5) &amp; &quot;C1&quot;;0)" office:value-type="float" office:value="2500">
            <text:p>2500</text:p>
          </table:table-cell>
          <table:table-cell table:formula="of:=VLOOKUP([.$B104];[.$A$7:.$K$17];[.$A104] +1)" office:value-type="float" office:value="15.15">
            <text:p>15.15</text:p>
          </table:table-cell>
          <table:table-cell table:formula="of:=VLOOKUP([.B104];[.$A$7:.$O$17];13)" office:value-type="float" office:value="0.0316403399335581">
            <text:p>0.0316403399</text:p>
          </table:table-cell>
          <table:table-cell table:formula="of:=[.B104] - [.$F$19]" office:value-type="float" office:value="750">
            <text:p>750</text:p>
          </table:table-cell>
          <table:table-cell table:formula="of:=[.E104]*[.C104]" office:value-type="float" office:value="11362.5">
            <text:p>11362.5</text:p>
          </table:table-cell>
          <table:table-cell table:formula="of:=[.E104]^2" office:value-type="float" office:value="562500">
            <text:p>562500</text:p>
          </table:table-cell>
          <table:table-cell table:formula="of:=( [.C104] - ([.$L$19]*[.B104] +[.$N$19]) )^2" office:value-type="float" office:value="0.0000000437190082625708">
            <text:p>4.37190082625708E-008</text:p>
          </table:table-cell>
          <table:table-cell table:number-columns-repeated="7"/>
        </table:table-row>
        <table:table-row table:style-name="ro2">
          <table:table-cell table:formula="of:=IF ( MOD(ROW([.C105]);[.$M$2]) &lt;&gt; 0; MOD(ROW([.C105]);[.$M$2]);[.$M$2])" office:value-type="float" office:value="5">
            <text:p>5</text:p>
          </table:table-cell>
          <table:table-cell table:formula="of:= INDIRECT( &quot;R&quot; &amp; (FLOOR((ROW([.A105]) -1)/[.$M$2];1) +5) &amp; &quot;C1&quot;;0)" office:value-type="float" office:value="2500">
            <text:p>2500</text:p>
          </table:table-cell>
          <table:table-cell table:formula="of:=VLOOKUP([.$B105];[.$A$7:.$K$17];[.$A105] +1)" office:value-type="float" office:value="15.13">
            <text:p>15.13</text:p>
          </table:table-cell>
          <table:table-cell table:formula="of:=VLOOKUP([.B105];[.$A$7:.$O$17];13)" office:value-type="float" office:value="0.0316403399335581">
            <text:p>0.0316403399</text:p>
          </table:table-cell>
          <table:table-cell table:formula="of:=[.B105] - [.$F$19]" office:value-type="float" office:value="750">
            <text:p>750</text:p>
          </table:table-cell>
          <table:table-cell table:formula="of:=[.E105]*[.C105]" office:value-type="float" office:value="11347.5">
            <text:p>11347.5</text:p>
          </table:table-cell>
          <table:table-cell table:formula="of:=[.E105]^2" office:value-type="float" office:value="562500">
            <text:p>562500</text:p>
          </table:table-cell>
          <table:table-cell table:formula="of:=( [.C105] - ([.$L$19]*[.B105] +[.$N$19]) )^2" office:value-type="float" office:value="0.000408407355371701">
            <text:p>0.0004084074</text:p>
          </table:table-cell>
          <table:table-cell table:number-columns-repeated="7"/>
        </table:table-row>
        <table:table-row table:style-name="ro2">
          <table:table-cell table:formula="of:=IF ( MOD(ROW([.C106]);[.$M$2]) &lt;&gt; 0; MOD(ROW([.C106]);[.$M$2]);[.$M$2])" office:value-type="float" office:value="6">
            <text:p>6</text:p>
          </table:table-cell>
          <table:table-cell table:formula="of:= INDIRECT( &quot;R&quot; &amp; (FLOOR((ROW([.A106]) -1)/[.$M$2];1) +5) &amp; &quot;C1&quot;;0)" office:value-type="float" office:value="2500">
            <text:p>2500</text:p>
          </table:table-cell>
          <table:table-cell table:formula="of:=VLOOKUP([.$B106];[.$A$7:.$K$17];[.$A106] +1)" office:value-type="float" office:value="15.14">
            <text:p>15.14</text:p>
          </table:table-cell>
          <table:table-cell table:formula="of:=VLOOKUP([.B106];[.$A$7:.$O$17];13)" office:value-type="float" office:value="0.0316403399335581">
            <text:p>0.0316403399</text:p>
          </table:table-cell>
          <table:table-cell table:formula="of:=[.B106] - [.$F$19]" office:value-type="float" office:value="750">
            <text:p>750</text:p>
          </table:table-cell>
          <table:table-cell table:formula="of:=[.E106]*[.C106]" office:value-type="float" office:value="11355">
            <text:p>11355</text:p>
          </table:table-cell>
          <table:table-cell table:formula="of:=[.E106]^2" office:value-type="float" office:value="562500">
            <text:p>562500</text:p>
          </table:table-cell>
          <table:table-cell table:formula="of:=( [.C106] - ([.$L$19]*[.B106] +[.$N$19]) )^2" office:value-type="float" office:value="0.000104225537189986">
            <text:p>0.0001042255</text:p>
          </table:table-cell>
          <table:table-cell table:number-columns-repeated="7"/>
        </table:table-row>
        <table:table-row table:style-name="ro2">
          <table:table-cell table:formula="of:=IF ( MOD(ROW([.C107]);[.$M$2]) &lt;&gt; 0; MOD(ROW([.C107]);[.$M$2]);[.$M$2])" office:value-type="float" office:value="7">
            <text:p>7</text:p>
          </table:table-cell>
          <table:table-cell table:formula="of:= INDIRECT( &quot;R&quot; &amp; (FLOOR((ROW([.A107]) -1)/[.$M$2];1) +5) &amp; &quot;C1&quot;;0)" office:value-type="float" office:value="2500">
            <text:p>2500</text:p>
          </table:table-cell>
          <table:table-cell table:formula="of:=VLOOKUP([.$B107];[.$A$7:.$K$17];[.$A107] +1)" office:value-type="float" office:value="15.13">
            <text:p>15.13</text:p>
          </table:table-cell>
          <table:table-cell table:formula="of:=VLOOKUP([.B107];[.$A$7:.$O$17];13)" office:value-type="float" office:value="0.0316403399335581">
            <text:p>0.0316403399</text:p>
          </table:table-cell>
          <table:table-cell table:formula="of:=[.B107] - [.$F$19]" office:value-type="float" office:value="750">
            <text:p>750</text:p>
          </table:table-cell>
          <table:table-cell table:formula="of:=[.E107]*[.C107]" office:value-type="float" office:value="11347.5">
            <text:p>11347.5</text:p>
          </table:table-cell>
          <table:table-cell table:formula="of:=[.E107]^2" office:value-type="float" office:value="562500">
            <text:p>562500</text:p>
          </table:table-cell>
          <table:table-cell table:formula="of:=( [.C107] - ([.$L$19]*[.B107] +[.$N$19]) )^2" office:value-type="float" office:value="0.000408407355371701">
            <text:p>0.0004084074</text:p>
          </table:table-cell>
          <table:table-cell table:number-columns-repeated="7"/>
        </table:table-row>
        <table:table-row table:style-name="ro2">
          <table:table-cell table:formula="of:=IF ( MOD(ROW([.C108]);[.$M$2]) &lt;&gt; 0; MOD(ROW([.C108]);[.$M$2]);[.$M$2])" office:value-type="float" office:value="8">
            <text:p>8</text:p>
          </table:table-cell>
          <table:table-cell table:formula="of:= INDIRECT( &quot;R&quot; &amp; (FLOOR((ROW([.A108]) -1)/[.$M$2];1) +5) &amp; &quot;C1&quot;;0)" office:value-type="float" office:value="2500">
            <text:p>2500</text:p>
          </table:table-cell>
          <table:table-cell table:formula="of:=VLOOKUP([.$B108];[.$A$7:.$K$17];[.$A108] +1)" office:value-type="float" office:value="15.14">
            <text:p>15.14</text:p>
          </table:table-cell>
          <table:table-cell table:formula="of:=VLOOKUP([.B108];[.$A$7:.$O$17];13)" office:value-type="float" office:value="0.0316403399335581">
            <text:p>0.0316403399</text:p>
          </table:table-cell>
          <table:table-cell table:formula="of:=[.B108] - [.$F$19]" office:value-type="float" office:value="750">
            <text:p>750</text:p>
          </table:table-cell>
          <table:table-cell table:formula="of:=[.E108]*[.C108]" office:value-type="float" office:value="11355">
            <text:p>11355</text:p>
          </table:table-cell>
          <table:table-cell table:formula="of:=[.E108]^2" office:value-type="float" office:value="562500">
            <text:p>562500</text:p>
          </table:table-cell>
          <table:table-cell table:formula="of:=( [.C108] - ([.$L$19]*[.B108] +[.$N$19]) )^2" office:value-type="float" office:value="0.000104225537189986">
            <text:p>0.0001042255</text:p>
          </table:table-cell>
          <table:table-cell table:number-columns-repeated="7"/>
        </table:table-row>
        <table:table-row table:style-name="ro2">
          <table:table-cell table:formula="of:=IF ( MOD(ROW([.C109]);[.$M$2]) &lt;&gt; 0; MOD(ROW([.C109]);[.$M$2]);[.$M$2])" office:value-type="float" office:value="9">
            <text:p>9</text:p>
          </table:table-cell>
          <table:table-cell table:formula="of:= INDIRECT( &quot;R&quot; &amp; (FLOOR((ROW([.A109]) -1)/[.$M$2];1) +5) &amp; &quot;C1&quot;;0)" office:value-type="float" office:value="2500">
            <text:p>2500</text:p>
          </table:table-cell>
          <table:table-cell table:formula="of:=VLOOKUP([.$B109];[.$A$7:.$K$17];[.$A109] +1)" office:value-type="float" office:value="15.17">
            <text:p>15.17</text:p>
          </table:table-cell>
          <table:table-cell table:formula="of:=VLOOKUP([.B109];[.$A$7:.$O$17];13)" office:value-type="float" office:value="0.0316403399335581">
            <text:p>0.0316403399</text:p>
          </table:table-cell>
          <table:table-cell table:formula="of:=[.B109] - [.$F$19]" office:value-type="float" office:value="750">
            <text:p>750</text:p>
          </table:table-cell>
          <table:table-cell table:formula="of:=[.E109]*[.C109]" office:value-type="float" office:value="11377.5">
            <text:p>11377.5</text:p>
          </table:table-cell>
          <table:table-cell table:formula="of:=[.E109]^2" office:value-type="float" office:value="562500">
            <text:p>562500</text:p>
          </table:table-cell>
          <table:table-cell table:formula="of:=( [.C109] - ([.$L$19]*[.B109] +[.$N$19]) )^2" office:value-type="float" office:value="0.00039168008264479">
            <text:p>0.0003916801</text:p>
          </table:table-cell>
          <table:table-cell table:number-columns-repeated="7"/>
        </table:table-row>
        <table:table-row table:style-name="ro2">
          <table:table-cell table:formula="of:=IF ( MOD(ROW([.C110]);[.$M$2]) &lt;&gt; 0; MOD(ROW([.C110]);[.$M$2]);[.$M$2])" office:value-type="float" office:value="10">
            <text:p>10</text:p>
          </table:table-cell>
          <table:table-cell table:formula="of:= INDIRECT( &quot;R&quot; &amp; (FLOOR((ROW([.A110]) -1)/[.$M$2];1) +5) &amp; &quot;C1&quot;;0)" office:value-type="float" office:value="2500">
            <text:p>2500</text:p>
          </table:table-cell>
          <table:table-cell table:formula="of:=VLOOKUP([.$B110];[.$A$7:.$K$17];[.$A110] +1)" office:value-type="float" office:value="15.17">
            <text:p>15.17</text:p>
          </table:table-cell>
          <table:table-cell table:formula="of:=VLOOKUP([.B110];[.$A$7:.$O$17];13)" office:value-type="float" office:value="0.0316403399335581">
            <text:p>0.0316403399</text:p>
          </table:table-cell>
          <table:table-cell table:formula="of:=[.B110] - [.$F$19]" office:value-type="float" office:value="750">
            <text:p>750</text:p>
          </table:table-cell>
          <table:table-cell table:formula="of:=[.E110]*[.C110]" office:value-type="float" office:value="11377.5">
            <text:p>11377.5</text:p>
          </table:table-cell>
          <table:table-cell table:formula="of:=[.E110]^2" office:value-type="float" office:value="562500">
            <text:p>562500</text:p>
          </table:table-cell>
          <table:table-cell table:formula="of:=( [.C110] - ([.$L$19]*[.B110] +[.$N$19]) )^2" office:value-type="float" office:value="0.00039168008264479">
            <text:p>0.0003916801</text:p>
          </table:table-cell>
          <table:table-cell table:number-columns-repeated="7"/>
        </table:table-row>
        <table:table-row table:style-name="ro2">
          <table:table-cell table:formula="of:=IF ( MOD(ROW([.C111]);[.$M$2]) &lt;&gt; 0; MOD(ROW([.C111]);[.$M$2]);[.$M$2])" office:value-type="float" office:value="1">
            <text:p>1</text:p>
          </table:table-cell>
          <table:table-cell table:formula="of:= INDIRECT( &quot;R&quot; &amp; (FLOOR((ROW([.A111]) -1)/[.$M$2];1) +5) &amp; &quot;C1&quot;;0)" office:value-type="float" office:value="2750">
            <text:p>2750</text:p>
          </table:table-cell>
          <table:table-cell table:formula="of:=VLOOKUP([.$B111];[.$A$7:.$K$17];[.$A111] +1)" office:value-type="float" office:value="16.65">
            <text:p>16.65</text:p>
          </table:table-cell>
          <table:table-cell table:formula="of:=VLOOKUP([.B111];[.$A$7:.$O$17];13)" office:value-type="float" office:value="0.0991071249821237">
            <text:p>0.099107125</text:p>
          </table:table-cell>
          <table:table-cell table:formula="of:=[.B111] - [.$F$19]" office:value-type="float" office:value="1000">
            <text:p>1000</text:p>
          </table:table-cell>
          <table:table-cell table:formula="of:=[.E111]*[.C111]" office:value-type="float" office:value="16650">
            <text:p>16650</text:p>
          </table:table-cell>
          <table:table-cell table:formula="of:=[.E111]^2" office:value-type="float" office:value="1000000">
            <text:p>1000000</text:p>
          </table:table-cell>
          <table:table-cell table:formula="of:=( [.C111] - ([.$L$19]*[.B111] +[.$N$19]) )^2" office:value-type="float" office:value="0.00000127074380165571">
            <text:p>1.27074380165571E-006</text:p>
          </table:table-cell>
          <table:table-cell table:number-columns-repeated="7"/>
        </table:table-row>
        <table:table-row table:style-name="ro2">
          <table:table-cell table:formula="of:=IF ( MOD(ROW([.C112]);[.$M$2]) &lt;&gt; 0; MOD(ROW([.C112]);[.$M$2]);[.$M$2])" office:value-type="float" office:value="2">
            <text:p>2</text:p>
          </table:table-cell>
          <table:table-cell table:formula="of:= INDIRECT( &quot;R&quot; &amp; (FLOOR((ROW([.A112]) -1)/[.$M$2];1) +5) &amp; &quot;C1&quot;;0)" office:value-type="float" office:value="2750">
            <text:p>2750</text:p>
          </table:table-cell>
          <table:table-cell table:formula="of:=VLOOKUP([.$B112];[.$A$7:.$K$17];[.$A112] +1)" office:value-type="float" office:value="16.65">
            <text:p>16.65</text:p>
          </table:table-cell>
          <table:table-cell table:formula="of:=VLOOKUP([.B112];[.$A$7:.$O$17];13)" office:value-type="float" office:value="0.0991071249821237">
            <text:p>0.099107125</text:p>
          </table:table-cell>
          <table:table-cell table:formula="of:=[.B112] - [.$F$19]" office:value-type="float" office:value="1000">
            <text:p>1000</text:p>
          </table:table-cell>
          <table:table-cell table:formula="of:=[.E112]*[.C112]" office:value-type="float" office:value="16650">
            <text:p>16650</text:p>
          </table:table-cell>
          <table:table-cell table:formula="of:=[.E112]^2" office:value-type="float" office:value="1000000">
            <text:p>1000000</text:p>
          </table:table-cell>
          <table:table-cell table:formula="of:=( [.C112] - ([.$L$19]*[.B112] +[.$N$19]) )^2" office:value-type="float" office:value="0.00000127074380165571">
            <text:p>1.27074380165571E-006</text:p>
          </table:table-cell>
          <table:table-cell table:number-columns-repeated="7"/>
        </table:table-row>
        <table:table-row table:style-name="ro2">
          <table:table-cell table:formula="of:=IF ( MOD(ROW([.C113]);[.$M$2]) &lt;&gt; 0; MOD(ROW([.C113]);[.$M$2]);[.$M$2])" office:value-type="float" office:value="3">
            <text:p>3</text:p>
          </table:table-cell>
          <table:table-cell table:formula="of:= INDIRECT( &quot;R&quot; &amp; (FLOOR((ROW([.A113]) -1)/[.$M$2];1) +5) &amp; &quot;C1&quot;;0)" office:value-type="float" office:value="2750">
            <text:p>2750</text:p>
          </table:table-cell>
          <table:table-cell table:formula="of:=VLOOKUP([.$B113];[.$A$7:.$K$17];[.$A113] +1)" office:value-type="float" office:value="16.64">
            <text:p>16.64</text:p>
          </table:table-cell>
          <table:table-cell table:formula="of:=VLOOKUP([.B113];[.$A$7:.$O$17];13)" office:value-type="float" office:value="0.0991071249821237">
            <text:p>0.099107125</text:p>
          </table:table-cell>
          <table:table-cell table:formula="of:=[.B113] - [.$F$19]" office:value-type="float" office:value="1000">
            <text:p>1000</text:p>
          </table:table-cell>
          <table:table-cell table:formula="of:=[.E113]*[.C113]" office:value-type="float" office:value="16640">
            <text:p>16640</text:p>
          </table:table-cell>
          <table:table-cell table:formula="of:=[.E113]^2" office:value-type="float" office:value="1000000">
            <text:p>1000000</text:p>
          </table:table-cell>
          <table:table-cell table:formula="of:=( [.C113] - ([.$L$19]*[.B113] +[.$N$19]) )^2" office:value-type="float" office:value="0.000123816198347091">
            <text:p>0.0001238162</text:p>
          </table:table-cell>
          <table:table-cell table:number-columns-repeated="7"/>
        </table:table-row>
        <table:table-row table:style-name="ro2">
          <table:table-cell table:formula="of:=IF ( MOD(ROW([.C114]);[.$M$2]) &lt;&gt; 0; MOD(ROW([.C114]);[.$M$2]);[.$M$2])" office:value-type="float" office:value="4">
            <text:p>4</text:p>
          </table:table-cell>
          <table:table-cell table:formula="of:= INDIRECT( &quot;R&quot; &amp; (FLOOR((ROW([.A114]) -1)/[.$M$2];1) +5) &amp; &quot;C1&quot;;0)" office:value-type="float" office:value="2750">
            <text:p>2750</text:p>
          </table:table-cell>
          <table:table-cell table:formula="of:=VLOOKUP([.$B114];[.$A$7:.$K$17];[.$A114] +1)" office:value-type="float" office:value="16.66">
            <text:p>16.66</text:p>
          </table:table-cell>
          <table:table-cell table:formula="of:=VLOOKUP([.B114];[.$A$7:.$O$17];13)" office:value-type="float" office:value="0.0991071249821237">
            <text:p>0.099107125</text:p>
          </table:table-cell>
          <table:table-cell table:formula="of:=[.B114] - [.$F$19]" office:value-type="float" office:value="1000">
            <text:p>1000</text:p>
          </table:table-cell>
          <table:table-cell table:formula="of:=[.E114]*[.C114]" office:value-type="float" office:value="16660">
            <text:p>16660</text:p>
          </table:table-cell>
          <table:table-cell table:formula="of:=[.E114]^2" office:value-type="float" office:value="1000000">
            <text:p>1000000</text:p>
          </table:table-cell>
          <table:table-cell table:formula="of:=( [.C114] - ([.$L$19]*[.B114] +[.$N$19]) )^2" office:value-type="float" office:value="0.0000787252892562039">
            <text:p>7.87252892562039E-005</text:p>
          </table:table-cell>
          <table:table-cell table:number-columns-repeated="7"/>
        </table:table-row>
        <table:table-row table:style-name="ro2">
          <table:table-cell table:formula="of:=IF ( MOD(ROW([.C115]);[.$M$2]) &lt;&gt; 0; MOD(ROW([.C115]);[.$M$2]);[.$M$2])" office:value-type="float" office:value="5">
            <text:p>5</text:p>
          </table:table-cell>
          <table:table-cell table:formula="of:= INDIRECT( &quot;R&quot; &amp; (FLOOR((ROW([.A115]) -1)/[.$M$2];1) +5) &amp; &quot;C1&quot;;0)" office:value-type="float" office:value="2750">
            <text:p>2750</text:p>
          </table:table-cell>
          <table:table-cell table:formula="of:=VLOOKUP([.$B115];[.$A$7:.$K$17];[.$A115] +1)" office:value-type="float" office:value="16.96">
            <text:p>16.96</text:p>
          </table:table-cell>
          <table:table-cell table:formula="of:=VLOOKUP([.B115];[.$A$7:.$O$17];13)" office:value-type="float" office:value="0.0991071249821237">
            <text:p>0.099107125</text:p>
          </table:table-cell>
          <table:table-cell table:formula="of:=[.B115] - [.$F$19]" office:value-type="float" office:value="1000">
            <text:p>1000</text:p>
          </table:table-cell>
          <table:table-cell table:formula="of:=[.E115]*[.C115]" office:value-type="float" office:value="16960">
            <text:p>16960</text:p>
          </table:table-cell>
          <table:table-cell table:formula="of:=[.E115]^2" office:value-type="float" office:value="1000000">
            <text:p>1000000</text:p>
          </table:table-cell>
          <table:table-cell table:formula="of:=( [.C115] - ([.$L$19]*[.B115] +[.$N$19]) )^2" office:value-type="float" office:value="0.0954023616528932">
            <text:p>0.0954023617</text:p>
          </table:table-cell>
          <table:table-cell table:number-columns-repeated="7"/>
        </table:table-row>
        <table:table-row table:style-name="ro2">
          <table:table-cell table:formula="of:=IF ( MOD(ROW([.C116]);[.$M$2]) &lt;&gt; 0; MOD(ROW([.C116]);[.$M$2]);[.$M$2])" office:value-type="float" office:value="6">
            <text:p>6</text:p>
          </table:table-cell>
          <table:table-cell table:formula="of:= INDIRECT( &quot;R&quot; &amp; (FLOOR((ROW([.A116]) -1)/[.$M$2];1) +5) &amp; &quot;C1&quot;;0)" office:value-type="float" office:value="2750">
            <text:p>2750</text:p>
          </table:table-cell>
          <table:table-cell table:formula="of:=VLOOKUP([.$B116];[.$A$7:.$K$17];[.$A116] +1)" office:value-type="float" office:value="16.65">
            <text:p>16.65</text:p>
          </table:table-cell>
          <table:table-cell table:formula="of:=VLOOKUP([.B116];[.$A$7:.$O$17];13)" office:value-type="float" office:value="0.0991071249821237">
            <text:p>0.099107125</text:p>
          </table:table-cell>
          <table:table-cell table:formula="of:=[.B116] - [.$F$19]" office:value-type="float" office:value="1000">
            <text:p>1000</text:p>
          </table:table-cell>
          <table:table-cell table:formula="of:=[.E116]*[.C116]" office:value-type="float" office:value="16650">
            <text:p>16650</text:p>
          </table:table-cell>
          <table:table-cell table:formula="of:=[.E116]^2" office:value-type="float" office:value="1000000">
            <text:p>1000000</text:p>
          </table:table-cell>
          <table:table-cell table:formula="of:=( [.C116] - ([.$L$19]*[.B116] +[.$N$19]) )^2" office:value-type="float" office:value="0.00000127074380165571">
            <text:p>1.27074380165571E-006</text:p>
          </table:table-cell>
          <table:table-cell table:number-columns-repeated="7"/>
        </table:table-row>
        <table:table-row table:style-name="ro2">
          <table:table-cell table:formula="of:=IF ( MOD(ROW([.C117]);[.$M$2]) &lt;&gt; 0; MOD(ROW([.C117]);[.$M$2]);[.$M$2])" office:value-type="float" office:value="7">
            <text:p>7</text:p>
          </table:table-cell>
          <table:table-cell table:formula="of:= INDIRECT( &quot;R&quot; &amp; (FLOOR((ROW([.A117]) -1)/[.$M$2];1) +5) &amp; &quot;C1&quot;;0)" office:value-type="float" office:value="2750">
            <text:p>2750</text:p>
          </table:table-cell>
          <table:table-cell table:formula="of:=VLOOKUP([.$B117];[.$A$7:.$K$17];[.$A117] +1)" office:value-type="float" office:value="16.66">
            <text:p>16.66</text:p>
          </table:table-cell>
          <table:table-cell table:formula="of:=VLOOKUP([.B117];[.$A$7:.$O$17];13)" office:value-type="float" office:value="0.0991071249821237">
            <text:p>0.099107125</text:p>
          </table:table-cell>
          <table:table-cell table:formula="of:=[.B117] - [.$F$19]" office:value-type="float" office:value="1000">
            <text:p>1000</text:p>
          </table:table-cell>
          <table:table-cell table:formula="of:=[.E117]*[.C117]" office:value-type="float" office:value="16660">
            <text:p>16660</text:p>
          </table:table-cell>
          <table:table-cell table:formula="of:=[.E117]^2" office:value-type="float" office:value="1000000">
            <text:p>1000000</text:p>
          </table:table-cell>
          <table:table-cell table:formula="of:=( [.C117] - ([.$L$19]*[.B117] +[.$N$19]) )^2" office:value-type="float" office:value="0.0000787252892562039">
            <text:p>7.87252892562039E-005</text:p>
          </table:table-cell>
          <table:table-cell table:number-columns-repeated="7"/>
        </table:table-row>
        <table:table-row table:style-name="ro2">
          <table:table-cell table:formula="of:=IF ( MOD(ROW([.C118]);[.$M$2]) &lt;&gt; 0; MOD(ROW([.C118]);[.$M$2]);[.$M$2])" office:value-type="float" office:value="8">
            <text:p>8</text:p>
          </table:table-cell>
          <table:table-cell table:formula="of:= INDIRECT( &quot;R&quot; &amp; (FLOOR((ROW([.A118]) -1)/[.$M$2];1) +5) &amp; &quot;C1&quot;;0)" office:value-type="float" office:value="2750">
            <text:p>2750</text:p>
          </table:table-cell>
          <table:table-cell table:formula="of:=VLOOKUP([.$B118];[.$A$7:.$K$17];[.$A118] +1)" office:value-type="float" office:value="16.62">
            <text:p>16.62</text:p>
          </table:table-cell>
          <table:table-cell table:formula="of:=VLOOKUP([.B118];[.$A$7:.$O$17];13)" office:value-type="float" office:value="0.0991071249821237">
            <text:p>0.099107125</text:p>
          </table:table-cell>
          <table:table-cell table:formula="of:=[.B118] - [.$F$19]" office:value-type="float" office:value="1000">
            <text:p>1000</text:p>
          </table:table-cell>
          <table:table-cell table:formula="of:=[.E118]*[.C118]" office:value-type="float" office:value="16620">
            <text:p>16620</text:p>
          </table:table-cell>
          <table:table-cell table:formula="of:=[.E118]^2" office:value-type="float" office:value="1000000">
            <text:p>1000000</text:p>
          </table:table-cell>
          <table:table-cell table:formula="of:=( [.C118] - ([.$L$19]*[.B118] +[.$N$19]) )^2" office:value-type="float" office:value="0.000968907107437944">
            <text:p>0.0009689071</text:p>
          </table:table-cell>
          <table:table-cell table:number-columns-repeated="7"/>
        </table:table-row>
        <table:table-row table:style-name="ro2">
          <table:table-cell table:formula="of:=IF ( MOD(ROW([.C119]);[.$M$2]) &lt;&gt; 0; MOD(ROW([.C119]);[.$M$2]);[.$M$2])" office:value-type="float" office:value="9">
            <text:p>9</text:p>
          </table:table-cell>
          <table:table-cell table:formula="of:= INDIRECT( &quot;R&quot; &amp; (FLOOR((ROW([.A119]) -1)/[.$M$2];1) +5) &amp; &quot;C1&quot;;0)" office:value-type="float" office:value="2750">
            <text:p>2750</text:p>
          </table:table-cell>
          <table:table-cell table:formula="of:=VLOOKUP([.$B119];[.$A$7:.$K$17];[.$A119] +1)" office:value-type="float" office:value="16.65">
            <text:p>16.65</text:p>
          </table:table-cell>
          <table:table-cell table:formula="of:=VLOOKUP([.B119];[.$A$7:.$O$17];13)" office:value-type="float" office:value="0.0991071249821237">
            <text:p>0.099107125</text:p>
          </table:table-cell>
          <table:table-cell table:formula="of:=[.B119] - [.$F$19]" office:value-type="float" office:value="1000">
            <text:p>1000</text:p>
          </table:table-cell>
          <table:table-cell table:formula="of:=[.E119]*[.C119]" office:value-type="float" office:value="16650">
            <text:p>16650</text:p>
          </table:table-cell>
          <table:table-cell table:formula="of:=[.E119]^2" office:value-type="float" office:value="1000000">
            <text:p>1000000</text:p>
          </table:table-cell>
          <table:table-cell table:formula="of:=( [.C119] - ([.$L$19]*[.B119] +[.$N$19]) )^2" office:value-type="float" office:value="0.00000127074380165571">
            <text:p>1.27074380165571E-006</text:p>
          </table:table-cell>
          <table:table-cell table:number-columns-repeated="7"/>
        </table:table-row>
        <table:table-row table:style-name="ro2">
          <table:table-cell table:formula="of:=IF ( MOD(ROW([.C120]);[.$M$2]) &lt;&gt; 0; MOD(ROW([.C120]);[.$M$2]);[.$M$2])" office:value-type="float" office:value="10">
            <text:p>10</text:p>
          </table:table-cell>
          <table:table-cell table:formula="of:= INDIRECT( &quot;R&quot; &amp; (FLOOR((ROW([.A120]) -1)/[.$M$2];1) +5) &amp; &quot;C1&quot;;0)" office:value-type="float" office:value="2750">
            <text:p>2750</text:p>
          </table:table-cell>
          <table:table-cell table:formula="of:=VLOOKUP([.$B120];[.$A$7:.$K$17];[.$A120] +1)" office:value-type="float" office:value="16.66">
            <text:p>16.66</text:p>
          </table:table-cell>
          <table:table-cell table:formula="of:=VLOOKUP([.B120];[.$A$7:.$O$17];13)" office:value-type="float" office:value="0.0991071249821237">
            <text:p>0.099107125</text:p>
          </table:table-cell>
          <table:table-cell table:formula="of:=[.B120] - [.$F$19]" office:value-type="float" office:value="1000">
            <text:p>1000</text:p>
          </table:table-cell>
          <table:table-cell table:formula="of:=[.E120]*[.C120]" office:value-type="float" office:value="16660">
            <text:p>16660</text:p>
          </table:table-cell>
          <table:table-cell table:formula="of:=[.E120]^2" office:value-type="float" office:value="1000000">
            <text:p>1000000</text:p>
          </table:table-cell>
          <table:table-cell table:formula="of:=( [.C120] - ([.$L$19]*[.B120] +[.$N$19]) )^2" office:value-type="float" office:value="0.0000787252892562039">
            <text:p>7.87252892562039E-005</text:p>
          </table:table-cell>
          <table:table-cell table:number-columns-repeated="7"/>
        </table:table-row>
        <table:table-row table:style-name="ro2">
          <table:table-cell table:formula="of:=IF ( MOD(ROW([.C121]);[.$M$2]) &lt;&gt; 0; MOD(ROW([.C121]);[.$M$2]);[.$M$2])" office:value-type="float" office:value="1">
            <text:p>1</text:p>
          </table:table-cell>
          <table:table-cell table:formula="of:= INDIRECT( &quot;R&quot; &amp; (FLOOR((ROW([.A121]) -1)/[.$M$2];1) +5) &amp; &quot;C1&quot;;0)" office:value-type="float" office:value="3000">
            <text:p>3000</text:p>
          </table:table-cell>
          <table:table-cell table:formula="of:=VLOOKUP([.$B121];[.$A$7:.$K$17];[.$A121] +1)" office:value-type="float" office:value="18.14">
            <text:p>18.14</text:p>
          </table:table-cell>
          <table:table-cell table:formula="of:=VLOOKUP([.B121];[.$A$7:.$O$17];13)" office:value-type="float" office:value="0.0220100986922924">
            <text:p>0.0220100987</text:p>
          </table:table-cell>
          <table:table-cell table:formula="of:=[.B121] - [.$F$19]" office:value-type="float" office:value="1250">
            <text:p>1250</text:p>
          </table:table-cell>
          <table:table-cell table:formula="of:=[.E121]*[.C121]" office:value-type="float" office:value="22675">
            <text:p>22675</text:p>
          </table:table-cell>
          <table:table-cell table:formula="of:=[.E121]^2" office:value-type="float" office:value="1562500">
            <text:p>1562500</text:p>
          </table:table-cell>
          <table:table-cell table:formula="of:=( [.C121] - ([.$L$19]*[.B121] +[.$N$19]) )^2" office:value-type="float" office:value="0.000145092975206519">
            <text:p>0.000145093</text:p>
          </table:table-cell>
          <table:table-cell table:number-columns-repeated="7"/>
        </table:table-row>
        <table:table-row table:style-name="ro2">
          <table:table-cell table:formula="of:=IF ( MOD(ROW([.C122]);[.$M$2]) &lt;&gt; 0; MOD(ROW([.C122]);[.$M$2]);[.$M$2])" office:value-type="float" office:value="2">
            <text:p>2</text:p>
          </table:table-cell>
          <table:table-cell table:formula="of:= INDIRECT( &quot;R&quot; &amp; (FLOOR((ROW([.A122]) -1)/[.$M$2];1) +5) &amp; &quot;C1&quot;;0)" office:value-type="float" office:value="3000">
            <text:p>3000</text:p>
          </table:table-cell>
          <table:table-cell table:formula="of:=VLOOKUP([.$B122];[.$A$7:.$K$17];[.$A122] +1)" office:value-type="float" office:value="18.13">
            <text:p>18.13</text:p>
          </table:table-cell>
          <table:table-cell table:formula="of:=VLOOKUP([.B122];[.$A$7:.$O$17];13)" office:value-type="float" office:value="0.0220100986922924">
            <text:p>0.0220100987</text:p>
          </table:table-cell>
          <table:table-cell table:formula="of:=[.B122] - [.$F$19]" office:value-type="float" office:value="1250">
            <text:p>1250</text:p>
          </table:table-cell>
          <table:table-cell table:formula="of:=[.E122]*[.C122]" office:value-type="float" office:value="22662.5">
            <text:p>22662.5</text:p>
          </table:table-cell>
          <table:table-cell table:formula="of:=[.E122]^2" office:value-type="float" office:value="1562500">
            <text:p>1562500</text:p>
          </table:table-cell>
          <table:table-cell table:formula="of:=( [.C122] - ([.$L$19]*[.B122] +[.$N$19]) )^2" office:value-type="float" office:value="0.000486002066115602">
            <text:p>0.0004860021</text:p>
          </table:table-cell>
          <table:table-cell table:number-columns-repeated="7"/>
        </table:table-row>
        <table:table-row table:style-name="ro2">
          <table:table-cell table:formula="of:=IF ( MOD(ROW([.C123]);[.$M$2]) &lt;&gt; 0; MOD(ROW([.C123]);[.$M$2]);[.$M$2])" office:value-type="float" office:value="3">
            <text:p>3</text:p>
          </table:table-cell>
          <table:table-cell table:formula="of:= INDIRECT( &quot;R&quot; &amp; (FLOOR((ROW([.A123]) -1)/[.$M$2];1) +5) &amp; &quot;C1&quot;;0)" office:value-type="float" office:value="3000">
            <text:p>3000</text:p>
          </table:table-cell>
          <table:table-cell table:formula="of:=VLOOKUP([.$B123];[.$A$7:.$K$17];[.$A123] +1)" office:value-type="float" office:value="18.18">
            <text:p>18.18</text:p>
          </table:table-cell>
          <table:table-cell table:formula="of:=VLOOKUP([.B123];[.$A$7:.$O$17];13)" office:value-type="float" office:value="0.0220100986922924">
            <text:p>0.0220100987</text:p>
          </table:table-cell>
          <table:table-cell table:formula="of:=[.B123] - [.$F$19]" office:value-type="float" office:value="1250">
            <text:p>1250</text:p>
          </table:table-cell>
          <table:table-cell table:formula="of:=[.E123]*[.C123]" office:value-type="float" office:value="22725">
            <text:p>22725</text:p>
          </table:table-cell>
          <table:table-cell table:formula="of:=[.E123]^2" office:value-type="float" office:value="1562500">
            <text:p>1562500</text:p>
          </table:table-cell>
          <table:table-cell table:formula="of:=( [.C123] - ([.$L$19]*[.B123] +[.$N$19]) )^2" office:value-type="float" office:value="0.000781456611570416">
            <text:p>0.0007814566</text:p>
          </table:table-cell>
          <table:table-cell table:number-columns-repeated="7"/>
        </table:table-row>
        <table:table-row table:style-name="ro2">
          <table:table-cell table:formula="of:=IF ( MOD(ROW([.C124]);[.$M$2]) &lt;&gt; 0; MOD(ROW([.C124]);[.$M$2]);[.$M$2])" office:value-type="float" office:value="4">
            <text:p>4</text:p>
          </table:table-cell>
          <table:table-cell table:formula="of:= INDIRECT( &quot;R&quot; &amp; (FLOOR((ROW([.A124]) -1)/[.$M$2];1) +5) &amp; &quot;C1&quot;;0)" office:value-type="float" office:value="3000">
            <text:p>3000</text:p>
          </table:table-cell>
          <table:table-cell table:formula="of:=VLOOKUP([.$B124];[.$A$7:.$K$17];[.$A124] +1)" office:value-type="float" office:value="18.15">
            <text:p>18.15</text:p>
          </table:table-cell>
          <table:table-cell table:formula="of:=VLOOKUP([.B124];[.$A$7:.$O$17];13)" office:value-type="float" office:value="0.0220100986922924">
            <text:p>0.0220100987</text:p>
          </table:table-cell>
          <table:table-cell table:formula="of:=[.B124] - [.$F$19]" office:value-type="float" office:value="1250">
            <text:p>1250</text:p>
          </table:table-cell>
          <table:table-cell table:formula="of:=[.E124]*[.C124]" office:value-type="float" office:value="22687.5">
            <text:p>22687.5</text:p>
          </table:table-cell>
          <table:table-cell table:formula="of:=[.E124]^2" office:value-type="float" office:value="1562500">
            <text:p>1562500</text:p>
          </table:table-cell>
          <table:table-cell table:formula="of:=( [.C124] - ([.$L$19]*[.B124] +[.$N$19]) )^2" office:value-type="float" office:value="0.00000418388429751305">
            <text:p>4.18388429751305E-006</text:p>
          </table:table-cell>
          <table:table-cell table:number-columns-repeated="7"/>
        </table:table-row>
        <table:table-row table:style-name="ro2">
          <table:table-cell table:formula="of:=IF ( MOD(ROW([.C125]);[.$M$2]) &lt;&gt; 0; MOD(ROW([.C125]);[.$M$2]);[.$M$2])" office:value-type="float" office:value="5">
            <text:p>5</text:p>
          </table:table-cell>
          <table:table-cell table:formula="of:= INDIRECT( &quot;R&quot; &amp; (FLOOR((ROW([.A125]) -1)/[.$M$2];1) +5) &amp; &quot;C1&quot;;0)" office:value-type="float" office:value="3000">
            <text:p>3000</text:p>
          </table:table-cell>
          <table:table-cell table:formula="of:=VLOOKUP([.$B125];[.$A$7:.$K$17];[.$A125] +1)" office:value-type="float" office:value="18.19">
            <text:p>18.19</text:p>
          </table:table-cell>
          <table:table-cell table:formula="of:=VLOOKUP([.B125];[.$A$7:.$O$17];13)" office:value-type="float" office:value="0.0220100986922924">
            <text:p>0.0220100987</text:p>
          </table:table-cell>
          <table:table-cell table:formula="of:=[.B125] - [.$F$19]" office:value-type="float" office:value="1250">
            <text:p>1250</text:p>
          </table:table-cell>
          <table:table-cell table:formula="of:=[.E125]*[.C125]" office:value-type="float" office:value="22737.5">
            <text:p>22737.5</text:p>
          </table:table-cell>
          <table:table-cell table:formula="of:=[.E125]^2" office:value-type="float" office:value="1562500">
            <text:p>1562500</text:p>
          </table:table-cell>
          <table:table-cell table:formula="of:=( [.C125] - ([.$L$19]*[.B125] +[.$N$19]) )^2" office:value-type="float" office:value="0.0014405475206615">
            <text:p>0.0014405475</text:p>
          </table:table-cell>
          <table:table-cell table:number-columns-repeated="7"/>
        </table:table-row>
        <table:table-row table:style-name="ro2">
          <table:table-cell table:formula="of:=IF ( MOD(ROW([.C126]);[.$M$2]) &lt;&gt; 0; MOD(ROW([.C126]);[.$M$2]);[.$M$2])" office:value-type="float" office:value="6">
            <text:p>6</text:p>
          </table:table-cell>
          <table:table-cell table:formula="of:= INDIRECT( &quot;R&quot; &amp; (FLOOR((ROW([.A126]) -1)/[.$M$2];1) +5) &amp; &quot;C1&quot;;0)" office:value-type="float" office:value="3000">
            <text:p>3000</text:p>
          </table:table-cell>
          <table:table-cell table:formula="of:=VLOOKUP([.$B126];[.$A$7:.$K$17];[.$A126] +1)" office:value-type="float" office:value="18.13">
            <text:p>18.13</text:p>
          </table:table-cell>
          <table:table-cell table:formula="of:=VLOOKUP([.B126];[.$A$7:.$O$17];13)" office:value-type="float" office:value="0.0220100986922924">
            <text:p>0.0220100987</text:p>
          </table:table-cell>
          <table:table-cell table:formula="of:=[.B126] - [.$F$19]" office:value-type="float" office:value="1250">
            <text:p>1250</text:p>
          </table:table-cell>
          <table:table-cell table:formula="of:=[.E126]*[.C126]" office:value-type="float" office:value="22662.5">
            <text:p>22662.5</text:p>
          </table:table-cell>
          <table:table-cell table:formula="of:=[.E126]^2" office:value-type="float" office:value="1562500">
            <text:p>1562500</text:p>
          </table:table-cell>
          <table:table-cell table:formula="of:=( [.C126] - ([.$L$19]*[.B126] +[.$N$19]) )^2" office:value-type="float" office:value="0.000486002066115602">
            <text:p>0.0004860021</text:p>
          </table:table-cell>
          <table:table-cell table:number-columns-repeated="7"/>
        </table:table-row>
        <table:table-row table:style-name="ro2">
          <table:table-cell table:formula="of:=IF ( MOD(ROW([.C127]);[.$M$2]) &lt;&gt; 0; MOD(ROW([.C127]);[.$M$2]);[.$M$2])" office:value-type="float" office:value="7">
            <text:p>7</text:p>
          </table:table-cell>
          <table:table-cell table:formula="of:= INDIRECT( &quot;R&quot; &amp; (FLOOR((ROW([.A127]) -1)/[.$M$2];1) +5) &amp; &quot;C1&quot;;0)" office:value-type="float" office:value="3000">
            <text:p>3000</text:p>
          </table:table-cell>
          <table:table-cell table:formula="of:=VLOOKUP([.$B127];[.$A$7:.$K$17];[.$A127] +1)" office:value-type="float" office:value="18.15">
            <text:p>18.15</text:p>
          </table:table-cell>
          <table:table-cell table:formula="of:=VLOOKUP([.B127];[.$A$7:.$O$17];13)" office:value-type="float" office:value="0.0220100986922924">
            <text:p>0.0220100987</text:p>
          </table:table-cell>
          <table:table-cell table:formula="of:=[.B127] - [.$F$19]" office:value-type="float" office:value="1250">
            <text:p>1250</text:p>
          </table:table-cell>
          <table:table-cell table:formula="of:=[.E127]*[.C127]" office:value-type="float" office:value="22687.5">
            <text:p>22687.5</text:p>
          </table:table-cell>
          <table:table-cell table:formula="of:=[.E127]^2" office:value-type="float" office:value="1562500">
            <text:p>1562500</text:p>
          </table:table-cell>
          <table:table-cell table:formula="of:=( [.C127] - ([.$L$19]*[.B127] +[.$N$19]) )^2" office:value-type="float" office:value="0.00000418388429751305">
            <text:p>4.18388429751305E-006</text:p>
          </table:table-cell>
          <table:table-cell table:number-columns-repeated="7"/>
        </table:table-row>
        <table:table-row table:style-name="ro2">
          <table:table-cell table:formula="of:=IF ( MOD(ROW([.C128]);[.$M$2]) &lt;&gt; 0; MOD(ROW([.C128]);[.$M$2]);[.$M$2])" office:value-type="float" office:value="8">
            <text:p>8</text:p>
          </table:table-cell>
          <table:table-cell table:formula="of:= INDIRECT( &quot;R&quot; &amp; (FLOOR((ROW([.A128]) -1)/[.$M$2];1) +5) &amp; &quot;C1&quot;;0)" office:value-type="float" office:value="3000">
            <text:p>3000</text:p>
          </table:table-cell>
          <table:table-cell table:formula="of:=VLOOKUP([.$B128];[.$A$7:.$K$17];[.$A128] +1)" office:value-type="float" office:value="18.14">
            <text:p>18.14</text:p>
          </table:table-cell>
          <table:table-cell table:formula="of:=VLOOKUP([.B128];[.$A$7:.$O$17];13)" office:value-type="float" office:value="0.0220100986922924">
            <text:p>0.0220100987</text:p>
          </table:table-cell>
          <table:table-cell table:formula="of:=[.B128] - [.$F$19]" office:value-type="float" office:value="1250">
            <text:p>1250</text:p>
          </table:table-cell>
          <table:table-cell table:formula="of:=[.E128]*[.C128]" office:value-type="float" office:value="22675">
            <text:p>22675</text:p>
          </table:table-cell>
          <table:table-cell table:formula="of:=[.E128]^2" office:value-type="float" office:value="1562500">
            <text:p>1562500</text:p>
          </table:table-cell>
          <table:table-cell table:formula="of:=( [.C128] - ([.$L$19]*[.B128] +[.$N$19]) )^2" office:value-type="float" office:value="0.000145092975206519">
            <text:p>0.000145093</text:p>
          </table:table-cell>
          <table:table-cell table:number-columns-repeated="7"/>
        </table:table-row>
        <table:table-row table:style-name="ro2">
          <table:table-cell table:formula="of:=IF ( MOD(ROW([.C129]);[.$M$2]) &lt;&gt; 0; MOD(ROW([.C129]);[.$M$2]);[.$M$2])" office:value-type="float" office:value="9">
            <text:p>9</text:p>
          </table:table-cell>
          <table:table-cell table:formula="of:= INDIRECT( &quot;R&quot; &amp; (FLOOR((ROW([.A129]) -1)/[.$M$2];1) +5) &amp; &quot;C1&quot;;0)" office:value-type="float" office:value="3000">
            <text:p>3000</text:p>
          </table:table-cell>
          <table:table-cell table:formula="of:=VLOOKUP([.$B129];[.$A$7:.$K$17];[.$A129] +1)" office:value-type="float" office:value="18.12">
            <text:p>18.12</text:p>
          </table:table-cell>
          <table:table-cell table:formula="of:=VLOOKUP([.B129];[.$A$7:.$O$17];13)" office:value-type="float" office:value="0.0220100986922924">
            <text:p>0.0220100987</text:p>
          </table:table-cell>
          <table:table-cell table:formula="of:=[.B129] - [.$F$19]" office:value-type="float" office:value="1250">
            <text:p>1250</text:p>
          </table:table-cell>
          <table:table-cell table:formula="of:=[.E129]*[.C129]" office:value-type="float" office:value="22650">
            <text:p>22650</text:p>
          </table:table-cell>
          <table:table-cell table:formula="of:=[.E129]^2" office:value-type="float" office:value="1562500">
            <text:p>1562500</text:p>
          </table:table-cell>
          <table:table-cell table:formula="of:=( [.C129] - ([.$L$19]*[.B129] +[.$N$19]) )^2" office:value-type="float" office:value="0.00102691115702452">
            <text:p>0.0010269112</text:p>
          </table:table-cell>
          <table:table-cell table:number-columns-repeated="7"/>
        </table:table-row>
        <table:table-row table:style-name="ro2">
          <table:table-cell table:formula="of:=IF ( MOD(ROW([.C130]);[.$M$2]) &lt;&gt; 0; MOD(ROW([.C130]);[.$M$2]);[.$M$2])" office:value-type="float" office:value="10">
            <text:p>10</text:p>
          </table:table-cell>
          <table:table-cell table:formula="of:= INDIRECT( &quot;R&quot; &amp; (FLOOR((ROW([.A130]) -1)/[.$M$2];1) +5) &amp; &quot;C1&quot;;0)" office:value-type="float" office:value="3000">
            <text:p>3000</text:p>
          </table:table-cell>
          <table:table-cell table:formula="of:=VLOOKUP([.$B130];[.$A$7:.$K$17];[.$A130] +1)" office:value-type="float" office:value="18.15">
            <text:p>18.15</text:p>
          </table:table-cell>
          <table:table-cell table:formula="of:=VLOOKUP([.B130];[.$A$7:.$O$17];13)" office:value-type="float" office:value="0.0220100986922924">
            <text:p>0.0220100987</text:p>
          </table:table-cell>
          <table:table-cell table:formula="of:=[.B130] - [.$F$19]" office:value-type="float" office:value="1250">
            <text:p>1250</text:p>
          </table:table-cell>
          <table:table-cell table:formula="of:=[.E130]*[.C130]" office:value-type="float" office:value="22687.5">
            <text:p>22687.5</text:p>
          </table:table-cell>
          <table:table-cell table:formula="of:=[.E130]^2" office:value-type="float" office:value="1562500">
            <text:p>1562500</text:p>
          </table:table-cell>
          <table:table-cell table:formula="of:=( [.C130] - ([.$L$19]*[.B130] +[.$N$19]) )^2" office:value-type="float" office:value="0.00000418388429751305">
            <text:p>4.18388429751305E-006</text:p>
          </table:table-cell>
          <table:table-cell table:number-columns-repeated="7"/>
        </table:table-row>
      </table:table>
      <table:table table:name="thirdopt" table:style-name="ta1" table:print="false">
        <table:table-column table:style-name="co3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0" table:default-cell-style-name="Default"/>
        <table:table-column table:style-name="co2" table:number-columns-repeated="2" table:default-cell-style-name="Default"/>
        <table:table-row table:style-name="ro2">
          <table:table-cell office:value-type="string">
            <text:p>Commit hash:</text:p>
          </table:table-cell>
          <table:table-cell office:value-type="string">
            <text:p>2d6c70e3410557bc58239bd1d01294e8827449cf</text:p>
          </table:table-cell>
          <table:table-cell table:number-columns-repeated="4"/>
          <table:table-cell office:value-type="string">
            <text:p>T = mN + C</text:p>
          </table:table-cell>
          <table:table-cell office:value-type="string">
            <text:p>No. ofMeasurements</text:p>
          </table:table-cell>
          <table:table-cell table:formula="of:=COUNT([.B7:.K17])" office:value-type="float" office:value="110">
            <text:p>110</text:p>
          </table:table-cell>
          <table:table-cell table:number-columns-repeated="6"/>
        </table:table-row>
        <table:table-row table:style-name="ro2">
          <table:table-cell office:value-type="string">
            <text:p>Comments:</text:p>
          </table:table-cell>
          <table:table-cell office:value-type="string">
            <text:p>minor getN() improvement</text:p>
          </table:table-cell>
          <table:table-cell table:number-columns-repeated="9"/>
          <table:table-cell office:value-type="string">
            <text:p>(P)</text:p>
          </table:table-cell>
          <table:table-cell table:formula="of:=[.$K$6]" office:value-type="float" office:value="10">
            <text:p>10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Excuted on Dan's main PC at home.</text:p>
          </table:table-cell>
          <table:table-cell table:number-columns-repeated="13"/>
        </table:table-row>
        <table:table-row table:style-name="ro2">
          <table:table-cell office:value-type="string">
            <text:p>Vary m.c.s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Time (T) [seconds]</text:p>
          </table:table-cell>
          <table:table-cell table:number-columns-repeated="13"/>
        </table:table-row>
        <table:table-row table:style-name="ro2">
          <table:table-cell office:value-type="string">
            <text:p>m.c.s (N)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string">
            <text:p>average</text:p>
          </table:table-cell>
          <table:table-cell office:value-type="string">
            <text:p>std dev.</text:p>
          </table:table-cell>
          <table:table-cell office:value-type="string">
            <text:p>t (1mcs)</text:p>
          </table:table-cell>
          <table:table-cell office:value-type="string">
            <text:p>error</text:p>
          </table:table-cell>
        </table:table-row>
        <table:table-row table:style-name="ro2">
          <table:table-cell office:value-type="float" office:value="500">
            <text:p>500</text:p>
          </table:table-cell>
          <table:table-cell office:value-type="float" office:value="3">
            <text:p>3</text:p>
          </table:table-cell>
          <table:table-cell table:number-columns-repeated="2" office:value-type="float" office:value="3.01">
            <text:p>3.01</text:p>
          </table:table-cell>
          <table:table-cell office:value-type="float" office:value="3.03">
            <text:p>3.03</text:p>
          </table:table-cell>
          <table:table-cell office:value-type="float" office:value="3.01">
            <text:p>3.01</text:p>
          </table:table-cell>
          <table:table-cell office:value-type="float" office:value="3.03">
            <text:p>3.03</text:p>
          </table:table-cell>
          <table:table-cell office:value-type="float" office:value="3.01">
            <text:p>3.01</text:p>
          </table:table-cell>
          <table:table-cell office:value-type="float" office:value="3.02">
            <text:p>3.02</text:p>
          </table:table-cell>
          <table:table-cell office:value-type="float" office:value="3.01">
            <text:p>3.01</text:p>
          </table:table-cell>
          <table:table-cell office:value-type="float" office:value="3.02">
            <text:p>3.02</text:p>
          </table:table-cell>
          <table:table-cell table:formula="of:=AVERAGE([.B7:.K7])" office:value-type="float" office:value="3.015">
            <text:p>3.015</text:p>
          </table:table-cell>
          <table:table-cell table:formula="of:=STDEV([.B7:.K7])" office:value-type="float" office:value="0.0097182531580755">
            <text:p>0.0097182532</text:p>
          </table:table-cell>
          <table:table-cell table:formula="of:=[.L7]/[.A7]" office:value-type="float" office:value="0.00603">
            <text:p>0.00603</text:p>
          </table:table-cell>
          <table:table-cell table:formula="of:=[.M7]/([.A7]*SQRT([.$M$2]))" office:value-type="float" office:value="0.00000614636297152859">
            <text:p>6.14636297152859E-006</text:p>
          </table:table-cell>
        </table:table-row>
        <table:table-row table:style-name="ro2">
          <table:table-cell office:value-type="float" office:value="750">
            <text:p>750</text:p>
          </table:table-cell>
          <table:table-cell office:value-type="float" office:value="4.44">
            <text:p>4.44</text:p>
          </table:table-cell>
          <table:table-cell office:value-type="float" office:value="4.49">
            <text:p>4.49</text:p>
          </table:table-cell>
          <table:table-cell office:value-type="float" office:value="4.47">
            <text:p>4.47</text:p>
          </table:table-cell>
          <table:table-cell table:number-columns-repeated="2" office:value-type="float" office:value="4.45">
            <text:p>4.45</text:p>
          </table:table-cell>
          <table:table-cell office:value-type="float" office:value="4.47">
            <text:p>4.47</text:p>
          </table:table-cell>
          <table:table-cell office:value-type="float" office:value="4.46">
            <text:p>4.46</text:p>
          </table:table-cell>
          <table:table-cell office:value-type="float" office:value="4.44">
            <text:p>4.44</text:p>
          </table:table-cell>
          <table:table-cell office:value-type="float" office:value="4.46">
            <text:p>4.46</text:p>
          </table:table-cell>
          <table:table-cell office:value-type="float" office:value="4.44">
            <text:p>4.44</text:p>
          </table:table-cell>
          <table:table-cell table:formula="of:=AVERAGE([.B8:.K8])" office:value-type="float" office:value="4.457">
            <text:p>4.457</text:p>
          </table:table-cell>
          <table:table-cell table:formula="of:=STDEV([.B8:.K8])" office:value-type="float" office:value="0.0163639169448446">
            <text:p>0.0163639169</text:p>
          </table:table-cell>
          <table:table-cell table:formula="of:=[.L8]/[.A8]" office:value-type="float" office:value="0.00594266666666667">
            <text:p>0.0059426667</text:p>
          </table:table-cell>
          <table:table-cell table:formula="of:=[.M8]/([.A8]*SQRT([.$M$2]))" office:value-type="float" office:value="0.00000689963319833773">
            <text:p>6.89963319833773E-006</text:p>
          </table:table-cell>
        </table:table-row>
        <table:table-row table:style-name="ro2">
          <table:table-cell office:value-type="float" office:value="1000">
            <text:p>1000</text:p>
          </table:table-cell>
          <table:table-cell office:value-type="float" office:value="5.87">
            <text:p>5.87</text:p>
          </table:table-cell>
          <table:table-cell office:value-type="float" office:value="5.88">
            <text:p>5.88</text:p>
          </table:table-cell>
          <table:table-cell office:value-type="float" office:value="5.89">
            <text:p>5.89</text:p>
          </table:table-cell>
          <table:table-cell office:value-type="float" office:value="5.91">
            <text:p>5.91</text:p>
          </table:table-cell>
          <table:table-cell office:value-type="float" office:value="5.9">
            <text:p>5.9</text:p>
          </table:table-cell>
          <table:table-cell office:value-type="float" office:value="5.89">
            <text:p>5.89</text:p>
          </table:table-cell>
          <table:table-cell office:value-type="float" office:value="5.91">
            <text:p>5.91</text:p>
          </table:table-cell>
          <table:table-cell office:value-type="float" office:value="5.9">
            <text:p>5.9</text:p>
          </table:table-cell>
          <table:table-cell office:value-type="float" office:value="5.89">
            <text:p>5.89</text:p>
          </table:table-cell>
          <table:table-cell office:value-type="float" office:value="5.88">
            <text:p>5.88</text:p>
          </table:table-cell>
          <table:table-cell table:formula="of:=AVERAGE([.B9:.K9])" office:value-type="float" office:value="5.892">
            <text:p>5.892</text:p>
          </table:table-cell>
          <table:table-cell table:formula="of:=STDEV([.B7:.K7])" office:value-type="float" office:value="0.0097182531580755">
            <text:p>0.0097182532</text:p>
          </table:table-cell>
          <table:table-cell table:formula="of:=[.L9]/[.A9]" office:value-type="float" office:value="0.005892">
            <text:p>0.005892</text:p>
          </table:table-cell>
          <table:table-cell table:formula="of:=[.M9]/([.A9]*SQRT([.$M$2]))" office:value-type="float" office:value="0.0000030731814857643">
            <text:p>3.0731814857643E-006</text:p>
          </table:table-cell>
        </table:table-row>
        <table:table-row table:style-name="ro2">
          <table:table-cell office:value-type="float" office:value="1250">
            <text:p>1250</text:p>
          </table:table-cell>
          <table:table-cell office:value-type="float" office:value="7.31">
            <text:p>7.31</text:p>
          </table:table-cell>
          <table:table-cell office:value-type="float" office:value="7.32">
            <text:p>7.32</text:p>
          </table:table-cell>
          <table:table-cell office:value-type="float" office:value="7.33">
            <text:p>7.33</text:p>
          </table:table-cell>
          <table:table-cell office:value-type="float" office:value="7.3">
            <text:p>7.3</text:p>
          </table:table-cell>
          <table:table-cell office:value-type="float" office:value="7.45">
            <text:p>7.45</text:p>
          </table:table-cell>
          <table:table-cell office:value-type="float" office:value="7.31">
            <text:p>7.31</text:p>
          </table:table-cell>
          <table:table-cell office:value-type="float" office:value="7.33">
            <text:p>7.33</text:p>
          </table:table-cell>
          <table:table-cell table:number-columns-repeated="3" office:value-type="float" office:value="7.31">
            <text:p>7.31</text:p>
          </table:table-cell>
          <table:table-cell table:formula="of:=AVERAGE([.B8:.K8])" office:value-type="float" office:value="4.457">
            <text:p>4.457</text:p>
          </table:table-cell>
          <table:table-cell table:formula="of:=STDEV([.B8:.K8])" office:value-type="float" office:value="0.0163639169448446">
            <text:p>0.0163639169</text:p>
          </table:table-cell>
          <table:table-cell table:formula="of:=[.L10]/[.A10]" office:value-type="float" office:value="0.0035656">
            <text:p>0.0035656</text:p>
          </table:table-cell>
          <table:table-cell table:formula="of:=[.M10]/([.A10]*SQRT([.$M$2]))" office:value-type="float" office:value="0.00000413977991900264">
            <text:p>4.13977991900264E-006</text:p>
          </table:table-cell>
        </table:table-row>
        <table:table-row table:style-name="ro2">
          <table:table-cell office:value-type="float" office:value="1500">
            <text:p>1500</text:p>
          </table:table-cell>
          <table:table-cell office:value-type="float" office:value="8.79">
            <text:p>8.79</text:p>
          </table:table-cell>
          <table:table-cell office:value-type="float" office:value="8.78">
            <text:p>8.78</text:p>
          </table:table-cell>
          <table:table-cell office:value-type="float" office:value="8.75">
            <text:p>8.75</text:p>
          </table:table-cell>
          <table:table-cell office:value-type="float" office:value="8.78">
            <text:p>8.78</text:p>
          </table:table-cell>
          <table:table-cell office:value-type="float" office:value="8.74">
            <text:p>8.74</text:p>
          </table:table-cell>
          <table:table-cell office:value-type="float" office:value="8.76">
            <text:p>8.76</text:p>
          </table:table-cell>
          <table:table-cell office:value-type="float" office:value="8.75">
            <text:p>8.75</text:p>
          </table:table-cell>
          <table:table-cell office:value-type="float" office:value="8.74">
            <text:p>8.74</text:p>
          </table:table-cell>
          <table:table-cell office:value-type="float" office:value="8.76">
            <text:p>8.76</text:p>
          </table:table-cell>
          <table:table-cell office:value-type="float" office:value="8.74">
            <text:p>8.74</text:p>
          </table:table-cell>
          <table:table-cell table:formula="of:=AVERAGE([.B9:.K9])" office:value-type="float" office:value="5.892">
            <text:p>5.892</text:p>
          </table:table-cell>
          <table:table-cell table:formula="of:=STDEV([.B9:.K9])" office:value-type="float" office:value="0.0131656117720878">
            <text:p>0.0131656118</text:p>
          </table:table-cell>
          <table:table-cell table:formula="of:=[.L11]/[.A11]" office:value-type="float" office:value="0.003928">
            <text:p>0.003928</text:p>
          </table:table-cell>
          <table:table-cell table:formula="of:=[.M11]/([.A11]*SQRT([.$M$2]))" office:value-type="float" office:value="0.00000277555466595487">
            <text:p>2.77555466595487E-006</text:p>
          </table:table-cell>
        </table:table-row>
        <table:table-row table:style-name="ro2">
          <table:table-cell office:value-type="float" office:value="1750">
            <text:p>1750</text:p>
          </table:table-cell>
          <table:table-cell office:value-type="float" office:value="10.16">
            <text:p>10.16</text:p>
          </table:table-cell>
          <table:table-cell office:value-type="float" office:value="10.18">
            <text:p>10.18</text:p>
          </table:table-cell>
          <table:table-cell office:value-type="float" office:value="10.2">
            <text:p>10.2</text:p>
          </table:table-cell>
          <table:table-cell office:value-type="float" office:value="10.26">
            <text:p>10.26</text:p>
          </table:table-cell>
          <table:table-cell office:value-type="float" office:value="10.18">
            <text:p>10.18</text:p>
          </table:table-cell>
          <table:table-cell office:value-type="float" office:value="10.16">
            <text:p>10.16</text:p>
          </table:table-cell>
          <table:table-cell office:value-type="float" office:value="10.3">
            <text:p>10.3</text:p>
          </table:table-cell>
          <table:table-cell office:value-type="float" office:value="10.21">
            <text:p>10.21</text:p>
          </table:table-cell>
          <table:table-cell office:value-type="float" office:value="10.18">
            <text:p>10.18</text:p>
          </table:table-cell>
          <table:table-cell office:value-type="float" office:value="10.17">
            <text:p>10.17</text:p>
          </table:table-cell>
          <table:table-cell table:formula="of:=AVERAGE([.B12:.K12])" office:value-type="float" office:value="10.2">
            <text:p>10.2</text:p>
          </table:table-cell>
          <table:table-cell table:formula="of:=STDEV([.B12:.K12])" office:value-type="float" office:value="0.0459468291736343">
            <text:p>0.0459468292</text:p>
          </table:table-cell>
          <table:table-cell table:formula="of:=[.L12]/[.A12]" office:value-type="float" office:value="0.00582857142857143">
            <text:p>0.0058285714</text:p>
          </table:table-cell>
          <table:table-cell table:formula="of:=[.M12]/([.A12]*SQRT([.$M$2]))" office:value-type="float" office:value="0.00000830266465436322">
            <text:p>8.30266465436322E-006</text:p>
          </table:table-cell>
        </table:table-row>
        <table:table-row table:style-name="ro2">
          <table:table-cell office:value-type="float" office:value="2000">
            <text:p>2000</text:p>
          </table:table-cell>
          <table:table-cell office:value-type="float" office:value="11.59">
            <text:p>11.59</text:p>
          </table:table-cell>
          <table:table-cell office:value-type="float" office:value="11.63">
            <text:p>11.63</text:p>
          </table:table-cell>
          <table:table-cell office:value-type="float" office:value="11.61">
            <text:p>11.61</text:p>
          </table:table-cell>
          <table:table-cell office:value-type="float" office:value="11.66">
            <text:p>11.66</text:p>
          </table:table-cell>
          <table:table-cell office:value-type="float" office:value="11.62">
            <text:p>11.62</text:p>
          </table:table-cell>
          <table:table-cell office:value-type="float" office:value="11.63">
            <text:p>11.63</text:p>
          </table:table-cell>
          <table:table-cell office:value-type="float" office:value="11.64">
            <text:p>11.64</text:p>
          </table:table-cell>
          <table:table-cell office:value-type="float" office:value="11.63">
            <text:p>11.63</text:p>
          </table:table-cell>
          <table:table-cell office:value-type="float" office:value="11.62">
            <text:p>11.62</text:p>
          </table:table-cell>
          <table:table-cell office:value-type="float" office:value="11.59">
            <text:p>11.59</text:p>
          </table:table-cell>
          <table:table-cell table:formula="of:=AVERAGE([.B13:.K13])" office:value-type="float" office:value="11.622">
            <text:p>11.622</text:p>
          </table:table-cell>
          <table:table-cell table:formula="of:=STDEV([.B13:.K13])" office:value-type="float" office:value="0.0214993539954631">
            <text:p>0.021499354</text:p>
          </table:table-cell>
          <table:table-cell table:formula="of:=[.L13]/[.A13]" office:value-type="float" office:value="0.005811">
            <text:p>0.005811</text:p>
          </table:table-cell>
          <table:table-cell table:formula="of:=[.M13]/([.A13]*SQRT([.$M$2]))" office:value-type="float" office:value="0.00000339934634239523">
            <text:p>3.39934634239523E-006</text:p>
          </table:table-cell>
        </table:table-row>
        <table:table-row table:style-name="ro2">
          <table:table-cell office:value-type="float" office:value="2250">
            <text:p>2250</text:p>
          </table:table-cell>
          <table:table-cell office:value-type="float" office:value="13.05">
            <text:p>13.05</text:p>
          </table:table-cell>
          <table:table-cell table:number-columns-repeated="2" office:value-type="float" office:value="13.06">
            <text:p>13.06</text:p>
          </table:table-cell>
          <table:table-cell office:value-type="float" office:value="13.07">
            <text:p>13.07</text:p>
          </table:table-cell>
          <table:table-cell office:value-type="float" office:value="13.02">
            <text:p>13.02</text:p>
          </table:table-cell>
          <table:table-cell table:number-columns-repeated="2" office:value-type="float" office:value="13.06">
            <text:p>13.06</text:p>
          </table:table-cell>
          <table:table-cell office:value-type="float" office:value="13.05">
            <text:p>13.05</text:p>
          </table:table-cell>
          <table:table-cell table:number-columns-repeated="2" office:value-type="float" office:value="13.07">
            <text:p>13.07</text:p>
          </table:table-cell>
          <table:table-cell table:formula="of:=AVERAGE([.B14:.K14])" office:value-type="float" office:value="13.057">
            <text:p>13.057</text:p>
          </table:table-cell>
          <table:table-cell table:formula="of:=STDEV([.B14:.K14])" office:value-type="float" office:value="0.0149443411809734">
            <text:p>0.0149443412</text:p>
          </table:table-cell>
          <table:table-cell table:formula="of:=[.L14]/[.A14]" office:value-type="float" office:value="0.00580311111111111">
            <text:p>0.0058031111</text:p>
          </table:table-cell>
          <table:table-cell table:formula="of:=[.M14]/([.A14]*SQRT([.$M$2]))" office:value-type="float" office:value="0.00000210036250055674">
            <text:p>2.10036250055674E-006</text:p>
          </table:table-cell>
        </table:table-row>
        <table:table-row table:style-name="ro2">
          <table:table-cell office:value-type="float" office:value="2500">
            <text:p>2500</text:p>
          </table:table-cell>
          <table:table-cell office:value-type="float" office:value="14.46">
            <text:p>14.46</text:p>
          </table:table-cell>
          <table:table-cell table:number-columns-repeated="2" office:value-type="float" office:value="14.48">
            <text:p>14.48</text:p>
          </table:table-cell>
          <table:table-cell office:value-type="float" office:value="14.5">
            <text:p>14.5</text:p>
          </table:table-cell>
          <table:table-cell office:value-type="float" office:value="14.54">
            <text:p>14.54</text:p>
          </table:table-cell>
          <table:table-cell office:value-type="float" office:value="14.5">
            <text:p>14.5</text:p>
          </table:table-cell>
          <table:table-cell office:value-type="float" office:value="14.52">
            <text:p>14.52</text:p>
          </table:table-cell>
          <table:table-cell office:value-type="float" office:value="14.49">
            <text:p>14.49</text:p>
          </table:table-cell>
          <table:table-cell office:value-type="float" office:value="14.51">
            <text:p>14.51</text:p>
          </table:table-cell>
          <table:table-cell office:value-type="float" office:value="14.49">
            <text:p>14.49</text:p>
          </table:table-cell>
          <table:table-cell table:formula="of:=AVERAGE([.B15:.K15])" office:value-type="float" office:value="14.497">
            <text:p>14.497</text:p>
          </table:table-cell>
          <table:table-cell table:formula="of:=STDEV([.B15:.K15])" office:value-type="float" office:value="0.0226323269290235">
            <text:p>0.0226323269</text:p>
          </table:table-cell>
          <table:table-cell table:formula="of:=[.L15]/[.A15]" office:value-type="float" office:value="0.0057988">
            <text:p>0.0057988</text:p>
          </table:table-cell>
          <table:table-cell table:formula="of:=[.M15]/([.A15]*SQRT([.$M$2]))" office:value-type="float" office:value="0.00000286278807381112">
            <text:p>2.86278807381112E-006</text:p>
          </table:table-cell>
        </table:table-row>
        <table:table-row table:style-name="ro2">
          <table:table-cell office:value-type="float" office:value="2750">
            <text:p>2750</text:p>
          </table:table-cell>
          <table:table-cell office:value-type="float" office:value="15.9">
            <text:p>15.9</text:p>
          </table:table-cell>
          <table:table-cell office:value-type="float" office:value="15.95">
            <text:p>15.95</text:p>
          </table:table-cell>
          <table:table-cell office:value-type="float" office:value="15.96">
            <text:p>15.96</text:p>
          </table:table-cell>
          <table:table-cell office:value-type="float" office:value="15.92">
            <text:p>15.92</text:p>
          </table:table-cell>
          <table:table-cell office:value-type="float" office:value="15.96">
            <text:p>15.96</text:p>
          </table:table-cell>
          <table:table-cell office:value-type="float" office:value="15.91">
            <text:p>15.91</text:p>
          </table:table-cell>
          <table:table-cell office:value-type="float" office:value="15.96">
            <text:p>15.96</text:p>
          </table:table-cell>
          <table:table-cell office:value-type="float" office:value="15.89">
            <text:p>15.89</text:p>
          </table:table-cell>
          <table:table-cell table:number-columns-repeated="2" office:value-type="float" office:value="15.91">
            <text:p>15.91</text:p>
          </table:table-cell>
          <table:table-cell table:formula="of:=AVERAGE([.B16:.K16])" office:value-type="float" office:value="15.927">
            <text:p>15.927</text:p>
          </table:table-cell>
          <table:table-cell table:formula="of:=STDEV([.B16:.K16])" office:value-type="float" office:value="0.0275075747143705">
            <text:p>0.0275075747</text:p>
          </table:table-cell>
          <table:table-cell table:formula="of:=[.L16]/[.A16]" office:value-type="float" office:value="0.00579163636363636">
            <text:p>0.0057916364</text:p>
          </table:table-cell>
          <table:table-cell table:formula="of:=[.M16]/([.A16]*SQRT([.$M$2]))" office:value-type="float" office:value="0.00000316314869107878">
            <text:p>3.16314869107878E-006</text:p>
          </table:table-cell>
        </table:table-row>
        <table:table-row table:style-name="ro2">
          <table:table-cell office:value-type="float" office:value="3000">
            <text:p>3000</text:p>
          </table:table-cell>
          <table:table-cell office:value-type="float" office:value="17.33">
            <text:p>17.33</text:p>
          </table:table-cell>
          <table:table-cell office:value-type="float" office:value="17.39">
            <text:p>17.39</text:p>
          </table:table-cell>
          <table:table-cell office:value-type="float" office:value="17.48">
            <text:p>17.48</text:p>
          </table:table-cell>
          <table:table-cell office:value-type="float" office:value="17.37">
            <text:p>17.37</text:p>
          </table:table-cell>
          <table:table-cell office:value-type="float" office:value="17.32">
            <text:p>17.32</text:p>
          </table:table-cell>
          <table:table-cell office:value-type="float" office:value="17.38">
            <text:p>17.38</text:p>
          </table:table-cell>
          <table:table-cell office:value-type="float" office:value="17.35">
            <text:p>17.35</text:p>
          </table:table-cell>
          <table:table-cell office:value-type="float" office:value="17.38">
            <text:p>17.38</text:p>
          </table:table-cell>
          <table:table-cell office:value-type="float" office:value="17.35">
            <text:p>17.35</text:p>
          </table:table-cell>
          <table:table-cell office:value-type="float" office:value="17.33">
            <text:p>17.33</text:p>
          </table:table-cell>
          <table:table-cell table:formula="of:=AVERAGE([.B17:.K17])" office:value-type="float" office:value="17.368">
            <text:p>17.368</text:p>
          </table:table-cell>
          <table:table-cell table:formula="of:=STDEV([.B17:.K17])" office:value-type="float" office:value="0.0461398839279957">
            <text:p>0.0461398839</text:p>
          </table:table-cell>
          <table:table-cell table:formula="of:=[.L17]/[.A17]" office:value-type="float" office:value="0.00578933333333333">
            <text:p>0.0057893333</text:p>
          </table:table-cell>
          <table:table-cell table:formula="of:=[.M17]/([.A17]*SQRT([.$M$2]))" office:value-type="float" office:value="0.00000486357080627542">
            <text:p>4.86357080627542E-006</text:p>
          </table:table-cell>
        </table:table-row>
        <table:table-row table:style-name="ro2">
          <table:table-cell table:number-columns-repeated="15"/>
        </table:table-row>
        <table:table-row table:style-name="ro2">
          <table:table-cell office:value-type="string">
            <text:p>Linear regression</text:p>
          </table:table-cell>
          <table:table-cell table:number-columns-repeated="3"/>
          <table:table-cell office:value-type="string">
            <text:p>mean N</text:p>
          </table:table-cell>
          <table:table-cell table:formula="of:=AVERAGE([.B21:.B130])" office:value-type="float" office:value="1750">
            <text:p>1750</text:p>
          </table:table-cell>
          <table:table-cell office:value-type="string">
            <text:p>mean T</text:p>
          </table:table-cell>
          <table:table-cell table:formula="of:=AVERAGE([.C21:.C130])" office:value-type="float" office:value="10.1929090909091">
            <text:p>10.1929090909</text:p>
          </table:table-cell>
          <table:table-cell office:value-type="string">
            <text:p>measurements</text:p>
          </table:table-cell>
          <table:table-cell table:formula="of:=COUNT([.C21:.C130])" office:value-type="float" office:value="110">
            <text:p>110</text:p>
          </table:table-cell>
          <table:table-cell table:style-name="ce1" office:value-type="string">
            <text:p>gradient:</text:p>
          </table:table-cell>
          <table:table-cell table:style-name="ce1" table:formula="of:=SUM([.$F$21:.$F$130])/SUM([.$G$21:.$G$130])" office:value-type="float" office:value="0.00573749090909091">
            <text:p>0.0057374909</text:p>
          </table:table-cell>
          <table:table-cell office:value-type="string">
            <text:p>Intercept:</text:p>
          </table:table-cell>
          <table:table-cell table:formula="of:=[.$H$19] - [.$L$19]*[.$F$19]" office:value-type="float" office:value="0.152300000000002">
            <text:p>0.1523</text:p>
          </table:table-cell>
          <table:table-cell/>
        </table:table-row>
        <table:table-row table:style-name="ro2">
          <table:table-cell/>
          <table:table-cell office:value-type="string">
            <text:p>N</text:p>
          </table:table-cell>
          <table:table-cell office:value-type="string">
            <text:p>T</text:p>
          </table:table-cell>
          <table:table-cell office:value-type="string">
            <text:p>errorT</text:p>
          </table:table-cell>
          <table:table-cell office:value-type="string">
            <text:p>(N_i – meanN)</text:p>
          </table:table-cell>
          <table:table-cell office:value-type="string">
            <text:p>(N_i – meanN)*T_i</text:p>
          </table:table-cell>
          <table:table-cell office:value-type="string">
            <text:p>(N_i – meanN)^2</text:p>
          </table:table-cell>
          <table:table-cell office:value-type="string">
            <text:p>d_i ^2</text:p>
          </table:table-cell>
          <table:table-cell office:value-type="string">
            <text:p>Error Gradient:</text:p>
          </table:table-cell>
          <table:table-cell table:formula="of:=SQRT( 1/(SUM([.$G$21:.$G$130])) * SUM([.$H$21:.$H$130])/([.$I$1] -2) )" office:value-type="float" office:value="0.00000334011981331651">
            <text:p>3.34011981331651E-006</text:p>
          </table:table-cell>
          <table:table-cell office:value-type="string">
            <text:p>Prediction (s):</text:p>
          </table:table-cell>
          <table:table-cell table:style-name="ce1" table:formula="of:=FORECAST([.$L$21];[.$C$21:.$C$130];[.$B$21:.$B$130])" office:value-type="float" office:value="1434372.87957273">
            <text:p>1434372.87957273</text:p>
          </table:table-cell>
          <table:table-cell table:formula="of:=STEYX([.$C$21:.$C$130];[.$B$21:.$B$130])" office:value-type="float" office:value="0.0276948104391141">
            <text:p>0.0276948104</text:p>
          </table:table-cell>
          <table:table-cell office:value-type="string">
            <text:p>Days:</text:p>
          </table:table-cell>
          <table:table-cell table:formula="of:=[.L20]/(3600*24)" office:value-type="float" office:value="16.6015379580177">
            <text:p>16.601537958</text:p>
          </table:table-cell>
        </table:table-row>
        <table:table-row table:style-name="ro2">
          <table:table-cell table:formula="of:=IF ( MOD(ROW([.C21]);[.$M$2]) &lt;&gt; 0; MOD(ROW([.C21]);[.$M$2]);[.$M$2])" office:value-type="float" office:value="1">
            <text:p>1</text:p>
          </table:table-cell>
          <table:table-cell table:formula="of:= INDIRECT( &quot;R&quot; &amp; (FLOOR((ROW([.A21]) -1)/[.$M$2];1) +5) &amp; &quot;C1&quot;;0)" office:value-type="float" office:value="500">
            <text:p>500</text:p>
          </table:table-cell>
          <table:table-cell table:formula="of:=VLOOKUP([.$B21];[.$A$7:.$K$17];[.$A21] +1)" office:value-type="float" office:value="3">
            <text:p>3</text:p>
          </table:table-cell>
          <table:table-cell table:formula="of:=VLOOKUP([.B21];[.$A$7:.$O$17];13)" office:value-type="float" office:value="0.0097182531580755">
            <text:p>0.0097182532</text:p>
          </table:table-cell>
          <table:table-cell table:formula="of:=[.B21] - [.$F$19]" office:value-type="float" office:value="-1250">
            <text:p>-1250</text:p>
          </table:table-cell>
          <table:table-cell table:formula="of:=[.E21]*[.C21]" office:value-type="float" office:value="-3750">
            <text:p>-3750</text:p>
          </table:table-cell>
          <table:table-cell table:formula="of:=[.E21]^2" office:value-type="float" office:value="1562500">
            <text:p>1562500</text:p>
          </table:table-cell>
          <table:table-cell table:formula="of:=( [.C21] - ([.$L$19]*[.B21] +[.$N$19]) )^2" office:value-type="float" office:value="0.00044291115702487">
            <text:p>0.0004429112</text:p>
          </table:table-cell>
          <table:table-cell office:value-type="string">
            <text:p>Error intercept:</text:p>
          </table:table-cell>
          <table:table-cell table:formula="of:=SQRT( (1/[.$I$1] +[.$F$19]^2/SUM([.$G$21:.$G$130])) * SUM([.$H$21:.$H$130])/([.$I$1] -2) )" office:value-type="float" office:value="0.00641398677535695">
            <text:p>0.0064139868</text:p>
          </table:table-cell>
          <table:table-cell office:value-type="string">
            <text:p>Predic steps</text:p>
          </table:table-cell>
          <table:table-cell table:style-name="ce2" office:value-type="float" office:value="250000000">
            <text:p>2.50E+008</text:p>
          </table:table-cell>
          <table:table-cell/>
          <table:table-cell office:value-type="string">
            <text:p>stderr(days):</text:p>
          </table:table-cell>
          <table:table-cell table:formula="of:=[.M20]/(3600*24)" office:value-type="float" office:value="0.000000320541787489746">
            <text:p>3.20541787489746E-007</text:p>
          </table:table-cell>
        </table:table-row>
        <table:table-row table:style-name="ro2">
          <table:table-cell table:formula="of:=IF ( MOD(ROW([.C22]);[.$M$2]) &lt;&gt; 0; MOD(ROW([.C22]);[.$M$2]);[.$M$2])" office:value-type="float" office:value="2">
            <text:p>2</text:p>
          </table:table-cell>
          <table:table-cell table:formula="of:= INDIRECT( &quot;R&quot; &amp; (FLOOR((ROW([.A22]) -1)/[.$M$2];1) +5) &amp; &quot;C1&quot;;0)" office:value-type="float" office:value="500">
            <text:p>500</text:p>
          </table:table-cell>
          <table:table-cell table:formula="of:=VLOOKUP([.$B22];[.$A$7:.$K$17];[.$A22] +1)" office:value-type="float" office:value="3.01">
            <text:p>3.01</text:p>
          </table:table-cell>
          <table:table-cell table:formula="of:=VLOOKUP([.B22];[.$A$7:.$O$17];13)" office:value-type="float" office:value="0.0097182531580755">
            <text:p>0.0097182532</text:p>
          </table:table-cell>
          <table:table-cell table:formula="of:=[.B22] - [.$F$19]" office:value-type="float" office:value="-1250">
            <text:p>-1250</text:p>
          </table:table-cell>
          <table:table-cell table:formula="of:=[.E22]*[.C22]" office:value-type="float" office:value="-3762.5">
            <text:p>-3762.5</text:p>
          </table:table-cell>
          <table:table-cell table:formula="of:=[.E22]^2" office:value-type="float" office:value="1562500">
            <text:p>1562500</text:p>
          </table:table-cell>
          <table:table-cell table:formula="of:=( [.C22] - ([.$L$19]*[.B22] +[.$N$19]) )^2" office:value-type="float" office:value="0.000122002066115747">
            <text:p>0.0001220021</text:p>
          </table:table-cell>
          <table:table-cell/>
          <table:table-cell>
            <draw:frame table:end-cell-address="thirdopt.Q42" table:end-x="0.469cm" table:end-y="0.397cm" draw:z-index="0" draw:style-name="gr1" svg:width="16.247cm" svg:height="8.927cm" svg:x="0.248cm" svg:y="0.397cm">
              <draw:object draw:notify-on-update-of-ranges="thirdopt.B21:thirdopt.B130 thirdopt.C21:thirdopt.C130 'original-vmcs'.D21:'original-vmcs'.D130 'original-vmcs'.D21:'original-vmcs'.D130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5"/>
        </table:table-row>
        <table:table-row table:style-name="ro2">
          <table:table-cell table:formula="of:=IF ( MOD(ROW([.C23]);[.$M$2]) &lt;&gt; 0; MOD(ROW([.C23]);[.$M$2]);[.$M$2])" office:value-type="float" office:value="3">
            <text:p>3</text:p>
          </table:table-cell>
          <table:table-cell table:formula="of:= INDIRECT( &quot;R&quot; &amp; (FLOOR((ROW([.A23]) -1)/[.$M$2];1) +5) &amp; &quot;C1&quot;;0)" office:value-type="float" office:value="500">
            <text:p>500</text:p>
          </table:table-cell>
          <table:table-cell table:formula="of:=VLOOKUP([.$B23];[.$A$7:.$K$17];[.$A23] +1)" office:value-type="float" office:value="3.01">
            <text:p>3.01</text:p>
          </table:table-cell>
          <table:table-cell table:formula="of:=VLOOKUP([.B23];[.$A$7:.$O$17];13)" office:value-type="float" office:value="0.0097182531580755">
            <text:p>0.0097182532</text:p>
          </table:table-cell>
          <table:table-cell table:formula="of:=[.B23] - [.$F$19]" office:value-type="float" office:value="-1250">
            <text:p>-1250</text:p>
          </table:table-cell>
          <table:table-cell table:formula="of:=[.E23]*[.C23]" office:value-type="float" office:value="-3762.5">
            <text:p>-3762.5</text:p>
          </table:table-cell>
          <table:table-cell table:formula="of:=[.E23]^2" office:value-type="float" office:value="1562500">
            <text:p>1562500</text:p>
          </table:table-cell>
          <table:table-cell table:formula="of:=( [.C23] - ([.$L$19]*[.B23] +[.$N$19]) )^2" office:value-type="float" office:value="0.000122002066115747">
            <text:p>0.0001220021</text:p>
          </table:table-cell>
          <table:table-cell table:number-columns-repeated="7"/>
        </table:table-row>
        <table:table-row table:style-name="ro2">
          <table:table-cell table:formula="of:=IF ( MOD(ROW([.C24]);[.$M$2]) &lt;&gt; 0; MOD(ROW([.C24]);[.$M$2]);[.$M$2])" office:value-type="float" office:value="4">
            <text:p>4</text:p>
          </table:table-cell>
          <table:table-cell table:formula="of:= INDIRECT( &quot;R&quot; &amp; (FLOOR((ROW([.A24]) -1)/[.$M$2];1) +5) &amp; &quot;C1&quot;;0)" office:value-type="float" office:value="500">
            <text:p>500</text:p>
          </table:table-cell>
          <table:table-cell table:formula="of:=VLOOKUP([.$B24];[.$A$7:.$K$17];[.$A24] +1)" office:value-type="float" office:value="3.03">
            <text:p>3.03</text:p>
          </table:table-cell>
          <table:table-cell table:formula="of:=VLOOKUP([.B24];[.$A$7:.$O$17];13)" office:value-type="float" office:value="0.0097182531580755">
            <text:p>0.0097182532</text:p>
          </table:table-cell>
          <table:table-cell table:formula="of:=[.B24] - [.$F$19]" office:value-type="float" office:value="-1250">
            <text:p>-1250</text:p>
          </table:table-cell>
          <table:table-cell table:formula="of:=[.E24]*[.C24]" office:value-type="float" office:value="-3787.5">
            <text:p>-3787.5</text:p>
          </table:table-cell>
          <table:table-cell table:formula="of:=[.E24]^2" office:value-type="float" office:value="1562500">
            <text:p>1562500</text:p>
          </table:table-cell>
          <table:table-cell table:formula="of:=( [.C24] - ([.$L$19]*[.B24] +[.$N$19]) )^2" office:value-type="float" office:value="0.0000801838842974846">
            <text:p>8.01838842974846E-005</text:p>
          </table:table-cell>
          <table:table-cell table:number-columns-repeated="7"/>
        </table:table-row>
        <table:table-row table:style-name="ro2">
          <table:table-cell table:formula="of:=IF ( MOD(ROW([.C25]);[.$M$2]) &lt;&gt; 0; MOD(ROW([.C25]);[.$M$2]);[.$M$2])" office:value-type="float" office:value="5">
            <text:p>5</text:p>
          </table:table-cell>
          <table:table-cell table:formula="of:= INDIRECT( &quot;R&quot; &amp; (FLOOR((ROW([.A25]) -1)/[.$M$2];1) +5) &amp; &quot;C1&quot;;0)" office:value-type="float" office:value="500">
            <text:p>500</text:p>
          </table:table-cell>
          <table:table-cell table:formula="of:=VLOOKUP([.$B25];[.$A$7:.$K$17];[.$A25] +1)" office:value-type="float" office:value="3.01">
            <text:p>3.01</text:p>
          </table:table-cell>
          <table:table-cell table:formula="of:=VLOOKUP([.B25];[.$A$7:.$O$17];13)" office:value-type="float" office:value="0.0097182531580755">
            <text:p>0.0097182532</text:p>
          </table:table-cell>
          <table:table-cell table:formula="of:=[.B25] - [.$F$19]" office:value-type="float" office:value="-1250">
            <text:p>-1250</text:p>
          </table:table-cell>
          <table:table-cell table:formula="of:=[.E25]*[.C25]" office:value-type="float" office:value="-3762.5">
            <text:p>-3762.5</text:p>
          </table:table-cell>
          <table:table-cell table:formula="of:=[.E25]^2" office:value-type="float" office:value="1562500">
            <text:p>1562500</text:p>
          </table:table-cell>
          <table:table-cell table:formula="of:=( [.C25] - ([.$L$19]*[.B25] +[.$N$19]) )^2" office:value-type="float" office:value="0.000122002066115747">
            <text:p>0.0001220021</text:p>
          </table:table-cell>
          <table:table-cell table:number-columns-repeated="7"/>
        </table:table-row>
        <table:table-row table:style-name="ro2">
          <table:table-cell table:formula="of:=IF ( MOD(ROW([.C26]);[.$M$2]) &lt;&gt; 0; MOD(ROW([.C26]);[.$M$2]);[.$M$2])" office:value-type="float" office:value="6">
            <text:p>6</text:p>
          </table:table-cell>
          <table:table-cell table:formula="of:= INDIRECT( &quot;R&quot; &amp; (FLOOR((ROW([.A26]) -1)/[.$M$2];1) +5) &amp; &quot;C1&quot;;0)" office:value-type="float" office:value="500">
            <text:p>500</text:p>
          </table:table-cell>
          <table:table-cell table:formula="of:=VLOOKUP([.$B26];[.$A$7:.$K$17];[.$A26] +1)" office:value-type="float" office:value="3.03">
            <text:p>3.03</text:p>
          </table:table-cell>
          <table:table-cell table:formula="of:=VLOOKUP([.B26];[.$A$7:.$O$17];13)" office:value-type="float" office:value="0.0097182531580755">
            <text:p>0.0097182532</text:p>
          </table:table-cell>
          <table:table-cell table:formula="of:=[.B26] - [.$F$19]" office:value-type="float" office:value="-1250">
            <text:p>-1250</text:p>
          </table:table-cell>
          <table:table-cell table:formula="of:=[.E26]*[.C26]" office:value-type="float" office:value="-3787.5">
            <text:p>-3787.5</text:p>
          </table:table-cell>
          <table:table-cell table:formula="of:=[.E26]^2" office:value-type="float" office:value="1562500">
            <text:p>1562500</text:p>
          </table:table-cell>
          <table:table-cell table:formula="of:=( [.C26] - ([.$L$19]*[.B26] +[.$N$19]) )^2" office:value-type="float" office:value="0.0000801838842974846">
            <text:p>8.01838842974846E-005</text:p>
          </table:table-cell>
          <table:table-cell table:number-columns-repeated="7"/>
        </table:table-row>
        <table:table-row table:style-name="ro2">
          <table:table-cell table:formula="of:=IF ( MOD(ROW([.C27]);[.$M$2]) &lt;&gt; 0; MOD(ROW([.C27]);[.$M$2]);[.$M$2])" office:value-type="float" office:value="7">
            <text:p>7</text:p>
          </table:table-cell>
          <table:table-cell table:formula="of:= INDIRECT( &quot;R&quot; &amp; (FLOOR((ROW([.A27]) -1)/[.$M$2];1) +5) &amp; &quot;C1&quot;;0)" office:value-type="float" office:value="500">
            <text:p>500</text:p>
          </table:table-cell>
          <table:table-cell table:formula="of:=VLOOKUP([.$B27];[.$A$7:.$K$17];[.$A27] +1)" office:value-type="float" office:value="3.01">
            <text:p>3.01</text:p>
          </table:table-cell>
          <table:table-cell table:formula="of:=VLOOKUP([.B27];[.$A$7:.$O$17];13)" office:value-type="float" office:value="0.0097182531580755">
            <text:p>0.0097182532</text:p>
          </table:table-cell>
          <table:table-cell table:formula="of:=[.B27] - [.$F$19]" office:value-type="float" office:value="-1250">
            <text:p>-1250</text:p>
          </table:table-cell>
          <table:table-cell table:formula="of:=[.E27]*[.C27]" office:value-type="float" office:value="-3762.5">
            <text:p>-3762.5</text:p>
          </table:table-cell>
          <table:table-cell table:formula="of:=[.E27]^2" office:value-type="float" office:value="1562500">
            <text:p>1562500</text:p>
          </table:table-cell>
          <table:table-cell table:formula="of:=( [.C27] - ([.$L$19]*[.B27] +[.$N$19]) )^2" office:value-type="float" office:value="0.000122002066115747">
            <text:p>0.0001220021</text:p>
          </table:table-cell>
          <table:table-cell table:number-columns-repeated="7"/>
        </table:table-row>
        <table:table-row table:style-name="ro2">
          <table:table-cell table:formula="of:=IF ( MOD(ROW([.C28]);[.$M$2]) &lt;&gt; 0; MOD(ROW([.C28]);[.$M$2]);[.$M$2])" office:value-type="float" office:value="8">
            <text:p>8</text:p>
          </table:table-cell>
          <table:table-cell table:formula="of:= INDIRECT( &quot;R&quot; &amp; (FLOOR((ROW([.A28]) -1)/[.$M$2];1) +5) &amp; &quot;C1&quot;;0)" office:value-type="float" office:value="500">
            <text:p>500</text:p>
          </table:table-cell>
          <table:table-cell table:formula="of:=VLOOKUP([.$B28];[.$A$7:.$K$17];[.$A28] +1)" office:value-type="float" office:value="3.02">
            <text:p>3.02</text:p>
          </table:table-cell>
          <table:table-cell table:formula="of:=VLOOKUP([.B28];[.$A$7:.$O$17];13)" office:value-type="float" office:value="0.0097182531580755">
            <text:p>0.0097182532</text:p>
          </table:table-cell>
          <table:table-cell table:formula="of:=[.B28] - [.$F$19]" office:value-type="float" office:value="-1250">
            <text:p>-1250</text:p>
          </table:table-cell>
          <table:table-cell table:formula="of:=[.E28]*[.C28]" office:value-type="float" office:value="-3775">
            <text:p>-3775</text:p>
          </table:table-cell>
          <table:table-cell table:formula="of:=[.E28]^2" office:value-type="float" office:value="1562500">
            <text:p>1562500</text:p>
          </table:table-cell>
          <table:table-cell table:formula="of:=( [.C28] - ([.$L$19]*[.B28] +[.$N$19]) )^2" office:value-type="float" office:value="0.00000109297520661534">
            <text:p>0.000001093</text:p>
          </table:table-cell>
          <table:table-cell table:number-columns-repeated="7"/>
        </table:table-row>
        <table:table-row table:style-name="ro2">
          <table:table-cell table:formula="of:=IF ( MOD(ROW([.C29]);[.$M$2]) &lt;&gt; 0; MOD(ROW([.C29]);[.$M$2]);[.$M$2])" office:value-type="float" office:value="9">
            <text:p>9</text:p>
          </table:table-cell>
          <table:table-cell table:formula="of:= INDIRECT( &quot;R&quot; &amp; (FLOOR((ROW([.A29]) -1)/[.$M$2];1) +5) &amp; &quot;C1&quot;;0)" office:value-type="float" office:value="500">
            <text:p>500</text:p>
          </table:table-cell>
          <table:table-cell table:formula="of:=VLOOKUP([.$B29];[.$A$7:.$K$17];[.$A29] +1)" office:value-type="float" office:value="3.01">
            <text:p>3.01</text:p>
          </table:table-cell>
          <table:table-cell table:formula="of:=VLOOKUP([.B29];[.$A$7:.$O$17];13)" office:value-type="float" office:value="0.0097182531580755">
            <text:p>0.0097182532</text:p>
          </table:table-cell>
          <table:table-cell table:formula="of:=[.B29] - [.$F$19]" office:value-type="float" office:value="-1250">
            <text:p>-1250</text:p>
          </table:table-cell>
          <table:table-cell table:formula="of:=[.E29]*[.C29]" office:value-type="float" office:value="-3762.5">
            <text:p>-3762.5</text:p>
          </table:table-cell>
          <table:table-cell table:formula="of:=[.E29]^2" office:value-type="float" office:value="1562500">
            <text:p>1562500</text:p>
          </table:table-cell>
          <table:table-cell table:formula="of:=( [.C29] - ([.$L$19]*[.B29] +[.$N$19]) )^2" office:value-type="float" office:value="0.000122002066115747">
            <text:p>0.0001220021</text:p>
          </table:table-cell>
          <table:table-cell table:number-columns-repeated="7"/>
        </table:table-row>
        <table:table-row table:style-name="ro2">
          <table:table-cell table:formula="of:=IF ( MOD(ROW([.C30]);[.$M$2]) &lt;&gt; 0; MOD(ROW([.C30]);[.$M$2]);[.$M$2])" office:value-type="float" office:value="10">
            <text:p>10</text:p>
          </table:table-cell>
          <table:table-cell table:formula="of:= INDIRECT( &quot;R&quot; &amp; (FLOOR((ROW([.A30]) -1)/[.$M$2];1) +5) &amp; &quot;C1&quot;;0)" office:value-type="float" office:value="500">
            <text:p>500</text:p>
          </table:table-cell>
          <table:table-cell table:formula="of:=VLOOKUP([.$B30];[.$A$7:.$K$17];[.$A30] +1)" office:value-type="float" office:value="3.02">
            <text:p>3.02</text:p>
          </table:table-cell>
          <table:table-cell table:formula="of:=VLOOKUP([.B30];[.$A$7:.$O$17];13)" office:value-type="float" office:value="0.0097182531580755">
            <text:p>0.0097182532</text:p>
          </table:table-cell>
          <table:table-cell table:formula="of:=[.B30] - [.$F$19]" office:value-type="float" office:value="-1250">
            <text:p>-1250</text:p>
          </table:table-cell>
          <table:table-cell table:formula="of:=[.E30]*[.C30]" office:value-type="float" office:value="-3775">
            <text:p>-3775</text:p>
          </table:table-cell>
          <table:table-cell table:formula="of:=[.E30]^2" office:value-type="float" office:value="1562500">
            <text:p>1562500</text:p>
          </table:table-cell>
          <table:table-cell table:formula="of:=( [.C30] - ([.$L$19]*[.B30] +[.$N$19]) )^2" office:value-type="float" office:value="0.00000109297520661534">
            <text:p>0.000001093</text:p>
          </table:table-cell>
          <table:table-cell table:number-columns-repeated="7"/>
        </table:table-row>
        <table:table-row table:style-name="ro2">
          <table:table-cell table:formula="of:=IF ( MOD(ROW([.C31]);[.$M$2]) &lt;&gt; 0; MOD(ROW([.C31]);[.$M$2]);[.$M$2])" office:value-type="float" office:value="1">
            <text:p>1</text:p>
          </table:table-cell>
          <table:table-cell table:formula="of:= INDIRECT( &quot;R&quot; &amp; (FLOOR((ROW([.A31]) -1)/[.$M$2];1) +5) &amp; &quot;C1&quot;;0)" office:value-type="float" office:value="750">
            <text:p>750</text:p>
          </table:table-cell>
          <table:table-cell table:formula="of:=VLOOKUP([.$B31];[.$A$7:.$K$17];[.$A31] +1)" office:value-type="float" office:value="4.44">
            <text:p>4.44</text:p>
          </table:table-cell>
          <table:table-cell table:formula="of:=VLOOKUP([.B31];[.$A$7:.$O$17];13)" office:value-type="float" office:value="0.0163639169448446">
            <text:p>0.0163639169</text:p>
          </table:table-cell>
          <table:table-cell table:formula="of:=[.B31] - [.$F$19]" office:value-type="float" office:value="-1000">
            <text:p>-1000</text:p>
          </table:table-cell>
          <table:table-cell table:formula="of:=[.E31]*[.C31]" office:value-type="float" office:value="-4440">
            <text:p>-4440</text:p>
          </table:table-cell>
          <table:table-cell table:formula="of:=[.E31]^2" office:value-type="float" office:value="1000000">
            <text:p>1000000</text:p>
          </table:table-cell>
          <table:table-cell table:formula="of:=( [.C31] - ([.$L$19]*[.B31] +[.$N$19]) )^2" office:value-type="float" office:value="0.000237720330578552">
            <text:p>0.0002377203</text:p>
          </table:table-cell>
          <table:table-cell table:number-columns-repeated="7"/>
        </table:table-row>
        <table:table-row table:style-name="ro2">
          <table:table-cell table:formula="of:=IF ( MOD(ROW([.C32]);[.$M$2]) &lt;&gt; 0; MOD(ROW([.C32]);[.$M$2]);[.$M$2])" office:value-type="float" office:value="2">
            <text:p>2</text:p>
          </table:table-cell>
          <table:table-cell table:formula="of:= INDIRECT( &quot;R&quot; &amp; (FLOOR((ROW([.A32]) -1)/[.$M$2];1) +5) &amp; &quot;C1&quot;;0)" office:value-type="float" office:value="750">
            <text:p>750</text:p>
          </table:table-cell>
          <table:table-cell table:formula="of:=VLOOKUP([.$B32];[.$A$7:.$K$17];[.$A32] +1)" office:value-type="float" office:value="4.49">
            <text:p>4.49</text:p>
          </table:table-cell>
          <table:table-cell table:formula="of:=VLOOKUP([.B32];[.$A$7:.$O$17];13)" office:value-type="float" office:value="0.0163639169448446">
            <text:p>0.0163639169</text:p>
          </table:table-cell>
          <table:table-cell table:formula="of:=[.B32] - [.$F$19]" office:value-type="float" office:value="-1000">
            <text:p>-1000</text:p>
          </table:table-cell>
          <table:table-cell table:formula="of:=[.E32]*[.C32]" office:value-type="float" office:value="-4490">
            <text:p>-4490</text:p>
          </table:table-cell>
          <table:table-cell table:formula="of:=[.E32]^2" office:value-type="float" office:value="1000000">
            <text:p>1000000</text:p>
          </table:table-cell>
          <table:table-cell table:formula="of:=( [.C32] - ([.$L$19]*[.B32] +[.$N$19]) )^2" office:value-type="float" office:value="0.00119590214876023">
            <text:p>0.0011959021</text:p>
          </table:table-cell>
          <table:table-cell table:number-columns-repeated="7"/>
        </table:table-row>
        <table:table-row table:style-name="ro2">
          <table:table-cell table:formula="of:=IF ( MOD(ROW([.C33]);[.$M$2]) &lt;&gt; 0; MOD(ROW([.C33]);[.$M$2]);[.$M$2])" office:value-type="float" office:value="3">
            <text:p>3</text:p>
          </table:table-cell>
          <table:table-cell table:formula="of:= INDIRECT( &quot;R&quot; &amp; (FLOOR((ROW([.A33]) -1)/[.$M$2];1) +5) &amp; &quot;C1&quot;;0)" office:value-type="float" office:value="750">
            <text:p>750</text:p>
          </table:table-cell>
          <table:table-cell table:formula="of:=VLOOKUP([.$B33];[.$A$7:.$K$17];[.$A33] +1)" office:value-type="float" office:value="4.47">
            <text:p>4.47</text:p>
          </table:table-cell>
          <table:table-cell table:formula="of:=VLOOKUP([.B33];[.$A$7:.$O$17];13)" office:value-type="float" office:value="0.0163639169448446">
            <text:p>0.0163639169</text:p>
          </table:table-cell>
          <table:table-cell table:formula="of:=[.B33] - [.$F$19]" office:value-type="float" office:value="-1000">
            <text:p>-1000</text:p>
          </table:table-cell>
          <table:table-cell table:formula="of:=[.E33]*[.C33]" office:value-type="float" office:value="-4470">
            <text:p>-4470</text:p>
          </table:table-cell>
          <table:table-cell table:formula="of:=[.E33]^2" office:value-type="float" office:value="1000000">
            <text:p>1000000</text:p>
          </table:table-cell>
          <table:table-cell table:formula="of:=( [.C33] - ([.$L$19]*[.B33] +[.$N$19]) )^2" office:value-type="float" office:value="0.000212629421487547">
            <text:p>0.0002126294</text:p>
          </table:table-cell>
          <table:table-cell table:number-columns-repeated="7"/>
        </table:table-row>
        <table:table-row table:style-name="ro2">
          <table:table-cell table:formula="of:=IF ( MOD(ROW([.C34]);[.$M$2]) &lt;&gt; 0; MOD(ROW([.C34]);[.$M$2]);[.$M$2])" office:value-type="float" office:value="4">
            <text:p>4</text:p>
          </table:table-cell>
          <table:table-cell table:formula="of:= INDIRECT( &quot;R&quot; &amp; (FLOOR((ROW([.A34]) -1)/[.$M$2];1) +5) &amp; &quot;C1&quot;;0)" office:value-type="float" office:value="750">
            <text:p>750</text:p>
          </table:table-cell>
          <table:table-cell table:formula="of:=VLOOKUP([.$B34];[.$A$7:.$K$17];[.$A34] +1)" office:value-type="float" office:value="4.45">
            <text:p>4.45</text:p>
          </table:table-cell>
          <table:table-cell table:formula="of:=VLOOKUP([.B34];[.$A$7:.$O$17];13)" office:value-type="float" office:value="0.0163639169448446">
            <text:p>0.0163639169</text:p>
          </table:table-cell>
          <table:table-cell table:formula="of:=[.B34] - [.$F$19]" office:value-type="float" office:value="-1000">
            <text:p>-1000</text:p>
          </table:table-cell>
          <table:table-cell table:formula="of:=[.E34]*[.C34]" office:value-type="float" office:value="-4450">
            <text:p>-4450</text:p>
          </table:table-cell>
          <table:table-cell table:formula="of:=[.E34]^2" office:value-type="float" office:value="1000000">
            <text:p>1000000</text:p>
          </table:table-cell>
          <table:table-cell table:formula="of:=( [.C34] - ([.$L$19]*[.B34] +[.$N$19]) )^2" office:value-type="float" office:value="0.0000293566942148923">
            <text:p>2.93566942148923E-005</text:p>
          </table:table-cell>
          <table:table-cell table:number-columns-repeated="7"/>
        </table:table-row>
        <table:table-row table:style-name="ro2">
          <table:table-cell table:formula="of:=IF ( MOD(ROW([.C35]);[.$M$2]) &lt;&gt; 0; MOD(ROW([.C35]);[.$M$2]);[.$M$2])" office:value-type="float" office:value="5">
            <text:p>5</text:p>
          </table:table-cell>
          <table:table-cell table:formula="of:= INDIRECT( &quot;R&quot; &amp; (FLOOR((ROW([.A35]) -1)/[.$M$2];1) +5) &amp; &quot;C1&quot;;0)" office:value-type="float" office:value="750">
            <text:p>750</text:p>
          </table:table-cell>
          <table:table-cell table:formula="of:=VLOOKUP([.$B35];[.$A$7:.$K$17];[.$A35] +1)" office:value-type="float" office:value="4.45">
            <text:p>4.45</text:p>
          </table:table-cell>
          <table:table-cell table:formula="of:=VLOOKUP([.B35];[.$A$7:.$O$17];13)" office:value-type="float" office:value="0.0163639169448446">
            <text:p>0.0163639169</text:p>
          </table:table-cell>
          <table:table-cell table:formula="of:=[.B35] - [.$F$19]" office:value-type="float" office:value="-1000">
            <text:p>-1000</text:p>
          </table:table-cell>
          <table:table-cell table:formula="of:=[.E35]*[.C35]" office:value-type="float" office:value="-4450">
            <text:p>-4450</text:p>
          </table:table-cell>
          <table:table-cell table:formula="of:=[.E35]^2" office:value-type="float" office:value="1000000">
            <text:p>1000000</text:p>
          </table:table-cell>
          <table:table-cell table:formula="of:=( [.C35] - ([.$L$19]*[.B35] +[.$N$19]) )^2" office:value-type="float" office:value="0.0000293566942148923">
            <text:p>2.93566942148923E-005</text:p>
          </table:table-cell>
          <table:table-cell table:number-columns-repeated="7"/>
        </table:table-row>
        <table:table-row table:style-name="ro2">
          <table:table-cell table:formula="of:=IF ( MOD(ROW([.C36]);[.$M$2]) &lt;&gt; 0; MOD(ROW([.C36]);[.$M$2]);[.$M$2])" office:value-type="float" office:value="6">
            <text:p>6</text:p>
          </table:table-cell>
          <table:table-cell table:formula="of:= INDIRECT( &quot;R&quot; &amp; (FLOOR((ROW([.A36]) -1)/[.$M$2];1) +5) &amp; &quot;C1&quot;;0)" office:value-type="float" office:value="750">
            <text:p>750</text:p>
          </table:table-cell>
          <table:table-cell table:formula="of:=VLOOKUP([.$B36];[.$A$7:.$K$17];[.$A36] +1)" office:value-type="float" office:value="4.47">
            <text:p>4.47</text:p>
          </table:table-cell>
          <table:table-cell table:formula="of:=VLOOKUP([.B36];[.$A$7:.$O$17];13)" office:value-type="float" office:value="0.0163639169448446">
            <text:p>0.0163639169</text:p>
          </table:table-cell>
          <table:table-cell table:formula="of:=[.B36] - [.$F$19]" office:value-type="float" office:value="-1000">
            <text:p>-1000</text:p>
          </table:table-cell>
          <table:table-cell table:formula="of:=[.E36]*[.C36]" office:value-type="float" office:value="-4470">
            <text:p>-4470</text:p>
          </table:table-cell>
          <table:table-cell table:formula="of:=[.E36]^2" office:value-type="float" office:value="1000000">
            <text:p>1000000</text:p>
          </table:table-cell>
          <table:table-cell table:formula="of:=( [.C36] - ([.$L$19]*[.B36] +[.$N$19]) )^2" office:value-type="float" office:value="0.000212629421487547">
            <text:p>0.0002126294</text:p>
          </table:table-cell>
          <table:table-cell table:number-columns-repeated="7"/>
        </table:table-row>
        <table:table-row table:style-name="ro2">
          <table:table-cell table:formula="of:=IF ( MOD(ROW([.C37]);[.$M$2]) &lt;&gt; 0; MOD(ROW([.C37]);[.$M$2]);[.$M$2])" office:value-type="float" office:value="7">
            <text:p>7</text:p>
          </table:table-cell>
          <table:table-cell table:formula="of:= INDIRECT( &quot;R&quot; &amp; (FLOOR((ROW([.A37]) -1)/[.$M$2];1) +5) &amp; &quot;C1&quot;;0)" office:value-type="float" office:value="750">
            <text:p>750</text:p>
          </table:table-cell>
          <table:table-cell table:formula="of:=VLOOKUP([.$B37];[.$A$7:.$K$17];[.$A37] +1)" office:value-type="float" office:value="4.46">
            <text:p>4.46</text:p>
          </table:table-cell>
          <table:table-cell table:formula="of:=VLOOKUP([.B37];[.$A$7:.$O$17];13)" office:value-type="float" office:value="0.0163639169448446">
            <text:p>0.0163639169</text:p>
          </table:table-cell>
          <table:table-cell table:formula="of:=[.B37] - [.$F$19]" office:value-type="float" office:value="-1000">
            <text:p>-1000</text:p>
          </table:table-cell>
          <table:table-cell table:formula="of:=[.E37]*[.C37]" office:value-type="float" office:value="-4460">
            <text:p>-4460</text:p>
          </table:table-cell>
          <table:table-cell table:formula="of:=[.E37]^2" office:value-type="float" office:value="1000000">
            <text:p>1000000</text:p>
          </table:table-cell>
          <table:table-cell table:formula="of:=( [.C37] - ([.$L$19]*[.B37] +[.$N$19]) )^2" office:value-type="float" office:value="0.0000209930578512239">
            <text:p>2.09930578512239E-005</text:p>
          </table:table-cell>
          <table:table-cell table:number-columns-repeated="7"/>
        </table:table-row>
        <table:table-row table:style-name="ro2">
          <table:table-cell table:formula="of:=IF ( MOD(ROW([.C38]);[.$M$2]) &lt;&gt; 0; MOD(ROW([.C38]);[.$M$2]);[.$M$2])" office:value-type="float" office:value="8">
            <text:p>8</text:p>
          </table:table-cell>
          <table:table-cell table:formula="of:= INDIRECT( &quot;R&quot; &amp; (FLOOR((ROW([.A38]) -1)/[.$M$2];1) +5) &amp; &quot;C1&quot;;0)" office:value-type="float" office:value="750">
            <text:p>750</text:p>
          </table:table-cell>
          <table:table-cell table:formula="of:=VLOOKUP([.$B38];[.$A$7:.$K$17];[.$A38] +1)" office:value-type="float" office:value="4.44">
            <text:p>4.44</text:p>
          </table:table-cell>
          <table:table-cell table:formula="of:=VLOOKUP([.B38];[.$A$7:.$O$17];13)" office:value-type="float" office:value="0.0163639169448446">
            <text:p>0.0163639169</text:p>
          </table:table-cell>
          <table:table-cell table:formula="of:=[.B38] - [.$F$19]" office:value-type="float" office:value="-1000">
            <text:p>-1000</text:p>
          </table:table-cell>
          <table:table-cell table:formula="of:=[.E38]*[.C38]" office:value-type="float" office:value="-4440">
            <text:p>-4440</text:p>
          </table:table-cell>
          <table:table-cell table:formula="of:=[.E38]^2" office:value-type="float" office:value="1000000">
            <text:p>1000000</text:p>
          </table:table-cell>
          <table:table-cell table:formula="of:=( [.C38] - ([.$L$19]*[.B38] +[.$N$19]) )^2" office:value-type="float" office:value="0.000237720330578552">
            <text:p>0.0002377203</text:p>
          </table:table-cell>
          <table:table-cell table:number-columns-repeated="7"/>
        </table:table-row>
        <table:table-row table:style-name="ro2">
          <table:table-cell table:formula="of:=IF ( MOD(ROW([.C39]);[.$M$2]) &lt;&gt; 0; MOD(ROW([.C39]);[.$M$2]);[.$M$2])" office:value-type="float" office:value="9">
            <text:p>9</text:p>
          </table:table-cell>
          <table:table-cell table:formula="of:= INDIRECT( &quot;R&quot; &amp; (FLOOR((ROW([.A39]) -1)/[.$M$2];1) +5) &amp; &quot;C1&quot;;0)" office:value-type="float" office:value="750">
            <text:p>750</text:p>
          </table:table-cell>
          <table:table-cell table:formula="of:=VLOOKUP([.$B39];[.$A$7:.$K$17];[.$A39] +1)" office:value-type="float" office:value="4.46">
            <text:p>4.46</text:p>
          </table:table-cell>
          <table:table-cell table:formula="of:=VLOOKUP([.B39];[.$A$7:.$O$17];13)" office:value-type="float" office:value="0.0163639169448446">
            <text:p>0.0163639169</text:p>
          </table:table-cell>
          <table:table-cell table:formula="of:=[.B39] - [.$F$19]" office:value-type="float" office:value="-1000">
            <text:p>-1000</text:p>
          </table:table-cell>
          <table:table-cell table:formula="of:=[.E39]*[.C39]" office:value-type="float" office:value="-4460">
            <text:p>-4460</text:p>
          </table:table-cell>
          <table:table-cell table:formula="of:=[.E39]^2" office:value-type="float" office:value="1000000">
            <text:p>1000000</text:p>
          </table:table-cell>
          <table:table-cell table:formula="of:=( [.C39] - ([.$L$19]*[.B39] +[.$N$19]) )^2" office:value-type="float" office:value="0.0000209930578512239">
            <text:p>2.09930578512239E-005</text:p>
          </table:table-cell>
          <table:table-cell table:number-columns-repeated="7"/>
        </table:table-row>
        <table:table-row table:style-name="ro2">
          <table:table-cell table:formula="of:=IF ( MOD(ROW([.C40]);[.$M$2]) &lt;&gt; 0; MOD(ROW([.C40]);[.$M$2]);[.$M$2])" office:value-type="float" office:value="10">
            <text:p>10</text:p>
          </table:table-cell>
          <table:table-cell table:formula="of:= INDIRECT( &quot;R&quot; &amp; (FLOOR((ROW([.A40]) -1)/[.$M$2];1) +5) &amp; &quot;C1&quot;;0)" office:value-type="float" office:value="750">
            <text:p>750</text:p>
          </table:table-cell>
          <table:table-cell table:formula="of:=VLOOKUP([.$B40];[.$A$7:.$K$17];[.$A40] +1)" office:value-type="float" office:value="4.44">
            <text:p>4.44</text:p>
          </table:table-cell>
          <table:table-cell table:formula="of:=VLOOKUP([.B40];[.$A$7:.$O$17];13)" office:value-type="float" office:value="0.0163639169448446">
            <text:p>0.0163639169</text:p>
          </table:table-cell>
          <table:table-cell table:formula="of:=[.B40] - [.$F$19]" office:value-type="float" office:value="-1000">
            <text:p>-1000</text:p>
          </table:table-cell>
          <table:table-cell table:formula="of:=[.E40]*[.C40]" office:value-type="float" office:value="-4440">
            <text:p>-4440</text:p>
          </table:table-cell>
          <table:table-cell table:formula="of:=[.E40]^2" office:value-type="float" office:value="1000000">
            <text:p>1000000</text:p>
          </table:table-cell>
          <table:table-cell table:formula="of:=( [.C40] - ([.$L$19]*[.B40] +[.$N$19]) )^2" office:value-type="float" office:value="0.000237720330578552">
            <text:p>0.0002377203</text:p>
          </table:table-cell>
          <table:table-cell table:number-columns-repeated="7"/>
        </table:table-row>
        <table:table-row table:style-name="ro2">
          <table:table-cell table:formula="of:=IF ( MOD(ROW([.C41]);[.$M$2]) &lt;&gt; 0; MOD(ROW([.C41]);[.$M$2]);[.$M$2])" office:value-type="float" office:value="1">
            <text:p>1</text:p>
          </table:table-cell>
          <table:table-cell table:formula="of:= INDIRECT( &quot;R&quot; &amp; (FLOOR((ROW([.A41]) -1)/[.$M$2];1) +5) &amp; &quot;C1&quot;;0)" office:value-type="float" office:value="1000">
            <text:p>1000</text:p>
          </table:table-cell>
          <table:table-cell table:formula="of:=VLOOKUP([.$B41];[.$A$7:.$K$17];[.$A41] +1)" office:value-type="float" office:value="5.87">
            <text:p>5.87</text:p>
          </table:table-cell>
          <table:table-cell table:formula="of:=VLOOKUP([.B41];[.$A$7:.$O$17];13)" office:value-type="float" office:value="0.0097182531580755">
            <text:p>0.0097182532</text:p>
          </table:table-cell>
          <table:table-cell table:formula="of:=[.B41] - [.$F$19]" office:value-type="float" office:value="-750">
            <text:p>-750</text:p>
          </table:table-cell>
          <table:table-cell table:formula="of:=[.E41]*[.C41]" office:value-type="float" office:value="-4402.5">
            <text:p>-4402.5</text:p>
          </table:table-cell>
          <table:table-cell table:formula="of:=[.E41]^2" office:value-type="float" office:value="562500">
            <text:p>562500</text:p>
          </table:table-cell>
          <table:table-cell table:formula="of:=( [.C41] - ([.$L$19]*[.B41] +[.$N$19]) )^2" office:value-type="float" office:value="0.000391680082644685">
            <text:p>0.0003916801</text:p>
          </table:table-cell>
          <table:table-cell table:number-columns-repeated="7"/>
        </table:table-row>
        <table:table-row table:style-name="ro2">
          <table:table-cell table:formula="of:=IF ( MOD(ROW([.C42]);[.$M$2]) &lt;&gt; 0; MOD(ROW([.C42]);[.$M$2]);[.$M$2])" office:value-type="float" office:value="2">
            <text:p>2</text:p>
          </table:table-cell>
          <table:table-cell table:formula="of:= INDIRECT( &quot;R&quot; &amp; (FLOOR((ROW([.A42]) -1)/[.$M$2];1) +5) &amp; &quot;C1&quot;;0)" office:value-type="float" office:value="1000">
            <text:p>1000</text:p>
          </table:table-cell>
          <table:table-cell table:formula="of:=VLOOKUP([.$B42];[.$A$7:.$K$17];[.$A42] +1)" office:value-type="float" office:value="5.88">
            <text:p>5.88</text:p>
          </table:table-cell>
          <table:table-cell table:formula="of:=VLOOKUP([.B42];[.$A$7:.$O$17];13)" office:value-type="float" office:value="0.0097182531580755">
            <text:p>0.0097182532</text:p>
          </table:table-cell>
          <table:table-cell table:formula="of:=[.B42] - [.$F$19]" office:value-type="float" office:value="-750">
            <text:p>-750</text:p>
          </table:table-cell>
          <table:table-cell table:formula="of:=[.E42]*[.C42]" office:value-type="float" office:value="-4410">
            <text:p>-4410</text:p>
          </table:table-cell>
          <table:table-cell table:formula="of:=[.E42]^2" office:value-type="float" office:value="562500">
            <text:p>562500</text:p>
          </table:table-cell>
          <table:table-cell table:formula="of:=( [.C42] - ([.$L$19]*[.B42] +[.$N$19]) )^2" office:value-type="float" office:value="0.0000958619008264785">
            <text:p>9.58619008264785E-005</text:p>
          </table:table-cell>
          <table:table-cell table:number-columns-repeated="7"/>
        </table:table-row>
        <table:table-row table:style-name="ro2">
          <table:table-cell table:formula="of:=IF ( MOD(ROW([.C43]);[.$M$2]) &lt;&gt; 0; MOD(ROW([.C43]);[.$M$2]);[.$M$2])" office:value-type="float" office:value="3">
            <text:p>3</text:p>
          </table:table-cell>
          <table:table-cell table:formula="of:= INDIRECT( &quot;R&quot; &amp; (FLOOR((ROW([.A43]) -1)/[.$M$2];1) +5) &amp; &quot;C1&quot;;0)" office:value-type="float" office:value="1000">
            <text:p>1000</text:p>
          </table:table-cell>
          <table:table-cell table:formula="of:=VLOOKUP([.$B43];[.$A$7:.$K$17];[.$A43] +1)" office:value-type="float" office:value="5.89">
            <text:p>5.89</text:p>
          </table:table-cell>
          <table:table-cell table:formula="of:=VLOOKUP([.B43];[.$A$7:.$O$17];13)" office:value-type="float" office:value="0.0097182531580755">
            <text:p>0.0097182532</text:p>
          </table:table-cell>
          <table:table-cell table:formula="of:=[.B43] - [.$F$19]" office:value-type="float" office:value="-750">
            <text:p>-750</text:p>
          </table:table-cell>
          <table:table-cell table:formula="of:=[.E43]*[.C43]" office:value-type="float" office:value="-4417.5">
            <text:p>-4417.5</text:p>
          </table:table-cell>
          <table:table-cell table:formula="of:=[.E43]^2" office:value-type="float" office:value="562500">
            <text:p>562500</text:p>
          </table:table-cell>
          <table:table-cell table:formula="of:=( [.C43] - ([.$L$19]*[.B43] +[.$N$19]) )^2" office:value-type="float" office:value="0.000000043719008263685">
            <text:p>4.3719008263685E-008</text:p>
          </table:table-cell>
          <table:table-cell table:number-columns-repeated="7"/>
        </table:table-row>
        <table:table-row table:style-name="ro2">
          <table:table-cell table:formula="of:=IF ( MOD(ROW([.C44]);[.$M$2]) &lt;&gt; 0; MOD(ROW([.C44]);[.$M$2]);[.$M$2])" office:value-type="float" office:value="4">
            <text:p>4</text:p>
          </table:table-cell>
          <table:table-cell table:formula="of:= INDIRECT( &quot;R&quot; &amp; (FLOOR((ROW([.A44]) -1)/[.$M$2];1) +5) &amp; &quot;C1&quot;;0)" office:value-type="float" office:value="1000">
            <text:p>1000</text:p>
          </table:table-cell>
          <table:table-cell table:formula="of:=VLOOKUP([.$B44];[.$A$7:.$K$17];[.$A44] +1)" office:value-type="float" office:value="5.91">
            <text:p>5.91</text:p>
          </table:table-cell>
          <table:table-cell table:formula="of:=VLOOKUP([.B44];[.$A$7:.$O$17];13)" office:value-type="float" office:value="0.0097182531580755">
            <text:p>0.0097182532</text:p>
          </table:table-cell>
          <table:table-cell table:formula="of:=[.B44] - [.$F$19]" office:value-type="float" office:value="-750">
            <text:p>-750</text:p>
          </table:table-cell>
          <table:table-cell table:formula="of:=[.E44]*[.C44]" office:value-type="float" office:value="-4432.5">
            <text:p>-4432.5</text:p>
          </table:table-cell>
          <table:table-cell table:formula="of:=[.E44]^2" office:value-type="float" office:value="562500">
            <text:p>562500</text:p>
          </table:table-cell>
          <table:table-cell table:formula="of:=( [.C44] - ([.$L$19]*[.B44] +[.$N$19]) )^2" office:value-type="float" office:value="0.000408407355371844">
            <text:p>0.0004084074</text:p>
          </table:table-cell>
          <table:table-cell table:number-columns-repeated="7"/>
        </table:table-row>
        <table:table-row table:style-name="ro2">
          <table:table-cell table:formula="of:=IF ( MOD(ROW([.C45]);[.$M$2]) &lt;&gt; 0; MOD(ROW([.C45]);[.$M$2]);[.$M$2])" office:value-type="float" office:value="5">
            <text:p>5</text:p>
          </table:table-cell>
          <table:table-cell table:formula="of:= INDIRECT( &quot;R&quot; &amp; (FLOOR((ROW([.A45]) -1)/[.$M$2];1) +5) &amp; &quot;C1&quot;;0)" office:value-type="float" office:value="1000">
            <text:p>1000</text:p>
          </table:table-cell>
          <table:table-cell table:formula="of:=VLOOKUP([.$B45];[.$A$7:.$K$17];[.$A45] +1)" office:value-type="float" office:value="5.9">
            <text:p>5.9</text:p>
          </table:table-cell>
          <table:table-cell table:formula="of:=VLOOKUP([.B45];[.$A$7:.$O$17];13)" office:value-type="float" office:value="0.0097182531580755">
            <text:p>0.0097182532</text:p>
          </table:table-cell>
          <table:table-cell table:formula="of:=[.B45] - [.$F$19]" office:value-type="float" office:value="-750">
            <text:p>-750</text:p>
          </table:table-cell>
          <table:table-cell table:formula="of:=[.E45]*[.C45]" office:value-type="float" office:value="-4425">
            <text:p>-4425</text:p>
          </table:table-cell>
          <table:table-cell table:formula="of:=[.E45]^2" office:value-type="float" office:value="562500">
            <text:p>562500</text:p>
          </table:table-cell>
          <table:table-cell table:formula="of:=( [.C45] - ([.$L$19]*[.B45] +[.$N$19]) )^2" office:value-type="float" office:value="0.000104225537190058">
            <text:p>0.0001042255</text:p>
          </table:table-cell>
          <table:table-cell table:number-columns-repeated="7"/>
        </table:table-row>
        <table:table-row table:style-name="ro2">
          <table:table-cell table:formula="of:=IF ( MOD(ROW([.C46]);[.$M$2]) &lt;&gt; 0; MOD(ROW([.C46]);[.$M$2]);[.$M$2])" office:value-type="float" office:value="6">
            <text:p>6</text:p>
          </table:table-cell>
          <table:table-cell table:formula="of:= INDIRECT( &quot;R&quot; &amp; (FLOOR((ROW([.A46]) -1)/[.$M$2];1) +5) &amp; &quot;C1&quot;;0)" office:value-type="float" office:value="1000">
            <text:p>1000</text:p>
          </table:table-cell>
          <table:table-cell table:formula="of:=VLOOKUP([.$B46];[.$A$7:.$K$17];[.$A46] +1)" office:value-type="float" office:value="5.89">
            <text:p>5.89</text:p>
          </table:table-cell>
          <table:table-cell table:formula="of:=VLOOKUP([.B46];[.$A$7:.$O$17];13)" office:value-type="float" office:value="0.0097182531580755">
            <text:p>0.0097182532</text:p>
          </table:table-cell>
          <table:table-cell table:formula="of:=[.B46] - [.$F$19]" office:value-type="float" office:value="-750">
            <text:p>-750</text:p>
          </table:table-cell>
          <table:table-cell table:formula="of:=[.E46]*[.C46]" office:value-type="float" office:value="-4417.5">
            <text:p>-4417.5</text:p>
          </table:table-cell>
          <table:table-cell table:formula="of:=[.E46]^2" office:value-type="float" office:value="562500">
            <text:p>562500</text:p>
          </table:table-cell>
          <table:table-cell table:formula="of:=( [.C46] - ([.$L$19]*[.B46] +[.$N$19]) )^2" office:value-type="float" office:value="0.000000043719008263685">
            <text:p>4.3719008263685E-008</text:p>
          </table:table-cell>
          <table:table-cell table:number-columns-repeated="7"/>
        </table:table-row>
        <table:table-row table:style-name="ro2">
          <table:table-cell table:formula="of:=IF ( MOD(ROW([.C47]);[.$M$2]) &lt;&gt; 0; MOD(ROW([.C47]);[.$M$2]);[.$M$2])" office:value-type="float" office:value="7">
            <text:p>7</text:p>
          </table:table-cell>
          <table:table-cell table:formula="of:= INDIRECT( &quot;R&quot; &amp; (FLOOR((ROW([.A47]) -1)/[.$M$2];1) +5) &amp; &quot;C1&quot;;0)" office:value-type="float" office:value="1000">
            <text:p>1000</text:p>
          </table:table-cell>
          <table:table-cell table:formula="of:=VLOOKUP([.$B47];[.$A$7:.$K$17];[.$A47] +1)" office:value-type="float" office:value="5.91">
            <text:p>5.91</text:p>
          </table:table-cell>
          <table:table-cell table:formula="of:=VLOOKUP([.B47];[.$A$7:.$O$17];13)" office:value-type="float" office:value="0.0097182531580755">
            <text:p>0.0097182532</text:p>
          </table:table-cell>
          <table:table-cell table:formula="of:=[.B47] - [.$F$19]" office:value-type="float" office:value="-750">
            <text:p>-750</text:p>
          </table:table-cell>
          <table:table-cell table:formula="of:=[.E47]*[.C47]" office:value-type="float" office:value="-4432.5">
            <text:p>-4432.5</text:p>
          </table:table-cell>
          <table:table-cell table:formula="of:=[.E47]^2" office:value-type="float" office:value="562500">
            <text:p>562500</text:p>
          </table:table-cell>
          <table:table-cell table:formula="of:=( [.C47] - ([.$L$19]*[.B47] +[.$N$19]) )^2" office:value-type="float" office:value="0.000408407355371844">
            <text:p>0.0004084074</text:p>
          </table:table-cell>
          <table:table-cell table:number-columns-repeated="7"/>
        </table:table-row>
        <table:table-row table:style-name="ro2">
          <table:table-cell table:formula="of:=IF ( MOD(ROW([.C48]);[.$M$2]) &lt;&gt; 0; MOD(ROW([.C48]);[.$M$2]);[.$M$2])" office:value-type="float" office:value="8">
            <text:p>8</text:p>
          </table:table-cell>
          <table:table-cell table:formula="of:= INDIRECT( &quot;R&quot; &amp; (FLOOR((ROW([.A48]) -1)/[.$M$2];1) +5) &amp; &quot;C1&quot;;0)" office:value-type="float" office:value="1000">
            <text:p>1000</text:p>
          </table:table-cell>
          <table:table-cell table:formula="of:=VLOOKUP([.$B48];[.$A$7:.$K$17];[.$A48] +1)" office:value-type="float" office:value="5.9">
            <text:p>5.9</text:p>
          </table:table-cell>
          <table:table-cell table:formula="of:=VLOOKUP([.B48];[.$A$7:.$O$17];13)" office:value-type="float" office:value="0.0097182531580755">
            <text:p>0.0097182532</text:p>
          </table:table-cell>
          <table:table-cell table:formula="of:=[.B48] - [.$F$19]" office:value-type="float" office:value="-750">
            <text:p>-750</text:p>
          </table:table-cell>
          <table:table-cell table:formula="of:=[.E48]*[.C48]" office:value-type="float" office:value="-4425">
            <text:p>-4425</text:p>
          </table:table-cell>
          <table:table-cell table:formula="of:=[.E48]^2" office:value-type="float" office:value="562500">
            <text:p>562500</text:p>
          </table:table-cell>
          <table:table-cell table:formula="of:=( [.C48] - ([.$L$19]*[.B48] +[.$N$19]) )^2" office:value-type="float" office:value="0.000104225537190058">
            <text:p>0.0001042255</text:p>
          </table:table-cell>
          <table:table-cell table:number-columns-repeated="7"/>
        </table:table-row>
        <table:table-row table:style-name="ro2">
          <table:table-cell table:formula="of:=IF ( MOD(ROW([.C49]);[.$M$2]) &lt;&gt; 0; MOD(ROW([.C49]);[.$M$2]);[.$M$2])" office:value-type="float" office:value="9">
            <text:p>9</text:p>
          </table:table-cell>
          <table:table-cell table:formula="of:= INDIRECT( &quot;R&quot; &amp; (FLOOR((ROW([.A49]) -1)/[.$M$2];1) +5) &amp; &quot;C1&quot;;0)" office:value-type="float" office:value="1000">
            <text:p>1000</text:p>
          </table:table-cell>
          <table:table-cell table:formula="of:=VLOOKUP([.$B49];[.$A$7:.$K$17];[.$A49] +1)" office:value-type="float" office:value="5.89">
            <text:p>5.89</text:p>
          </table:table-cell>
          <table:table-cell table:formula="of:=VLOOKUP([.B49];[.$A$7:.$O$17];13)" office:value-type="float" office:value="0.0097182531580755">
            <text:p>0.0097182532</text:p>
          </table:table-cell>
          <table:table-cell table:formula="of:=[.B49] - [.$F$19]" office:value-type="float" office:value="-750">
            <text:p>-750</text:p>
          </table:table-cell>
          <table:table-cell table:formula="of:=[.E49]*[.C49]" office:value-type="float" office:value="-4417.5">
            <text:p>-4417.5</text:p>
          </table:table-cell>
          <table:table-cell table:formula="of:=[.E49]^2" office:value-type="float" office:value="562500">
            <text:p>562500</text:p>
          </table:table-cell>
          <table:table-cell table:formula="of:=( [.C49] - ([.$L$19]*[.B49] +[.$N$19]) )^2" office:value-type="float" office:value="0.000000043719008263685">
            <text:p>4.3719008263685E-008</text:p>
          </table:table-cell>
          <table:table-cell table:number-columns-repeated="7"/>
        </table:table-row>
        <table:table-row table:style-name="ro2">
          <table:table-cell table:formula="of:=IF ( MOD(ROW([.C50]);[.$M$2]) &lt;&gt; 0; MOD(ROW([.C50]);[.$M$2]);[.$M$2])" office:value-type="float" office:value="10">
            <text:p>10</text:p>
          </table:table-cell>
          <table:table-cell table:formula="of:= INDIRECT( &quot;R&quot; &amp; (FLOOR((ROW([.A50]) -1)/[.$M$2];1) +5) &amp; &quot;C1&quot;;0)" office:value-type="float" office:value="1000">
            <text:p>1000</text:p>
          </table:table-cell>
          <table:table-cell table:formula="of:=VLOOKUP([.$B50];[.$A$7:.$K$17];[.$A50] +1)" office:value-type="float" office:value="5.88">
            <text:p>5.88</text:p>
          </table:table-cell>
          <table:table-cell table:formula="of:=VLOOKUP([.B50];[.$A$7:.$O$17];13)" office:value-type="float" office:value="0.0097182531580755">
            <text:p>0.0097182532</text:p>
          </table:table-cell>
          <table:table-cell table:formula="of:=[.B50] - [.$F$19]" office:value-type="float" office:value="-750">
            <text:p>-750</text:p>
          </table:table-cell>
          <table:table-cell table:formula="of:=[.E50]*[.C50]" office:value-type="float" office:value="-4410">
            <text:p>-4410</text:p>
          </table:table-cell>
          <table:table-cell table:formula="of:=[.E50]^2" office:value-type="float" office:value="562500">
            <text:p>562500</text:p>
          </table:table-cell>
          <table:table-cell table:formula="of:=( [.C50] - ([.$L$19]*[.B50] +[.$N$19]) )^2" office:value-type="float" office:value="0.0000958619008264785">
            <text:p>9.58619008264785E-005</text:p>
          </table:table-cell>
          <table:table-cell table:number-columns-repeated="7"/>
        </table:table-row>
        <table:table-row table:style-name="ro2">
          <table:table-cell table:formula="of:=IF ( MOD(ROW([.C51]);[.$M$2]) &lt;&gt; 0; MOD(ROW([.C51]);[.$M$2]);[.$M$2])" office:value-type="float" office:value="1">
            <text:p>1</text:p>
          </table:table-cell>
          <table:table-cell table:formula="of:= INDIRECT( &quot;R&quot; &amp; (FLOOR((ROW([.A51]) -1)/[.$M$2];1) +5) &amp; &quot;C1&quot;;0)" office:value-type="float" office:value="1250">
            <text:p>1250</text:p>
          </table:table-cell>
          <table:table-cell table:formula="of:=VLOOKUP([.$B51];[.$A$7:.$K$17];[.$A51] +1)" office:value-type="float" office:value="7.31">
            <text:p>7.31</text:p>
          </table:table-cell>
          <table:table-cell table:formula="of:=VLOOKUP([.B51];[.$A$7:.$O$17];13)" office:value-type="float" office:value="0.0163639169448446">
            <text:p>0.0163639169</text:p>
          </table:table-cell>
          <table:table-cell table:formula="of:=[.B51] - [.$F$19]" office:value-type="float" office:value="-500">
            <text:p>-500</text:p>
          </table:table-cell>
          <table:table-cell table:formula="of:=[.E51]*[.C51]" office:value-type="float" office:value="-3655">
            <text:p>-3655</text:p>
          </table:table-cell>
          <table:table-cell table:formula="of:=[.E51]^2" office:value-type="float" office:value="250000">
            <text:p>250000</text:p>
          </table:table-cell>
          <table:table-cell table:formula="of:=( [.C51] - ([.$L$19]*[.B51] +[.$N$19]) )^2" office:value-type="float" office:value="0.000200608595041398">
            <text:p>0.0002006086</text:p>
          </table:table-cell>
          <table:table-cell table:number-columns-repeated="7"/>
        </table:table-row>
        <table:table-row table:style-name="ro2">
          <table:table-cell table:formula="of:=IF ( MOD(ROW([.C52]);[.$M$2]) &lt;&gt; 0; MOD(ROW([.C52]);[.$M$2]);[.$M$2])" office:value-type="float" office:value="2">
            <text:p>2</text:p>
          </table:table-cell>
          <table:table-cell table:formula="of:= INDIRECT( &quot;R&quot; &amp; (FLOOR((ROW([.A52]) -1)/[.$M$2];1) +5) &amp; &quot;C1&quot;;0)" office:value-type="float" office:value="1250">
            <text:p>1250</text:p>
          </table:table-cell>
          <table:table-cell table:formula="of:=VLOOKUP([.$B52];[.$A$7:.$K$17];[.$A52] +1)" office:value-type="float" office:value="7.32">
            <text:p>7.32</text:p>
          </table:table-cell>
          <table:table-cell table:formula="of:=VLOOKUP([.B52];[.$A$7:.$O$17];13)" office:value-type="float" office:value="0.0163639169448446">
            <text:p>0.0163639169</text:p>
          </table:table-cell>
          <table:table-cell table:formula="of:=[.B52] - [.$F$19]" office:value-type="float" office:value="-500">
            <text:p>-500</text:p>
          </table:table-cell>
          <table:table-cell table:formula="of:=[.E52]*[.C52]" office:value-type="float" office:value="-3660">
            <text:p>-3660</text:p>
          </table:table-cell>
          <table:table-cell table:formula="of:=[.E52]^2" office:value-type="float" office:value="250000">
            <text:p>250000</text:p>
          </table:table-cell>
          <table:table-cell table:formula="of:=( [.C52] - ([.$L$19]*[.B52] +[.$N$19]) )^2" office:value-type="float" office:value="0.0000173358677686117">
            <text:p>1.73358677686117E-005</text:p>
          </table:table-cell>
          <table:table-cell table:number-columns-repeated="7"/>
        </table:table-row>
        <table:table-row table:style-name="ro2">
          <table:table-cell table:formula="of:=IF ( MOD(ROW([.C53]);[.$M$2]) &lt;&gt; 0; MOD(ROW([.C53]);[.$M$2]);[.$M$2])" office:value-type="float" office:value="3">
            <text:p>3</text:p>
          </table:table-cell>
          <table:table-cell table:formula="of:= INDIRECT( &quot;R&quot; &amp; (FLOOR((ROW([.A53]) -1)/[.$M$2];1) +5) &amp; &quot;C1&quot;;0)" office:value-type="float" office:value="1250">
            <text:p>1250</text:p>
          </table:table-cell>
          <table:table-cell table:formula="of:=VLOOKUP([.$B53];[.$A$7:.$K$17];[.$A53] +1)" office:value-type="float" office:value="7.33">
            <text:p>7.33</text:p>
          </table:table-cell>
          <table:table-cell table:formula="of:=VLOOKUP([.B53];[.$A$7:.$O$17];13)" office:value-type="float" office:value="0.0163639169448446">
            <text:p>0.0163639169</text:p>
          </table:table-cell>
          <table:table-cell table:formula="of:=[.B53] - [.$F$19]" office:value-type="float" office:value="-500">
            <text:p>-500</text:p>
          </table:table-cell>
          <table:table-cell table:formula="of:=[.E53]*[.C53]" office:value-type="float" office:value="-3665">
            <text:p>-3665</text:p>
          </table:table-cell>
          <table:table-cell table:formula="of:=[.E53]^2" office:value-type="float" office:value="250000">
            <text:p>250000</text:p>
          </table:table-cell>
          <table:table-cell table:formula="of:=( [.C53] - ([.$L$19]*[.B53] +[.$N$19]) )^2" office:value-type="float" office:value="0.0000340631404958419">
            <text:p>3.40631404958419E-005</text:p>
          </table:table-cell>
          <table:table-cell table:number-columns-repeated="7"/>
        </table:table-row>
        <table:table-row table:style-name="ro2">
          <table:table-cell table:formula="of:=IF ( MOD(ROW([.C54]);[.$M$2]) &lt;&gt; 0; MOD(ROW([.C54]);[.$M$2]);[.$M$2])" office:value-type="float" office:value="4">
            <text:p>4</text:p>
          </table:table-cell>
          <table:table-cell table:formula="of:= INDIRECT( &quot;R&quot; &amp; (FLOOR((ROW([.A54]) -1)/[.$M$2];1) +5) &amp; &quot;C1&quot;;0)" office:value-type="float" office:value="1250">
            <text:p>1250</text:p>
          </table:table-cell>
          <table:table-cell table:formula="of:=VLOOKUP([.$B54];[.$A$7:.$K$17];[.$A54] +1)" office:value-type="float" office:value="7.3">
            <text:p>7.3</text:p>
          </table:table-cell>
          <table:table-cell table:formula="of:=VLOOKUP([.B54];[.$A$7:.$O$17];13)" office:value-type="float" office:value="0.0163639169448446">
            <text:p>0.0163639169</text:p>
          </table:table-cell>
          <table:table-cell table:formula="of:=[.B54] - [.$F$19]" office:value-type="float" office:value="-500">
            <text:p>-500</text:p>
          </table:table-cell>
          <table:table-cell table:formula="of:=[.E54]*[.C54]" office:value-type="float" office:value="-3650">
            <text:p>-3650</text:p>
          </table:table-cell>
          <table:table-cell table:formula="of:=[.E54]^2" office:value-type="float" office:value="250000">
            <text:p>250000</text:p>
          </table:table-cell>
          <table:table-cell table:formula="of:=( [.C54] - ([.$L$19]*[.B54] +[.$N$19]) )^2" office:value-type="float" office:value="0.000583881322314169">
            <text:p>0.0005838813</text:p>
          </table:table-cell>
          <table:table-cell table:number-columns-repeated="7"/>
        </table:table-row>
        <table:table-row table:style-name="ro2">
          <table:table-cell table:formula="of:=IF ( MOD(ROW([.C55]);[.$M$2]) &lt;&gt; 0; MOD(ROW([.C55]);[.$M$2]);[.$M$2])" office:value-type="float" office:value="5">
            <text:p>5</text:p>
          </table:table-cell>
          <table:table-cell table:formula="of:= INDIRECT( &quot;R&quot; &amp; (FLOOR((ROW([.A55]) -1)/[.$M$2];1) +5) &amp; &quot;C1&quot;;0)" office:value-type="float" office:value="1250">
            <text:p>1250</text:p>
          </table:table-cell>
          <table:table-cell table:formula="of:=VLOOKUP([.$B55];[.$A$7:.$K$17];[.$A55] +1)" office:value-type="float" office:value="7.45">
            <text:p>7.45</text:p>
          </table:table-cell>
          <table:table-cell table:formula="of:=VLOOKUP([.B55];[.$A$7:.$O$17];13)" office:value-type="float" office:value="0.0163639169448446">
            <text:p>0.0163639169</text:p>
          </table:table-cell>
          <table:table-cell table:formula="of:=[.B55] - [.$F$19]" office:value-type="float" office:value="-500">
            <text:p>-500</text:p>
          </table:table-cell>
          <table:table-cell table:formula="of:=[.E55]*[.C55]" office:value-type="float" office:value="-3725">
            <text:p>-3725</text:p>
          </table:table-cell>
          <table:table-cell table:formula="of:=[.E55]^2" office:value-type="float" office:value="250000">
            <text:p>250000</text:p>
          </table:table-cell>
          <table:table-cell table:formula="of:=( [.C55] - ([.$L$19]*[.B55] +[.$N$19]) )^2" office:value-type="float" office:value="0.0158347904132226">
            <text:p>0.0158347904</text:p>
          </table:table-cell>
          <table:table-cell table:number-columns-repeated="7"/>
        </table:table-row>
        <table:table-row table:style-name="ro2">
          <table:table-cell table:formula="of:=IF ( MOD(ROW([.C56]);[.$M$2]) &lt;&gt; 0; MOD(ROW([.C56]);[.$M$2]);[.$M$2])" office:value-type="float" office:value="6">
            <text:p>6</text:p>
          </table:table-cell>
          <table:table-cell table:formula="of:= INDIRECT( &quot;R&quot; &amp; (FLOOR((ROW([.A56]) -1)/[.$M$2];1) +5) &amp; &quot;C1&quot;;0)" office:value-type="float" office:value="1250">
            <text:p>1250</text:p>
          </table:table-cell>
          <table:table-cell table:formula="of:=VLOOKUP([.$B56];[.$A$7:.$K$17];[.$A56] +1)" office:value-type="float" office:value="7.31">
            <text:p>7.31</text:p>
          </table:table-cell>
          <table:table-cell table:formula="of:=VLOOKUP([.B56];[.$A$7:.$O$17];13)" office:value-type="float" office:value="0.0163639169448446">
            <text:p>0.0163639169</text:p>
          </table:table-cell>
          <table:table-cell table:formula="of:=[.B56] - [.$F$19]" office:value-type="float" office:value="-500">
            <text:p>-500</text:p>
          </table:table-cell>
          <table:table-cell table:formula="of:=[.E56]*[.C56]" office:value-type="float" office:value="-3655">
            <text:p>-3655</text:p>
          </table:table-cell>
          <table:table-cell table:formula="of:=[.E56]^2" office:value-type="float" office:value="250000">
            <text:p>250000</text:p>
          </table:table-cell>
          <table:table-cell table:formula="of:=( [.C56] - ([.$L$19]*[.B56] +[.$N$19]) )^2" office:value-type="float" office:value="0.000200608595041398">
            <text:p>0.0002006086</text:p>
          </table:table-cell>
          <table:table-cell table:number-columns-repeated="7"/>
        </table:table-row>
        <table:table-row table:style-name="ro2">
          <table:table-cell table:formula="of:=IF ( MOD(ROW([.C57]);[.$M$2]) &lt;&gt; 0; MOD(ROW([.C57]);[.$M$2]);[.$M$2])" office:value-type="float" office:value="7">
            <text:p>7</text:p>
          </table:table-cell>
          <table:table-cell table:formula="of:= INDIRECT( &quot;R&quot; &amp; (FLOOR((ROW([.A57]) -1)/[.$M$2];1) +5) &amp; &quot;C1&quot;;0)" office:value-type="float" office:value="1250">
            <text:p>1250</text:p>
          </table:table-cell>
          <table:table-cell table:formula="of:=VLOOKUP([.$B57];[.$A$7:.$K$17];[.$A57] +1)" office:value-type="float" office:value="7.33">
            <text:p>7.33</text:p>
          </table:table-cell>
          <table:table-cell table:formula="of:=VLOOKUP([.B57];[.$A$7:.$O$17];13)" office:value-type="float" office:value="0.0163639169448446">
            <text:p>0.0163639169</text:p>
          </table:table-cell>
          <table:table-cell table:formula="of:=[.B57] - [.$F$19]" office:value-type="float" office:value="-500">
            <text:p>-500</text:p>
          </table:table-cell>
          <table:table-cell table:formula="of:=[.E57]*[.C57]" office:value-type="float" office:value="-3665">
            <text:p>-3665</text:p>
          </table:table-cell>
          <table:table-cell table:formula="of:=[.E57]^2" office:value-type="float" office:value="250000">
            <text:p>250000</text:p>
          </table:table-cell>
          <table:table-cell table:formula="of:=( [.C57] - ([.$L$19]*[.B57] +[.$N$19]) )^2" office:value-type="float" office:value="0.0000340631404958419">
            <text:p>3.40631404958419E-005</text:p>
          </table:table-cell>
          <table:table-cell table:number-columns-repeated="7"/>
        </table:table-row>
        <table:table-row table:style-name="ro2">
          <table:table-cell table:formula="of:=IF ( MOD(ROW([.C58]);[.$M$2]) &lt;&gt; 0; MOD(ROW([.C58]);[.$M$2]);[.$M$2])" office:value-type="float" office:value="8">
            <text:p>8</text:p>
          </table:table-cell>
          <table:table-cell table:formula="of:= INDIRECT( &quot;R&quot; &amp; (FLOOR((ROW([.A58]) -1)/[.$M$2];1) +5) &amp; &quot;C1&quot;;0)" office:value-type="float" office:value="1250">
            <text:p>1250</text:p>
          </table:table-cell>
          <table:table-cell table:formula="of:=VLOOKUP([.$B58];[.$A$7:.$K$17];[.$A58] +1)" office:value-type="float" office:value="7.31">
            <text:p>7.31</text:p>
          </table:table-cell>
          <table:table-cell table:formula="of:=VLOOKUP([.B58];[.$A$7:.$O$17];13)" office:value-type="float" office:value="0.0163639169448446">
            <text:p>0.0163639169</text:p>
          </table:table-cell>
          <table:table-cell table:formula="of:=[.B58] - [.$F$19]" office:value-type="float" office:value="-500">
            <text:p>-500</text:p>
          </table:table-cell>
          <table:table-cell table:formula="of:=[.E58]*[.C58]" office:value-type="float" office:value="-3655">
            <text:p>-3655</text:p>
          </table:table-cell>
          <table:table-cell table:formula="of:=[.E58]^2" office:value-type="float" office:value="250000">
            <text:p>250000</text:p>
          </table:table-cell>
          <table:table-cell table:formula="of:=( [.C58] - ([.$L$19]*[.B58] +[.$N$19]) )^2" office:value-type="float" office:value="0.000200608595041398">
            <text:p>0.0002006086</text:p>
          </table:table-cell>
          <table:table-cell table:number-columns-repeated="7"/>
        </table:table-row>
        <table:table-row table:style-name="ro2">
          <table:table-cell table:formula="of:=IF ( MOD(ROW([.C59]);[.$M$2]) &lt;&gt; 0; MOD(ROW([.C59]);[.$M$2]);[.$M$2])" office:value-type="float" office:value="9">
            <text:p>9</text:p>
          </table:table-cell>
          <table:table-cell table:formula="of:= INDIRECT( &quot;R&quot; &amp; (FLOOR((ROW([.A59]) -1)/[.$M$2];1) +5) &amp; &quot;C1&quot;;0)" office:value-type="float" office:value="1250">
            <text:p>1250</text:p>
          </table:table-cell>
          <table:table-cell table:formula="of:=VLOOKUP([.$B59];[.$A$7:.$K$17];[.$A59] +1)" office:value-type="float" office:value="7.31">
            <text:p>7.31</text:p>
          </table:table-cell>
          <table:table-cell table:formula="of:=VLOOKUP([.B59];[.$A$7:.$O$17];13)" office:value-type="float" office:value="0.0163639169448446">
            <text:p>0.0163639169</text:p>
          </table:table-cell>
          <table:table-cell table:formula="of:=[.B59] - [.$F$19]" office:value-type="float" office:value="-500">
            <text:p>-500</text:p>
          </table:table-cell>
          <table:table-cell table:formula="of:=[.E59]*[.C59]" office:value-type="float" office:value="-3655">
            <text:p>-3655</text:p>
          </table:table-cell>
          <table:table-cell table:formula="of:=[.E59]^2" office:value-type="float" office:value="250000">
            <text:p>250000</text:p>
          </table:table-cell>
          <table:table-cell table:formula="of:=( [.C59] - ([.$L$19]*[.B59] +[.$N$19]) )^2" office:value-type="float" office:value="0.000200608595041398">
            <text:p>0.0002006086</text:p>
          </table:table-cell>
          <table:table-cell table:number-columns-repeated="7"/>
        </table:table-row>
        <table:table-row table:style-name="ro2">
          <table:table-cell table:formula="of:=IF ( MOD(ROW([.C60]);[.$M$2]) &lt;&gt; 0; MOD(ROW([.C60]);[.$M$2]);[.$M$2])" office:value-type="float" office:value="10">
            <text:p>10</text:p>
          </table:table-cell>
          <table:table-cell table:formula="of:= INDIRECT( &quot;R&quot; &amp; (FLOOR((ROW([.A60]) -1)/[.$M$2];1) +5) &amp; &quot;C1&quot;;0)" office:value-type="float" office:value="1250">
            <text:p>1250</text:p>
          </table:table-cell>
          <table:table-cell table:formula="of:=VLOOKUP([.$B60];[.$A$7:.$K$17];[.$A60] +1)" office:value-type="float" office:value="7.31">
            <text:p>7.31</text:p>
          </table:table-cell>
          <table:table-cell table:formula="of:=VLOOKUP([.B60];[.$A$7:.$O$17];13)" office:value-type="float" office:value="0.0163639169448446">
            <text:p>0.0163639169</text:p>
          </table:table-cell>
          <table:table-cell table:formula="of:=[.B60] - [.$F$19]" office:value-type="float" office:value="-500">
            <text:p>-500</text:p>
          </table:table-cell>
          <table:table-cell table:formula="of:=[.E60]*[.C60]" office:value-type="float" office:value="-3655">
            <text:p>-3655</text:p>
          </table:table-cell>
          <table:table-cell table:formula="of:=[.E60]^2" office:value-type="float" office:value="250000">
            <text:p>250000</text:p>
          </table:table-cell>
          <table:table-cell table:formula="of:=( [.C60] - ([.$L$19]*[.B60] +[.$N$19]) )^2" office:value-type="float" office:value="0.000200608595041398">
            <text:p>0.0002006086</text:p>
          </table:table-cell>
          <table:table-cell table:number-columns-repeated="7"/>
        </table:table-row>
        <table:table-row table:style-name="ro2">
          <table:table-cell table:formula="of:=IF ( MOD(ROW([.C61]);[.$M$2]) &lt;&gt; 0; MOD(ROW([.C61]);[.$M$2]);[.$M$2])" office:value-type="float" office:value="1">
            <text:p>1</text:p>
          </table:table-cell>
          <table:table-cell table:formula="of:= INDIRECT( &quot;R&quot; &amp; (FLOOR((ROW([.A61]) -1)/[.$M$2];1) +5) &amp; &quot;C1&quot;;0)" office:value-type="float" office:value="1500">
            <text:p>1500</text:p>
          </table:table-cell>
          <table:table-cell table:formula="of:=VLOOKUP([.$B61];[.$A$7:.$K$17];[.$A61] +1)" office:value-type="float" office:value="8.79">
            <text:p>8.79</text:p>
          </table:table-cell>
          <table:table-cell table:formula="of:=VLOOKUP([.B61];[.$A$7:.$O$17];13)" office:value-type="float" office:value="0.0131656117720878">
            <text:p>0.0131656118</text:p>
          </table:table-cell>
          <table:table-cell table:formula="of:=[.B61] - [.$F$19]" office:value-type="float" office:value="-250">
            <text:p>-250</text:p>
          </table:table-cell>
          <table:table-cell table:formula="of:=[.E61]*[.C61]" office:value-type="float" office:value="-2197.5">
            <text:p>-2197.5</text:p>
          </table:table-cell>
          <table:table-cell table:formula="of:=[.E61]^2" office:value-type="float" office:value="62500">
            <text:p>62500</text:p>
          </table:table-cell>
          <table:table-cell table:formula="of:=( [.C61] - ([.$L$19]*[.B61] +[.$N$19]) )^2" office:value-type="float" office:value="0.000989960413223007">
            <text:p>0.0009899604</text:p>
          </table:table-cell>
          <table:table-cell table:number-columns-repeated="7"/>
        </table:table-row>
        <table:table-row table:style-name="ro2">
          <table:table-cell table:formula="of:=IF ( MOD(ROW([.C62]);[.$M$2]) &lt;&gt; 0; MOD(ROW([.C62]);[.$M$2]);[.$M$2])" office:value-type="float" office:value="2">
            <text:p>2</text:p>
          </table:table-cell>
          <table:table-cell table:formula="of:= INDIRECT( &quot;R&quot; &amp; (FLOOR((ROW([.A62]) -1)/[.$M$2];1) +5) &amp; &quot;C1&quot;;0)" office:value-type="float" office:value="1500">
            <text:p>1500</text:p>
          </table:table-cell>
          <table:table-cell table:formula="of:=VLOOKUP([.$B62];[.$A$7:.$K$17];[.$A62] +1)" office:value-type="float" office:value="8.78">
            <text:p>8.78</text:p>
          </table:table-cell>
          <table:table-cell table:formula="of:=VLOOKUP([.B62];[.$A$7:.$O$17];13)" office:value-type="float" office:value="0.0131656117720878">
            <text:p>0.0131656118</text:p>
          </table:table-cell>
          <table:table-cell table:formula="of:=[.B62] - [.$F$19]" office:value-type="float" office:value="-250">
            <text:p>-250</text:p>
          </table:table-cell>
          <table:table-cell table:formula="of:=[.E62]*[.C62]" office:value-type="float" office:value="-2195">
            <text:p>-2195</text:p>
          </table:table-cell>
          <table:table-cell table:formula="of:=[.E62]^2" office:value-type="float" office:value="62500">
            <text:p>62500</text:p>
          </table:table-cell>
          <table:table-cell table:formula="of:=( [.C62] - ([.$L$19]*[.B62] +[.$N$19]) )^2" office:value-type="float" office:value="0.000460687685950332">
            <text:p>0.0004606877</text:p>
          </table:table-cell>
          <table:table-cell table:number-columns-repeated="7"/>
        </table:table-row>
        <table:table-row table:style-name="ro2">
          <table:table-cell table:formula="of:=IF ( MOD(ROW([.C63]);[.$M$2]) &lt;&gt; 0; MOD(ROW([.C63]);[.$M$2]);[.$M$2])" office:value-type="float" office:value="3">
            <text:p>3</text:p>
          </table:table-cell>
          <table:table-cell table:formula="of:= INDIRECT( &quot;R&quot; &amp; (FLOOR((ROW([.A63]) -1)/[.$M$2];1) +5) &amp; &quot;C1&quot;;0)" office:value-type="float" office:value="1500">
            <text:p>1500</text:p>
          </table:table-cell>
          <table:table-cell table:formula="of:=VLOOKUP([.$B63];[.$A$7:.$K$17];[.$A63] +1)" office:value-type="float" office:value="8.75">
            <text:p>8.75</text:p>
          </table:table-cell>
          <table:table-cell table:formula="of:=VLOOKUP([.B63];[.$A$7:.$O$17];13)" office:value-type="float" office:value="0.0131656117720878">
            <text:p>0.0131656118</text:p>
          </table:table-cell>
          <table:table-cell table:formula="of:=[.B63] - [.$F$19]" office:value-type="float" office:value="-250">
            <text:p>-250</text:p>
          </table:table-cell>
          <table:table-cell table:formula="of:=[.E63]*[.C63]" office:value-type="float" office:value="-2187.5">
            <text:p>-2187.5</text:p>
          </table:table-cell>
          <table:table-cell table:formula="of:=[.E63]^2" office:value-type="float" office:value="62500">
            <text:p>62500</text:p>
          </table:table-cell>
          <table:table-cell table:formula="of:=( [.C63] - ([.$L$19]*[.B63] +[.$N$19]) )^2" office:value-type="float" office:value="0.0000728695041322529">
            <text:p>7.28695041322529E-005</text:p>
          </table:table-cell>
          <table:table-cell table:number-columns-repeated="7"/>
        </table:table-row>
        <table:table-row table:style-name="ro2">
          <table:table-cell table:formula="of:=IF ( MOD(ROW([.C64]);[.$M$2]) &lt;&gt; 0; MOD(ROW([.C64]);[.$M$2]);[.$M$2])" office:value-type="float" office:value="4">
            <text:p>4</text:p>
          </table:table-cell>
          <table:table-cell table:formula="of:= INDIRECT( &quot;R&quot; &amp; (FLOOR((ROW([.A64]) -1)/[.$M$2];1) +5) &amp; &quot;C1&quot;;0)" office:value-type="float" office:value="1500">
            <text:p>1500</text:p>
          </table:table-cell>
          <table:table-cell table:formula="of:=VLOOKUP([.$B64];[.$A$7:.$K$17];[.$A64] +1)" office:value-type="float" office:value="8.78">
            <text:p>8.78</text:p>
          </table:table-cell>
          <table:table-cell table:formula="of:=VLOOKUP([.B64];[.$A$7:.$O$17];13)" office:value-type="float" office:value="0.0131656117720878">
            <text:p>0.0131656118</text:p>
          </table:table-cell>
          <table:table-cell table:formula="of:=[.B64] - [.$F$19]" office:value-type="float" office:value="-250">
            <text:p>-250</text:p>
          </table:table-cell>
          <table:table-cell table:formula="of:=[.E64]*[.C64]" office:value-type="float" office:value="-2195">
            <text:p>-2195</text:p>
          </table:table-cell>
          <table:table-cell table:formula="of:=[.E64]^2" office:value-type="float" office:value="62500">
            <text:p>62500</text:p>
          </table:table-cell>
          <table:table-cell table:formula="of:=( [.C64] - ([.$L$19]*[.B64] +[.$N$19]) )^2" office:value-type="float" office:value="0.000460687685950332">
            <text:p>0.0004606877</text:p>
          </table:table-cell>
          <table:table-cell table:number-columns-repeated="7"/>
        </table:table-row>
        <table:table-row table:style-name="ro2">
          <table:table-cell table:formula="of:=IF ( MOD(ROW([.C65]);[.$M$2]) &lt;&gt; 0; MOD(ROW([.C65]);[.$M$2]);[.$M$2])" office:value-type="float" office:value="5">
            <text:p>5</text:p>
          </table:table-cell>
          <table:table-cell table:formula="of:= INDIRECT( &quot;R&quot; &amp; (FLOOR((ROW([.A65]) -1)/[.$M$2];1) +5) &amp; &quot;C1&quot;;0)" office:value-type="float" office:value="1500">
            <text:p>1500</text:p>
          </table:table-cell>
          <table:table-cell table:formula="of:=VLOOKUP([.$B65];[.$A$7:.$K$17];[.$A65] +1)" office:value-type="float" office:value="8.74">
            <text:p>8.74</text:p>
          </table:table-cell>
          <table:table-cell table:formula="of:=VLOOKUP([.B65];[.$A$7:.$O$17];13)" office:value-type="float" office:value="0.0131656117720878">
            <text:p>0.0131656118</text:p>
          </table:table-cell>
          <table:table-cell table:formula="of:=[.B65] - [.$F$19]" office:value-type="float" office:value="-250">
            <text:p>-250</text:p>
          </table:table-cell>
          <table:table-cell table:formula="of:=[.E65]*[.C65]" office:value-type="float" office:value="-2185">
            <text:p>-2185</text:p>
          </table:table-cell>
          <table:table-cell table:formula="of:=[.E65]^2" office:value-type="float" office:value="62500">
            <text:p>62500</text:p>
          </table:table-cell>
          <table:table-cell table:formula="of:=( [.C65] - ([.$L$19]*[.B65] +[.$N$19]) )^2" office:value-type="float" office:value="0.000343596776859543">
            <text:p>0.0003435968</text:p>
          </table:table-cell>
          <table:table-cell table:number-columns-repeated="7"/>
        </table:table-row>
        <table:table-row table:style-name="ro2">
          <table:table-cell table:formula="of:=IF ( MOD(ROW([.C66]);[.$M$2]) &lt;&gt; 0; MOD(ROW([.C66]);[.$M$2]);[.$M$2])" office:value-type="float" office:value="6">
            <text:p>6</text:p>
          </table:table-cell>
          <table:table-cell table:formula="of:= INDIRECT( &quot;R&quot; &amp; (FLOOR((ROW([.A66]) -1)/[.$M$2];1) +5) &amp; &quot;C1&quot;;0)" office:value-type="float" office:value="1500">
            <text:p>1500</text:p>
          </table:table-cell>
          <table:table-cell table:formula="of:=VLOOKUP([.$B66];[.$A$7:.$K$17];[.$A66] +1)" office:value-type="float" office:value="8.76">
            <text:p>8.76</text:p>
          </table:table-cell>
          <table:table-cell table:formula="of:=VLOOKUP([.B66];[.$A$7:.$O$17];13)" office:value-type="float" office:value="0.0131656117720878">
            <text:p>0.0131656118</text:p>
          </table:table-cell>
          <table:table-cell table:formula="of:=[.B66] - [.$F$19]" office:value-type="float" office:value="-250">
            <text:p>-250</text:p>
          </table:table-cell>
          <table:table-cell table:formula="of:=[.E66]*[.C66]" office:value-type="float" office:value="-2190">
            <text:p>-2190</text:p>
          </table:table-cell>
          <table:table-cell table:formula="of:=[.E66]^2" office:value-type="float" office:value="62500">
            <text:p>62500</text:p>
          </table:table-cell>
          <table:table-cell table:formula="of:=( [.C66] - ([.$L$19]*[.B66] +[.$N$19]) )^2" office:value-type="float" office:value="0.00000214223140495437">
            <text:p>2.14223140495437E-006</text:p>
          </table:table-cell>
          <table:table-cell table:number-columns-repeated="7"/>
        </table:table-row>
        <table:table-row table:style-name="ro2">
          <table:table-cell table:formula="of:=IF ( MOD(ROW([.C67]);[.$M$2]) &lt;&gt; 0; MOD(ROW([.C67]);[.$M$2]);[.$M$2])" office:value-type="float" office:value="7">
            <text:p>7</text:p>
          </table:table-cell>
          <table:table-cell table:formula="of:= INDIRECT( &quot;R&quot; &amp; (FLOOR((ROW([.A67]) -1)/[.$M$2];1) +5) &amp; &quot;C1&quot;;0)" office:value-type="float" office:value="1500">
            <text:p>1500</text:p>
          </table:table-cell>
          <table:table-cell table:formula="of:=VLOOKUP([.$B67];[.$A$7:.$K$17];[.$A67] +1)" office:value-type="float" office:value="8.75">
            <text:p>8.75</text:p>
          </table:table-cell>
          <table:table-cell table:formula="of:=VLOOKUP([.B67];[.$A$7:.$O$17];13)" office:value-type="float" office:value="0.0131656117720878">
            <text:p>0.0131656118</text:p>
          </table:table-cell>
          <table:table-cell table:formula="of:=[.B67] - [.$F$19]" office:value-type="float" office:value="-250">
            <text:p>-250</text:p>
          </table:table-cell>
          <table:table-cell table:formula="of:=[.E67]*[.C67]" office:value-type="float" office:value="-2187.5">
            <text:p>-2187.5</text:p>
          </table:table-cell>
          <table:table-cell table:formula="of:=[.E67]^2" office:value-type="float" office:value="62500">
            <text:p>62500</text:p>
          </table:table-cell>
          <table:table-cell table:formula="of:=( [.C67] - ([.$L$19]*[.B67] +[.$N$19]) )^2" office:value-type="float" office:value="0.0000728695041322529">
            <text:p>7.28695041322529E-005</text:p>
          </table:table-cell>
          <table:table-cell table:number-columns-repeated="7"/>
        </table:table-row>
        <table:table-row table:style-name="ro2">
          <table:table-cell table:formula="of:=IF ( MOD(ROW([.C68]);[.$M$2]) &lt;&gt; 0; MOD(ROW([.C68]);[.$M$2]);[.$M$2])" office:value-type="float" office:value="8">
            <text:p>8</text:p>
          </table:table-cell>
          <table:table-cell table:formula="of:= INDIRECT( &quot;R&quot; &amp; (FLOOR((ROW([.A68]) -1)/[.$M$2];1) +5) &amp; &quot;C1&quot;;0)" office:value-type="float" office:value="1500">
            <text:p>1500</text:p>
          </table:table-cell>
          <table:table-cell table:formula="of:=VLOOKUP([.$B68];[.$A$7:.$K$17];[.$A68] +1)" office:value-type="float" office:value="8.74">
            <text:p>8.74</text:p>
          </table:table-cell>
          <table:table-cell table:formula="of:=VLOOKUP([.B68];[.$A$7:.$O$17];13)" office:value-type="float" office:value="0.0131656117720878">
            <text:p>0.0131656118</text:p>
          </table:table-cell>
          <table:table-cell table:formula="of:=[.B68] - [.$F$19]" office:value-type="float" office:value="-250">
            <text:p>-250</text:p>
          </table:table-cell>
          <table:table-cell table:formula="of:=[.E68]*[.C68]" office:value-type="float" office:value="-2185">
            <text:p>-2185</text:p>
          </table:table-cell>
          <table:table-cell table:formula="of:=[.E68]^2" office:value-type="float" office:value="62500">
            <text:p>62500</text:p>
          </table:table-cell>
          <table:table-cell table:formula="of:=( [.C68] - ([.$L$19]*[.B68] +[.$N$19]) )^2" office:value-type="float" office:value="0.000343596776859543">
            <text:p>0.0003435968</text:p>
          </table:table-cell>
          <table:table-cell table:number-columns-repeated="7"/>
        </table:table-row>
        <table:table-row table:style-name="ro2">
          <table:table-cell table:formula="of:=IF ( MOD(ROW([.C69]);[.$M$2]) &lt;&gt; 0; MOD(ROW([.C69]);[.$M$2]);[.$M$2])" office:value-type="float" office:value="9">
            <text:p>9</text:p>
          </table:table-cell>
          <table:table-cell table:formula="of:= INDIRECT( &quot;R&quot; &amp; (FLOOR((ROW([.A69]) -1)/[.$M$2];1) +5) &amp; &quot;C1&quot;;0)" office:value-type="float" office:value="1500">
            <text:p>1500</text:p>
          </table:table-cell>
          <table:table-cell table:formula="of:=VLOOKUP([.$B69];[.$A$7:.$K$17];[.$A69] +1)" office:value-type="float" office:value="8.76">
            <text:p>8.76</text:p>
          </table:table-cell>
          <table:table-cell table:formula="of:=VLOOKUP([.B69];[.$A$7:.$O$17];13)" office:value-type="float" office:value="0.0131656117720878">
            <text:p>0.0131656118</text:p>
          </table:table-cell>
          <table:table-cell table:formula="of:=[.B69] - [.$F$19]" office:value-type="float" office:value="-250">
            <text:p>-250</text:p>
          </table:table-cell>
          <table:table-cell table:formula="of:=[.E69]*[.C69]" office:value-type="float" office:value="-2190">
            <text:p>-2190</text:p>
          </table:table-cell>
          <table:table-cell table:formula="of:=[.E69]^2" office:value-type="float" office:value="62500">
            <text:p>62500</text:p>
          </table:table-cell>
          <table:table-cell table:formula="of:=( [.C69] - ([.$L$19]*[.B69] +[.$N$19]) )^2" office:value-type="float" office:value="0.00000214223140495437">
            <text:p>2.14223140495437E-006</text:p>
          </table:table-cell>
          <table:table-cell table:number-columns-repeated="7"/>
        </table:table-row>
        <table:table-row table:style-name="ro2">
          <table:table-cell table:formula="of:=IF ( MOD(ROW([.C70]);[.$M$2]) &lt;&gt; 0; MOD(ROW([.C70]);[.$M$2]);[.$M$2])" office:value-type="float" office:value="10">
            <text:p>10</text:p>
          </table:table-cell>
          <table:table-cell table:formula="of:= INDIRECT( &quot;R&quot; &amp; (FLOOR((ROW([.A70]) -1)/[.$M$2];1) +5) &amp; &quot;C1&quot;;0)" office:value-type="float" office:value="1500">
            <text:p>1500</text:p>
          </table:table-cell>
          <table:table-cell table:formula="of:=VLOOKUP([.$B70];[.$A$7:.$K$17];[.$A70] +1)" office:value-type="float" office:value="8.74">
            <text:p>8.74</text:p>
          </table:table-cell>
          <table:table-cell table:formula="of:=VLOOKUP([.B70];[.$A$7:.$O$17];13)" office:value-type="float" office:value="0.0131656117720878">
            <text:p>0.0131656118</text:p>
          </table:table-cell>
          <table:table-cell table:formula="of:=[.B70] - [.$F$19]" office:value-type="float" office:value="-250">
            <text:p>-250</text:p>
          </table:table-cell>
          <table:table-cell table:formula="of:=[.E70]*[.C70]" office:value-type="float" office:value="-2185">
            <text:p>-2185</text:p>
          </table:table-cell>
          <table:table-cell table:formula="of:=[.E70]^2" office:value-type="float" office:value="62500">
            <text:p>62500</text:p>
          </table:table-cell>
          <table:table-cell table:formula="of:=( [.C70] - ([.$L$19]*[.B70] +[.$N$19]) )^2" office:value-type="float" office:value="0.000343596776859543">
            <text:p>0.0003435968</text:p>
          </table:table-cell>
          <table:table-cell table:number-columns-repeated="7"/>
        </table:table-row>
        <table:table-row table:style-name="ro2">
          <table:table-cell table:formula="of:=IF ( MOD(ROW([.C71]);[.$M$2]) &lt;&gt; 0; MOD(ROW([.C71]);[.$M$2]);[.$M$2])" office:value-type="float" office:value="1">
            <text:p>1</text:p>
          </table:table-cell>
          <table:table-cell table:formula="of:= INDIRECT( &quot;R&quot; &amp; (FLOOR((ROW([.A71]) -1)/[.$M$2];1) +5) &amp; &quot;C1&quot;;0)" office:value-type="float" office:value="1750">
            <text:p>1750</text:p>
          </table:table-cell>
          <table:table-cell table:formula="of:=VLOOKUP([.$B71];[.$A$7:.$K$17];[.$A71] +1)" office:value-type="float" office:value="10.16">
            <text:p>10.16</text:p>
          </table:table-cell>
          <table:table-cell table:formula="of:=VLOOKUP([.B71];[.$A$7:.$O$17];13)" office:value-type="float" office:value="0.0459468291736343">
            <text:p>0.0459468292</text:p>
          </table:table-cell>
          <table:table-cell table:formula="of:=[.B71] - [.$F$19]" office:value-type="float" office:value="0">
            <text:p>0</text:p>
          </table:table-cell>
          <table:table-cell table:formula="of:=[.E71]*[.C71]" office:value-type="float" office:value="0">
            <text:p>0</text:p>
          </table:table-cell>
          <table:table-cell table:formula="of:=[.E71]^2" office:value-type="float" office:value="0">
            <text:p>0</text:p>
          </table:table-cell>
          <table:table-cell table:formula="of:=( [.C71] - ([.$L$19]*[.B71] +[.$N$19]) )^2" office:value-type="float" office:value="0.00108300826446287">
            <text:p>0.0010830083</text:p>
          </table:table-cell>
          <table:table-cell table:number-columns-repeated="7"/>
        </table:table-row>
        <table:table-row table:style-name="ro2">
          <table:table-cell table:formula="of:=IF ( MOD(ROW([.C72]);[.$M$2]) &lt;&gt; 0; MOD(ROW([.C72]);[.$M$2]);[.$M$2])" office:value-type="float" office:value="2">
            <text:p>2</text:p>
          </table:table-cell>
          <table:table-cell table:formula="of:= INDIRECT( &quot;R&quot; &amp; (FLOOR((ROW([.A72]) -1)/[.$M$2];1) +5) &amp; &quot;C1&quot;;0)" office:value-type="float" office:value="1750">
            <text:p>1750</text:p>
          </table:table-cell>
          <table:table-cell table:formula="of:=VLOOKUP([.$B72];[.$A$7:.$K$17];[.$A72] +1)" office:value-type="float" office:value="10.18">
            <text:p>10.18</text:p>
          </table:table-cell>
          <table:table-cell table:formula="of:=VLOOKUP([.B72];[.$A$7:.$O$17];13)" office:value-type="float" office:value="0.0459468291736343">
            <text:p>0.0459468292</text:p>
          </table:table-cell>
          <table:table-cell table:formula="of:=[.B72] - [.$F$19]" office:value-type="float" office:value="0">
            <text:p>0</text:p>
          </table:table-cell>
          <table:table-cell table:formula="of:=[.E72]*[.C72]" office:value-type="float" office:value="0">
            <text:p>0</text:p>
          </table:table-cell>
          <table:table-cell table:formula="of:=[.E72]^2" office:value-type="float" office:value="0">
            <text:p>0</text:p>
          </table:table-cell>
          <table:table-cell table:formula="of:=( [.C72] - ([.$L$19]*[.B72] +[.$N$19]) )^2" office:value-type="float" office:value="0.00016664462809921">
            <text:p>0.0001666446</text:p>
          </table:table-cell>
          <table:table-cell table:number-columns-repeated="7"/>
        </table:table-row>
        <table:table-row table:style-name="ro2">
          <table:table-cell table:formula="of:=IF ( MOD(ROW([.C73]);[.$M$2]) &lt;&gt; 0; MOD(ROW([.C73]);[.$M$2]);[.$M$2])" office:value-type="float" office:value="3">
            <text:p>3</text:p>
          </table:table-cell>
          <table:table-cell table:formula="of:= INDIRECT( &quot;R&quot; &amp; (FLOOR((ROW([.A73]) -1)/[.$M$2];1) +5) &amp; &quot;C1&quot;;0)" office:value-type="float" office:value="1750">
            <text:p>1750</text:p>
          </table:table-cell>
          <table:table-cell table:formula="of:=VLOOKUP([.$B73];[.$A$7:.$K$17];[.$A73] +1)" office:value-type="float" office:value="10.2">
            <text:p>10.2</text:p>
          </table:table-cell>
          <table:table-cell table:formula="of:=VLOOKUP([.B73];[.$A$7:.$O$17];13)" office:value-type="float" office:value="0.0459468291736343">
            <text:p>0.0459468292</text:p>
          </table:table-cell>
          <table:table-cell table:formula="of:=[.B73] - [.$F$19]" office:value-type="float" office:value="0">
            <text:p>0</text:p>
          </table:table-cell>
          <table:table-cell table:formula="of:=[.E73]*[.C73]" office:value-type="float" office:value="0">
            <text:p>0</text:p>
          </table:table-cell>
          <table:table-cell table:formula="of:=[.E73]^2" office:value-type="float" office:value="0">
            <text:p>0</text:p>
          </table:table-cell>
          <table:table-cell table:formula="of:=( [.C73] - ([.$L$19]*[.B73] +[.$N$19]) )^2" office:value-type="float" office:value="0.0000502809917355112">
            <text:p>0.000050281</text:p>
          </table:table-cell>
          <table:table-cell table:number-columns-repeated="7"/>
        </table:table-row>
        <table:table-row table:style-name="ro2">
          <table:table-cell table:formula="of:=IF ( MOD(ROW([.C74]);[.$M$2]) &lt;&gt; 0; MOD(ROW([.C74]);[.$M$2]);[.$M$2])" office:value-type="float" office:value="4">
            <text:p>4</text:p>
          </table:table-cell>
          <table:table-cell table:formula="of:= INDIRECT( &quot;R&quot; &amp; (FLOOR((ROW([.A74]) -1)/[.$M$2];1) +5) &amp; &quot;C1&quot;;0)" office:value-type="float" office:value="1750">
            <text:p>1750</text:p>
          </table:table-cell>
          <table:table-cell table:formula="of:=VLOOKUP([.$B74];[.$A$7:.$K$17];[.$A74] +1)" office:value-type="float" office:value="10.26">
            <text:p>10.26</text:p>
          </table:table-cell>
          <table:table-cell table:formula="of:=VLOOKUP([.B74];[.$A$7:.$O$17];13)" office:value-type="float" office:value="0.0459468291736343">
            <text:p>0.0459468292</text:p>
          </table:table-cell>
          <table:table-cell table:formula="of:=[.B74] - [.$F$19]" office:value-type="float" office:value="0">
            <text:p>0</text:p>
          </table:table-cell>
          <table:table-cell table:formula="of:=[.E74]*[.C74]" office:value-type="float" office:value="0">
            <text:p>0</text:p>
          </table:table-cell>
          <table:table-cell table:formula="of:=[.E74]^2" office:value-type="float" office:value="0">
            <text:p>0</text:p>
          </table:table-cell>
          <table:table-cell table:formula="of:=( [.C74] - ([.$L$19]*[.B74] +[.$N$19]) )^2" office:value-type="float" office:value="0.00450119008264445">
            <text:p>0.0045011901</text:p>
          </table:table-cell>
          <table:table-cell table:number-columns-repeated="7"/>
        </table:table-row>
        <table:table-row table:style-name="ro2">
          <table:table-cell table:formula="of:=IF ( MOD(ROW([.C75]);[.$M$2]) &lt;&gt; 0; MOD(ROW([.C75]);[.$M$2]);[.$M$2])" office:value-type="float" office:value="5">
            <text:p>5</text:p>
          </table:table-cell>
          <table:table-cell table:formula="of:= INDIRECT( &quot;R&quot; &amp; (FLOOR((ROW([.A75]) -1)/[.$M$2];1) +5) &amp; &quot;C1&quot;;0)" office:value-type="float" office:value="1750">
            <text:p>1750</text:p>
          </table:table-cell>
          <table:table-cell table:formula="of:=VLOOKUP([.$B75];[.$A$7:.$K$17];[.$A75] +1)" office:value-type="float" office:value="10.18">
            <text:p>10.18</text:p>
          </table:table-cell>
          <table:table-cell table:formula="of:=VLOOKUP([.B75];[.$A$7:.$O$17];13)" office:value-type="float" office:value="0.0459468291736343">
            <text:p>0.0459468292</text:p>
          </table:table-cell>
          <table:table-cell table:formula="of:=[.B75] - [.$F$19]" office:value-type="float" office:value="0">
            <text:p>0</text:p>
          </table:table-cell>
          <table:table-cell table:formula="of:=[.E75]*[.C75]" office:value-type="float" office:value="0">
            <text:p>0</text:p>
          </table:table-cell>
          <table:table-cell table:formula="of:=[.E75]^2" office:value-type="float" office:value="0">
            <text:p>0</text:p>
          </table:table-cell>
          <table:table-cell table:formula="of:=( [.C75] - ([.$L$19]*[.B75] +[.$N$19]) )^2" office:value-type="float" office:value="0.00016664462809921">
            <text:p>0.0001666446</text:p>
          </table:table-cell>
          <table:table-cell table:number-columns-repeated="7"/>
        </table:table-row>
        <table:table-row table:style-name="ro2">
          <table:table-cell table:formula="of:=IF ( MOD(ROW([.C76]);[.$M$2]) &lt;&gt; 0; MOD(ROW([.C76]);[.$M$2]);[.$M$2])" office:value-type="float" office:value="6">
            <text:p>6</text:p>
          </table:table-cell>
          <table:table-cell table:formula="of:= INDIRECT( &quot;R&quot; &amp; (FLOOR((ROW([.A76]) -1)/[.$M$2];1) +5) &amp; &quot;C1&quot;;0)" office:value-type="float" office:value="1750">
            <text:p>1750</text:p>
          </table:table-cell>
          <table:table-cell table:formula="of:=VLOOKUP([.$B76];[.$A$7:.$K$17];[.$A76] +1)" office:value-type="float" office:value="10.16">
            <text:p>10.16</text:p>
          </table:table-cell>
          <table:table-cell table:formula="of:=VLOOKUP([.B76];[.$A$7:.$O$17];13)" office:value-type="float" office:value="0.0459468291736343">
            <text:p>0.0459468292</text:p>
          </table:table-cell>
          <table:table-cell table:formula="of:=[.B76] - [.$F$19]" office:value-type="float" office:value="0">
            <text:p>0</text:p>
          </table:table-cell>
          <table:table-cell table:formula="of:=[.E76]*[.C76]" office:value-type="float" office:value="0">
            <text:p>0</text:p>
          </table:table-cell>
          <table:table-cell table:formula="of:=[.E76]^2" office:value-type="float" office:value="0">
            <text:p>0</text:p>
          </table:table-cell>
          <table:table-cell table:formula="of:=( [.C76] - ([.$L$19]*[.B76] +[.$N$19]) )^2" office:value-type="float" office:value="0.00108300826446287">
            <text:p>0.0010830083</text:p>
          </table:table-cell>
          <table:table-cell table:number-columns-repeated="7"/>
        </table:table-row>
        <table:table-row table:style-name="ro2">
          <table:table-cell table:formula="of:=IF ( MOD(ROW([.C77]);[.$M$2]) &lt;&gt; 0; MOD(ROW([.C77]);[.$M$2]);[.$M$2])" office:value-type="float" office:value="7">
            <text:p>7</text:p>
          </table:table-cell>
          <table:table-cell table:formula="of:= INDIRECT( &quot;R&quot; &amp; (FLOOR((ROW([.A77]) -1)/[.$M$2];1) +5) &amp; &quot;C1&quot;;0)" office:value-type="float" office:value="1750">
            <text:p>1750</text:p>
          </table:table-cell>
          <table:table-cell table:formula="of:=VLOOKUP([.$B77];[.$A$7:.$K$17];[.$A77] +1)" office:value-type="float" office:value="10.3">
            <text:p>10.3</text:p>
          </table:table-cell>
          <table:table-cell table:formula="of:=VLOOKUP([.B77];[.$A$7:.$O$17];13)" office:value-type="float" office:value="0.0459468291736343">
            <text:p>0.0459468292</text:p>
          </table:table-cell>
          <table:table-cell table:formula="of:=[.B77] - [.$F$19]" office:value-type="float" office:value="0">
            <text:p>0</text:p>
          </table:table-cell>
          <table:table-cell table:formula="of:=[.E77]*[.C77]" office:value-type="float" office:value="0">
            <text:p>0</text:p>
          </table:table-cell>
          <table:table-cell table:formula="of:=[.E77]^2" office:value-type="float" office:value="0">
            <text:p>0</text:p>
          </table:table-cell>
          <table:table-cell table:formula="of:=( [.C77] - ([.$L$19]*[.B77] +[.$N$19]) )^2" office:value-type="float" office:value="0.0114684628099173">
            <text:p>0.0114684628</text:p>
          </table:table-cell>
          <table:table-cell table:number-columns-repeated="7"/>
        </table:table-row>
        <table:table-row table:style-name="ro2">
          <table:table-cell table:formula="of:=IF ( MOD(ROW([.C78]);[.$M$2]) &lt;&gt; 0; MOD(ROW([.C78]);[.$M$2]);[.$M$2])" office:value-type="float" office:value="8">
            <text:p>8</text:p>
          </table:table-cell>
          <table:table-cell table:formula="of:= INDIRECT( &quot;R&quot; &amp; (FLOOR((ROW([.A78]) -1)/[.$M$2];1) +5) &amp; &quot;C1&quot;;0)" office:value-type="float" office:value="1750">
            <text:p>1750</text:p>
          </table:table-cell>
          <table:table-cell table:formula="of:=VLOOKUP([.$B78];[.$A$7:.$K$17];[.$A78] +1)" office:value-type="float" office:value="10.21">
            <text:p>10.21</text:p>
          </table:table-cell>
          <table:table-cell table:formula="of:=VLOOKUP([.B78];[.$A$7:.$O$17];13)" office:value-type="float" office:value="0.0459468291736343">
            <text:p>0.0459468292</text:p>
          </table:table-cell>
          <table:table-cell table:formula="of:=[.B78] - [.$F$19]" office:value-type="float" office:value="0">
            <text:p>0</text:p>
          </table:table-cell>
          <table:table-cell table:formula="of:=[.E78]*[.C78]" office:value-type="float" office:value="0">
            <text:p>0</text:p>
          </table:table-cell>
          <table:table-cell table:formula="of:=[.E78]^2" office:value-type="float" office:value="0">
            <text:p>0</text:p>
          </table:table-cell>
          <table:table-cell table:formula="of:=( [.C78] - ([.$L$19]*[.B78] +[.$N$19]) )^2" office:value-type="float" office:value="0.00029209917355371">
            <text:p>0.0002920992</text:p>
          </table:table-cell>
          <table:table-cell table:number-columns-repeated="7"/>
        </table:table-row>
        <table:table-row table:style-name="ro2">
          <table:table-cell table:formula="of:=IF ( MOD(ROW([.C79]);[.$M$2]) &lt;&gt; 0; MOD(ROW([.C79]);[.$M$2]);[.$M$2])" office:value-type="float" office:value="9">
            <text:p>9</text:p>
          </table:table-cell>
          <table:table-cell table:formula="of:= INDIRECT( &quot;R&quot; &amp; (FLOOR((ROW([.A79]) -1)/[.$M$2];1) +5) &amp; &quot;C1&quot;;0)" office:value-type="float" office:value="1750">
            <text:p>1750</text:p>
          </table:table-cell>
          <table:table-cell table:formula="of:=VLOOKUP([.$B79];[.$A$7:.$K$17];[.$A79] +1)" office:value-type="float" office:value="10.18">
            <text:p>10.18</text:p>
          </table:table-cell>
          <table:table-cell table:formula="of:=VLOOKUP([.B79];[.$A$7:.$O$17];13)" office:value-type="float" office:value="0.0459468291736343">
            <text:p>0.0459468292</text:p>
          </table:table-cell>
          <table:table-cell table:formula="of:=[.B79] - [.$F$19]" office:value-type="float" office:value="0">
            <text:p>0</text:p>
          </table:table-cell>
          <table:table-cell table:formula="of:=[.E79]*[.C79]" office:value-type="float" office:value="0">
            <text:p>0</text:p>
          </table:table-cell>
          <table:table-cell table:formula="of:=[.E79]^2" office:value-type="float" office:value="0">
            <text:p>0</text:p>
          </table:table-cell>
          <table:table-cell table:formula="of:=( [.C79] - ([.$L$19]*[.B79] +[.$N$19]) )^2" office:value-type="float" office:value="0.00016664462809921">
            <text:p>0.0001666446</text:p>
          </table:table-cell>
          <table:table-cell table:number-columns-repeated="7"/>
        </table:table-row>
        <table:table-row table:style-name="ro2">
          <table:table-cell table:formula="of:=IF ( MOD(ROW([.C80]);[.$M$2]) &lt;&gt; 0; MOD(ROW([.C80]);[.$M$2]);[.$M$2])" office:value-type="float" office:value="10">
            <text:p>10</text:p>
          </table:table-cell>
          <table:table-cell table:formula="of:= INDIRECT( &quot;R&quot; &amp; (FLOOR((ROW([.A80]) -1)/[.$M$2];1) +5) &amp; &quot;C1&quot;;0)" office:value-type="float" office:value="1750">
            <text:p>1750</text:p>
          </table:table-cell>
          <table:table-cell table:formula="of:=VLOOKUP([.$B80];[.$A$7:.$K$17];[.$A80] +1)" office:value-type="float" office:value="10.17">
            <text:p>10.17</text:p>
          </table:table-cell>
          <table:table-cell table:formula="of:=VLOOKUP([.B80];[.$A$7:.$O$17];13)" office:value-type="float" office:value="0.0459468291736343">
            <text:p>0.0459468292</text:p>
          </table:table-cell>
          <table:table-cell table:formula="of:=[.B80] - [.$F$19]" office:value-type="float" office:value="0">
            <text:p>0</text:p>
          </table:table-cell>
          <table:table-cell table:formula="of:=[.E80]*[.C80]" office:value-type="float" office:value="0">
            <text:p>0</text:p>
          </table:table-cell>
          <table:table-cell table:formula="of:=[.E80]^2" office:value-type="float" office:value="0">
            <text:p>0</text:p>
          </table:table-cell>
          <table:table-cell table:formula="of:=( [.C80] - ([.$L$19]*[.B80] +[.$N$19]) )^2" office:value-type="float" office:value="0.000524826446281046">
            <text:p>0.0005248264</text:p>
          </table:table-cell>
          <table:table-cell table:number-columns-repeated="7"/>
        </table:table-row>
        <table:table-row table:style-name="ro2">
          <table:table-cell table:formula="of:=IF ( MOD(ROW([.C81]);[.$M$2]) &lt;&gt; 0; MOD(ROW([.C81]);[.$M$2]);[.$M$2])" office:value-type="float" office:value="1">
            <text:p>1</text:p>
          </table:table-cell>
          <table:table-cell table:formula="of:= INDIRECT( &quot;R&quot; &amp; (FLOOR((ROW([.A81]) -1)/[.$M$2];1) +5) &amp; &quot;C1&quot;;0)" office:value-type="float" office:value="2000">
            <text:p>2000</text:p>
          </table:table-cell>
          <table:table-cell table:formula="of:=VLOOKUP([.$B81];[.$A$7:.$K$17];[.$A81] +1)" office:value-type="float" office:value="11.59">
            <text:p>11.59</text:p>
          </table:table-cell>
          <table:table-cell table:formula="of:=VLOOKUP([.B81];[.$A$7:.$O$17];13)" office:value-type="float" office:value="0.0214993539954631">
            <text:p>0.021499354</text:p>
          </table:table-cell>
          <table:table-cell table:formula="of:=[.B81] - [.$F$19]" office:value-type="float" office:value="250">
            <text:p>250</text:p>
          </table:table-cell>
          <table:table-cell table:formula="of:=[.E81]*[.C81]" office:value-type="float" office:value="2897.5">
            <text:p>2897.5</text:p>
          </table:table-cell>
          <table:table-cell table:formula="of:=[.E81]^2" office:value-type="float" office:value="62500">
            <text:p>62500</text:p>
          </table:table-cell>
          <table:table-cell table:formula="of:=( [.C81] - ([.$L$19]*[.B81] +[.$N$19]) )^2" office:value-type="float" office:value="0.00138993396694223">
            <text:p>0.001389934</text:p>
          </table:table-cell>
          <table:table-cell table:number-columns-repeated="7"/>
        </table:table-row>
        <table:table-row table:style-name="ro2">
          <table:table-cell table:formula="of:=IF ( MOD(ROW([.C82]);[.$M$2]) &lt;&gt; 0; MOD(ROW([.C82]);[.$M$2]);[.$M$2])" office:value-type="float" office:value="2">
            <text:p>2</text:p>
          </table:table-cell>
          <table:table-cell table:formula="of:= INDIRECT( &quot;R&quot; &amp; (FLOOR((ROW([.A82]) -1)/[.$M$2];1) +5) &amp; &quot;C1&quot;;0)" office:value-type="float" office:value="2000">
            <text:p>2000</text:p>
          </table:table-cell>
          <table:table-cell table:formula="of:=VLOOKUP([.$B82];[.$A$7:.$K$17];[.$A82] +1)" office:value-type="float" office:value="11.63">
            <text:p>11.63</text:p>
          </table:table-cell>
          <table:table-cell table:formula="of:=VLOOKUP([.B82];[.$A$7:.$O$17];13)" office:value-type="float" office:value="0.0214993539954631">
            <text:p>0.021499354</text:p>
          </table:table-cell>
          <table:table-cell table:formula="of:=[.B82] - [.$F$19]" office:value-type="float" office:value="250">
            <text:p>250</text:p>
          </table:table-cell>
          <table:table-cell table:formula="of:=[.E82]*[.C82]" office:value-type="float" office:value="2907.5">
            <text:p>2907.5</text:p>
          </table:table-cell>
          <table:table-cell table:formula="of:=[.E82]^2" office:value-type="float" office:value="62500">
            <text:p>62500</text:p>
          </table:table-cell>
          <table:table-cell table:formula="of:=( [.C82] - ([.$L$19]*[.B82] +[.$N$19]) )^2" office:value-type="float" office:value="0.00000738851239669314">
            <text:p>7.38851239669314E-006</text:p>
          </table:table-cell>
          <table:table-cell table:number-columns-repeated="7"/>
        </table:table-row>
        <table:table-row table:style-name="ro2">
          <table:table-cell table:formula="of:=IF ( MOD(ROW([.C83]);[.$M$2]) &lt;&gt; 0; MOD(ROW([.C83]);[.$M$2]);[.$M$2])" office:value-type="float" office:value="3">
            <text:p>3</text:p>
          </table:table-cell>
          <table:table-cell table:formula="of:= INDIRECT( &quot;R&quot; &amp; (FLOOR((ROW([.A83]) -1)/[.$M$2];1) +5) &amp; &quot;C1&quot;;0)" office:value-type="float" office:value="2000">
            <text:p>2000</text:p>
          </table:table-cell>
          <table:table-cell table:formula="of:=VLOOKUP([.$B83];[.$A$7:.$K$17];[.$A83] +1)" office:value-type="float" office:value="11.61">
            <text:p>11.61</text:p>
          </table:table-cell>
          <table:table-cell table:formula="of:=VLOOKUP([.B83];[.$A$7:.$O$17];13)" office:value-type="float" office:value="0.0214993539954631">
            <text:p>0.021499354</text:p>
          </table:table-cell>
          <table:table-cell table:formula="of:=[.B83] - [.$F$19]" office:value-type="float" office:value="250">
            <text:p>250</text:p>
          </table:table-cell>
          <table:table-cell table:formula="of:=[.E83]*[.C83]" office:value-type="float" office:value="2902.5">
            <text:p>2902.5</text:p>
          </table:table-cell>
          <table:table-cell table:formula="of:=[.E83]^2" office:value-type="float" office:value="62500">
            <text:p>62500</text:p>
          </table:table-cell>
          <table:table-cell table:formula="of:=( [.C83] - ([.$L$19]*[.B83] +[.$N$19]) )^2" office:value-type="float" office:value="0.000298661239669475">
            <text:p>0.0002986612</text:p>
          </table:table-cell>
          <table:table-cell table:number-columns-repeated="7"/>
        </table:table-row>
        <table:table-row table:style-name="ro2">
          <table:table-cell table:formula="of:=IF ( MOD(ROW([.C84]);[.$M$2]) &lt;&gt; 0; MOD(ROW([.C84]);[.$M$2]);[.$M$2])" office:value-type="float" office:value="4">
            <text:p>4</text:p>
          </table:table-cell>
          <table:table-cell table:formula="of:= INDIRECT( &quot;R&quot; &amp; (FLOOR((ROW([.A84]) -1)/[.$M$2];1) +5) &amp; &quot;C1&quot;;0)" office:value-type="float" office:value="2000">
            <text:p>2000</text:p>
          </table:table-cell>
          <table:table-cell table:formula="of:=VLOOKUP([.$B84];[.$A$7:.$K$17];[.$A84] +1)" office:value-type="float" office:value="11.66">
            <text:p>11.66</text:p>
          </table:table-cell>
          <table:table-cell table:formula="of:=VLOOKUP([.B84];[.$A$7:.$O$17];13)" office:value-type="float" office:value="0.0214993539954631">
            <text:p>0.021499354</text:p>
          </table:table-cell>
          <table:table-cell table:formula="of:=[.B84] - [.$F$19]" office:value-type="float" office:value="250">
            <text:p>250</text:p>
          </table:table-cell>
          <table:table-cell table:formula="of:=[.E84]*[.C84]" office:value-type="float" office:value="2915">
            <text:p>2915</text:p>
          </table:table-cell>
          <table:table-cell table:formula="of:=[.E84]^2" office:value-type="float" office:value="62500">
            <text:p>62500</text:p>
          </table:table-cell>
          <table:table-cell table:formula="of:=( [.C84] - ([.$L$19]*[.B84] +[.$N$19]) )^2" office:value-type="float" office:value="0.00107047942148755">
            <text:p>0.0010704794</text:p>
          </table:table-cell>
          <table:table-cell table:number-columns-repeated="7"/>
        </table:table-row>
        <table:table-row table:style-name="ro2">
          <table:table-cell table:formula="of:=IF ( MOD(ROW([.C85]);[.$M$2]) &lt;&gt; 0; MOD(ROW([.C85]);[.$M$2]);[.$M$2])" office:value-type="float" office:value="5">
            <text:p>5</text:p>
          </table:table-cell>
          <table:table-cell table:formula="of:= INDIRECT( &quot;R&quot; &amp; (FLOOR((ROW([.A85]) -1)/[.$M$2];1) +5) &amp; &quot;C1&quot;;0)" office:value-type="float" office:value="2000">
            <text:p>2000</text:p>
          </table:table-cell>
          <table:table-cell table:formula="of:=VLOOKUP([.$B85];[.$A$7:.$K$17];[.$A85] +1)" office:value-type="float" office:value="11.62">
            <text:p>11.62</text:p>
          </table:table-cell>
          <table:table-cell table:formula="of:=VLOOKUP([.B85];[.$A$7:.$O$17];13)" office:value-type="float" office:value="0.0214993539954631">
            <text:p>0.021499354</text:p>
          </table:table-cell>
          <table:table-cell table:formula="of:=[.B85] - [.$F$19]" office:value-type="float" office:value="250">
            <text:p>250</text:p>
          </table:table-cell>
          <table:table-cell table:formula="of:=[.E85]*[.C85]" office:value-type="float" office:value="2905">
            <text:p>2905</text:p>
          </table:table-cell>
          <table:table-cell table:formula="of:=[.E85]^2" office:value-type="float" office:value="62500">
            <text:p>62500</text:p>
          </table:table-cell>
          <table:table-cell table:formula="of:=( [.C85] - ([.$L$19]*[.B85] +[.$N$19]) )^2" office:value-type="float" office:value="0.0000530248760330835">
            <text:p>5.30248760330835E-005</text:p>
          </table:table-cell>
          <table:table-cell table:number-columns-repeated="7"/>
        </table:table-row>
        <table:table-row table:style-name="ro2">
          <table:table-cell table:formula="of:=IF ( MOD(ROW([.C86]);[.$M$2]) &lt;&gt; 0; MOD(ROW([.C86]);[.$M$2]);[.$M$2])" office:value-type="float" office:value="6">
            <text:p>6</text:p>
          </table:table-cell>
          <table:table-cell table:formula="of:= INDIRECT( &quot;R&quot; &amp; (FLOOR((ROW([.A86]) -1)/[.$M$2];1) +5) &amp; &quot;C1&quot;;0)" office:value-type="float" office:value="2000">
            <text:p>2000</text:p>
          </table:table-cell>
          <table:table-cell table:formula="of:=VLOOKUP([.$B86];[.$A$7:.$K$17];[.$A86] +1)" office:value-type="float" office:value="11.63">
            <text:p>11.63</text:p>
          </table:table-cell>
          <table:table-cell table:formula="of:=VLOOKUP([.B86];[.$A$7:.$O$17];13)" office:value-type="float" office:value="0.0214993539954631">
            <text:p>0.021499354</text:p>
          </table:table-cell>
          <table:table-cell table:formula="of:=[.B86] - [.$F$19]" office:value-type="float" office:value="250">
            <text:p>250</text:p>
          </table:table-cell>
          <table:table-cell table:formula="of:=[.E86]*[.C86]" office:value-type="float" office:value="2907.5">
            <text:p>2907.5</text:p>
          </table:table-cell>
          <table:table-cell table:formula="of:=[.E86]^2" office:value-type="float" office:value="62500">
            <text:p>62500</text:p>
          </table:table-cell>
          <table:table-cell table:formula="of:=( [.C86] - ([.$L$19]*[.B86] +[.$N$19]) )^2" office:value-type="float" office:value="0.00000738851239669314">
            <text:p>7.38851239669314E-006</text:p>
          </table:table-cell>
          <table:table-cell table:number-columns-repeated="7"/>
        </table:table-row>
        <table:table-row table:style-name="ro2">
          <table:table-cell table:formula="of:=IF ( MOD(ROW([.C87]);[.$M$2]) &lt;&gt; 0; MOD(ROW([.C87]);[.$M$2]);[.$M$2])" office:value-type="float" office:value="7">
            <text:p>7</text:p>
          </table:table-cell>
          <table:table-cell table:formula="of:= INDIRECT( &quot;R&quot; &amp; (FLOOR((ROW([.A87]) -1)/[.$M$2];1) +5) &amp; &quot;C1&quot;;0)" office:value-type="float" office:value="2000">
            <text:p>2000</text:p>
          </table:table-cell>
          <table:table-cell table:formula="of:=VLOOKUP([.$B87];[.$A$7:.$K$17];[.$A87] +1)" office:value-type="float" office:value="11.64">
            <text:p>11.64</text:p>
          </table:table-cell>
          <table:table-cell table:formula="of:=VLOOKUP([.B87];[.$A$7:.$O$17];13)" office:value-type="float" office:value="0.0214993539954631">
            <text:p>0.021499354</text:p>
          </table:table-cell>
          <table:table-cell table:formula="of:=[.B87] - [.$F$19]" office:value-type="float" office:value="250">
            <text:p>250</text:p>
          </table:table-cell>
          <table:table-cell table:formula="of:=[.E87]*[.C87]" office:value-type="float" office:value="2910">
            <text:p>2910</text:p>
          </table:table-cell>
          <table:table-cell table:formula="of:=[.E87]^2" office:value-type="float" office:value="62500">
            <text:p>62500</text:p>
          </table:table-cell>
          <table:table-cell table:formula="of:=( [.C87] - ([.$L$19]*[.B87] +[.$N$19]) )^2" office:value-type="float" office:value="0.00016175214876032">
            <text:p>0.0001617521</text:p>
          </table:table-cell>
          <table:table-cell table:number-columns-repeated="7"/>
        </table:table-row>
        <table:table-row table:style-name="ro2">
          <table:table-cell table:formula="of:=IF ( MOD(ROW([.C88]);[.$M$2]) &lt;&gt; 0; MOD(ROW([.C88]);[.$M$2]);[.$M$2])" office:value-type="float" office:value="8">
            <text:p>8</text:p>
          </table:table-cell>
          <table:table-cell table:formula="of:= INDIRECT( &quot;R&quot; &amp; (FLOOR((ROW([.A88]) -1)/[.$M$2];1) +5) &amp; &quot;C1&quot;;0)" office:value-type="float" office:value="2000">
            <text:p>2000</text:p>
          </table:table-cell>
          <table:table-cell table:formula="of:=VLOOKUP([.$B88];[.$A$7:.$K$17];[.$A88] +1)" office:value-type="float" office:value="11.63">
            <text:p>11.63</text:p>
          </table:table-cell>
          <table:table-cell table:formula="of:=VLOOKUP([.B88];[.$A$7:.$O$17];13)" office:value-type="float" office:value="0.0214993539954631">
            <text:p>0.021499354</text:p>
          </table:table-cell>
          <table:table-cell table:formula="of:=[.B88] - [.$F$19]" office:value-type="float" office:value="250">
            <text:p>250</text:p>
          </table:table-cell>
          <table:table-cell table:formula="of:=[.E88]*[.C88]" office:value-type="float" office:value="2907.5">
            <text:p>2907.5</text:p>
          </table:table-cell>
          <table:table-cell table:formula="of:=[.E88]^2" office:value-type="float" office:value="62500">
            <text:p>62500</text:p>
          </table:table-cell>
          <table:table-cell table:formula="of:=( [.C88] - ([.$L$19]*[.B88] +[.$N$19]) )^2" office:value-type="float" office:value="0.00000738851239669314">
            <text:p>7.38851239669314E-006</text:p>
          </table:table-cell>
          <table:table-cell table:number-columns-repeated="7"/>
        </table:table-row>
        <table:table-row table:style-name="ro2">
          <table:table-cell table:formula="of:=IF ( MOD(ROW([.C89]);[.$M$2]) &lt;&gt; 0; MOD(ROW([.C89]);[.$M$2]);[.$M$2])" office:value-type="float" office:value="9">
            <text:p>9</text:p>
          </table:table-cell>
          <table:table-cell table:formula="of:= INDIRECT( &quot;R&quot; &amp; (FLOOR((ROW([.A89]) -1)/[.$M$2];1) +5) &amp; &quot;C1&quot;;0)" office:value-type="float" office:value="2000">
            <text:p>2000</text:p>
          </table:table-cell>
          <table:table-cell table:formula="of:=VLOOKUP([.$B89];[.$A$7:.$K$17];[.$A89] +1)" office:value-type="float" office:value="11.62">
            <text:p>11.62</text:p>
          </table:table-cell>
          <table:table-cell table:formula="of:=VLOOKUP([.B89];[.$A$7:.$O$17];13)" office:value-type="float" office:value="0.0214993539954631">
            <text:p>0.021499354</text:p>
          </table:table-cell>
          <table:table-cell table:formula="of:=[.B89] - [.$F$19]" office:value-type="float" office:value="250">
            <text:p>250</text:p>
          </table:table-cell>
          <table:table-cell table:formula="of:=[.E89]*[.C89]" office:value-type="float" office:value="2905">
            <text:p>2905</text:p>
          </table:table-cell>
          <table:table-cell table:formula="of:=[.E89]^2" office:value-type="float" office:value="62500">
            <text:p>62500</text:p>
          </table:table-cell>
          <table:table-cell table:formula="of:=( [.C89] - ([.$L$19]*[.B89] +[.$N$19]) )^2" office:value-type="float" office:value="0.0000530248760330835">
            <text:p>5.30248760330835E-005</text:p>
          </table:table-cell>
          <table:table-cell table:number-columns-repeated="7"/>
        </table:table-row>
        <table:table-row table:style-name="ro2">
          <table:table-cell table:formula="of:=IF ( MOD(ROW([.C90]);[.$M$2]) &lt;&gt; 0; MOD(ROW([.C90]);[.$M$2]);[.$M$2])" office:value-type="float" office:value="10">
            <text:p>10</text:p>
          </table:table-cell>
          <table:table-cell table:formula="of:= INDIRECT( &quot;R&quot; &amp; (FLOOR((ROW([.A90]) -1)/[.$M$2];1) +5) &amp; &quot;C1&quot;;0)" office:value-type="float" office:value="2000">
            <text:p>2000</text:p>
          </table:table-cell>
          <table:table-cell table:formula="of:=VLOOKUP([.$B90];[.$A$7:.$K$17];[.$A90] +1)" office:value-type="float" office:value="11.59">
            <text:p>11.59</text:p>
          </table:table-cell>
          <table:table-cell table:formula="of:=VLOOKUP([.B90];[.$A$7:.$O$17];13)" office:value-type="float" office:value="0.0214993539954631">
            <text:p>0.021499354</text:p>
          </table:table-cell>
          <table:table-cell table:formula="of:=[.B90] - [.$F$19]" office:value-type="float" office:value="250">
            <text:p>250</text:p>
          </table:table-cell>
          <table:table-cell table:formula="of:=[.E90]*[.C90]" office:value-type="float" office:value="2897.5">
            <text:p>2897.5</text:p>
          </table:table-cell>
          <table:table-cell table:formula="of:=[.E90]^2" office:value-type="float" office:value="62500">
            <text:p>62500</text:p>
          </table:table-cell>
          <table:table-cell table:formula="of:=( [.C90] - ([.$L$19]*[.B90] +[.$N$19]) )^2" office:value-type="float" office:value="0.00138993396694223">
            <text:p>0.001389934</text:p>
          </table:table-cell>
          <table:table-cell table:number-columns-repeated="7"/>
        </table:table-row>
        <table:table-row table:style-name="ro2">
          <table:table-cell table:formula="of:=IF ( MOD(ROW([.C91]);[.$M$2]) &lt;&gt; 0; MOD(ROW([.C91]);[.$M$2]);[.$M$2])" office:value-type="float" office:value="1">
            <text:p>1</text:p>
          </table:table-cell>
          <table:table-cell table:formula="of:= INDIRECT( &quot;R&quot; &amp; (FLOOR((ROW([.A91]) -1)/[.$M$2];1) +5) &amp; &quot;C1&quot;;0)" office:value-type="float" office:value="2250">
            <text:p>2250</text:p>
          </table:table-cell>
          <table:table-cell table:formula="of:=VLOOKUP([.$B91];[.$A$7:.$K$17];[.$A91] +1)" office:value-type="float" office:value="13.05">
            <text:p>13.05</text:p>
          </table:table-cell>
          <table:table-cell table:formula="of:=VLOOKUP([.B91];[.$A$7:.$O$17];13)" office:value-type="float" office:value="0.0149443411809734">
            <text:p>0.0149443412</text:p>
          </table:table-cell>
          <table:table-cell table:formula="of:=[.B91] - [.$F$19]" office:value-type="float" office:value="500">
            <text:p>500</text:p>
          </table:table-cell>
          <table:table-cell table:formula="of:=[.E91]*[.C91]" office:value-type="float" office:value="6525">
            <text:p>6525</text:p>
          </table:table-cell>
          <table:table-cell table:formula="of:=[.E91]^2" office:value-type="float" office:value="250000">
            <text:p>250000</text:p>
          </table:table-cell>
          <table:table-cell table:formula="of:=( [.C91] - ([.$L$19]*[.B91] +[.$N$19]) )^2" office:value-type="float" office:value="0.000135828429752111">
            <text:p>0.0001358284</text:p>
          </table:table-cell>
          <table:table-cell table:number-columns-repeated="7"/>
        </table:table-row>
        <table:table-row table:style-name="ro2">
          <table:table-cell table:formula="of:=IF ( MOD(ROW([.C92]);[.$M$2]) &lt;&gt; 0; MOD(ROW([.C92]);[.$M$2]);[.$M$2])" office:value-type="float" office:value="2">
            <text:p>2</text:p>
          </table:table-cell>
          <table:table-cell table:formula="of:= INDIRECT( &quot;R&quot; &amp; (FLOOR((ROW([.A92]) -1)/[.$M$2];1) +5) &amp; &quot;C1&quot;;0)" office:value-type="float" office:value="2250">
            <text:p>2250</text:p>
          </table:table-cell>
          <table:table-cell table:formula="of:=VLOOKUP([.$B92];[.$A$7:.$K$17];[.$A92] +1)" office:value-type="float" office:value="13.06">
            <text:p>13.06</text:p>
          </table:table-cell>
          <table:table-cell table:formula="of:=VLOOKUP([.B92];[.$A$7:.$O$17];13)" office:value-type="float" office:value="0.0149443411809734">
            <text:p>0.0149443412</text:p>
          </table:table-cell>
          <table:table-cell table:formula="of:=[.B92] - [.$F$19]" office:value-type="float" office:value="500">
            <text:p>500</text:p>
          </table:table-cell>
          <table:table-cell table:formula="of:=[.E92]*[.C92]" office:value-type="float" office:value="6530">
            <text:p>6530</text:p>
          </table:table-cell>
          <table:table-cell table:formula="of:=[.E92]^2" office:value-type="float" office:value="250000">
            <text:p>250000</text:p>
          </table:table-cell>
          <table:table-cell table:formula="of:=( [.C92] - ([.$L$19]*[.B92] +[.$N$19]) )^2" office:value-type="float" office:value="0.00000273752066116404">
            <text:p>2.73752066116404E-006</text:p>
          </table:table-cell>
          <table:table-cell table:number-columns-repeated="7"/>
        </table:table-row>
        <table:table-row table:style-name="ro2">
          <table:table-cell table:formula="of:=IF ( MOD(ROW([.C93]);[.$M$2]) &lt;&gt; 0; MOD(ROW([.C93]);[.$M$2]);[.$M$2])" office:value-type="float" office:value="3">
            <text:p>3</text:p>
          </table:table-cell>
          <table:table-cell table:formula="of:= INDIRECT( &quot;R&quot; &amp; (FLOOR((ROW([.A93]) -1)/[.$M$2];1) +5) &amp; &quot;C1&quot;;0)" office:value-type="float" office:value="2250">
            <text:p>2250</text:p>
          </table:table-cell>
          <table:table-cell table:formula="of:=VLOOKUP([.$B93];[.$A$7:.$K$17];[.$A93] +1)" office:value-type="float" office:value="13.06">
            <text:p>13.06</text:p>
          </table:table-cell>
          <table:table-cell table:formula="of:=VLOOKUP([.B93];[.$A$7:.$O$17];13)" office:value-type="float" office:value="0.0149443411809734">
            <text:p>0.0149443412</text:p>
          </table:table-cell>
          <table:table-cell table:formula="of:=[.B93] - [.$F$19]" office:value-type="float" office:value="500">
            <text:p>500</text:p>
          </table:table-cell>
          <table:table-cell table:formula="of:=[.E93]*[.C93]" office:value-type="float" office:value="6530">
            <text:p>6530</text:p>
          </table:table-cell>
          <table:table-cell table:formula="of:=[.E93]^2" office:value-type="float" office:value="250000">
            <text:p>250000</text:p>
          </table:table-cell>
          <table:table-cell table:formula="of:=( [.C93] - ([.$L$19]*[.B93] +[.$N$19]) )^2" office:value-type="float" office:value="0.00000273752066116404">
            <text:p>2.73752066116404E-006</text:p>
          </table:table-cell>
          <table:table-cell table:number-columns-repeated="7"/>
        </table:table-row>
        <table:table-row table:style-name="ro2">
          <table:table-cell table:formula="of:=IF ( MOD(ROW([.C94]);[.$M$2]) &lt;&gt; 0; MOD(ROW([.C94]);[.$M$2]);[.$M$2])" office:value-type="float" office:value="4">
            <text:p>4</text:p>
          </table:table-cell>
          <table:table-cell table:formula="of:= INDIRECT( &quot;R&quot; &amp; (FLOOR((ROW([.A94]) -1)/[.$M$2];1) +5) &amp; &quot;C1&quot;;0)" office:value-type="float" office:value="2250">
            <text:p>2250</text:p>
          </table:table-cell>
          <table:table-cell table:formula="of:=VLOOKUP([.$B94];[.$A$7:.$K$17];[.$A94] +1)" office:value-type="float" office:value="13.07">
            <text:p>13.07</text:p>
          </table:table-cell>
          <table:table-cell table:formula="of:=VLOOKUP([.B94];[.$A$7:.$O$17];13)" office:value-type="float" office:value="0.0149443411809734">
            <text:p>0.0149443412</text:p>
          </table:table-cell>
          <table:table-cell table:formula="of:=[.B94] - [.$F$19]" office:value-type="float" office:value="500">
            <text:p>500</text:p>
          </table:table-cell>
          <table:table-cell table:formula="of:=[.E94]*[.C94]" office:value-type="float" office:value="6535">
            <text:p>6535</text:p>
          </table:table-cell>
          <table:table-cell table:formula="of:=[.E94]^2" office:value-type="float" office:value="250000">
            <text:p>250000</text:p>
          </table:table-cell>
          <table:table-cell table:formula="of:=( [.C94] - ([.$L$19]*[.B94] +[.$N$19]) )^2" office:value-type="float" office:value="0.000069646611570209">
            <text:p>6.9646611570209E-005</text:p>
          </table:table-cell>
          <table:table-cell table:number-columns-repeated="7"/>
        </table:table-row>
        <table:table-row table:style-name="ro2">
          <table:table-cell table:formula="of:=IF ( MOD(ROW([.C95]);[.$M$2]) &lt;&gt; 0; MOD(ROW([.C95]);[.$M$2]);[.$M$2])" office:value-type="float" office:value="5">
            <text:p>5</text:p>
          </table:table-cell>
          <table:table-cell table:formula="of:= INDIRECT( &quot;R&quot; &amp; (FLOOR((ROW([.A95]) -1)/[.$M$2];1) +5) &amp; &quot;C1&quot;;0)" office:value-type="float" office:value="2250">
            <text:p>2250</text:p>
          </table:table-cell>
          <table:table-cell table:formula="of:=VLOOKUP([.$B95];[.$A$7:.$K$17];[.$A95] +1)" office:value-type="float" office:value="13.02">
            <text:p>13.02</text:p>
          </table:table-cell>
          <table:table-cell table:formula="of:=VLOOKUP([.B95];[.$A$7:.$O$17];13)" office:value-type="float" office:value="0.0149443411809734">
            <text:p>0.0149443412</text:p>
          </table:table-cell>
          <table:table-cell table:formula="of:=[.B95] - [.$F$19]" office:value-type="float" office:value="500">
            <text:p>500</text:p>
          </table:table-cell>
          <table:table-cell table:formula="of:=[.E95]*[.C95]" office:value-type="float" office:value="6510">
            <text:p>6510</text:p>
          </table:table-cell>
          <table:table-cell table:formula="of:=[.E95]^2" office:value-type="float" office:value="250000">
            <text:p>250000</text:p>
          </table:table-cell>
          <table:table-cell table:formula="of:=( [.C95] - ([.$L$19]*[.B95] +[.$N$19]) )^2" office:value-type="float" office:value="0.00173510115702505">
            <text:p>0.0017351012</text:p>
          </table:table-cell>
          <table:table-cell table:number-columns-repeated="7"/>
        </table:table-row>
        <table:table-row table:style-name="ro2">
          <table:table-cell table:formula="of:=IF ( MOD(ROW([.C96]);[.$M$2]) &lt;&gt; 0; MOD(ROW([.C96]);[.$M$2]);[.$M$2])" office:value-type="float" office:value="6">
            <text:p>6</text:p>
          </table:table-cell>
          <table:table-cell table:formula="of:= INDIRECT( &quot;R&quot; &amp; (FLOOR((ROW([.A96]) -1)/[.$M$2];1) +5) &amp; &quot;C1&quot;;0)" office:value-type="float" office:value="2250">
            <text:p>2250</text:p>
          </table:table-cell>
          <table:table-cell table:formula="of:=VLOOKUP([.$B96];[.$A$7:.$K$17];[.$A96] +1)" office:value-type="float" office:value="13.06">
            <text:p>13.06</text:p>
          </table:table-cell>
          <table:table-cell table:formula="of:=VLOOKUP([.B96];[.$A$7:.$O$17];13)" office:value-type="float" office:value="0.0149443411809734">
            <text:p>0.0149443412</text:p>
          </table:table-cell>
          <table:table-cell table:formula="of:=[.B96] - [.$F$19]" office:value-type="float" office:value="500">
            <text:p>500</text:p>
          </table:table-cell>
          <table:table-cell table:formula="of:=[.E96]*[.C96]" office:value-type="float" office:value="6530">
            <text:p>6530</text:p>
          </table:table-cell>
          <table:table-cell table:formula="of:=[.E96]^2" office:value-type="float" office:value="250000">
            <text:p>250000</text:p>
          </table:table-cell>
          <table:table-cell table:formula="of:=( [.C96] - ([.$L$19]*[.B96] +[.$N$19]) )^2" office:value-type="float" office:value="0.00000273752066116404">
            <text:p>2.73752066116404E-006</text:p>
          </table:table-cell>
          <table:table-cell table:number-columns-repeated="7"/>
        </table:table-row>
        <table:table-row table:style-name="ro2">
          <table:table-cell table:formula="of:=IF ( MOD(ROW([.C97]);[.$M$2]) &lt;&gt; 0; MOD(ROW([.C97]);[.$M$2]);[.$M$2])" office:value-type="float" office:value="7">
            <text:p>7</text:p>
          </table:table-cell>
          <table:table-cell table:formula="of:= INDIRECT( &quot;R&quot; &amp; (FLOOR((ROW([.A97]) -1)/[.$M$2];1) +5) &amp; &quot;C1&quot;;0)" office:value-type="float" office:value="2250">
            <text:p>2250</text:p>
          </table:table-cell>
          <table:table-cell table:formula="of:=VLOOKUP([.$B97];[.$A$7:.$K$17];[.$A97] +1)" office:value-type="float" office:value="13.06">
            <text:p>13.06</text:p>
          </table:table-cell>
          <table:table-cell table:formula="of:=VLOOKUP([.B97];[.$A$7:.$O$17];13)" office:value-type="float" office:value="0.0149443411809734">
            <text:p>0.0149443412</text:p>
          </table:table-cell>
          <table:table-cell table:formula="of:=[.B97] - [.$F$19]" office:value-type="float" office:value="500">
            <text:p>500</text:p>
          </table:table-cell>
          <table:table-cell table:formula="of:=[.E97]*[.C97]" office:value-type="float" office:value="6530">
            <text:p>6530</text:p>
          </table:table-cell>
          <table:table-cell table:formula="of:=[.E97]^2" office:value-type="float" office:value="250000">
            <text:p>250000</text:p>
          </table:table-cell>
          <table:table-cell table:formula="of:=( [.C97] - ([.$L$19]*[.B97] +[.$N$19]) )^2" office:value-type="float" office:value="0.00000273752066116404">
            <text:p>2.73752066116404E-006</text:p>
          </table:table-cell>
          <table:table-cell table:number-columns-repeated="7"/>
        </table:table-row>
        <table:table-row table:style-name="ro2">
          <table:table-cell table:formula="of:=IF ( MOD(ROW([.C98]);[.$M$2]) &lt;&gt; 0; MOD(ROW([.C98]);[.$M$2]);[.$M$2])" office:value-type="float" office:value="8">
            <text:p>8</text:p>
          </table:table-cell>
          <table:table-cell table:formula="of:= INDIRECT( &quot;R&quot; &amp; (FLOOR((ROW([.A98]) -1)/[.$M$2];1) +5) &amp; &quot;C1&quot;;0)" office:value-type="float" office:value="2250">
            <text:p>2250</text:p>
          </table:table-cell>
          <table:table-cell table:formula="of:=VLOOKUP([.$B98];[.$A$7:.$K$17];[.$A98] +1)" office:value-type="float" office:value="13.05">
            <text:p>13.05</text:p>
          </table:table-cell>
          <table:table-cell table:formula="of:=VLOOKUP([.B98];[.$A$7:.$O$17];13)" office:value-type="float" office:value="0.0149443411809734">
            <text:p>0.0149443412</text:p>
          </table:table-cell>
          <table:table-cell table:formula="of:=[.B98] - [.$F$19]" office:value-type="float" office:value="500">
            <text:p>500</text:p>
          </table:table-cell>
          <table:table-cell table:formula="of:=[.E98]*[.C98]" office:value-type="float" office:value="6525">
            <text:p>6525</text:p>
          </table:table-cell>
          <table:table-cell table:formula="of:=[.E98]^2" office:value-type="float" office:value="250000">
            <text:p>250000</text:p>
          </table:table-cell>
          <table:table-cell table:formula="of:=( [.C98] - ([.$L$19]*[.B98] +[.$N$19]) )^2" office:value-type="float" office:value="0.000135828429752111">
            <text:p>0.0001358284</text:p>
          </table:table-cell>
          <table:table-cell table:number-columns-repeated="7"/>
        </table:table-row>
        <table:table-row table:style-name="ro2">
          <table:table-cell table:formula="of:=IF ( MOD(ROW([.C99]);[.$M$2]) &lt;&gt; 0; MOD(ROW([.C99]);[.$M$2]);[.$M$2])" office:value-type="float" office:value="9">
            <text:p>9</text:p>
          </table:table-cell>
          <table:table-cell table:formula="of:= INDIRECT( &quot;R&quot; &amp; (FLOOR((ROW([.A99]) -1)/[.$M$2];1) +5) &amp; &quot;C1&quot;;0)" office:value-type="float" office:value="2250">
            <text:p>2250</text:p>
          </table:table-cell>
          <table:table-cell table:formula="of:=VLOOKUP([.$B99];[.$A$7:.$K$17];[.$A99] +1)" office:value-type="float" office:value="13.07">
            <text:p>13.07</text:p>
          </table:table-cell>
          <table:table-cell table:formula="of:=VLOOKUP([.B99];[.$A$7:.$O$17];13)" office:value-type="float" office:value="0.0149443411809734">
            <text:p>0.0149443412</text:p>
          </table:table-cell>
          <table:table-cell table:formula="of:=[.B99] - [.$F$19]" office:value-type="float" office:value="500">
            <text:p>500</text:p>
          </table:table-cell>
          <table:table-cell table:formula="of:=[.E99]*[.C99]" office:value-type="float" office:value="6535">
            <text:p>6535</text:p>
          </table:table-cell>
          <table:table-cell table:formula="of:=[.E99]^2" office:value-type="float" office:value="250000">
            <text:p>250000</text:p>
          </table:table-cell>
          <table:table-cell table:formula="of:=( [.C99] - ([.$L$19]*[.B99] +[.$N$19]) )^2" office:value-type="float" office:value="0.000069646611570209">
            <text:p>6.9646611570209E-005</text:p>
          </table:table-cell>
          <table:table-cell table:number-columns-repeated="7"/>
        </table:table-row>
        <table:table-row table:style-name="ro2">
          <table:table-cell table:formula="of:=IF ( MOD(ROW([.C100]);[.$M$2]) &lt;&gt; 0; MOD(ROW([.C100]);[.$M$2]);[.$M$2])" office:value-type="float" office:value="10">
            <text:p>10</text:p>
          </table:table-cell>
          <table:table-cell table:formula="of:= INDIRECT( &quot;R&quot; &amp; (FLOOR((ROW([.A100]) -1)/[.$M$2];1) +5) &amp; &quot;C1&quot;;0)" office:value-type="float" office:value="2250">
            <text:p>2250</text:p>
          </table:table-cell>
          <table:table-cell table:formula="of:=VLOOKUP([.$B100];[.$A$7:.$K$17];[.$A100] +1)" office:value-type="float" office:value="13.07">
            <text:p>13.07</text:p>
          </table:table-cell>
          <table:table-cell table:formula="of:=VLOOKUP([.B100];[.$A$7:.$O$17];13)" office:value-type="float" office:value="0.0149443411809734">
            <text:p>0.0149443412</text:p>
          </table:table-cell>
          <table:table-cell table:formula="of:=[.B100] - [.$F$19]" office:value-type="float" office:value="500">
            <text:p>500</text:p>
          </table:table-cell>
          <table:table-cell table:formula="of:=[.E100]*[.C100]" office:value-type="float" office:value="6535">
            <text:p>6535</text:p>
          </table:table-cell>
          <table:table-cell table:formula="of:=[.E100]^2" office:value-type="float" office:value="250000">
            <text:p>250000</text:p>
          </table:table-cell>
          <table:table-cell table:formula="of:=( [.C100] - ([.$L$19]*[.B100] +[.$N$19]) )^2" office:value-type="float" office:value="0.000069646611570209">
            <text:p>6.9646611570209E-005</text:p>
          </table:table-cell>
          <table:table-cell table:number-columns-repeated="7"/>
        </table:table-row>
        <table:table-row table:style-name="ro2">
          <table:table-cell table:formula="of:=IF ( MOD(ROW([.C101]);[.$M$2]) &lt;&gt; 0; MOD(ROW([.C101]);[.$M$2]);[.$M$2])" office:value-type="float" office:value="1">
            <text:p>1</text:p>
          </table:table-cell>
          <table:table-cell table:formula="of:= INDIRECT( &quot;R&quot; &amp; (FLOOR((ROW([.A101]) -1)/[.$M$2];1) +5) &amp; &quot;C1&quot;;0)" office:value-type="float" office:value="2500">
            <text:p>2500</text:p>
          </table:table-cell>
          <table:table-cell table:formula="of:=VLOOKUP([.$B101];[.$A$7:.$K$17];[.$A101] +1)" office:value-type="float" office:value="14.46">
            <text:p>14.46</text:p>
          </table:table-cell>
          <table:table-cell table:formula="of:=VLOOKUP([.B101];[.$A$7:.$O$17];13)" office:value-type="float" office:value="0.0226323269290235">
            <text:p>0.0226323269</text:p>
          </table:table-cell>
          <table:table-cell table:formula="of:=[.B101] - [.$F$19]" office:value-type="float" office:value="750">
            <text:p>750</text:p>
          </table:table-cell>
          <table:table-cell table:formula="of:=[.E101]*[.C101]" office:value-type="float" office:value="10845">
            <text:p>10845</text:p>
          </table:table-cell>
          <table:table-cell table:formula="of:=[.E101]^2" office:value-type="float" office:value="562500">
            <text:p>562500</text:p>
          </table:table-cell>
          <table:table-cell table:formula="of:=( [.C101] - ([.$L$19]*[.B101] +[.$N$19]) )^2" office:value-type="float" office:value="0.00129796438016541">
            <text:p>0.0012979644</text:p>
          </table:table-cell>
          <table:table-cell table:number-columns-repeated="7"/>
        </table:table-row>
        <table:table-row table:style-name="ro2">
          <table:table-cell table:formula="of:=IF ( MOD(ROW([.C102]);[.$M$2]) &lt;&gt; 0; MOD(ROW([.C102]);[.$M$2]);[.$M$2])" office:value-type="float" office:value="2">
            <text:p>2</text:p>
          </table:table-cell>
          <table:table-cell table:formula="of:= INDIRECT( &quot;R&quot; &amp; (FLOOR((ROW([.A102]) -1)/[.$M$2];1) +5) &amp; &quot;C1&quot;;0)" office:value-type="float" office:value="2500">
            <text:p>2500</text:p>
          </table:table-cell>
          <table:table-cell table:formula="of:=VLOOKUP([.$B102];[.$A$7:.$K$17];[.$A102] +1)" office:value-type="float" office:value="14.48">
            <text:p>14.48</text:p>
          </table:table-cell>
          <table:table-cell table:formula="of:=VLOOKUP([.B102];[.$A$7:.$O$17];13)" office:value-type="float" office:value="0.0226323269290235">
            <text:p>0.0226323269</text:p>
          </table:table-cell>
          <table:table-cell table:formula="of:=[.B102] - [.$F$19]" office:value-type="float" office:value="750">
            <text:p>750</text:p>
          </table:table-cell>
          <table:table-cell table:formula="of:=[.E102]*[.C102]" office:value-type="float" office:value="10860">
            <text:p>10860</text:p>
          </table:table-cell>
          <table:table-cell table:formula="of:=[.E102]^2" office:value-type="float" office:value="562500">
            <text:p>562500</text:p>
          </table:table-cell>
          <table:table-cell table:formula="of:=( [.C102] - ([.$L$19]*[.B102] +[.$N$19]) )^2" office:value-type="float" office:value="0.000256873471074446">
            <text:p>0.0002568735</text:p>
          </table:table-cell>
          <table:table-cell table:number-columns-repeated="7"/>
        </table:table-row>
        <table:table-row table:style-name="ro2">
          <table:table-cell table:formula="of:=IF ( MOD(ROW([.C103]);[.$M$2]) &lt;&gt; 0; MOD(ROW([.C103]);[.$M$2]);[.$M$2])" office:value-type="float" office:value="3">
            <text:p>3</text:p>
          </table:table-cell>
          <table:table-cell table:formula="of:= INDIRECT( &quot;R&quot; &amp; (FLOOR((ROW([.A103]) -1)/[.$M$2];1) +5) &amp; &quot;C1&quot;;0)" office:value-type="float" office:value="2500">
            <text:p>2500</text:p>
          </table:table-cell>
          <table:table-cell table:formula="of:=VLOOKUP([.$B103];[.$A$7:.$K$17];[.$A103] +1)" office:value-type="float" office:value="14.48">
            <text:p>14.48</text:p>
          </table:table-cell>
          <table:table-cell table:formula="of:=VLOOKUP([.B103];[.$A$7:.$O$17];13)" office:value-type="float" office:value="0.0226323269290235">
            <text:p>0.0226323269</text:p>
          </table:table-cell>
          <table:table-cell table:formula="of:=[.B103] - [.$F$19]" office:value-type="float" office:value="750">
            <text:p>750</text:p>
          </table:table-cell>
          <table:table-cell table:formula="of:=[.E103]*[.C103]" office:value-type="float" office:value="10860">
            <text:p>10860</text:p>
          </table:table-cell>
          <table:table-cell table:formula="of:=[.E103]^2" office:value-type="float" office:value="562500">
            <text:p>562500</text:p>
          </table:table-cell>
          <table:table-cell table:formula="of:=( [.C103] - ([.$L$19]*[.B103] +[.$N$19]) )^2" office:value-type="float" office:value="0.000256873471074446">
            <text:p>0.0002568735</text:p>
          </table:table-cell>
          <table:table-cell table:number-columns-repeated="7"/>
        </table:table-row>
        <table:table-row table:style-name="ro2">
          <table:table-cell table:formula="of:=IF ( MOD(ROW([.C104]);[.$M$2]) &lt;&gt; 0; MOD(ROW([.C104]);[.$M$2]);[.$M$2])" office:value-type="float" office:value="4">
            <text:p>4</text:p>
          </table:table-cell>
          <table:table-cell table:formula="of:= INDIRECT( &quot;R&quot; &amp; (FLOOR((ROW([.A104]) -1)/[.$M$2];1) +5) &amp; &quot;C1&quot;;0)" office:value-type="float" office:value="2500">
            <text:p>2500</text:p>
          </table:table-cell>
          <table:table-cell table:formula="of:=VLOOKUP([.$B104];[.$A$7:.$K$17];[.$A104] +1)" office:value-type="float" office:value="14.5">
            <text:p>14.5</text:p>
          </table:table-cell>
          <table:table-cell table:formula="of:=VLOOKUP([.B104];[.$A$7:.$O$17];13)" office:value-type="float" office:value="0.0226323269290235">
            <text:p>0.0226323269</text:p>
          </table:table-cell>
          <table:table-cell table:formula="of:=[.B104] - [.$F$19]" office:value-type="float" office:value="750">
            <text:p>750</text:p>
          </table:table-cell>
          <table:table-cell table:formula="of:=[.E104]*[.C104]" office:value-type="float" office:value="10875">
            <text:p>10875</text:p>
          </table:table-cell>
          <table:table-cell table:formula="of:=[.E104]^2" office:value-type="float" office:value="562500">
            <text:p>562500</text:p>
          </table:table-cell>
          <table:table-cell table:formula="of:=( [.C104] - ([.$L$19]*[.B104] +[.$N$19]) )^2" office:value-type="float" office:value="0.0000157825619834514">
            <text:p>1.57825619834514E-005</text:p>
          </table:table-cell>
          <table:table-cell table:number-columns-repeated="7"/>
        </table:table-row>
        <table:table-row table:style-name="ro2">
          <table:table-cell table:formula="of:=IF ( MOD(ROW([.C105]);[.$M$2]) &lt;&gt; 0; MOD(ROW([.C105]);[.$M$2]);[.$M$2])" office:value-type="float" office:value="5">
            <text:p>5</text:p>
          </table:table-cell>
          <table:table-cell table:formula="of:= INDIRECT( &quot;R&quot; &amp; (FLOOR((ROW([.A105]) -1)/[.$M$2];1) +5) &amp; &quot;C1&quot;;0)" office:value-type="float" office:value="2500">
            <text:p>2500</text:p>
          </table:table-cell>
          <table:table-cell table:formula="of:=VLOOKUP([.$B105];[.$A$7:.$K$17];[.$A105] +1)" office:value-type="float" office:value="14.54">
            <text:p>14.54</text:p>
          </table:table-cell>
          <table:table-cell table:formula="of:=VLOOKUP([.B105];[.$A$7:.$O$17];13)" office:value-type="float" office:value="0.0226323269290235">
            <text:p>0.0226323269</text:p>
          </table:table-cell>
          <table:table-cell table:formula="of:=[.B105] - [.$F$19]" office:value-type="float" office:value="750">
            <text:p>750</text:p>
          </table:table-cell>
          <table:table-cell table:formula="of:=[.E105]*[.C105]" office:value-type="float" office:value="10905">
            <text:p>10905</text:p>
          </table:table-cell>
          <table:table-cell table:formula="of:=[.E105]^2" office:value-type="float" office:value="562500">
            <text:p>562500</text:p>
          </table:table-cell>
          <table:table-cell table:formula="of:=( [.C105] - ([.$L$19]*[.B105] +[.$N$19]) )^2" office:value-type="float" office:value="0.00193360074380136">
            <text:p>0.0019336007</text:p>
          </table:table-cell>
          <table:table-cell table:number-columns-repeated="7"/>
        </table:table-row>
        <table:table-row table:style-name="ro2">
          <table:table-cell table:formula="of:=IF ( MOD(ROW([.C106]);[.$M$2]) &lt;&gt; 0; MOD(ROW([.C106]);[.$M$2]);[.$M$2])" office:value-type="float" office:value="6">
            <text:p>6</text:p>
          </table:table-cell>
          <table:table-cell table:formula="of:= INDIRECT( &quot;R&quot; &amp; (FLOOR((ROW([.A106]) -1)/[.$M$2];1) +5) &amp; &quot;C1&quot;;0)" office:value-type="float" office:value="2500">
            <text:p>2500</text:p>
          </table:table-cell>
          <table:table-cell table:formula="of:=VLOOKUP([.$B106];[.$A$7:.$K$17];[.$A106] +1)" office:value-type="float" office:value="14.5">
            <text:p>14.5</text:p>
          </table:table-cell>
          <table:table-cell table:formula="of:=VLOOKUP([.B106];[.$A$7:.$O$17];13)" office:value-type="float" office:value="0.0226323269290235">
            <text:p>0.0226323269</text:p>
          </table:table-cell>
          <table:table-cell table:formula="of:=[.B106] - [.$F$19]" office:value-type="float" office:value="750">
            <text:p>750</text:p>
          </table:table-cell>
          <table:table-cell table:formula="of:=[.E106]*[.C106]" office:value-type="float" office:value="10875">
            <text:p>10875</text:p>
          </table:table-cell>
          <table:table-cell table:formula="of:=[.E106]^2" office:value-type="float" office:value="562500">
            <text:p>562500</text:p>
          </table:table-cell>
          <table:table-cell table:formula="of:=( [.C106] - ([.$L$19]*[.B106] +[.$N$19]) )^2" office:value-type="float" office:value="0.0000157825619834514">
            <text:p>1.57825619834514E-005</text:p>
          </table:table-cell>
          <table:table-cell table:number-columns-repeated="7"/>
        </table:table-row>
        <table:table-row table:style-name="ro2">
          <table:table-cell table:formula="of:=IF ( MOD(ROW([.C107]);[.$M$2]) &lt;&gt; 0; MOD(ROW([.C107]);[.$M$2]);[.$M$2])" office:value-type="float" office:value="7">
            <text:p>7</text:p>
          </table:table-cell>
          <table:table-cell table:formula="of:= INDIRECT( &quot;R&quot; &amp; (FLOOR((ROW([.A107]) -1)/[.$M$2];1) +5) &amp; &quot;C1&quot;;0)" office:value-type="float" office:value="2500">
            <text:p>2500</text:p>
          </table:table-cell>
          <table:table-cell table:formula="of:=VLOOKUP([.$B107];[.$A$7:.$K$17];[.$A107] +1)" office:value-type="float" office:value="14.52">
            <text:p>14.52</text:p>
          </table:table-cell>
          <table:table-cell table:formula="of:=VLOOKUP([.B107];[.$A$7:.$O$17];13)" office:value-type="float" office:value="0.0226323269290235">
            <text:p>0.0226323269</text:p>
          </table:table-cell>
          <table:table-cell table:formula="of:=[.B107] - [.$F$19]" office:value-type="float" office:value="750">
            <text:p>750</text:p>
          </table:table-cell>
          <table:table-cell table:formula="of:=[.E107]*[.C107]" office:value-type="float" office:value="10890">
            <text:p>10890</text:p>
          </table:table-cell>
          <table:table-cell table:formula="of:=[.E107]^2" office:value-type="float" office:value="562500">
            <text:p>562500</text:p>
          </table:table-cell>
          <table:table-cell table:formula="of:=( [.C107] - ([.$L$19]*[.B107] +[.$N$19]) )^2" office:value-type="float" office:value="0.000574691652892423">
            <text:p>0.0005746917</text:p>
          </table:table-cell>
          <table:table-cell table:number-columns-repeated="7"/>
        </table:table-row>
        <table:table-row table:style-name="ro2">
          <table:table-cell table:formula="of:=IF ( MOD(ROW([.C108]);[.$M$2]) &lt;&gt; 0; MOD(ROW([.C108]);[.$M$2]);[.$M$2])" office:value-type="float" office:value="8">
            <text:p>8</text:p>
          </table:table-cell>
          <table:table-cell table:formula="of:= INDIRECT( &quot;R&quot; &amp; (FLOOR((ROW([.A108]) -1)/[.$M$2];1) +5) &amp; &quot;C1&quot;;0)" office:value-type="float" office:value="2500">
            <text:p>2500</text:p>
          </table:table-cell>
          <table:table-cell table:formula="of:=VLOOKUP([.$B108];[.$A$7:.$K$17];[.$A108] +1)" office:value-type="float" office:value="14.49">
            <text:p>14.49</text:p>
          </table:table-cell>
          <table:table-cell table:formula="of:=VLOOKUP([.B108];[.$A$7:.$O$17];13)" office:value-type="float" office:value="0.0226323269290235">
            <text:p>0.0226323269</text:p>
          </table:table-cell>
          <table:table-cell table:formula="of:=[.B108] - [.$F$19]" office:value-type="float" office:value="750">
            <text:p>750</text:p>
          </table:table-cell>
          <table:table-cell table:formula="of:=[.E108]*[.C108]" office:value-type="float" office:value="10867.5">
            <text:p>10867.5</text:p>
          </table:table-cell>
          <table:table-cell table:formula="of:=[.E108]^2" office:value-type="float" office:value="562500">
            <text:p>562500</text:p>
          </table:table-cell>
          <table:table-cell table:formula="of:=( [.C108] - ([.$L$19]*[.B108] +[.$N$19]) )^2" office:value-type="float" office:value="0.0000363280165289529">
            <text:p>0.000036328</text:p>
          </table:table-cell>
          <table:table-cell table:number-columns-repeated="7"/>
        </table:table-row>
        <table:table-row table:style-name="ro2">
          <table:table-cell table:formula="of:=IF ( MOD(ROW([.C109]);[.$M$2]) &lt;&gt; 0; MOD(ROW([.C109]);[.$M$2]);[.$M$2])" office:value-type="float" office:value="9">
            <text:p>9</text:p>
          </table:table-cell>
          <table:table-cell table:formula="of:= INDIRECT( &quot;R&quot; &amp; (FLOOR((ROW([.A109]) -1)/[.$M$2];1) +5) &amp; &quot;C1&quot;;0)" office:value-type="float" office:value="2500">
            <text:p>2500</text:p>
          </table:table-cell>
          <table:table-cell table:formula="of:=VLOOKUP([.$B109];[.$A$7:.$K$17];[.$A109] +1)" office:value-type="float" office:value="14.51">
            <text:p>14.51</text:p>
          </table:table-cell>
          <table:table-cell table:formula="of:=VLOOKUP([.B109];[.$A$7:.$O$17];13)" office:value-type="float" office:value="0.0226323269290235">
            <text:p>0.0226323269</text:p>
          </table:table-cell>
          <table:table-cell table:formula="of:=[.B109] - [.$F$19]" office:value-type="float" office:value="750">
            <text:p>750</text:p>
          </table:table-cell>
          <table:table-cell table:formula="of:=[.E109]*[.C109]" office:value-type="float" office:value="10882.5">
            <text:p>10882.5</text:p>
          </table:table-cell>
          <table:table-cell table:formula="of:=[.E109]^2" office:value-type="float" office:value="562500">
            <text:p>562500</text:p>
          </table:table-cell>
          <table:table-cell table:formula="of:=( [.C109] - ([.$L$19]*[.B109] +[.$N$19]) )^2" office:value-type="float" office:value="0.000195237107437941">
            <text:p>0.0001952371</text:p>
          </table:table-cell>
          <table:table-cell table:number-columns-repeated="7"/>
        </table:table-row>
        <table:table-row table:style-name="ro2">
          <table:table-cell table:formula="of:=IF ( MOD(ROW([.C110]);[.$M$2]) &lt;&gt; 0; MOD(ROW([.C110]);[.$M$2]);[.$M$2])" office:value-type="float" office:value="10">
            <text:p>10</text:p>
          </table:table-cell>
          <table:table-cell table:formula="of:= INDIRECT( &quot;R&quot; &amp; (FLOOR((ROW([.A110]) -1)/[.$M$2];1) +5) &amp; &quot;C1&quot;;0)" office:value-type="float" office:value="2500">
            <text:p>2500</text:p>
          </table:table-cell>
          <table:table-cell table:formula="of:=VLOOKUP([.$B110];[.$A$7:.$K$17];[.$A110] +1)" office:value-type="float" office:value="14.49">
            <text:p>14.49</text:p>
          </table:table-cell>
          <table:table-cell table:formula="of:=VLOOKUP([.B110];[.$A$7:.$O$17];13)" office:value-type="float" office:value="0.0226323269290235">
            <text:p>0.0226323269</text:p>
          </table:table-cell>
          <table:table-cell table:formula="of:=[.B110] - [.$F$19]" office:value-type="float" office:value="750">
            <text:p>750</text:p>
          </table:table-cell>
          <table:table-cell table:formula="of:=[.E110]*[.C110]" office:value-type="float" office:value="10867.5">
            <text:p>10867.5</text:p>
          </table:table-cell>
          <table:table-cell table:formula="of:=[.E110]^2" office:value-type="float" office:value="562500">
            <text:p>562500</text:p>
          </table:table-cell>
          <table:table-cell table:formula="of:=( [.C110] - ([.$L$19]*[.B110] +[.$N$19]) )^2" office:value-type="float" office:value="0.0000363280165289529">
            <text:p>0.000036328</text:p>
          </table:table-cell>
          <table:table-cell table:number-columns-repeated="7"/>
        </table:table-row>
        <table:table-row table:style-name="ro2">
          <table:table-cell table:formula="of:=IF ( MOD(ROW([.C111]);[.$M$2]) &lt;&gt; 0; MOD(ROW([.C111]);[.$M$2]);[.$M$2])" office:value-type="float" office:value="1">
            <text:p>1</text:p>
          </table:table-cell>
          <table:table-cell table:formula="of:= INDIRECT( &quot;R&quot; &amp; (FLOOR((ROW([.A111]) -1)/[.$M$2];1) +5) &amp; &quot;C1&quot;;0)" office:value-type="float" office:value="2750">
            <text:p>2750</text:p>
          </table:table-cell>
          <table:table-cell table:formula="of:=VLOOKUP([.$B111];[.$A$7:.$K$17];[.$A111] +1)" office:value-type="float" office:value="15.9">
            <text:p>15.9</text:p>
          </table:table-cell>
          <table:table-cell table:formula="of:=VLOOKUP([.B111];[.$A$7:.$O$17];13)" office:value-type="float" office:value="0.0275075747143705">
            <text:p>0.0275075747</text:p>
          </table:table-cell>
          <table:table-cell table:formula="of:=[.B111] - [.$F$19]" office:value-type="float" office:value="1000">
            <text:p>1000</text:p>
          </table:table-cell>
          <table:table-cell table:formula="of:=[.E111]*[.C111]" office:value-type="float" office:value="15900">
            <text:p>15900</text:p>
          </table:table-cell>
          <table:table-cell table:formula="of:=[.E111]^2" office:value-type="float" office:value="1000000">
            <text:p>1000000</text:p>
          </table:table-cell>
          <table:table-cell table:formula="of:=( [.C111] - ([.$L$19]*[.B111] +[.$N$19]) )^2" office:value-type="float" office:value="0.00092416000000012">
            <text:p>0.00092416</text:p>
          </table:table-cell>
          <table:table-cell table:number-columns-repeated="7"/>
        </table:table-row>
        <table:table-row table:style-name="ro2">
          <table:table-cell table:formula="of:=IF ( MOD(ROW([.C112]);[.$M$2]) &lt;&gt; 0; MOD(ROW([.C112]);[.$M$2]);[.$M$2])" office:value-type="float" office:value="2">
            <text:p>2</text:p>
          </table:table-cell>
          <table:table-cell table:formula="of:= INDIRECT( &quot;R&quot; &amp; (FLOOR((ROW([.A112]) -1)/[.$M$2];1) +5) &amp; &quot;C1&quot;;0)" office:value-type="float" office:value="2750">
            <text:p>2750</text:p>
          </table:table-cell>
          <table:table-cell table:formula="of:=VLOOKUP([.$B112];[.$A$7:.$K$17];[.$A112] +1)" office:value-type="float" office:value="15.95">
            <text:p>15.95</text:p>
          </table:table-cell>
          <table:table-cell table:formula="of:=VLOOKUP([.B112];[.$A$7:.$O$17];13)" office:value-type="float" office:value="0.0275075747143705">
            <text:p>0.0275075747</text:p>
          </table:table-cell>
          <table:table-cell table:formula="of:=[.B112] - [.$F$19]" office:value-type="float" office:value="1000">
            <text:p>1000</text:p>
          </table:table-cell>
          <table:table-cell table:formula="of:=[.E112]*[.C112]" office:value-type="float" office:value="15950">
            <text:p>15950</text:p>
          </table:table-cell>
          <table:table-cell table:formula="of:=[.E112]^2" office:value-type="float" office:value="1000000">
            <text:p>1000000</text:p>
          </table:table-cell>
          <table:table-cell table:formula="of:=( [.C112] - ([.$L$19]*[.B112] +[.$N$19]) )^2" office:value-type="float" office:value="0.000384159999999881">
            <text:p>0.00038416</text:p>
          </table:table-cell>
          <table:table-cell table:number-columns-repeated="7"/>
        </table:table-row>
        <table:table-row table:style-name="ro2">
          <table:table-cell table:formula="of:=IF ( MOD(ROW([.C113]);[.$M$2]) &lt;&gt; 0; MOD(ROW([.C113]);[.$M$2]);[.$M$2])" office:value-type="float" office:value="3">
            <text:p>3</text:p>
          </table:table-cell>
          <table:table-cell table:formula="of:= INDIRECT( &quot;R&quot; &amp; (FLOOR((ROW([.A113]) -1)/[.$M$2];1) +5) &amp; &quot;C1&quot;;0)" office:value-type="float" office:value="2750">
            <text:p>2750</text:p>
          </table:table-cell>
          <table:table-cell table:formula="of:=VLOOKUP([.$B113];[.$A$7:.$K$17];[.$A113] +1)" office:value-type="float" office:value="15.96">
            <text:p>15.96</text:p>
          </table:table-cell>
          <table:table-cell table:formula="of:=VLOOKUP([.B113];[.$A$7:.$O$17];13)" office:value-type="float" office:value="0.0275075747143705">
            <text:p>0.0275075747</text:p>
          </table:table-cell>
          <table:table-cell table:formula="of:=[.B113] - [.$F$19]" office:value-type="float" office:value="1000">
            <text:p>1000</text:p>
          </table:table-cell>
          <table:table-cell table:formula="of:=[.E113]*[.C113]" office:value-type="float" office:value="15960">
            <text:p>15960</text:p>
          </table:table-cell>
          <table:table-cell table:formula="of:=[.E113]^2" office:value-type="float" office:value="1000000">
            <text:p>1000000</text:p>
          </table:table-cell>
          <table:table-cell table:formula="of:=( [.C113] - ([.$L$19]*[.B113] +[.$N$19]) )^2" office:value-type="float" office:value="0.000876159999999912">
            <text:p>0.00087616</text:p>
          </table:table-cell>
          <table:table-cell table:number-columns-repeated="7"/>
        </table:table-row>
        <table:table-row table:style-name="ro2">
          <table:table-cell table:formula="of:=IF ( MOD(ROW([.C114]);[.$M$2]) &lt;&gt; 0; MOD(ROW([.C114]);[.$M$2]);[.$M$2])" office:value-type="float" office:value="4">
            <text:p>4</text:p>
          </table:table-cell>
          <table:table-cell table:formula="of:= INDIRECT( &quot;R&quot; &amp; (FLOOR((ROW([.A114]) -1)/[.$M$2];1) +5) &amp; &quot;C1&quot;;0)" office:value-type="float" office:value="2750">
            <text:p>2750</text:p>
          </table:table-cell>
          <table:table-cell table:formula="of:=VLOOKUP([.$B114];[.$A$7:.$K$17];[.$A114] +1)" office:value-type="float" office:value="15.92">
            <text:p>15.92</text:p>
          </table:table-cell>
          <table:table-cell table:formula="of:=VLOOKUP([.B114];[.$A$7:.$O$17];13)" office:value-type="float" office:value="0.0275075747143705">
            <text:p>0.0275075747</text:p>
          </table:table-cell>
          <table:table-cell table:formula="of:=[.B114] - [.$F$19]" office:value-type="float" office:value="1000">
            <text:p>1000</text:p>
          </table:table-cell>
          <table:table-cell table:formula="of:=[.E114]*[.C114]" office:value-type="float" office:value="15920">
            <text:p>15920</text:p>
          </table:table-cell>
          <table:table-cell table:formula="of:=[.E114]^2" office:value-type="float" office:value="1000000">
            <text:p>1000000</text:p>
          </table:table-cell>
          <table:table-cell table:formula="of:=( [.C114] - ([.$L$19]*[.B114] +[.$N$19]) )^2" office:value-type="float" office:value="0.00010816000000005">
            <text:p>0.00010816</text:p>
          </table:table-cell>
          <table:table-cell table:number-columns-repeated="7"/>
        </table:table-row>
        <table:table-row table:style-name="ro2">
          <table:table-cell table:formula="of:=IF ( MOD(ROW([.C115]);[.$M$2]) &lt;&gt; 0; MOD(ROW([.C115]);[.$M$2]);[.$M$2])" office:value-type="float" office:value="5">
            <text:p>5</text:p>
          </table:table-cell>
          <table:table-cell table:formula="of:= INDIRECT( &quot;R&quot; &amp; (FLOOR((ROW([.A115]) -1)/[.$M$2];1) +5) &amp; &quot;C1&quot;;0)" office:value-type="float" office:value="2750">
            <text:p>2750</text:p>
          </table:table-cell>
          <table:table-cell table:formula="of:=VLOOKUP([.$B115];[.$A$7:.$K$17];[.$A115] +1)" office:value-type="float" office:value="15.96">
            <text:p>15.96</text:p>
          </table:table-cell>
          <table:table-cell table:formula="of:=VLOOKUP([.B115];[.$A$7:.$O$17];13)" office:value-type="float" office:value="0.0275075747143705">
            <text:p>0.0275075747</text:p>
          </table:table-cell>
          <table:table-cell table:formula="of:=[.B115] - [.$F$19]" office:value-type="float" office:value="1000">
            <text:p>1000</text:p>
          </table:table-cell>
          <table:table-cell table:formula="of:=[.E115]*[.C115]" office:value-type="float" office:value="15960">
            <text:p>15960</text:p>
          </table:table-cell>
          <table:table-cell table:formula="of:=[.E115]^2" office:value-type="float" office:value="1000000">
            <text:p>1000000</text:p>
          </table:table-cell>
          <table:table-cell table:formula="of:=( [.C115] - ([.$L$19]*[.B115] +[.$N$19]) )^2" office:value-type="float" office:value="0.000876159999999912">
            <text:p>0.00087616</text:p>
          </table:table-cell>
          <table:table-cell table:number-columns-repeated="7"/>
        </table:table-row>
        <table:table-row table:style-name="ro2">
          <table:table-cell table:formula="of:=IF ( MOD(ROW([.C116]);[.$M$2]) &lt;&gt; 0; MOD(ROW([.C116]);[.$M$2]);[.$M$2])" office:value-type="float" office:value="6">
            <text:p>6</text:p>
          </table:table-cell>
          <table:table-cell table:formula="of:= INDIRECT( &quot;R&quot; &amp; (FLOOR((ROW([.A116]) -1)/[.$M$2];1) +5) &amp; &quot;C1&quot;;0)" office:value-type="float" office:value="2750">
            <text:p>2750</text:p>
          </table:table-cell>
          <table:table-cell table:formula="of:=VLOOKUP([.$B116];[.$A$7:.$K$17];[.$A116] +1)" office:value-type="float" office:value="15.91">
            <text:p>15.91</text:p>
          </table:table-cell>
          <table:table-cell table:formula="of:=VLOOKUP([.B116];[.$A$7:.$O$17];13)" office:value-type="float" office:value="0.0275075747143705">
            <text:p>0.0275075747</text:p>
          </table:table-cell>
          <table:table-cell table:formula="of:=[.B116] - [.$F$19]" office:value-type="float" office:value="1000">
            <text:p>1000</text:p>
          </table:table-cell>
          <table:table-cell table:formula="of:=[.E116]*[.C116]" office:value-type="float" office:value="15910">
            <text:p>15910</text:p>
          </table:table-cell>
          <table:table-cell table:formula="of:=[.E116]^2" office:value-type="float" office:value="1000000">
            <text:p>1000000</text:p>
          </table:table-cell>
          <table:table-cell table:formula="of:=( [.C116] - ([.$L$19]*[.B116] +[.$N$19]) )^2" office:value-type="float" office:value="0.000416160000000089">
            <text:p>0.00041616</text:p>
          </table:table-cell>
          <table:table-cell table:number-columns-repeated="7"/>
        </table:table-row>
        <table:table-row table:style-name="ro2">
          <table:table-cell table:formula="of:=IF ( MOD(ROW([.C117]);[.$M$2]) &lt;&gt; 0; MOD(ROW([.C117]);[.$M$2]);[.$M$2])" office:value-type="float" office:value="7">
            <text:p>7</text:p>
          </table:table-cell>
          <table:table-cell table:formula="of:= INDIRECT( &quot;R&quot; &amp; (FLOOR((ROW([.A117]) -1)/[.$M$2];1) +5) &amp; &quot;C1&quot;;0)" office:value-type="float" office:value="2750">
            <text:p>2750</text:p>
          </table:table-cell>
          <table:table-cell table:formula="of:=VLOOKUP([.$B117];[.$A$7:.$K$17];[.$A117] +1)" office:value-type="float" office:value="15.96">
            <text:p>15.96</text:p>
          </table:table-cell>
          <table:table-cell table:formula="of:=VLOOKUP([.B117];[.$A$7:.$O$17];13)" office:value-type="float" office:value="0.0275075747143705">
            <text:p>0.0275075747</text:p>
          </table:table-cell>
          <table:table-cell table:formula="of:=[.B117] - [.$F$19]" office:value-type="float" office:value="1000">
            <text:p>1000</text:p>
          </table:table-cell>
          <table:table-cell table:formula="of:=[.E117]*[.C117]" office:value-type="float" office:value="15960">
            <text:p>15960</text:p>
          </table:table-cell>
          <table:table-cell table:formula="of:=[.E117]^2" office:value-type="float" office:value="1000000">
            <text:p>1000000</text:p>
          </table:table-cell>
          <table:table-cell table:formula="of:=( [.C117] - ([.$L$19]*[.B117] +[.$N$19]) )^2" office:value-type="float" office:value="0.000876159999999912">
            <text:p>0.00087616</text:p>
          </table:table-cell>
          <table:table-cell table:number-columns-repeated="7"/>
        </table:table-row>
        <table:table-row table:style-name="ro2">
          <table:table-cell table:formula="of:=IF ( MOD(ROW([.C118]);[.$M$2]) &lt;&gt; 0; MOD(ROW([.C118]);[.$M$2]);[.$M$2])" office:value-type="float" office:value="8">
            <text:p>8</text:p>
          </table:table-cell>
          <table:table-cell table:formula="of:= INDIRECT( &quot;R&quot; &amp; (FLOOR((ROW([.A118]) -1)/[.$M$2];1) +5) &amp; &quot;C1&quot;;0)" office:value-type="float" office:value="2750">
            <text:p>2750</text:p>
          </table:table-cell>
          <table:table-cell table:formula="of:=VLOOKUP([.$B118];[.$A$7:.$K$17];[.$A118] +1)" office:value-type="float" office:value="15.89">
            <text:p>15.89</text:p>
          </table:table-cell>
          <table:table-cell table:formula="of:=VLOOKUP([.B118];[.$A$7:.$O$17];13)" office:value-type="float" office:value="0.0275075747143705">
            <text:p>0.0275075747</text:p>
          </table:table-cell>
          <table:table-cell table:formula="of:=[.B118] - [.$F$19]" office:value-type="float" office:value="1000">
            <text:p>1000</text:p>
          </table:table-cell>
          <table:table-cell table:formula="of:=[.E118]*[.C118]" office:value-type="float" office:value="15890">
            <text:p>15890</text:p>
          </table:table-cell>
          <table:table-cell table:formula="of:=[.E118]^2" office:value-type="float" office:value="1000000">
            <text:p>1000000</text:p>
          </table:table-cell>
          <table:table-cell table:formula="of:=( [.C118] - ([.$L$19]*[.B118] +[.$N$19]) )^2" office:value-type="float" office:value="0.00163216000000014">
            <text:p>0.00163216</text:p>
          </table:table-cell>
          <table:table-cell table:number-columns-repeated="7"/>
        </table:table-row>
        <table:table-row table:style-name="ro2">
          <table:table-cell table:formula="of:=IF ( MOD(ROW([.C119]);[.$M$2]) &lt;&gt; 0; MOD(ROW([.C119]);[.$M$2]);[.$M$2])" office:value-type="float" office:value="9">
            <text:p>9</text:p>
          </table:table-cell>
          <table:table-cell table:formula="of:= INDIRECT( &quot;R&quot; &amp; (FLOOR((ROW([.A119]) -1)/[.$M$2];1) +5) &amp; &quot;C1&quot;;0)" office:value-type="float" office:value="2750">
            <text:p>2750</text:p>
          </table:table-cell>
          <table:table-cell table:formula="of:=VLOOKUP([.$B119];[.$A$7:.$K$17];[.$A119] +1)" office:value-type="float" office:value="15.91">
            <text:p>15.91</text:p>
          </table:table-cell>
          <table:table-cell table:formula="of:=VLOOKUP([.B119];[.$A$7:.$O$17];13)" office:value-type="float" office:value="0.0275075747143705">
            <text:p>0.0275075747</text:p>
          </table:table-cell>
          <table:table-cell table:formula="of:=[.B119] - [.$F$19]" office:value-type="float" office:value="1000">
            <text:p>1000</text:p>
          </table:table-cell>
          <table:table-cell table:formula="of:=[.E119]*[.C119]" office:value-type="float" office:value="15910">
            <text:p>15910</text:p>
          </table:table-cell>
          <table:table-cell table:formula="of:=[.E119]^2" office:value-type="float" office:value="1000000">
            <text:p>1000000</text:p>
          </table:table-cell>
          <table:table-cell table:formula="of:=( [.C119] - ([.$L$19]*[.B119] +[.$N$19]) )^2" office:value-type="float" office:value="0.000416160000000089">
            <text:p>0.00041616</text:p>
          </table:table-cell>
          <table:table-cell table:number-columns-repeated="7"/>
        </table:table-row>
        <table:table-row table:style-name="ro2">
          <table:table-cell table:formula="of:=IF ( MOD(ROW([.C120]);[.$M$2]) &lt;&gt; 0; MOD(ROW([.C120]);[.$M$2]);[.$M$2])" office:value-type="float" office:value="10">
            <text:p>10</text:p>
          </table:table-cell>
          <table:table-cell table:formula="of:= INDIRECT( &quot;R&quot; &amp; (FLOOR((ROW([.A120]) -1)/[.$M$2];1) +5) &amp; &quot;C1&quot;;0)" office:value-type="float" office:value="2750">
            <text:p>2750</text:p>
          </table:table-cell>
          <table:table-cell table:formula="of:=VLOOKUP([.$B120];[.$A$7:.$K$17];[.$A120] +1)" office:value-type="float" office:value="15.91">
            <text:p>15.91</text:p>
          </table:table-cell>
          <table:table-cell table:formula="of:=VLOOKUP([.B120];[.$A$7:.$O$17];13)" office:value-type="float" office:value="0.0275075747143705">
            <text:p>0.0275075747</text:p>
          </table:table-cell>
          <table:table-cell table:formula="of:=[.B120] - [.$F$19]" office:value-type="float" office:value="1000">
            <text:p>1000</text:p>
          </table:table-cell>
          <table:table-cell table:formula="of:=[.E120]*[.C120]" office:value-type="float" office:value="15910">
            <text:p>15910</text:p>
          </table:table-cell>
          <table:table-cell table:formula="of:=[.E120]^2" office:value-type="float" office:value="1000000">
            <text:p>1000000</text:p>
          </table:table-cell>
          <table:table-cell table:formula="of:=( [.C120] - ([.$L$19]*[.B120] +[.$N$19]) )^2" office:value-type="float" office:value="0.000416160000000089">
            <text:p>0.00041616</text:p>
          </table:table-cell>
          <table:table-cell table:number-columns-repeated="7"/>
        </table:table-row>
        <table:table-row table:style-name="ro2">
          <table:table-cell table:formula="of:=IF ( MOD(ROW([.C121]);[.$M$2]) &lt;&gt; 0; MOD(ROW([.C121]);[.$M$2]);[.$M$2])" office:value-type="float" office:value="1">
            <text:p>1</text:p>
          </table:table-cell>
          <table:table-cell table:formula="of:= INDIRECT( &quot;R&quot; &amp; (FLOOR((ROW([.A121]) -1)/[.$M$2];1) +5) &amp; &quot;C1&quot;;0)" office:value-type="float" office:value="3000">
            <text:p>3000</text:p>
          </table:table-cell>
          <table:table-cell table:formula="of:=VLOOKUP([.$B121];[.$A$7:.$K$17];[.$A121] +1)" office:value-type="float" office:value="17.33">
            <text:p>17.33</text:p>
          </table:table-cell>
          <table:table-cell table:formula="of:=VLOOKUP([.B121];[.$A$7:.$O$17];13)" office:value-type="float" office:value="0.0461398839279957">
            <text:p>0.0461398839</text:p>
          </table:table-cell>
          <table:table-cell table:formula="of:=[.B121] - [.$F$19]" office:value-type="float" office:value="1250">
            <text:p>1250</text:p>
          </table:table-cell>
          <table:table-cell table:formula="of:=[.E121]*[.C121]" office:value-type="float" office:value="21662.5">
            <text:p>21662.5</text:p>
          </table:table-cell>
          <table:table-cell table:formula="of:=[.E121]^2" office:value-type="float" office:value="1562500">
            <text:p>1562500</text:p>
          </table:table-cell>
          <table:table-cell table:formula="of:=( [.C121] - ([.$L$19]*[.B121] +[.$N$19]) )^2" office:value-type="float" office:value="0.00120914256198374">
            <text:p>0.0012091426</text:p>
          </table:table-cell>
          <table:table-cell table:number-columns-repeated="7"/>
        </table:table-row>
        <table:table-row table:style-name="ro2">
          <table:table-cell table:formula="of:=IF ( MOD(ROW([.C122]);[.$M$2]) &lt;&gt; 0; MOD(ROW([.C122]);[.$M$2]);[.$M$2])" office:value-type="float" office:value="2">
            <text:p>2</text:p>
          </table:table-cell>
          <table:table-cell table:formula="of:= INDIRECT( &quot;R&quot; &amp; (FLOOR((ROW([.A122]) -1)/[.$M$2];1) +5) &amp; &quot;C1&quot;;0)" office:value-type="float" office:value="3000">
            <text:p>3000</text:p>
          </table:table-cell>
          <table:table-cell table:formula="of:=VLOOKUP([.$B122];[.$A$7:.$K$17];[.$A122] +1)" office:value-type="float" office:value="17.39">
            <text:p>17.39</text:p>
          </table:table-cell>
          <table:table-cell table:formula="of:=VLOOKUP([.B122];[.$A$7:.$O$17];13)" office:value-type="float" office:value="0.0461398839279957">
            <text:p>0.0461398839</text:p>
          </table:table-cell>
          <table:table-cell table:formula="of:=[.B122] - [.$F$19]" office:value-type="float" office:value="1250">
            <text:p>1250</text:p>
          </table:table-cell>
          <table:table-cell table:formula="of:=[.E122]*[.C122]" office:value-type="float" office:value="21737.5">
            <text:p>21737.5</text:p>
          </table:table-cell>
          <table:table-cell table:formula="of:=[.E122]^2" office:value-type="float" office:value="1562500">
            <text:p>1562500</text:p>
          </table:table-cell>
          <table:table-cell table:formula="of:=( [.C122] - ([.$L$19]*[.B122] +[.$N$19]) )^2" office:value-type="float" office:value="0.000636415289256116">
            <text:p>0.0006364153</text:p>
          </table:table-cell>
          <table:table-cell table:number-columns-repeated="7"/>
        </table:table-row>
        <table:table-row table:style-name="ro2">
          <table:table-cell table:formula="of:=IF ( MOD(ROW([.C123]);[.$M$2]) &lt;&gt; 0; MOD(ROW([.C123]);[.$M$2]);[.$M$2])" office:value-type="float" office:value="3">
            <text:p>3</text:p>
          </table:table-cell>
          <table:table-cell table:formula="of:= INDIRECT( &quot;R&quot; &amp; (FLOOR((ROW([.A123]) -1)/[.$M$2];1) +5) &amp; &quot;C1&quot;;0)" office:value-type="float" office:value="3000">
            <text:p>3000</text:p>
          </table:table-cell>
          <table:table-cell table:formula="of:=VLOOKUP([.$B123];[.$A$7:.$K$17];[.$A123] +1)" office:value-type="float" office:value="17.48">
            <text:p>17.48</text:p>
          </table:table-cell>
          <table:table-cell table:formula="of:=VLOOKUP([.B123];[.$A$7:.$O$17];13)" office:value-type="float" office:value="0.0461398839279957">
            <text:p>0.0461398839</text:p>
          </table:table-cell>
          <table:table-cell table:formula="of:=[.B123] - [.$F$19]" office:value-type="float" office:value="1250">
            <text:p>1250</text:p>
          </table:table-cell>
          <table:table-cell table:formula="of:=[.E123]*[.C123]" office:value-type="float" office:value="21850">
            <text:p>21850</text:p>
          </table:table-cell>
          <table:table-cell table:formula="of:=[.E123]^2" office:value-type="float" office:value="1562500">
            <text:p>1562500</text:p>
          </table:table-cell>
          <table:table-cell table:formula="of:=( [.C123] - ([.$L$19]*[.B123] +[.$N$19]) )^2" office:value-type="float" office:value="0.0132773243801649">
            <text:p>0.0132773244</text:p>
          </table:table-cell>
          <table:table-cell table:number-columns-repeated="7"/>
        </table:table-row>
        <table:table-row table:style-name="ro2">
          <table:table-cell table:formula="of:=IF ( MOD(ROW([.C124]);[.$M$2]) &lt;&gt; 0; MOD(ROW([.C124]);[.$M$2]);[.$M$2])" office:value-type="float" office:value="4">
            <text:p>4</text:p>
          </table:table-cell>
          <table:table-cell table:formula="of:= INDIRECT( &quot;R&quot; &amp; (FLOOR((ROW([.A124]) -1)/[.$M$2];1) +5) &amp; &quot;C1&quot;;0)" office:value-type="float" office:value="3000">
            <text:p>3000</text:p>
          </table:table-cell>
          <table:table-cell table:formula="of:=VLOOKUP([.$B124];[.$A$7:.$K$17];[.$A124] +1)" office:value-type="float" office:value="17.37">
            <text:p>17.37</text:p>
          </table:table-cell>
          <table:table-cell table:formula="of:=VLOOKUP([.B124];[.$A$7:.$O$17];13)" office:value-type="float" office:value="0.0461398839279957">
            <text:p>0.0461398839</text:p>
          </table:table-cell>
          <table:table-cell table:formula="of:=[.B124] - [.$F$19]" office:value-type="float" office:value="1250">
            <text:p>1250</text:p>
          </table:table-cell>
          <table:table-cell table:formula="of:=[.E124]*[.C124]" office:value-type="float" office:value="21712.5">
            <text:p>21712.5</text:p>
          </table:table-cell>
          <table:table-cell table:formula="of:=[.E124]^2" office:value-type="float" office:value="1562500">
            <text:p>1562500</text:p>
          </table:table-cell>
          <table:table-cell table:formula="of:=( [.C124] - ([.$L$19]*[.B124] +[.$N$19]) )^2" office:value-type="float" office:value="0.0000273243801652767">
            <text:p>2.73243801652767E-005</text:p>
          </table:table-cell>
          <table:table-cell table:number-columns-repeated="7"/>
        </table:table-row>
        <table:table-row table:style-name="ro2">
          <table:table-cell table:formula="of:=IF ( MOD(ROW([.C125]);[.$M$2]) &lt;&gt; 0; MOD(ROW([.C125]);[.$M$2]);[.$M$2])" office:value-type="float" office:value="5">
            <text:p>5</text:p>
          </table:table-cell>
          <table:table-cell table:formula="of:= INDIRECT( &quot;R&quot; &amp; (FLOOR((ROW([.A125]) -1)/[.$M$2];1) +5) &amp; &quot;C1&quot;;0)" office:value-type="float" office:value="3000">
            <text:p>3000</text:p>
          </table:table-cell>
          <table:table-cell table:formula="of:=VLOOKUP([.$B125];[.$A$7:.$K$17];[.$A125] +1)" office:value-type="float" office:value="17.32">
            <text:p>17.32</text:p>
          </table:table-cell>
          <table:table-cell table:formula="of:=VLOOKUP([.B125];[.$A$7:.$O$17];13)" office:value-type="float" office:value="0.0461398839279957">
            <text:p>0.0461398839</text:p>
          </table:table-cell>
          <table:table-cell table:formula="of:=[.B125] - [.$F$19]" office:value-type="float" office:value="1250">
            <text:p>1250</text:p>
          </table:table-cell>
          <table:table-cell table:formula="of:=[.E125]*[.C125]" office:value-type="float" office:value="21650">
            <text:p>21650</text:p>
          </table:table-cell>
          <table:table-cell table:formula="of:=[.E125]^2" office:value-type="float" office:value="1562500">
            <text:p>1562500</text:p>
          </table:table-cell>
          <table:table-cell table:formula="of:=( [.C125] - ([.$L$19]*[.B125] +[.$N$19]) )^2" office:value-type="float" office:value="0.00200459710743819">
            <text:p>0.0020045971</text:p>
          </table:table-cell>
          <table:table-cell table:number-columns-repeated="7"/>
        </table:table-row>
        <table:table-row table:style-name="ro2">
          <table:table-cell table:formula="of:=IF ( MOD(ROW([.C126]);[.$M$2]) &lt;&gt; 0; MOD(ROW([.C126]);[.$M$2]);[.$M$2])" office:value-type="float" office:value="6">
            <text:p>6</text:p>
          </table:table-cell>
          <table:table-cell table:formula="of:= INDIRECT( &quot;R&quot; &amp; (FLOOR((ROW([.A126]) -1)/[.$M$2];1) +5) &amp; &quot;C1&quot;;0)" office:value-type="float" office:value="3000">
            <text:p>3000</text:p>
          </table:table-cell>
          <table:table-cell table:formula="of:=VLOOKUP([.$B126];[.$A$7:.$K$17];[.$A126] +1)" office:value-type="float" office:value="17.38">
            <text:p>17.38</text:p>
          </table:table-cell>
          <table:table-cell table:formula="of:=VLOOKUP([.B126];[.$A$7:.$O$17];13)" office:value-type="float" office:value="0.0461398839279957">
            <text:p>0.0461398839</text:p>
          </table:table-cell>
          <table:table-cell table:formula="of:=[.B126] - [.$F$19]" office:value-type="float" office:value="1250">
            <text:p>1250</text:p>
          </table:table-cell>
          <table:table-cell table:formula="of:=[.E126]*[.C126]" office:value-type="float" office:value="21725">
            <text:p>21725</text:p>
          </table:table-cell>
          <table:table-cell table:formula="of:=[.E126]^2" office:value-type="float" office:value="1562500">
            <text:p>1562500</text:p>
          </table:table-cell>
          <table:table-cell table:formula="of:=( [.C126] - ([.$L$19]*[.B126] +[.$N$19]) )^2" office:value-type="float" office:value="0.000231869834710647">
            <text:p>0.0002318698</text:p>
          </table:table-cell>
          <table:table-cell table:number-columns-repeated="7"/>
        </table:table-row>
        <table:table-row table:style-name="ro2">
          <table:table-cell table:formula="of:=IF ( MOD(ROW([.C127]);[.$M$2]) &lt;&gt; 0; MOD(ROW([.C127]);[.$M$2]);[.$M$2])" office:value-type="float" office:value="7">
            <text:p>7</text:p>
          </table:table-cell>
          <table:table-cell table:formula="of:= INDIRECT( &quot;R&quot; &amp; (FLOOR((ROW([.A127]) -1)/[.$M$2];1) +5) &amp; &quot;C1&quot;;0)" office:value-type="float" office:value="3000">
            <text:p>3000</text:p>
          </table:table-cell>
          <table:table-cell table:formula="of:=VLOOKUP([.$B127];[.$A$7:.$K$17];[.$A127] +1)" office:value-type="float" office:value="17.35">
            <text:p>17.35</text:p>
          </table:table-cell>
          <table:table-cell table:formula="of:=VLOOKUP([.B127];[.$A$7:.$O$17];13)" office:value-type="float" office:value="0.0461398839279957">
            <text:p>0.0461398839</text:p>
          </table:table-cell>
          <table:table-cell table:formula="of:=[.B127] - [.$F$19]" office:value-type="float" office:value="1250">
            <text:p>1250</text:p>
          </table:table-cell>
          <table:table-cell table:formula="of:=[.E127]*[.C127]" office:value-type="float" office:value="21687.5">
            <text:p>21687.5</text:p>
          </table:table-cell>
          <table:table-cell table:formula="of:=[.E127]^2" office:value-type="float" office:value="1562500">
            <text:p>1562500</text:p>
          </table:table-cell>
          <table:table-cell table:formula="of:=( [.C127] - ([.$L$19]*[.B127] +[.$N$19]) )^2" office:value-type="float" office:value="0.000218233471074403">
            <text:p>0.0002182335</text:p>
          </table:table-cell>
          <table:table-cell table:number-columns-repeated="7"/>
        </table:table-row>
        <table:table-row table:style-name="ro2">
          <table:table-cell table:formula="of:=IF ( MOD(ROW([.C128]);[.$M$2]) &lt;&gt; 0; MOD(ROW([.C128]);[.$M$2]);[.$M$2])" office:value-type="float" office:value="8">
            <text:p>8</text:p>
          </table:table-cell>
          <table:table-cell table:formula="of:= INDIRECT( &quot;R&quot; &amp; (FLOOR((ROW([.A128]) -1)/[.$M$2];1) +5) &amp; &quot;C1&quot;;0)" office:value-type="float" office:value="3000">
            <text:p>3000</text:p>
          </table:table-cell>
          <table:table-cell table:formula="of:=VLOOKUP([.$B128];[.$A$7:.$K$17];[.$A128] +1)" office:value-type="float" office:value="17.38">
            <text:p>17.38</text:p>
          </table:table-cell>
          <table:table-cell table:formula="of:=VLOOKUP([.B128];[.$A$7:.$O$17];13)" office:value-type="float" office:value="0.0461398839279957">
            <text:p>0.0461398839</text:p>
          </table:table-cell>
          <table:table-cell table:formula="of:=[.B128] - [.$F$19]" office:value-type="float" office:value="1250">
            <text:p>1250</text:p>
          </table:table-cell>
          <table:table-cell table:formula="of:=[.E128]*[.C128]" office:value-type="float" office:value="21725">
            <text:p>21725</text:p>
          </table:table-cell>
          <table:table-cell table:formula="of:=[.E128]^2" office:value-type="float" office:value="1562500">
            <text:p>1562500</text:p>
          </table:table-cell>
          <table:table-cell table:formula="of:=( [.C128] - ([.$L$19]*[.B128] +[.$N$19]) )^2" office:value-type="float" office:value="0.000231869834710647">
            <text:p>0.0002318698</text:p>
          </table:table-cell>
          <table:table-cell table:number-columns-repeated="7"/>
        </table:table-row>
        <table:table-row table:style-name="ro2">
          <table:table-cell table:formula="of:=IF ( MOD(ROW([.C129]);[.$M$2]) &lt;&gt; 0; MOD(ROW([.C129]);[.$M$2]);[.$M$2])" office:value-type="float" office:value="9">
            <text:p>9</text:p>
          </table:table-cell>
          <table:table-cell table:formula="of:= INDIRECT( &quot;R&quot; &amp; (FLOOR((ROW([.A129]) -1)/[.$M$2];1) +5) &amp; &quot;C1&quot;;0)" office:value-type="float" office:value="3000">
            <text:p>3000</text:p>
          </table:table-cell>
          <table:table-cell table:formula="of:=VLOOKUP([.$B129];[.$A$7:.$K$17];[.$A129] +1)" office:value-type="float" office:value="17.35">
            <text:p>17.35</text:p>
          </table:table-cell>
          <table:table-cell table:formula="of:=VLOOKUP([.B129];[.$A$7:.$O$17];13)" office:value-type="float" office:value="0.0461398839279957">
            <text:p>0.0461398839</text:p>
          </table:table-cell>
          <table:table-cell table:formula="of:=[.B129] - [.$F$19]" office:value-type="float" office:value="1250">
            <text:p>1250</text:p>
          </table:table-cell>
          <table:table-cell table:formula="of:=[.E129]*[.C129]" office:value-type="float" office:value="21687.5">
            <text:p>21687.5</text:p>
          </table:table-cell>
          <table:table-cell table:formula="of:=[.E129]^2" office:value-type="float" office:value="1562500">
            <text:p>1562500</text:p>
          </table:table-cell>
          <table:table-cell table:formula="of:=( [.C129] - ([.$L$19]*[.B129] +[.$N$19]) )^2" office:value-type="float" office:value="0.000218233471074403">
            <text:p>0.0002182335</text:p>
          </table:table-cell>
          <table:table-cell table:number-columns-repeated="7"/>
        </table:table-row>
        <table:table-row table:style-name="ro2">
          <table:table-cell table:formula="of:=IF ( MOD(ROW([.C130]);[.$M$2]) &lt;&gt; 0; MOD(ROW([.C130]);[.$M$2]);[.$M$2])" office:value-type="float" office:value="10">
            <text:p>10</text:p>
          </table:table-cell>
          <table:table-cell table:formula="of:= INDIRECT( &quot;R&quot; &amp; (FLOOR((ROW([.A130]) -1)/[.$M$2];1) +5) &amp; &quot;C1&quot;;0)" office:value-type="float" office:value="3000">
            <text:p>3000</text:p>
          </table:table-cell>
          <table:table-cell table:formula="of:=VLOOKUP([.$B130];[.$A$7:.$K$17];[.$A130] +1)" office:value-type="float" office:value="17.33">
            <text:p>17.33</text:p>
          </table:table-cell>
          <table:table-cell table:formula="of:=VLOOKUP([.B130];[.$A$7:.$O$17];13)" office:value-type="float" office:value="0.0461398839279957">
            <text:p>0.0461398839</text:p>
          </table:table-cell>
          <table:table-cell table:formula="of:=[.B130] - [.$F$19]" office:value-type="float" office:value="1250">
            <text:p>1250</text:p>
          </table:table-cell>
          <table:table-cell table:formula="of:=[.E130]*[.C130]" office:value-type="float" office:value="21662.5">
            <text:p>21662.5</text:p>
          </table:table-cell>
          <table:table-cell table:formula="of:=[.E130]^2" office:value-type="float" office:value="1562500">
            <text:p>1562500</text:p>
          </table:table-cell>
          <table:table-cell table:formula="of:=( [.C130] - ([.$L$19]*[.B130] +[.$N$19]) )^2" office:value-type="float" office:value="0.00120914256198374">
            <text:p>0.0012091426</text:p>
          </table:table-cell>
          <table:table-cell table:number-columns-repeated="7"/>
        </table:table-row>
      </table:table>
      <table:table table:name="fourthopt" table:style-name="ta1" table:print="false">
        <table:table-column table:style-name="co3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12" table:default-cell-style-name="Default"/>
        <table:table-column table:style-name="co2" table:default-cell-style-name="Default"/>
        <table:table-column table:style-name="co10" table:default-cell-style-name="Default"/>
        <table:table-column table:style-name="co2" table:number-columns-repeated="2" table:default-cell-style-name="Default"/>
        <table:table-row table:style-name="ro2">
          <table:table-cell office:value-type="string">
            <text:p>Commit hash:</text:p>
          </table:table-cell>
          <table:table-cell office:value-type="string">
            <text:p>e19702681874b82637d4e0a0c447a5109145a681</text:p>
          </table:table-cell>
          <table:table-cell table:number-columns-repeated="4"/>
          <table:table-cell office:value-type="string">
            <text:p>T = mN + C</text:p>
          </table:table-cell>
          <table:table-cell office:value-type="string">
            <text:p>No. ofMeasurements</text:p>
          </table:table-cell>
          <table:table-cell table:formula="of:=COUNT([.B7:.K17])" office:value-type="float" office:value="110">
            <text:p>110</text:p>
          </table:table-cell>
          <table:table-cell table:number-columns-repeated="6"/>
        </table:table-row>
        <table:table-row table:style-name="ro2">
          <table:table-cell office:value-type="string">
            <text:p>Comments:</text:p>
          </table:table-cell>
          <table:table-cell office:value-type="string">
            <text:p>minor improvement to Lattice::calculateEnergyOfCell()</text:p>
          </table:table-cell>
          <table:table-cell table:number-columns-repeated="9"/>
          <table:table-cell office:value-type="string">
            <text:p>(P)</text:p>
          </table:table-cell>
          <table:table-cell table:formula="of:=[.$K$6]" office:value-type="float" office:value="10">
            <text:p>10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Excuted on Dan's main PC at home.</text:p>
          </table:table-cell>
          <table:table-cell table:number-columns-repeated="13"/>
        </table:table-row>
        <table:table-row table:style-name="ro2">
          <table:table-cell office:value-type="string">
            <text:p>Vary m.c.s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Time (T) [seconds]</text:p>
          </table:table-cell>
          <table:table-cell table:number-columns-repeated="13"/>
        </table:table-row>
        <table:table-row table:style-name="ro2">
          <table:table-cell office:value-type="string">
            <text:p>m.c.s (N)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string">
            <text:p>average</text:p>
          </table:table-cell>
          <table:table-cell office:value-type="string">
            <text:p>std dev.</text:p>
          </table:table-cell>
          <table:table-cell office:value-type="string">
            <text:p>t (1mcs)</text:p>
          </table:table-cell>
          <table:table-cell office:value-type="string">
            <text:p>error</text:p>
          </table:table-cell>
        </table:table-row>
        <table:table-row table:style-name="ro2">
          <table:table-cell office:value-type="float" office:value="500">
            <text:p>500</text:p>
          </table:table-cell>
          <table:table-cell office:value-type="float" office:value="2.83">
            <text:p>2.83</text:p>
          </table:table-cell>
          <table:table-cell office:value-type="float" office:value="2.84">
            <text:p>2.84</text:p>
          </table:table-cell>
          <table:table-cell office:value-type="float" office:value="2.89">
            <text:p>2.89</text:p>
          </table:table-cell>
          <table:table-cell office:value-type="float" office:value="2.86">
            <text:p>2.86</text:p>
          </table:table-cell>
          <table:table-cell office:value-type="float" office:value="2.87">
            <text:p>2.87</text:p>
          </table:table-cell>
          <table:table-cell office:value-type="float" office:value="2.89">
            <text:p>2.89</text:p>
          </table:table-cell>
          <table:table-cell office:value-type="float" office:value="2.85">
            <text:p>2.85</text:p>
          </table:table-cell>
          <table:table-cell table:number-columns-repeated="3" office:value-type="float" office:value="2.86">
            <text:p>2.86</text:p>
          </table:table-cell>
          <table:table-cell table:formula="of:=AVERAGE([.B7:.K7])" office:value-type="float" office:value="2.861">
            <text:p>2.861</text:p>
          </table:table-cell>
          <table:table-cell table:formula="of:=STDEV([.B7:.K7])" office:value-type="float" office:value="0.0191195071996">
            <text:p>0.0191195072</text:p>
          </table:table-cell>
          <table:table-cell table:formula="of:=[.L7]/[.A7]" office:value-type="float" office:value="0.005722">
            <text:p>0.005722</text:p>
          </table:table-cell>
          <table:table-cell table:formula="of:=[.M7]/([.A7]*SQRT([.$M$2]))" office:value-type="float" office:value="0.0000120922380981447">
            <text:p>1.20922380981447E-005</text:p>
          </table:table-cell>
        </table:table-row>
        <table:table-row table:style-name="ro2">
          <table:table-cell office:value-type="float" office:value="750">
            <text:p>750</text:p>
          </table:table-cell>
          <table:table-cell office:value-type="float" office:value="4.19">
            <text:p>4.19</text:p>
          </table:table-cell>
          <table:table-cell office:value-type="float" office:value="4.81">
            <text:p>4.81</text:p>
          </table:table-cell>
          <table:table-cell office:value-type="float" office:value="4.22">
            <text:p>4.22</text:p>
          </table:table-cell>
          <table:table-cell office:value-type="float" office:value="4.2">
            <text:p>4.2</text:p>
          </table:table-cell>
          <table:table-cell table:number-columns-repeated="2" office:value-type="float" office:value="4.21">
            <text:p>4.21</text:p>
          </table:table-cell>
          <table:table-cell office:value-type="float" office:value="4.22">
            <text:p>4.22</text:p>
          </table:table-cell>
          <table:table-cell table:number-columns-repeated="2" office:value-type="float" office:value="4.21">
            <text:p>4.21</text:p>
          </table:table-cell>
          <table:table-cell office:value-type="float" office:value="4.22">
            <text:p>4.22</text:p>
          </table:table-cell>
          <table:table-cell table:formula="of:=AVERAGE([.B8:.K8])" office:value-type="float" office:value="4.27">
            <text:p>4.27</text:p>
          </table:table-cell>
          <table:table-cell table:formula="of:=STDEV([.B8:.K8])" office:value-type="float" office:value="0.189970757983667">
            <text:p>0.189970758</text:p>
          </table:table-cell>
          <table:table-cell table:formula="of:=[.L8]/[.A8]" office:value-type="float" office:value="0.00569333333333333">
            <text:p>0.0056933333</text:p>
          </table:table-cell>
          <table:table-cell table:formula="of:=[.M8]/([.A8]*SQRT([.$M$2]))" office:value-type="float" office:value="0.0000800987045409337">
            <text:p>8.00987045409337E-005</text:p>
          </table:table-cell>
        </table:table-row>
        <table:table-row table:style-name="ro2">
          <table:table-cell office:value-type="float" office:value="1000">
            <text:p>1000</text:p>
          </table:table-cell>
          <table:table-cell office:value-type="float" office:value="6.16">
            <text:p>6.16</text:p>
          </table:table-cell>
          <table:table-cell office:value-type="float" office:value="5.55">
            <text:p>5.55</text:p>
          </table:table-cell>
          <table:table-cell office:value-type="float" office:value="5.58">
            <text:p>5.58</text:p>
          </table:table-cell>
          <table:table-cell office:value-type="float" office:value="5.56">
            <text:p>5.56</text:p>
          </table:table-cell>
          <table:table-cell office:value-type="float" office:value="5.58">
            <text:p>5.58</text:p>
          </table:table-cell>
          <table:table-cell office:value-type="float" office:value="5.57">
            <text:p>5.57</text:p>
          </table:table-cell>
          <table:table-cell office:value-type="float" office:value="5.61">
            <text:p>5.61</text:p>
          </table:table-cell>
          <table:table-cell office:value-type="float" office:value="5.57">
            <text:p>5.57</text:p>
          </table:table-cell>
          <table:table-cell table:number-columns-repeated="2" office:value-type="float" office:value="5.55">
            <text:p>5.55</text:p>
          </table:table-cell>
          <table:table-cell table:formula="of:=AVERAGE([.B9:.K9])" office:value-type="float" office:value="5.628">
            <text:p>5.628</text:p>
          </table:table-cell>
          <table:table-cell table:formula="of:=STDEV([.B7:.K7])" office:value-type="float" office:value="0.0191195071996">
            <text:p>0.0191195072</text:p>
          </table:table-cell>
          <table:table-cell table:formula="of:=[.L9]/[.A9]" office:value-type="float" office:value="0.005628">
            <text:p>0.005628</text:p>
          </table:table-cell>
          <table:table-cell table:formula="of:=[.M9]/([.A9]*SQRT([.$M$2]))" office:value-type="float" office:value="0.00000604611904907237">
            <text:p>6.04611904907237E-006</text:p>
          </table:table-cell>
        </table:table-row>
        <table:table-row table:style-name="ro2">
          <table:table-cell office:value-type="float" office:value="1250">
            <text:p>1250</text:p>
          </table:table-cell>
          <table:table-cell office:value-type="float" office:value="6.96">
            <text:p>6.96</text:p>
          </table:table-cell>
          <table:table-cell office:value-type="float" office:value="6.91">
            <text:p>6.91</text:p>
          </table:table-cell>
          <table:table-cell office:value-type="float" office:value="6.93">
            <text:p>6.93</text:p>
          </table:table-cell>
          <table:table-cell office:value-type="float" office:value="6.92">
            <text:p>6.92</text:p>
          </table:table-cell>
          <table:table-cell office:value-type="float" office:value="6.95">
            <text:p>6.95</text:p>
          </table:table-cell>
          <table:table-cell office:value-type="float" office:value="6.89">
            <text:p>6.89</text:p>
          </table:table-cell>
          <table:table-cell office:value-type="float" office:value="6.94">
            <text:p>6.94</text:p>
          </table:table-cell>
          <table:table-cell office:value-type="float" office:value="6.92">
            <text:p>6.92</text:p>
          </table:table-cell>
          <table:table-cell table:number-columns-repeated="2" office:value-type="float" office:value="6.91">
            <text:p>6.91</text:p>
          </table:table-cell>
          <table:table-cell table:formula="of:=AVERAGE([.B8:.K8])" office:value-type="float" office:value="4.27">
            <text:p>4.27</text:p>
          </table:table-cell>
          <table:table-cell table:formula="of:=STDEV([.B8:.K8])" office:value-type="float" office:value="0.189970757983667">
            <text:p>0.189970758</text:p>
          </table:table-cell>
          <table:table-cell table:formula="of:=[.L10]/[.A10]" office:value-type="float" office:value="0.003416">
            <text:p>0.003416</text:p>
          </table:table-cell>
          <table:table-cell table:formula="of:=[.M10]/([.A10]*SQRT([.$M$2]))" office:value-type="float" office:value="0.0000480592227245602">
            <text:p>4.80592227245602E-005</text:p>
          </table:table-cell>
        </table:table-row>
        <table:table-row table:style-name="ro2">
          <table:table-cell office:value-type="float" office:value="1500">
            <text:p>1500</text:p>
          </table:table-cell>
          <table:table-cell office:value-type="float" office:value="8.31">
            <text:p>8.31</text:p>
          </table:table-cell>
          <table:table-cell office:value-type="float" office:value="8.26">
            <text:p>8.26</text:p>
          </table:table-cell>
          <table:table-cell office:value-type="float" office:value="8.33">
            <text:p>8.33</text:p>
          </table:table-cell>
          <table:table-cell office:value-type="float" office:value="8.25">
            <text:p>8.25</text:p>
          </table:table-cell>
          <table:table-cell office:value-type="float" office:value="8.29">
            <text:p>8.29</text:p>
          </table:table-cell>
          <table:table-cell table:number-columns-repeated="3" office:value-type="float" office:value="8.28">
            <text:p>8.28</text:p>
          </table:table-cell>
          <table:table-cell table:number-columns-repeated="2" office:value-type="float" office:value="8.26">
            <text:p>8.26</text:p>
          </table:table-cell>
          <table:table-cell table:formula="of:=AVERAGE([.B9:.K9])" office:value-type="float" office:value="5.628">
            <text:p>5.628</text:p>
          </table:table-cell>
          <table:table-cell table:formula="of:=STDEV([.B9:.K9])" office:value-type="float" office:value="0.187841540784898">
            <text:p>0.1878415408</text:p>
          </table:table-cell>
          <table:table-cell table:formula="of:=[.L11]/[.A11]" office:value-type="float" office:value="0.003752">
            <text:p>0.003752</text:p>
          </table:table-cell>
          <table:table-cell table:formula="of:=[.M11]/([.A11]*SQRT([.$M$2]))" office:value-type="float" office:value="0.0000396004738717127">
            <text:p>3.96004738717127E-005</text:p>
          </table:table-cell>
        </table:table-row>
        <table:table-row table:style-name="ro2">
          <table:table-cell office:value-type="float" office:value="1750">
            <text:p>1750</text:p>
          </table:table-cell>
          <table:table-cell office:value-type="float" office:value="9.67">
            <text:p>9.67</text:p>
          </table:table-cell>
          <table:table-cell office:value-type="float" office:value="9.6">
            <text:p>9.6</text:p>
          </table:table-cell>
          <table:table-cell office:value-type="float" office:value="9.65">
            <text:p>9.65</text:p>
          </table:table-cell>
          <table:table-cell office:value-type="float" office:value="9.6">
            <text:p>9.6</text:p>
          </table:table-cell>
          <table:table-cell table:number-columns-repeated="3" office:value-type="float" office:value="9.62">
            <text:p>9.62</text:p>
          </table:table-cell>
          <table:table-cell office:value-type="float" office:value="9.66">
            <text:p>9.66</text:p>
          </table:table-cell>
          <table:table-cell table:number-columns-repeated="2" office:value-type="float" office:value="9.61">
            <text:p>9.61</text:p>
          </table:table-cell>
          <table:table-cell table:formula="of:=AVERAGE([.B12:.K12])" office:value-type="float" office:value="9.626">
            <text:p>9.626</text:p>
          </table:table-cell>
          <table:table-cell table:formula="of:=STDEV([.B12:.K12])" office:value-type="float" office:value="0.0250333111406917">
            <text:p>0.0250333111</text:p>
          </table:table-cell>
          <table:table-cell table:formula="of:=[.L12]/[.A12]" office:value-type="float" office:value="0.00550057142857143">
            <text:p>0.0055005714</text:p>
          </table:table-cell>
          <table:table-cell table:formula="of:=[.M12]/([.A12]*SQRT([.$M$2]))" office:value-type="float" office:value="0.00000452355889030021">
            <text:p>4.52355889030021E-006</text:p>
          </table:table-cell>
        </table:table-row>
        <table:table-row table:style-name="ro2">
          <table:table-cell office:value-type="float" office:value="2000">
            <text:p>2000</text:p>
          </table:table-cell>
          <table:table-cell office:value-type="float" office:value="10.95">
            <text:p>10.95</text:p>
          </table:table-cell>
          <table:table-cell office:value-type="float" office:value="10.94">
            <text:p>10.94</text:p>
          </table:table-cell>
          <table:table-cell office:value-type="float" office:value="10.95">
            <text:p>10.95</text:p>
          </table:table-cell>
          <table:table-cell office:value-type="float" office:value="10.97">
            <text:p>10.97</text:p>
          </table:table-cell>
          <table:table-cell office:value-type="float" office:value="10.98">
            <text:p>10.98</text:p>
          </table:table-cell>
          <table:table-cell office:value-type="float" office:value="10.97">
            <text:p>10.97</text:p>
          </table:table-cell>
          <table:table-cell office:value-type="float" office:value="10.98">
            <text:p>10.98</text:p>
          </table:table-cell>
          <table:table-cell table:number-columns-repeated="2" office:value-type="float" office:value="10.94">
            <text:p>10.94</text:p>
          </table:table-cell>
          <table:table-cell office:value-type="float" office:value="10.98">
            <text:p>10.98</text:p>
          </table:table-cell>
          <table:table-cell table:formula="of:=AVERAGE([.B13:.K13])" office:value-type="float" office:value="10.96">
            <text:p>10.96</text:p>
          </table:table-cell>
          <table:table-cell table:formula="of:=STDEV([.B13:.K13])" office:value-type="float" office:value="0.0176383420737645">
            <text:p>0.0176383421</text:p>
          </table:table-cell>
          <table:table-cell table:formula="of:=[.L13]/[.A13]" office:value-type="float" office:value="0.00548">
            <text:p>0.00548</text:p>
          </table:table-cell>
          <table:table-cell table:formula="of:=[.M13]/([.A13]*SQRT([.$M$2]))" office:value-type="float" office:value="0.00000278886675511367">
            <text:p>2.78886675511367E-006</text:p>
          </table:table-cell>
        </table:table-row>
        <table:table-row table:style-name="ro2">
          <table:table-cell office:value-type="float" office:value="2250">
            <text:p>2250</text:p>
          </table:table-cell>
          <table:table-cell office:value-type="float" office:value="12.38">
            <text:p>12.38</text:p>
          </table:table-cell>
          <table:table-cell office:value-type="float" office:value="12.33">
            <text:p>12.33</text:p>
          </table:table-cell>
          <table:table-cell office:value-type="float" office:value="12.31">
            <text:p>12.31</text:p>
          </table:table-cell>
          <table:table-cell office:value-type="float" office:value="12.33">
            <text:p>12.33</text:p>
          </table:table-cell>
          <table:table-cell office:value-type="float" office:value="12.32">
            <text:p>12.32</text:p>
          </table:table-cell>
          <table:table-cell office:value-type="float" office:value="12.34">
            <text:p>12.34</text:p>
          </table:table-cell>
          <table:table-cell table:number-columns-repeated="2" office:value-type="float" office:value="12.33">
            <text:p>12.33</text:p>
          </table:table-cell>
          <table:table-cell table:number-columns-repeated="2" office:value-type="float" office:value="12.31">
            <text:p>12.31</text:p>
          </table:table-cell>
          <table:table-cell table:formula="of:=AVERAGE([.B14:.K14])" office:value-type="float" office:value="12.329">
            <text:p>12.329</text:p>
          </table:table-cell>
          <table:table-cell table:formula="of:=STDEV([.B14:.K14])" office:value-type="float" office:value="0.0207899548393503">
            <text:p>0.0207899548</text:p>
          </table:table-cell>
          <table:table-cell table:formula="of:=[.L14]/[.A14]" office:value-type="float" office:value="0.00547955555555556">
            <text:p>0.0054795556</text:p>
          </table:table-cell>
          <table:table-cell table:formula="of:=[.M14]/([.A14]*SQRT([.$M$2]))" office:value-type="float" office:value="0.00000292193821086164">
            <text:p>2.92193821086164E-006</text:p>
          </table:table-cell>
        </table:table-row>
        <table:table-row table:style-name="ro2">
          <table:table-cell office:value-type="float" office:value="2500">
            <text:p>2500</text:p>
          </table:table-cell>
          <table:table-cell office:value-type="float" office:value="13.64">
            <text:p>13.64</text:p>
          </table:table-cell>
          <table:table-cell office:value-type="float" office:value="13.7">
            <text:p>13.7</text:p>
          </table:table-cell>
          <table:table-cell office:value-type="float" office:value="13.68">
            <text:p>13.68</text:p>
          </table:table-cell>
          <table:table-cell office:value-type="float" office:value="13.65">
            <text:p>13.65</text:p>
          </table:table-cell>
          <table:table-cell office:value-type="float" office:value="13.69">
            <text:p>13.69</text:p>
          </table:table-cell>
          <table:table-cell table:number-columns-repeated="2" office:value-type="float" office:value="13.66">
            <text:p>13.66</text:p>
          </table:table-cell>
          <table:table-cell office:value-type="float" office:value="13.8">
            <text:p>13.8</text:p>
          </table:table-cell>
          <table:table-cell office:value-type="float" office:value="13.67">
            <text:p>13.67</text:p>
          </table:table-cell>
          <table:table-cell office:value-type="float" office:value="13.68">
            <text:p>13.68</text:p>
          </table:table-cell>
          <table:table-cell table:formula="of:=AVERAGE([.B15:.K15])" office:value-type="float" office:value="13.683">
            <text:p>13.683</text:p>
          </table:table-cell>
          <table:table-cell table:formula="of:=STDEV([.B15:.K15])" office:value-type="float" office:value="0.0449814776695179">
            <text:p>0.0449814777</text:p>
          </table:table-cell>
          <table:table-cell table:formula="of:=[.L15]/[.A15]" office:value-type="float" office:value="0.0054732">
            <text:p>0.0054732</text:p>
          </table:table-cell>
          <table:table-cell table:formula="of:=[.M15]/([.A15]*SQRT([.$M$2]))" office:value-type="float" office:value="0.00000568975687822717">
            <text:p>5.68975687822717E-006</text:p>
          </table:table-cell>
        </table:table-row>
        <table:table-row table:style-name="ro2">
          <table:table-cell office:value-type="float" office:value="2750">
            <text:p>2750</text:p>
          </table:table-cell>
          <table:table-cell office:value-type="float" office:value="15.03">
            <text:p>15.03</text:p>
          </table:table-cell>
          <table:table-cell office:value-type="float" office:value="15.01">
            <text:p>15.01</text:p>
          </table:table-cell>
          <table:table-cell office:value-type="float" office:value="15.02">
            <text:p>15.02</text:p>
          </table:table-cell>
          <table:table-cell office:value-type="float" office:value="15.03">
            <text:p>15.03</text:p>
          </table:table-cell>
          <table:table-cell office:value-type="float" office:value="15.06">
            <text:p>15.06</text:p>
          </table:table-cell>
          <table:table-cell office:value-type="float" office:value="15.02">
            <text:p>15.02</text:p>
          </table:table-cell>
          <table:table-cell office:value-type="float" office:value="15.31">
            <text:p>15.31</text:p>
          </table:table-cell>
          <table:table-cell office:value-type="float" office:value="15.02">
            <text:p>15.02</text:p>
          </table:table-cell>
          <table:table-cell office:value-type="float" office:value="15">
            <text:p>15</text:p>
          </table:table-cell>
          <table:table-cell office:value-type="float" office:value="15.02">
            <text:p>15.02</text:p>
          </table:table-cell>
          <table:table-cell table:formula="of:=AVERAGE([.B16:.K16])" office:value-type="float" office:value="15.052">
            <text:p>15.052</text:p>
          </table:table-cell>
          <table:table-cell table:formula="of:=STDEV([.B16:.K16])" office:value-type="float" office:value="0.0919903376568554">
            <text:p>0.0919903377</text:p>
          </table:table-cell>
          <table:table-cell table:formula="of:=[.L16]/[.A16]" office:value-type="float" office:value="0.00547345454545455">
            <text:p>0.0054734545</text:p>
          </table:table-cell>
          <table:table-cell table:formula="of:=[.M16]/([.A16]*SQRT([.$M$2]))" office:value-type="float" office:value="0.0000105781450808589">
            <text:p>1.05781450808589E-005</text:p>
          </table:table-cell>
        </table:table-row>
        <table:table-row table:style-name="ro2">
          <table:table-cell office:value-type="float" office:value="3000">
            <text:p>3000</text:p>
          </table:table-cell>
          <table:table-cell office:value-type="float" office:value="16.7">
            <text:p>16.7</text:p>
          </table:table-cell>
          <table:table-cell office:value-type="float" office:value="16.38">
            <text:p>16.38</text:p>
          </table:table-cell>
          <table:table-cell table:number-columns-repeated="2" office:value-type="float" office:value="16.36">
            <text:p>16.36</text:p>
          </table:table-cell>
          <table:table-cell office:value-type="float" office:value="16.55">
            <text:p>16.55</text:p>
          </table:table-cell>
          <table:table-cell office:value-type="float" office:value="16.37">
            <text:p>16.37</text:p>
          </table:table-cell>
          <table:table-cell office:value-type="float" office:value="16.4">
            <text:p>16.4</text:p>
          </table:table-cell>
          <table:table-cell office:value-type="float" office:value="16.41">
            <text:p>16.41</text:p>
          </table:table-cell>
          <table:table-cell office:value-type="float" office:value="16.36">
            <text:p>16.36</text:p>
          </table:table-cell>
          <table:table-cell office:value-type="float" office:value="16.47">
            <text:p>16.47</text:p>
          </table:table-cell>
          <table:table-cell table:formula="of:=AVERAGE([.B17:.K17])" office:value-type="float" office:value="16.436">
            <text:p>16.436</text:p>
          </table:table-cell>
          <table:table-cell table:formula="of:=STDEV([.B17:.K17])" office:value-type="float" office:value="0.110875305335919">
            <text:p>0.1108753053</text:p>
          </table:table-cell>
          <table:table-cell table:formula="of:=[.L17]/[.A17]" office:value-type="float" office:value="0.00547866666666667">
            <text:p>0.0054786667</text:p>
          </table:table-cell>
          <table:table-cell table:formula="of:=[.M17]/([.A17]*SQRT([.$M$2]))" office:value-type="float" office:value="0.0000116872833709375">
            <text:p>1.16872833709375E-005</text:p>
          </table:table-cell>
        </table:table-row>
        <table:table-row table:style-name="ro2">
          <table:table-cell table:number-columns-repeated="15"/>
        </table:table-row>
        <table:table-row table:style-name="ro2">
          <table:table-cell office:value-type="string">
            <text:p>Linear regression</text:p>
          </table:table-cell>
          <table:table-cell table:number-columns-repeated="3"/>
          <table:table-cell office:value-type="string">
            <text:p>mean N</text:p>
          </table:table-cell>
          <table:table-cell table:formula="of:=AVERAGE([.B21:.B130])" office:value-type="float" office:value="1750">
            <text:p>1750</text:p>
          </table:table-cell>
          <table:table-cell office:value-type="string">
            <text:p>mean T</text:p>
          </table:table-cell>
          <table:table-cell table:formula="of:=AVERAGE([.C21:.C130])" office:value-type="float" office:value="9.64081818181818">
            <text:p>9.6408181818</text:p>
          </table:table-cell>
          <table:table-cell office:value-type="string">
            <text:p>measurements</text:p>
          </table:table-cell>
          <table:table-cell table:formula="of:=COUNT([.C21:.C130])" office:value-type="float" office:value="110">
            <text:p>110</text:p>
          </table:table-cell>
          <table:table-cell table:style-name="ce1" office:value-type="string">
            <text:p>gradient:</text:p>
          </table:table-cell>
          <table:table-cell table:style-name="ce1" table:formula="of:=SUM([.$F$21:.$F$130])/SUM([.$G$21:.$G$130])" office:value-type="float" office:value="0.00540574545454545">
            <text:p>0.0054057455</text:p>
          </table:table-cell>
          <table:table-cell office:value-type="string">
            <text:p>Intercept:</text:p>
          </table:table-cell>
          <table:table-cell table:formula="of:=[.$H$19] - [.$L$19]*[.$F$19]" office:value-type="float" office:value="0.180763636363633">
            <text:p>0.1807636364</text:p>
          </table:table-cell>
          <table:table-cell/>
        </table:table-row>
        <table:table-row table:style-name="ro2">
          <table:table-cell/>
          <table:table-cell office:value-type="string">
            <text:p>N</text:p>
          </table:table-cell>
          <table:table-cell office:value-type="string">
            <text:p>T</text:p>
          </table:table-cell>
          <table:table-cell office:value-type="string">
            <text:p>errorT</text:p>
          </table:table-cell>
          <table:table-cell office:value-type="string">
            <text:p>(N_i – meanN)</text:p>
          </table:table-cell>
          <table:table-cell office:value-type="string">
            <text:p>(N_i – meanN)*T_i</text:p>
          </table:table-cell>
          <table:table-cell office:value-type="string">
            <text:p>(N_i – meanN)^2</text:p>
          </table:table-cell>
          <table:table-cell office:value-type="string">
            <text:p>d_i ^2</text:p>
          </table:table-cell>
          <table:table-cell office:value-type="string">
            <text:p>Error Gradient:</text:p>
          </table:table-cell>
          <table:table-cell table:formula="of:=SQRT( 1/(SUM([.$G$21:.$G$130])) * SUM([.$H$21:.$H$130])/([.$I$1] -2) )" office:value-type="float" office:value="0.0000112573621796834">
            <text:p>1.12573621796834E-005</text:p>
          </table:table-cell>
          <table:table-cell office:value-type="string">
            <text:p>Prediction (s):</text:p>
          </table:table-cell>
          <table:table-cell table:style-name="ce1" table:formula="of:=FORECAST([.$L$21];[.$C$21:.$C$130];[.$B$21:.$B$130])" office:value-type="float" office:value="1351436.5444">
            <text:p>1351436.5444</text:p>
          </table:table-cell>
          <table:table-cell table:formula="of:=STEYX([.$C$21:.$C$130];[.$B$21:.$B$130])" office:value-type="float" office:value="0.0933411161977648">
            <text:p>0.0933411162</text:p>
          </table:table-cell>
          <table:table-cell office:value-type="string">
            <text:p>Days:</text:p>
          </table:table-cell>
          <table:table-cell table:formula="of:=[.L20]/(3600*24)" office:value-type="float" office:value="15.6416266712963">
            <text:p>15.6416266713</text:p>
          </table:table-cell>
        </table:table-row>
        <table:table-row table:style-name="ro2">
          <table:table-cell table:formula="of:=IF ( MOD(ROW([.C21]);[.$M$2]) &lt;&gt; 0; MOD(ROW([.C21]);[.$M$2]);[.$M$2])" office:value-type="float" office:value="1">
            <text:p>1</text:p>
          </table:table-cell>
          <table:table-cell table:formula="of:=INDIRECT( &quot;R&quot; &amp; ( FLOOR((ROW([.A21]) -1)/[.$M$2];1) +5) &amp; &quot;C1&quot;;0)" office:value-type="float" office:value="500">
            <table:detective>
              <table:operation table:name="trace-errors" table:index="1"/>
            </table:detective>
            <text:p>500</text:p>
          </table:table-cell>
          <table:table-cell table:formula="of:=VLOOKUP([.$B21];[.$A$7:.$K$17];[.$A21] +1)" office:value-type="float" office:value="2.83">
            <text:p>2.83</text:p>
          </table:table-cell>
          <table:table-cell table:formula="of:=VLOOKUP([.B21];[.$A$7:.$O$17];13)" office:value-type="float" office:value="0.0191195071996">
            <text:p>0.0191195072</text:p>
          </table:table-cell>
          <table:table-cell table:formula="of:=[.B21] - [.$F$19]" office:value-type="float" office:value="-1250">
            <text:p>-1250</text:p>
          </table:table-cell>
          <table:table-cell table:formula="of:=[.E21]*[.C21]" office:value-type="float" office:value="-3537.5">
            <text:p>-3537.5</text:p>
          </table:table-cell>
          <table:table-cell table:formula="of:=[.E21]^2" office:value-type="float" office:value="1562500">
            <text:p>1562500</text:p>
          </table:table-cell>
          <table:table-cell table:formula="of:=( [.C21] - ([.$L$19]*[.B21] +[.$N$19]) )^2" office:value-type="float" office:value="0.00287685950413181">
            <text:p>0.0028768595</text:p>
          </table:table-cell>
          <table:table-cell office:value-type="string">
            <text:p>Error intercept:</text:p>
          </table:table-cell>
          <table:table-cell table:formula="of:=SQRT( (1/[.$I$1] +[.$F$19]^2/SUM([.$G$21:.$G$130])) * SUM([.$H$21:.$H$130])/([.$I$1] -2) )" office:value-type="float" office:value="0.0216173599096731">
            <text:p>0.0216173599</text:p>
          </table:table-cell>
          <table:table-cell office:value-type="string">
            <text:p>Predic steps</text:p>
          </table:table-cell>
          <table:table-cell table:style-name="ce2" office:value-type="float" office:value="250000000">
            <text:p>2.50E+008</text:p>
          </table:table-cell>
          <table:table-cell/>
          <table:table-cell office:value-type="string">
            <text:p>stderr(days):</text:p>
          </table:table-cell>
          <table:table-cell table:formula="of:=[.M20]/(3600*24)" office:value-type="float" office:value="0.00000108033699302969">
            <text:p>1.08033699302969E-006</text:p>
          </table:table-cell>
        </table:table-row>
        <table:table-row table:style-name="ro2">
          <table:table-cell table:formula="of:=IF ( MOD(ROW([.C22]);[.$M$2]) &lt;&gt; 0; MOD(ROW([.C22]);[.$M$2]);[.$M$2])" office:value-type="float" office:value="2">
            <text:p>2</text:p>
          </table:table-cell>
          <table:table-cell table:formula="of:=INDIRECT( &quot;R&quot; &amp; ( FLOOR((ROW([.A22]) -1)/[.$M$2];1) +5) &amp; &quot;C1&quot;;0)" office:value-type="float" office:value="500">
            <text:p>500</text:p>
          </table:table-cell>
          <table:table-cell table:formula="of:=VLOOKUP([.$B22];[.$A$7:.$K$17];[.$A22] +1)" office:value-type="float" office:value="2.84">
            <text:p>2.84</text:p>
          </table:table-cell>
          <table:table-cell table:formula="of:=VLOOKUP([.B22];[.$A$7:.$O$17];13)" office:value-type="float" office:value="0.0191195071996">
            <text:p>0.0191195072</text:p>
          </table:table-cell>
          <table:table-cell table:formula="of:=[.B22] - [.$F$19]" office:value-type="float" office:value="-1250">
            <text:p>-1250</text:p>
          </table:table-cell>
          <table:table-cell table:formula="of:=[.E22]*[.C22]" office:value-type="float" office:value="-3550">
            <text:p>-3550</text:p>
          </table:table-cell>
          <table:table-cell table:formula="of:=[.E22]^2" office:value-type="float" office:value="1562500">
            <text:p>1562500</text:p>
          </table:table-cell>
          <table:table-cell table:formula="of:=( [.C22] - ([.$L$19]*[.B22] +[.$N$19]) )^2" office:value-type="float" office:value="0.00190413223140463">
            <text:p>0.0019041322</text:p>
          </table:table-cell>
          <table:table-cell/>
          <table:table-cell>
            <draw:frame table:end-cell-address="fourthopt.Q42" table:end-x="0.468cm" table:end-y="0.397cm" draw:z-index="0" draw:style-name="gr1" svg:width="16.22cm" svg:height="8.927cm" svg:x="0.248cm" svg:y="0.397cm">
              <draw:object draw:notify-on-update-of-ranges="fourthopt.B21:fourthopt.B130 fourthopt.C21:fourthopt.C130 'original-vmcs'.D21:'original-vmcs'.D130 'original-vmcs'.D21:'original-vmcs'.D130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5"/>
        </table:table-row>
        <table:table-row table:style-name="ro2">
          <table:table-cell table:formula="of:=IF ( MOD(ROW([.C23]);[.$M$2]) &lt;&gt; 0; MOD(ROW([.C23]);[.$M$2]);[.$M$2])" office:value-type="float" office:value="3">
            <text:p>3</text:p>
          </table:table-cell>
          <table:table-cell table:formula="of:=INDIRECT( &quot;R&quot; &amp; ( FLOOR((ROW([.A23]) -1)/[.$M$2];1) +5) &amp; &quot;C1&quot;;0)" office:value-type="float" office:value="500">
            <text:p>500</text:p>
          </table:table-cell>
          <table:table-cell table:formula="of:=VLOOKUP([.$B23];[.$A$7:.$K$17];[.$A23] +1)" office:value-type="float" office:value="2.89">
            <text:p>2.89</text:p>
          </table:table-cell>
          <table:table-cell table:formula="of:=VLOOKUP([.B23];[.$A$7:.$O$17];13)" office:value-type="float" office:value="0.0191195071996">
            <text:p>0.0191195072</text:p>
          </table:table-cell>
          <table:table-cell table:formula="of:=[.B23] - [.$F$19]" office:value-type="float" office:value="-1250">
            <text:p>-1250</text:p>
          </table:table-cell>
          <table:table-cell table:formula="of:=[.E23]*[.C23]" office:value-type="float" office:value="-3612.5">
            <text:p>-3612.5</text:p>
          </table:table-cell>
          <table:table-cell table:formula="of:=[.E23]^2" office:value-type="float" office:value="1562500">
            <text:p>1562500</text:p>
          </table:table-cell>
          <table:table-cell table:formula="of:=( [.C23] - ([.$L$19]*[.B23] +[.$N$19]) )^2" office:value-type="float" office:value="0.0000404958677686457">
            <text:p>4.04958677686457E-005</text:p>
          </table:table-cell>
          <table:table-cell table:number-columns-repeated="7"/>
        </table:table-row>
        <table:table-row table:style-name="ro2">
          <table:table-cell table:formula="of:=IF ( MOD(ROW([.C24]);[.$M$2]) &lt;&gt; 0; MOD(ROW([.C24]);[.$M$2]);[.$M$2])" office:value-type="float" office:value="4">
            <text:p>4</text:p>
          </table:table-cell>
          <table:table-cell table:formula="of:=INDIRECT( &quot;R&quot; &amp; ( FLOOR((ROW([.A24]) -1)/[.$M$2];1) +5) &amp; &quot;C1&quot;;0)" office:value-type="float" office:value="500">
            <text:p>500</text:p>
          </table:table-cell>
          <table:table-cell table:formula="of:=VLOOKUP([.$B24];[.$A$7:.$K$17];[.$A24] +1)" office:value-type="float" office:value="2.86">
            <text:p>2.86</text:p>
          </table:table-cell>
          <table:table-cell table:formula="of:=VLOOKUP([.B24];[.$A$7:.$O$17];13)" office:value-type="float" office:value="0.0191195071996">
            <text:p>0.0191195072</text:p>
          </table:table-cell>
          <table:table-cell table:formula="of:=[.B24] - [.$F$19]" office:value-type="float" office:value="-1250">
            <text:p>-1250</text:p>
          </table:table-cell>
          <table:table-cell table:formula="of:=[.E24]*[.C24]" office:value-type="float" office:value="-3575">
            <text:p>-3575</text:p>
          </table:table-cell>
          <table:table-cell table:formula="of:=[.E24]^2" office:value-type="float" office:value="1562500">
            <text:p>1562500</text:p>
          </table:table-cell>
          <table:table-cell table:formula="of:=( [.C24] - ([.$L$19]*[.B24] +[.$N$19]) )^2" office:value-type="float" office:value="0.000558677685950237">
            <text:p>0.0005586777</text:p>
          </table:table-cell>
          <table:table-cell table:number-columns-repeated="7"/>
        </table:table-row>
        <table:table-row table:style-name="ro2">
          <table:table-cell table:formula="of:=IF ( MOD(ROW([.C25]);[.$M$2]) &lt;&gt; 0; MOD(ROW([.C25]);[.$M$2]);[.$M$2])" office:value-type="float" office:value="5">
            <text:p>5</text:p>
          </table:table-cell>
          <table:table-cell table:formula="of:=INDIRECT( &quot;R&quot; &amp; ( FLOOR((ROW([.A25]) -1)/[.$M$2];1) +5) &amp; &quot;C1&quot;;0)" office:value-type="float" office:value="500">
            <text:p>500</text:p>
          </table:table-cell>
          <table:table-cell table:formula="of:=VLOOKUP([.$B25];[.$A$7:.$K$17];[.$A25] +1)" office:value-type="float" office:value="2.87">
            <text:p>2.87</text:p>
          </table:table-cell>
          <table:table-cell table:formula="of:=VLOOKUP([.B25];[.$A$7:.$O$17];13)" office:value-type="float" office:value="0.0191195071996">
            <text:p>0.0191195072</text:p>
          </table:table-cell>
          <table:table-cell table:formula="of:=[.B25] - [.$F$19]" office:value-type="float" office:value="-1250">
            <text:p>-1250</text:p>
          </table:table-cell>
          <table:table-cell table:formula="of:=[.E25]*[.C25]" office:value-type="float" office:value="-3587.5">
            <text:p>-3587.5</text:p>
          </table:table-cell>
          <table:table-cell table:formula="of:=[.E25]^2" office:value-type="float" office:value="1562500">
            <text:p>1562500</text:p>
          </table:table-cell>
          <table:table-cell table:formula="of:=( [.C25] - ([.$L$19]*[.B25] +[.$N$19]) )^2" office:value-type="float" office:value="0.000185950413223032">
            <text:p>0.0001859504</text:p>
          </table:table-cell>
          <table:table-cell table:number-columns-repeated="7"/>
        </table:table-row>
        <table:table-row table:style-name="ro2">
          <table:table-cell table:formula="of:=IF ( MOD(ROW([.C26]);[.$M$2]) &lt;&gt; 0; MOD(ROW([.C26]);[.$M$2]);[.$M$2])" office:value-type="float" office:value="6">
            <text:p>6</text:p>
          </table:table-cell>
          <table:table-cell table:formula="of:=INDIRECT( &quot;R&quot; &amp; ( FLOOR((ROW([.A26]) -1)/[.$M$2];1) +5) &amp; &quot;C1&quot;;0)" office:value-type="float" office:value="500">
            <text:p>500</text:p>
          </table:table-cell>
          <table:table-cell table:formula="of:=VLOOKUP([.$B26];[.$A$7:.$K$17];[.$A26] +1)" office:value-type="float" office:value="2.89">
            <text:p>2.89</text:p>
          </table:table-cell>
          <table:table-cell table:formula="of:=VLOOKUP([.B26];[.$A$7:.$O$17];13)" office:value-type="float" office:value="0.0191195071996">
            <text:p>0.0191195072</text:p>
          </table:table-cell>
          <table:table-cell table:formula="of:=[.B26] - [.$F$19]" office:value-type="float" office:value="-1250">
            <text:p>-1250</text:p>
          </table:table-cell>
          <table:table-cell table:formula="of:=[.E26]*[.C26]" office:value-type="float" office:value="-3612.5">
            <text:p>-3612.5</text:p>
          </table:table-cell>
          <table:table-cell table:formula="of:=[.E26]^2" office:value-type="float" office:value="1562500">
            <text:p>1562500</text:p>
          </table:table-cell>
          <table:table-cell table:formula="of:=( [.C26] - ([.$L$19]*[.B26] +[.$N$19]) )^2" office:value-type="float" office:value="0.0000404958677686457">
            <text:p>4.04958677686457E-005</text:p>
          </table:table-cell>
          <table:table-cell table:number-columns-repeated="7"/>
        </table:table-row>
        <table:table-row table:style-name="ro2">
          <table:table-cell table:formula="of:=IF ( MOD(ROW([.C27]);[.$M$2]) &lt;&gt; 0; MOD(ROW([.C27]);[.$M$2]);[.$M$2])" office:value-type="float" office:value="7">
            <text:p>7</text:p>
          </table:table-cell>
          <table:table-cell table:formula="of:=INDIRECT( &quot;R&quot; &amp; ( FLOOR((ROW([.A27]) -1)/[.$M$2];1) +5) &amp; &quot;C1&quot;;0)" office:value-type="float" office:value="500">
            <text:p>500</text:p>
          </table:table-cell>
          <table:table-cell table:formula="of:=VLOOKUP([.$B27];[.$A$7:.$K$17];[.$A27] +1)" office:value-type="float" office:value="2.85">
            <text:p>2.85</text:p>
          </table:table-cell>
          <table:table-cell table:formula="of:=VLOOKUP([.B27];[.$A$7:.$O$17];13)" office:value-type="float" office:value="0.0191195071996">
            <text:p>0.0191195072</text:p>
          </table:table-cell>
          <table:table-cell table:formula="of:=[.B27] - [.$F$19]" office:value-type="float" office:value="-1250">
            <text:p>-1250</text:p>
          </table:table-cell>
          <table:table-cell table:formula="of:=[.E27]*[.C27]" office:value-type="float" office:value="-3562.5">
            <text:p>-3562.5</text:p>
          </table:table-cell>
          <table:table-cell table:formula="of:=[.E27]^2" office:value-type="float" office:value="1562500">
            <text:p>1562500</text:p>
          </table:table-cell>
          <table:table-cell table:formula="of:=( [.C27] - ([.$L$19]*[.B27] +[.$N$19]) )^2" office:value-type="float" office:value="0.00113140495867742">
            <text:p>0.001131405</text:p>
          </table:table-cell>
          <table:table-cell table:number-columns-repeated="7"/>
        </table:table-row>
        <table:table-row table:style-name="ro2">
          <table:table-cell table:formula="of:=IF ( MOD(ROW([.C28]);[.$M$2]) &lt;&gt; 0; MOD(ROW([.C28]);[.$M$2]);[.$M$2])" office:value-type="float" office:value="8">
            <text:p>8</text:p>
          </table:table-cell>
          <table:table-cell table:formula="of:=INDIRECT( &quot;R&quot; &amp; ( FLOOR((ROW([.A28]) -1)/[.$M$2];1) +5) &amp; &quot;C1&quot;;0)" office:value-type="float" office:value="500">
            <text:p>500</text:p>
          </table:table-cell>
          <table:table-cell table:formula="of:=VLOOKUP([.$B28];[.$A$7:.$K$17];[.$A28] +1)" office:value-type="float" office:value="2.86">
            <text:p>2.86</text:p>
          </table:table-cell>
          <table:table-cell table:formula="of:=VLOOKUP([.B28];[.$A$7:.$O$17];13)" office:value-type="float" office:value="0.0191195071996">
            <text:p>0.0191195072</text:p>
          </table:table-cell>
          <table:table-cell table:formula="of:=[.B28] - [.$F$19]" office:value-type="float" office:value="-1250">
            <text:p>-1250</text:p>
          </table:table-cell>
          <table:table-cell table:formula="of:=[.E28]*[.C28]" office:value-type="float" office:value="-3575">
            <text:p>-3575</text:p>
          </table:table-cell>
          <table:table-cell table:formula="of:=[.E28]^2" office:value-type="float" office:value="1562500">
            <text:p>1562500</text:p>
          </table:table-cell>
          <table:table-cell table:formula="of:=( [.C28] - ([.$L$19]*[.B28] +[.$N$19]) )^2" office:value-type="float" office:value="0.000558677685950237">
            <text:p>0.0005586777</text:p>
          </table:table-cell>
          <table:table-cell table:number-columns-repeated="7"/>
        </table:table-row>
        <table:table-row table:style-name="ro2">
          <table:table-cell table:formula="of:=IF ( MOD(ROW([.C29]);[.$M$2]) &lt;&gt; 0; MOD(ROW([.C29]);[.$M$2]);[.$M$2])" office:value-type="float" office:value="9">
            <text:p>9</text:p>
          </table:table-cell>
          <table:table-cell table:formula="of:=INDIRECT( &quot;R&quot; &amp; ( FLOOR((ROW([.A29]) -1)/[.$M$2];1) +5) &amp; &quot;C1&quot;;0)" office:value-type="float" office:value="500">
            <text:p>500</text:p>
          </table:table-cell>
          <table:table-cell table:formula="of:=VLOOKUP([.$B29];[.$A$7:.$K$17];[.$A29] +1)" office:value-type="float" office:value="2.86">
            <text:p>2.86</text:p>
          </table:table-cell>
          <table:table-cell table:formula="of:=VLOOKUP([.B29];[.$A$7:.$O$17];13)" office:value-type="float" office:value="0.0191195071996">
            <text:p>0.0191195072</text:p>
          </table:table-cell>
          <table:table-cell table:formula="of:=[.B29] - [.$F$19]" office:value-type="float" office:value="-1250">
            <text:p>-1250</text:p>
          </table:table-cell>
          <table:table-cell table:formula="of:=[.E29]*[.C29]" office:value-type="float" office:value="-3575">
            <text:p>-3575</text:p>
          </table:table-cell>
          <table:table-cell table:formula="of:=[.E29]^2" office:value-type="float" office:value="1562500">
            <text:p>1562500</text:p>
          </table:table-cell>
          <table:table-cell table:formula="of:=( [.C29] - ([.$L$19]*[.B29] +[.$N$19]) )^2" office:value-type="float" office:value="0.000558677685950237">
            <text:p>0.0005586777</text:p>
          </table:table-cell>
          <table:table-cell table:number-columns-repeated="7"/>
        </table:table-row>
        <table:table-row table:style-name="ro2">
          <table:table-cell table:formula="of:=IF ( MOD(ROW([.C30]);[.$M$2]) &lt;&gt; 0; MOD(ROW([.C30]);[.$M$2]);[.$M$2])" office:value-type="float" office:value="10">
            <text:p>10</text:p>
          </table:table-cell>
          <table:table-cell table:formula="of:=INDIRECT( &quot;R&quot; &amp; ( FLOOR((ROW([.A30]) -1)/[.$M$2];1) +5) &amp; &quot;C1&quot;;0)" office:value-type="float" office:value="500">
            <text:p>500</text:p>
          </table:table-cell>
          <table:table-cell table:formula="of:=VLOOKUP([.$B30];[.$A$7:.$K$17];[.$A30] +1)" office:value-type="float" office:value="2.86">
            <text:p>2.86</text:p>
          </table:table-cell>
          <table:table-cell table:formula="of:=VLOOKUP([.B30];[.$A$7:.$O$17];13)" office:value-type="float" office:value="0.0191195071996">
            <text:p>0.0191195072</text:p>
          </table:table-cell>
          <table:table-cell table:formula="of:=[.B30] - [.$F$19]" office:value-type="float" office:value="-1250">
            <text:p>-1250</text:p>
          </table:table-cell>
          <table:table-cell table:formula="of:=[.E30]*[.C30]" office:value-type="float" office:value="-3575">
            <text:p>-3575</text:p>
          </table:table-cell>
          <table:table-cell table:formula="of:=[.E30]^2" office:value-type="float" office:value="1562500">
            <text:p>1562500</text:p>
          </table:table-cell>
          <table:table-cell table:formula="of:=( [.C30] - ([.$L$19]*[.B30] +[.$N$19]) )^2" office:value-type="float" office:value="0.000558677685950237">
            <text:p>0.0005586777</text:p>
          </table:table-cell>
          <table:table-cell table:number-columns-repeated="7"/>
        </table:table-row>
        <table:table-row table:style-name="ro2">
          <table:table-cell table:formula="of:=IF ( MOD(ROW([.C31]);[.$M$2]) &lt;&gt; 0; MOD(ROW([.C31]);[.$M$2]);[.$M$2])" office:value-type="float" office:value="1">
            <text:p>1</text:p>
          </table:table-cell>
          <table:table-cell table:formula="of:=INDIRECT( &quot;R&quot; &amp; ( FLOOR((ROW([.A31]) -1)/[.$M$2];1) +5) &amp; &quot;C1&quot;;0)" office:value-type="float" office:value="750">
            <text:p>750</text:p>
          </table:table-cell>
          <table:table-cell table:formula="of:=VLOOKUP([.$B31];[.$A$7:.$K$17];[.$A31] +1)" office:value-type="float" office:value="4.19">
            <text:p>4.19</text:p>
          </table:table-cell>
          <table:table-cell table:formula="of:=VLOOKUP([.B31];[.$A$7:.$O$17];13)" office:value-type="float" office:value="0.189970757983667">
            <text:p>0.189970758</text:p>
          </table:table-cell>
          <table:table-cell table:formula="of:=[.B31] - [.$F$19]" office:value-type="float" office:value="-1000">
            <text:p>-1000</text:p>
          </table:table-cell>
          <table:table-cell table:formula="of:=[.E31]*[.C31]" office:value-type="float" office:value="-4190">
            <text:p>-4190</text:p>
          </table:table-cell>
          <table:table-cell table:formula="of:=[.E31]^2" office:value-type="float" office:value="1000000">
            <text:p>1000000</text:p>
          </table:table-cell>
          <table:table-cell table:formula="of:=( [.C31] - ([.$L$19]*[.B31] +[.$N$19]) )^2" office:value-type="float" office:value="0.00203155074380128">
            <text:p>0.0020315507</text:p>
          </table:table-cell>
          <table:table-cell table:number-columns-repeated="7"/>
        </table:table-row>
        <table:table-row table:style-name="ro2">
          <table:table-cell table:formula="of:=IF ( MOD(ROW([.C32]);[.$M$2]) &lt;&gt; 0; MOD(ROW([.C32]);[.$M$2]);[.$M$2])" office:value-type="float" office:value="2">
            <text:p>2</text:p>
          </table:table-cell>
          <table:table-cell table:formula="of:=INDIRECT( &quot;R&quot; &amp; ( FLOOR((ROW([.A32]) -1)/[.$M$2];1) +5) &amp; &quot;C1&quot;;0)" office:value-type="float" office:value="750">
            <text:p>750</text:p>
          </table:table-cell>
          <table:table-cell table:formula="of:=VLOOKUP([.$B32];[.$A$7:.$K$17];[.$A32] +1)" office:value-type="float" office:value="4.81">
            <text:p>4.81</text:p>
          </table:table-cell>
          <table:table-cell table:formula="of:=VLOOKUP([.B32];[.$A$7:.$O$17];13)" office:value-type="float" office:value="0.189970757983667">
            <text:p>0.189970758</text:p>
          </table:table-cell>
          <table:table-cell table:formula="of:=[.B32] - [.$F$19]" office:value-type="float" office:value="-1000">
            <text:p>-1000</text:p>
          </table:table-cell>
          <table:table-cell table:formula="of:=[.E32]*[.C32]" office:value-type="float" office:value="-4810">
            <text:p>-4810</text:p>
          </table:table-cell>
          <table:table-cell table:formula="of:=[.E32]^2" office:value-type="float" office:value="1000000">
            <text:p>1000000</text:p>
          </table:table-cell>
          <table:table-cell table:formula="of:=( [.C32] - ([.$L$19]*[.B32] +[.$N$19]) )^2" office:value-type="float" office:value="0.330541368925624">
            <text:p>0.3305413689</text:p>
          </table:table-cell>
          <table:table-cell table:number-columns-repeated="7"/>
        </table:table-row>
        <table:table-row table:style-name="ro2">
          <table:table-cell table:formula="of:=IF ( MOD(ROW([.C33]);[.$M$2]) &lt;&gt; 0; MOD(ROW([.C33]);[.$M$2]);[.$M$2])" office:value-type="float" office:value="3">
            <text:p>3</text:p>
          </table:table-cell>
          <table:table-cell table:formula="of:=INDIRECT( &quot;R&quot; &amp; ( FLOOR((ROW([.A33]) -1)/[.$M$2];1) +5) &amp; &quot;C1&quot;;0)" office:value-type="float" office:value="750">
            <text:p>750</text:p>
          </table:table-cell>
          <table:table-cell table:formula="of:=VLOOKUP([.$B33];[.$A$7:.$K$17];[.$A33] +1)" office:value-type="float" office:value="4.22">
            <text:p>4.22</text:p>
          </table:table-cell>
          <table:table-cell table:formula="of:=VLOOKUP([.B33];[.$A$7:.$O$17];13)" office:value-type="float" office:value="0.189970757983667">
            <text:p>0.189970758</text:p>
          </table:table-cell>
          <table:table-cell table:formula="of:=[.B33] - [.$F$19]" office:value-type="float" office:value="-1000">
            <text:p>-1000</text:p>
          </table:table-cell>
          <table:table-cell table:formula="of:=[.E33]*[.C33]" office:value-type="float" office:value="-4220">
            <text:p>-4220</text:p>
          </table:table-cell>
          <table:table-cell table:formula="of:=[.E33]^2" office:value-type="float" office:value="1000000">
            <text:p>1000000</text:p>
          </table:table-cell>
          <table:table-cell table:formula="of:=( [.C33] - ([.$L$19]*[.B33] +[.$N$19]) )^2" office:value-type="float" office:value="0.000227187107437912">
            <text:p>0.0002271871</text:p>
          </table:table-cell>
          <table:table-cell table:number-columns-repeated="7"/>
        </table:table-row>
        <table:table-row table:style-name="ro2">
          <table:table-cell table:formula="of:=IF ( MOD(ROW([.C34]);[.$M$2]) &lt;&gt; 0; MOD(ROW([.C34]);[.$M$2]);[.$M$2])" office:value-type="float" office:value="4">
            <text:p>4</text:p>
          </table:table-cell>
          <table:table-cell table:formula="of:=INDIRECT( &quot;R&quot; &amp; ( FLOOR((ROW([.A34]) -1)/[.$M$2];1) +5) &amp; &quot;C1&quot;;0)" office:value-type="float" office:value="750">
            <text:p>750</text:p>
          </table:table-cell>
          <table:table-cell table:formula="of:=VLOOKUP([.$B34];[.$A$7:.$K$17];[.$A34] +1)" office:value-type="float" office:value="4.2">
            <text:p>4.2</text:p>
          </table:table-cell>
          <table:table-cell table:formula="of:=VLOOKUP([.B34];[.$A$7:.$O$17];13)" office:value-type="float" office:value="0.189970757983667">
            <text:p>0.189970758</text:p>
          </table:table-cell>
          <table:table-cell table:formula="of:=[.B34] - [.$F$19]" office:value-type="float" office:value="-1000">
            <text:p>-1000</text:p>
          </table:table-cell>
          <table:table-cell table:formula="of:=[.E34]*[.C34]" office:value-type="float" office:value="-4200">
            <text:p>-4200</text:p>
          </table:table-cell>
          <table:table-cell table:formula="of:=[.E34]^2" office:value-type="float" office:value="1000000">
            <text:p>1000000</text:p>
          </table:table-cell>
          <table:table-cell table:formula="of:=( [.C34] - ([.$L$19]*[.B34] +[.$N$19]) )^2" office:value-type="float" office:value="0.00123009619834683">
            <text:p>0.0012300962</text:p>
          </table:table-cell>
          <table:table-cell table:number-columns-repeated="7"/>
        </table:table-row>
        <table:table-row table:style-name="ro2">
          <table:table-cell table:formula="of:=IF ( MOD(ROW([.C35]);[.$M$2]) &lt;&gt; 0; MOD(ROW([.C35]);[.$M$2]);[.$M$2])" office:value-type="float" office:value="5">
            <text:p>5</text:p>
          </table:table-cell>
          <table:table-cell table:formula="of:=INDIRECT( &quot;R&quot; &amp; ( FLOOR((ROW([.A35]) -1)/[.$M$2];1) +5) &amp; &quot;C1&quot;;0)" office:value-type="float" office:value="750">
            <text:p>750</text:p>
          </table:table-cell>
          <table:table-cell table:formula="of:=VLOOKUP([.$B35];[.$A$7:.$K$17];[.$A35] +1)" office:value-type="float" office:value="4.21">
            <text:p>4.21</text:p>
          </table:table-cell>
          <table:table-cell table:formula="of:=VLOOKUP([.B35];[.$A$7:.$O$17];13)" office:value-type="float" office:value="0.189970757983667">
            <text:p>0.189970758</text:p>
          </table:table-cell>
          <table:table-cell table:formula="of:=[.B35] - [.$F$19]" office:value-type="float" office:value="-1000">
            <text:p>-1000</text:p>
          </table:table-cell>
          <table:table-cell table:formula="of:=[.E35]*[.C35]" office:value-type="float" office:value="-4210">
            <text:p>-4210</text:p>
          </table:table-cell>
          <table:table-cell table:formula="of:=[.E35]^2" office:value-type="float" office:value="1000000">
            <text:p>1000000</text:p>
          </table:table-cell>
          <table:table-cell table:formula="of:=( [.C35] - ([.$L$19]*[.B35] +[.$N$19]) )^2" office:value-type="float" office:value="0.000628641652892377">
            <text:p>0.0006286417</text:p>
          </table:table-cell>
          <table:table-cell table:number-columns-repeated="7"/>
        </table:table-row>
        <table:table-row table:style-name="ro2">
          <table:table-cell table:formula="of:=IF ( MOD(ROW([.C36]);[.$M$2]) &lt;&gt; 0; MOD(ROW([.C36]);[.$M$2]);[.$M$2])" office:value-type="float" office:value="6">
            <text:p>6</text:p>
          </table:table-cell>
          <table:table-cell table:formula="of:=INDIRECT( &quot;R&quot; &amp; ( FLOOR((ROW([.A36]) -1)/[.$M$2];1) +5) &amp; &quot;C1&quot;;0)" office:value-type="float" office:value="750">
            <text:p>750</text:p>
          </table:table-cell>
          <table:table-cell table:formula="of:=VLOOKUP([.$B36];[.$A$7:.$K$17];[.$A36] +1)" office:value-type="float" office:value="4.21">
            <text:p>4.21</text:p>
          </table:table-cell>
          <table:table-cell table:formula="of:=VLOOKUP([.B36];[.$A$7:.$O$17];13)" office:value-type="float" office:value="0.189970757983667">
            <text:p>0.189970758</text:p>
          </table:table-cell>
          <table:table-cell table:formula="of:=[.B36] - [.$F$19]" office:value-type="float" office:value="-1000">
            <text:p>-1000</text:p>
          </table:table-cell>
          <table:table-cell table:formula="of:=[.E36]*[.C36]" office:value-type="float" office:value="-4210">
            <text:p>-4210</text:p>
          </table:table-cell>
          <table:table-cell table:formula="of:=[.E36]^2" office:value-type="float" office:value="1000000">
            <text:p>1000000</text:p>
          </table:table-cell>
          <table:table-cell table:formula="of:=( [.C36] - ([.$L$19]*[.B36] +[.$N$19]) )^2" office:value-type="float" office:value="0.000628641652892377">
            <text:p>0.0006286417</text:p>
          </table:table-cell>
          <table:table-cell table:number-columns-repeated="7"/>
        </table:table-row>
        <table:table-row table:style-name="ro2">
          <table:table-cell table:formula="of:=IF ( MOD(ROW([.C37]);[.$M$2]) &lt;&gt; 0; MOD(ROW([.C37]);[.$M$2]);[.$M$2])" office:value-type="float" office:value="7">
            <text:p>7</text:p>
          </table:table-cell>
          <table:table-cell table:formula="of:=INDIRECT( &quot;R&quot; &amp; ( FLOOR((ROW([.A37]) -1)/[.$M$2];1) +5) &amp; &quot;C1&quot;;0)" office:value-type="float" office:value="750">
            <text:p>750</text:p>
          </table:table-cell>
          <table:table-cell table:formula="of:=VLOOKUP([.$B37];[.$A$7:.$K$17];[.$A37] +1)" office:value-type="float" office:value="4.22">
            <text:p>4.22</text:p>
          </table:table-cell>
          <table:table-cell table:formula="of:=VLOOKUP([.B37];[.$A$7:.$O$17];13)" office:value-type="float" office:value="0.189970757983667">
            <text:p>0.189970758</text:p>
          </table:table-cell>
          <table:table-cell table:formula="of:=[.B37] - [.$F$19]" office:value-type="float" office:value="-1000">
            <text:p>-1000</text:p>
          </table:table-cell>
          <table:table-cell table:formula="of:=[.E37]*[.C37]" office:value-type="float" office:value="-4220">
            <text:p>-4220</text:p>
          </table:table-cell>
          <table:table-cell table:formula="of:=[.E37]^2" office:value-type="float" office:value="1000000">
            <text:p>1000000</text:p>
          </table:table-cell>
          <table:table-cell table:formula="of:=( [.C37] - ([.$L$19]*[.B37] +[.$N$19]) )^2" office:value-type="float" office:value="0.000227187107437912">
            <text:p>0.0002271871</text:p>
          </table:table-cell>
          <table:table-cell table:number-columns-repeated="7"/>
        </table:table-row>
        <table:table-row table:style-name="ro2">
          <table:table-cell table:formula="of:=IF ( MOD(ROW([.C38]);[.$M$2]) &lt;&gt; 0; MOD(ROW([.C38]);[.$M$2]);[.$M$2])" office:value-type="float" office:value="8">
            <text:p>8</text:p>
          </table:table-cell>
          <table:table-cell table:formula="of:=INDIRECT( &quot;R&quot; &amp; ( FLOOR((ROW([.A38]) -1)/[.$M$2];1) +5) &amp; &quot;C1&quot;;0)" office:value-type="float" office:value="750">
            <text:p>750</text:p>
          </table:table-cell>
          <table:table-cell table:formula="of:=VLOOKUP([.$B38];[.$A$7:.$K$17];[.$A38] +1)" office:value-type="float" office:value="4.21">
            <text:p>4.21</text:p>
          </table:table-cell>
          <table:table-cell table:formula="of:=VLOOKUP([.B38];[.$A$7:.$O$17];13)" office:value-type="float" office:value="0.189970757983667">
            <text:p>0.189970758</text:p>
          </table:table-cell>
          <table:table-cell table:formula="of:=[.B38] - [.$F$19]" office:value-type="float" office:value="-1000">
            <text:p>-1000</text:p>
          </table:table-cell>
          <table:table-cell table:formula="of:=[.E38]*[.C38]" office:value-type="float" office:value="-4210">
            <text:p>-4210</text:p>
          </table:table-cell>
          <table:table-cell table:formula="of:=[.E38]^2" office:value-type="float" office:value="1000000">
            <text:p>1000000</text:p>
          </table:table-cell>
          <table:table-cell table:formula="of:=( [.C38] - ([.$L$19]*[.B38] +[.$N$19]) )^2" office:value-type="float" office:value="0.000628641652892377">
            <text:p>0.0006286417</text:p>
          </table:table-cell>
          <table:table-cell table:number-columns-repeated="7"/>
        </table:table-row>
        <table:table-row table:style-name="ro2">
          <table:table-cell table:formula="of:=IF ( MOD(ROW([.C39]);[.$M$2]) &lt;&gt; 0; MOD(ROW([.C39]);[.$M$2]);[.$M$2])" office:value-type="float" office:value="9">
            <text:p>9</text:p>
          </table:table-cell>
          <table:table-cell table:formula="of:=INDIRECT( &quot;R&quot; &amp; ( FLOOR((ROW([.A39]) -1)/[.$M$2];1) +5) &amp; &quot;C1&quot;;0)" office:value-type="float" office:value="750">
            <text:p>750</text:p>
          </table:table-cell>
          <table:table-cell table:formula="of:=VLOOKUP([.$B39];[.$A$7:.$K$17];[.$A39] +1)" office:value-type="float" office:value="4.21">
            <text:p>4.21</text:p>
          </table:table-cell>
          <table:table-cell table:formula="of:=VLOOKUP([.B39];[.$A$7:.$O$17];13)" office:value-type="float" office:value="0.189970757983667">
            <text:p>0.189970758</text:p>
          </table:table-cell>
          <table:table-cell table:formula="of:=[.B39] - [.$F$19]" office:value-type="float" office:value="-1000">
            <text:p>-1000</text:p>
          </table:table-cell>
          <table:table-cell table:formula="of:=[.E39]*[.C39]" office:value-type="float" office:value="-4210">
            <text:p>-4210</text:p>
          </table:table-cell>
          <table:table-cell table:formula="of:=[.E39]^2" office:value-type="float" office:value="1000000">
            <text:p>1000000</text:p>
          </table:table-cell>
          <table:table-cell table:formula="of:=( [.C39] - ([.$L$19]*[.B39] +[.$N$19]) )^2" office:value-type="float" office:value="0.000628641652892377">
            <text:p>0.0006286417</text:p>
          </table:table-cell>
          <table:table-cell table:number-columns-repeated="7"/>
        </table:table-row>
        <table:table-row table:style-name="ro2">
          <table:table-cell table:formula="of:=IF ( MOD(ROW([.C40]);[.$M$2]) &lt;&gt; 0; MOD(ROW([.C40]);[.$M$2]);[.$M$2])" office:value-type="float" office:value="10">
            <text:p>10</text:p>
          </table:table-cell>
          <table:table-cell table:formula="of:=INDIRECT( &quot;R&quot; &amp; ( FLOOR((ROW([.A40]) -1)/[.$M$2];1) +5) &amp; &quot;C1&quot;;0)" office:value-type="float" office:value="750">
            <text:p>750</text:p>
          </table:table-cell>
          <table:table-cell table:formula="of:=VLOOKUP([.$B40];[.$A$7:.$K$17];[.$A40] +1)" office:value-type="float" office:value="4.22">
            <text:p>4.22</text:p>
          </table:table-cell>
          <table:table-cell table:formula="of:=VLOOKUP([.B40];[.$A$7:.$O$17];13)" office:value-type="float" office:value="0.189970757983667">
            <text:p>0.189970758</text:p>
          </table:table-cell>
          <table:table-cell table:formula="of:=[.B40] - [.$F$19]" office:value-type="float" office:value="-1000">
            <text:p>-1000</text:p>
          </table:table-cell>
          <table:table-cell table:formula="of:=[.E40]*[.C40]" office:value-type="float" office:value="-4220">
            <text:p>-4220</text:p>
          </table:table-cell>
          <table:table-cell table:formula="of:=[.E40]^2" office:value-type="float" office:value="1000000">
            <text:p>1000000</text:p>
          </table:table-cell>
          <table:table-cell table:formula="of:=( [.C40] - ([.$L$19]*[.B40] +[.$N$19]) )^2" office:value-type="float" office:value="0.000227187107437912">
            <text:p>0.0002271871</text:p>
          </table:table-cell>
          <table:table-cell table:number-columns-repeated="7"/>
        </table:table-row>
        <table:table-row table:style-name="ro2">
          <table:table-cell table:formula="of:=IF ( MOD(ROW([.C41]);[.$M$2]) &lt;&gt; 0; MOD(ROW([.C41]);[.$M$2]);[.$M$2])" office:value-type="float" office:value="1">
            <text:p>1</text:p>
          </table:table-cell>
          <table:table-cell table:formula="of:=INDIRECT( &quot;R&quot; &amp; ( FLOOR((ROW([.A41]) -1)/[.$M$2];1) +5) &amp; &quot;C1&quot;;0)" office:value-type="float" office:value="1000">
            <text:p>1000</text:p>
          </table:table-cell>
          <table:table-cell table:formula="of:=VLOOKUP([.$B41];[.$A$7:.$K$17];[.$A41] +1)" office:value-type="float" office:value="6.16">
            <text:p>6.16</text:p>
          </table:table-cell>
          <table:table-cell table:formula="of:=VLOOKUP([.B41];[.$A$7:.$O$17];13)" office:value-type="float" office:value="0.0191195071996">
            <text:p>0.0191195072</text:p>
          </table:table-cell>
          <table:table-cell table:formula="of:=[.B41] - [.$F$19]" office:value-type="float" office:value="-750">
            <text:p>-750</text:p>
          </table:table-cell>
          <table:table-cell table:formula="of:=[.E41]*[.C41]" office:value-type="float" office:value="-4620">
            <text:p>-4620</text:p>
          </table:table-cell>
          <table:table-cell table:formula="of:=[.E41]^2" office:value-type="float" office:value="562500">
            <text:p>562500</text:p>
          </table:table-cell>
          <table:table-cell table:formula="of:=( [.C41] - ([.$L$19]*[.B41] +[.$N$19]) )^2" office:value-type="float" office:value="0.328891822809922">
            <text:p>0.3288918228</text:p>
          </table:table-cell>
          <table:table-cell table:number-columns-repeated="7"/>
        </table:table-row>
        <table:table-row table:style-name="ro2">
          <table:table-cell table:formula="of:=IF ( MOD(ROW([.C42]);[.$M$2]) &lt;&gt; 0; MOD(ROW([.C42]);[.$M$2]);[.$M$2])" office:value-type="float" office:value="2">
            <text:p>2</text:p>
          </table:table-cell>
          <table:table-cell table:formula="of:=INDIRECT( &quot;R&quot; &amp; ( FLOOR((ROW([.A42]) -1)/[.$M$2];1) +5) &amp; &quot;C1&quot;;0)" office:value-type="float" office:value="1000">
            <text:p>1000</text:p>
          </table:table-cell>
          <table:table-cell table:formula="of:=VLOOKUP([.$B42];[.$A$7:.$K$17];[.$A42] +1)" office:value-type="float" office:value="5.55">
            <text:p>5.55</text:p>
          </table:table-cell>
          <table:table-cell table:formula="of:=VLOOKUP([.B42];[.$A$7:.$O$17];13)" office:value-type="float" office:value="0.0191195071996">
            <text:p>0.0191195072</text:p>
          </table:table-cell>
          <table:table-cell table:formula="of:=[.B42] - [.$F$19]" office:value-type="float" office:value="-750">
            <text:p>-750</text:p>
          </table:table-cell>
          <table:table-cell table:formula="of:=[.E42]*[.C42]" office:value-type="float" office:value="-4162.5">
            <text:p>-4162.5</text:p>
          </table:table-cell>
          <table:table-cell table:formula="of:=[.E42]^2" office:value-type="float" office:value="562500">
            <text:p>562500</text:p>
          </table:table-cell>
          <table:table-cell table:formula="of:=( [.C42] - ([.$L$19]*[.B42] +[.$N$19]) )^2" office:value-type="float" office:value="0.00133291371900798">
            <text:p>0.0013329137</text:p>
          </table:table-cell>
          <table:table-cell table:number-columns-repeated="7"/>
        </table:table-row>
        <table:table-row table:style-name="ro2">
          <table:table-cell table:formula="of:=IF ( MOD(ROW([.C43]);[.$M$2]) &lt;&gt; 0; MOD(ROW([.C43]);[.$M$2]);[.$M$2])" office:value-type="float" office:value="3">
            <text:p>3</text:p>
          </table:table-cell>
          <table:table-cell table:formula="of:=INDIRECT( &quot;R&quot; &amp; ( FLOOR((ROW([.A43]) -1)/[.$M$2];1) +5) &amp; &quot;C1&quot;;0)" office:value-type="float" office:value="1000">
            <text:p>1000</text:p>
          </table:table-cell>
          <table:table-cell table:formula="of:=VLOOKUP([.$B43];[.$A$7:.$K$17];[.$A43] +1)" office:value-type="float" office:value="5.58">
            <text:p>5.58</text:p>
          </table:table-cell>
          <table:table-cell table:formula="of:=VLOOKUP([.B43];[.$A$7:.$O$17];13)" office:value-type="float" office:value="0.0191195071996">
            <text:p>0.0191195072</text:p>
          </table:table-cell>
          <table:table-cell table:formula="of:=[.B43] - [.$F$19]" office:value-type="float" office:value="-750">
            <text:p>-750</text:p>
          </table:table-cell>
          <table:table-cell table:formula="of:=[.E43]*[.C43]" office:value-type="float" office:value="-4185">
            <text:p>-4185</text:p>
          </table:table-cell>
          <table:table-cell table:formula="of:=[.E43]^2" office:value-type="float" office:value="562500">
            <text:p>562500</text:p>
          </table:table-cell>
          <table:table-cell table:formula="of:=( [.C43] - ([.$L$19]*[.B43] +[.$N$19]) )^2" office:value-type="float" office:value="0.0000423682644627564">
            <text:p>4.23682644627564E-005</text:p>
          </table:table-cell>
          <table:table-cell table:number-columns-repeated="7"/>
        </table:table-row>
        <table:table-row table:style-name="ro2">
          <table:table-cell table:formula="of:=IF ( MOD(ROW([.C44]);[.$M$2]) &lt;&gt; 0; MOD(ROW([.C44]);[.$M$2]);[.$M$2])" office:value-type="float" office:value="4">
            <text:p>4</text:p>
          </table:table-cell>
          <table:table-cell table:formula="of:=INDIRECT( &quot;R&quot; &amp; ( FLOOR((ROW([.A44]) -1)/[.$M$2];1) +5) &amp; &quot;C1&quot;;0)" office:value-type="float" office:value="1000">
            <text:p>1000</text:p>
          </table:table-cell>
          <table:table-cell table:formula="of:=VLOOKUP([.$B44];[.$A$7:.$K$17];[.$A44] +1)" office:value-type="float" office:value="5.56">
            <text:p>5.56</text:p>
          </table:table-cell>
          <table:table-cell table:formula="of:=VLOOKUP([.B44];[.$A$7:.$O$17];13)" office:value-type="float" office:value="0.0191195071996">
            <text:p>0.0191195072</text:p>
          </table:table-cell>
          <table:table-cell table:formula="of:=[.B44] - [.$F$19]" office:value-type="float" office:value="-750">
            <text:p>-750</text:p>
          </table:table-cell>
          <table:table-cell table:formula="of:=[.E44]*[.C44]" office:value-type="float" office:value="-4170">
            <text:p>-4170</text:p>
          </table:table-cell>
          <table:table-cell table:formula="of:=[.E44]^2" office:value-type="float" office:value="562500">
            <text:p>562500</text:p>
          </table:table-cell>
          <table:table-cell table:formula="of:=( [.C44] - ([.$L$19]*[.B44] +[.$N$19]) )^2" office:value-type="float" office:value="0.000702731900826253">
            <text:p>0.0007027319</text:p>
          </table:table-cell>
          <table:table-cell table:number-columns-repeated="7"/>
        </table:table-row>
        <table:table-row table:style-name="ro2">
          <table:table-cell table:formula="of:=IF ( MOD(ROW([.C45]);[.$M$2]) &lt;&gt; 0; MOD(ROW([.C45]);[.$M$2]);[.$M$2])" office:value-type="float" office:value="5">
            <text:p>5</text:p>
          </table:table-cell>
          <table:table-cell table:formula="of:=INDIRECT( &quot;R&quot; &amp; ( FLOOR((ROW([.A45]) -1)/[.$M$2];1) +5) &amp; &quot;C1&quot;;0)" office:value-type="float" office:value="1000">
            <text:p>1000</text:p>
          </table:table-cell>
          <table:table-cell table:formula="of:=VLOOKUP([.$B45];[.$A$7:.$K$17];[.$A45] +1)" office:value-type="float" office:value="5.58">
            <text:p>5.58</text:p>
          </table:table-cell>
          <table:table-cell table:formula="of:=VLOOKUP([.B45];[.$A$7:.$O$17];13)" office:value-type="float" office:value="0.0191195071996">
            <text:p>0.0191195072</text:p>
          </table:table-cell>
          <table:table-cell table:formula="of:=[.B45] - [.$F$19]" office:value-type="float" office:value="-750">
            <text:p>-750</text:p>
          </table:table-cell>
          <table:table-cell table:formula="of:=[.E45]*[.C45]" office:value-type="float" office:value="-4185">
            <text:p>-4185</text:p>
          </table:table-cell>
          <table:table-cell table:formula="of:=[.E45]^2" office:value-type="float" office:value="562500">
            <text:p>562500</text:p>
          </table:table-cell>
          <table:table-cell table:formula="of:=( [.C45] - ([.$L$19]*[.B45] +[.$N$19]) )^2" office:value-type="float" office:value="0.0000423682644627564">
            <text:p>4.23682644627564E-005</text:p>
          </table:table-cell>
          <table:table-cell table:number-columns-repeated="7"/>
        </table:table-row>
        <table:table-row table:style-name="ro2">
          <table:table-cell table:formula="of:=IF ( MOD(ROW([.C46]);[.$M$2]) &lt;&gt; 0; MOD(ROW([.C46]);[.$M$2]);[.$M$2])" office:value-type="float" office:value="6">
            <text:p>6</text:p>
          </table:table-cell>
          <table:table-cell table:formula="of:=INDIRECT( &quot;R&quot; &amp; ( FLOOR((ROW([.A46]) -1)/[.$M$2];1) +5) &amp; &quot;C1&quot;;0)" office:value-type="float" office:value="1000">
            <text:p>1000</text:p>
          </table:table-cell>
          <table:table-cell table:formula="of:=VLOOKUP([.$B46];[.$A$7:.$K$17];[.$A46] +1)" office:value-type="float" office:value="5.57">
            <text:p>5.57</text:p>
          </table:table-cell>
          <table:table-cell table:formula="of:=VLOOKUP([.B46];[.$A$7:.$O$17];13)" office:value-type="float" office:value="0.0191195071996">
            <text:p>0.0191195072</text:p>
          </table:table-cell>
          <table:table-cell table:formula="of:=[.B46] - [.$F$19]" office:value-type="float" office:value="-750">
            <text:p>-750</text:p>
          </table:table-cell>
          <table:table-cell table:formula="of:=[.E46]*[.C46]" office:value-type="float" office:value="-4177.5">
            <text:p>-4177.5</text:p>
          </table:table-cell>
          <table:table-cell table:formula="of:=[.E46]^2" office:value-type="float" office:value="562500">
            <text:p>562500</text:p>
          </table:table-cell>
          <table:table-cell table:formula="of:=( [.C46] - ([.$L$19]*[.B46] +[.$N$19]) )^2" office:value-type="float" office:value="0.000272550082644485">
            <text:p>0.0002725501</text:p>
          </table:table-cell>
          <table:table-cell table:number-columns-repeated="7"/>
        </table:table-row>
        <table:table-row table:style-name="ro2">
          <table:table-cell table:formula="of:=IF ( MOD(ROW([.C47]);[.$M$2]) &lt;&gt; 0; MOD(ROW([.C47]);[.$M$2]);[.$M$2])" office:value-type="float" office:value="7">
            <text:p>7</text:p>
          </table:table-cell>
          <table:table-cell table:formula="of:=INDIRECT( &quot;R&quot; &amp; ( FLOOR((ROW([.A47]) -1)/[.$M$2];1) +5) &amp; &quot;C1&quot;;0)" office:value-type="float" office:value="1000">
            <text:p>1000</text:p>
          </table:table-cell>
          <table:table-cell table:formula="of:=VLOOKUP([.$B47];[.$A$7:.$K$17];[.$A47] +1)" office:value-type="float" office:value="5.61">
            <text:p>5.61</text:p>
          </table:table-cell>
          <table:table-cell table:formula="of:=VLOOKUP([.B47];[.$A$7:.$O$17];13)" office:value-type="float" office:value="0.0191195071996">
            <text:p>0.0191195072</text:p>
          </table:table-cell>
          <table:table-cell table:formula="of:=[.B47] - [.$F$19]" office:value-type="float" office:value="-750">
            <text:p>-750</text:p>
          </table:table-cell>
          <table:table-cell table:formula="of:=[.E47]*[.C47]" office:value-type="float" office:value="-4207.5">
            <text:p>-4207.5</text:p>
          </table:table-cell>
          <table:table-cell table:formula="of:=[.E47]^2" office:value-type="float" office:value="562500">
            <text:p>562500</text:p>
          </table:table-cell>
          <table:table-cell table:formula="of:=( [.C47] - ([.$L$19]*[.B47] +[.$N$19]) )^2" office:value-type="float" office:value="0.00055182280991756">
            <text:p>0.0005518228</text:p>
          </table:table-cell>
          <table:table-cell table:number-columns-repeated="7"/>
        </table:table-row>
        <table:table-row table:style-name="ro2">
          <table:table-cell table:formula="of:=IF ( MOD(ROW([.C48]);[.$M$2]) &lt;&gt; 0; MOD(ROW([.C48]);[.$M$2]);[.$M$2])" office:value-type="float" office:value="8">
            <text:p>8</text:p>
          </table:table-cell>
          <table:table-cell table:formula="of:=INDIRECT( &quot;R&quot; &amp; ( FLOOR((ROW([.A48]) -1)/[.$M$2];1) +5) &amp; &quot;C1&quot;;0)" office:value-type="float" office:value="1000">
            <text:p>1000</text:p>
          </table:table-cell>
          <table:table-cell table:formula="of:=VLOOKUP([.$B48];[.$A$7:.$K$17];[.$A48] +1)" office:value-type="float" office:value="5.57">
            <text:p>5.57</text:p>
          </table:table-cell>
          <table:table-cell table:formula="of:=VLOOKUP([.B48];[.$A$7:.$O$17];13)" office:value-type="float" office:value="0.0191195071996">
            <text:p>0.0191195072</text:p>
          </table:table-cell>
          <table:table-cell table:formula="of:=[.B48] - [.$F$19]" office:value-type="float" office:value="-750">
            <text:p>-750</text:p>
          </table:table-cell>
          <table:table-cell table:formula="of:=[.E48]*[.C48]" office:value-type="float" office:value="-4177.5">
            <text:p>-4177.5</text:p>
          </table:table-cell>
          <table:table-cell table:formula="of:=[.E48]^2" office:value-type="float" office:value="562500">
            <text:p>562500</text:p>
          </table:table-cell>
          <table:table-cell table:formula="of:=( [.C48] - ([.$L$19]*[.B48] +[.$N$19]) )^2" office:value-type="float" office:value="0.000272550082644485">
            <text:p>0.0002725501</text:p>
          </table:table-cell>
          <table:table-cell table:number-columns-repeated="7"/>
        </table:table-row>
        <table:table-row table:style-name="ro2">
          <table:table-cell table:formula="of:=IF ( MOD(ROW([.C49]);[.$M$2]) &lt;&gt; 0; MOD(ROW([.C49]);[.$M$2]);[.$M$2])" office:value-type="float" office:value="9">
            <text:p>9</text:p>
          </table:table-cell>
          <table:table-cell table:formula="of:=INDIRECT( &quot;R&quot; &amp; ( FLOOR((ROW([.A49]) -1)/[.$M$2];1) +5) &amp; &quot;C1&quot;;0)" office:value-type="float" office:value="1000">
            <text:p>1000</text:p>
          </table:table-cell>
          <table:table-cell table:formula="of:=VLOOKUP([.$B49];[.$A$7:.$K$17];[.$A49] +1)" office:value-type="float" office:value="5.55">
            <text:p>5.55</text:p>
          </table:table-cell>
          <table:table-cell table:formula="of:=VLOOKUP([.B49];[.$A$7:.$O$17];13)" office:value-type="float" office:value="0.0191195071996">
            <text:p>0.0191195072</text:p>
          </table:table-cell>
          <table:table-cell table:formula="of:=[.B49] - [.$F$19]" office:value-type="float" office:value="-750">
            <text:p>-750</text:p>
          </table:table-cell>
          <table:table-cell table:formula="of:=[.E49]*[.C49]" office:value-type="float" office:value="-4162.5">
            <text:p>-4162.5</text:p>
          </table:table-cell>
          <table:table-cell table:formula="of:=[.E49]^2" office:value-type="float" office:value="562500">
            <text:p>562500</text:p>
          </table:table-cell>
          <table:table-cell table:formula="of:=( [.C49] - ([.$L$19]*[.B49] +[.$N$19]) )^2" office:value-type="float" office:value="0.00133291371900798">
            <text:p>0.0013329137</text:p>
          </table:table-cell>
          <table:table-cell table:number-columns-repeated="7"/>
        </table:table-row>
        <table:table-row table:style-name="ro2">
          <table:table-cell table:formula="of:=IF ( MOD(ROW([.C50]);[.$M$2]) &lt;&gt; 0; MOD(ROW([.C50]);[.$M$2]);[.$M$2])" office:value-type="float" office:value="10">
            <text:p>10</text:p>
          </table:table-cell>
          <table:table-cell table:formula="of:=INDIRECT( &quot;R&quot; &amp; ( FLOOR((ROW([.A50]) -1)/[.$M$2];1) +5) &amp; &quot;C1&quot;;0)" office:value-type="float" office:value="1000">
            <text:p>1000</text:p>
          </table:table-cell>
          <table:table-cell table:formula="of:=VLOOKUP([.$B50];[.$A$7:.$K$17];[.$A50] +1)" office:value-type="float" office:value="5.55">
            <text:p>5.55</text:p>
          </table:table-cell>
          <table:table-cell table:formula="of:=VLOOKUP([.B50];[.$A$7:.$O$17];13)" office:value-type="float" office:value="0.0191195071996">
            <text:p>0.0191195072</text:p>
          </table:table-cell>
          <table:table-cell table:formula="of:=[.B50] - [.$F$19]" office:value-type="float" office:value="-750">
            <text:p>-750</text:p>
          </table:table-cell>
          <table:table-cell table:formula="of:=[.E50]*[.C50]" office:value-type="float" office:value="-4162.5">
            <text:p>-4162.5</text:p>
          </table:table-cell>
          <table:table-cell table:formula="of:=[.E50]^2" office:value-type="float" office:value="562500">
            <text:p>562500</text:p>
          </table:table-cell>
          <table:table-cell table:formula="of:=( [.C50] - ([.$L$19]*[.B50] +[.$N$19]) )^2" office:value-type="float" office:value="0.00133291371900798">
            <text:p>0.0013329137</text:p>
          </table:table-cell>
          <table:table-cell table:number-columns-repeated="7"/>
        </table:table-row>
        <table:table-row table:style-name="ro2">
          <table:table-cell table:formula="of:=IF ( MOD(ROW([.C51]);[.$M$2]) &lt;&gt; 0; MOD(ROW([.C51]);[.$M$2]);[.$M$2])" office:value-type="float" office:value="1">
            <text:p>1</text:p>
          </table:table-cell>
          <table:table-cell table:formula="of:=INDIRECT( &quot;R&quot; &amp; ( FLOOR((ROW([.A51]) -1)/[.$M$2];1) +5) &amp; &quot;C1&quot;;0)" office:value-type="float" office:value="1250">
            <text:p>1250</text:p>
          </table:table-cell>
          <table:table-cell table:formula="of:=VLOOKUP([.$B51];[.$A$7:.$K$17];[.$A51] +1)" office:value-type="float" office:value="6.96">
            <text:p>6.96</text:p>
          </table:table-cell>
          <table:table-cell table:formula="of:=VLOOKUP([.B51];[.$A$7:.$O$17];13)" office:value-type="float" office:value="0.189970757983667">
            <text:p>0.189970758</text:p>
          </table:table-cell>
          <table:table-cell table:formula="of:=[.B51] - [.$F$19]" office:value-type="float" office:value="-500">
            <text:p>-500</text:p>
          </table:table-cell>
          <table:table-cell table:formula="of:=[.E51]*[.C51]" office:value-type="float" office:value="-3480">
            <text:p>-3480</text:p>
          </table:table-cell>
          <table:table-cell table:formula="of:=[.E51]^2" office:value-type="float" office:value="250000">
            <text:p>250000</text:p>
          </table:table-cell>
          <table:table-cell table:formula="of:=( [.C51] - ([.$L$19]*[.B51] +[.$N$19]) )^2" office:value-type="float" office:value="0.000486402975206802">
            <text:p>0.000486403</text:p>
          </table:table-cell>
          <table:table-cell table:number-columns-repeated="7"/>
        </table:table-row>
        <table:table-row table:style-name="ro2">
          <table:table-cell table:formula="of:=IF ( MOD(ROW([.C52]);[.$M$2]) &lt;&gt; 0; MOD(ROW([.C52]);[.$M$2]);[.$M$2])" office:value-type="float" office:value="2">
            <text:p>2</text:p>
          </table:table-cell>
          <table:table-cell table:formula="of:=INDIRECT( &quot;R&quot; &amp; ( FLOOR((ROW([.A52]) -1)/[.$M$2];1) +5) &amp; &quot;C1&quot;;0)" office:value-type="float" office:value="1250">
            <text:p>1250</text:p>
          </table:table-cell>
          <table:table-cell table:formula="of:=VLOOKUP([.$B52];[.$A$7:.$K$17];[.$A52] +1)" office:value-type="float" office:value="6.91">
            <text:p>6.91</text:p>
          </table:table-cell>
          <table:table-cell table:formula="of:=VLOOKUP([.B52];[.$A$7:.$O$17];13)" office:value-type="float" office:value="0.189970757983667">
            <text:p>0.189970758</text:p>
          </table:table-cell>
          <table:table-cell table:formula="of:=[.B52] - [.$F$19]" office:value-type="float" office:value="-500">
            <text:p>-500</text:p>
          </table:table-cell>
          <table:table-cell table:formula="of:=[.E52]*[.C52]" office:value-type="float" office:value="-3455">
            <text:p>-3455</text:p>
          </table:table-cell>
          <table:table-cell table:formula="of:=[.E52]^2" office:value-type="float" office:value="250000">
            <text:p>250000</text:p>
          </table:table-cell>
          <table:table-cell table:formula="of:=( [.C52] - ([.$L$19]*[.B52] +[.$N$19]) )^2" office:value-type="float" office:value="0.000780948429751815">
            <text:p>0.0007809484</text:p>
          </table:table-cell>
          <table:table-cell table:number-columns-repeated="7"/>
        </table:table-row>
        <table:table-row table:style-name="ro2">
          <table:table-cell table:formula="of:=IF ( MOD(ROW([.C53]);[.$M$2]) &lt;&gt; 0; MOD(ROW([.C53]);[.$M$2]);[.$M$2])" office:value-type="float" office:value="3">
            <text:p>3</text:p>
          </table:table-cell>
          <table:table-cell table:formula="of:=INDIRECT( &quot;R&quot; &amp; ( FLOOR((ROW([.A53]) -1)/[.$M$2];1) +5) &amp; &quot;C1&quot;;0)" office:value-type="float" office:value="1250">
            <text:p>1250</text:p>
          </table:table-cell>
          <table:table-cell table:formula="of:=VLOOKUP([.$B53];[.$A$7:.$K$17];[.$A53] +1)" office:value-type="float" office:value="6.93">
            <text:p>6.93</text:p>
          </table:table-cell>
          <table:table-cell table:formula="of:=VLOOKUP([.B53];[.$A$7:.$O$17];13)" office:value-type="float" office:value="0.189970757983667">
            <text:p>0.189970758</text:p>
          </table:table-cell>
          <table:table-cell table:formula="of:=[.B53] - [.$F$19]" office:value-type="float" office:value="-500">
            <text:p>-500</text:p>
          </table:table-cell>
          <table:table-cell table:formula="of:=[.E53]*[.C53]" office:value-type="float" office:value="-3465">
            <text:p>-3465</text:p>
          </table:table-cell>
          <table:table-cell table:formula="of:=[.E53]^2" office:value-type="float" office:value="250000">
            <text:p>250000</text:p>
          </table:table-cell>
          <table:table-cell table:formula="of:=( [.C53] - ([.$L$19]*[.B53] +[.$N$19]) )^2" office:value-type="float" office:value="0.0000631302479338197">
            <text:p>6.31302479338197E-005</text:p>
          </table:table-cell>
          <table:table-cell table:number-columns-repeated="7"/>
        </table:table-row>
        <table:table-row table:style-name="ro2">
          <table:table-cell table:formula="of:=IF ( MOD(ROW([.C54]);[.$M$2]) &lt;&gt; 0; MOD(ROW([.C54]);[.$M$2]);[.$M$2])" office:value-type="float" office:value="4">
            <text:p>4</text:p>
          </table:table-cell>
          <table:table-cell table:formula="of:=INDIRECT( &quot;R&quot; &amp; ( FLOOR((ROW([.A54]) -1)/[.$M$2];1) +5) &amp; &quot;C1&quot;;0)" office:value-type="float" office:value="1250">
            <text:p>1250</text:p>
          </table:table-cell>
          <table:table-cell table:formula="of:=VLOOKUP([.$B54];[.$A$7:.$K$17];[.$A54] +1)" office:value-type="float" office:value="6.92">
            <text:p>6.92</text:p>
          </table:table-cell>
          <table:table-cell table:formula="of:=VLOOKUP([.B54];[.$A$7:.$O$17];13)" office:value-type="float" office:value="0.189970757983667">
            <text:p>0.189970758</text:p>
          </table:table-cell>
          <table:table-cell table:formula="of:=[.B54] - [.$F$19]" office:value-type="float" office:value="-500">
            <text:p>-500</text:p>
          </table:table-cell>
          <table:table-cell table:formula="of:=[.E54]*[.C54]" office:value-type="float" office:value="-3460">
            <text:p>-3460</text:p>
          </table:table-cell>
          <table:table-cell table:formula="of:=[.E54]^2" office:value-type="float" office:value="250000">
            <text:p>250000</text:p>
          </table:table-cell>
          <table:table-cell table:formula="of:=( [.C54] - ([.$L$19]*[.B54] +[.$N$19]) )^2" office:value-type="float" office:value="0.000322039338842822">
            <text:p>0.0003220393</text:p>
          </table:table-cell>
          <table:table-cell table:number-columns-repeated="7"/>
        </table:table-row>
        <table:table-row table:style-name="ro2">
          <table:table-cell table:formula="of:=IF ( MOD(ROW([.C55]);[.$M$2]) &lt;&gt; 0; MOD(ROW([.C55]);[.$M$2]);[.$M$2])" office:value-type="float" office:value="5">
            <text:p>5</text:p>
          </table:table-cell>
          <table:table-cell table:formula="of:=INDIRECT( &quot;R&quot; &amp; ( FLOOR((ROW([.A55]) -1)/[.$M$2];1) +5) &amp; &quot;C1&quot;;0)" office:value-type="float" office:value="1250">
            <text:p>1250</text:p>
          </table:table-cell>
          <table:table-cell table:formula="of:=VLOOKUP([.$B55];[.$A$7:.$K$17];[.$A55] +1)" office:value-type="float" office:value="6.95">
            <text:p>6.95</text:p>
          </table:table-cell>
          <table:table-cell table:formula="of:=VLOOKUP([.B55];[.$A$7:.$O$17];13)" office:value-type="float" office:value="0.189970757983667">
            <text:p>0.189970758</text:p>
          </table:table-cell>
          <table:table-cell table:formula="of:=[.B55] - [.$F$19]" office:value-type="float" office:value="-500">
            <text:p>-500</text:p>
          </table:table-cell>
          <table:table-cell table:formula="of:=[.E55]*[.C55]" office:value-type="float" office:value="-3475">
            <text:p>-3475</text:p>
          </table:table-cell>
          <table:table-cell table:formula="of:=[.E55]^2" office:value-type="float" office:value="250000">
            <text:p>250000</text:p>
          </table:table-cell>
          <table:table-cell table:formula="of:=( [.C55] - ([.$L$19]*[.B55] +[.$N$19]) )^2" office:value-type="float" office:value="0.000145312066115812">
            <text:p>0.0001453121</text:p>
          </table:table-cell>
          <table:table-cell table:number-columns-repeated="7"/>
        </table:table-row>
        <table:table-row table:style-name="ro2">
          <table:table-cell table:formula="of:=IF ( MOD(ROW([.C56]);[.$M$2]) &lt;&gt; 0; MOD(ROW([.C56]);[.$M$2]);[.$M$2])" office:value-type="float" office:value="6">
            <text:p>6</text:p>
          </table:table-cell>
          <table:table-cell table:formula="of:=INDIRECT( &quot;R&quot; &amp; ( FLOOR((ROW([.A56]) -1)/[.$M$2];1) +5) &amp; &quot;C1&quot;;0)" office:value-type="float" office:value="1250">
            <text:p>1250</text:p>
          </table:table-cell>
          <table:table-cell table:formula="of:=VLOOKUP([.$B56];[.$A$7:.$K$17];[.$A56] +1)" office:value-type="float" office:value="6.89">
            <text:p>6.89</text:p>
          </table:table-cell>
          <table:table-cell table:formula="of:=VLOOKUP([.B56];[.$A$7:.$O$17];13)" office:value-type="float" office:value="0.189970757983667">
            <text:p>0.189970758</text:p>
          </table:table-cell>
          <table:table-cell table:formula="of:=[.B56] - [.$F$19]" office:value-type="float" office:value="-500">
            <text:p>-500</text:p>
          </table:table-cell>
          <table:table-cell table:formula="of:=[.E56]*[.C56]" office:value-type="float" office:value="-3445">
            <text:p>-3445</text:p>
          </table:table-cell>
          <table:table-cell table:formula="of:=[.E56]^2" office:value-type="float" office:value="250000">
            <text:p>250000</text:p>
          </table:table-cell>
          <table:table-cell table:formula="of:=( [.C56] - ([.$L$19]*[.B56] +[.$N$19]) )^2" office:value-type="float" office:value="0.00229876661156986">
            <text:p>0.0022987666</text:p>
          </table:table-cell>
          <table:table-cell table:number-columns-repeated="7"/>
        </table:table-row>
        <table:table-row table:style-name="ro2">
          <table:table-cell table:formula="of:=IF ( MOD(ROW([.C57]);[.$M$2]) &lt;&gt; 0; MOD(ROW([.C57]);[.$M$2]);[.$M$2])" office:value-type="float" office:value="7">
            <text:p>7</text:p>
          </table:table-cell>
          <table:table-cell table:formula="of:=INDIRECT( &quot;R&quot; &amp; ( FLOOR((ROW([.A57]) -1)/[.$M$2];1) +5) &amp; &quot;C1&quot;;0)" office:value-type="float" office:value="1250">
            <text:p>1250</text:p>
          </table:table-cell>
          <table:table-cell table:formula="of:=VLOOKUP([.$B57];[.$A$7:.$K$17];[.$A57] +1)" office:value-type="float" office:value="6.94">
            <text:p>6.94</text:p>
          </table:table-cell>
          <table:table-cell table:formula="of:=VLOOKUP([.B57];[.$A$7:.$O$17];13)" office:value-type="float" office:value="0.189970757983667">
            <text:p>0.189970758</text:p>
          </table:table-cell>
          <table:table-cell table:formula="of:=[.B57] - [.$F$19]" office:value-type="float" office:value="-500">
            <text:p>-500</text:p>
          </table:table-cell>
          <table:table-cell table:formula="of:=[.E57]*[.C57]" office:value-type="float" office:value="-3470">
            <text:p>-3470</text:p>
          </table:table-cell>
          <table:table-cell table:formula="of:=[.E57]^2" office:value-type="float" office:value="250000">
            <text:p>250000</text:p>
          </table:table-cell>
          <table:table-cell table:formula="of:=( [.C57] - ([.$L$19]*[.B57] +[.$N$19]) )^2" office:value-type="float" office:value="0.00000422115702481286">
            <text:p>4.22115702481286E-006</text:p>
          </table:table-cell>
          <table:table-cell table:number-columns-repeated="7"/>
        </table:table-row>
        <table:table-row table:style-name="ro2">
          <table:table-cell table:formula="of:=IF ( MOD(ROW([.C58]);[.$M$2]) &lt;&gt; 0; MOD(ROW([.C58]);[.$M$2]);[.$M$2])" office:value-type="float" office:value="8">
            <text:p>8</text:p>
          </table:table-cell>
          <table:table-cell table:formula="of:=INDIRECT( &quot;R&quot; &amp; ( FLOOR((ROW([.A58]) -1)/[.$M$2];1) +5) &amp; &quot;C1&quot;;0)" office:value-type="float" office:value="1250">
            <text:p>1250</text:p>
          </table:table-cell>
          <table:table-cell table:formula="of:=VLOOKUP([.$B58];[.$A$7:.$K$17];[.$A58] +1)" office:value-type="float" office:value="6.92">
            <text:p>6.92</text:p>
          </table:table-cell>
          <table:table-cell table:formula="of:=VLOOKUP([.B58];[.$A$7:.$O$17];13)" office:value-type="float" office:value="0.189970757983667">
            <text:p>0.189970758</text:p>
          </table:table-cell>
          <table:table-cell table:formula="of:=[.B58] - [.$F$19]" office:value-type="float" office:value="-500">
            <text:p>-500</text:p>
          </table:table-cell>
          <table:table-cell table:formula="of:=[.E58]*[.C58]" office:value-type="float" office:value="-3460">
            <text:p>-3460</text:p>
          </table:table-cell>
          <table:table-cell table:formula="of:=[.E58]^2" office:value-type="float" office:value="250000">
            <text:p>250000</text:p>
          </table:table-cell>
          <table:table-cell table:formula="of:=( [.C58] - ([.$L$19]*[.B58] +[.$N$19]) )^2" office:value-type="float" office:value="0.000322039338842822">
            <text:p>0.0003220393</text:p>
          </table:table-cell>
          <table:table-cell table:number-columns-repeated="7"/>
        </table:table-row>
        <table:table-row table:style-name="ro2">
          <table:table-cell table:formula="of:=IF ( MOD(ROW([.C59]);[.$M$2]) &lt;&gt; 0; MOD(ROW([.C59]);[.$M$2]);[.$M$2])" office:value-type="float" office:value="9">
            <text:p>9</text:p>
          </table:table-cell>
          <table:table-cell table:formula="of:=INDIRECT( &quot;R&quot; &amp; ( FLOOR((ROW([.A59]) -1)/[.$M$2];1) +5) &amp; &quot;C1&quot;;0)" office:value-type="float" office:value="1250">
            <text:p>1250</text:p>
          </table:table-cell>
          <table:table-cell table:formula="of:=VLOOKUP([.$B59];[.$A$7:.$K$17];[.$A59] +1)" office:value-type="float" office:value="6.91">
            <text:p>6.91</text:p>
          </table:table-cell>
          <table:table-cell table:formula="of:=VLOOKUP([.B59];[.$A$7:.$O$17];13)" office:value-type="float" office:value="0.189970757983667">
            <text:p>0.189970758</text:p>
          </table:table-cell>
          <table:table-cell table:formula="of:=[.B59] - [.$F$19]" office:value-type="float" office:value="-500">
            <text:p>-500</text:p>
          </table:table-cell>
          <table:table-cell table:formula="of:=[.E59]*[.C59]" office:value-type="float" office:value="-3455">
            <text:p>-3455</text:p>
          </table:table-cell>
          <table:table-cell table:formula="of:=[.E59]^2" office:value-type="float" office:value="250000">
            <text:p>250000</text:p>
          </table:table-cell>
          <table:table-cell table:formula="of:=( [.C59] - ([.$L$19]*[.B59] +[.$N$19]) )^2" office:value-type="float" office:value="0.000780948429751815">
            <text:p>0.0007809484</text:p>
          </table:table-cell>
          <table:table-cell table:number-columns-repeated="7"/>
        </table:table-row>
        <table:table-row table:style-name="ro2">
          <table:table-cell table:formula="of:=IF ( MOD(ROW([.C60]);[.$M$2]) &lt;&gt; 0; MOD(ROW([.C60]);[.$M$2]);[.$M$2])" office:value-type="float" office:value="10">
            <text:p>10</text:p>
          </table:table-cell>
          <table:table-cell table:formula="of:=INDIRECT( &quot;R&quot; &amp; ( FLOOR((ROW([.A60]) -1)/[.$M$2];1) +5) &amp; &quot;C1&quot;;0)" office:value-type="float" office:value="1250">
            <text:p>1250</text:p>
          </table:table-cell>
          <table:table-cell table:formula="of:=VLOOKUP([.$B60];[.$A$7:.$K$17];[.$A60] +1)" office:value-type="float" office:value="6.91">
            <text:p>6.91</text:p>
          </table:table-cell>
          <table:table-cell table:formula="of:=VLOOKUP([.B60];[.$A$7:.$O$17];13)" office:value-type="float" office:value="0.189970757983667">
            <text:p>0.189970758</text:p>
          </table:table-cell>
          <table:table-cell table:formula="of:=[.B60] - [.$F$19]" office:value-type="float" office:value="-500">
            <text:p>-500</text:p>
          </table:table-cell>
          <table:table-cell table:formula="of:=[.E60]*[.C60]" office:value-type="float" office:value="-3455">
            <text:p>-3455</text:p>
          </table:table-cell>
          <table:table-cell table:formula="of:=[.E60]^2" office:value-type="float" office:value="250000">
            <text:p>250000</text:p>
          </table:table-cell>
          <table:table-cell table:formula="of:=( [.C60] - ([.$L$19]*[.B60] +[.$N$19]) )^2" office:value-type="float" office:value="0.000780948429751815">
            <text:p>0.0007809484</text:p>
          </table:table-cell>
          <table:table-cell table:number-columns-repeated="7"/>
        </table:table-row>
        <table:table-row table:style-name="ro2">
          <table:table-cell table:formula="of:=IF ( MOD(ROW([.C61]);[.$M$2]) &lt;&gt; 0; MOD(ROW([.C61]);[.$M$2]);[.$M$2])" office:value-type="float" office:value="1">
            <text:p>1</text:p>
          </table:table-cell>
          <table:table-cell table:formula="of:=INDIRECT( &quot;R&quot; &amp; ( FLOOR((ROW([.A61]) -1)/[.$M$2];1) +5) &amp; &quot;C1&quot;;0)" office:value-type="float" office:value="1500">
            <text:p>1500</text:p>
          </table:table-cell>
          <table:table-cell table:formula="of:=VLOOKUP([.$B61];[.$A$7:.$K$17];[.$A61] +1)" office:value-type="float" office:value="8.31">
            <text:p>8.31</text:p>
          </table:table-cell>
          <table:table-cell table:formula="of:=VLOOKUP([.B61];[.$A$7:.$O$17];13)" office:value-type="float" office:value="0.187841540784898">
            <text:p>0.1878415408</text:p>
          </table:table-cell>
          <table:table-cell table:formula="of:=[.B61] - [.$F$19]" office:value-type="float" office:value="-250">
            <text:p>-250</text:p>
          </table:table-cell>
          <table:table-cell table:formula="of:=[.E61]*[.C61]" office:value-type="float" office:value="-2077.5">
            <text:p>-2077.5</text:p>
          </table:table-cell>
          <table:table-cell table:formula="of:=[.E61]^2" office:value-type="float" office:value="62500">
            <text:p>62500</text:p>
          </table:table-cell>
          <table:table-cell table:formula="of:=( [.C61] - ([.$L$19]*[.B61] +[.$N$19]) )^2" office:value-type="float" office:value="0.000425109421487779">
            <text:p>0.0004251094</text:p>
          </table:table-cell>
          <table:table-cell table:number-columns-repeated="7"/>
        </table:table-row>
        <table:table-row table:style-name="ro2">
          <table:table-cell table:formula="of:=IF ( MOD(ROW([.C62]);[.$M$2]) &lt;&gt; 0; MOD(ROW([.C62]);[.$M$2]);[.$M$2])" office:value-type="float" office:value="2">
            <text:p>2</text:p>
          </table:table-cell>
          <table:table-cell table:formula="of:=INDIRECT( &quot;R&quot; &amp; ( FLOOR((ROW([.A62]) -1)/[.$M$2];1) +5) &amp; &quot;C1&quot;;0)" office:value-type="float" office:value="1500">
            <text:p>1500</text:p>
          </table:table-cell>
          <table:table-cell table:formula="of:=VLOOKUP([.$B62];[.$A$7:.$K$17];[.$A62] +1)" office:value-type="float" office:value="8.26">
            <text:p>8.26</text:p>
          </table:table-cell>
          <table:table-cell table:formula="of:=VLOOKUP([.B62];[.$A$7:.$O$17];13)" office:value-type="float" office:value="0.187841540784898">
            <text:p>0.1878415408</text:p>
          </table:table-cell>
          <table:table-cell table:formula="of:=[.B62] - [.$F$19]" office:value-type="float" office:value="-250">
            <text:p>-250</text:p>
          </table:table-cell>
          <table:table-cell table:formula="of:=[.E62]*[.C62]" office:value-type="float" office:value="-2065">
            <text:p>-2065</text:p>
          </table:table-cell>
          <table:table-cell table:formula="of:=[.E62]^2" office:value-type="float" office:value="62500">
            <text:p>62500</text:p>
          </table:table-cell>
          <table:table-cell table:formula="of:=( [.C62] - ([.$L$19]*[.B62] +[.$N$19]) )^2" office:value-type="float" office:value="0.000863291239669212">
            <text:p>0.0008632912</text:p>
          </table:table-cell>
          <table:table-cell table:number-columns-repeated="7"/>
        </table:table-row>
        <table:table-row table:style-name="ro2">
          <table:table-cell table:formula="of:=IF ( MOD(ROW([.C63]);[.$M$2]) &lt;&gt; 0; MOD(ROW([.C63]);[.$M$2]);[.$M$2])" office:value-type="float" office:value="3">
            <text:p>3</text:p>
          </table:table-cell>
          <table:table-cell table:formula="of:=INDIRECT( &quot;R&quot; &amp; ( FLOOR((ROW([.A63]) -1)/[.$M$2];1) +5) &amp; &quot;C1&quot;;0)" office:value-type="float" office:value="1500">
            <text:p>1500</text:p>
          </table:table-cell>
          <table:table-cell table:formula="of:=VLOOKUP([.$B63];[.$A$7:.$K$17];[.$A63] +1)" office:value-type="float" office:value="8.33">
            <text:p>8.33</text:p>
          </table:table-cell>
          <table:table-cell table:formula="of:=VLOOKUP([.B63];[.$A$7:.$O$17];13)" office:value-type="float" office:value="0.187841540784898">
            <text:p>0.1878415408</text:p>
          </table:table-cell>
          <table:table-cell table:formula="of:=[.B63] - [.$F$19]" office:value-type="float" office:value="-250">
            <text:p>-250</text:p>
          </table:table-cell>
          <table:table-cell table:formula="of:=[.E63]*[.C63]" office:value-type="float" office:value="-2082.5">
            <text:p>-2082.5</text:p>
          </table:table-cell>
          <table:table-cell table:formula="of:=[.E63]^2" office:value-type="float" office:value="62500">
            <text:p>62500</text:p>
          </table:table-cell>
          <table:table-cell table:formula="of:=( [.C63] - ([.$L$19]*[.B63] +[.$N$19]) )^2" office:value-type="float" office:value="0.00164983669421519">
            <text:p>0.0016498367</text:p>
          </table:table-cell>
          <table:table-cell table:number-columns-repeated="7"/>
        </table:table-row>
        <table:table-row table:style-name="ro2">
          <table:table-cell table:formula="of:=IF ( MOD(ROW([.C64]);[.$M$2]) &lt;&gt; 0; MOD(ROW([.C64]);[.$M$2]);[.$M$2])" office:value-type="float" office:value="4">
            <text:p>4</text:p>
          </table:table-cell>
          <table:table-cell table:formula="of:=INDIRECT( &quot;R&quot; &amp; ( FLOOR((ROW([.A64]) -1)/[.$M$2];1) +5) &amp; &quot;C1&quot;;0)" office:value-type="float" office:value="1500">
            <text:p>1500</text:p>
          </table:table-cell>
          <table:table-cell table:formula="of:=VLOOKUP([.$B64];[.$A$7:.$K$17];[.$A64] +1)" office:value-type="float" office:value="8.25">
            <text:p>8.25</text:p>
          </table:table-cell>
          <table:table-cell table:formula="of:=VLOOKUP([.B64];[.$A$7:.$O$17];13)" office:value-type="float" office:value="0.187841540784898">
            <text:p>0.1878415408</text:p>
          </table:table-cell>
          <table:table-cell table:formula="of:=[.B64] - [.$F$19]" office:value-type="float" office:value="-250">
            <text:p>-250</text:p>
          </table:table-cell>
          <table:table-cell table:formula="of:=[.E64]*[.C64]" office:value-type="float" office:value="-2062.5">
            <text:p>-2062.5</text:p>
          </table:table-cell>
          <table:table-cell table:formula="of:=[.E64]^2" office:value-type="float" office:value="62500">
            <text:p>62500</text:p>
          </table:table-cell>
          <table:table-cell table:formula="of:=( [.C64] - ([.$L$19]*[.B64] +[.$N$19]) )^2" office:value-type="float" office:value="0.00155092760330549">
            <text:p>0.0015509276</text:p>
          </table:table-cell>
          <table:table-cell table:number-columns-repeated="7"/>
        </table:table-row>
        <table:table-row table:style-name="ro2">
          <table:table-cell table:formula="of:=IF ( MOD(ROW([.C65]);[.$M$2]) &lt;&gt; 0; MOD(ROW([.C65]);[.$M$2]);[.$M$2])" office:value-type="float" office:value="5">
            <text:p>5</text:p>
          </table:table-cell>
          <table:table-cell table:formula="of:=INDIRECT( &quot;R&quot; &amp; ( FLOOR((ROW([.A65]) -1)/[.$M$2];1) +5) &amp; &quot;C1&quot;;0)" office:value-type="float" office:value="1500">
            <text:p>1500</text:p>
          </table:table-cell>
          <table:table-cell table:formula="of:=VLOOKUP([.$B65];[.$A$7:.$K$17];[.$A65] +1)" office:value-type="float" office:value="8.29">
            <text:p>8.29</text:p>
          </table:table-cell>
          <table:table-cell table:formula="of:=VLOOKUP([.B65];[.$A$7:.$O$17];13)" office:value-type="float" office:value="0.187841540784898">
            <text:p>0.1878415408</text:p>
          </table:table-cell>
          <table:table-cell table:formula="of:=[.B65] - [.$F$19]" office:value-type="float" office:value="-250">
            <text:p>-250</text:p>
          </table:table-cell>
          <table:table-cell table:formula="of:=[.E65]*[.C65]" office:value-type="float" office:value="-2072.5">
            <text:p>-2072.5</text:p>
          </table:table-cell>
          <table:table-cell table:formula="of:=[.E65]^2" office:value-type="float" office:value="62500">
            <text:p>62500</text:p>
          </table:table-cell>
          <table:table-cell table:formula="of:=( [.C65] - ([.$L$19]*[.B65] +[.$N$19]) )^2" office:value-type="float" office:value="0.000000382148760334188">
            <text:p>3.82148760334188E-007</text:p>
          </table:table-cell>
          <table:table-cell table:number-columns-repeated="7"/>
        </table:table-row>
        <table:table-row table:style-name="ro2">
          <table:table-cell table:formula="of:=IF ( MOD(ROW([.C66]);[.$M$2]) &lt;&gt; 0; MOD(ROW([.C66]);[.$M$2]);[.$M$2])" office:value-type="float" office:value="6">
            <text:p>6</text:p>
          </table:table-cell>
          <table:table-cell table:formula="of:=INDIRECT( &quot;R&quot; &amp; ( FLOOR((ROW([.A66]) -1)/[.$M$2];1) +5) &amp; &quot;C1&quot;;0)" office:value-type="float" office:value="1500">
            <text:p>1500</text:p>
          </table:table-cell>
          <table:table-cell table:formula="of:=VLOOKUP([.$B66];[.$A$7:.$K$17];[.$A66] +1)" office:value-type="float" office:value="8.28">
            <text:p>8.28</text:p>
          </table:table-cell>
          <table:table-cell table:formula="of:=VLOOKUP([.B66];[.$A$7:.$O$17];13)" office:value-type="float" office:value="0.187841540784898">
            <text:p>0.1878415408</text:p>
          </table:table-cell>
          <table:table-cell table:formula="of:=[.B66] - [.$F$19]" office:value-type="float" office:value="-250">
            <text:p>-250</text:p>
          </table:table-cell>
          <table:table-cell table:formula="of:=[.E66]*[.C66]" office:value-type="float" office:value="-2070">
            <text:p>-2070</text:p>
          </table:table-cell>
          <table:table-cell table:formula="of:=[.E66]^2" office:value-type="float" office:value="62500">
            <text:p>62500</text:p>
          </table:table-cell>
          <table:table-cell table:formula="of:=( [.C66] - ([.$L$19]*[.B66] +[.$N$19]) )^2" office:value-type="float" office:value="0.0000880185123966354">
            <text:p>8.80185123966354E-005</text:p>
          </table:table-cell>
          <table:table-cell table:number-columns-repeated="7"/>
        </table:table-row>
        <table:table-row table:style-name="ro2">
          <table:table-cell table:formula="of:=IF ( MOD(ROW([.C67]);[.$M$2]) &lt;&gt; 0; MOD(ROW([.C67]);[.$M$2]);[.$M$2])" office:value-type="float" office:value="7">
            <text:p>7</text:p>
          </table:table-cell>
          <table:table-cell table:formula="of:=INDIRECT( &quot;R&quot; &amp; ( FLOOR((ROW([.A67]) -1)/[.$M$2];1) +5) &amp; &quot;C1&quot;;0)" office:value-type="float" office:value="1500">
            <text:p>1500</text:p>
          </table:table-cell>
          <table:table-cell table:formula="of:=VLOOKUP([.$B67];[.$A$7:.$K$17];[.$A67] +1)" office:value-type="float" office:value="8.28">
            <text:p>8.28</text:p>
          </table:table-cell>
          <table:table-cell table:formula="of:=VLOOKUP([.B67];[.$A$7:.$O$17];13)" office:value-type="float" office:value="0.187841540784898">
            <text:p>0.1878415408</text:p>
          </table:table-cell>
          <table:table-cell table:formula="of:=[.B67] - [.$F$19]" office:value-type="float" office:value="-250">
            <text:p>-250</text:p>
          </table:table-cell>
          <table:table-cell table:formula="of:=[.E67]*[.C67]" office:value-type="float" office:value="-2070">
            <text:p>-2070</text:p>
          </table:table-cell>
          <table:table-cell table:formula="of:=[.E67]^2" office:value-type="float" office:value="62500">
            <text:p>62500</text:p>
          </table:table-cell>
          <table:table-cell table:formula="of:=( [.C67] - ([.$L$19]*[.B67] +[.$N$19]) )^2" office:value-type="float" office:value="0.0000880185123966354">
            <text:p>8.80185123966354E-005</text:p>
          </table:table-cell>
          <table:table-cell table:number-columns-repeated="7"/>
        </table:table-row>
        <table:table-row table:style-name="ro2">
          <table:table-cell table:formula="of:=IF ( MOD(ROW([.C68]);[.$M$2]) &lt;&gt; 0; MOD(ROW([.C68]);[.$M$2]);[.$M$2])" office:value-type="float" office:value="8">
            <text:p>8</text:p>
          </table:table-cell>
          <table:table-cell table:formula="of:=INDIRECT( &quot;R&quot; &amp; ( FLOOR((ROW([.A68]) -1)/[.$M$2];1) +5) &amp; &quot;C1&quot;;0)" office:value-type="float" office:value="1500">
            <text:p>1500</text:p>
          </table:table-cell>
          <table:table-cell table:formula="of:=VLOOKUP([.$B68];[.$A$7:.$K$17];[.$A68] +1)" office:value-type="float" office:value="8.28">
            <text:p>8.28</text:p>
          </table:table-cell>
          <table:table-cell table:formula="of:=VLOOKUP([.B68];[.$A$7:.$O$17];13)" office:value-type="float" office:value="0.187841540784898">
            <text:p>0.1878415408</text:p>
          </table:table-cell>
          <table:table-cell table:formula="of:=[.B68] - [.$F$19]" office:value-type="float" office:value="-250">
            <text:p>-250</text:p>
          </table:table-cell>
          <table:table-cell table:formula="of:=[.E68]*[.C68]" office:value-type="float" office:value="-2070">
            <text:p>-2070</text:p>
          </table:table-cell>
          <table:table-cell table:formula="of:=[.E68]^2" office:value-type="float" office:value="62500">
            <text:p>62500</text:p>
          </table:table-cell>
          <table:table-cell table:formula="of:=( [.C68] - ([.$L$19]*[.B68] +[.$N$19]) )^2" office:value-type="float" office:value="0.0000880185123966354">
            <text:p>8.80185123966354E-005</text:p>
          </table:table-cell>
          <table:table-cell table:number-columns-repeated="7"/>
        </table:table-row>
        <table:table-row table:style-name="ro2">
          <table:table-cell table:formula="of:=IF ( MOD(ROW([.C69]);[.$M$2]) &lt;&gt; 0; MOD(ROW([.C69]);[.$M$2]);[.$M$2])" office:value-type="float" office:value="9">
            <text:p>9</text:p>
          </table:table-cell>
          <table:table-cell table:formula="of:=INDIRECT( &quot;R&quot; &amp; ( FLOOR((ROW([.A69]) -1)/[.$M$2];1) +5) &amp; &quot;C1&quot;;0)" office:value-type="float" office:value="1500">
            <text:p>1500</text:p>
          </table:table-cell>
          <table:table-cell table:formula="of:=VLOOKUP([.$B69];[.$A$7:.$K$17];[.$A69] +1)" office:value-type="float" office:value="8.26">
            <text:p>8.26</text:p>
          </table:table-cell>
          <table:table-cell table:formula="of:=VLOOKUP([.B69];[.$A$7:.$O$17];13)" office:value-type="float" office:value="0.187841540784898">
            <text:p>0.1878415408</text:p>
          </table:table-cell>
          <table:table-cell table:formula="of:=[.B69] - [.$F$19]" office:value-type="float" office:value="-250">
            <text:p>-250</text:p>
          </table:table-cell>
          <table:table-cell table:formula="of:=[.E69]*[.C69]" office:value-type="float" office:value="-2065">
            <text:p>-2065</text:p>
          </table:table-cell>
          <table:table-cell table:formula="of:=[.E69]^2" office:value-type="float" office:value="62500">
            <text:p>62500</text:p>
          </table:table-cell>
          <table:table-cell table:formula="of:=( [.C69] - ([.$L$19]*[.B69] +[.$N$19]) )^2" office:value-type="float" office:value="0.000863291239669212">
            <text:p>0.0008632912</text:p>
          </table:table-cell>
          <table:table-cell table:number-columns-repeated="7"/>
        </table:table-row>
        <table:table-row table:style-name="ro2">
          <table:table-cell table:formula="of:=IF ( MOD(ROW([.C70]);[.$M$2]) &lt;&gt; 0; MOD(ROW([.C70]);[.$M$2]);[.$M$2])" office:value-type="float" office:value="10">
            <text:p>10</text:p>
          </table:table-cell>
          <table:table-cell table:formula="of:=INDIRECT( &quot;R&quot; &amp; ( FLOOR((ROW([.A70]) -1)/[.$M$2];1) +5) &amp; &quot;C1&quot;;0)" office:value-type="float" office:value="1500">
            <text:p>1500</text:p>
          </table:table-cell>
          <table:table-cell table:formula="of:=VLOOKUP([.$B70];[.$A$7:.$K$17];[.$A70] +1)" office:value-type="float" office:value="8.26">
            <text:p>8.26</text:p>
          </table:table-cell>
          <table:table-cell table:formula="of:=VLOOKUP([.B70];[.$A$7:.$O$17];13)" office:value-type="float" office:value="0.187841540784898">
            <text:p>0.1878415408</text:p>
          </table:table-cell>
          <table:table-cell table:formula="of:=[.B70] - [.$F$19]" office:value-type="float" office:value="-250">
            <text:p>-250</text:p>
          </table:table-cell>
          <table:table-cell table:formula="of:=[.E70]*[.C70]" office:value-type="float" office:value="-2065">
            <text:p>-2065</text:p>
          </table:table-cell>
          <table:table-cell table:formula="of:=[.E70]^2" office:value-type="float" office:value="62500">
            <text:p>62500</text:p>
          </table:table-cell>
          <table:table-cell table:formula="of:=( [.C70] - ([.$L$19]*[.B70] +[.$N$19]) )^2" office:value-type="float" office:value="0.000863291239669212">
            <text:p>0.0008632912</text:p>
          </table:table-cell>
          <table:table-cell table:number-columns-repeated="7"/>
        </table:table-row>
        <table:table-row table:style-name="ro2">
          <table:table-cell table:formula="of:=IF ( MOD(ROW([.C71]);[.$M$2]) &lt;&gt; 0; MOD(ROW([.C71]);[.$M$2]);[.$M$2])" office:value-type="float" office:value="1">
            <text:p>1</text:p>
          </table:table-cell>
          <table:table-cell table:formula="of:=INDIRECT( &quot;R&quot; &amp; ( FLOOR((ROW([.A71]) -1)/[.$M$2];1) +5) &amp; &quot;C1&quot;;0)" office:value-type="float" office:value="1750">
            <text:p>1750</text:p>
          </table:table-cell>
          <table:table-cell table:formula="of:=VLOOKUP([.$B71];[.$A$7:.$K$17];[.$A71] +1)" office:value-type="float" office:value="9.67">
            <text:p>9.67</text:p>
          </table:table-cell>
          <table:table-cell table:formula="of:=VLOOKUP([.B71];[.$A$7:.$O$17];13)" office:value-type="float" office:value="0.0250333111406917">
            <text:p>0.0250333111</text:p>
          </table:table-cell>
          <table:table-cell table:formula="of:=[.B71] - [.$F$19]" office:value-type="float" office:value="0">
            <text:p>0</text:p>
          </table:table-cell>
          <table:table-cell table:formula="of:=[.E71]*[.C71]" office:value-type="float" office:value="0">
            <text:p>0</text:p>
          </table:table-cell>
          <table:table-cell table:formula="of:=[.E71]^2" office:value-type="float" office:value="0">
            <text:p>0</text:p>
          </table:table-cell>
          <table:table-cell table:formula="of:=( [.C71] - ([.$L$19]*[.B71] +[.$N$19]) )^2" office:value-type="float" office:value="0.000851578512396928">
            <text:p>0.0008515785</text:p>
          </table:table-cell>
          <table:table-cell table:number-columns-repeated="7"/>
        </table:table-row>
        <table:table-row table:style-name="ro2">
          <table:table-cell table:formula="of:=IF ( MOD(ROW([.C72]);[.$M$2]) &lt;&gt; 0; MOD(ROW([.C72]);[.$M$2]);[.$M$2])" office:value-type="float" office:value="2">
            <text:p>2</text:p>
          </table:table-cell>
          <table:table-cell table:formula="of:=INDIRECT( &quot;R&quot; &amp; ( FLOOR((ROW([.A72]) -1)/[.$M$2];1) +5) &amp; &quot;C1&quot;;0)" office:value-type="float" office:value="1750">
            <text:p>1750</text:p>
          </table:table-cell>
          <table:table-cell table:formula="of:=VLOOKUP([.$B72];[.$A$7:.$K$17];[.$A72] +1)" office:value-type="float" office:value="9.6">
            <text:p>9.6</text:p>
          </table:table-cell>
          <table:table-cell table:formula="of:=VLOOKUP([.B72];[.$A$7:.$O$17];13)" office:value-type="float" office:value="0.0250333111406917">
            <text:p>0.0250333111</text:p>
          </table:table-cell>
          <table:table-cell table:formula="of:=[.B72] - [.$F$19]" office:value-type="float" office:value="0">
            <text:p>0</text:p>
          </table:table-cell>
          <table:table-cell table:formula="of:=[.E72]*[.C72]" office:value-type="float" office:value="0">
            <text:p>0</text:p>
          </table:table-cell>
          <table:table-cell table:formula="of:=[.E72]^2" office:value-type="float" office:value="0">
            <text:p>0</text:p>
          </table:table-cell>
          <table:table-cell table:formula="of:=( [.C72] - ([.$L$19]*[.B72] +[.$N$19]) )^2" office:value-type="float" office:value="0.00166612396694184">
            <text:p>0.001666124</text:p>
          </table:table-cell>
          <table:table-cell table:number-columns-repeated="7"/>
        </table:table-row>
        <table:table-row table:style-name="ro2">
          <table:table-cell table:formula="of:=IF ( MOD(ROW([.C73]);[.$M$2]) &lt;&gt; 0; MOD(ROW([.C73]);[.$M$2]);[.$M$2])" office:value-type="float" office:value="3">
            <text:p>3</text:p>
          </table:table-cell>
          <table:table-cell table:formula="of:=INDIRECT( &quot;R&quot; &amp; ( FLOOR((ROW([.A73]) -1)/[.$M$2];1) +5) &amp; &quot;C1&quot;;0)" office:value-type="float" office:value="1750">
            <text:p>1750</text:p>
          </table:table-cell>
          <table:table-cell table:formula="of:=VLOOKUP([.$B73];[.$A$7:.$K$17];[.$A73] +1)" office:value-type="float" office:value="9.65">
            <text:p>9.65</text:p>
          </table:table-cell>
          <table:table-cell table:formula="of:=VLOOKUP([.B73];[.$A$7:.$O$17];13)" office:value-type="float" office:value="0.0250333111406917">
            <text:p>0.0250333111</text:p>
          </table:table-cell>
          <table:table-cell table:formula="of:=[.B73] - [.$F$19]" office:value-type="float" office:value="0">
            <text:p>0</text:p>
          </table:table-cell>
          <table:table-cell table:formula="of:=[.E73]*[.C73]" office:value-type="float" office:value="0">
            <text:p>0</text:p>
          </table:table-cell>
          <table:table-cell table:formula="of:=[.E73]^2" office:value-type="float" office:value="0">
            <text:p>0</text:p>
          </table:table-cell>
          <table:table-cell table:formula="of:=( [.C73] - ([.$L$19]*[.B73] +[.$N$19]) )^2" office:value-type="float" office:value="0.0000843057851240485">
            <text:p>8.43057851240485E-005</text:p>
          </table:table-cell>
          <table:table-cell table:number-columns-repeated="7"/>
        </table:table-row>
        <table:table-row table:style-name="ro2">
          <table:table-cell table:formula="of:=IF ( MOD(ROW([.C74]);[.$M$2]) &lt;&gt; 0; MOD(ROW([.C74]);[.$M$2]);[.$M$2])" office:value-type="float" office:value="4">
            <text:p>4</text:p>
          </table:table-cell>
          <table:table-cell table:formula="of:=INDIRECT( &quot;R&quot; &amp; ( FLOOR((ROW([.A74]) -1)/[.$M$2];1) +5) &amp; &quot;C1&quot;;0)" office:value-type="float" office:value="1750">
            <text:p>1750</text:p>
          </table:table-cell>
          <table:table-cell table:formula="of:=VLOOKUP([.$B74];[.$A$7:.$K$17];[.$A74] +1)" office:value-type="float" office:value="9.6">
            <text:p>9.6</text:p>
          </table:table-cell>
          <table:table-cell table:formula="of:=VLOOKUP([.B74];[.$A$7:.$O$17];13)" office:value-type="float" office:value="0.0250333111406917">
            <text:p>0.0250333111</text:p>
          </table:table-cell>
          <table:table-cell table:formula="of:=[.B74] - [.$F$19]" office:value-type="float" office:value="0">
            <text:p>0</text:p>
          </table:table-cell>
          <table:table-cell table:formula="of:=[.E74]*[.C74]" office:value-type="float" office:value="0">
            <text:p>0</text:p>
          </table:table-cell>
          <table:table-cell table:formula="of:=[.E74]^2" office:value-type="float" office:value="0">
            <text:p>0</text:p>
          </table:table-cell>
          <table:table-cell table:formula="of:=( [.C74] - ([.$L$19]*[.B74] +[.$N$19]) )^2" office:value-type="float" office:value="0.00166612396694184">
            <text:p>0.001666124</text:p>
          </table:table-cell>
          <table:table-cell table:number-columns-repeated="7"/>
        </table:table-row>
        <table:table-row table:style-name="ro2">
          <table:table-cell table:formula="of:=IF ( MOD(ROW([.C75]);[.$M$2]) &lt;&gt; 0; MOD(ROW([.C75]);[.$M$2]);[.$M$2])" office:value-type="float" office:value="5">
            <text:p>5</text:p>
          </table:table-cell>
          <table:table-cell table:formula="of:=INDIRECT( &quot;R&quot; &amp; ( FLOOR((ROW([.A75]) -1)/[.$M$2];1) +5) &amp; &quot;C1&quot;;0)" office:value-type="float" office:value="1750">
            <text:p>1750</text:p>
          </table:table-cell>
          <table:table-cell table:formula="of:=VLOOKUP([.$B75];[.$A$7:.$K$17];[.$A75] +1)" office:value-type="float" office:value="9.62">
            <text:p>9.62</text:p>
          </table:table-cell>
          <table:table-cell table:formula="of:=VLOOKUP([.B75];[.$A$7:.$O$17];13)" office:value-type="float" office:value="0.0250333111406917">
            <text:p>0.0250333111</text:p>
          </table:table-cell>
          <table:table-cell table:formula="of:=[.B75] - [.$F$19]" office:value-type="float" office:value="0">
            <text:p>0</text:p>
          </table:table-cell>
          <table:table-cell table:formula="of:=[.E75]*[.C75]" office:value-type="float" office:value="0">
            <text:p>0</text:p>
          </table:table-cell>
          <table:table-cell table:formula="of:=[.E75]^2" office:value-type="float" office:value="0">
            <text:p>0</text:p>
          </table:table-cell>
          <table:table-cell table:formula="of:=( [.C75] - ([.$L$19]*[.B75] +[.$N$19]) )^2" office:value-type="float" office:value="0.000433396694214739">
            <text:p>0.0004333967</text:p>
          </table:table-cell>
          <table:table-cell table:number-columns-repeated="7"/>
        </table:table-row>
        <table:table-row table:style-name="ro2">
          <table:table-cell table:formula="of:=IF ( MOD(ROW([.C76]);[.$M$2]) &lt;&gt; 0; MOD(ROW([.C76]);[.$M$2]);[.$M$2])" office:value-type="float" office:value="6">
            <text:p>6</text:p>
          </table:table-cell>
          <table:table-cell table:formula="of:=INDIRECT( &quot;R&quot; &amp; ( FLOOR((ROW([.A76]) -1)/[.$M$2];1) +5) &amp; &quot;C1&quot;;0)" office:value-type="float" office:value="1750">
            <text:p>1750</text:p>
          </table:table-cell>
          <table:table-cell table:formula="of:=VLOOKUP([.$B76];[.$A$7:.$K$17];[.$A76] +1)" office:value-type="float" office:value="9.62">
            <text:p>9.62</text:p>
          </table:table-cell>
          <table:table-cell table:formula="of:=VLOOKUP([.B76];[.$A$7:.$O$17];13)" office:value-type="float" office:value="0.0250333111406917">
            <text:p>0.0250333111</text:p>
          </table:table-cell>
          <table:table-cell table:formula="of:=[.B76] - [.$F$19]" office:value-type="float" office:value="0">
            <text:p>0</text:p>
          </table:table-cell>
          <table:table-cell table:formula="of:=[.E76]*[.C76]" office:value-type="float" office:value="0">
            <text:p>0</text:p>
          </table:table-cell>
          <table:table-cell table:formula="of:=[.E76]^2" office:value-type="float" office:value="0">
            <text:p>0</text:p>
          </table:table-cell>
          <table:table-cell table:formula="of:=( [.C76] - ([.$L$19]*[.B76] +[.$N$19]) )^2" office:value-type="float" office:value="0.000433396694214739">
            <text:p>0.0004333967</text:p>
          </table:table-cell>
          <table:table-cell table:number-columns-repeated="7"/>
        </table:table-row>
        <table:table-row table:style-name="ro2">
          <table:table-cell table:formula="of:=IF ( MOD(ROW([.C77]);[.$M$2]) &lt;&gt; 0; MOD(ROW([.C77]);[.$M$2]);[.$M$2])" office:value-type="float" office:value="7">
            <text:p>7</text:p>
          </table:table-cell>
          <table:table-cell table:formula="of:=INDIRECT( &quot;R&quot; &amp; ( FLOOR((ROW([.A77]) -1)/[.$M$2];1) +5) &amp; &quot;C1&quot;;0)" office:value-type="float" office:value="1750">
            <text:p>1750</text:p>
          </table:table-cell>
          <table:table-cell table:formula="of:=VLOOKUP([.$B77];[.$A$7:.$K$17];[.$A77] +1)" office:value-type="float" office:value="9.62">
            <text:p>9.62</text:p>
          </table:table-cell>
          <table:table-cell table:formula="of:=VLOOKUP([.B77];[.$A$7:.$O$17];13)" office:value-type="float" office:value="0.0250333111406917">
            <text:p>0.0250333111</text:p>
          </table:table-cell>
          <table:table-cell table:formula="of:=[.B77] - [.$F$19]" office:value-type="float" office:value="0">
            <text:p>0</text:p>
          </table:table-cell>
          <table:table-cell table:formula="of:=[.E77]*[.C77]" office:value-type="float" office:value="0">
            <text:p>0</text:p>
          </table:table-cell>
          <table:table-cell table:formula="of:=[.E77]^2" office:value-type="float" office:value="0">
            <text:p>0</text:p>
          </table:table-cell>
          <table:table-cell table:formula="of:=( [.C77] - ([.$L$19]*[.B77] +[.$N$19]) )^2" office:value-type="float" office:value="0.000433396694214739">
            <text:p>0.0004333967</text:p>
          </table:table-cell>
          <table:table-cell table:number-columns-repeated="7"/>
        </table:table-row>
        <table:table-row table:style-name="ro2">
          <table:table-cell table:formula="of:=IF ( MOD(ROW([.C78]);[.$M$2]) &lt;&gt; 0; MOD(ROW([.C78]);[.$M$2]);[.$M$2])" office:value-type="float" office:value="8">
            <text:p>8</text:p>
          </table:table-cell>
          <table:table-cell table:formula="of:=INDIRECT( &quot;R&quot; &amp; ( FLOOR((ROW([.A78]) -1)/[.$M$2];1) +5) &amp; &quot;C1&quot;;0)" office:value-type="float" office:value="1750">
            <text:p>1750</text:p>
          </table:table-cell>
          <table:table-cell table:formula="of:=VLOOKUP([.$B78];[.$A$7:.$K$17];[.$A78] +1)" office:value-type="float" office:value="9.66">
            <text:p>9.66</text:p>
          </table:table-cell>
          <table:table-cell table:formula="of:=VLOOKUP([.B78];[.$A$7:.$O$17];13)" office:value-type="float" office:value="0.0250333111406917">
            <text:p>0.0250333111</text:p>
          </table:table-cell>
          <table:table-cell table:formula="of:=[.B78] - [.$F$19]" office:value-type="float" office:value="0">
            <text:p>0</text:p>
          </table:table-cell>
          <table:table-cell table:formula="of:=[.E78]*[.C78]" office:value-type="float" office:value="0">
            <text:p>0</text:p>
          </table:table-cell>
          <table:table-cell table:formula="of:=[.E78]^2" office:value-type="float" office:value="0">
            <text:p>0</text:p>
          </table:table-cell>
          <table:table-cell table:formula="of:=( [.C78] - ([.$L$19]*[.B78] +[.$N$19]) )^2" office:value-type="float" office:value="0.000367942148760493">
            <text:p>0.0003679421</text:p>
          </table:table-cell>
          <table:table-cell table:number-columns-repeated="7"/>
        </table:table-row>
        <table:table-row table:style-name="ro2">
          <table:table-cell table:formula="of:=IF ( MOD(ROW([.C79]);[.$M$2]) &lt;&gt; 0; MOD(ROW([.C79]);[.$M$2]);[.$M$2])" office:value-type="float" office:value="9">
            <text:p>9</text:p>
          </table:table-cell>
          <table:table-cell table:formula="of:=INDIRECT( &quot;R&quot; &amp; ( FLOOR((ROW([.A79]) -1)/[.$M$2];1) +5) &amp; &quot;C1&quot;;0)" office:value-type="float" office:value="1750">
            <text:p>1750</text:p>
          </table:table-cell>
          <table:table-cell table:formula="of:=VLOOKUP([.$B79];[.$A$7:.$K$17];[.$A79] +1)" office:value-type="float" office:value="9.61">
            <text:p>9.61</text:p>
          </table:table-cell>
          <table:table-cell table:formula="of:=VLOOKUP([.B79];[.$A$7:.$O$17];13)" office:value-type="float" office:value="0.0250333111406917">
            <text:p>0.0250333111</text:p>
          </table:table-cell>
          <table:table-cell table:formula="of:=[.B79] - [.$F$19]" office:value-type="float" office:value="0">
            <text:p>0</text:p>
          </table:table-cell>
          <table:table-cell table:formula="of:=[.E79]*[.C79]" office:value-type="float" office:value="0">
            <text:p>0</text:p>
          </table:table-cell>
          <table:table-cell table:formula="of:=[.E79]^2" office:value-type="float" office:value="0">
            <text:p>0</text:p>
          </table:table-cell>
          <table:table-cell table:formula="of:=( [.C79] - ([.$L$19]*[.B79] +[.$N$19]) )^2" office:value-type="float" office:value="0.000949760330578296">
            <text:p>0.0009497603</text:p>
          </table:table-cell>
          <table:table-cell table:number-columns-repeated="7"/>
        </table:table-row>
        <table:table-row table:style-name="ro2">
          <table:table-cell table:formula="of:=IF ( MOD(ROW([.C80]);[.$M$2]) &lt;&gt; 0; MOD(ROW([.C80]);[.$M$2]);[.$M$2])" office:value-type="float" office:value="10">
            <text:p>10</text:p>
          </table:table-cell>
          <table:table-cell table:formula="of:=INDIRECT( &quot;R&quot; &amp; ( FLOOR((ROW([.A80]) -1)/[.$M$2];1) +5) &amp; &quot;C1&quot;;0)" office:value-type="float" office:value="1750">
            <text:p>1750</text:p>
          </table:table-cell>
          <table:table-cell table:formula="of:=VLOOKUP([.$B80];[.$A$7:.$K$17];[.$A80] +1)" office:value-type="float" office:value="9.61">
            <text:p>9.61</text:p>
          </table:table-cell>
          <table:table-cell table:formula="of:=VLOOKUP([.B80];[.$A$7:.$O$17];13)" office:value-type="float" office:value="0.0250333111406917">
            <text:p>0.0250333111</text:p>
          </table:table-cell>
          <table:table-cell table:formula="of:=[.B80] - [.$F$19]" office:value-type="float" office:value="0">
            <text:p>0</text:p>
          </table:table-cell>
          <table:table-cell table:formula="of:=[.E80]*[.C80]" office:value-type="float" office:value="0">
            <text:p>0</text:p>
          </table:table-cell>
          <table:table-cell table:formula="of:=[.E80]^2" office:value-type="float" office:value="0">
            <text:p>0</text:p>
          </table:table-cell>
          <table:table-cell table:formula="of:=( [.C80] - ([.$L$19]*[.B80] +[.$N$19]) )^2" office:value-type="float" office:value="0.000949760330578296">
            <text:p>0.0009497603</text:p>
          </table:table-cell>
          <table:table-cell table:number-columns-repeated="7"/>
        </table:table-row>
        <table:table-row table:style-name="ro2">
          <table:table-cell table:formula="of:=IF ( MOD(ROW([.C81]);[.$M$2]) &lt;&gt; 0; MOD(ROW([.C81]);[.$M$2]);[.$M$2])" office:value-type="float" office:value="1">
            <text:p>1</text:p>
          </table:table-cell>
          <table:table-cell table:formula="of:=INDIRECT( &quot;R&quot; &amp; ( FLOOR((ROW([.A81]) -1)/[.$M$2];1) +5) &amp; &quot;C1&quot;;0)" office:value-type="float" office:value="2000">
            <text:p>2000</text:p>
          </table:table-cell>
          <table:table-cell table:formula="of:=VLOOKUP([.$B81];[.$A$7:.$K$17];[.$A81] +1)" office:value-type="float" office:value="10.95">
            <text:p>10.95</text:p>
          </table:table-cell>
          <table:table-cell table:formula="of:=VLOOKUP([.B81];[.$A$7:.$O$17];13)" office:value-type="float" office:value="0.0176383420737645">
            <text:p>0.0176383421</text:p>
          </table:table-cell>
          <table:table-cell table:formula="of:=[.B81] - [.$F$19]" office:value-type="float" office:value="250">
            <text:p>250</text:p>
          </table:table-cell>
          <table:table-cell table:formula="of:=[.E81]*[.C81]" office:value-type="float" office:value="2737.5">
            <text:p>2737.5</text:p>
          </table:table-cell>
          <table:table-cell table:formula="of:=[.E81]^2" office:value-type="float" office:value="62500">
            <text:p>62500</text:p>
          </table:table-cell>
          <table:table-cell table:formula="of:=( [.C81] - ([.$L$19]*[.B81] +[.$N$19]) )^2" office:value-type="float" office:value="0.00178544661156994">
            <text:p>0.0017854466</text:p>
          </table:table-cell>
          <table:table-cell table:number-columns-repeated="7"/>
        </table:table-row>
        <table:table-row table:style-name="ro2">
          <table:table-cell table:formula="of:=IF ( MOD(ROW([.C82]);[.$M$2]) &lt;&gt; 0; MOD(ROW([.C82]);[.$M$2]);[.$M$2])" office:value-type="float" office:value="2">
            <text:p>2</text:p>
          </table:table-cell>
          <table:table-cell table:formula="of:=INDIRECT( &quot;R&quot; &amp; ( FLOOR((ROW([.A82]) -1)/[.$M$2];1) +5) &amp; &quot;C1&quot;;0)" office:value-type="float" office:value="2000">
            <text:p>2000</text:p>
          </table:table-cell>
          <table:table-cell table:formula="of:=VLOOKUP([.$B82];[.$A$7:.$K$17];[.$A82] +1)" office:value-type="float" office:value="10.94">
            <text:p>10.94</text:p>
          </table:table-cell>
          <table:table-cell table:formula="of:=VLOOKUP([.B82];[.$A$7:.$O$17];13)" office:value-type="float" office:value="0.0176383420737645">
            <text:p>0.0176383421</text:p>
          </table:table-cell>
          <table:table-cell table:formula="of:=[.B82] - [.$F$19]" office:value-type="float" office:value="250">
            <text:p>250</text:p>
          </table:table-cell>
          <table:table-cell table:formula="of:=[.E82]*[.C82]" office:value-type="float" office:value="2735">
            <text:p>2735</text:p>
          </table:table-cell>
          <table:table-cell table:formula="of:=[.E82]^2" office:value-type="float" office:value="62500">
            <text:p>62500</text:p>
          </table:table-cell>
          <table:table-cell table:formula="of:=( [.C82] - ([.$L$19]*[.B82] +[.$N$19]) )^2" office:value-type="float" office:value="0.00273053752066075">
            <text:p>0.0027305375</text:p>
          </table:table-cell>
          <table:table-cell table:number-columns-repeated="7"/>
        </table:table-row>
        <table:table-row table:style-name="ro2">
          <table:table-cell table:formula="of:=IF ( MOD(ROW([.C83]);[.$M$2]) &lt;&gt; 0; MOD(ROW([.C83]);[.$M$2]);[.$M$2])" office:value-type="float" office:value="3">
            <text:p>3</text:p>
          </table:table-cell>
          <table:table-cell table:formula="of:=INDIRECT( &quot;R&quot; &amp; ( FLOOR((ROW([.A83]) -1)/[.$M$2];1) +5) &amp; &quot;C1&quot;;0)" office:value-type="float" office:value="2000">
            <text:p>2000</text:p>
          </table:table-cell>
          <table:table-cell table:formula="of:=VLOOKUP([.$B83];[.$A$7:.$K$17];[.$A83] +1)" office:value-type="float" office:value="10.95">
            <text:p>10.95</text:p>
          </table:table-cell>
          <table:table-cell table:formula="of:=VLOOKUP([.B83];[.$A$7:.$O$17];13)" office:value-type="float" office:value="0.0176383420737645">
            <text:p>0.0176383421</text:p>
          </table:table-cell>
          <table:table-cell table:formula="of:=[.B83] - [.$F$19]" office:value-type="float" office:value="250">
            <text:p>250</text:p>
          </table:table-cell>
          <table:table-cell table:formula="of:=[.E83]*[.C83]" office:value-type="float" office:value="2737.5">
            <text:p>2737.5</text:p>
          </table:table-cell>
          <table:table-cell table:formula="of:=[.E83]^2" office:value-type="float" office:value="62500">
            <text:p>62500</text:p>
          </table:table-cell>
          <table:table-cell table:formula="of:=( [.C83] - ([.$L$19]*[.B83] +[.$N$19]) )^2" office:value-type="float" office:value="0.00178544661156994">
            <text:p>0.0017854466</text:p>
          </table:table-cell>
          <table:table-cell table:number-columns-repeated="7"/>
        </table:table-row>
        <table:table-row table:style-name="ro2">
          <table:table-cell table:formula="of:=IF ( MOD(ROW([.C84]);[.$M$2]) &lt;&gt; 0; MOD(ROW([.C84]);[.$M$2]);[.$M$2])" office:value-type="float" office:value="4">
            <text:p>4</text:p>
          </table:table-cell>
          <table:table-cell table:formula="of:=INDIRECT( &quot;R&quot; &amp; ( FLOOR((ROW([.A84]) -1)/[.$M$2];1) +5) &amp; &quot;C1&quot;;0)" office:value-type="float" office:value="2000">
            <text:p>2000</text:p>
          </table:table-cell>
          <table:table-cell table:formula="of:=VLOOKUP([.$B84];[.$A$7:.$K$17];[.$A84] +1)" office:value-type="float" office:value="10.97">
            <text:p>10.97</text:p>
          </table:table-cell>
          <table:table-cell table:formula="of:=VLOOKUP([.B84];[.$A$7:.$O$17];13)" office:value-type="float" office:value="0.0176383420737645">
            <text:p>0.0176383421</text:p>
          </table:table-cell>
          <table:table-cell table:formula="of:=[.B84] - [.$F$19]" office:value-type="float" office:value="250">
            <text:p>250</text:p>
          </table:table-cell>
          <table:table-cell table:formula="of:=[.E84]*[.C84]" office:value-type="float" office:value="2742.5">
            <text:p>2742.5</text:p>
          </table:table-cell>
          <table:table-cell table:formula="of:=[.E84]^2" office:value-type="float" office:value="62500">
            <text:p>62500</text:p>
          </table:table-cell>
          <table:table-cell table:formula="of:=( [.C84] - ([.$L$19]*[.B84] +[.$N$19]) )^2" office:value-type="float" office:value="0.000495264793388206">
            <text:p>0.0004952648</text:p>
          </table:table-cell>
          <table:table-cell table:number-columns-repeated="7"/>
        </table:table-row>
        <table:table-row table:style-name="ro2">
          <table:table-cell table:formula="of:=IF ( MOD(ROW([.C85]);[.$M$2]) &lt;&gt; 0; MOD(ROW([.C85]);[.$M$2]);[.$M$2])" office:value-type="float" office:value="5">
            <text:p>5</text:p>
          </table:table-cell>
          <table:table-cell table:formula="of:=INDIRECT( &quot;R&quot; &amp; ( FLOOR((ROW([.A85]) -1)/[.$M$2];1) +5) &amp; &quot;C1&quot;;0)" office:value-type="float" office:value="2000">
            <text:p>2000</text:p>
          </table:table-cell>
          <table:table-cell table:formula="of:=VLOOKUP([.$B85];[.$A$7:.$K$17];[.$A85] +1)" office:value-type="float" office:value="10.98">
            <text:p>10.98</text:p>
          </table:table-cell>
          <table:table-cell table:formula="of:=VLOOKUP([.B85];[.$A$7:.$O$17];13)" office:value-type="float" office:value="0.0176383420737645">
            <text:p>0.0176383421</text:p>
          </table:table-cell>
          <table:table-cell table:formula="of:=[.B85] - [.$F$19]" office:value-type="float" office:value="250">
            <text:p>250</text:p>
          </table:table-cell>
          <table:table-cell table:formula="of:=[.E85]*[.C85]" office:value-type="float" office:value="2745">
            <text:p>2745</text:p>
          </table:table-cell>
          <table:table-cell table:formula="of:=[.E85]^2" office:value-type="float" office:value="62500">
            <text:p>62500</text:p>
          </table:table-cell>
          <table:table-cell table:formula="of:=( [.C85] - ([.$L$19]*[.B85] +[.$N$19]) )^2" office:value-type="float" office:value="0.000150173884297402">
            <text:p>0.0001501739</text:p>
          </table:table-cell>
          <table:table-cell table:number-columns-repeated="7"/>
        </table:table-row>
        <table:table-row table:style-name="ro2">
          <table:table-cell table:formula="of:=IF ( MOD(ROW([.C86]);[.$M$2]) &lt;&gt; 0; MOD(ROW([.C86]);[.$M$2]);[.$M$2])" office:value-type="float" office:value="6">
            <text:p>6</text:p>
          </table:table-cell>
          <table:table-cell table:formula="of:=INDIRECT( &quot;R&quot; &amp; ( FLOOR((ROW([.A86]) -1)/[.$M$2];1) +5) &amp; &quot;C1&quot;;0)" office:value-type="float" office:value="2000">
            <text:p>2000</text:p>
          </table:table-cell>
          <table:table-cell table:formula="of:=VLOOKUP([.$B86];[.$A$7:.$K$17];[.$A86] +1)" office:value-type="float" office:value="10.97">
            <text:p>10.97</text:p>
          </table:table-cell>
          <table:table-cell table:formula="of:=VLOOKUP([.B86];[.$A$7:.$O$17];13)" office:value-type="float" office:value="0.0176383420737645">
            <text:p>0.0176383421</text:p>
          </table:table-cell>
          <table:table-cell table:formula="of:=[.B86] - [.$F$19]" office:value-type="float" office:value="250">
            <text:p>250</text:p>
          </table:table-cell>
          <table:table-cell table:formula="of:=[.E86]*[.C86]" office:value-type="float" office:value="2742.5">
            <text:p>2742.5</text:p>
          </table:table-cell>
          <table:table-cell table:formula="of:=[.E86]^2" office:value-type="float" office:value="62500">
            <text:p>62500</text:p>
          </table:table-cell>
          <table:table-cell table:formula="of:=( [.C86] - ([.$L$19]*[.B86] +[.$N$19]) )^2" office:value-type="float" office:value="0.000495264793388206">
            <text:p>0.0004952648</text:p>
          </table:table-cell>
          <table:table-cell table:number-columns-repeated="7"/>
        </table:table-row>
        <table:table-row table:style-name="ro2">
          <table:table-cell table:formula="of:=IF ( MOD(ROW([.C87]);[.$M$2]) &lt;&gt; 0; MOD(ROW([.C87]);[.$M$2]);[.$M$2])" office:value-type="float" office:value="7">
            <text:p>7</text:p>
          </table:table-cell>
          <table:table-cell table:formula="of:=INDIRECT( &quot;R&quot; &amp; ( FLOOR((ROW([.A87]) -1)/[.$M$2];1) +5) &amp; &quot;C1&quot;;0)" office:value-type="float" office:value="2000">
            <text:p>2000</text:p>
          </table:table-cell>
          <table:table-cell table:formula="of:=VLOOKUP([.$B87];[.$A$7:.$K$17];[.$A87] +1)" office:value-type="float" office:value="10.98">
            <text:p>10.98</text:p>
          </table:table-cell>
          <table:table-cell table:formula="of:=VLOOKUP([.B87];[.$A$7:.$O$17];13)" office:value-type="float" office:value="0.0176383420737645">
            <text:p>0.0176383421</text:p>
          </table:table-cell>
          <table:table-cell table:formula="of:=[.B87] - [.$F$19]" office:value-type="float" office:value="250">
            <text:p>250</text:p>
          </table:table-cell>
          <table:table-cell table:formula="of:=[.E87]*[.C87]" office:value-type="float" office:value="2745">
            <text:p>2745</text:p>
          </table:table-cell>
          <table:table-cell table:formula="of:=[.E87]^2" office:value-type="float" office:value="62500">
            <text:p>62500</text:p>
          </table:table-cell>
          <table:table-cell table:formula="of:=( [.C87] - ([.$L$19]*[.B87] +[.$N$19]) )^2" office:value-type="float" office:value="0.000150173884297402">
            <text:p>0.0001501739</text:p>
          </table:table-cell>
          <table:table-cell table:number-columns-repeated="7"/>
        </table:table-row>
        <table:table-row table:style-name="ro2">
          <table:table-cell table:formula="of:=IF ( MOD(ROW([.C88]);[.$M$2]) &lt;&gt; 0; MOD(ROW([.C88]);[.$M$2]);[.$M$2])" office:value-type="float" office:value="8">
            <text:p>8</text:p>
          </table:table-cell>
          <table:table-cell table:formula="of:=INDIRECT( &quot;R&quot; &amp; ( FLOOR((ROW([.A88]) -1)/[.$M$2];1) +5) &amp; &quot;C1&quot;;0)" office:value-type="float" office:value="2000">
            <text:p>2000</text:p>
          </table:table-cell>
          <table:table-cell table:formula="of:=VLOOKUP([.$B88];[.$A$7:.$K$17];[.$A88] +1)" office:value-type="float" office:value="10.94">
            <text:p>10.94</text:p>
          </table:table-cell>
          <table:table-cell table:formula="of:=VLOOKUP([.B88];[.$A$7:.$O$17];13)" office:value-type="float" office:value="0.0176383420737645">
            <text:p>0.0176383421</text:p>
          </table:table-cell>
          <table:table-cell table:formula="of:=[.B88] - [.$F$19]" office:value-type="float" office:value="250">
            <text:p>250</text:p>
          </table:table-cell>
          <table:table-cell table:formula="of:=[.E88]*[.C88]" office:value-type="float" office:value="2735">
            <text:p>2735</text:p>
          </table:table-cell>
          <table:table-cell table:formula="of:=[.E88]^2" office:value-type="float" office:value="62500">
            <text:p>62500</text:p>
          </table:table-cell>
          <table:table-cell table:formula="of:=( [.C88] - ([.$L$19]*[.B88] +[.$N$19]) )^2" office:value-type="float" office:value="0.00273053752066075">
            <text:p>0.0027305375</text:p>
          </table:table-cell>
          <table:table-cell table:number-columns-repeated="7"/>
        </table:table-row>
        <table:table-row table:style-name="ro2">
          <table:table-cell table:formula="of:=IF ( MOD(ROW([.C89]);[.$M$2]) &lt;&gt; 0; MOD(ROW([.C89]);[.$M$2]);[.$M$2])" office:value-type="float" office:value="9">
            <text:p>9</text:p>
          </table:table-cell>
          <table:table-cell table:formula="of:=INDIRECT( &quot;R&quot; &amp; ( FLOOR((ROW([.A89]) -1)/[.$M$2];1) +5) &amp; &quot;C1&quot;;0)" office:value-type="float" office:value="2000">
            <text:p>2000</text:p>
          </table:table-cell>
          <table:table-cell table:formula="of:=VLOOKUP([.$B89];[.$A$7:.$K$17];[.$A89] +1)" office:value-type="float" office:value="10.94">
            <text:p>10.94</text:p>
          </table:table-cell>
          <table:table-cell table:formula="of:=VLOOKUP([.B89];[.$A$7:.$O$17];13)" office:value-type="float" office:value="0.0176383420737645">
            <text:p>0.0176383421</text:p>
          </table:table-cell>
          <table:table-cell table:formula="of:=[.B89] - [.$F$19]" office:value-type="float" office:value="250">
            <text:p>250</text:p>
          </table:table-cell>
          <table:table-cell table:formula="of:=[.E89]*[.C89]" office:value-type="float" office:value="2735">
            <text:p>2735</text:p>
          </table:table-cell>
          <table:table-cell table:formula="of:=[.E89]^2" office:value-type="float" office:value="62500">
            <text:p>62500</text:p>
          </table:table-cell>
          <table:table-cell table:formula="of:=( [.C89] - ([.$L$19]*[.B89] +[.$N$19]) )^2" office:value-type="float" office:value="0.00273053752066075">
            <text:p>0.0027305375</text:p>
          </table:table-cell>
          <table:table-cell table:number-columns-repeated="7"/>
        </table:table-row>
        <table:table-row table:style-name="ro2">
          <table:table-cell table:formula="of:=IF ( MOD(ROW([.C90]);[.$M$2]) &lt;&gt; 0; MOD(ROW([.C90]);[.$M$2]);[.$M$2])" office:value-type="float" office:value="10">
            <text:p>10</text:p>
          </table:table-cell>
          <table:table-cell table:formula="of:=INDIRECT( &quot;R&quot; &amp; ( FLOOR((ROW([.A90]) -1)/[.$M$2];1) +5) &amp; &quot;C1&quot;;0)" office:value-type="float" office:value="2000">
            <text:p>2000</text:p>
          </table:table-cell>
          <table:table-cell table:formula="of:=VLOOKUP([.$B90];[.$A$7:.$K$17];[.$A90] +1)" office:value-type="float" office:value="10.98">
            <text:p>10.98</text:p>
          </table:table-cell>
          <table:table-cell table:formula="of:=VLOOKUP([.B90];[.$A$7:.$O$17];13)" office:value-type="float" office:value="0.0176383420737645">
            <text:p>0.0176383421</text:p>
          </table:table-cell>
          <table:table-cell table:formula="of:=[.B90] - [.$F$19]" office:value-type="float" office:value="250">
            <text:p>250</text:p>
          </table:table-cell>
          <table:table-cell table:formula="of:=[.E90]*[.C90]" office:value-type="float" office:value="2745">
            <text:p>2745</text:p>
          </table:table-cell>
          <table:table-cell table:formula="of:=[.E90]^2" office:value-type="float" office:value="62500">
            <text:p>62500</text:p>
          </table:table-cell>
          <table:table-cell table:formula="of:=( [.C90] - ([.$L$19]*[.B90] +[.$N$19]) )^2" office:value-type="float" office:value="0.000150173884297402">
            <text:p>0.0001501739</text:p>
          </table:table-cell>
          <table:table-cell table:number-columns-repeated="7"/>
        </table:table-row>
        <table:table-row table:style-name="ro2">
          <table:table-cell table:formula="of:=IF ( MOD(ROW([.C91]);[.$M$2]) &lt;&gt; 0; MOD(ROW([.C91]);[.$M$2]);[.$M$2])" office:value-type="float" office:value="1">
            <text:p>1</text:p>
          </table:table-cell>
          <table:table-cell table:formula="of:=INDIRECT( &quot;R&quot; &amp; ( FLOOR((ROW([.A91]) -1)/[.$M$2];1) +5) &amp; &quot;C1&quot;;0)" office:value-type="float" office:value="2250">
            <text:p>2250</text:p>
          </table:table-cell>
          <table:table-cell table:formula="of:=VLOOKUP([.$B91];[.$A$7:.$K$17];[.$A91] +1)" office:value-type="float" office:value="12.38">
            <text:p>12.38</text:p>
          </table:table-cell>
          <table:table-cell table:formula="of:=VLOOKUP([.B91];[.$A$7:.$O$17];13)" office:value-type="float" office:value="0.0207899548393503">
            <text:p>0.0207899548</text:p>
          </table:table-cell>
          <table:table-cell table:formula="of:=[.B91] - [.$F$19]" office:value-type="float" office:value="500">
            <text:p>500</text:p>
          </table:table-cell>
          <table:table-cell table:formula="of:=[.E91]*[.C91]" office:value-type="float" office:value="6190">
            <text:p>6190</text:p>
          </table:table-cell>
          <table:table-cell table:formula="of:=[.E91]^2" office:value-type="float" office:value="250000">
            <text:p>250000</text:p>
          </table:table-cell>
          <table:table-cell table:formula="of:=( [.C91] - ([.$L$19]*[.B91] +[.$N$19]) )^2" office:value-type="float" office:value="0.00131835008264503">
            <text:p>0.0013183501</text:p>
          </table:table-cell>
          <table:table-cell table:number-columns-repeated="7"/>
        </table:table-row>
        <table:table-row table:style-name="ro2">
          <table:table-cell table:formula="of:=IF ( MOD(ROW([.C92]);[.$M$2]) &lt;&gt; 0; MOD(ROW([.C92]);[.$M$2]);[.$M$2])" office:value-type="float" office:value="2">
            <text:p>2</text:p>
          </table:table-cell>
          <table:table-cell table:formula="of:=INDIRECT( &quot;R&quot; &amp; ( FLOOR((ROW([.A92]) -1)/[.$M$2];1) +5) &amp; &quot;C1&quot;;0)" office:value-type="float" office:value="2250">
            <text:p>2250</text:p>
          </table:table-cell>
          <table:table-cell table:formula="of:=VLOOKUP([.$B92];[.$A$7:.$K$17];[.$A92] +1)" office:value-type="float" office:value="12.33">
            <text:p>12.33</text:p>
          </table:table-cell>
          <table:table-cell table:formula="of:=VLOOKUP([.B92];[.$A$7:.$O$17];13)" office:value-type="float" office:value="0.0207899548393503">
            <text:p>0.0207899548</text:p>
          </table:table-cell>
          <table:table-cell table:formula="of:=[.B92] - [.$F$19]" office:value-type="float" office:value="500">
            <text:p>500</text:p>
          </table:table-cell>
          <table:table-cell table:formula="of:=[.E92]*[.C92]" office:value-type="float" office:value="6165">
            <text:p>6165</text:p>
          </table:table-cell>
          <table:table-cell table:formula="of:=[.E92]^2" office:value-type="float" office:value="250000">
            <text:p>250000</text:p>
          </table:table-cell>
          <table:table-cell table:formula="of:=( [.C92] - ([.$L$19]*[.B92] +[.$N$19]) )^2" office:value-type="float" office:value="0.000187440991735406">
            <text:p>0.000187441</text:p>
          </table:table-cell>
          <table:table-cell table:number-columns-repeated="7"/>
        </table:table-row>
        <table:table-row table:style-name="ro2">
          <table:table-cell table:formula="of:=IF ( MOD(ROW([.C93]);[.$M$2]) &lt;&gt; 0; MOD(ROW([.C93]);[.$M$2]);[.$M$2])" office:value-type="float" office:value="3">
            <text:p>3</text:p>
          </table:table-cell>
          <table:table-cell table:formula="of:=INDIRECT( &quot;R&quot; &amp; ( FLOOR((ROW([.A93]) -1)/[.$M$2];1) +5) &amp; &quot;C1&quot;;0)" office:value-type="float" office:value="2250">
            <text:p>2250</text:p>
          </table:table-cell>
          <table:table-cell table:formula="of:=VLOOKUP([.$B93];[.$A$7:.$K$17];[.$A93] +1)" office:value-type="float" office:value="12.31">
            <text:p>12.31</text:p>
          </table:table-cell>
          <table:table-cell table:formula="of:=VLOOKUP([.B93];[.$A$7:.$O$17];13)" office:value-type="float" office:value="0.0207899548393503">
            <text:p>0.0207899548</text:p>
          </table:table-cell>
          <table:table-cell table:formula="of:=[.B93] - [.$F$19]" office:value-type="float" office:value="500">
            <text:p>500</text:p>
          </table:table-cell>
          <table:table-cell table:formula="of:=[.E93]*[.C93]" office:value-type="float" office:value="6155">
            <text:p>6155</text:p>
          </table:table-cell>
          <table:table-cell table:formula="of:=[.E93]^2" office:value-type="float" office:value="250000">
            <text:p>250000</text:p>
          </table:table-cell>
          <table:table-cell table:formula="of:=( [.C93] - ([.$L$19]*[.B93] +[.$N$19]) )^2" office:value-type="float" office:value="0.00113507735537155">
            <text:p>0.0011350774</text:p>
          </table:table-cell>
          <table:table-cell table:number-columns-repeated="7"/>
        </table:table-row>
        <table:table-row table:style-name="ro2">
          <table:table-cell table:formula="of:=IF ( MOD(ROW([.C94]);[.$M$2]) &lt;&gt; 0; MOD(ROW([.C94]);[.$M$2]);[.$M$2])" office:value-type="float" office:value="4">
            <text:p>4</text:p>
          </table:table-cell>
          <table:table-cell table:formula="of:=INDIRECT( &quot;R&quot; &amp; ( FLOOR((ROW([.A94]) -1)/[.$M$2];1) +5) &amp; &quot;C1&quot;;0)" office:value-type="float" office:value="2250">
            <text:p>2250</text:p>
          </table:table-cell>
          <table:table-cell table:formula="of:=VLOOKUP([.$B94];[.$A$7:.$K$17];[.$A94] +1)" office:value-type="float" office:value="12.33">
            <text:p>12.33</text:p>
          </table:table-cell>
          <table:table-cell table:formula="of:=VLOOKUP([.B94];[.$A$7:.$O$17];13)" office:value-type="float" office:value="0.0207899548393503">
            <text:p>0.0207899548</text:p>
          </table:table-cell>
          <table:table-cell table:formula="of:=[.B94] - [.$F$19]" office:value-type="float" office:value="500">
            <text:p>500</text:p>
          </table:table-cell>
          <table:table-cell table:formula="of:=[.E94]*[.C94]" office:value-type="float" office:value="6165">
            <text:p>6165</text:p>
          </table:table-cell>
          <table:table-cell table:formula="of:=[.E94]^2" office:value-type="float" office:value="250000">
            <text:p>250000</text:p>
          </table:table-cell>
          <table:table-cell table:formula="of:=( [.C94] - ([.$L$19]*[.B94] +[.$N$19]) )^2" office:value-type="float" office:value="0.000187440991735406">
            <text:p>0.000187441</text:p>
          </table:table-cell>
          <table:table-cell table:number-columns-repeated="7"/>
        </table:table-row>
        <table:table-row table:style-name="ro2">
          <table:table-cell table:formula="of:=IF ( MOD(ROW([.C95]);[.$M$2]) &lt;&gt; 0; MOD(ROW([.C95]);[.$M$2]);[.$M$2])" office:value-type="float" office:value="5">
            <text:p>5</text:p>
          </table:table-cell>
          <table:table-cell table:formula="of:=INDIRECT( &quot;R&quot; &amp; ( FLOOR((ROW([.A95]) -1)/[.$M$2];1) +5) &amp; &quot;C1&quot;;0)" office:value-type="float" office:value="2250">
            <text:p>2250</text:p>
          </table:table-cell>
          <table:table-cell table:formula="of:=VLOOKUP([.$B95];[.$A$7:.$K$17];[.$A95] +1)" office:value-type="float" office:value="12.32">
            <text:p>12.32</text:p>
          </table:table-cell>
          <table:table-cell table:formula="of:=VLOOKUP([.B95];[.$A$7:.$O$17];13)" office:value-type="float" office:value="0.0207899548393503">
            <text:p>0.0207899548</text:p>
          </table:table-cell>
          <table:table-cell table:formula="of:=[.B95] - [.$F$19]" office:value-type="float" office:value="500">
            <text:p>500</text:p>
          </table:table-cell>
          <table:table-cell table:formula="of:=[.E95]*[.C95]" office:value-type="float" office:value="6160">
            <text:p>6160</text:p>
          </table:table-cell>
          <table:table-cell table:formula="of:=[.E95]^2" office:value-type="float" office:value="250000">
            <text:p>250000</text:p>
          </table:table-cell>
          <table:table-cell table:formula="of:=( [.C95] - ([.$L$19]*[.B95] +[.$N$19]) )^2" office:value-type="float" office:value="0.000561259173553482">
            <text:p>0.0005612592</text:p>
          </table:table-cell>
          <table:table-cell table:number-columns-repeated="7"/>
        </table:table-row>
        <table:table-row table:style-name="ro2">
          <table:table-cell table:formula="of:=IF ( MOD(ROW([.C96]);[.$M$2]) &lt;&gt; 0; MOD(ROW([.C96]);[.$M$2]);[.$M$2])" office:value-type="float" office:value="6">
            <text:p>6</text:p>
          </table:table-cell>
          <table:table-cell table:formula="of:=INDIRECT( &quot;R&quot; &amp; ( FLOOR((ROW([.A96]) -1)/[.$M$2];1) +5) &amp; &quot;C1&quot;;0)" office:value-type="float" office:value="2250">
            <text:p>2250</text:p>
          </table:table-cell>
          <table:table-cell table:formula="of:=VLOOKUP([.$B96];[.$A$7:.$K$17];[.$A96] +1)" office:value-type="float" office:value="12.34">
            <text:p>12.34</text:p>
          </table:table-cell>
          <table:table-cell table:formula="of:=VLOOKUP([.B96];[.$A$7:.$O$17];13)" office:value-type="float" office:value="0.0207899548393503">
            <text:p>0.0207899548</text:p>
          </table:table-cell>
          <table:table-cell table:formula="of:=[.B96] - [.$F$19]" office:value-type="float" office:value="500">
            <text:p>500</text:p>
          </table:table-cell>
          <table:table-cell table:formula="of:=[.E96]*[.C96]" office:value-type="float" office:value="6170">
            <text:p>6170</text:p>
          </table:table-cell>
          <table:table-cell table:formula="of:=[.E96]^2" office:value-type="float" office:value="250000">
            <text:p>250000</text:p>
          </table:table-cell>
          <table:table-cell table:formula="of:=( [.C96] - ([.$L$19]*[.B96] +[.$N$19]) )^2" office:value-type="float" office:value="0.0000136228099173217">
            <text:p>1.36228099173217E-005</text:p>
          </table:table-cell>
          <table:table-cell table:number-columns-repeated="7"/>
        </table:table-row>
        <table:table-row table:style-name="ro2">
          <table:table-cell table:formula="of:=IF ( MOD(ROW([.C97]);[.$M$2]) &lt;&gt; 0; MOD(ROW([.C97]);[.$M$2]);[.$M$2])" office:value-type="float" office:value="7">
            <text:p>7</text:p>
          </table:table-cell>
          <table:table-cell table:formula="of:=INDIRECT( &quot;R&quot; &amp; ( FLOOR((ROW([.A97]) -1)/[.$M$2];1) +5) &amp; &quot;C1&quot;;0)" office:value-type="float" office:value="2250">
            <text:p>2250</text:p>
          </table:table-cell>
          <table:table-cell table:formula="of:=VLOOKUP([.$B97];[.$A$7:.$K$17];[.$A97] +1)" office:value-type="float" office:value="12.33">
            <text:p>12.33</text:p>
          </table:table-cell>
          <table:table-cell table:formula="of:=VLOOKUP([.B97];[.$A$7:.$O$17];13)" office:value-type="float" office:value="0.0207899548393503">
            <text:p>0.0207899548</text:p>
          </table:table-cell>
          <table:table-cell table:formula="of:=[.B97] - [.$F$19]" office:value-type="float" office:value="500">
            <text:p>500</text:p>
          </table:table-cell>
          <table:table-cell table:formula="of:=[.E97]*[.C97]" office:value-type="float" office:value="6165">
            <text:p>6165</text:p>
          </table:table-cell>
          <table:table-cell table:formula="of:=[.E97]^2" office:value-type="float" office:value="250000">
            <text:p>250000</text:p>
          </table:table-cell>
          <table:table-cell table:formula="of:=( [.C97] - ([.$L$19]*[.B97] +[.$N$19]) )^2" office:value-type="float" office:value="0.000187440991735406">
            <text:p>0.000187441</text:p>
          </table:table-cell>
          <table:table-cell table:number-columns-repeated="7"/>
        </table:table-row>
        <table:table-row table:style-name="ro2">
          <table:table-cell table:formula="of:=IF ( MOD(ROW([.C98]);[.$M$2]) &lt;&gt; 0; MOD(ROW([.C98]);[.$M$2]);[.$M$2])" office:value-type="float" office:value="8">
            <text:p>8</text:p>
          </table:table-cell>
          <table:table-cell table:formula="of:=INDIRECT( &quot;R&quot; &amp; ( FLOOR((ROW([.A98]) -1)/[.$M$2];1) +5) &amp; &quot;C1&quot;;0)" office:value-type="float" office:value="2250">
            <text:p>2250</text:p>
          </table:table-cell>
          <table:table-cell table:formula="of:=VLOOKUP([.$B98];[.$A$7:.$K$17];[.$A98] +1)" office:value-type="float" office:value="12.33">
            <text:p>12.33</text:p>
          </table:table-cell>
          <table:table-cell table:formula="of:=VLOOKUP([.B98];[.$A$7:.$O$17];13)" office:value-type="float" office:value="0.0207899548393503">
            <text:p>0.0207899548</text:p>
          </table:table-cell>
          <table:table-cell table:formula="of:=[.B98] - [.$F$19]" office:value-type="float" office:value="500">
            <text:p>500</text:p>
          </table:table-cell>
          <table:table-cell table:formula="of:=[.E98]*[.C98]" office:value-type="float" office:value="6165">
            <text:p>6165</text:p>
          </table:table-cell>
          <table:table-cell table:formula="of:=[.E98]^2" office:value-type="float" office:value="250000">
            <text:p>250000</text:p>
          </table:table-cell>
          <table:table-cell table:formula="of:=( [.C98] - ([.$L$19]*[.B98] +[.$N$19]) )^2" office:value-type="float" office:value="0.000187440991735406">
            <text:p>0.000187441</text:p>
          </table:table-cell>
          <table:table-cell table:number-columns-repeated="7"/>
        </table:table-row>
        <table:table-row table:style-name="ro2">
          <table:table-cell table:formula="of:=IF ( MOD(ROW([.C99]);[.$M$2]) &lt;&gt; 0; MOD(ROW([.C99]);[.$M$2]);[.$M$2])" office:value-type="float" office:value="9">
            <text:p>9</text:p>
          </table:table-cell>
          <table:table-cell table:formula="of:=INDIRECT( &quot;R&quot; &amp; ( FLOOR((ROW([.A99]) -1)/[.$M$2];1) +5) &amp; &quot;C1&quot;;0)" office:value-type="float" office:value="2250">
            <text:p>2250</text:p>
          </table:table-cell>
          <table:table-cell table:formula="of:=VLOOKUP([.$B99];[.$A$7:.$K$17];[.$A99] +1)" office:value-type="float" office:value="12.31">
            <text:p>12.31</text:p>
          </table:table-cell>
          <table:table-cell table:formula="of:=VLOOKUP([.B99];[.$A$7:.$O$17];13)" office:value-type="float" office:value="0.0207899548393503">
            <text:p>0.0207899548</text:p>
          </table:table-cell>
          <table:table-cell table:formula="of:=[.B99] - [.$F$19]" office:value-type="float" office:value="500">
            <text:p>500</text:p>
          </table:table-cell>
          <table:table-cell table:formula="of:=[.E99]*[.C99]" office:value-type="float" office:value="6155">
            <text:p>6155</text:p>
          </table:table-cell>
          <table:table-cell table:formula="of:=[.E99]^2" office:value-type="float" office:value="250000">
            <text:p>250000</text:p>
          </table:table-cell>
          <table:table-cell table:formula="of:=( [.C99] - ([.$L$19]*[.B99] +[.$N$19]) )^2" office:value-type="float" office:value="0.00113507735537155">
            <text:p>0.0011350774</text:p>
          </table:table-cell>
          <table:table-cell table:number-columns-repeated="7"/>
        </table:table-row>
        <table:table-row table:style-name="ro2">
          <table:table-cell table:formula="of:=IF ( MOD(ROW([.C100]);[.$M$2]) &lt;&gt; 0; MOD(ROW([.C100]);[.$M$2]);[.$M$2])" office:value-type="float" office:value="10">
            <text:p>10</text:p>
          </table:table-cell>
          <table:table-cell table:formula="of:=INDIRECT( &quot;R&quot; &amp; ( FLOOR((ROW([.A100]) -1)/[.$M$2];1) +5) &amp; &quot;C1&quot;;0)" office:value-type="float" office:value="2250">
            <text:p>2250</text:p>
          </table:table-cell>
          <table:table-cell table:formula="of:=VLOOKUP([.$B100];[.$A$7:.$K$17];[.$A100] +1)" office:value-type="float" office:value="12.31">
            <text:p>12.31</text:p>
          </table:table-cell>
          <table:table-cell table:formula="of:=VLOOKUP([.B100];[.$A$7:.$O$17];13)" office:value-type="float" office:value="0.0207899548393503">
            <text:p>0.0207899548</text:p>
          </table:table-cell>
          <table:table-cell table:formula="of:=[.B100] - [.$F$19]" office:value-type="float" office:value="500">
            <text:p>500</text:p>
          </table:table-cell>
          <table:table-cell table:formula="of:=[.E100]*[.C100]" office:value-type="float" office:value="6155">
            <text:p>6155</text:p>
          </table:table-cell>
          <table:table-cell table:formula="of:=[.E100]^2" office:value-type="float" office:value="250000">
            <text:p>250000</text:p>
          </table:table-cell>
          <table:table-cell table:formula="of:=( [.C100] - ([.$L$19]*[.B100] +[.$N$19]) )^2" office:value-type="float" office:value="0.00113507735537155">
            <text:p>0.0011350774</text:p>
          </table:table-cell>
          <table:table-cell table:number-columns-repeated="7"/>
        </table:table-row>
        <table:table-row table:style-name="ro2">
          <table:table-cell table:formula="of:=IF ( MOD(ROW([.C101]);[.$M$2]) &lt;&gt; 0; MOD(ROW([.C101]);[.$M$2]);[.$M$2])" office:value-type="float" office:value="1">
            <text:p>1</text:p>
          </table:table-cell>
          <table:table-cell table:formula="of:=INDIRECT( &quot;R&quot; &amp; ( FLOOR((ROW([.A101]) -1)/[.$M$2];1) +5) &amp; &quot;C1&quot;;0)" office:value-type="float" office:value="2500">
            <text:p>2500</text:p>
          </table:table-cell>
          <table:table-cell table:formula="of:=VLOOKUP([.$B101];[.$A$7:.$K$17];[.$A101] +1)" office:value-type="float" office:value="13.64">
            <text:p>13.64</text:p>
          </table:table-cell>
          <table:table-cell table:formula="of:=VLOOKUP([.B101];[.$A$7:.$O$17];13)" office:value-type="float" office:value="0.0449814776695179">
            <text:p>0.0449814777</text:p>
          </table:table-cell>
          <table:table-cell table:formula="of:=[.B101] - [.$F$19]" office:value-type="float" office:value="750">
            <text:p>750</text:p>
          </table:table-cell>
          <table:table-cell table:formula="of:=[.E101]*[.C101]" office:value-type="float" office:value="10230">
            <text:p>10230</text:p>
          </table:table-cell>
          <table:table-cell table:formula="of:=[.E101]^2" office:value-type="float" office:value="562500">
            <text:p>562500</text:p>
          </table:table-cell>
          <table:table-cell table:formula="of:=( [.C101] - ([.$L$19]*[.B101] +[.$N$19]) )^2" office:value-type="float" office:value="0.00303901619834649">
            <text:p>0.0030390162</text:p>
          </table:table-cell>
          <table:table-cell table:number-columns-repeated="7"/>
        </table:table-row>
        <table:table-row table:style-name="ro2">
          <table:table-cell table:formula="of:=IF ( MOD(ROW([.C102]);[.$M$2]) &lt;&gt; 0; MOD(ROW([.C102]);[.$M$2]);[.$M$2])" office:value-type="float" office:value="2">
            <text:p>2</text:p>
          </table:table-cell>
          <table:table-cell table:formula="of:=INDIRECT( &quot;R&quot; &amp; ( FLOOR((ROW([.A102]) -1)/[.$M$2];1) +5) &amp; &quot;C1&quot;;0)" office:value-type="float" office:value="2500">
            <text:p>2500</text:p>
          </table:table-cell>
          <table:table-cell table:formula="of:=VLOOKUP([.$B102];[.$A$7:.$K$17];[.$A102] +1)" office:value-type="float" office:value="13.7">
            <text:p>13.7</text:p>
          </table:table-cell>
          <table:table-cell table:formula="of:=VLOOKUP([.B102];[.$A$7:.$O$17];13)" office:value-type="float" office:value="0.0449814776695179">
            <text:p>0.0449814777</text:p>
          </table:table-cell>
          <table:table-cell table:formula="of:=[.B102] - [.$F$19]" office:value-type="float" office:value="750">
            <text:p>750</text:p>
          </table:table-cell>
          <table:table-cell table:formula="of:=[.E102]*[.C102]" office:value-type="float" office:value="10275">
            <text:p>10275</text:p>
          </table:table-cell>
          <table:table-cell table:formula="of:=[.E102]^2" office:value-type="float" office:value="562500">
            <text:p>562500</text:p>
          </table:table-cell>
          <table:table-cell table:formula="of:=( [.C102] - ([.$L$19]*[.B102] +[.$N$19]) )^2" office:value-type="float" office:value="0.0000237434710744221">
            <text:p>2.37434710744221E-005</text:p>
          </table:table-cell>
          <table:table-cell table:number-columns-repeated="7"/>
        </table:table-row>
        <table:table-row table:style-name="ro2">
          <table:table-cell table:formula="of:=IF ( MOD(ROW([.C103]);[.$M$2]) &lt;&gt; 0; MOD(ROW([.C103]);[.$M$2]);[.$M$2])" office:value-type="float" office:value="3">
            <text:p>3</text:p>
          </table:table-cell>
          <table:table-cell table:formula="of:=INDIRECT( &quot;R&quot; &amp; ( FLOOR((ROW([.A103]) -1)/[.$M$2];1) +5) &amp; &quot;C1&quot;;0)" office:value-type="float" office:value="2500">
            <text:p>2500</text:p>
          </table:table-cell>
          <table:table-cell table:formula="of:=VLOOKUP([.$B103];[.$A$7:.$K$17];[.$A103] +1)" office:value-type="float" office:value="13.68">
            <text:p>13.68</text:p>
          </table:table-cell>
          <table:table-cell table:formula="of:=VLOOKUP([.B103];[.$A$7:.$O$17];13)" office:value-type="float" office:value="0.0449814776695179">
            <text:p>0.0449814777</text:p>
          </table:table-cell>
          <table:table-cell table:formula="of:=[.B103] - [.$F$19]" office:value-type="float" office:value="750">
            <text:p>750</text:p>
          </table:table-cell>
          <table:table-cell table:formula="of:=[.E103]*[.C103]" office:value-type="float" office:value="10260">
            <text:p>10260</text:p>
          </table:table-cell>
          <table:table-cell table:formula="of:=[.E103]^2" office:value-type="float" office:value="562500">
            <text:p>562500</text:p>
          </table:table-cell>
          <table:table-cell table:formula="of:=( [.C103] - ([.$L$19]*[.B103] +[.$N$19]) )^2" office:value-type="float" office:value="0.000228834380165146">
            <text:p>0.0002288344</text:p>
          </table:table-cell>
          <table:table-cell table:number-columns-repeated="7"/>
        </table:table-row>
        <table:table-row table:style-name="ro2">
          <table:table-cell table:formula="of:=IF ( MOD(ROW([.C104]);[.$M$2]) &lt;&gt; 0; MOD(ROW([.C104]);[.$M$2]);[.$M$2])" office:value-type="float" office:value="4">
            <text:p>4</text:p>
          </table:table-cell>
          <table:table-cell table:formula="of:=INDIRECT( &quot;R&quot; &amp; ( FLOOR((ROW([.A104]) -1)/[.$M$2];1) +5) &amp; &quot;C1&quot;;0)" office:value-type="float" office:value="2500">
            <text:p>2500</text:p>
          </table:table-cell>
          <table:table-cell table:formula="of:=VLOOKUP([.$B104];[.$A$7:.$K$17];[.$A104] +1)" office:value-type="float" office:value="13.65">
            <text:p>13.65</text:p>
          </table:table-cell>
          <table:table-cell table:formula="of:=VLOOKUP([.B104];[.$A$7:.$O$17];13)" office:value-type="float" office:value="0.0449814776695179">
            <text:p>0.0449814777</text:p>
          </table:table-cell>
          <table:table-cell table:formula="of:=[.B104] - [.$F$19]" office:value-type="float" office:value="750">
            <text:p>750</text:p>
          </table:table-cell>
          <table:table-cell table:formula="of:=[.E104]*[.C104]" office:value-type="float" office:value="10237.5">
            <text:p>10237.5</text:p>
          </table:table-cell>
          <table:table-cell table:formula="of:=[.E104]^2" office:value-type="float" office:value="562500">
            <text:p>562500</text:p>
          </table:table-cell>
          <table:table-cell table:formula="of:=( [.C104] - ([.$L$19]*[.B104] +[.$N$19]) )^2" office:value-type="float" office:value="0.00203647074380117">
            <text:p>0.0020364707</text:p>
          </table:table-cell>
          <table:table-cell table:number-columns-repeated="7"/>
        </table:table-row>
        <table:table-row table:style-name="ro2">
          <table:table-cell table:formula="of:=IF ( MOD(ROW([.C105]);[.$M$2]) &lt;&gt; 0; MOD(ROW([.C105]);[.$M$2]);[.$M$2])" office:value-type="float" office:value="5">
            <text:p>5</text:p>
          </table:table-cell>
          <table:table-cell table:formula="of:=INDIRECT( &quot;R&quot; &amp; ( FLOOR((ROW([.A105]) -1)/[.$M$2];1) +5) &amp; &quot;C1&quot;;0)" office:value-type="float" office:value="2500">
            <text:p>2500</text:p>
          </table:table-cell>
          <table:table-cell table:formula="of:=VLOOKUP([.$B105];[.$A$7:.$K$17];[.$A105] +1)" office:value-type="float" office:value="13.69">
            <text:p>13.69</text:p>
          </table:table-cell>
          <table:table-cell table:formula="of:=VLOOKUP([.B105];[.$A$7:.$O$17];13)" office:value-type="float" office:value="0.0449814776695179">
            <text:p>0.0449814777</text:p>
          </table:table-cell>
          <table:table-cell table:formula="of:=[.B105] - [.$F$19]" office:value-type="float" office:value="750">
            <text:p>750</text:p>
          </table:table-cell>
          <table:table-cell table:formula="of:=[.E105]*[.C105]" office:value-type="float" office:value="10267.5">
            <text:p>10267.5</text:p>
          </table:table-cell>
          <table:table-cell table:formula="of:=[.E105]^2" office:value-type="float" office:value="562500">
            <text:p>562500</text:p>
          </table:table-cell>
          <table:table-cell table:formula="of:=( [.C105] - ([.$L$19]*[.B105] +[.$N$19]) )^2" office:value-type="float" office:value="0.0000262889256197883">
            <text:p>2.62889256197883E-005</text:p>
          </table:table-cell>
          <table:table-cell table:number-columns-repeated="7"/>
        </table:table-row>
        <table:table-row table:style-name="ro2">
          <table:table-cell table:formula="of:=IF ( MOD(ROW([.C106]);[.$M$2]) &lt;&gt; 0; MOD(ROW([.C106]);[.$M$2]);[.$M$2])" office:value-type="float" office:value="6">
            <text:p>6</text:p>
          </table:table-cell>
          <table:table-cell table:formula="of:=INDIRECT( &quot;R&quot; &amp; ( FLOOR((ROW([.A106]) -1)/[.$M$2];1) +5) &amp; &quot;C1&quot;;0)" office:value-type="float" office:value="2500">
            <text:p>2500</text:p>
          </table:table-cell>
          <table:table-cell table:formula="of:=VLOOKUP([.$B106];[.$A$7:.$K$17];[.$A106] +1)" office:value-type="float" office:value="13.66">
            <text:p>13.66</text:p>
          </table:table-cell>
          <table:table-cell table:formula="of:=VLOOKUP([.B106];[.$A$7:.$O$17];13)" office:value-type="float" office:value="0.0449814776695179">
            <text:p>0.0449814777</text:p>
          </table:table-cell>
          <table:table-cell table:formula="of:=[.B106] - [.$F$19]" office:value-type="float" office:value="750">
            <text:p>750</text:p>
          </table:table-cell>
          <table:table-cell table:formula="of:=[.E106]*[.C106]" office:value-type="float" office:value="10245">
            <text:p>10245</text:p>
          </table:table-cell>
          <table:table-cell table:formula="of:=[.E106]^2" office:value-type="float" office:value="562500">
            <text:p>562500</text:p>
          </table:table-cell>
          <table:table-cell table:formula="of:=( [.C106] - ([.$L$19]*[.B106] +[.$N$19]) )^2" office:value-type="float" office:value="0.00123392528925584">
            <text:p>0.0012339253</text:p>
          </table:table-cell>
          <table:table-cell table:number-columns-repeated="7"/>
        </table:table-row>
        <table:table-row table:style-name="ro2">
          <table:table-cell table:formula="of:=IF ( MOD(ROW([.C107]);[.$M$2]) &lt;&gt; 0; MOD(ROW([.C107]);[.$M$2]);[.$M$2])" office:value-type="float" office:value="7">
            <text:p>7</text:p>
          </table:table-cell>
          <table:table-cell table:formula="of:=INDIRECT( &quot;R&quot; &amp; ( FLOOR((ROW([.A107]) -1)/[.$M$2];1) +5) &amp; &quot;C1&quot;;0)" office:value-type="float" office:value="2500">
            <text:p>2500</text:p>
          </table:table-cell>
          <table:table-cell table:formula="of:=VLOOKUP([.$B107];[.$A$7:.$K$17];[.$A107] +1)" office:value-type="float" office:value="13.66">
            <text:p>13.66</text:p>
          </table:table-cell>
          <table:table-cell table:formula="of:=VLOOKUP([.B107];[.$A$7:.$O$17];13)" office:value-type="float" office:value="0.0449814776695179">
            <text:p>0.0449814777</text:p>
          </table:table-cell>
          <table:table-cell table:formula="of:=[.B107] - [.$F$19]" office:value-type="float" office:value="750">
            <text:p>750</text:p>
          </table:table-cell>
          <table:table-cell table:formula="of:=[.E107]*[.C107]" office:value-type="float" office:value="10245">
            <text:p>10245</text:p>
          </table:table-cell>
          <table:table-cell table:formula="of:=[.E107]^2" office:value-type="float" office:value="562500">
            <text:p>562500</text:p>
          </table:table-cell>
          <table:table-cell table:formula="of:=( [.C107] - ([.$L$19]*[.B107] +[.$N$19]) )^2" office:value-type="float" office:value="0.00123392528925584">
            <text:p>0.0012339253</text:p>
          </table:table-cell>
          <table:table-cell table:number-columns-repeated="7"/>
        </table:table-row>
        <table:table-row table:style-name="ro2">
          <table:table-cell table:formula="of:=IF ( MOD(ROW([.C108]);[.$M$2]) &lt;&gt; 0; MOD(ROW([.C108]);[.$M$2]);[.$M$2])" office:value-type="float" office:value="8">
            <text:p>8</text:p>
          </table:table-cell>
          <table:table-cell table:formula="of:=INDIRECT( &quot;R&quot; &amp; ( FLOOR((ROW([.A108]) -1)/[.$M$2];1) +5) &amp; &quot;C1&quot;;0)" office:value-type="float" office:value="2500">
            <text:p>2500</text:p>
          </table:table-cell>
          <table:table-cell table:formula="of:=VLOOKUP([.$B108];[.$A$7:.$K$17];[.$A108] +1)" office:value-type="float" office:value="13.8">
            <text:p>13.8</text:p>
          </table:table-cell>
          <table:table-cell table:formula="of:=VLOOKUP([.B108];[.$A$7:.$O$17];13)" office:value-type="float" office:value="0.0449814776695179">
            <text:p>0.0449814777</text:p>
          </table:table-cell>
          <table:table-cell table:formula="of:=[.B108] - [.$F$19]" office:value-type="float" office:value="750">
            <text:p>750</text:p>
          </table:table-cell>
          <table:table-cell table:formula="of:=[.E108]*[.C108]" office:value-type="float" office:value="10350">
            <text:p>10350</text:p>
          </table:table-cell>
          <table:table-cell table:formula="of:=[.E108]^2" office:value-type="float" office:value="562500">
            <text:p>562500</text:p>
          </table:table-cell>
          <table:table-cell table:formula="of:=( [.C108] - ([.$L$19]*[.B108] +[.$N$19]) )^2" office:value-type="float" office:value="0.010998288925621">
            <text:p>0.0109982889</text:p>
          </table:table-cell>
          <table:table-cell table:number-columns-repeated="7"/>
        </table:table-row>
        <table:table-row table:style-name="ro2">
          <table:table-cell table:formula="of:=IF ( MOD(ROW([.C109]);[.$M$2]) &lt;&gt; 0; MOD(ROW([.C109]);[.$M$2]);[.$M$2])" office:value-type="float" office:value="9">
            <text:p>9</text:p>
          </table:table-cell>
          <table:table-cell table:formula="of:=INDIRECT( &quot;R&quot; &amp; ( FLOOR((ROW([.A109]) -1)/[.$M$2];1) +5) &amp; &quot;C1&quot;;0)" office:value-type="float" office:value="2500">
            <text:p>2500</text:p>
          </table:table-cell>
          <table:table-cell table:formula="of:=VLOOKUP([.$B109];[.$A$7:.$K$17];[.$A109] +1)" office:value-type="float" office:value="13.67">
            <text:p>13.67</text:p>
          </table:table-cell>
          <table:table-cell table:formula="of:=VLOOKUP([.B109];[.$A$7:.$O$17];13)" office:value-type="float" office:value="0.0449814776695179">
            <text:p>0.0449814777</text:p>
          </table:table-cell>
          <table:table-cell table:formula="of:=[.B109] - [.$F$19]" office:value-type="float" office:value="750">
            <text:p>750</text:p>
          </table:table-cell>
          <table:table-cell table:formula="of:=[.E109]*[.C109]" office:value-type="float" office:value="10252.5">
            <text:p>10252.5</text:p>
          </table:table-cell>
          <table:table-cell table:formula="of:=[.E109]^2" office:value-type="float" office:value="562500">
            <text:p>562500</text:p>
          </table:table-cell>
          <table:table-cell table:formula="of:=( [.C109] - ([.$L$19]*[.B109] +[.$N$19]) )^2" office:value-type="float" office:value="0.000631379834710495">
            <text:p>0.0006313798</text:p>
          </table:table-cell>
          <table:table-cell table:number-columns-repeated="7"/>
        </table:table-row>
        <table:table-row table:style-name="ro2">
          <table:table-cell table:formula="of:=IF ( MOD(ROW([.C110]);[.$M$2]) &lt;&gt; 0; MOD(ROW([.C110]);[.$M$2]);[.$M$2])" office:value-type="float" office:value="10">
            <text:p>10</text:p>
          </table:table-cell>
          <table:table-cell table:formula="of:=INDIRECT( &quot;R&quot; &amp; ( FLOOR((ROW([.A110]) -1)/[.$M$2];1) +5) &amp; &quot;C1&quot;;0)" office:value-type="float" office:value="2500">
            <text:p>2500</text:p>
          </table:table-cell>
          <table:table-cell table:formula="of:=VLOOKUP([.$B110];[.$A$7:.$K$17];[.$A110] +1)" office:value-type="float" office:value="13.68">
            <text:p>13.68</text:p>
          </table:table-cell>
          <table:table-cell table:formula="of:=VLOOKUP([.B110];[.$A$7:.$O$17];13)" office:value-type="float" office:value="0.0449814776695179">
            <text:p>0.0449814777</text:p>
          </table:table-cell>
          <table:table-cell table:formula="of:=[.B110] - [.$F$19]" office:value-type="float" office:value="750">
            <text:p>750</text:p>
          </table:table-cell>
          <table:table-cell table:formula="of:=[.E110]*[.C110]" office:value-type="float" office:value="10260">
            <text:p>10260</text:p>
          </table:table-cell>
          <table:table-cell table:formula="of:=[.E110]^2" office:value-type="float" office:value="562500">
            <text:p>562500</text:p>
          </table:table-cell>
          <table:table-cell table:formula="of:=( [.C110] - ([.$L$19]*[.B110] +[.$N$19]) )^2" office:value-type="float" office:value="0.000228834380165146">
            <text:p>0.0002288344</text:p>
          </table:table-cell>
          <table:table-cell table:number-columns-repeated="7"/>
        </table:table-row>
        <table:table-row table:style-name="ro2">
          <table:table-cell table:formula="of:=IF ( MOD(ROW([.C111]);[.$M$2]) &lt;&gt; 0; MOD(ROW([.C111]);[.$M$2]);[.$M$2])" office:value-type="float" office:value="1">
            <text:p>1</text:p>
          </table:table-cell>
          <table:table-cell table:formula="of:=INDIRECT( &quot;R&quot; &amp; ( FLOOR((ROW([.A111]) -1)/[.$M$2];1) +5) &amp; &quot;C1&quot;;0)" office:value-type="float" office:value="2750">
            <text:p>2750</text:p>
          </table:table-cell>
          <table:table-cell table:formula="of:=VLOOKUP([.$B111];[.$A$7:.$K$17];[.$A111] +1)" office:value-type="float" office:value="15.03">
            <text:p>15.03</text:p>
          </table:table-cell>
          <table:table-cell table:formula="of:=VLOOKUP([.B111];[.$A$7:.$O$17];13)" office:value-type="float" office:value="0.0919903376568554">
            <text:p>0.0919903377</text:p>
          </table:table-cell>
          <table:table-cell table:formula="of:=[.B111] - [.$F$19]" office:value-type="float" office:value="1000">
            <text:p>1000</text:p>
          </table:table-cell>
          <table:table-cell table:formula="of:=[.E111]*[.C111]" office:value-type="float" office:value="15030">
            <text:p>15030</text:p>
          </table:table-cell>
          <table:table-cell table:formula="of:=[.E111]^2" office:value-type="float" office:value="1000000">
            <text:p>1000000</text:p>
          </table:table-cell>
          <table:table-cell table:formula="of:=( [.C111] - ([.$L$19]*[.B111] +[.$N$19]) )^2" office:value-type="float" office:value="0.000274354049586621">
            <text:p>0.000274354</text:p>
          </table:table-cell>
          <table:table-cell table:number-columns-repeated="7"/>
        </table:table-row>
        <table:table-row table:style-name="ro2">
          <table:table-cell table:formula="of:=IF ( MOD(ROW([.C112]);[.$M$2]) &lt;&gt; 0; MOD(ROW([.C112]);[.$M$2]);[.$M$2])" office:value-type="float" office:value="2">
            <text:p>2</text:p>
          </table:table-cell>
          <table:table-cell table:formula="of:=INDIRECT( &quot;R&quot; &amp; ( FLOOR((ROW([.A112]) -1)/[.$M$2];1) +5) &amp; &quot;C1&quot;;0)" office:value-type="float" office:value="2750">
            <text:p>2750</text:p>
          </table:table-cell>
          <table:table-cell table:formula="of:=VLOOKUP([.$B112];[.$A$7:.$K$17];[.$A112] +1)" office:value-type="float" office:value="15.01">
            <text:p>15.01</text:p>
          </table:table-cell>
          <table:table-cell table:formula="of:=VLOOKUP([.B112];[.$A$7:.$O$17];13)" office:value-type="float" office:value="0.0919903376568554">
            <text:p>0.0919903377</text:p>
          </table:table-cell>
          <table:table-cell table:formula="of:=[.B112] - [.$F$19]" office:value-type="float" office:value="1000">
            <text:p>1000</text:p>
          </table:table-cell>
          <table:table-cell table:formula="of:=[.E112]*[.C112]" office:value-type="float" office:value="15010">
            <text:p>15010</text:p>
          </table:table-cell>
          <table:table-cell table:formula="of:=[.E112]^2" office:value-type="float" office:value="1000000">
            <text:p>1000000</text:p>
          </table:table-cell>
          <table:table-cell table:formula="of:=( [.C112] - ([.$L$19]*[.B112] +[.$N$19]) )^2" office:value-type="float" office:value="0.00133689950413186">
            <text:p>0.0013368995</text:p>
          </table:table-cell>
          <table:table-cell table:number-columns-repeated="7"/>
        </table:table-row>
        <table:table-row table:style-name="ro2">
          <table:table-cell table:formula="of:=IF ( MOD(ROW([.C113]);[.$M$2]) &lt;&gt; 0; MOD(ROW([.C113]);[.$M$2]);[.$M$2])" office:value-type="float" office:value="3">
            <text:p>3</text:p>
          </table:table-cell>
          <table:table-cell table:formula="of:=INDIRECT( &quot;R&quot; &amp; ( FLOOR((ROW([.A113]) -1)/[.$M$2];1) +5) &amp; &quot;C1&quot;;0)" office:value-type="float" office:value="2750">
            <text:p>2750</text:p>
          </table:table-cell>
          <table:table-cell table:formula="of:=VLOOKUP([.$B113];[.$A$7:.$K$17];[.$A113] +1)" office:value-type="float" office:value="15.02">
            <text:p>15.02</text:p>
          </table:table-cell>
          <table:table-cell table:formula="of:=VLOOKUP([.B113];[.$A$7:.$O$17];13)" office:value-type="float" office:value="0.0919903376568554">
            <text:p>0.0919903377</text:p>
          </table:table-cell>
          <table:table-cell table:formula="of:=[.B113] - [.$F$19]" office:value-type="float" office:value="1000">
            <text:p>1000</text:p>
          </table:table-cell>
          <table:table-cell table:formula="of:=[.E113]*[.C113]" office:value-type="float" office:value="15020">
            <text:p>15020</text:p>
          </table:table-cell>
          <table:table-cell table:formula="of:=[.E113]^2" office:value-type="float" office:value="1000000">
            <text:p>1000000</text:p>
          </table:table-cell>
          <table:table-cell table:formula="of:=( [.C113] - ([.$L$19]*[.B113] +[.$N$19]) )^2" office:value-type="float" office:value="0.000705626776859244">
            <text:p>0.0007056268</text:p>
          </table:table-cell>
          <table:table-cell table:number-columns-repeated="7"/>
        </table:table-row>
        <table:table-row table:style-name="ro2">
          <table:table-cell table:formula="of:=IF ( MOD(ROW([.C114]);[.$M$2]) &lt;&gt; 0; MOD(ROW([.C114]);[.$M$2]);[.$M$2])" office:value-type="float" office:value="4">
            <text:p>4</text:p>
          </table:table-cell>
          <table:table-cell table:formula="of:=INDIRECT( &quot;R&quot; &amp; ( FLOOR((ROW([.A114]) -1)/[.$M$2];1) +5) &amp; &quot;C1&quot;;0)" office:value-type="float" office:value="2750">
            <text:p>2750</text:p>
          </table:table-cell>
          <table:table-cell table:formula="of:=VLOOKUP([.$B114];[.$A$7:.$K$17];[.$A114] +1)" office:value-type="float" office:value="15.03">
            <text:p>15.03</text:p>
          </table:table-cell>
          <table:table-cell table:formula="of:=VLOOKUP([.B114];[.$A$7:.$O$17];13)" office:value-type="float" office:value="0.0919903376568554">
            <text:p>0.0919903377</text:p>
          </table:table-cell>
          <table:table-cell table:formula="of:=[.B114] - [.$F$19]" office:value-type="float" office:value="1000">
            <text:p>1000</text:p>
          </table:table-cell>
          <table:table-cell table:formula="of:=[.E114]*[.C114]" office:value-type="float" office:value="15030">
            <text:p>15030</text:p>
          </table:table-cell>
          <table:table-cell table:formula="of:=[.E114]^2" office:value-type="float" office:value="1000000">
            <text:p>1000000</text:p>
          </table:table-cell>
          <table:table-cell table:formula="of:=( [.C114] - ([.$L$19]*[.B114] +[.$N$19]) )^2" office:value-type="float" office:value="0.000274354049586621">
            <text:p>0.000274354</text:p>
          </table:table-cell>
          <table:table-cell table:number-columns-repeated="7"/>
        </table:table-row>
        <table:table-row table:style-name="ro2">
          <table:table-cell table:formula="of:=IF ( MOD(ROW([.C115]);[.$M$2]) &lt;&gt; 0; MOD(ROW([.C115]);[.$M$2]);[.$M$2])" office:value-type="float" office:value="5">
            <text:p>5</text:p>
          </table:table-cell>
          <table:table-cell table:formula="of:=INDIRECT( &quot;R&quot; &amp; ( FLOOR((ROW([.A115]) -1)/[.$M$2];1) +5) &amp; &quot;C1&quot;;0)" office:value-type="float" office:value="2750">
            <text:p>2750</text:p>
          </table:table-cell>
          <table:table-cell table:formula="of:=VLOOKUP([.$B115];[.$A$7:.$K$17];[.$A115] +1)" office:value-type="float" office:value="15.06">
            <text:p>15.06</text:p>
          </table:table-cell>
          <table:table-cell table:formula="of:=VLOOKUP([.B115];[.$A$7:.$O$17];13)" office:value-type="float" office:value="0.0919903376568554">
            <text:p>0.0919903377</text:p>
          </table:table-cell>
          <table:table-cell table:formula="of:=[.B115] - [.$F$19]" office:value-type="float" office:value="1000">
            <text:p>1000</text:p>
          </table:table-cell>
          <table:table-cell table:formula="of:=[.E115]*[.C115]" office:value-type="float" office:value="15060">
            <text:p>15060</text:p>
          </table:table-cell>
          <table:table-cell table:formula="of:=[.E115]^2" office:value-type="float" office:value="1000000">
            <text:p>1000000</text:p>
          </table:table-cell>
          <table:table-cell table:formula="of:=( [.C115] - ([.$L$19]*[.B115] +[.$N$19]) )^2" office:value-type="float" office:value="0.000180535867768752">
            <text:p>0.0001805359</text:p>
          </table:table-cell>
          <table:table-cell table:number-columns-repeated="7"/>
        </table:table-row>
        <table:table-row table:style-name="ro2">
          <table:table-cell table:formula="of:=IF ( MOD(ROW([.C116]);[.$M$2]) &lt;&gt; 0; MOD(ROW([.C116]);[.$M$2]);[.$M$2])" office:value-type="float" office:value="6">
            <text:p>6</text:p>
          </table:table-cell>
          <table:table-cell table:formula="of:=INDIRECT( &quot;R&quot; &amp; ( FLOOR((ROW([.A116]) -1)/[.$M$2];1) +5) &amp; &quot;C1&quot;;0)" office:value-type="float" office:value="2750">
            <text:p>2750</text:p>
          </table:table-cell>
          <table:table-cell table:formula="of:=VLOOKUP([.$B116];[.$A$7:.$K$17];[.$A116] +1)" office:value-type="float" office:value="15.02">
            <text:p>15.02</text:p>
          </table:table-cell>
          <table:table-cell table:formula="of:=VLOOKUP([.B116];[.$A$7:.$O$17];13)" office:value-type="float" office:value="0.0919903376568554">
            <text:p>0.0919903377</text:p>
          </table:table-cell>
          <table:table-cell table:formula="of:=[.B116] - [.$F$19]" office:value-type="float" office:value="1000">
            <text:p>1000</text:p>
          </table:table-cell>
          <table:table-cell table:formula="of:=[.E116]*[.C116]" office:value-type="float" office:value="15020">
            <text:p>15020</text:p>
          </table:table-cell>
          <table:table-cell table:formula="of:=[.E116]^2" office:value-type="float" office:value="1000000">
            <text:p>1000000</text:p>
          </table:table-cell>
          <table:table-cell table:formula="of:=( [.C116] - ([.$L$19]*[.B116] +[.$N$19]) )^2" office:value-type="float" office:value="0.000705626776859244">
            <text:p>0.0007056268</text:p>
          </table:table-cell>
          <table:table-cell table:number-columns-repeated="7"/>
        </table:table-row>
        <table:table-row table:style-name="ro2">
          <table:table-cell table:formula="of:=IF ( MOD(ROW([.C117]);[.$M$2]) &lt;&gt; 0; MOD(ROW([.C117]);[.$M$2]);[.$M$2])" office:value-type="float" office:value="7">
            <text:p>7</text:p>
          </table:table-cell>
          <table:table-cell table:formula="of:=INDIRECT( &quot;R&quot; &amp; ( FLOOR((ROW([.A117]) -1)/[.$M$2];1) +5) &amp; &quot;C1&quot;;0)" office:value-type="float" office:value="2750">
            <text:p>2750</text:p>
          </table:table-cell>
          <table:table-cell table:formula="of:=VLOOKUP([.$B117];[.$A$7:.$K$17];[.$A117] +1)" office:value-type="float" office:value="15.31">
            <text:p>15.31</text:p>
          </table:table-cell>
          <table:table-cell table:formula="of:=VLOOKUP([.B117];[.$A$7:.$O$17];13)" office:value-type="float" office:value="0.0919903376568554">
            <text:p>0.0919903377</text:p>
          </table:table-cell>
          <table:table-cell table:formula="of:=[.B117] - [.$F$19]" office:value-type="float" office:value="1000">
            <text:p>1000</text:p>
          </table:table-cell>
          <table:table-cell table:formula="of:=[.E117]*[.C117]" office:value-type="float" office:value="15310">
            <text:p>15310</text:p>
          </table:table-cell>
          <table:table-cell table:formula="of:=[.E117]^2" office:value-type="float" office:value="1000000">
            <text:p>1000000</text:p>
          </table:table-cell>
          <table:table-cell table:formula="of:=( [.C117] - ([.$L$19]*[.B117] +[.$N$19]) )^2" office:value-type="float" office:value="0.0693987176859535">
            <text:p>0.0693987177</text:p>
          </table:table-cell>
          <table:table-cell table:number-columns-repeated="7"/>
        </table:table-row>
        <table:table-row table:style-name="ro2">
          <table:table-cell table:formula="of:=IF ( MOD(ROW([.C118]);[.$M$2]) &lt;&gt; 0; MOD(ROW([.C118]);[.$M$2]);[.$M$2])" office:value-type="float" office:value="8">
            <text:p>8</text:p>
          </table:table-cell>
          <table:table-cell table:formula="of:=INDIRECT( &quot;R&quot; &amp; ( FLOOR((ROW([.A118]) -1)/[.$M$2];1) +5) &amp; &quot;C1&quot;;0)" office:value-type="float" office:value="2750">
            <text:p>2750</text:p>
          </table:table-cell>
          <table:table-cell table:formula="of:=VLOOKUP([.$B118];[.$A$7:.$K$17];[.$A118] +1)" office:value-type="float" office:value="15.02">
            <text:p>15.02</text:p>
          </table:table-cell>
          <table:table-cell table:formula="of:=VLOOKUP([.B118];[.$A$7:.$O$17];13)" office:value-type="float" office:value="0.0919903376568554">
            <text:p>0.0919903377</text:p>
          </table:table-cell>
          <table:table-cell table:formula="of:=[.B118] - [.$F$19]" office:value-type="float" office:value="1000">
            <text:p>1000</text:p>
          </table:table-cell>
          <table:table-cell table:formula="of:=[.E118]*[.C118]" office:value-type="float" office:value="15020">
            <text:p>15020</text:p>
          </table:table-cell>
          <table:table-cell table:formula="of:=[.E118]^2" office:value-type="float" office:value="1000000">
            <text:p>1000000</text:p>
          </table:table-cell>
          <table:table-cell table:formula="of:=( [.C118] - ([.$L$19]*[.B118] +[.$N$19]) )^2" office:value-type="float" office:value="0.000705626776859244">
            <text:p>0.0007056268</text:p>
          </table:table-cell>
          <table:table-cell table:number-columns-repeated="7"/>
        </table:table-row>
        <table:table-row table:style-name="ro2">
          <table:table-cell table:formula="of:=IF ( MOD(ROW([.C119]);[.$M$2]) &lt;&gt; 0; MOD(ROW([.C119]);[.$M$2]);[.$M$2])" office:value-type="float" office:value="9">
            <text:p>9</text:p>
          </table:table-cell>
          <table:table-cell table:formula="of:=INDIRECT( &quot;R&quot; &amp; ( FLOOR((ROW([.A119]) -1)/[.$M$2];1) +5) &amp; &quot;C1&quot;;0)" office:value-type="float" office:value="2750">
            <text:p>2750</text:p>
          </table:table-cell>
          <table:table-cell table:formula="of:=VLOOKUP([.$B119];[.$A$7:.$K$17];[.$A119] +1)" office:value-type="float" office:value="15">
            <text:p>15</text:p>
          </table:table-cell>
          <table:table-cell table:formula="of:=VLOOKUP([.B119];[.$A$7:.$O$17];13)" office:value-type="float" office:value="0.0919903376568554">
            <text:p>0.0919903377</text:p>
          </table:table-cell>
          <table:table-cell table:formula="of:=[.B119] - [.$F$19]" office:value-type="float" office:value="1000">
            <text:p>1000</text:p>
          </table:table-cell>
          <table:table-cell table:formula="of:=[.E119]*[.C119]" office:value-type="float" office:value="15000">
            <text:p>15000</text:p>
          </table:table-cell>
          <table:table-cell table:formula="of:=[.E119]^2" office:value-type="float" office:value="1000000">
            <text:p>1000000</text:p>
          </table:table-cell>
          <table:table-cell table:formula="of:=( [.C119] - ([.$L$19]*[.B119] +[.$N$19]) )^2" office:value-type="float" office:value="0.00216817223140446">
            <text:p>0.0021681722</text:p>
          </table:table-cell>
          <table:table-cell table:number-columns-repeated="7"/>
        </table:table-row>
        <table:table-row table:style-name="ro2">
          <table:table-cell table:formula="of:=IF ( MOD(ROW([.C120]);[.$M$2]) &lt;&gt; 0; MOD(ROW([.C120]);[.$M$2]);[.$M$2])" office:value-type="float" office:value="10">
            <text:p>10</text:p>
          </table:table-cell>
          <table:table-cell table:formula="of:=INDIRECT( &quot;R&quot; &amp; ( FLOOR((ROW([.A120]) -1)/[.$M$2];1) +5) &amp; &quot;C1&quot;;0)" office:value-type="float" office:value="2750">
            <text:p>2750</text:p>
          </table:table-cell>
          <table:table-cell table:formula="of:=VLOOKUP([.$B120];[.$A$7:.$K$17];[.$A120] +1)" office:value-type="float" office:value="15.02">
            <text:p>15.02</text:p>
          </table:table-cell>
          <table:table-cell table:formula="of:=VLOOKUP([.B120];[.$A$7:.$O$17];13)" office:value-type="float" office:value="0.0919903376568554">
            <text:p>0.0919903377</text:p>
          </table:table-cell>
          <table:table-cell table:formula="of:=[.B120] - [.$F$19]" office:value-type="float" office:value="1000">
            <text:p>1000</text:p>
          </table:table-cell>
          <table:table-cell table:formula="of:=[.E120]*[.C120]" office:value-type="float" office:value="15020">
            <text:p>15020</text:p>
          </table:table-cell>
          <table:table-cell table:formula="of:=[.E120]^2" office:value-type="float" office:value="1000000">
            <text:p>1000000</text:p>
          </table:table-cell>
          <table:table-cell table:formula="of:=( [.C120] - ([.$L$19]*[.B120] +[.$N$19]) )^2" office:value-type="float" office:value="0.000705626776859244">
            <text:p>0.0007056268</text:p>
          </table:table-cell>
          <table:table-cell table:number-columns-repeated="7"/>
        </table:table-row>
        <table:table-row table:style-name="ro2">
          <table:table-cell table:formula="of:=IF ( MOD(ROW([.C121]);[.$M$2]) &lt;&gt; 0; MOD(ROW([.C121]);[.$M$2]);[.$M$2])" office:value-type="float" office:value="1">
            <text:p>1</text:p>
          </table:table-cell>
          <table:table-cell table:formula="of:=INDIRECT( &quot;R&quot; &amp; ( FLOOR((ROW([.A121]) -1)/[.$M$2];1) +5) &amp; &quot;C1&quot;;0)" office:value-type="float" office:value="3000">
            <text:p>3000</text:p>
          </table:table-cell>
          <table:table-cell table:formula="of:=VLOOKUP([.$B121];[.$A$7:.$K$17];[.$A121] +1)" office:value-type="float" office:value="16.7">
            <text:p>16.7</text:p>
          </table:table-cell>
          <table:table-cell table:formula="of:=VLOOKUP([.B121];[.$A$7:.$O$17];13)" office:value-type="float" office:value="0.110875305335919">
            <text:p>0.1108753053</text:p>
          </table:table-cell>
          <table:table-cell table:formula="of:=[.B121] - [.$F$19]" office:value-type="float" office:value="1250">
            <text:p>1250</text:p>
          </table:table-cell>
          <table:table-cell table:formula="of:=[.E121]*[.C121]" office:value-type="float" office:value="20875">
            <text:p>20875</text:p>
          </table:table-cell>
          <table:table-cell table:formula="of:=[.E121]^2" office:value-type="float" office:value="1562500">
            <text:p>1562500</text:p>
          </table:table-cell>
          <table:table-cell table:formula="of:=( [.C121] - ([.$L$19]*[.B121] +[.$N$19]) )^2" office:value-type="float" office:value="0.0912040000000019">
            <text:p>0.091204</text:p>
          </table:table-cell>
          <table:table-cell table:number-columns-repeated="7"/>
        </table:table-row>
        <table:table-row table:style-name="ro2">
          <table:table-cell table:formula="of:=IF ( MOD(ROW([.C122]);[.$M$2]) &lt;&gt; 0; MOD(ROW([.C122]);[.$M$2]);[.$M$2])" office:value-type="float" office:value="2">
            <text:p>2</text:p>
          </table:table-cell>
          <table:table-cell table:formula="of:=INDIRECT( &quot;R&quot; &amp; ( FLOOR((ROW([.A122]) -1)/[.$M$2];1) +5) &amp; &quot;C1&quot;;0)" office:value-type="float" office:value="3000">
            <text:p>3000</text:p>
          </table:table-cell>
          <table:table-cell table:formula="of:=VLOOKUP([.$B122];[.$A$7:.$K$17];[.$A122] +1)" office:value-type="float" office:value="16.38">
            <text:p>16.38</text:p>
          </table:table-cell>
          <table:table-cell table:formula="of:=VLOOKUP([.B122];[.$A$7:.$O$17];13)" office:value-type="float" office:value="0.110875305335919">
            <text:p>0.1108753053</text:p>
          </table:table-cell>
          <table:table-cell table:formula="of:=[.B122] - [.$F$19]" office:value-type="float" office:value="1250">
            <text:p>1250</text:p>
          </table:table-cell>
          <table:table-cell table:formula="of:=[.E122]*[.C122]" office:value-type="float" office:value="20475">
            <text:p>20475</text:p>
          </table:table-cell>
          <table:table-cell table:formula="of:=[.E122]^2" office:value-type="float" office:value="1562500">
            <text:p>1562500</text:p>
          </table:table-cell>
          <table:table-cell table:formula="of:=( [.C122] - ([.$L$19]*[.B122] +[.$N$19]) )^2" office:value-type="float" office:value="0.000323999999999897">
            <text:p>0.000324</text:p>
          </table:table-cell>
          <table:table-cell table:number-columns-repeated="7"/>
        </table:table-row>
        <table:table-row table:style-name="ro2">
          <table:table-cell table:formula="of:=IF ( MOD(ROW([.C123]);[.$M$2]) &lt;&gt; 0; MOD(ROW([.C123]);[.$M$2]);[.$M$2])" office:value-type="float" office:value="3">
            <text:p>3</text:p>
          </table:table-cell>
          <table:table-cell table:formula="of:=INDIRECT( &quot;R&quot; &amp; ( FLOOR((ROW([.A123]) -1)/[.$M$2];1) +5) &amp; &quot;C1&quot;;0)" office:value-type="float" office:value="3000">
            <text:p>3000</text:p>
          </table:table-cell>
          <table:table-cell table:formula="of:=VLOOKUP([.$B123];[.$A$7:.$K$17];[.$A123] +1)" office:value-type="float" office:value="16.36">
            <text:p>16.36</text:p>
          </table:table-cell>
          <table:table-cell table:formula="of:=VLOOKUP([.B123];[.$A$7:.$O$17];13)" office:value-type="float" office:value="0.110875305335919">
            <text:p>0.1108753053</text:p>
          </table:table-cell>
          <table:table-cell table:formula="of:=[.B123] - [.$F$19]" office:value-type="float" office:value="1250">
            <text:p>1250</text:p>
          </table:table-cell>
          <table:table-cell table:formula="of:=[.E123]*[.C123]" office:value-type="float" office:value="20450">
            <text:p>20450</text:p>
          </table:table-cell>
          <table:table-cell table:formula="of:=[.E123]^2" office:value-type="float" office:value="1562500">
            <text:p>1562500</text:p>
          </table:table-cell>
          <table:table-cell table:formula="of:=( [.C123] - ([.$L$19]*[.B123] +[.$N$19]) )^2" office:value-type="float" office:value="0.00144399999999975">
            <text:p>0.001444</text:p>
          </table:table-cell>
          <table:table-cell table:number-columns-repeated="7"/>
        </table:table-row>
        <table:table-row table:style-name="ro2">
          <table:table-cell table:formula="of:=IF ( MOD(ROW([.C124]);[.$M$2]) &lt;&gt; 0; MOD(ROW([.C124]);[.$M$2]);[.$M$2])" office:value-type="float" office:value="4">
            <text:p>4</text:p>
          </table:table-cell>
          <table:table-cell table:formula="of:=INDIRECT( &quot;R&quot; &amp; ( FLOOR((ROW([.A124]) -1)/[.$M$2];1) +5) &amp; &quot;C1&quot;;0)" office:value-type="float" office:value="3000">
            <text:p>3000</text:p>
          </table:table-cell>
          <table:table-cell table:formula="of:=VLOOKUP([.$B124];[.$A$7:.$K$17];[.$A124] +1)" office:value-type="float" office:value="16.36">
            <text:p>16.36</text:p>
          </table:table-cell>
          <table:table-cell table:formula="of:=VLOOKUP([.B124];[.$A$7:.$O$17];13)" office:value-type="float" office:value="0.110875305335919">
            <text:p>0.1108753053</text:p>
          </table:table-cell>
          <table:table-cell table:formula="of:=[.B124] - [.$F$19]" office:value-type="float" office:value="1250">
            <text:p>1250</text:p>
          </table:table-cell>
          <table:table-cell table:formula="of:=[.E124]*[.C124]" office:value-type="float" office:value="20450">
            <text:p>20450</text:p>
          </table:table-cell>
          <table:table-cell table:formula="of:=[.E124]^2" office:value-type="float" office:value="1562500">
            <text:p>1562500</text:p>
          </table:table-cell>
          <table:table-cell table:formula="of:=( [.C124] - ([.$L$19]*[.B124] +[.$N$19]) )^2" office:value-type="float" office:value="0.00144399999999975">
            <text:p>0.001444</text:p>
          </table:table-cell>
          <table:table-cell table:number-columns-repeated="7"/>
        </table:table-row>
        <table:table-row table:style-name="ro2">
          <table:table-cell table:formula="of:=IF ( MOD(ROW([.C125]);[.$M$2]) &lt;&gt; 0; MOD(ROW([.C125]);[.$M$2]);[.$M$2])" office:value-type="float" office:value="5">
            <text:p>5</text:p>
          </table:table-cell>
          <table:table-cell table:formula="of:=INDIRECT( &quot;R&quot; &amp; ( FLOOR((ROW([.A125]) -1)/[.$M$2];1) +5) &amp; &quot;C1&quot;;0)" office:value-type="float" office:value="3000">
            <text:p>3000</text:p>
          </table:table-cell>
          <table:table-cell table:formula="of:=VLOOKUP([.$B125];[.$A$7:.$K$17];[.$A125] +1)" office:value-type="float" office:value="16.55">
            <text:p>16.55</text:p>
          </table:table-cell>
          <table:table-cell table:formula="of:=VLOOKUP([.B125];[.$A$7:.$O$17];13)" office:value-type="float" office:value="0.110875305335919">
            <text:p>0.1108753053</text:p>
          </table:table-cell>
          <table:table-cell table:formula="of:=[.B125] - [.$F$19]" office:value-type="float" office:value="1250">
            <text:p>1250</text:p>
          </table:table-cell>
          <table:table-cell table:formula="of:=[.E125]*[.C125]" office:value-type="float" office:value="20687.5">
            <text:p>20687.5</text:p>
          </table:table-cell>
          <table:table-cell table:formula="of:=[.E125]^2" office:value-type="float" office:value="1562500">
            <text:p>1562500</text:p>
          </table:table-cell>
          <table:table-cell table:formula="of:=( [.C125] - ([.$L$19]*[.B125] +[.$N$19]) )^2" office:value-type="float" office:value="0.0231040000000014">
            <text:p>0.023104</text:p>
          </table:table-cell>
          <table:table-cell table:number-columns-repeated="7"/>
        </table:table-row>
        <table:table-row table:style-name="ro2">
          <table:table-cell table:formula="of:=IF ( MOD(ROW([.C126]);[.$M$2]) &lt;&gt; 0; MOD(ROW([.C126]);[.$M$2]);[.$M$2])" office:value-type="float" office:value="6">
            <text:p>6</text:p>
          </table:table-cell>
          <table:table-cell table:formula="of:=INDIRECT( &quot;R&quot; &amp; ( FLOOR((ROW([.A126]) -1)/[.$M$2];1) +5) &amp; &quot;C1&quot;;0)" office:value-type="float" office:value="3000">
            <text:p>3000</text:p>
          </table:table-cell>
          <table:table-cell table:formula="of:=VLOOKUP([.$B126];[.$A$7:.$K$17];[.$A126] +1)" office:value-type="float" office:value="16.37">
            <text:p>16.37</text:p>
          </table:table-cell>
          <table:table-cell table:formula="of:=VLOOKUP([.B126];[.$A$7:.$O$17];13)" office:value-type="float" office:value="0.110875305335919">
            <text:p>0.1108753053</text:p>
          </table:table-cell>
          <table:table-cell table:formula="of:=[.B126] - [.$F$19]" office:value-type="float" office:value="1250">
            <text:p>1250</text:p>
          </table:table-cell>
          <table:table-cell table:formula="of:=[.E126]*[.C126]" office:value-type="float" office:value="20462.5">
            <text:p>20462.5</text:p>
          </table:table-cell>
          <table:table-cell table:formula="of:=[.E126]^2" office:value-type="float" office:value="1562500">
            <text:p>1562500</text:p>
          </table:table-cell>
          <table:table-cell table:formula="of:=( [.C126] - ([.$L$19]*[.B126] +[.$N$19]) )^2" office:value-type="float" office:value="0.000783999999999728">
            <text:p>0.000784</text:p>
          </table:table-cell>
          <table:table-cell table:number-columns-repeated="7"/>
        </table:table-row>
        <table:table-row table:style-name="ro2">
          <table:table-cell table:formula="of:=IF ( MOD(ROW([.C127]);[.$M$2]) &lt;&gt; 0; MOD(ROW([.C127]);[.$M$2]);[.$M$2])" office:value-type="float" office:value="7">
            <text:p>7</text:p>
          </table:table-cell>
          <table:table-cell table:formula="of:=INDIRECT( &quot;R&quot; &amp; ( FLOOR((ROW([.A127]) -1)/[.$M$2];1) +5) &amp; &quot;C1&quot;;0)" office:value-type="float" office:value="3000">
            <text:p>3000</text:p>
          </table:table-cell>
          <table:table-cell table:formula="of:=VLOOKUP([.$B127];[.$A$7:.$K$17];[.$A127] +1)" office:value-type="float" office:value="16.4">
            <text:p>16.4</text:p>
          </table:table-cell>
          <table:table-cell table:formula="of:=VLOOKUP([.B127];[.$A$7:.$O$17];13)" office:value-type="float" office:value="0.110875305335919">
            <text:p>0.1108753053</text:p>
          </table:table-cell>
          <table:table-cell table:formula="of:=[.B127] - [.$F$19]" office:value-type="float" office:value="1250">
            <text:p>1250</text:p>
          </table:table-cell>
          <table:table-cell table:formula="of:=[.E127]*[.C127]" office:value-type="float" office:value="20500">
            <text:p>20500</text:p>
          </table:table-cell>
          <table:table-cell table:formula="of:=[.E127]^2" office:value-type="float" office:value="1562500">
            <text:p>1562500</text:p>
          </table:table-cell>
          <table:table-cell table:formula="of:=( [.C127] - ([.$L$19]*[.B127] +[.$N$19]) )^2" office:value-type="float" office:value="0.00000400000000000978">
            <text:p>0.000004</text:p>
          </table:table-cell>
          <table:table-cell table:number-columns-repeated="7"/>
        </table:table-row>
        <table:table-row table:style-name="ro2">
          <table:table-cell table:formula="of:=IF ( MOD(ROW([.C128]);[.$M$2]) &lt;&gt; 0; MOD(ROW([.C128]);[.$M$2]);[.$M$2])" office:value-type="float" office:value="8">
            <text:p>8</text:p>
          </table:table-cell>
          <table:table-cell table:formula="of:=INDIRECT( &quot;R&quot; &amp; ( FLOOR((ROW([.A128]) -1)/[.$M$2];1) +5) &amp; &quot;C1&quot;;0)" office:value-type="float" office:value="3000">
            <text:p>3000</text:p>
          </table:table-cell>
          <table:table-cell table:formula="of:=VLOOKUP([.$B128];[.$A$7:.$K$17];[.$A128] +1)" office:value-type="float" office:value="16.41">
            <text:p>16.41</text:p>
          </table:table-cell>
          <table:table-cell table:formula="of:=VLOOKUP([.B128];[.$A$7:.$O$17];13)" office:value-type="float" office:value="0.110875305335919">
            <text:p>0.1108753053</text:p>
          </table:table-cell>
          <table:table-cell table:formula="of:=[.B128] - [.$F$19]" office:value-type="float" office:value="1250">
            <text:p>1250</text:p>
          </table:table-cell>
          <table:table-cell table:formula="of:=[.E128]*[.C128]" office:value-type="float" office:value="20512.5">
            <text:p>20512.5</text:p>
          </table:table-cell>
          <table:table-cell table:formula="of:=[.E128]^2" office:value-type="float" office:value="1562500">
            <text:p>1562500</text:p>
          </table:table-cell>
          <table:table-cell table:formula="of:=( [.C128] - ([.$L$19]*[.B128] +[.$N$19]) )^2" office:value-type="float" office:value="0.000144000000000096">
            <text:p>0.000144</text:p>
          </table:table-cell>
          <table:table-cell table:number-columns-repeated="7"/>
        </table:table-row>
        <table:table-row table:style-name="ro2">
          <table:table-cell table:formula="of:=IF ( MOD(ROW([.C129]);[.$M$2]) &lt;&gt; 0; MOD(ROW([.C129]);[.$M$2]);[.$M$2])" office:value-type="float" office:value="9">
            <text:p>9</text:p>
          </table:table-cell>
          <table:table-cell table:formula="of:=INDIRECT( &quot;R&quot; &amp; ( FLOOR((ROW([.A129]) -1)/[.$M$2];1) +5) &amp; &quot;C1&quot;;0)" office:value-type="float" office:value="3000">
            <text:p>3000</text:p>
          </table:table-cell>
          <table:table-cell table:formula="of:=VLOOKUP([.$B129];[.$A$7:.$K$17];[.$A129] +1)" office:value-type="float" office:value="16.36">
            <text:p>16.36</text:p>
          </table:table-cell>
          <table:table-cell table:formula="of:=VLOOKUP([.B129];[.$A$7:.$O$17];13)" office:value-type="float" office:value="0.110875305335919">
            <text:p>0.1108753053</text:p>
          </table:table-cell>
          <table:table-cell table:formula="of:=[.B129] - [.$F$19]" office:value-type="float" office:value="1250">
            <text:p>1250</text:p>
          </table:table-cell>
          <table:table-cell table:formula="of:=[.E129]*[.C129]" office:value-type="float" office:value="20450">
            <text:p>20450</text:p>
          </table:table-cell>
          <table:table-cell table:formula="of:=[.E129]^2" office:value-type="float" office:value="1562500">
            <text:p>1562500</text:p>
          </table:table-cell>
          <table:table-cell table:formula="of:=( [.C129] - ([.$L$19]*[.B129] +[.$N$19]) )^2" office:value-type="float" office:value="0.00144399999999975">
            <text:p>0.001444</text:p>
          </table:table-cell>
          <table:table-cell table:number-columns-repeated="7"/>
        </table:table-row>
        <table:table-row table:style-name="ro2">
          <table:table-cell table:formula="of:=IF ( MOD(ROW([.C130]);[.$M$2]) &lt;&gt; 0; MOD(ROW([.C130]);[.$M$2]);[.$M$2])" office:value-type="float" office:value="10">
            <text:p>10</text:p>
          </table:table-cell>
          <table:table-cell table:formula="of:=INDIRECT( &quot;R&quot; &amp; ( FLOOR((ROW([.A130]) -1)/[.$M$2];1) +5) &amp; &quot;C1&quot;;0)" office:value-type="float" office:value="3000">
            <text:p>3000</text:p>
          </table:table-cell>
          <table:table-cell table:formula="of:=VLOOKUP([.$B130];[.$A$7:.$K$17];[.$A130] +1)" office:value-type="float" office:value="16.47">
            <text:p>16.47</text:p>
          </table:table-cell>
          <table:table-cell table:formula="of:=VLOOKUP([.B130];[.$A$7:.$O$17];13)" office:value-type="float" office:value="0.110875305335919">
            <text:p>0.1108753053</text:p>
          </table:table-cell>
          <table:table-cell table:formula="of:=[.B130] - [.$F$19]" office:value-type="float" office:value="1250">
            <text:p>1250</text:p>
          </table:table-cell>
          <table:table-cell table:formula="of:=[.E130]*[.C130]" office:value-type="float" office:value="20587.5">
            <text:p>20587.5</text:p>
          </table:table-cell>
          <table:table-cell table:formula="of:=[.E130]^2" office:value-type="float" office:value="1562500">
            <text:p>1562500</text:p>
          </table:table-cell>
          <table:table-cell table:formula="of:=( [.C130] - ([.$L$19]*[.B130] +[.$N$19]) )^2" office:value-type="float" office:value="0.00518400000000039">
            <text:p>0.005184</text:p>
          </table:table-cell>
          <table:table-cell table:number-columns-repeated="7"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0 200" svg:d="m100 0c0 18-4 34-13 50s-21 27-37 37-32 13-50 13-34-4-50-13c-16-10-27-21-37-37-9-16-13-32-13-50s4-34 13-50c10-16 21-27 37-37 16-9 32-13 50-13s34 4 50 13c16 10 27 21 37 37 9 16 13 32 13 50z"/>
    <draw:marker draw:name="Arrowheads_20_2" draw:display-name="Arrowheads 2" svg:viewBox="0 0 20 30" svg:d="m10 0-10 30h20z"/>
    <draw:marker draw:name="Arrowheads_20_3" draw:display-name="Arrowheads 3" svg:viewBox="0 0 200 200" svg:d="m100 0c0 18-4 34-13 50s-21 27-37 37-32 13-50 13-34-4-50-13c-16-10-27-21-37-37-9-16-13-32-13-50s4-34 13-50c10-16 21-27 37-37 16-9 32-13 50-13s34 4 50 13c16 10 27 21 37 37 9 16 13 32 13 5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10">10/03/2011</text:date>, <text:time>11:32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3-04T14:04:41</meta:creation-date>
    <dc:date>2011-03-10T11:32:19</dc:date>
    <meta:editing-duration>PT15H38M51S</meta:editing-duration>
    <meta:editing-cycles>220</meta:editing-cycles>
    <meta:generator>LibreOffice/3.3$Linux LibreOffice_project/330m19$Build-8</meta:generator>
    <meta:document-statistic meta:table-count="6" meta:cell-count="5515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 chart:error-upper-indicator="true" chart:error-lower-indicator="true" chart:error-category="cell-range" chart:regression-type="linear" chart:error-upper-range="'original-vmcs'.D21:'original-vmcs'.D130" chart:error-lower-range="'original-vmcs'.D21:'original-vmcs'.D130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05cm" chart:symbol-height="0.05cm" chart:error-upper-indicator="true" chart:error-lower-indicator="true" chart:error-category="cell-range" chart:regression-type="linear" chart:error-upper-range="'original-vmcs'.D21:'original-vmcs'.D130" chart:error-lower-range="'original-vmcs'.D21:'original-vmcs'.D130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svg:stroke-color="#004586"/>
    </style:style>
    <style:style style:name="ch10" style:family="chart">
      <style:chart-properties chart:error-category="cell-rang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412cm" svg:height="8.992cm" xlink:href=".." xlink:type="simple" chart:class="chart:scatter" chart:style-name="ch1">
        <chart:title svg:x="5.91cm" svg:y="0.314cm" chart:style-name="ch2">
          <text:p>Total Execution Time</text:p>
        </chart:title>
        <chart:plot-area chart:style-name="ch3" table:cell-range-address="'original-vmcs'.B21:'original-vmcs'.C130" svg:x="1.336cm" svg:y="1.652cm" svg:width="14.42cm" svg:height="6.183cm">
          <chartooo:coordinate-region svg:x="1.954cm" svg:y="1.849cm" svg:width="13.434cm" svg:height="5.343cm"/>
          <chart:axis chart:dimension="x" chart:name="primary-x" chart:style-name="ch4">
            <chart:title svg:x="7.166cm" svg:y="8.015cm" chart:style-name="ch5">
              <text:p>Monte Carlo Steps</text:p>
            </chart:title>
          </chart:axis>
          <chart:axis chart:dimension="y" chart:name="primary-y" chart:style-name="ch4">
            <chart:title svg:x="0.451cm" svg:y="6.974cm" chart:style-name="ch6">
              <text:p>Total execution time (seconds)</text:p>
            </chart:title>
            <chart:grid chart:style-name="ch7" chart:class="major"/>
          </chart:axis>
          <chart:series chart:style-name="ch8" chart:values-cell-range-address="'original-vmcs'.C21:'original-vmcs'.C130" chart:class="chart:scatter">
            <chart:domain table:cell-range-address="'original-vmcs'.B21:'original-vmcs'.B130"/>
            <chart:regression-curve chart:style-name="ch9">
              <chart:equation/>
            </chart:regression-curve>
            <chart:error-indicator chart:style-name="ch10" chart:dimension="y"/>
            <chart:data-point chart:repeated="1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'original-vmcs'.B21:'original-vmcs'.B130</svg:desc>
                </draw:g>
              </table:table-cell>
              <table:table-cell office:value-type="float" office:value="2.36">
                <text:p>2.36</text:p>
                <draw:g>
                  <svg:desc>'original-vmcs'.C21:'original-vmcs'.C130</svg:desc>
                </draw:g>
              </table:table-cell>
              <table:table-cell office:value-type="float" office:value="0.211618104665509">
                <text:p>0.211618104665509</text:p>
                <draw:g>
                  <svg:desc>'original-vmcs'.D21:'original-vmcs'.D130</svg:desc>
                </draw:g>
              </table:table-cell>
              <table:table-cell office:value-type="float" office:value="0.211618104665509">
                <text:p>0.211618104665509</text:p>
                <draw:g>
                  <svg:desc>'original-vmcs'.D21:'original-vmcs'.D1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3.07">
                <text:p>3.07</text:p>
              </table:table-cell>
              <table:table-cell office:value-type="float" office:value="0.211618104665509">
                <text:p>0.211618104665509</text:p>
              </table:table-cell>
              <table:table-cell office:value-type="float" office:value="0.211618104665509">
                <text:p>0.2116181046655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2.37">
                <text:p>2.37</text:p>
              </table:table-cell>
              <table:table-cell office:value-type="float" office:value="0.211618104665509">
                <text:p>0.211618104665509</text:p>
              </table:table-cell>
              <table:table-cell office:value-type="float" office:value="0.211618104665509">
                <text:p>0.2116181046655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2.39">
                <text:p>2.39</text:p>
              </table:table-cell>
              <table:table-cell office:value-type="float" office:value="0.211618104665509">
                <text:p>0.211618104665509</text:p>
              </table:table-cell>
              <table:table-cell office:value-type="float" office:value="0.211618104665509">
                <text:p>0.2116181046655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">
                <text:p>100</text:p>
              </table:table-cell>
              <table:table-cell office:value-type="float" office:value="2.42">
                <text:p>2.42</text:p>
              </table:table-cell>
              <table:table-cell office:value-type="float" office:value="0.211618104665509">
                <text:p>0.211618104665509</text:p>
              </table:table-cell>
              <table:table-cell office:value-type="float" office:value="0.211618104665509">
                <text:p>0.2116181046655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2.46">
                <text:p>2.46</text:p>
              </table:table-cell>
              <table:table-cell office:value-type="float" office:value="0.211618104665509">
                <text:p>0.211618104665509</text:p>
              </table:table-cell>
              <table:table-cell office:value-type="float" office:value="0.211618104665509">
                <text:p>0.2116181046655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2.39">
                <text:p>2.39</text:p>
              </table:table-cell>
              <table:table-cell office:value-type="float" office:value="0.211618104665509">
                <text:p>0.211618104665509</text:p>
              </table:table-cell>
              <table:table-cell office:value-type="float" office:value="0.211618104665509">
                <text:p>0.2116181046655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">
                <text:p>100</text:p>
              </table:table-cell>
              <table:table-cell office:value-type="float" office:value="2.44">
                <text:p>2.44</text:p>
              </table:table-cell>
              <table:table-cell office:value-type="float" office:value="0.211618104665509">
                <text:p>0.211618104665509</text:p>
              </table:table-cell>
              <table:table-cell office:value-type="float" office:value="0.211618104665509">
                <text:p>0.2116181046655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">
                <text:p>100</text:p>
              </table:table-cell>
              <table:table-cell office:value-type="float" office:value="2.46">
                <text:p>2.46</text:p>
              </table:table-cell>
              <table:table-cell office:value-type="float" office:value="0.211618104665509">
                <text:p>0.211618104665509</text:p>
              </table:table-cell>
              <table:table-cell office:value-type="float" office:value="0.211618104665509">
                <text:p>0.2116181046655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2.4">
                <text:p>2.4</text:p>
              </table:table-cell>
              <table:table-cell office:value-type="float" office:value="0.211618104665509">
                <text:p>0.211618104665509</text:p>
              </table:table-cell>
              <table:table-cell office:value-type="float" office:value="0.211618104665509">
                <text:p>0.2116181046655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0">
                <text:p>250</text:p>
              </table:table-cell>
              <table:table-cell office:value-type="float" office:value="6.35">
                <text:p>6.35</text:p>
              </table:table-cell>
              <table:table-cell office:value-type="float" office:value="0.145525866352954">
                <text:p>0.145525866352954</text:p>
              </table:table-cell>
              <table:table-cell office:value-type="float" office:value="0.145525866352954">
                <text:p>0.1455258663529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0">
                <text:p>250</text:p>
              </table:table-cell>
              <table:table-cell office:value-type="float" office:value="5.87">
                <text:p>5.87</text:p>
              </table:table-cell>
              <table:table-cell office:value-type="float" office:value="0.145525866352954">
                <text:p>0.145525866352954</text:p>
              </table:table-cell>
              <table:table-cell office:value-type="float" office:value="0.145525866352954">
                <text:p>0.1455258663529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0">
                <text:p>250</text:p>
              </table:table-cell>
              <table:table-cell office:value-type="float" office:value="5.88">
                <text:p>5.88</text:p>
              </table:table-cell>
              <table:table-cell office:value-type="float" office:value="0.145525866352954">
                <text:p>0.145525866352954</text:p>
              </table:table-cell>
              <table:table-cell office:value-type="float" office:value="0.145525866352954">
                <text:p>0.1455258663529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0">
                <text:p>250</text:p>
              </table:table-cell>
              <table:table-cell office:value-type="float" office:value="5.89">
                <text:p>5.89</text:p>
              </table:table-cell>
              <table:table-cell office:value-type="float" office:value="0.145525866352954">
                <text:p>0.145525866352954</text:p>
              </table:table-cell>
              <table:table-cell office:value-type="float" office:value="0.145525866352954">
                <text:p>0.14552586635295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0">
                <text:p>250</text:p>
              </table:table-cell>
              <table:table-cell office:value-type="float" office:value="5.94">
                <text:p>5.94</text:p>
              </table:table-cell>
              <table:table-cell office:value-type="float" office:value="0.145525866352954">
                <text:p>0.145525866352954</text:p>
              </table:table-cell>
              <table:table-cell office:value-type="float" office:value="0.145525866352954">
                <text:p>0.1455258663529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0">
                <text:p>250</text:p>
              </table:table-cell>
              <table:table-cell office:value-type="float" office:value="5.89">
                <text:p>5.89</text:p>
              </table:table-cell>
              <table:table-cell office:value-type="float" office:value="0.145525866352954">
                <text:p>0.145525866352954</text:p>
              </table:table-cell>
              <table:table-cell office:value-type="float" office:value="0.145525866352954">
                <text:p>0.1455258663529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0">
                <text:p>250</text:p>
              </table:table-cell>
              <table:table-cell office:value-type="float" office:value="5.88">
                <text:p>5.88</text:p>
              </table:table-cell>
              <table:table-cell office:value-type="float" office:value="0.145525866352954">
                <text:p>0.145525866352954</text:p>
              </table:table-cell>
              <table:table-cell office:value-type="float" office:value="0.145525866352954">
                <text:p>0.14552586635295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50">
                <text:p>250</text:p>
              </table:table-cell>
              <table:table-cell office:value-type="float" office:value="5.92">
                <text:p>5.92</text:p>
              </table:table-cell>
              <table:table-cell office:value-type="float" office:value="0.145525866352954">
                <text:p>0.145525866352954</text:p>
              </table:table-cell>
              <table:table-cell office:value-type="float" office:value="0.145525866352954">
                <text:p>0.1455258663529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50">
                <text:p>250</text:p>
              </table:table-cell>
              <table:table-cell office:value-type="float" office:value="5.89">
                <text:p>5.89</text:p>
              </table:table-cell>
              <table:table-cell office:value-type="float" office:value="0.145525866352954">
                <text:p>0.145525866352954</text:p>
              </table:table-cell>
              <table:table-cell office:value-type="float" office:value="0.145525866352954">
                <text:p>0.14552586635295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50">
                <text:p>250</text:p>
              </table:table-cell>
              <table:table-cell office:value-type="float" office:value="5.89">
                <text:p>5.89</text:p>
              </table:table-cell>
              <table:table-cell office:value-type="float" office:value="0.145525866352954">
                <text:p>0.145525866352954</text:p>
              </table:table-cell>
              <table:table-cell office:value-type="float" office:value="0.145525866352954">
                <text:p>0.14552586635295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00">
                <text:p>500</text:p>
              </table:table-cell>
              <table:table-cell office:value-type="float" office:value="11.77">
                <text:p>11.77</text:p>
              </table:table-cell>
              <table:table-cell office:value-type="float" office:value="0.0131656117720877">
                <text:p>0.0131656117720877</text:p>
              </table:table-cell>
              <table:table-cell office:value-type="float" office:value="0.0131656117720877">
                <text:p>0.013165611772087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0">
                <text:p>500</text:p>
              </table:table-cell>
              <table:table-cell office:value-type="float" office:value="11.79">
                <text:p>11.79</text:p>
              </table:table-cell>
              <table:table-cell office:value-type="float" office:value="0.0131656117720877">
                <text:p>0.0131656117720877</text:p>
              </table:table-cell>
              <table:table-cell office:value-type="float" office:value="0.0131656117720877">
                <text:p>0.013165611772087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0">
                <text:p>500</text:p>
              </table:table-cell>
              <table:table-cell office:value-type="float" office:value="11.79">
                <text:p>11.79</text:p>
              </table:table-cell>
              <table:table-cell office:value-type="float" office:value="0.0131656117720877">
                <text:p>0.0131656117720877</text:p>
              </table:table-cell>
              <table:table-cell office:value-type="float" office:value="0.0131656117720877">
                <text:p>0.013165611772087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0">
                <text:p>500</text:p>
              </table:table-cell>
              <table:table-cell office:value-type="float" office:value="11.77">
                <text:p>11.77</text:p>
              </table:table-cell>
              <table:table-cell office:value-type="float" office:value="0.0131656117720877">
                <text:p>0.0131656117720877</text:p>
              </table:table-cell>
              <table:table-cell office:value-type="float" office:value="0.0131656117720877">
                <text:p>0.013165611772087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00">
                <text:p>500</text:p>
              </table:table-cell>
              <table:table-cell office:value-type="float" office:value="11.77">
                <text:p>11.77</text:p>
              </table:table-cell>
              <table:table-cell office:value-type="float" office:value="0.0131656117720877">
                <text:p>0.0131656117720877</text:p>
              </table:table-cell>
              <table:table-cell office:value-type="float" office:value="0.0131656117720877">
                <text:p>0.013165611772087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00">
                <text:p>500</text:p>
              </table:table-cell>
              <table:table-cell office:value-type="float" office:value="11.79">
                <text:p>11.79</text:p>
              </table:table-cell>
              <table:table-cell office:value-type="float" office:value="0.0131656117720877">
                <text:p>0.0131656117720877</text:p>
              </table:table-cell>
              <table:table-cell office:value-type="float" office:value="0.0131656117720877">
                <text:p>0.013165611772087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00">
                <text:p>500</text:p>
              </table:table-cell>
              <table:table-cell office:value-type="float" office:value="11.79">
                <text:p>11.79</text:p>
              </table:table-cell>
              <table:table-cell office:value-type="float" office:value="0.0131656117720877">
                <text:p>0.0131656117720877</text:p>
              </table:table-cell>
              <table:table-cell office:value-type="float" office:value="0.0131656117720877">
                <text:p>0.013165611772087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00">
                <text:p>500</text:p>
              </table:table-cell>
              <table:table-cell office:value-type="float" office:value="11.8">
                <text:p>11.8</text:p>
              </table:table-cell>
              <table:table-cell office:value-type="float" office:value="0.0131656117720877">
                <text:p>0.0131656117720877</text:p>
              </table:table-cell>
              <table:table-cell office:value-type="float" office:value="0.0131656117720877">
                <text:p>0.013165611772087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00">
                <text:p>500</text:p>
              </table:table-cell>
              <table:table-cell office:value-type="float" office:value="11.76">
                <text:p>11.76</text:p>
              </table:table-cell>
              <table:table-cell office:value-type="float" office:value="0.0131656117720877">
                <text:p>0.0131656117720877</text:p>
              </table:table-cell>
              <table:table-cell office:value-type="float" office:value="0.0131656117720877">
                <text:p>0.013165611772087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00">
                <text:p>500</text:p>
              </table:table-cell>
              <table:table-cell office:value-type="float" office:value="11.79">
                <text:p>11.79</text:p>
              </table:table-cell>
              <table:table-cell office:value-type="float" office:value="0.0131656117720877">
                <text:p>0.0131656117720877</text:p>
              </table:table-cell>
              <table:table-cell office:value-type="float" office:value="0.0131656117720877">
                <text:p>0.013165611772087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50">
                <text:p>750</text:p>
              </table:table-cell>
              <table:table-cell office:value-type="float" office:value="17.86">
                <text:p>17.86</text:p>
              </table:table-cell>
              <table:table-cell office:value-type="float" office:value="0.171412433102801">
                <text:p>0.171412433102801</text:p>
              </table:table-cell>
              <table:table-cell office:value-type="float" office:value="0.171412433102801">
                <text:p>0.1714124331028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50">
                <text:p>750</text:p>
              </table:table-cell>
              <table:table-cell office:value-type="float" office:value="18.11">
                <text:p>18.11</text:p>
              </table:table-cell>
              <table:table-cell office:value-type="float" office:value="0.171412433102801">
                <text:p>0.171412433102801</text:p>
              </table:table-cell>
              <table:table-cell office:value-type="float" office:value="0.171412433102801">
                <text:p>0.17141243310280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50">
                <text:p>750</text:p>
              </table:table-cell>
              <table:table-cell office:value-type="float" office:value="17.66">
                <text:p>17.66</text:p>
              </table:table-cell>
              <table:table-cell office:value-type="float" office:value="0.171412433102801">
                <text:p>0.171412433102801</text:p>
              </table:table-cell>
              <table:table-cell office:value-type="float" office:value="0.171412433102801">
                <text:p>0.17141243310280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50">
                <text:p>750</text:p>
              </table:table-cell>
              <table:table-cell office:value-type="float" office:value="17.66">
                <text:p>17.66</text:p>
              </table:table-cell>
              <table:table-cell office:value-type="float" office:value="0.171412433102801">
                <text:p>0.171412433102801</text:p>
              </table:table-cell>
              <table:table-cell office:value-type="float" office:value="0.171412433102801">
                <text:p>0.17141243310280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50">
                <text:p>750</text:p>
              </table:table-cell>
              <table:table-cell office:value-type="float" office:value="17.67">
                <text:p>17.67</text:p>
              </table:table-cell>
              <table:table-cell office:value-type="float" office:value="0.171412433102801">
                <text:p>0.171412433102801</text:p>
              </table:table-cell>
              <table:table-cell office:value-type="float" office:value="0.171412433102801">
                <text:p>0.17141243310280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50">
                <text:p>750</text:p>
              </table:table-cell>
              <table:table-cell office:value-type="float" office:value="17.66">
                <text:p>17.66</text:p>
              </table:table-cell>
              <table:table-cell office:value-type="float" office:value="0.171412433102801">
                <text:p>0.171412433102801</text:p>
              </table:table-cell>
              <table:table-cell office:value-type="float" office:value="0.171412433102801">
                <text:p>0.17141243310280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50">
                <text:p>750</text:p>
              </table:table-cell>
              <table:table-cell office:value-type="float" office:value="17.66">
                <text:p>17.66</text:p>
              </table:table-cell>
              <table:table-cell office:value-type="float" office:value="0.171412433102801">
                <text:p>0.171412433102801</text:p>
              </table:table-cell>
              <table:table-cell office:value-type="float" office:value="0.171412433102801">
                <text:p>0.17141243310280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0">
                <text:p>750</text:p>
              </table:table-cell>
              <table:table-cell office:value-type="float" office:value="18.02">
                <text:p>18.02</text:p>
              </table:table-cell>
              <table:table-cell office:value-type="float" office:value="0.171412433102801">
                <text:p>0.171412433102801</text:p>
              </table:table-cell>
              <table:table-cell office:value-type="float" office:value="0.171412433102801">
                <text:p>0.17141243310280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50">
                <text:p>750</text:p>
              </table:table-cell>
              <table:table-cell office:value-type="float" office:value="17.68">
                <text:p>17.68</text:p>
              </table:table-cell>
              <table:table-cell office:value-type="float" office:value="0.171412433102801">
                <text:p>0.171412433102801</text:p>
              </table:table-cell>
              <table:table-cell office:value-type="float" office:value="0.171412433102801">
                <text:p>0.17141243310280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50">
                <text:p>750</text:p>
              </table:table-cell>
              <table:table-cell office:value-type="float" office:value="17.66">
                <text:p>17.66</text:p>
              </table:table-cell>
              <table:table-cell office:value-type="float" office:value="0.171412433102801">
                <text:p>0.171412433102801</text:p>
              </table:table-cell>
              <table:table-cell office:value-type="float" office:value="0.171412433102801">
                <text:p>0.17141243310280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00">
                <text:p>1000</text:p>
              </table:table-cell>
              <table:table-cell office:value-type="float" office:value="23.58">
                <text:p>23.58</text:p>
              </table:table-cell>
              <table:table-cell office:value-type="float" office:value="0.0168654808542317">
                <text:p>0.0168654808542317</text:p>
              </table:table-cell>
              <table:table-cell office:value-type="float" office:value="0.0168654808542317">
                <text:p>0.016865480854231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00">
                <text:p>1000</text:p>
              </table:table-cell>
              <table:table-cell office:value-type="float" office:value="23.58">
                <text:p>23.58</text:p>
              </table:table-cell>
              <table:table-cell office:value-type="float" office:value="0.0168654808542317">
                <text:p>0.0168654808542317</text:p>
              </table:table-cell>
              <table:table-cell office:value-type="float" office:value="0.0168654808542317">
                <text:p>0.016865480854231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00">
                <text:p>1000</text:p>
              </table:table-cell>
              <table:table-cell office:value-type="float" office:value="23.58">
                <text:p>23.58</text:p>
              </table:table-cell>
              <table:table-cell office:value-type="float" office:value="0.0168654808542317">
                <text:p>0.0168654808542317</text:p>
              </table:table-cell>
              <table:table-cell office:value-type="float" office:value="0.0168654808542317">
                <text:p>0.016865480854231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00">
                <text:p>1000</text:p>
              </table:table-cell>
              <table:table-cell office:value-type="float" office:value="23.54">
                <text:p>23.54</text:p>
              </table:table-cell>
              <table:table-cell office:value-type="float" office:value="0.0168654808542317">
                <text:p>0.0168654808542317</text:p>
              </table:table-cell>
              <table:table-cell office:value-type="float" office:value="0.0168654808542317">
                <text:p>0.016865480854231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00">
                <text:p>1000</text:p>
              </table:table-cell>
              <table:table-cell office:value-type="float" office:value="23.56">
                <text:p>23.56</text:p>
              </table:table-cell>
              <table:table-cell office:value-type="float" office:value="0.0168654808542317">
                <text:p>0.0168654808542317</text:p>
              </table:table-cell>
              <table:table-cell office:value-type="float" office:value="0.0168654808542317">
                <text:p>0.016865480854231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00">
                <text:p>1000</text:p>
              </table:table-cell>
              <table:table-cell office:value-type="float" office:value="23.58">
                <text:p>23.58</text:p>
              </table:table-cell>
              <table:table-cell office:value-type="float" office:value="0.0168654808542317">
                <text:p>0.0168654808542317</text:p>
              </table:table-cell>
              <table:table-cell office:value-type="float" office:value="0.0168654808542317">
                <text:p>0.016865480854231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00">
                <text:p>1000</text:p>
              </table:table-cell>
              <table:table-cell office:value-type="float" office:value="23.56">
                <text:p>23.56</text:p>
              </table:table-cell>
              <table:table-cell office:value-type="float" office:value="0.0168654808542317">
                <text:p>0.0168654808542317</text:p>
              </table:table-cell>
              <table:table-cell office:value-type="float" office:value="0.0168654808542317">
                <text:p>0.016865480854231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00">
                <text:p>1000</text:p>
              </table:table-cell>
              <table:table-cell office:value-type="float" office:value="23.56">
                <text:p>23.56</text:p>
              </table:table-cell>
              <table:table-cell office:value-type="float" office:value="0.0168654808542317">
                <text:p>0.0168654808542317</text:p>
              </table:table-cell>
              <table:table-cell office:value-type="float" office:value="0.0168654808542317">
                <text:p>0.016865480854231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00">
                <text:p>1000</text:p>
              </table:table-cell>
              <table:table-cell office:value-type="float" office:value="23.6">
                <text:p>23.6</text:p>
              </table:table-cell>
              <table:table-cell office:value-type="float" office:value="0.0168654808542317">
                <text:p>0.0168654808542317</text:p>
              </table:table-cell>
              <table:table-cell office:value-type="float" office:value="0.0168654808542317">
                <text:p>0.016865480854231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00">
                <text:p>1000</text:p>
              </table:table-cell>
              <table:table-cell office:value-type="float" office:value="23.58">
                <text:p>23.58</text:p>
              </table:table-cell>
              <table:table-cell office:value-type="float" office:value="0.0168654808542317">
                <text:p>0.0168654808542317</text:p>
              </table:table-cell>
              <table:table-cell office:value-type="float" office:value="0.0168654808542317">
                <text:p>0.016865480854231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250">
                <text:p>1250</text:p>
              </table:table-cell>
              <table:table-cell office:value-type="float" office:value="29.47">
                <text:p>29.47</text:p>
              </table:table-cell>
              <table:table-cell office:value-type="float" office:value="0.0254077853335459">
                <text:p>0.0254077853335459</text:p>
              </table:table-cell>
              <table:table-cell office:value-type="float" office:value="0.0254077853335459">
                <text:p>0.025407785333545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250">
                <text:p>1250</text:p>
              </table:table-cell>
              <table:table-cell office:value-type="float" office:value="29.47">
                <text:p>29.47</text:p>
              </table:table-cell>
              <table:table-cell office:value-type="float" office:value="0.0254077853335459">
                <text:p>0.0254077853335459</text:p>
              </table:table-cell>
              <table:table-cell office:value-type="float" office:value="0.0254077853335459">
                <text:p>0.025407785333545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250">
                <text:p>1250</text:p>
              </table:table-cell>
              <table:table-cell office:value-type="float" office:value="29.48">
                <text:p>29.48</text:p>
              </table:table-cell>
              <table:table-cell office:value-type="float" office:value="0.0254077853335459">
                <text:p>0.0254077853335459</text:p>
              </table:table-cell>
              <table:table-cell office:value-type="float" office:value="0.0254077853335459">
                <text:p>0.025407785333545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250">
                <text:p>1250</text:p>
              </table:table-cell>
              <table:table-cell office:value-type="float" office:value="29.48">
                <text:p>29.48</text:p>
              </table:table-cell>
              <table:table-cell office:value-type="float" office:value="0.0254077853335459">
                <text:p>0.0254077853335459</text:p>
              </table:table-cell>
              <table:table-cell office:value-type="float" office:value="0.0254077853335459">
                <text:p>0.025407785333545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250">
                <text:p>1250</text:p>
              </table:table-cell>
              <table:table-cell office:value-type="float" office:value="29.54">
                <text:p>29.54</text:p>
              </table:table-cell>
              <table:table-cell office:value-type="float" office:value="0.0254077853335459">
                <text:p>0.0254077853335459</text:p>
              </table:table-cell>
              <table:table-cell office:value-type="float" office:value="0.0254077853335459">
                <text:p>0.025407785333545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250">
                <text:p>1250</text:p>
              </table:table-cell>
              <table:table-cell office:value-type="float" office:value="29.48">
                <text:p>29.48</text:p>
              </table:table-cell>
              <table:table-cell office:value-type="float" office:value="0.0254077853335459">
                <text:p>0.0254077853335459</text:p>
              </table:table-cell>
              <table:table-cell office:value-type="float" office:value="0.0254077853335459">
                <text:p>0.025407785333545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50">
                <text:p>1250</text:p>
              </table:table-cell>
              <table:table-cell office:value-type="float" office:value="29.5">
                <text:p>29.5</text:p>
              </table:table-cell>
              <table:table-cell office:value-type="float" office:value="0.0254077853335459">
                <text:p>0.0254077853335459</text:p>
              </table:table-cell>
              <table:table-cell office:value-type="float" office:value="0.0254077853335459">
                <text:p>0.025407785333545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250">
                <text:p>1250</text:p>
              </table:table-cell>
              <table:table-cell office:value-type="float" office:value="29.46">
                <text:p>29.46</text:p>
              </table:table-cell>
              <table:table-cell office:value-type="float" office:value="0.0254077853335459">
                <text:p>0.0254077853335459</text:p>
              </table:table-cell>
              <table:table-cell office:value-type="float" office:value="0.0254077853335459">
                <text:p>0.025407785333545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250">
                <text:p>1250</text:p>
              </table:table-cell>
              <table:table-cell office:value-type="float" office:value="29.45">
                <text:p>29.45</text:p>
              </table:table-cell>
              <table:table-cell office:value-type="float" office:value="0.0254077853335459">
                <text:p>0.0254077853335459</text:p>
              </table:table-cell>
              <table:table-cell office:value-type="float" office:value="0.0254077853335459">
                <text:p>0.025407785333545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250">
                <text:p>1250</text:p>
              </table:table-cell>
              <table:table-cell office:value-type="float" office:value="29.5">
                <text:p>29.5</text:p>
              </table:table-cell>
              <table:table-cell office:value-type="float" office:value="0.0254077853335459">
                <text:p>0.0254077853335459</text:p>
              </table:table-cell>
              <table:table-cell office:value-type="float" office:value="0.0254077853335459">
                <text:p>0.025407785333545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500">
                <text:p>1500</text:p>
              </table:table-cell>
              <table:table-cell office:value-type="float" office:value="35.4">
                <text:p>35.4</text:p>
              </table:table-cell>
              <table:table-cell office:value-type="float" office:value="0.0392286743197999">
                <text:p>0.0392286743197999</text:p>
              </table:table-cell>
              <table:table-cell office:value-type="float" office:value="0.0392286743197999">
                <text:p>0.039228674319799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500">
                <text:p>1500</text:p>
              </table:table-cell>
              <table:table-cell office:value-type="float" office:value="35.39">
                <text:p>35.39</text:p>
              </table:table-cell>
              <table:table-cell office:value-type="float" office:value="0.0392286743197999">
                <text:p>0.0392286743197999</text:p>
              </table:table-cell>
              <table:table-cell office:value-type="float" office:value="0.0392286743197999">
                <text:p>0.039228674319799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500">
                <text:p>1500</text:p>
              </table:table-cell>
              <table:table-cell office:value-type="float" office:value="35.44">
                <text:p>35.44</text:p>
              </table:table-cell>
              <table:table-cell office:value-type="float" office:value="0.0392286743197999">
                <text:p>0.0392286743197999</text:p>
              </table:table-cell>
              <table:table-cell office:value-type="float" office:value="0.0392286743197999">
                <text:p>0.039228674319799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500">
                <text:p>1500</text:p>
              </table:table-cell>
              <table:table-cell office:value-type="float" office:value="35.46">
                <text:p>35.46</text:p>
              </table:table-cell>
              <table:table-cell office:value-type="float" office:value="0.0392286743197999">
                <text:p>0.0392286743197999</text:p>
              </table:table-cell>
              <table:table-cell office:value-type="float" office:value="0.0392286743197999">
                <text:p>0.039228674319799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500">
                <text:p>1500</text:p>
              </table:table-cell>
              <table:table-cell office:value-type="float" office:value="35.41">
                <text:p>35.41</text:p>
              </table:table-cell>
              <table:table-cell office:value-type="float" office:value="0.0392286743197999">
                <text:p>0.0392286743197999</text:p>
              </table:table-cell>
              <table:table-cell office:value-type="float" office:value="0.0392286743197999">
                <text:p>0.039228674319799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500">
                <text:p>1500</text:p>
              </table:table-cell>
              <table:table-cell office:value-type="float" office:value="35.44">
                <text:p>35.44</text:p>
              </table:table-cell>
              <table:table-cell office:value-type="float" office:value="0.0392286743197999">
                <text:p>0.0392286743197999</text:p>
              </table:table-cell>
              <table:table-cell office:value-type="float" office:value="0.0392286743197999">
                <text:p>0.039228674319799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500">
                <text:p>1500</text:p>
              </table:table-cell>
              <table:table-cell office:value-type="float" office:value="35.53">
                <text:p>35.53</text:p>
              </table:table-cell>
              <table:table-cell office:value-type="float" office:value="0.0392286743197999">
                <text:p>0.0392286743197999</text:p>
              </table:table-cell>
              <table:table-cell office:value-type="float" office:value="0.0392286743197999">
                <text:p>0.039228674319799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500">
                <text:p>1500</text:p>
              </table:table-cell>
              <table:table-cell office:value-type="float" office:value="35.43">
                <text:p>35.43</text:p>
              </table:table-cell>
              <table:table-cell office:value-type="float" office:value="0.0392286743197999">
                <text:p>0.0392286743197999</text:p>
              </table:table-cell>
              <table:table-cell office:value-type="float" office:value="0.0392286743197999">
                <text:p>0.039228674319799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500">
                <text:p>1500</text:p>
              </table:table-cell>
              <table:table-cell office:value-type="float" office:value="35.43">
                <text:p>35.43</text:p>
              </table:table-cell>
              <table:table-cell office:value-type="float" office:value="0.0392286743197999">
                <text:p>0.0392286743197999</text:p>
              </table:table-cell>
              <table:table-cell office:value-type="float" office:value="0.0392286743197999">
                <text:p>0.039228674319799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500">
                <text:p>1500</text:p>
              </table:table-cell>
              <table:table-cell office:value-type="float" office:value="35.42">
                <text:p>35.42</text:p>
              </table:table-cell>
              <table:table-cell office:value-type="float" office:value="0.0392286743197999">
                <text:p>0.0392286743197999</text:p>
              </table:table-cell>
              <table:table-cell office:value-type="float" office:value="0.0392286743197999">
                <text:p>0.039228674319799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750">
                <text:p>1750</text:p>
              </table:table-cell>
              <table:table-cell office:value-type="float" office:value="41.33">
                <text:p>41.33</text:p>
              </table:table-cell>
              <table:table-cell office:value-type="float" office:value="0.0330151480384373">
                <text:p>0.0330151480384373</text:p>
              </table:table-cell>
              <table:table-cell office:value-type="float" office:value="0.0330151480384373">
                <text:p>0.033015148038437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750">
                <text:p>1750</text:p>
              </table:table-cell>
              <table:table-cell office:value-type="float" office:value="41.41">
                <text:p>41.41</text:p>
              </table:table-cell>
              <table:table-cell office:value-type="float" office:value="0.0330151480384373">
                <text:p>0.0330151480384373</text:p>
              </table:table-cell>
              <table:table-cell office:value-type="float" office:value="0.0330151480384373">
                <text:p>0.033015148038437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750">
                <text:p>1750</text:p>
              </table:table-cell>
              <table:table-cell office:value-type="float" office:value="41.33">
                <text:p>41.33</text:p>
              </table:table-cell>
              <table:table-cell office:value-type="float" office:value="0.0330151480384373">
                <text:p>0.0330151480384373</text:p>
              </table:table-cell>
              <table:table-cell office:value-type="float" office:value="0.0330151480384373">
                <text:p>0.033015148038437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750">
                <text:p>1750</text:p>
              </table:table-cell>
              <table:table-cell office:value-type="float" office:value="41.37">
                <text:p>41.37</text:p>
              </table:table-cell>
              <table:table-cell office:value-type="float" office:value="0.0330151480384373">
                <text:p>0.0330151480384373</text:p>
              </table:table-cell>
              <table:table-cell office:value-type="float" office:value="0.0330151480384373">
                <text:p>0.033015148038437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750">
                <text:p>1750</text:p>
              </table:table-cell>
              <table:table-cell office:value-type="float" office:value="41.34">
                <text:p>41.34</text:p>
              </table:table-cell>
              <table:table-cell office:value-type="float" office:value="0.0330151480384373">
                <text:p>0.0330151480384373</text:p>
              </table:table-cell>
              <table:table-cell office:value-type="float" office:value="0.0330151480384373">
                <text:p>0.033015148038437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750">
                <text:p>1750</text:p>
              </table:table-cell>
              <table:table-cell office:value-type="float" office:value="41.28">
                <text:p>41.28</text:p>
              </table:table-cell>
              <table:table-cell office:value-type="float" office:value="0.0330151480384373">
                <text:p>0.0330151480384373</text:p>
              </table:table-cell>
              <table:table-cell office:value-type="float" office:value="0.0330151480384373">
                <text:p>0.033015148038437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750">
                <text:p>1750</text:p>
              </table:table-cell>
              <table:table-cell office:value-type="float" office:value="41.35">
                <text:p>41.35</text:p>
              </table:table-cell>
              <table:table-cell office:value-type="float" office:value="0.0330151480384373">
                <text:p>0.0330151480384373</text:p>
              </table:table-cell>
              <table:table-cell office:value-type="float" office:value="0.0330151480384373">
                <text:p>0.033015148038437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750">
                <text:p>1750</text:p>
              </table:table-cell>
              <table:table-cell office:value-type="float" office:value="41.35">
                <text:p>41.35</text:p>
              </table:table-cell>
              <table:table-cell office:value-type="float" office:value="0.0330151480384373">
                <text:p>0.0330151480384373</text:p>
              </table:table-cell>
              <table:table-cell office:value-type="float" office:value="0.0330151480384373">
                <text:p>0.033015148038437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750">
                <text:p>1750</text:p>
              </table:table-cell>
              <table:table-cell office:value-type="float" office:value="41.33">
                <text:p>41.33</text:p>
              </table:table-cell>
              <table:table-cell office:value-type="float" office:value="0.0330151480384373">
                <text:p>0.0330151480384373</text:p>
              </table:table-cell>
              <table:table-cell office:value-type="float" office:value="0.0330151480384373">
                <text:p>0.033015148038437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750">
                <text:p>1750</text:p>
              </table:table-cell>
              <table:table-cell office:value-type="float" office:value="41.34">
                <text:p>41.34</text:p>
              </table:table-cell>
              <table:table-cell office:value-type="float" office:value="0.0330151480384373">
                <text:p>0.0330151480384373</text:p>
              </table:table-cell>
              <table:table-cell office:value-type="float" office:value="0.0330151480384373">
                <text:p>0.033015148038437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000">
                <text:p>2000</text:p>
              </table:table-cell>
              <table:table-cell office:value-type="float" office:value="47.29">
                <text:p>47.29</text:p>
              </table:table-cell>
              <table:table-cell office:value-type="float" office:value="0.0587367006223542">
                <text:p>0.0587367006223542</text:p>
              </table:table-cell>
              <table:table-cell office:value-type="float" office:value="0.0587367006223542">
                <text:p>0.058736700622354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000">
                <text:p>2000</text:p>
              </table:table-cell>
              <table:table-cell office:value-type="float" office:value="47.27">
                <text:p>47.27</text:p>
              </table:table-cell>
              <table:table-cell office:value-type="float" office:value="0.0587367006223542">
                <text:p>0.0587367006223542</text:p>
              </table:table-cell>
              <table:table-cell office:value-type="float" office:value="0.0587367006223542">
                <text:p>0.058736700622354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000">
                <text:p>2000</text:p>
              </table:table-cell>
              <table:table-cell office:value-type="float" office:value="47.24">
                <text:p>47.24</text:p>
              </table:table-cell>
              <table:table-cell office:value-type="float" office:value="0.0587367006223542">
                <text:p>0.0587367006223542</text:p>
              </table:table-cell>
              <table:table-cell office:value-type="float" office:value="0.0587367006223542">
                <text:p>0.058736700622354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000">
                <text:p>2000</text:p>
              </table:table-cell>
              <table:table-cell office:value-type="float" office:value="47.27">
                <text:p>47.27</text:p>
              </table:table-cell>
              <table:table-cell office:value-type="float" office:value="0.0587367006223542">
                <text:p>0.0587367006223542</text:p>
              </table:table-cell>
              <table:table-cell office:value-type="float" office:value="0.0587367006223542">
                <text:p>0.058736700622354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000">
                <text:p>2000</text:p>
              </table:table-cell>
              <table:table-cell office:value-type="float" office:value="47.24">
                <text:p>47.24</text:p>
              </table:table-cell>
              <table:table-cell office:value-type="float" office:value="0.0587367006223542">
                <text:p>0.0587367006223542</text:p>
              </table:table-cell>
              <table:table-cell office:value-type="float" office:value="0.0587367006223542">
                <text:p>0.058736700622354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000">
                <text:p>2000</text:p>
              </table:table-cell>
              <table:table-cell office:value-type="float" office:value="47.23">
                <text:p>47.23</text:p>
              </table:table-cell>
              <table:table-cell office:value-type="float" office:value="0.0587367006223542">
                <text:p>0.0587367006223542</text:p>
              </table:table-cell>
              <table:table-cell office:value-type="float" office:value="0.0587367006223542">
                <text:p>0.058736700622354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000">
                <text:p>2000</text:p>
              </table:table-cell>
              <table:table-cell office:value-type="float" office:value="47.38">
                <text:p>47.38</text:p>
              </table:table-cell>
              <table:table-cell office:value-type="float" office:value="0.0587367006223542">
                <text:p>0.0587367006223542</text:p>
              </table:table-cell>
              <table:table-cell office:value-type="float" office:value="0.0587367006223542">
                <text:p>0.058736700622354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000">
                <text:p>2000</text:p>
              </table:table-cell>
              <table:table-cell office:value-type="float" office:value="47.18">
                <text:p>47.18</text:p>
              </table:table-cell>
              <table:table-cell office:value-type="float" office:value="0.0587367006223542">
                <text:p>0.0587367006223542</text:p>
              </table:table-cell>
              <table:table-cell office:value-type="float" office:value="0.0587367006223542">
                <text:p>0.058736700622354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000">
                <text:p>2000</text:p>
              </table:table-cell>
              <table:table-cell office:value-type="float" office:value="47.3">
                <text:p>47.3</text:p>
              </table:table-cell>
              <table:table-cell office:value-type="float" office:value="0.0587367006223542">
                <text:p>0.0587367006223542</text:p>
              </table:table-cell>
              <table:table-cell office:value-type="float" office:value="0.0587367006223542">
                <text:p>0.058736700622354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000">
                <text:p>2000</text:p>
              </table:table-cell>
              <table:table-cell office:value-type="float" office:value="47.35">
                <text:p>47.35</text:p>
              </table:table-cell>
              <table:table-cell office:value-type="float" office:value="0.0587367006223542">
                <text:p>0.0587367006223542</text:p>
              </table:table-cell>
              <table:table-cell office:value-type="float" office:value="0.0587367006223542">
                <text:p>0.058736700622354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250">
                <text:p>2250</text:p>
              </table:table-cell>
              <table:table-cell office:value-type="float" office:value="53.08">
                <text:p>53.08</text:p>
              </table:table-cell>
              <table:table-cell office:value-type="float" office:value="0.0571936282387398">
                <text:p>0.0571936282387398</text:p>
              </table:table-cell>
              <table:table-cell office:value-type="float" office:value="0.0571936282387398">
                <text:p>0.057193628238739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250">
                <text:p>2250</text:p>
              </table:table-cell>
              <table:table-cell office:value-type="float" office:value="53.22">
                <text:p>53.22</text:p>
              </table:table-cell>
              <table:table-cell office:value-type="float" office:value="0.0571936282387398">
                <text:p>0.0571936282387398</text:p>
              </table:table-cell>
              <table:table-cell office:value-type="float" office:value="0.0571936282387398">
                <text:p>0.057193628238739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250">
                <text:p>2250</text:p>
              </table:table-cell>
              <table:table-cell office:value-type="float" office:value="53.23">
                <text:p>53.23</text:p>
              </table:table-cell>
              <table:table-cell office:value-type="float" office:value="0.0571936282387398">
                <text:p>0.0571936282387398</text:p>
              </table:table-cell>
              <table:table-cell office:value-type="float" office:value="0.0571936282387398">
                <text:p>0.057193628238739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250">
                <text:p>2250</text:p>
              </table:table-cell>
              <table:table-cell office:value-type="float" office:value="53.17">
                <text:p>53.17</text:p>
              </table:table-cell>
              <table:table-cell office:value-type="float" office:value="0.0571936282387398">
                <text:p>0.0571936282387398</text:p>
              </table:table-cell>
              <table:table-cell office:value-type="float" office:value="0.0571936282387398">
                <text:p>0.057193628238739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250">
                <text:p>2250</text:p>
              </table:table-cell>
              <table:table-cell office:value-type="float" office:value="53.26">
                <text:p>53.26</text:p>
              </table:table-cell>
              <table:table-cell office:value-type="float" office:value="0.0571936282387398">
                <text:p>0.0571936282387398</text:p>
              </table:table-cell>
              <table:table-cell office:value-type="float" office:value="0.0571936282387398">
                <text:p>0.057193628238739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250">
                <text:p>2250</text:p>
              </table:table-cell>
              <table:table-cell office:value-type="float" office:value="53.16">
                <text:p>53.16</text:p>
              </table:table-cell>
              <table:table-cell office:value-type="float" office:value="0.0571936282387398">
                <text:p>0.0571936282387398</text:p>
              </table:table-cell>
              <table:table-cell office:value-type="float" office:value="0.0571936282387398">
                <text:p>0.057193628238739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250">
                <text:p>2250</text:p>
              </table:table-cell>
              <table:table-cell office:value-type="float" office:value="53.18">
                <text:p>53.18</text:p>
              </table:table-cell>
              <table:table-cell office:value-type="float" office:value="0.0571936282387398">
                <text:p>0.0571936282387398</text:p>
              </table:table-cell>
              <table:table-cell office:value-type="float" office:value="0.0571936282387398">
                <text:p>0.057193628238739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250">
                <text:p>2250</text:p>
              </table:table-cell>
              <table:table-cell office:value-type="float" office:value="53.23">
                <text:p>53.23</text:p>
              </table:table-cell>
              <table:table-cell office:value-type="float" office:value="0.0571936282387398">
                <text:p>0.0571936282387398</text:p>
              </table:table-cell>
              <table:table-cell office:value-type="float" office:value="0.0571936282387398">
                <text:p>0.057193628238739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250">
                <text:p>2250</text:p>
              </table:table-cell>
              <table:table-cell office:value-type="float" office:value="53.27">
                <text:p>53.27</text:p>
              </table:table-cell>
              <table:table-cell office:value-type="float" office:value="0.0571936282387398">
                <text:p>0.0571936282387398</text:p>
              </table:table-cell>
              <table:table-cell office:value-type="float" office:value="0.0571936282387398">
                <text:p>0.057193628238739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250">
                <text:p>2250</text:p>
              </table:table-cell>
              <table:table-cell office:value-type="float" office:value="53.16">
                <text:p>53.16</text:p>
              </table:table-cell>
              <table:table-cell office:value-type="float" office:value="0.0571936282387398">
                <text:p>0.0571936282387398</text:p>
              </table:table-cell>
              <table:table-cell office:value-type="float" office:value="0.0571936282387398">
                <text:p>0.057193628238739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500">
                <text:p>2500</text:p>
              </table:table-cell>
              <table:table-cell office:value-type="float" office:value="59.14">
                <text:p>59.14</text:p>
              </table:table-cell>
              <table:table-cell office:value-type="float" office:value="0.0359165699921355">
                <text:p>0.0359165699921355</text:p>
              </table:table-cell>
              <table:table-cell office:value-type="float" office:value="0.0359165699921355">
                <text:p>0.035916569992135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500">
                <text:p>2500</text:p>
              </table:table-cell>
              <table:table-cell office:value-type="float" office:value="59.15">
                <text:p>59.15</text:p>
              </table:table-cell>
              <table:table-cell office:value-type="float" office:value="0.0359165699921355">
                <text:p>0.0359165699921355</text:p>
              </table:table-cell>
              <table:table-cell office:value-type="float" office:value="0.0359165699921355">
                <text:p>0.035916569992135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500">
                <text:p>2500</text:p>
              </table:table-cell>
              <table:table-cell office:value-type="float" office:value="59.13">
                <text:p>59.13</text:p>
              </table:table-cell>
              <table:table-cell office:value-type="float" office:value="0.0359165699921355">
                <text:p>0.0359165699921355</text:p>
              </table:table-cell>
              <table:table-cell office:value-type="float" office:value="0.0359165699921355">
                <text:p>0.035916569992135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500">
                <text:p>2500</text:p>
              </table:table-cell>
              <table:table-cell office:value-type="float" office:value="59.06">
                <text:p>59.06</text:p>
              </table:table-cell>
              <table:table-cell office:value-type="float" office:value="0.0359165699921355">
                <text:p>0.0359165699921355</text:p>
              </table:table-cell>
              <table:table-cell office:value-type="float" office:value="0.0359165699921355">
                <text:p>0.035916569992135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500">
                <text:p>2500</text:p>
              </table:table-cell>
              <table:table-cell office:value-type="float" office:value="59.15">
                <text:p>59.15</text:p>
              </table:table-cell>
              <table:table-cell office:value-type="float" office:value="0.0359165699921355">
                <text:p>0.0359165699921355</text:p>
              </table:table-cell>
              <table:table-cell office:value-type="float" office:value="0.0359165699921355">
                <text:p>0.035916569992135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500">
                <text:p>2500</text:p>
              </table:table-cell>
              <table:table-cell office:value-type="float" office:value="59.07">
                <text:p>59.07</text:p>
              </table:table-cell>
              <table:table-cell office:value-type="float" office:value="0.0359165699921355">
                <text:p>0.0359165699921355</text:p>
              </table:table-cell>
              <table:table-cell office:value-type="float" office:value="0.0359165699921355">
                <text:p>0.035916569992135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500">
                <text:p>2500</text:p>
              </table:table-cell>
              <table:table-cell office:value-type="float" office:value="59.14">
                <text:p>59.14</text:p>
              </table:table-cell>
              <table:table-cell office:value-type="float" office:value="0.0359165699921355">
                <text:p>0.0359165699921355</text:p>
              </table:table-cell>
              <table:table-cell office:value-type="float" office:value="0.0359165699921355">
                <text:p>0.035916569992135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500">
                <text:p>2500</text:p>
              </table:table-cell>
              <table:table-cell office:value-type="float" office:value="59.17">
                <text:p>59.17</text:p>
              </table:table-cell>
              <table:table-cell office:value-type="float" office:value="0.0359165699921355">
                <text:p>0.0359165699921355</text:p>
              </table:table-cell>
              <table:table-cell office:value-type="float" office:value="0.0359165699921355">
                <text:p>0.035916569992135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500">
                <text:p>2500</text:p>
              </table:table-cell>
              <table:table-cell office:value-type="float" office:value="59.12">
                <text:p>59.12</text:p>
              </table:table-cell>
              <table:table-cell office:value-type="float" office:value="0.0359165699921355">
                <text:p>0.0359165699921355</text:p>
              </table:table-cell>
              <table:table-cell office:value-type="float" office:value="0.0359165699921355">
                <text:p>0.035916569992135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500">
                <text:p>2500</text:p>
              </table:table-cell>
              <table:table-cell office:value-type="float" office:value="59.1">
                <text:p>59.1</text:p>
              </table:table-cell>
              <table:table-cell office:value-type="float" office:value="0.0359165699921355">
                <text:p>0.0359165699921355</text:p>
              </table:table-cell>
              <table:table-cell office:value-type="float" office:value="0.0359165699921355">
                <text:p>0.03591656999213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 chart:error-upper-indicator="true" chart:error-lower-indicator="true" chart:error-category="cell-range" chart:regression-type="linear" chart:error-upper-range="'original-vmcs'.D21:'original-vmcs'.D130" chart:error-lower-range="'original-vmcs'.D21:'original-vmcs'.D130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05cm" chart:symbol-height="0.05cm" chart:error-upper-indicator="true" chart:error-lower-indicator="true" chart:error-category="cell-range" chart:regression-type="linear" chart:error-upper-range="'original-vmcs'.D21:'original-vmcs'.D130" chart:error-lower-range="'original-vmcs'.D21:'original-vmcs'.D130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svg:stroke-color="#004586"/>
    </style:style>
    <style:style style:name="ch10" style:family="chart">
      <style:chart-properties chart:error-category="cell-rang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467cm" svg:height="8.992cm" xlink:href=".." xlink:type="simple" chart:class="chart:scatter" chart:style-name="ch1">
        <chart:title svg:x="5.937cm" svg:y="0.314cm" chart:style-name="ch2">
          <text:p>Total Execution Time</text:p>
        </chart:title>
        <chart:plot-area chart:style-name="ch3" table:cell-range-address="firstopt.B21:firstopt.C130" svg:x="1.337cm" svg:y="1.652cm" svg:width="14.472cm" svg:height="6.183cm">
          <chartooo:coordinate-region svg:x="1.955cm" svg:y="1.849cm" svg:width="13.486cm" svg:height="5.343cm"/>
          <chart:axis chart:dimension="x" chart:name="primary-x" chart:style-name="ch4">
            <chart:title svg:x="7.193cm" svg:y="8.015cm" chart:style-name="ch5">
              <text:p>Monte Carlo Steps</text:p>
            </chart:title>
          </chart:axis>
          <chart:axis chart:dimension="y" chart:name="primary-y" chart:style-name="ch4">
            <chart:title svg:x="0.451cm" svg:y="6.974cm" chart:style-name="ch6">
              <text:p>Total execution time (seconds)</text:p>
            </chart:title>
            <chart:grid chart:style-name="ch7" chart:class="major"/>
          </chart:axis>
          <chart:series chart:style-name="ch8" chart:values-cell-range-address="firstopt.C21:firstopt.C130" chart:class="chart:scatter">
            <chart:domain table:cell-range-address="firstopt.B21:firstopt.B130"/>
            <chart:regression-curve chart:style-name="ch9">
              <chart:equation/>
            </chart:regression-curve>
            <chart:error-indicator chart:style-name="ch10" chart:dimension="y"/>
            <chart:data-point chart:repeated="1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firstopt.B21:firstopt.B130</svg:desc>
                </draw:g>
              </table:table-cell>
              <table:table-cell office:value-type="float" office:value="1.16">
                <text:p>1.16</text:p>
                <draw:g>
                  <svg:desc>firstopt.C21:firstopt.C130</svg:desc>
                </draw:g>
              </table:table-cell>
              <table:table-cell office:value-type="float" office:value="0.211618104665509">
                <text:p>0.211618104665509</text:p>
                <draw:g>
                  <svg:desc>'original-vmcs'.D21:'original-vmcs'.D130</svg:desc>
                </draw:g>
              </table:table-cell>
              <table:table-cell office:value-type="float" office:value="0.211618104665509">
                <text:p>0.211618104665509</text:p>
                <draw:g>
                  <svg:desc>'original-vmcs'.D21:'original-vmcs'.D1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1.2">
                <text:p>1.2</text:p>
              </table:table-cell>
              <table:table-cell office:value-type="float" office:value="0.211618104665509">
                <text:p>0.211618104665509</text:p>
              </table:table-cell>
              <table:table-cell office:value-type="float" office:value="0.211618104665509">
                <text:p>0.2116181046655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1.17">
                <text:p>1.17</text:p>
              </table:table-cell>
              <table:table-cell office:value-type="float" office:value="0.211618104665509">
                <text:p>0.211618104665509</text:p>
              </table:table-cell>
              <table:table-cell office:value-type="float" office:value="0.211618104665509">
                <text:p>0.2116181046655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1.18">
                <text:p>1.18</text:p>
              </table:table-cell>
              <table:table-cell office:value-type="float" office:value="0.211618104665509">
                <text:p>0.211618104665509</text:p>
              </table:table-cell>
              <table:table-cell office:value-type="float" office:value="0.211618104665509">
                <text:p>0.2116181046655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">
                <text:p>100</text:p>
              </table:table-cell>
              <table:table-cell office:value-type="float" office:value="1.18">
                <text:p>1.18</text:p>
              </table:table-cell>
              <table:table-cell office:value-type="float" office:value="0.211618104665509">
                <text:p>0.211618104665509</text:p>
              </table:table-cell>
              <table:table-cell office:value-type="float" office:value="0.211618104665509">
                <text:p>0.2116181046655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1.21">
                <text:p>1.21</text:p>
              </table:table-cell>
              <table:table-cell office:value-type="float" office:value="0.211618104665509">
                <text:p>0.211618104665509</text:p>
              </table:table-cell>
              <table:table-cell office:value-type="float" office:value="0.211618104665509">
                <text:p>0.2116181046655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1.2">
                <text:p>1.2</text:p>
              </table:table-cell>
              <table:table-cell office:value-type="float" office:value="0.211618104665509">
                <text:p>0.211618104665509</text:p>
              </table:table-cell>
              <table:table-cell office:value-type="float" office:value="0.211618104665509">
                <text:p>0.2116181046655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">
                <text:p>100</text:p>
              </table:table-cell>
              <table:table-cell office:value-type="float" office:value="1.18">
                <text:p>1.18</text:p>
              </table:table-cell>
              <table:table-cell office:value-type="float" office:value="0.211618104665509">
                <text:p>0.211618104665509</text:p>
              </table:table-cell>
              <table:table-cell office:value-type="float" office:value="0.211618104665509">
                <text:p>0.2116181046655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">
                <text:p>100</text:p>
              </table:table-cell>
              <table:table-cell office:value-type="float" office:value="1.18">
                <text:p>1.18</text:p>
              </table:table-cell>
              <table:table-cell office:value-type="float" office:value="0.211618104665509">
                <text:p>0.211618104665509</text:p>
              </table:table-cell>
              <table:table-cell office:value-type="float" office:value="0.211618104665509">
                <text:p>0.2116181046655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1.19">
                <text:p>1.19</text:p>
              </table:table-cell>
              <table:table-cell office:value-type="float" office:value="0.211618104665509">
                <text:p>0.211618104665509</text:p>
              </table:table-cell>
              <table:table-cell office:value-type="float" office:value="0.211618104665509">
                <text:p>0.2116181046655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0">
                <text:p>250</text:p>
              </table:table-cell>
              <table:table-cell office:value-type="float" office:value="2.84">
                <text:p>2.84</text:p>
              </table:table-cell>
              <table:table-cell office:value-type="float" office:value="0.145525866352954">
                <text:p>0.145525866352954</text:p>
              </table:table-cell>
              <table:table-cell office:value-type="float" office:value="0.145525866352954">
                <text:p>0.1455258663529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0">
                <text:p>250</text:p>
              </table:table-cell>
              <table:table-cell office:value-type="float" office:value="3.45">
                <text:p>3.45</text:p>
              </table:table-cell>
              <table:table-cell office:value-type="float" office:value="0.145525866352954">
                <text:p>0.145525866352954</text:p>
              </table:table-cell>
              <table:table-cell office:value-type="float" office:value="0.145525866352954">
                <text:p>0.1455258663529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0">
                <text:p>250</text:p>
              </table:table-cell>
              <table:table-cell office:value-type="float" office:value="2.86">
                <text:p>2.86</text:p>
              </table:table-cell>
              <table:table-cell office:value-type="float" office:value="0.145525866352954">
                <text:p>0.145525866352954</text:p>
              </table:table-cell>
              <table:table-cell office:value-type="float" office:value="0.145525866352954">
                <text:p>0.1455258663529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0">
                <text:p>250</text:p>
              </table:table-cell>
              <table:table-cell office:value-type="float" office:value="2.87">
                <text:p>2.87</text:p>
              </table:table-cell>
              <table:table-cell office:value-type="float" office:value="0.145525866352954">
                <text:p>0.145525866352954</text:p>
              </table:table-cell>
              <table:table-cell office:value-type="float" office:value="0.145525866352954">
                <text:p>0.14552586635295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0">
                <text:p>250</text:p>
              </table:table-cell>
              <table:table-cell office:value-type="float" office:value="2.86">
                <text:p>2.86</text:p>
              </table:table-cell>
              <table:table-cell office:value-type="float" office:value="0.145525866352954">
                <text:p>0.145525866352954</text:p>
              </table:table-cell>
              <table:table-cell office:value-type="float" office:value="0.145525866352954">
                <text:p>0.1455258663529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0">
                <text:p>250</text:p>
              </table:table-cell>
              <table:table-cell office:value-type="float" office:value="2.87">
                <text:p>2.87</text:p>
              </table:table-cell>
              <table:table-cell office:value-type="float" office:value="0.145525866352954">
                <text:p>0.145525866352954</text:p>
              </table:table-cell>
              <table:table-cell office:value-type="float" office:value="0.145525866352954">
                <text:p>0.1455258663529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0">
                <text:p>250</text:p>
              </table:table-cell>
              <table:table-cell office:value-type="float" office:value="2.85">
                <text:p>2.85</text:p>
              </table:table-cell>
              <table:table-cell office:value-type="float" office:value="0.145525866352954">
                <text:p>0.145525866352954</text:p>
              </table:table-cell>
              <table:table-cell office:value-type="float" office:value="0.145525866352954">
                <text:p>0.14552586635295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50">
                <text:p>250</text:p>
              </table:table-cell>
              <table:table-cell office:value-type="float" office:value="2.87">
                <text:p>2.87</text:p>
              </table:table-cell>
              <table:table-cell office:value-type="float" office:value="0.145525866352954">
                <text:p>0.145525866352954</text:p>
              </table:table-cell>
              <table:table-cell office:value-type="float" office:value="0.145525866352954">
                <text:p>0.1455258663529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50">
                <text:p>250</text:p>
              </table:table-cell>
              <table:table-cell office:value-type="float" office:value="2.86">
                <text:p>2.86</text:p>
              </table:table-cell>
              <table:table-cell office:value-type="float" office:value="0.145525866352954">
                <text:p>0.145525866352954</text:p>
              </table:table-cell>
              <table:table-cell office:value-type="float" office:value="0.145525866352954">
                <text:p>0.14552586635295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50">
                <text:p>250</text:p>
              </table:table-cell>
              <table:table-cell office:value-type="float" office:value="2.87">
                <text:p>2.87</text:p>
              </table:table-cell>
              <table:table-cell office:value-type="float" office:value="0.145525866352954">
                <text:p>0.145525866352954</text:p>
              </table:table-cell>
              <table:table-cell office:value-type="float" office:value="0.145525866352954">
                <text:p>0.14552586635295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00">
                <text:p>500</text:p>
              </table:table-cell>
              <table:table-cell office:value-type="float" office:value="6.06">
                <text:p>6.06</text:p>
              </table:table-cell>
              <table:table-cell office:value-type="float" office:value="0.0131656117720877">
                <text:p>0.0131656117720877</text:p>
              </table:table-cell>
              <table:table-cell office:value-type="float" office:value="0.0131656117720877">
                <text:p>0.013165611772087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0">
                <text:p>500</text:p>
              </table:table-cell>
              <table:table-cell office:value-type="float" office:value="5.66">
                <text:p>5.66</text:p>
              </table:table-cell>
              <table:table-cell office:value-type="float" office:value="0.0131656117720877">
                <text:p>0.0131656117720877</text:p>
              </table:table-cell>
              <table:table-cell office:value-type="float" office:value="0.0131656117720877">
                <text:p>0.013165611772087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0">
                <text:p>500</text:p>
              </table:table-cell>
              <table:table-cell office:value-type="float" office:value="5.69">
                <text:p>5.69</text:p>
              </table:table-cell>
              <table:table-cell office:value-type="float" office:value="0.0131656117720877">
                <text:p>0.0131656117720877</text:p>
              </table:table-cell>
              <table:table-cell office:value-type="float" office:value="0.0131656117720877">
                <text:p>0.013165611772087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0">
                <text:p>500</text:p>
              </table:table-cell>
              <table:table-cell office:value-type="float" office:value="5.66">
                <text:p>5.66</text:p>
              </table:table-cell>
              <table:table-cell office:value-type="float" office:value="0.0131656117720877">
                <text:p>0.0131656117720877</text:p>
              </table:table-cell>
              <table:table-cell office:value-type="float" office:value="0.0131656117720877">
                <text:p>0.013165611772087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00">
                <text:p>500</text:p>
              </table:table-cell>
              <table:table-cell office:value-type="float" office:value="5.67">
                <text:p>5.67</text:p>
              </table:table-cell>
              <table:table-cell office:value-type="float" office:value="0.0131656117720877">
                <text:p>0.0131656117720877</text:p>
              </table:table-cell>
              <table:table-cell office:value-type="float" office:value="0.0131656117720877">
                <text:p>0.013165611772087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00">
                <text:p>500</text:p>
              </table:table-cell>
              <table:table-cell office:value-type="float" office:value="5.68">
                <text:p>5.68</text:p>
              </table:table-cell>
              <table:table-cell office:value-type="float" office:value="0.0131656117720877">
                <text:p>0.0131656117720877</text:p>
              </table:table-cell>
              <table:table-cell office:value-type="float" office:value="0.0131656117720877">
                <text:p>0.013165611772087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00">
                <text:p>500</text:p>
              </table:table-cell>
              <table:table-cell office:value-type="float" office:value="5.68">
                <text:p>5.68</text:p>
              </table:table-cell>
              <table:table-cell office:value-type="float" office:value="0.0131656117720877">
                <text:p>0.0131656117720877</text:p>
              </table:table-cell>
              <table:table-cell office:value-type="float" office:value="0.0131656117720877">
                <text:p>0.013165611772087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00">
                <text:p>500</text:p>
              </table:table-cell>
              <table:table-cell office:value-type="float" office:value="5.67">
                <text:p>5.67</text:p>
              </table:table-cell>
              <table:table-cell office:value-type="float" office:value="0.0131656117720877">
                <text:p>0.0131656117720877</text:p>
              </table:table-cell>
              <table:table-cell office:value-type="float" office:value="0.0131656117720877">
                <text:p>0.013165611772087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00">
                <text:p>500</text:p>
              </table:table-cell>
              <table:table-cell office:value-type="float" office:value="5.68">
                <text:p>5.68</text:p>
              </table:table-cell>
              <table:table-cell office:value-type="float" office:value="0.0131656117720877">
                <text:p>0.0131656117720877</text:p>
              </table:table-cell>
              <table:table-cell office:value-type="float" office:value="0.0131656117720877">
                <text:p>0.013165611772087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00">
                <text:p>500</text:p>
              </table:table-cell>
              <table:table-cell office:value-type="float" office:value="5.69">
                <text:p>5.69</text:p>
              </table:table-cell>
              <table:table-cell office:value-type="float" office:value="0.0131656117720877">
                <text:p>0.0131656117720877</text:p>
              </table:table-cell>
              <table:table-cell office:value-type="float" office:value="0.0131656117720877">
                <text:p>0.013165611772087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50">
                <text:p>750</text:p>
              </table:table-cell>
              <table:table-cell office:value-type="float" office:value="8.58">
                <text:p>8.58</text:p>
              </table:table-cell>
              <table:table-cell office:value-type="float" office:value="0.171412433102801">
                <text:p>0.171412433102801</text:p>
              </table:table-cell>
              <table:table-cell office:value-type="float" office:value="0.171412433102801">
                <text:p>0.1714124331028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50">
                <text:p>750</text:p>
              </table:table-cell>
              <table:table-cell office:value-type="float" office:value="8.51">
                <text:p>8.51</text:p>
              </table:table-cell>
              <table:table-cell office:value-type="float" office:value="0.171412433102801">
                <text:p>0.171412433102801</text:p>
              </table:table-cell>
              <table:table-cell office:value-type="float" office:value="0.171412433102801">
                <text:p>0.17141243310280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50">
                <text:p>750</text:p>
              </table:table-cell>
              <table:table-cell office:value-type="float" office:value="8.48">
                <text:p>8.48</text:p>
              </table:table-cell>
              <table:table-cell office:value-type="float" office:value="0.171412433102801">
                <text:p>0.171412433102801</text:p>
              </table:table-cell>
              <table:table-cell office:value-type="float" office:value="0.171412433102801">
                <text:p>0.17141243310280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50">
                <text:p>750</text:p>
              </table:table-cell>
              <table:table-cell office:value-type="float" office:value="8.52">
                <text:p>8.52</text:p>
              </table:table-cell>
              <table:table-cell office:value-type="float" office:value="0.171412433102801">
                <text:p>0.171412433102801</text:p>
              </table:table-cell>
              <table:table-cell office:value-type="float" office:value="0.171412433102801">
                <text:p>0.17141243310280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50">
                <text:p>750</text:p>
              </table:table-cell>
              <table:table-cell office:value-type="float" office:value="8.47">
                <text:p>8.47</text:p>
              </table:table-cell>
              <table:table-cell office:value-type="float" office:value="0.171412433102801">
                <text:p>0.171412433102801</text:p>
              </table:table-cell>
              <table:table-cell office:value-type="float" office:value="0.171412433102801">
                <text:p>0.17141243310280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50">
                <text:p>750</text:p>
              </table:table-cell>
              <table:table-cell office:value-type="float" office:value="8.52">
                <text:p>8.52</text:p>
              </table:table-cell>
              <table:table-cell office:value-type="float" office:value="0.171412433102801">
                <text:p>0.171412433102801</text:p>
              </table:table-cell>
              <table:table-cell office:value-type="float" office:value="0.171412433102801">
                <text:p>0.17141243310280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50">
                <text:p>750</text:p>
              </table:table-cell>
              <table:table-cell office:value-type="float" office:value="8.47">
                <text:p>8.47</text:p>
              </table:table-cell>
              <table:table-cell office:value-type="float" office:value="0.171412433102801">
                <text:p>0.171412433102801</text:p>
              </table:table-cell>
              <table:table-cell office:value-type="float" office:value="0.171412433102801">
                <text:p>0.17141243310280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0">
                <text:p>750</text:p>
              </table:table-cell>
              <table:table-cell office:value-type="float" office:value="8.52">
                <text:p>8.52</text:p>
              </table:table-cell>
              <table:table-cell office:value-type="float" office:value="0.171412433102801">
                <text:p>0.171412433102801</text:p>
              </table:table-cell>
              <table:table-cell office:value-type="float" office:value="0.171412433102801">
                <text:p>0.17141243310280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50">
                <text:p>750</text:p>
              </table:table-cell>
              <table:table-cell office:value-type="float" office:value="8.47">
                <text:p>8.47</text:p>
              </table:table-cell>
              <table:table-cell office:value-type="float" office:value="0.171412433102801">
                <text:p>0.171412433102801</text:p>
              </table:table-cell>
              <table:table-cell office:value-type="float" office:value="0.171412433102801">
                <text:p>0.17141243310280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50">
                <text:p>750</text:p>
              </table:table-cell>
              <table:table-cell office:value-type="float" office:value="8.52">
                <text:p>8.52</text:p>
              </table:table-cell>
              <table:table-cell office:value-type="float" office:value="0.171412433102801">
                <text:p>0.171412433102801</text:p>
              </table:table-cell>
              <table:table-cell office:value-type="float" office:value="0.171412433102801">
                <text:p>0.17141243310280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00">
                <text:p>1000</text:p>
              </table:table-cell>
              <table:table-cell office:value-type="float" office:value="11.28">
                <text:p>11.28</text:p>
              </table:table-cell>
              <table:table-cell office:value-type="float" office:value="0.0168654808542317">
                <text:p>0.0168654808542317</text:p>
              </table:table-cell>
              <table:table-cell office:value-type="float" office:value="0.0168654808542317">
                <text:p>0.016865480854231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00">
                <text:p>1000</text:p>
              </table:table-cell>
              <table:table-cell office:value-type="float" office:value="11.31">
                <text:p>11.31</text:p>
              </table:table-cell>
              <table:table-cell office:value-type="float" office:value="0.0168654808542317">
                <text:p>0.0168654808542317</text:p>
              </table:table-cell>
              <table:table-cell office:value-type="float" office:value="0.0168654808542317">
                <text:p>0.016865480854231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00">
                <text:p>1000</text:p>
              </table:table-cell>
              <table:table-cell office:value-type="float" office:value="11.3">
                <text:p>11.3</text:p>
              </table:table-cell>
              <table:table-cell office:value-type="float" office:value="0.0168654808542317">
                <text:p>0.0168654808542317</text:p>
              </table:table-cell>
              <table:table-cell office:value-type="float" office:value="0.0168654808542317">
                <text:p>0.016865480854231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00">
                <text:p>1000</text:p>
              </table:table-cell>
              <table:table-cell office:value-type="float" office:value="11.3">
                <text:p>11.3</text:p>
              </table:table-cell>
              <table:table-cell office:value-type="float" office:value="0.0168654808542317">
                <text:p>0.0168654808542317</text:p>
              </table:table-cell>
              <table:table-cell office:value-type="float" office:value="0.0168654808542317">
                <text:p>0.016865480854231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00">
                <text:p>1000</text:p>
              </table:table-cell>
              <table:table-cell office:value-type="float" office:value="11.33">
                <text:p>11.33</text:p>
              </table:table-cell>
              <table:table-cell office:value-type="float" office:value="0.0168654808542317">
                <text:p>0.0168654808542317</text:p>
              </table:table-cell>
              <table:table-cell office:value-type="float" office:value="0.0168654808542317">
                <text:p>0.016865480854231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00">
                <text:p>1000</text:p>
              </table:table-cell>
              <table:table-cell office:value-type="float" office:value="11.3">
                <text:p>11.3</text:p>
              </table:table-cell>
              <table:table-cell office:value-type="float" office:value="0.0168654808542317">
                <text:p>0.0168654808542317</text:p>
              </table:table-cell>
              <table:table-cell office:value-type="float" office:value="0.0168654808542317">
                <text:p>0.016865480854231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00">
                <text:p>1000</text:p>
              </table:table-cell>
              <table:table-cell office:value-type="float" office:value="11.29">
                <text:p>11.29</text:p>
              </table:table-cell>
              <table:table-cell office:value-type="float" office:value="0.0168654808542317">
                <text:p>0.0168654808542317</text:p>
              </table:table-cell>
              <table:table-cell office:value-type="float" office:value="0.0168654808542317">
                <text:p>0.016865480854231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00">
                <text:p>1000</text:p>
              </table:table-cell>
              <table:table-cell office:value-type="float" office:value="11.31">
                <text:p>11.31</text:p>
              </table:table-cell>
              <table:table-cell office:value-type="float" office:value="0.0168654808542317">
                <text:p>0.0168654808542317</text:p>
              </table:table-cell>
              <table:table-cell office:value-type="float" office:value="0.0168654808542317">
                <text:p>0.016865480854231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00">
                <text:p>1000</text:p>
              </table:table-cell>
              <table:table-cell office:value-type="float" office:value="11.33">
                <text:p>11.33</text:p>
              </table:table-cell>
              <table:table-cell office:value-type="float" office:value="0.0168654808542317">
                <text:p>0.0168654808542317</text:p>
              </table:table-cell>
              <table:table-cell office:value-type="float" office:value="0.0168654808542317">
                <text:p>0.016865480854231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00">
                <text:p>1000</text:p>
              </table:table-cell>
              <table:table-cell office:value-type="float" office:value="11.33">
                <text:p>11.33</text:p>
              </table:table-cell>
              <table:table-cell office:value-type="float" office:value="0.0168654808542317">
                <text:p>0.0168654808542317</text:p>
              </table:table-cell>
              <table:table-cell office:value-type="float" office:value="0.0168654808542317">
                <text:p>0.016865480854231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250">
                <text:p>1250</text:p>
              </table:table-cell>
              <table:table-cell office:value-type="float" office:value="14.12">
                <text:p>14.12</text:p>
              </table:table-cell>
              <table:table-cell office:value-type="float" office:value="0.0254077853335459">
                <text:p>0.0254077853335459</text:p>
              </table:table-cell>
              <table:table-cell office:value-type="float" office:value="0.0254077853335459">
                <text:p>0.025407785333545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250">
                <text:p>1250</text:p>
              </table:table-cell>
              <table:table-cell office:value-type="float" office:value="14.15">
                <text:p>14.15</text:p>
              </table:table-cell>
              <table:table-cell office:value-type="float" office:value="0.0254077853335459">
                <text:p>0.0254077853335459</text:p>
              </table:table-cell>
              <table:table-cell office:value-type="float" office:value="0.0254077853335459">
                <text:p>0.025407785333545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250">
                <text:p>1250</text:p>
              </table:table-cell>
              <table:table-cell office:value-type="float" office:value="14.13">
                <text:p>14.13</text:p>
              </table:table-cell>
              <table:table-cell office:value-type="float" office:value="0.0254077853335459">
                <text:p>0.0254077853335459</text:p>
              </table:table-cell>
              <table:table-cell office:value-type="float" office:value="0.0254077853335459">
                <text:p>0.025407785333545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250">
                <text:p>1250</text:p>
              </table:table-cell>
              <table:table-cell office:value-type="float" office:value="14.12">
                <text:p>14.12</text:p>
              </table:table-cell>
              <table:table-cell office:value-type="float" office:value="0.0254077853335459">
                <text:p>0.0254077853335459</text:p>
              </table:table-cell>
              <table:table-cell office:value-type="float" office:value="0.0254077853335459">
                <text:p>0.025407785333545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250">
                <text:p>1250</text:p>
              </table:table-cell>
              <table:table-cell office:value-type="float" office:value="14.16">
                <text:p>14.16</text:p>
              </table:table-cell>
              <table:table-cell office:value-type="float" office:value="0.0254077853335459">
                <text:p>0.0254077853335459</text:p>
              </table:table-cell>
              <table:table-cell office:value-type="float" office:value="0.0254077853335459">
                <text:p>0.025407785333545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250">
                <text:p>1250</text:p>
              </table:table-cell>
              <table:table-cell office:value-type="float" office:value="14.1">
                <text:p>14.1</text:p>
              </table:table-cell>
              <table:table-cell office:value-type="float" office:value="0.0254077853335459">
                <text:p>0.0254077853335459</text:p>
              </table:table-cell>
              <table:table-cell office:value-type="float" office:value="0.0254077853335459">
                <text:p>0.025407785333545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50">
                <text:p>1250</text:p>
              </table:table-cell>
              <table:table-cell office:value-type="float" office:value="14.12">
                <text:p>14.12</text:p>
              </table:table-cell>
              <table:table-cell office:value-type="float" office:value="0.0254077853335459">
                <text:p>0.0254077853335459</text:p>
              </table:table-cell>
              <table:table-cell office:value-type="float" office:value="0.0254077853335459">
                <text:p>0.025407785333545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250">
                <text:p>1250</text:p>
              </table:table-cell>
              <table:table-cell office:value-type="float" office:value="14.14">
                <text:p>14.14</text:p>
              </table:table-cell>
              <table:table-cell office:value-type="float" office:value="0.0254077853335459">
                <text:p>0.0254077853335459</text:p>
              </table:table-cell>
              <table:table-cell office:value-type="float" office:value="0.0254077853335459">
                <text:p>0.025407785333545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250">
                <text:p>1250</text:p>
              </table:table-cell>
              <table:table-cell office:value-type="float" office:value="14.15">
                <text:p>14.15</text:p>
              </table:table-cell>
              <table:table-cell office:value-type="float" office:value="0.0254077853335459">
                <text:p>0.0254077853335459</text:p>
              </table:table-cell>
              <table:table-cell office:value-type="float" office:value="0.0254077853335459">
                <text:p>0.025407785333545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250">
                <text:p>1250</text:p>
              </table:table-cell>
              <table:table-cell office:value-type="float" office:value="14.1">
                <text:p>14.1</text:p>
              </table:table-cell>
              <table:table-cell office:value-type="float" office:value="0.0254077853335459">
                <text:p>0.0254077853335459</text:p>
              </table:table-cell>
              <table:table-cell office:value-type="float" office:value="0.0254077853335459">
                <text:p>0.025407785333545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500">
                <text:p>1500</text:p>
              </table:table-cell>
              <table:table-cell office:value-type="float" office:value="16.92">
                <text:p>16.92</text:p>
              </table:table-cell>
              <table:table-cell office:value-type="float" office:value="0.0392286743197999">
                <text:p>0.0392286743197999</text:p>
              </table:table-cell>
              <table:table-cell office:value-type="float" office:value="0.0392286743197999">
                <text:p>0.039228674319799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500">
                <text:p>1500</text:p>
              </table:table-cell>
              <table:table-cell office:value-type="float" office:value="16.95">
                <text:p>16.95</text:p>
              </table:table-cell>
              <table:table-cell office:value-type="float" office:value="0.0392286743197999">
                <text:p>0.0392286743197999</text:p>
              </table:table-cell>
              <table:table-cell office:value-type="float" office:value="0.0392286743197999">
                <text:p>0.039228674319799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500">
                <text:p>1500</text:p>
              </table:table-cell>
              <table:table-cell office:value-type="float" office:value="16.94">
                <text:p>16.94</text:p>
              </table:table-cell>
              <table:table-cell office:value-type="float" office:value="0.0392286743197999">
                <text:p>0.0392286743197999</text:p>
              </table:table-cell>
              <table:table-cell office:value-type="float" office:value="0.0392286743197999">
                <text:p>0.039228674319799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500">
                <text:p>1500</text:p>
              </table:table-cell>
              <table:table-cell office:value-type="float" office:value="17.02">
                <text:p>17.02</text:p>
              </table:table-cell>
              <table:table-cell office:value-type="float" office:value="0.0392286743197999">
                <text:p>0.0392286743197999</text:p>
              </table:table-cell>
              <table:table-cell office:value-type="float" office:value="0.0392286743197999">
                <text:p>0.039228674319799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500">
                <text:p>1500</text:p>
              </table:table-cell>
              <table:table-cell office:value-type="float" office:value="16.96">
                <text:p>16.96</text:p>
              </table:table-cell>
              <table:table-cell office:value-type="float" office:value="0.0392286743197999">
                <text:p>0.0392286743197999</text:p>
              </table:table-cell>
              <table:table-cell office:value-type="float" office:value="0.0392286743197999">
                <text:p>0.039228674319799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500">
                <text:p>1500</text:p>
              </table:table-cell>
              <table:table-cell office:value-type="float" office:value="16.94">
                <text:p>16.94</text:p>
              </table:table-cell>
              <table:table-cell office:value-type="float" office:value="0.0392286743197999">
                <text:p>0.0392286743197999</text:p>
              </table:table-cell>
              <table:table-cell office:value-type="float" office:value="0.0392286743197999">
                <text:p>0.039228674319799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500">
                <text:p>1500</text:p>
              </table:table-cell>
              <table:table-cell office:value-type="float" office:value="16.95">
                <text:p>16.95</text:p>
              </table:table-cell>
              <table:table-cell office:value-type="float" office:value="0.0392286743197999">
                <text:p>0.0392286743197999</text:p>
              </table:table-cell>
              <table:table-cell office:value-type="float" office:value="0.0392286743197999">
                <text:p>0.039228674319799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500">
                <text:p>1500</text:p>
              </table:table-cell>
              <table:table-cell office:value-type="float" office:value="16.94">
                <text:p>16.94</text:p>
              </table:table-cell>
              <table:table-cell office:value-type="float" office:value="0.0392286743197999">
                <text:p>0.0392286743197999</text:p>
              </table:table-cell>
              <table:table-cell office:value-type="float" office:value="0.0392286743197999">
                <text:p>0.039228674319799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500">
                <text:p>1500</text:p>
              </table:table-cell>
              <table:table-cell office:value-type="float" office:value="16.92">
                <text:p>16.92</text:p>
              </table:table-cell>
              <table:table-cell office:value-type="float" office:value="0.0392286743197999">
                <text:p>0.0392286743197999</text:p>
              </table:table-cell>
              <table:table-cell office:value-type="float" office:value="0.0392286743197999">
                <text:p>0.039228674319799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500">
                <text:p>1500</text:p>
              </table:table-cell>
              <table:table-cell office:value-type="float" office:value="16.95">
                <text:p>16.95</text:p>
              </table:table-cell>
              <table:table-cell office:value-type="float" office:value="0.0392286743197999">
                <text:p>0.0392286743197999</text:p>
              </table:table-cell>
              <table:table-cell office:value-type="float" office:value="0.0392286743197999">
                <text:p>0.039228674319799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750">
                <text:p>1750</text:p>
              </table:table-cell>
              <table:table-cell office:value-type="float" office:value="19.75">
                <text:p>19.75</text:p>
              </table:table-cell>
              <table:table-cell office:value-type="float" office:value="0.0330151480384373">
                <text:p>0.0330151480384373</text:p>
              </table:table-cell>
              <table:table-cell office:value-type="float" office:value="0.0330151480384373">
                <text:p>0.033015148038437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750">
                <text:p>1750</text:p>
              </table:table-cell>
              <table:table-cell office:value-type="float" office:value="19.77">
                <text:p>19.77</text:p>
              </table:table-cell>
              <table:table-cell office:value-type="float" office:value="0.0330151480384373">
                <text:p>0.0330151480384373</text:p>
              </table:table-cell>
              <table:table-cell office:value-type="float" office:value="0.0330151480384373">
                <text:p>0.033015148038437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750">
                <text:p>1750</text:p>
              </table:table-cell>
              <table:table-cell office:value-type="float" office:value="19.8">
                <text:p>19.8</text:p>
              </table:table-cell>
              <table:table-cell office:value-type="float" office:value="0.0330151480384373">
                <text:p>0.0330151480384373</text:p>
              </table:table-cell>
              <table:table-cell office:value-type="float" office:value="0.0330151480384373">
                <text:p>0.033015148038437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750">
                <text:p>1750</text:p>
              </table:table-cell>
              <table:table-cell office:value-type="float" office:value="19.75">
                <text:p>19.75</text:p>
              </table:table-cell>
              <table:table-cell office:value-type="float" office:value="0.0330151480384373">
                <text:p>0.0330151480384373</text:p>
              </table:table-cell>
              <table:table-cell office:value-type="float" office:value="0.0330151480384373">
                <text:p>0.033015148038437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750">
                <text:p>1750</text:p>
              </table:table-cell>
              <table:table-cell office:value-type="float" office:value="19.77">
                <text:p>19.77</text:p>
              </table:table-cell>
              <table:table-cell office:value-type="float" office:value="0.0330151480384373">
                <text:p>0.0330151480384373</text:p>
              </table:table-cell>
              <table:table-cell office:value-type="float" office:value="0.0330151480384373">
                <text:p>0.033015148038437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750">
                <text:p>1750</text:p>
              </table:table-cell>
              <table:table-cell office:value-type="float" office:value="19.78">
                <text:p>19.78</text:p>
              </table:table-cell>
              <table:table-cell office:value-type="float" office:value="0.0330151480384373">
                <text:p>0.0330151480384373</text:p>
              </table:table-cell>
              <table:table-cell office:value-type="float" office:value="0.0330151480384373">
                <text:p>0.033015148038437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750">
                <text:p>1750</text:p>
              </table:table-cell>
              <table:table-cell office:value-type="float" office:value="19.76">
                <text:p>19.76</text:p>
              </table:table-cell>
              <table:table-cell office:value-type="float" office:value="0.0330151480384373">
                <text:p>0.0330151480384373</text:p>
              </table:table-cell>
              <table:table-cell office:value-type="float" office:value="0.0330151480384373">
                <text:p>0.033015148038437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750">
                <text:p>1750</text:p>
              </table:table-cell>
              <table:table-cell office:value-type="float" office:value="19.76">
                <text:p>19.76</text:p>
              </table:table-cell>
              <table:table-cell office:value-type="float" office:value="0.0330151480384373">
                <text:p>0.0330151480384373</text:p>
              </table:table-cell>
              <table:table-cell office:value-type="float" office:value="0.0330151480384373">
                <text:p>0.033015148038437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750">
                <text:p>1750</text:p>
              </table:table-cell>
              <table:table-cell office:value-type="float" office:value="19.85">
                <text:p>19.85</text:p>
              </table:table-cell>
              <table:table-cell office:value-type="float" office:value="0.0330151480384373">
                <text:p>0.0330151480384373</text:p>
              </table:table-cell>
              <table:table-cell office:value-type="float" office:value="0.0330151480384373">
                <text:p>0.033015148038437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750">
                <text:p>1750</text:p>
              </table:table-cell>
              <table:table-cell office:value-type="float" office:value="19.76">
                <text:p>19.76</text:p>
              </table:table-cell>
              <table:table-cell office:value-type="float" office:value="0.0330151480384373">
                <text:p>0.0330151480384373</text:p>
              </table:table-cell>
              <table:table-cell office:value-type="float" office:value="0.0330151480384373">
                <text:p>0.033015148038437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000">
                <text:p>2000</text:p>
              </table:table-cell>
              <table:table-cell office:value-type="float" office:value="22.57">
                <text:p>22.57</text:p>
              </table:table-cell>
              <table:table-cell office:value-type="float" office:value="0.0587367006223542">
                <text:p>0.0587367006223542</text:p>
              </table:table-cell>
              <table:table-cell office:value-type="float" office:value="0.0587367006223542">
                <text:p>0.058736700622354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000">
                <text:p>2000</text:p>
              </table:table-cell>
              <table:table-cell office:value-type="float" office:value="22.6">
                <text:p>22.6</text:p>
              </table:table-cell>
              <table:table-cell office:value-type="float" office:value="0.0587367006223542">
                <text:p>0.0587367006223542</text:p>
              </table:table-cell>
              <table:table-cell office:value-type="float" office:value="0.0587367006223542">
                <text:p>0.058736700622354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000">
                <text:p>2000</text:p>
              </table:table-cell>
              <table:table-cell office:value-type="float" office:value="22.6">
                <text:p>22.6</text:p>
              </table:table-cell>
              <table:table-cell office:value-type="float" office:value="0.0587367006223542">
                <text:p>0.0587367006223542</text:p>
              </table:table-cell>
              <table:table-cell office:value-type="float" office:value="0.0587367006223542">
                <text:p>0.058736700622354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000">
                <text:p>2000</text:p>
              </table:table-cell>
              <table:table-cell office:value-type="float" office:value="22.67">
                <text:p>22.67</text:p>
              </table:table-cell>
              <table:table-cell office:value-type="float" office:value="0.0587367006223542">
                <text:p>0.0587367006223542</text:p>
              </table:table-cell>
              <table:table-cell office:value-type="float" office:value="0.0587367006223542">
                <text:p>0.058736700622354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000">
                <text:p>2000</text:p>
              </table:table-cell>
              <table:table-cell office:value-type="float" office:value="22.58">
                <text:p>22.58</text:p>
              </table:table-cell>
              <table:table-cell office:value-type="float" office:value="0.0587367006223542">
                <text:p>0.0587367006223542</text:p>
              </table:table-cell>
              <table:table-cell office:value-type="float" office:value="0.0587367006223542">
                <text:p>0.058736700622354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000">
                <text:p>2000</text:p>
              </table:table-cell>
              <table:table-cell office:value-type="float" office:value="22.6">
                <text:p>22.6</text:p>
              </table:table-cell>
              <table:table-cell office:value-type="float" office:value="0.0587367006223542">
                <text:p>0.0587367006223542</text:p>
              </table:table-cell>
              <table:table-cell office:value-type="float" office:value="0.0587367006223542">
                <text:p>0.058736700622354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000">
                <text:p>2000</text:p>
              </table:table-cell>
              <table:table-cell office:value-type="float" office:value="22.61">
                <text:p>22.61</text:p>
              </table:table-cell>
              <table:table-cell office:value-type="float" office:value="0.0587367006223542">
                <text:p>0.0587367006223542</text:p>
              </table:table-cell>
              <table:table-cell office:value-type="float" office:value="0.0587367006223542">
                <text:p>0.058736700622354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000">
                <text:p>2000</text:p>
              </table:table-cell>
              <table:table-cell office:value-type="float" office:value="22.59">
                <text:p>22.59</text:p>
              </table:table-cell>
              <table:table-cell office:value-type="float" office:value="0.0587367006223542">
                <text:p>0.0587367006223542</text:p>
              </table:table-cell>
              <table:table-cell office:value-type="float" office:value="0.0587367006223542">
                <text:p>0.058736700622354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000">
                <text:p>2000</text:p>
              </table:table-cell>
              <table:table-cell office:value-type="float" office:value="22.58">
                <text:p>22.58</text:p>
              </table:table-cell>
              <table:table-cell office:value-type="float" office:value="0.0587367006223542">
                <text:p>0.0587367006223542</text:p>
              </table:table-cell>
              <table:table-cell office:value-type="float" office:value="0.0587367006223542">
                <text:p>0.058736700622354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000">
                <text:p>2000</text:p>
              </table:table-cell>
              <table:table-cell office:value-type="float" office:value="22.6">
                <text:p>22.6</text:p>
              </table:table-cell>
              <table:table-cell office:value-type="float" office:value="0.0587367006223542">
                <text:p>0.0587367006223542</text:p>
              </table:table-cell>
              <table:table-cell office:value-type="float" office:value="0.0587367006223542">
                <text:p>0.058736700622354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250">
                <text:p>2250</text:p>
              </table:table-cell>
              <table:table-cell office:value-type="float" office:value="25.41">
                <text:p>25.41</text:p>
              </table:table-cell>
              <table:table-cell office:value-type="float" office:value="0.0571936282387398">
                <text:p>0.0571936282387398</text:p>
              </table:table-cell>
              <table:table-cell office:value-type="float" office:value="0.0571936282387398">
                <text:p>0.057193628238739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250">
                <text:p>2250</text:p>
              </table:table-cell>
              <table:table-cell office:value-type="float" office:value="25.51">
                <text:p>25.51</text:p>
              </table:table-cell>
              <table:table-cell office:value-type="float" office:value="0.0571936282387398">
                <text:p>0.0571936282387398</text:p>
              </table:table-cell>
              <table:table-cell office:value-type="float" office:value="0.0571936282387398">
                <text:p>0.057193628238739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250">
                <text:p>2250</text:p>
              </table:table-cell>
              <table:table-cell office:value-type="float" office:value="25.43">
                <text:p>25.43</text:p>
              </table:table-cell>
              <table:table-cell office:value-type="float" office:value="0.0571936282387398">
                <text:p>0.0571936282387398</text:p>
              </table:table-cell>
              <table:table-cell office:value-type="float" office:value="0.0571936282387398">
                <text:p>0.057193628238739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250">
                <text:p>2250</text:p>
              </table:table-cell>
              <table:table-cell office:value-type="float" office:value="25.43">
                <text:p>25.43</text:p>
              </table:table-cell>
              <table:table-cell office:value-type="float" office:value="0.0571936282387398">
                <text:p>0.0571936282387398</text:p>
              </table:table-cell>
              <table:table-cell office:value-type="float" office:value="0.0571936282387398">
                <text:p>0.057193628238739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250">
                <text:p>2250</text:p>
              </table:table-cell>
              <table:table-cell office:value-type="float" office:value="25.41">
                <text:p>25.41</text:p>
              </table:table-cell>
              <table:table-cell office:value-type="float" office:value="0.0571936282387398">
                <text:p>0.0571936282387398</text:p>
              </table:table-cell>
              <table:table-cell office:value-type="float" office:value="0.0571936282387398">
                <text:p>0.057193628238739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250">
                <text:p>2250</text:p>
              </table:table-cell>
              <table:table-cell office:value-type="float" office:value="25.45">
                <text:p>25.45</text:p>
              </table:table-cell>
              <table:table-cell office:value-type="float" office:value="0.0571936282387398">
                <text:p>0.0571936282387398</text:p>
              </table:table-cell>
              <table:table-cell office:value-type="float" office:value="0.0571936282387398">
                <text:p>0.057193628238739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250">
                <text:p>2250</text:p>
              </table:table-cell>
              <table:table-cell office:value-type="float" office:value="25.45">
                <text:p>25.45</text:p>
              </table:table-cell>
              <table:table-cell office:value-type="float" office:value="0.0571936282387398">
                <text:p>0.0571936282387398</text:p>
              </table:table-cell>
              <table:table-cell office:value-type="float" office:value="0.0571936282387398">
                <text:p>0.057193628238739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250">
                <text:p>2250</text:p>
              </table:table-cell>
              <table:table-cell office:value-type="float" office:value="25.43">
                <text:p>25.43</text:p>
              </table:table-cell>
              <table:table-cell office:value-type="float" office:value="0.0571936282387398">
                <text:p>0.0571936282387398</text:p>
              </table:table-cell>
              <table:table-cell office:value-type="float" office:value="0.0571936282387398">
                <text:p>0.057193628238739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250">
                <text:p>2250</text:p>
              </table:table-cell>
              <table:table-cell office:value-type="float" office:value="25.44">
                <text:p>25.44</text:p>
              </table:table-cell>
              <table:table-cell office:value-type="float" office:value="0.0571936282387398">
                <text:p>0.0571936282387398</text:p>
              </table:table-cell>
              <table:table-cell office:value-type="float" office:value="0.0571936282387398">
                <text:p>0.057193628238739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250">
                <text:p>2250</text:p>
              </table:table-cell>
              <table:table-cell office:value-type="float" office:value="25.43">
                <text:p>25.43</text:p>
              </table:table-cell>
              <table:table-cell office:value-type="float" office:value="0.0571936282387398">
                <text:p>0.0571936282387398</text:p>
              </table:table-cell>
              <table:table-cell office:value-type="float" office:value="0.0571936282387398">
                <text:p>0.057193628238739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500">
                <text:p>2500</text:p>
              </table:table-cell>
              <table:table-cell office:value-type="float" office:value="28.24">
                <text:p>28.24</text:p>
              </table:table-cell>
              <table:table-cell office:value-type="float" office:value="0.0359165699921355">
                <text:p>0.0359165699921355</text:p>
              </table:table-cell>
              <table:table-cell office:value-type="float" office:value="0.0359165699921355">
                <text:p>0.035916569992135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500">
                <text:p>2500</text:p>
              </table:table-cell>
              <table:table-cell office:value-type="float" office:value="28.25">
                <text:p>28.25</text:p>
              </table:table-cell>
              <table:table-cell office:value-type="float" office:value="0.0359165699921355">
                <text:p>0.0359165699921355</text:p>
              </table:table-cell>
              <table:table-cell office:value-type="float" office:value="0.0359165699921355">
                <text:p>0.035916569992135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500">
                <text:p>2500</text:p>
              </table:table-cell>
              <table:table-cell office:value-type="float" office:value="28.25">
                <text:p>28.25</text:p>
              </table:table-cell>
              <table:table-cell office:value-type="float" office:value="0.0359165699921355">
                <text:p>0.0359165699921355</text:p>
              </table:table-cell>
              <table:table-cell office:value-type="float" office:value="0.0359165699921355">
                <text:p>0.035916569992135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500">
                <text:p>2500</text:p>
              </table:table-cell>
              <table:table-cell office:value-type="float" office:value="28.26">
                <text:p>28.26</text:p>
              </table:table-cell>
              <table:table-cell office:value-type="float" office:value="0.0359165699921355">
                <text:p>0.0359165699921355</text:p>
              </table:table-cell>
              <table:table-cell office:value-type="float" office:value="0.0359165699921355">
                <text:p>0.035916569992135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500">
                <text:p>2500</text:p>
              </table:table-cell>
              <table:table-cell office:value-type="float" office:value="28.23">
                <text:p>28.23</text:p>
              </table:table-cell>
              <table:table-cell office:value-type="float" office:value="0.0359165699921355">
                <text:p>0.0359165699921355</text:p>
              </table:table-cell>
              <table:table-cell office:value-type="float" office:value="0.0359165699921355">
                <text:p>0.035916569992135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500">
                <text:p>2500</text:p>
              </table:table-cell>
              <table:table-cell office:value-type="float" office:value="28.24">
                <text:p>28.24</text:p>
              </table:table-cell>
              <table:table-cell office:value-type="float" office:value="0.0359165699921355">
                <text:p>0.0359165699921355</text:p>
              </table:table-cell>
              <table:table-cell office:value-type="float" office:value="0.0359165699921355">
                <text:p>0.035916569992135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500">
                <text:p>2500</text:p>
              </table:table-cell>
              <table:table-cell office:value-type="float" office:value="28.27">
                <text:p>28.27</text:p>
              </table:table-cell>
              <table:table-cell office:value-type="float" office:value="0.0359165699921355">
                <text:p>0.0359165699921355</text:p>
              </table:table-cell>
              <table:table-cell office:value-type="float" office:value="0.0359165699921355">
                <text:p>0.035916569992135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500">
                <text:p>2500</text:p>
              </table:table-cell>
              <table:table-cell office:value-type="float" office:value="28.25">
                <text:p>28.25</text:p>
              </table:table-cell>
              <table:table-cell office:value-type="float" office:value="0.0359165699921355">
                <text:p>0.0359165699921355</text:p>
              </table:table-cell>
              <table:table-cell office:value-type="float" office:value="0.0359165699921355">
                <text:p>0.035916569992135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500">
                <text:p>2500</text:p>
              </table:table-cell>
              <table:table-cell office:value-type="float" office:value="28.24">
                <text:p>28.24</text:p>
              </table:table-cell>
              <table:table-cell office:value-type="float" office:value="0.0359165699921355">
                <text:p>0.0359165699921355</text:p>
              </table:table-cell>
              <table:table-cell office:value-type="float" office:value="0.0359165699921355">
                <text:p>0.035916569992135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500">
                <text:p>2500</text:p>
              </table:table-cell>
              <table:table-cell office:value-type="float" office:value="28.27">
                <text:p>28.27</text:p>
              </table:table-cell>
              <table:table-cell office:value-type="float" office:value="0.0359165699921355">
                <text:p>0.0359165699921355</text:p>
              </table:table-cell>
              <table:table-cell office:value-type="float" office:value="0.0359165699921355">
                <text:p>0.035916569992135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 chart:error-upper-indicator="true" chart:error-lower-indicator="true" chart:error-category="cell-range" chart:regression-type="linear" chart:error-upper-range="'original-vmcs'.D21:'original-vmcs'.D130" chart:error-lower-range="'original-vmcs'.D21:'original-vmcs'.D130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05cm" chart:symbol-height="0.05cm" chart:error-upper-indicator="true" chart:error-lower-indicator="true" chart:error-category="cell-range" chart:regression-type="linear" chart:error-upper-range="'original-vmcs'.D21:'original-vmcs'.D130" chart:error-lower-range="'original-vmcs'.D21:'original-vmcs'.D130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svg:stroke-color="#004586"/>
    </style:style>
    <style:style style:name="ch10" style:family="chart">
      <style:chart-properties chart:error-category="cell-rang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1cm" svg:height="8.998cm" xlink:href=".." xlink:type="simple" chart:class="chart:scatter" chart:style-name="ch1">
        <chart:title svg:x="5.704cm" svg:y="0.314cm" chart:style-name="ch2">
          <text:p>Total Execution Time</text:p>
        </chart:title>
        <chart:plot-area chart:style-name="ch3" table:cell-range-address="secopt.B21:secopt.C130" svg:x="1.328cm" svg:y="1.652cm" svg:width="14.033cm" svg:height="6.189cm">
          <chartooo:coordinate-region svg:x="1.946cm" svg:y="1.849cm" svg:width="13.047cm" svg:height="5.349cm"/>
          <chart:axis chart:dimension="x" chart:name="primary-x" chart:style-name="ch4">
            <chart:title svg:x="6.964cm" svg:y="8.021cm" chart:style-name="ch5">
              <text:p>Monte Carlo Steps</text:p>
            </chart:title>
          </chart:axis>
          <chart:axis chart:dimension="y" chart:name="primary-y" chart:style-name="ch4">
            <chart:title svg:x="0.451cm" svg:y="6.977cm" chart:style-name="ch6">
              <text:p>Total execution time (seconds)</text:p>
            </chart:title>
            <chart:grid chart:style-name="ch7" chart:class="major"/>
          </chart:axis>
          <chart:series chart:style-name="ch8" chart:values-cell-range-address="secopt.C21:secopt.C130" chart:class="chart:scatter">
            <chart:domain table:cell-range-address="secopt.B21:secopt.B130"/>
            <chart:regression-curve chart:style-name="ch9">
              <chart:equation/>
            </chart:regression-curve>
            <chart:error-indicator chart:style-name="ch10" chart:dimension="y"/>
            <chart:data-point chart:repeated="1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">
                <text:p>500</text:p>
                <draw:g>
                  <svg:desc>secopt.B21:secopt.B130</svg:desc>
                </draw:g>
              </table:table-cell>
              <table:table-cell office:value-type="float" office:value="3.11">
                <text:p>3.11</text:p>
                <draw:g>
                  <svg:desc>secopt.C21:secopt.C130</svg:desc>
                </draw:g>
              </table:table-cell>
              <table:table-cell office:value-type="float" office:value="0.211618104665509">
                <text:p>0.211618104665509</text:p>
                <draw:g>
                  <svg:desc>'original-vmcs'.D21:'original-vmcs'.D130</svg:desc>
                </draw:g>
              </table:table-cell>
              <table:table-cell office:value-type="float" office:value="0.211618104665509">
                <text:p>0.211618104665509</text:p>
                <draw:g>
                  <svg:desc>'original-vmcs'.D21:'original-vmcs'.D1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">
                <text:p>500</text:p>
              </table:table-cell>
              <table:table-cell office:value-type="float" office:value="3.38">
                <text:p>3.38</text:p>
              </table:table-cell>
              <table:table-cell office:value-type="float" office:value="0.211618104665509">
                <text:p>0.211618104665509</text:p>
              </table:table-cell>
              <table:table-cell office:value-type="float" office:value="0.211618104665509">
                <text:p>0.2116181046655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">
                <text:p>500</text:p>
              </table:table-cell>
              <table:table-cell office:value-type="float" office:value="3.13">
                <text:p>3.13</text:p>
              </table:table-cell>
              <table:table-cell office:value-type="float" office:value="0.211618104665509">
                <text:p>0.211618104665509</text:p>
              </table:table-cell>
              <table:table-cell office:value-type="float" office:value="0.211618104665509">
                <text:p>0.2116181046655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3.17">
                <text:p>3.17</text:p>
              </table:table-cell>
              <table:table-cell office:value-type="float" office:value="0.211618104665509">
                <text:p>0.211618104665509</text:p>
              </table:table-cell>
              <table:table-cell office:value-type="float" office:value="0.211618104665509">
                <text:p>0.2116181046655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3.13">
                <text:p>3.13</text:p>
              </table:table-cell>
              <table:table-cell office:value-type="float" office:value="0.211618104665509">
                <text:p>0.211618104665509</text:p>
              </table:table-cell>
              <table:table-cell office:value-type="float" office:value="0.211618104665509">
                <text:p>0.2116181046655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">
                <text:p>500</text:p>
              </table:table-cell>
              <table:table-cell office:value-type="float" office:value="3.15">
                <text:p>3.15</text:p>
              </table:table-cell>
              <table:table-cell office:value-type="float" office:value="0.211618104665509">
                <text:p>0.211618104665509</text:p>
              </table:table-cell>
              <table:table-cell office:value-type="float" office:value="0.211618104665509">
                <text:p>0.2116181046655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0">
                <text:p>500</text:p>
              </table:table-cell>
              <table:table-cell office:value-type="float" office:value="3.14">
                <text:p>3.14</text:p>
              </table:table-cell>
              <table:table-cell office:value-type="float" office:value="0.211618104665509">
                <text:p>0.211618104665509</text:p>
              </table:table-cell>
              <table:table-cell office:value-type="float" office:value="0.211618104665509">
                <text:p>0.2116181046655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3.19">
                <text:p>3.19</text:p>
              </table:table-cell>
              <table:table-cell office:value-type="float" office:value="0.211618104665509">
                <text:p>0.211618104665509</text:p>
              </table:table-cell>
              <table:table-cell office:value-type="float" office:value="0.211618104665509">
                <text:p>0.2116181046655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0">
                <text:p>500</text:p>
              </table:table-cell>
              <table:table-cell office:value-type="float" office:value="3.14">
                <text:p>3.14</text:p>
              </table:table-cell>
              <table:table-cell office:value-type="float" office:value="0.211618104665509">
                <text:p>0.211618104665509</text:p>
              </table:table-cell>
              <table:table-cell office:value-type="float" office:value="0.211618104665509">
                <text:p>0.2116181046655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">
                <text:p>500</text:p>
              </table:table-cell>
              <table:table-cell office:value-type="float" office:value="3.13">
                <text:p>3.13</text:p>
              </table:table-cell>
              <table:table-cell office:value-type="float" office:value="0.211618104665509">
                <text:p>0.211618104665509</text:p>
              </table:table-cell>
              <table:table-cell office:value-type="float" office:value="0.211618104665509">
                <text:p>0.2116181046655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50">
                <text:p>750</text:p>
              </table:table-cell>
              <table:table-cell office:value-type="float" office:value="4.61">
                <text:p>4.61</text:p>
              </table:table-cell>
              <table:table-cell office:value-type="float" office:value="0.145525866352954">
                <text:p>0.145525866352954</text:p>
              </table:table-cell>
              <table:table-cell office:value-type="float" office:value="0.145525866352954">
                <text:p>0.1455258663529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50">
                <text:p>750</text:p>
              </table:table-cell>
              <table:table-cell office:value-type="float" office:value="4.64">
                <text:p>4.64</text:p>
              </table:table-cell>
              <table:table-cell office:value-type="float" office:value="0.145525866352954">
                <text:p>0.145525866352954</text:p>
              </table:table-cell>
              <table:table-cell office:value-type="float" office:value="0.145525866352954">
                <text:p>0.1455258663529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50">
                <text:p>750</text:p>
              </table:table-cell>
              <table:table-cell office:value-type="float" office:value="4.68">
                <text:p>4.68</text:p>
              </table:table-cell>
              <table:table-cell office:value-type="float" office:value="0.145525866352954">
                <text:p>0.145525866352954</text:p>
              </table:table-cell>
              <table:table-cell office:value-type="float" office:value="0.145525866352954">
                <text:p>0.1455258663529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50">
                <text:p>750</text:p>
              </table:table-cell>
              <table:table-cell office:value-type="float" office:value="4.65">
                <text:p>4.65</text:p>
              </table:table-cell>
              <table:table-cell office:value-type="float" office:value="0.145525866352954">
                <text:p>0.145525866352954</text:p>
              </table:table-cell>
              <table:table-cell office:value-type="float" office:value="0.145525866352954">
                <text:p>0.14552586635295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0">
                <text:p>750</text:p>
              </table:table-cell>
              <table:table-cell office:value-type="float" office:value="4.68">
                <text:p>4.68</text:p>
              </table:table-cell>
              <table:table-cell office:value-type="float" office:value="0.145525866352954">
                <text:p>0.145525866352954</text:p>
              </table:table-cell>
              <table:table-cell office:value-type="float" office:value="0.145525866352954">
                <text:p>0.1455258663529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0">
                <text:p>750</text:p>
              </table:table-cell>
              <table:table-cell office:value-type="float" office:value="4.64">
                <text:p>4.64</text:p>
              </table:table-cell>
              <table:table-cell office:value-type="float" office:value="0.145525866352954">
                <text:p>0.145525866352954</text:p>
              </table:table-cell>
              <table:table-cell office:value-type="float" office:value="0.145525866352954">
                <text:p>0.1455258663529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50">
                <text:p>750</text:p>
              </table:table-cell>
              <table:table-cell office:value-type="float" office:value="4.67">
                <text:p>4.67</text:p>
              </table:table-cell>
              <table:table-cell office:value-type="float" office:value="0.145525866352954">
                <text:p>0.145525866352954</text:p>
              </table:table-cell>
              <table:table-cell office:value-type="float" office:value="0.145525866352954">
                <text:p>0.14552586635295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50">
                <text:p>750</text:p>
              </table:table-cell>
              <table:table-cell office:value-type="float" office:value="4.65">
                <text:p>4.65</text:p>
              </table:table-cell>
              <table:table-cell office:value-type="float" office:value="0.145525866352954">
                <text:p>0.145525866352954</text:p>
              </table:table-cell>
              <table:table-cell office:value-type="float" office:value="0.145525866352954">
                <text:p>0.1455258663529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50">
                <text:p>750</text:p>
              </table:table-cell>
              <table:table-cell office:value-type="float" office:value="4.64">
                <text:p>4.64</text:p>
              </table:table-cell>
              <table:table-cell office:value-type="float" office:value="0.145525866352954">
                <text:p>0.145525866352954</text:p>
              </table:table-cell>
              <table:table-cell office:value-type="float" office:value="0.145525866352954">
                <text:p>0.14552586635295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50">
                <text:p>750</text:p>
              </table:table-cell>
              <table:table-cell office:value-type="float" office:value="4.63">
                <text:p>4.63</text:p>
              </table:table-cell>
              <table:table-cell office:value-type="float" office:value="0.145525866352954">
                <text:p>0.145525866352954</text:p>
              </table:table-cell>
              <table:table-cell office:value-type="float" office:value="0.145525866352954">
                <text:p>0.14552586635295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0">
                <text:p>1000</text:p>
              </table:table-cell>
              <table:table-cell office:value-type="float" office:value="6.11">
                <text:p>6.11</text:p>
              </table:table-cell>
              <table:table-cell office:value-type="float" office:value="0.0131656117720877">
                <text:p>0.0131656117720877</text:p>
              </table:table-cell>
              <table:table-cell office:value-type="float" office:value="0.0131656117720877">
                <text:p>0.013165611772087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00">
                <text:p>1000</text:p>
              </table:table-cell>
              <table:table-cell office:value-type="float" office:value="6.14">
                <text:p>6.14</text:p>
              </table:table-cell>
              <table:table-cell office:value-type="float" office:value="0.0131656117720877">
                <text:p>0.0131656117720877</text:p>
              </table:table-cell>
              <table:table-cell office:value-type="float" office:value="0.0131656117720877">
                <text:p>0.013165611772087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00">
                <text:p>1000</text:p>
              </table:table-cell>
              <table:table-cell office:value-type="float" office:value="6.13">
                <text:p>6.13</text:p>
              </table:table-cell>
              <table:table-cell office:value-type="float" office:value="0.0131656117720877">
                <text:p>0.0131656117720877</text:p>
              </table:table-cell>
              <table:table-cell office:value-type="float" office:value="0.0131656117720877">
                <text:p>0.013165611772087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00">
                <text:p>1000</text:p>
              </table:table-cell>
              <table:table-cell office:value-type="float" office:value="6.14">
                <text:p>6.14</text:p>
              </table:table-cell>
              <table:table-cell office:value-type="float" office:value="0.0131656117720877">
                <text:p>0.0131656117720877</text:p>
              </table:table-cell>
              <table:table-cell office:value-type="float" office:value="0.0131656117720877">
                <text:p>0.013165611772087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00">
                <text:p>1000</text:p>
              </table:table-cell>
              <table:table-cell office:value-type="float" office:value="6.13">
                <text:p>6.13</text:p>
              </table:table-cell>
              <table:table-cell office:value-type="float" office:value="0.0131656117720877">
                <text:p>0.0131656117720877</text:p>
              </table:table-cell>
              <table:table-cell office:value-type="float" office:value="0.0131656117720877">
                <text:p>0.013165611772087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00">
                <text:p>1000</text:p>
              </table:table-cell>
              <table:table-cell office:value-type="float" office:value="6.15">
                <text:p>6.15</text:p>
              </table:table-cell>
              <table:table-cell office:value-type="float" office:value="0.0131656117720877">
                <text:p>0.0131656117720877</text:p>
              </table:table-cell>
              <table:table-cell office:value-type="float" office:value="0.0131656117720877">
                <text:p>0.013165611772087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00">
                <text:p>1000</text:p>
              </table:table-cell>
              <table:table-cell office:value-type="float" office:value="6.13">
                <text:p>6.13</text:p>
              </table:table-cell>
              <table:table-cell office:value-type="float" office:value="0.0131656117720877">
                <text:p>0.0131656117720877</text:p>
              </table:table-cell>
              <table:table-cell office:value-type="float" office:value="0.0131656117720877">
                <text:p>0.013165611772087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00">
                <text:p>1000</text:p>
              </table:table-cell>
              <table:table-cell office:value-type="float" office:value="6.13">
                <text:p>6.13</text:p>
              </table:table-cell>
              <table:table-cell office:value-type="float" office:value="0.0131656117720877">
                <text:p>0.0131656117720877</text:p>
              </table:table-cell>
              <table:table-cell office:value-type="float" office:value="0.0131656117720877">
                <text:p>0.013165611772087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00">
                <text:p>1000</text:p>
              </table:table-cell>
              <table:table-cell office:value-type="float" office:value="6.13">
                <text:p>6.13</text:p>
              </table:table-cell>
              <table:table-cell office:value-type="float" office:value="0.0131656117720877">
                <text:p>0.0131656117720877</text:p>
              </table:table-cell>
              <table:table-cell office:value-type="float" office:value="0.0131656117720877">
                <text:p>0.013165611772087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00">
                <text:p>1000</text:p>
              </table:table-cell>
              <table:table-cell office:value-type="float" office:value="6.13">
                <text:p>6.13</text:p>
              </table:table-cell>
              <table:table-cell office:value-type="float" office:value="0.0131656117720877">
                <text:p>0.0131656117720877</text:p>
              </table:table-cell>
              <table:table-cell office:value-type="float" office:value="0.0131656117720877">
                <text:p>0.013165611772087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50">
                <text:p>1250</text:p>
              </table:table-cell>
              <table:table-cell office:value-type="float" office:value="7.61">
                <text:p>7.61</text:p>
              </table:table-cell>
              <table:table-cell office:value-type="float" office:value="0.171412433102801">
                <text:p>0.171412433102801</text:p>
              </table:table-cell>
              <table:table-cell office:value-type="float" office:value="0.171412433102801">
                <text:p>0.1714124331028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50">
                <text:p>1250</text:p>
              </table:table-cell>
              <table:table-cell office:value-type="float" office:value="7.62">
                <text:p>7.62</text:p>
              </table:table-cell>
              <table:table-cell office:value-type="float" office:value="0.171412433102801">
                <text:p>0.171412433102801</text:p>
              </table:table-cell>
              <table:table-cell office:value-type="float" office:value="0.171412433102801">
                <text:p>0.17141243310280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250">
                <text:p>1250</text:p>
              </table:table-cell>
              <table:table-cell office:value-type="float" office:value="7.63">
                <text:p>7.63</text:p>
              </table:table-cell>
              <table:table-cell office:value-type="float" office:value="0.171412433102801">
                <text:p>0.171412433102801</text:p>
              </table:table-cell>
              <table:table-cell office:value-type="float" office:value="0.171412433102801">
                <text:p>0.17141243310280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50">
                <text:p>1250</text:p>
              </table:table-cell>
              <table:table-cell office:value-type="float" office:value="7.65">
                <text:p>7.65</text:p>
              </table:table-cell>
              <table:table-cell office:value-type="float" office:value="0.171412433102801">
                <text:p>0.171412433102801</text:p>
              </table:table-cell>
              <table:table-cell office:value-type="float" office:value="0.171412433102801">
                <text:p>0.17141243310280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50">
                <text:p>1250</text:p>
              </table:table-cell>
              <table:table-cell office:value-type="float" office:value="7.65">
                <text:p>7.65</text:p>
              </table:table-cell>
              <table:table-cell office:value-type="float" office:value="0.171412433102801">
                <text:p>0.171412433102801</text:p>
              </table:table-cell>
              <table:table-cell office:value-type="float" office:value="0.171412433102801">
                <text:p>0.17141243310280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50">
                <text:p>1250</text:p>
              </table:table-cell>
              <table:table-cell office:value-type="float" office:value="7.63">
                <text:p>7.63</text:p>
              </table:table-cell>
              <table:table-cell office:value-type="float" office:value="0.171412433102801">
                <text:p>0.171412433102801</text:p>
              </table:table-cell>
              <table:table-cell office:value-type="float" office:value="0.171412433102801">
                <text:p>0.17141243310280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50">
                <text:p>1250</text:p>
              </table:table-cell>
              <table:table-cell office:value-type="float" office:value="7.64">
                <text:p>7.64</text:p>
              </table:table-cell>
              <table:table-cell office:value-type="float" office:value="0.171412433102801">
                <text:p>0.171412433102801</text:p>
              </table:table-cell>
              <table:table-cell office:value-type="float" office:value="0.171412433102801">
                <text:p>0.17141243310280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50">
                <text:p>1250</text:p>
              </table:table-cell>
              <table:table-cell office:value-type="float" office:value="7.64">
                <text:p>7.64</text:p>
              </table:table-cell>
              <table:table-cell office:value-type="float" office:value="0.171412433102801">
                <text:p>0.171412433102801</text:p>
              </table:table-cell>
              <table:table-cell office:value-type="float" office:value="0.171412433102801">
                <text:p>0.17141243310280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50">
                <text:p>1250</text:p>
              </table:table-cell>
              <table:table-cell office:value-type="float" office:value="7.66">
                <text:p>7.66</text:p>
              </table:table-cell>
              <table:table-cell office:value-type="float" office:value="0.171412433102801">
                <text:p>0.171412433102801</text:p>
              </table:table-cell>
              <table:table-cell office:value-type="float" office:value="0.171412433102801">
                <text:p>0.17141243310280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50">
                <text:p>1250</text:p>
              </table:table-cell>
              <table:table-cell office:value-type="float" office:value="7.64">
                <text:p>7.64</text:p>
              </table:table-cell>
              <table:table-cell office:value-type="float" office:value="0.171412433102801">
                <text:p>0.171412433102801</text:p>
              </table:table-cell>
              <table:table-cell office:value-type="float" office:value="0.171412433102801">
                <text:p>0.17141243310280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500">
                <text:p>1500</text:p>
              </table:table-cell>
              <table:table-cell office:value-type="float" office:value="9.13">
                <text:p>9.13</text:p>
              </table:table-cell>
              <table:table-cell office:value-type="float" office:value="0.0168654808542317">
                <text:p>0.0168654808542317</text:p>
              </table:table-cell>
              <table:table-cell office:value-type="float" office:value="0.0168654808542317">
                <text:p>0.016865480854231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500">
                <text:p>1500</text:p>
              </table:table-cell>
              <table:table-cell office:value-type="float" office:value="9.14">
                <text:p>9.14</text:p>
              </table:table-cell>
              <table:table-cell office:value-type="float" office:value="0.0168654808542317">
                <text:p>0.0168654808542317</text:p>
              </table:table-cell>
              <table:table-cell office:value-type="float" office:value="0.0168654808542317">
                <text:p>0.016865480854231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500">
                <text:p>1500</text:p>
              </table:table-cell>
              <table:table-cell office:value-type="float" office:value="9.13">
                <text:p>9.13</text:p>
              </table:table-cell>
              <table:table-cell office:value-type="float" office:value="0.0168654808542317">
                <text:p>0.0168654808542317</text:p>
              </table:table-cell>
              <table:table-cell office:value-type="float" office:value="0.0168654808542317">
                <text:p>0.016865480854231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500">
                <text:p>1500</text:p>
              </table:table-cell>
              <table:table-cell office:value-type="float" office:value="9.14">
                <text:p>9.14</text:p>
              </table:table-cell>
              <table:table-cell office:value-type="float" office:value="0.0168654808542317">
                <text:p>0.0168654808542317</text:p>
              </table:table-cell>
              <table:table-cell office:value-type="float" office:value="0.0168654808542317">
                <text:p>0.016865480854231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500">
                <text:p>1500</text:p>
              </table:table-cell>
              <table:table-cell office:value-type="float" office:value="9.12">
                <text:p>9.12</text:p>
              </table:table-cell>
              <table:table-cell office:value-type="float" office:value="0.0168654808542317">
                <text:p>0.0168654808542317</text:p>
              </table:table-cell>
              <table:table-cell office:value-type="float" office:value="0.0168654808542317">
                <text:p>0.016865480854231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500">
                <text:p>1500</text:p>
              </table:table-cell>
              <table:table-cell office:value-type="float" office:value="9.14">
                <text:p>9.14</text:p>
              </table:table-cell>
              <table:table-cell office:value-type="float" office:value="0.0168654808542317">
                <text:p>0.0168654808542317</text:p>
              </table:table-cell>
              <table:table-cell office:value-type="float" office:value="0.0168654808542317">
                <text:p>0.016865480854231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500">
                <text:p>1500</text:p>
              </table:table-cell>
              <table:table-cell office:value-type="float" office:value="9.14">
                <text:p>9.14</text:p>
              </table:table-cell>
              <table:table-cell office:value-type="float" office:value="0.0168654808542317">
                <text:p>0.0168654808542317</text:p>
              </table:table-cell>
              <table:table-cell office:value-type="float" office:value="0.0168654808542317">
                <text:p>0.016865480854231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500">
                <text:p>1500</text:p>
              </table:table-cell>
              <table:table-cell office:value-type="float" office:value="9.14">
                <text:p>9.14</text:p>
              </table:table-cell>
              <table:table-cell office:value-type="float" office:value="0.0168654808542317">
                <text:p>0.0168654808542317</text:p>
              </table:table-cell>
              <table:table-cell office:value-type="float" office:value="0.0168654808542317">
                <text:p>0.016865480854231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500">
                <text:p>1500</text:p>
              </table:table-cell>
              <table:table-cell office:value-type="float" office:value="9.15">
                <text:p>9.15</text:p>
              </table:table-cell>
              <table:table-cell office:value-type="float" office:value="0.0168654808542317">
                <text:p>0.0168654808542317</text:p>
              </table:table-cell>
              <table:table-cell office:value-type="float" office:value="0.0168654808542317">
                <text:p>0.016865480854231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00">
                <text:p>1500</text:p>
              </table:table-cell>
              <table:table-cell office:value-type="float" office:value="9.15">
                <text:p>9.15</text:p>
              </table:table-cell>
              <table:table-cell office:value-type="float" office:value="0.0168654808542317">
                <text:p>0.0168654808542317</text:p>
              </table:table-cell>
              <table:table-cell office:value-type="float" office:value="0.0168654808542317">
                <text:p>0.016865480854231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750">
                <text:p>1750</text:p>
              </table:table-cell>
              <table:table-cell office:value-type="float" office:value="10.63">
                <text:p>10.63</text:p>
              </table:table-cell>
              <table:table-cell office:value-type="float" office:value="0.0254077853335459">
                <text:p>0.0254077853335459</text:p>
              </table:table-cell>
              <table:table-cell office:value-type="float" office:value="0.0254077853335459">
                <text:p>0.025407785333545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50">
                <text:p>1750</text:p>
              </table:table-cell>
              <table:table-cell office:value-type="float" office:value="10.63">
                <text:p>10.63</text:p>
              </table:table-cell>
              <table:table-cell office:value-type="float" office:value="0.0254077853335459">
                <text:p>0.0254077853335459</text:p>
              </table:table-cell>
              <table:table-cell office:value-type="float" office:value="0.0254077853335459">
                <text:p>0.025407785333545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750">
                <text:p>1750</text:p>
              </table:table-cell>
              <table:table-cell office:value-type="float" office:value="10.63">
                <text:p>10.63</text:p>
              </table:table-cell>
              <table:table-cell office:value-type="float" office:value="0.0254077853335459">
                <text:p>0.0254077853335459</text:p>
              </table:table-cell>
              <table:table-cell office:value-type="float" office:value="0.0254077853335459">
                <text:p>0.025407785333545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750">
                <text:p>1750</text:p>
              </table:table-cell>
              <table:table-cell office:value-type="float" office:value="10.63">
                <text:p>10.63</text:p>
              </table:table-cell>
              <table:table-cell office:value-type="float" office:value="0.0254077853335459">
                <text:p>0.0254077853335459</text:p>
              </table:table-cell>
              <table:table-cell office:value-type="float" office:value="0.0254077853335459">
                <text:p>0.025407785333545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750">
                <text:p>1750</text:p>
              </table:table-cell>
              <table:table-cell office:value-type="float" office:value="10.64">
                <text:p>10.64</text:p>
              </table:table-cell>
              <table:table-cell office:value-type="float" office:value="0.0254077853335459">
                <text:p>0.0254077853335459</text:p>
              </table:table-cell>
              <table:table-cell office:value-type="float" office:value="0.0254077853335459">
                <text:p>0.025407785333545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750">
                <text:p>1750</text:p>
              </table:table-cell>
              <table:table-cell office:value-type="float" office:value="10.65">
                <text:p>10.65</text:p>
              </table:table-cell>
              <table:table-cell office:value-type="float" office:value="0.0254077853335459">
                <text:p>0.0254077853335459</text:p>
              </table:table-cell>
              <table:table-cell office:value-type="float" office:value="0.0254077853335459">
                <text:p>0.025407785333545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750">
                <text:p>1750</text:p>
              </table:table-cell>
              <table:table-cell office:value-type="float" office:value="10.63">
                <text:p>10.63</text:p>
              </table:table-cell>
              <table:table-cell office:value-type="float" office:value="0.0254077853335459">
                <text:p>0.0254077853335459</text:p>
              </table:table-cell>
              <table:table-cell office:value-type="float" office:value="0.0254077853335459">
                <text:p>0.025407785333545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750">
                <text:p>1750</text:p>
              </table:table-cell>
              <table:table-cell office:value-type="float" office:value="10.64">
                <text:p>10.64</text:p>
              </table:table-cell>
              <table:table-cell office:value-type="float" office:value="0.0254077853335459">
                <text:p>0.0254077853335459</text:p>
              </table:table-cell>
              <table:table-cell office:value-type="float" office:value="0.0254077853335459">
                <text:p>0.025407785333545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750">
                <text:p>1750</text:p>
              </table:table-cell>
              <table:table-cell office:value-type="float" office:value="10.67">
                <text:p>10.67</text:p>
              </table:table-cell>
              <table:table-cell office:value-type="float" office:value="0.0254077853335459">
                <text:p>0.0254077853335459</text:p>
              </table:table-cell>
              <table:table-cell office:value-type="float" office:value="0.0254077853335459">
                <text:p>0.025407785333545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750">
                <text:p>1750</text:p>
              </table:table-cell>
              <table:table-cell office:value-type="float" office:value="10.64">
                <text:p>10.64</text:p>
              </table:table-cell>
              <table:table-cell office:value-type="float" office:value="0.0254077853335459">
                <text:p>0.0254077853335459</text:p>
              </table:table-cell>
              <table:table-cell office:value-type="float" office:value="0.0254077853335459">
                <text:p>0.025407785333545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000">
                <text:p>2000</text:p>
              </table:table-cell>
              <table:table-cell office:value-type="float" office:value="12.13">
                <text:p>12.13</text:p>
              </table:table-cell>
              <table:table-cell office:value-type="float" office:value="0.0392286743197999">
                <text:p>0.0392286743197999</text:p>
              </table:table-cell>
              <table:table-cell office:value-type="float" office:value="0.0392286743197999">
                <text:p>0.039228674319799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000">
                <text:p>2000</text:p>
              </table:table-cell>
              <table:table-cell office:value-type="float" office:value="12.14">
                <text:p>12.14</text:p>
              </table:table-cell>
              <table:table-cell office:value-type="float" office:value="0.0392286743197999">
                <text:p>0.0392286743197999</text:p>
              </table:table-cell>
              <table:table-cell office:value-type="float" office:value="0.0392286743197999">
                <text:p>0.039228674319799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000">
                <text:p>2000</text:p>
              </table:table-cell>
              <table:table-cell office:value-type="float" office:value="12.15">
                <text:p>12.15</text:p>
              </table:table-cell>
              <table:table-cell office:value-type="float" office:value="0.0392286743197999">
                <text:p>0.0392286743197999</text:p>
              </table:table-cell>
              <table:table-cell office:value-type="float" office:value="0.0392286743197999">
                <text:p>0.039228674319799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000">
                <text:p>2000</text:p>
              </table:table-cell>
              <table:table-cell office:value-type="float" office:value="12.14">
                <text:p>12.14</text:p>
              </table:table-cell>
              <table:table-cell office:value-type="float" office:value="0.0392286743197999">
                <text:p>0.0392286743197999</text:p>
              </table:table-cell>
              <table:table-cell office:value-type="float" office:value="0.0392286743197999">
                <text:p>0.039228674319799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000">
                <text:p>2000</text:p>
              </table:table-cell>
              <table:table-cell office:value-type="float" office:value="12.15">
                <text:p>12.15</text:p>
              </table:table-cell>
              <table:table-cell office:value-type="float" office:value="0.0392286743197999">
                <text:p>0.0392286743197999</text:p>
              </table:table-cell>
              <table:table-cell office:value-type="float" office:value="0.0392286743197999">
                <text:p>0.039228674319799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000">
                <text:p>2000</text:p>
              </table:table-cell>
              <table:table-cell office:value-type="float" office:value="12.14">
                <text:p>12.14</text:p>
              </table:table-cell>
              <table:table-cell office:value-type="float" office:value="0.0392286743197999">
                <text:p>0.0392286743197999</text:p>
              </table:table-cell>
              <table:table-cell office:value-type="float" office:value="0.0392286743197999">
                <text:p>0.039228674319799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000">
                <text:p>2000</text:p>
              </table:table-cell>
              <table:table-cell office:value-type="float" office:value="12.13">
                <text:p>12.13</text:p>
              </table:table-cell>
              <table:table-cell office:value-type="float" office:value="0.0392286743197999">
                <text:p>0.0392286743197999</text:p>
              </table:table-cell>
              <table:table-cell office:value-type="float" office:value="0.0392286743197999">
                <text:p>0.039228674319799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000">
                <text:p>2000</text:p>
              </table:table-cell>
              <table:table-cell office:value-type="float" office:value="12.15">
                <text:p>12.15</text:p>
              </table:table-cell>
              <table:table-cell office:value-type="float" office:value="0.0392286743197999">
                <text:p>0.0392286743197999</text:p>
              </table:table-cell>
              <table:table-cell office:value-type="float" office:value="0.0392286743197999">
                <text:p>0.039228674319799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000">
                <text:p>2000</text:p>
              </table:table-cell>
              <table:table-cell office:value-type="float" office:value="12.12">
                <text:p>12.12</text:p>
              </table:table-cell>
              <table:table-cell office:value-type="float" office:value="0.0392286743197999">
                <text:p>0.0392286743197999</text:p>
              </table:table-cell>
              <table:table-cell office:value-type="float" office:value="0.0392286743197999">
                <text:p>0.039228674319799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000">
                <text:p>2000</text:p>
              </table:table-cell>
              <table:table-cell office:value-type="float" office:value="12.12">
                <text:p>12.12</text:p>
              </table:table-cell>
              <table:table-cell office:value-type="float" office:value="0.0392286743197999">
                <text:p>0.0392286743197999</text:p>
              </table:table-cell>
              <table:table-cell office:value-type="float" office:value="0.0392286743197999">
                <text:p>0.039228674319799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250">
                <text:p>2250</text:p>
              </table:table-cell>
              <table:table-cell office:value-type="float" office:value="13.64">
                <text:p>13.64</text:p>
              </table:table-cell>
              <table:table-cell office:value-type="float" office:value="0.0330151480384373">
                <text:p>0.0330151480384373</text:p>
              </table:table-cell>
              <table:table-cell office:value-type="float" office:value="0.0330151480384373">
                <text:p>0.033015148038437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250">
                <text:p>2250</text:p>
              </table:table-cell>
              <table:table-cell office:value-type="float" office:value="13.62">
                <text:p>13.62</text:p>
              </table:table-cell>
              <table:table-cell office:value-type="float" office:value="0.0330151480384373">
                <text:p>0.0330151480384373</text:p>
              </table:table-cell>
              <table:table-cell office:value-type="float" office:value="0.0330151480384373">
                <text:p>0.033015148038437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250">
                <text:p>2250</text:p>
              </table:table-cell>
              <table:table-cell office:value-type="float" office:value="13.67">
                <text:p>13.67</text:p>
              </table:table-cell>
              <table:table-cell office:value-type="float" office:value="0.0330151480384373">
                <text:p>0.0330151480384373</text:p>
              </table:table-cell>
              <table:table-cell office:value-type="float" office:value="0.0330151480384373">
                <text:p>0.033015148038437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250">
                <text:p>2250</text:p>
              </table:table-cell>
              <table:table-cell office:value-type="float" office:value="13.63">
                <text:p>13.63</text:p>
              </table:table-cell>
              <table:table-cell office:value-type="float" office:value="0.0330151480384373">
                <text:p>0.0330151480384373</text:p>
              </table:table-cell>
              <table:table-cell office:value-type="float" office:value="0.0330151480384373">
                <text:p>0.033015148038437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250">
                <text:p>2250</text:p>
              </table:table-cell>
              <table:table-cell office:value-type="float" office:value="13.63">
                <text:p>13.63</text:p>
              </table:table-cell>
              <table:table-cell office:value-type="float" office:value="0.0330151480384373">
                <text:p>0.0330151480384373</text:p>
              </table:table-cell>
              <table:table-cell office:value-type="float" office:value="0.0330151480384373">
                <text:p>0.033015148038437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250">
                <text:p>2250</text:p>
              </table:table-cell>
              <table:table-cell office:value-type="float" office:value="13.63">
                <text:p>13.63</text:p>
              </table:table-cell>
              <table:table-cell office:value-type="float" office:value="0.0330151480384373">
                <text:p>0.0330151480384373</text:p>
              </table:table-cell>
              <table:table-cell office:value-type="float" office:value="0.0330151480384373">
                <text:p>0.033015148038437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250">
                <text:p>2250</text:p>
              </table:table-cell>
              <table:table-cell office:value-type="float" office:value="13.64">
                <text:p>13.64</text:p>
              </table:table-cell>
              <table:table-cell office:value-type="float" office:value="0.0330151480384373">
                <text:p>0.0330151480384373</text:p>
              </table:table-cell>
              <table:table-cell office:value-type="float" office:value="0.0330151480384373">
                <text:p>0.033015148038437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250">
                <text:p>2250</text:p>
              </table:table-cell>
              <table:table-cell office:value-type="float" office:value="13.65">
                <text:p>13.65</text:p>
              </table:table-cell>
              <table:table-cell office:value-type="float" office:value="0.0330151480384373">
                <text:p>0.0330151480384373</text:p>
              </table:table-cell>
              <table:table-cell office:value-type="float" office:value="0.0330151480384373">
                <text:p>0.033015148038437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250">
                <text:p>2250</text:p>
              </table:table-cell>
              <table:table-cell office:value-type="float" office:value="13.65">
                <text:p>13.65</text:p>
              </table:table-cell>
              <table:table-cell office:value-type="float" office:value="0.0330151480384373">
                <text:p>0.0330151480384373</text:p>
              </table:table-cell>
              <table:table-cell office:value-type="float" office:value="0.0330151480384373">
                <text:p>0.033015148038437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250">
                <text:p>2250</text:p>
              </table:table-cell>
              <table:table-cell office:value-type="float" office:value="13.66">
                <text:p>13.66</text:p>
              </table:table-cell>
              <table:table-cell office:value-type="float" office:value="0.0330151480384373">
                <text:p>0.0330151480384373</text:p>
              </table:table-cell>
              <table:table-cell office:value-type="float" office:value="0.0330151480384373">
                <text:p>0.033015148038437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500">
                <text:p>2500</text:p>
              </table:table-cell>
              <table:table-cell office:value-type="float" office:value="15.23">
                <text:p>15.23</text:p>
              </table:table-cell>
              <table:table-cell office:value-type="float" office:value="0.0587367006223542">
                <text:p>0.0587367006223542</text:p>
              </table:table-cell>
              <table:table-cell office:value-type="float" office:value="0.0587367006223542">
                <text:p>0.058736700622354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500">
                <text:p>2500</text:p>
              </table:table-cell>
              <table:table-cell office:value-type="float" office:value="15.15">
                <text:p>15.15</text:p>
              </table:table-cell>
              <table:table-cell office:value-type="float" office:value="0.0587367006223542">
                <text:p>0.0587367006223542</text:p>
              </table:table-cell>
              <table:table-cell office:value-type="float" office:value="0.0587367006223542">
                <text:p>0.058736700622354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500">
                <text:p>2500</text:p>
              </table:table-cell>
              <table:table-cell office:value-type="float" office:value="15.12">
                <text:p>15.12</text:p>
              </table:table-cell>
              <table:table-cell office:value-type="float" office:value="0.0587367006223542">
                <text:p>0.0587367006223542</text:p>
              </table:table-cell>
              <table:table-cell office:value-type="float" office:value="0.0587367006223542">
                <text:p>0.058736700622354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500">
                <text:p>2500</text:p>
              </table:table-cell>
              <table:table-cell office:value-type="float" office:value="15.15">
                <text:p>15.15</text:p>
              </table:table-cell>
              <table:table-cell office:value-type="float" office:value="0.0587367006223542">
                <text:p>0.0587367006223542</text:p>
              </table:table-cell>
              <table:table-cell office:value-type="float" office:value="0.0587367006223542">
                <text:p>0.058736700622354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500">
                <text:p>2500</text:p>
              </table:table-cell>
              <table:table-cell office:value-type="float" office:value="15.13">
                <text:p>15.13</text:p>
              </table:table-cell>
              <table:table-cell office:value-type="float" office:value="0.0587367006223542">
                <text:p>0.0587367006223542</text:p>
              </table:table-cell>
              <table:table-cell office:value-type="float" office:value="0.0587367006223542">
                <text:p>0.058736700622354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500">
                <text:p>2500</text:p>
              </table:table-cell>
              <table:table-cell office:value-type="float" office:value="15.14">
                <text:p>15.14</text:p>
              </table:table-cell>
              <table:table-cell office:value-type="float" office:value="0.0587367006223542">
                <text:p>0.0587367006223542</text:p>
              </table:table-cell>
              <table:table-cell office:value-type="float" office:value="0.0587367006223542">
                <text:p>0.058736700622354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500">
                <text:p>2500</text:p>
              </table:table-cell>
              <table:table-cell office:value-type="float" office:value="15.13">
                <text:p>15.13</text:p>
              </table:table-cell>
              <table:table-cell office:value-type="float" office:value="0.0587367006223542">
                <text:p>0.0587367006223542</text:p>
              </table:table-cell>
              <table:table-cell office:value-type="float" office:value="0.0587367006223542">
                <text:p>0.058736700622354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500">
                <text:p>2500</text:p>
              </table:table-cell>
              <table:table-cell office:value-type="float" office:value="15.14">
                <text:p>15.14</text:p>
              </table:table-cell>
              <table:table-cell office:value-type="float" office:value="0.0587367006223542">
                <text:p>0.0587367006223542</text:p>
              </table:table-cell>
              <table:table-cell office:value-type="float" office:value="0.0587367006223542">
                <text:p>0.058736700622354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500">
                <text:p>2500</text:p>
              </table:table-cell>
              <table:table-cell office:value-type="float" office:value="15.17">
                <text:p>15.17</text:p>
              </table:table-cell>
              <table:table-cell office:value-type="float" office:value="0.0587367006223542">
                <text:p>0.0587367006223542</text:p>
              </table:table-cell>
              <table:table-cell office:value-type="float" office:value="0.0587367006223542">
                <text:p>0.058736700622354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500">
                <text:p>2500</text:p>
              </table:table-cell>
              <table:table-cell office:value-type="float" office:value="15.17">
                <text:p>15.17</text:p>
              </table:table-cell>
              <table:table-cell office:value-type="float" office:value="0.0587367006223542">
                <text:p>0.0587367006223542</text:p>
              </table:table-cell>
              <table:table-cell office:value-type="float" office:value="0.0587367006223542">
                <text:p>0.058736700622354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750">
                <text:p>2750</text:p>
              </table:table-cell>
              <table:table-cell office:value-type="float" office:value="16.65">
                <text:p>16.65</text:p>
              </table:table-cell>
              <table:table-cell office:value-type="float" office:value="0.0571936282387398">
                <text:p>0.0571936282387398</text:p>
              </table:table-cell>
              <table:table-cell office:value-type="float" office:value="0.0571936282387398">
                <text:p>0.057193628238739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750">
                <text:p>2750</text:p>
              </table:table-cell>
              <table:table-cell office:value-type="float" office:value="16.65">
                <text:p>16.65</text:p>
              </table:table-cell>
              <table:table-cell office:value-type="float" office:value="0.0571936282387398">
                <text:p>0.0571936282387398</text:p>
              </table:table-cell>
              <table:table-cell office:value-type="float" office:value="0.0571936282387398">
                <text:p>0.057193628238739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750">
                <text:p>2750</text:p>
              </table:table-cell>
              <table:table-cell office:value-type="float" office:value="16.64">
                <text:p>16.64</text:p>
              </table:table-cell>
              <table:table-cell office:value-type="float" office:value="0.0571936282387398">
                <text:p>0.0571936282387398</text:p>
              </table:table-cell>
              <table:table-cell office:value-type="float" office:value="0.0571936282387398">
                <text:p>0.057193628238739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750">
                <text:p>2750</text:p>
              </table:table-cell>
              <table:table-cell office:value-type="float" office:value="16.66">
                <text:p>16.66</text:p>
              </table:table-cell>
              <table:table-cell office:value-type="float" office:value="0.0571936282387398">
                <text:p>0.0571936282387398</text:p>
              </table:table-cell>
              <table:table-cell office:value-type="float" office:value="0.0571936282387398">
                <text:p>0.057193628238739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750">
                <text:p>2750</text:p>
              </table:table-cell>
              <table:table-cell office:value-type="float" office:value="16.96">
                <text:p>16.96</text:p>
              </table:table-cell>
              <table:table-cell office:value-type="float" office:value="0.0571936282387398">
                <text:p>0.0571936282387398</text:p>
              </table:table-cell>
              <table:table-cell office:value-type="float" office:value="0.0571936282387398">
                <text:p>0.057193628238739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750">
                <text:p>2750</text:p>
              </table:table-cell>
              <table:table-cell office:value-type="float" office:value="16.65">
                <text:p>16.65</text:p>
              </table:table-cell>
              <table:table-cell office:value-type="float" office:value="0.0571936282387398">
                <text:p>0.0571936282387398</text:p>
              </table:table-cell>
              <table:table-cell office:value-type="float" office:value="0.0571936282387398">
                <text:p>0.057193628238739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750">
                <text:p>2750</text:p>
              </table:table-cell>
              <table:table-cell office:value-type="float" office:value="16.66">
                <text:p>16.66</text:p>
              </table:table-cell>
              <table:table-cell office:value-type="float" office:value="0.0571936282387398">
                <text:p>0.0571936282387398</text:p>
              </table:table-cell>
              <table:table-cell office:value-type="float" office:value="0.0571936282387398">
                <text:p>0.057193628238739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750">
                <text:p>2750</text:p>
              </table:table-cell>
              <table:table-cell office:value-type="float" office:value="16.62">
                <text:p>16.62</text:p>
              </table:table-cell>
              <table:table-cell office:value-type="float" office:value="0.0571936282387398">
                <text:p>0.0571936282387398</text:p>
              </table:table-cell>
              <table:table-cell office:value-type="float" office:value="0.0571936282387398">
                <text:p>0.057193628238739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750">
                <text:p>2750</text:p>
              </table:table-cell>
              <table:table-cell office:value-type="float" office:value="16.65">
                <text:p>16.65</text:p>
              </table:table-cell>
              <table:table-cell office:value-type="float" office:value="0.0571936282387398">
                <text:p>0.0571936282387398</text:p>
              </table:table-cell>
              <table:table-cell office:value-type="float" office:value="0.0571936282387398">
                <text:p>0.057193628238739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750">
                <text:p>2750</text:p>
              </table:table-cell>
              <table:table-cell office:value-type="float" office:value="16.66">
                <text:p>16.66</text:p>
              </table:table-cell>
              <table:table-cell office:value-type="float" office:value="0.0571936282387398">
                <text:p>0.0571936282387398</text:p>
              </table:table-cell>
              <table:table-cell office:value-type="float" office:value="0.0571936282387398">
                <text:p>0.057193628238739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000">
                <text:p>3000</text:p>
              </table:table-cell>
              <table:table-cell office:value-type="float" office:value="18.14">
                <text:p>18.14</text:p>
              </table:table-cell>
              <table:table-cell office:value-type="float" office:value="0.0359165699921355">
                <text:p>0.0359165699921355</text:p>
              </table:table-cell>
              <table:table-cell office:value-type="float" office:value="0.0359165699921355">
                <text:p>0.035916569992135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000">
                <text:p>3000</text:p>
              </table:table-cell>
              <table:table-cell office:value-type="float" office:value="18.13">
                <text:p>18.13</text:p>
              </table:table-cell>
              <table:table-cell office:value-type="float" office:value="0.0359165699921355">
                <text:p>0.0359165699921355</text:p>
              </table:table-cell>
              <table:table-cell office:value-type="float" office:value="0.0359165699921355">
                <text:p>0.035916569992135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000">
                <text:p>3000</text:p>
              </table:table-cell>
              <table:table-cell office:value-type="float" office:value="18.18">
                <text:p>18.18</text:p>
              </table:table-cell>
              <table:table-cell office:value-type="float" office:value="0.0359165699921355">
                <text:p>0.0359165699921355</text:p>
              </table:table-cell>
              <table:table-cell office:value-type="float" office:value="0.0359165699921355">
                <text:p>0.035916569992135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000">
                <text:p>3000</text:p>
              </table:table-cell>
              <table:table-cell office:value-type="float" office:value="18.15">
                <text:p>18.15</text:p>
              </table:table-cell>
              <table:table-cell office:value-type="float" office:value="0.0359165699921355">
                <text:p>0.0359165699921355</text:p>
              </table:table-cell>
              <table:table-cell office:value-type="float" office:value="0.0359165699921355">
                <text:p>0.035916569992135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000">
                <text:p>3000</text:p>
              </table:table-cell>
              <table:table-cell office:value-type="float" office:value="18.19">
                <text:p>18.19</text:p>
              </table:table-cell>
              <table:table-cell office:value-type="float" office:value="0.0359165699921355">
                <text:p>0.0359165699921355</text:p>
              </table:table-cell>
              <table:table-cell office:value-type="float" office:value="0.0359165699921355">
                <text:p>0.035916569992135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000">
                <text:p>3000</text:p>
              </table:table-cell>
              <table:table-cell office:value-type="float" office:value="18.13">
                <text:p>18.13</text:p>
              </table:table-cell>
              <table:table-cell office:value-type="float" office:value="0.0359165699921355">
                <text:p>0.0359165699921355</text:p>
              </table:table-cell>
              <table:table-cell office:value-type="float" office:value="0.0359165699921355">
                <text:p>0.035916569992135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000">
                <text:p>3000</text:p>
              </table:table-cell>
              <table:table-cell office:value-type="float" office:value="18.15">
                <text:p>18.15</text:p>
              </table:table-cell>
              <table:table-cell office:value-type="float" office:value="0.0359165699921355">
                <text:p>0.0359165699921355</text:p>
              </table:table-cell>
              <table:table-cell office:value-type="float" office:value="0.0359165699921355">
                <text:p>0.035916569992135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000">
                <text:p>3000</text:p>
              </table:table-cell>
              <table:table-cell office:value-type="float" office:value="18.14">
                <text:p>18.14</text:p>
              </table:table-cell>
              <table:table-cell office:value-type="float" office:value="0.0359165699921355">
                <text:p>0.0359165699921355</text:p>
              </table:table-cell>
              <table:table-cell office:value-type="float" office:value="0.0359165699921355">
                <text:p>0.035916569992135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000">
                <text:p>3000</text:p>
              </table:table-cell>
              <table:table-cell office:value-type="float" office:value="18.12">
                <text:p>18.12</text:p>
              </table:table-cell>
              <table:table-cell office:value-type="float" office:value="0.0359165699921355">
                <text:p>0.0359165699921355</text:p>
              </table:table-cell>
              <table:table-cell office:value-type="float" office:value="0.0359165699921355">
                <text:p>0.035916569992135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000">
                <text:p>3000</text:p>
              </table:table-cell>
              <table:table-cell office:value-type="float" office:value="18.15">
                <text:p>18.15</text:p>
              </table:table-cell>
              <table:table-cell office:value-type="float" office:value="0.0359165699921355">
                <text:p>0.0359165699921355</text:p>
              </table:table-cell>
              <table:table-cell office:value-type="float" office:value="0.0359165699921355">
                <text:p>0.035916569992135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8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 chart:error-upper-indicator="true" chart:error-lower-indicator="true" chart:error-category="cell-range" chart:regression-type="linear" chart:error-upper-range="'original-vmcs'.D21:'original-vmcs'.D130" chart:error-lower-range="'original-vmcs'.D21:'original-vmcs'.D130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05cm" chart:symbol-height="0.05cm" chart:error-upper-indicator="true" chart:error-lower-indicator="true" chart:error-category="cell-range" chart:regression-type="linear" chart:error-upper-range="'original-vmcs'.D21:'original-vmcs'.D130" chart:error-lower-range="'original-vmcs'.D21:'original-vmcs'.D130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svg:stroke-color="#004586"/>
    </style:style>
    <style:style style:name="ch10" style:family="chart">
      <style:chart-properties chart:error-category="cell-rang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248cm" svg:height="8.992cm" xlink:href=".." xlink:type="simple" chart:class="chart:scatter" chart:style-name="ch1">
        <chart:title svg:x="5.828cm" svg:y="0.314cm" chart:style-name="ch2">
          <text:p>Total Execution Time</text:p>
        </chart:title>
        <chart:plot-area chart:style-name="ch3" table:cell-range-address="thirdopt.B21:thirdopt.C130" svg:x="1.332cm" svg:y="1.652cm" svg:width="14.268cm" svg:height="6.183cm">
          <chartooo:coordinate-region svg:x="1.95cm" svg:y="1.849cm" svg:width="13.282cm" svg:height="5.343cm"/>
          <chart:axis chart:dimension="x" chart:name="primary-x" chart:style-name="ch4">
            <chart:title svg:x="7.086cm" svg:y="8.015cm" chart:style-name="ch5">
              <text:p>Monte Carlo Steps</text:p>
            </chart:title>
          </chart:axis>
          <chart:axis chart:dimension="y" chart:name="primary-y" chart:style-name="ch4">
            <chart:title svg:x="0.451cm" svg:y="6.974cm" chart:style-name="ch6">
              <text:p>Total execution time (seconds)</text:p>
            </chart:title>
            <chart:grid chart:style-name="ch7" chart:class="major"/>
          </chart:axis>
          <chart:series chart:style-name="ch8" chart:values-cell-range-address="thirdopt.C21:thirdopt.C130" chart:class="chart:scatter">
            <chart:domain table:cell-range-address="thirdopt.B21:thirdopt.B130"/>
            <chart:regression-curve chart:style-name="ch9">
              <chart:equation/>
            </chart:regression-curve>
            <chart:error-indicator chart:style-name="ch10" chart:dimension="y"/>
            <chart:data-point chart:repeated="1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">
                <text:p>500</text:p>
                <draw:g>
                  <svg:desc>thirdopt.B21:thirdopt.B130</svg:desc>
                </draw:g>
              </table:table-cell>
              <table:table-cell office:value-type="float" office:value="3">
                <text:p>3</text:p>
                <draw:g>
                  <svg:desc>thirdopt.C21:thirdopt.C130</svg:desc>
                </draw:g>
              </table:table-cell>
              <table:table-cell office:value-type="float" office:value="0.211618104665509">
                <text:p>0.211618104665509</text:p>
                <draw:g>
                  <svg:desc>'original-vmcs'.D21:'original-vmcs'.D130</svg:desc>
                </draw:g>
              </table:table-cell>
              <table:table-cell office:value-type="float" office:value="0.211618104665509">
                <text:p>0.211618104665509</text:p>
                <draw:g>
                  <svg:desc>'original-vmcs'.D21:'original-vmcs'.D1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">
                <text:p>500</text:p>
              </table:table-cell>
              <table:table-cell office:value-type="float" office:value="3.01">
                <text:p>3.01</text:p>
              </table:table-cell>
              <table:table-cell office:value-type="float" office:value="0.211618104665509">
                <text:p>0.211618104665509</text:p>
              </table:table-cell>
              <table:table-cell office:value-type="float" office:value="0.211618104665509">
                <text:p>0.2116181046655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">
                <text:p>500</text:p>
              </table:table-cell>
              <table:table-cell office:value-type="float" office:value="3.01">
                <text:p>3.01</text:p>
              </table:table-cell>
              <table:table-cell office:value-type="float" office:value="0.211618104665509">
                <text:p>0.211618104665509</text:p>
              </table:table-cell>
              <table:table-cell office:value-type="float" office:value="0.211618104665509">
                <text:p>0.2116181046655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3.03">
                <text:p>3.03</text:p>
              </table:table-cell>
              <table:table-cell office:value-type="float" office:value="0.211618104665509">
                <text:p>0.211618104665509</text:p>
              </table:table-cell>
              <table:table-cell office:value-type="float" office:value="0.211618104665509">
                <text:p>0.2116181046655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3.01">
                <text:p>3.01</text:p>
              </table:table-cell>
              <table:table-cell office:value-type="float" office:value="0.211618104665509">
                <text:p>0.211618104665509</text:p>
              </table:table-cell>
              <table:table-cell office:value-type="float" office:value="0.211618104665509">
                <text:p>0.2116181046655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">
                <text:p>500</text:p>
              </table:table-cell>
              <table:table-cell office:value-type="float" office:value="3.03">
                <text:p>3.03</text:p>
              </table:table-cell>
              <table:table-cell office:value-type="float" office:value="0.211618104665509">
                <text:p>0.211618104665509</text:p>
              </table:table-cell>
              <table:table-cell office:value-type="float" office:value="0.211618104665509">
                <text:p>0.2116181046655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0">
                <text:p>500</text:p>
              </table:table-cell>
              <table:table-cell office:value-type="float" office:value="3.01">
                <text:p>3.01</text:p>
              </table:table-cell>
              <table:table-cell office:value-type="float" office:value="0.211618104665509">
                <text:p>0.211618104665509</text:p>
              </table:table-cell>
              <table:table-cell office:value-type="float" office:value="0.211618104665509">
                <text:p>0.2116181046655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3.02">
                <text:p>3.02</text:p>
              </table:table-cell>
              <table:table-cell office:value-type="float" office:value="0.211618104665509">
                <text:p>0.211618104665509</text:p>
              </table:table-cell>
              <table:table-cell office:value-type="float" office:value="0.211618104665509">
                <text:p>0.2116181046655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0">
                <text:p>500</text:p>
              </table:table-cell>
              <table:table-cell office:value-type="float" office:value="3.01">
                <text:p>3.01</text:p>
              </table:table-cell>
              <table:table-cell office:value-type="float" office:value="0.211618104665509">
                <text:p>0.211618104665509</text:p>
              </table:table-cell>
              <table:table-cell office:value-type="float" office:value="0.211618104665509">
                <text:p>0.2116181046655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">
                <text:p>500</text:p>
              </table:table-cell>
              <table:table-cell office:value-type="float" office:value="3.02">
                <text:p>3.02</text:p>
              </table:table-cell>
              <table:table-cell office:value-type="float" office:value="0.211618104665509">
                <text:p>0.211618104665509</text:p>
              </table:table-cell>
              <table:table-cell office:value-type="float" office:value="0.211618104665509">
                <text:p>0.2116181046655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50">
                <text:p>750</text:p>
              </table:table-cell>
              <table:table-cell office:value-type="float" office:value="4.44">
                <text:p>4.44</text:p>
              </table:table-cell>
              <table:table-cell office:value-type="float" office:value="0.145525866352954">
                <text:p>0.145525866352954</text:p>
              </table:table-cell>
              <table:table-cell office:value-type="float" office:value="0.145525866352954">
                <text:p>0.1455258663529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50">
                <text:p>750</text:p>
              </table:table-cell>
              <table:table-cell office:value-type="float" office:value="4.49">
                <text:p>4.49</text:p>
              </table:table-cell>
              <table:table-cell office:value-type="float" office:value="0.145525866352954">
                <text:p>0.145525866352954</text:p>
              </table:table-cell>
              <table:table-cell office:value-type="float" office:value="0.145525866352954">
                <text:p>0.1455258663529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50">
                <text:p>750</text:p>
              </table:table-cell>
              <table:table-cell office:value-type="float" office:value="4.47">
                <text:p>4.47</text:p>
              </table:table-cell>
              <table:table-cell office:value-type="float" office:value="0.145525866352954">
                <text:p>0.145525866352954</text:p>
              </table:table-cell>
              <table:table-cell office:value-type="float" office:value="0.145525866352954">
                <text:p>0.1455258663529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50">
                <text:p>750</text:p>
              </table:table-cell>
              <table:table-cell office:value-type="float" office:value="4.45">
                <text:p>4.45</text:p>
              </table:table-cell>
              <table:table-cell office:value-type="float" office:value="0.145525866352954">
                <text:p>0.145525866352954</text:p>
              </table:table-cell>
              <table:table-cell office:value-type="float" office:value="0.145525866352954">
                <text:p>0.14552586635295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0">
                <text:p>750</text:p>
              </table:table-cell>
              <table:table-cell office:value-type="float" office:value="4.45">
                <text:p>4.45</text:p>
              </table:table-cell>
              <table:table-cell office:value-type="float" office:value="0.145525866352954">
                <text:p>0.145525866352954</text:p>
              </table:table-cell>
              <table:table-cell office:value-type="float" office:value="0.145525866352954">
                <text:p>0.1455258663529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0">
                <text:p>750</text:p>
              </table:table-cell>
              <table:table-cell office:value-type="float" office:value="4.47">
                <text:p>4.47</text:p>
              </table:table-cell>
              <table:table-cell office:value-type="float" office:value="0.145525866352954">
                <text:p>0.145525866352954</text:p>
              </table:table-cell>
              <table:table-cell office:value-type="float" office:value="0.145525866352954">
                <text:p>0.1455258663529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50">
                <text:p>750</text:p>
              </table:table-cell>
              <table:table-cell office:value-type="float" office:value="4.46">
                <text:p>4.46</text:p>
              </table:table-cell>
              <table:table-cell office:value-type="float" office:value="0.145525866352954">
                <text:p>0.145525866352954</text:p>
              </table:table-cell>
              <table:table-cell office:value-type="float" office:value="0.145525866352954">
                <text:p>0.14552586635295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50">
                <text:p>750</text:p>
              </table:table-cell>
              <table:table-cell office:value-type="float" office:value="4.44">
                <text:p>4.44</text:p>
              </table:table-cell>
              <table:table-cell office:value-type="float" office:value="0.145525866352954">
                <text:p>0.145525866352954</text:p>
              </table:table-cell>
              <table:table-cell office:value-type="float" office:value="0.145525866352954">
                <text:p>0.1455258663529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50">
                <text:p>750</text:p>
              </table:table-cell>
              <table:table-cell office:value-type="float" office:value="4.46">
                <text:p>4.46</text:p>
              </table:table-cell>
              <table:table-cell office:value-type="float" office:value="0.145525866352954">
                <text:p>0.145525866352954</text:p>
              </table:table-cell>
              <table:table-cell office:value-type="float" office:value="0.145525866352954">
                <text:p>0.14552586635295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50">
                <text:p>750</text:p>
              </table:table-cell>
              <table:table-cell office:value-type="float" office:value="4.44">
                <text:p>4.44</text:p>
              </table:table-cell>
              <table:table-cell office:value-type="float" office:value="0.145525866352954">
                <text:p>0.145525866352954</text:p>
              </table:table-cell>
              <table:table-cell office:value-type="float" office:value="0.145525866352954">
                <text:p>0.14552586635295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0">
                <text:p>1000</text:p>
              </table:table-cell>
              <table:table-cell office:value-type="float" office:value="5.87">
                <text:p>5.87</text:p>
              </table:table-cell>
              <table:table-cell office:value-type="float" office:value="0.0131656117720877">
                <text:p>0.0131656117720877</text:p>
              </table:table-cell>
              <table:table-cell office:value-type="float" office:value="0.0131656117720877">
                <text:p>0.013165611772087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00">
                <text:p>1000</text:p>
              </table:table-cell>
              <table:table-cell office:value-type="float" office:value="5.88">
                <text:p>5.88</text:p>
              </table:table-cell>
              <table:table-cell office:value-type="float" office:value="0.0131656117720877">
                <text:p>0.0131656117720877</text:p>
              </table:table-cell>
              <table:table-cell office:value-type="float" office:value="0.0131656117720877">
                <text:p>0.013165611772087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00">
                <text:p>1000</text:p>
              </table:table-cell>
              <table:table-cell office:value-type="float" office:value="5.89">
                <text:p>5.89</text:p>
              </table:table-cell>
              <table:table-cell office:value-type="float" office:value="0.0131656117720877">
                <text:p>0.0131656117720877</text:p>
              </table:table-cell>
              <table:table-cell office:value-type="float" office:value="0.0131656117720877">
                <text:p>0.013165611772087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00">
                <text:p>1000</text:p>
              </table:table-cell>
              <table:table-cell office:value-type="float" office:value="5.91">
                <text:p>5.91</text:p>
              </table:table-cell>
              <table:table-cell office:value-type="float" office:value="0.0131656117720877">
                <text:p>0.0131656117720877</text:p>
              </table:table-cell>
              <table:table-cell office:value-type="float" office:value="0.0131656117720877">
                <text:p>0.013165611772087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00">
                <text:p>1000</text:p>
              </table:table-cell>
              <table:table-cell office:value-type="float" office:value="5.9">
                <text:p>5.9</text:p>
              </table:table-cell>
              <table:table-cell office:value-type="float" office:value="0.0131656117720877">
                <text:p>0.0131656117720877</text:p>
              </table:table-cell>
              <table:table-cell office:value-type="float" office:value="0.0131656117720877">
                <text:p>0.013165611772087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00">
                <text:p>1000</text:p>
              </table:table-cell>
              <table:table-cell office:value-type="float" office:value="5.89">
                <text:p>5.89</text:p>
              </table:table-cell>
              <table:table-cell office:value-type="float" office:value="0.0131656117720877">
                <text:p>0.0131656117720877</text:p>
              </table:table-cell>
              <table:table-cell office:value-type="float" office:value="0.0131656117720877">
                <text:p>0.013165611772087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00">
                <text:p>1000</text:p>
              </table:table-cell>
              <table:table-cell office:value-type="float" office:value="5.91">
                <text:p>5.91</text:p>
              </table:table-cell>
              <table:table-cell office:value-type="float" office:value="0.0131656117720877">
                <text:p>0.0131656117720877</text:p>
              </table:table-cell>
              <table:table-cell office:value-type="float" office:value="0.0131656117720877">
                <text:p>0.013165611772087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00">
                <text:p>1000</text:p>
              </table:table-cell>
              <table:table-cell office:value-type="float" office:value="5.9">
                <text:p>5.9</text:p>
              </table:table-cell>
              <table:table-cell office:value-type="float" office:value="0.0131656117720877">
                <text:p>0.0131656117720877</text:p>
              </table:table-cell>
              <table:table-cell office:value-type="float" office:value="0.0131656117720877">
                <text:p>0.013165611772087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00">
                <text:p>1000</text:p>
              </table:table-cell>
              <table:table-cell office:value-type="float" office:value="5.89">
                <text:p>5.89</text:p>
              </table:table-cell>
              <table:table-cell office:value-type="float" office:value="0.0131656117720877">
                <text:p>0.0131656117720877</text:p>
              </table:table-cell>
              <table:table-cell office:value-type="float" office:value="0.0131656117720877">
                <text:p>0.013165611772087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00">
                <text:p>1000</text:p>
              </table:table-cell>
              <table:table-cell office:value-type="float" office:value="5.88">
                <text:p>5.88</text:p>
              </table:table-cell>
              <table:table-cell office:value-type="float" office:value="0.0131656117720877">
                <text:p>0.0131656117720877</text:p>
              </table:table-cell>
              <table:table-cell office:value-type="float" office:value="0.0131656117720877">
                <text:p>0.013165611772087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50">
                <text:p>1250</text:p>
              </table:table-cell>
              <table:table-cell office:value-type="float" office:value="7.31">
                <text:p>7.31</text:p>
              </table:table-cell>
              <table:table-cell office:value-type="float" office:value="0.171412433102801">
                <text:p>0.171412433102801</text:p>
              </table:table-cell>
              <table:table-cell office:value-type="float" office:value="0.171412433102801">
                <text:p>0.1714124331028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50">
                <text:p>1250</text:p>
              </table:table-cell>
              <table:table-cell office:value-type="float" office:value="7.32">
                <text:p>7.32</text:p>
              </table:table-cell>
              <table:table-cell office:value-type="float" office:value="0.171412433102801">
                <text:p>0.171412433102801</text:p>
              </table:table-cell>
              <table:table-cell office:value-type="float" office:value="0.171412433102801">
                <text:p>0.17141243310280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250">
                <text:p>1250</text:p>
              </table:table-cell>
              <table:table-cell office:value-type="float" office:value="7.33">
                <text:p>7.33</text:p>
              </table:table-cell>
              <table:table-cell office:value-type="float" office:value="0.171412433102801">
                <text:p>0.171412433102801</text:p>
              </table:table-cell>
              <table:table-cell office:value-type="float" office:value="0.171412433102801">
                <text:p>0.17141243310280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50">
                <text:p>1250</text:p>
              </table:table-cell>
              <table:table-cell office:value-type="float" office:value="7.3">
                <text:p>7.3</text:p>
              </table:table-cell>
              <table:table-cell office:value-type="float" office:value="0.171412433102801">
                <text:p>0.171412433102801</text:p>
              </table:table-cell>
              <table:table-cell office:value-type="float" office:value="0.171412433102801">
                <text:p>0.17141243310280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50">
                <text:p>1250</text:p>
              </table:table-cell>
              <table:table-cell office:value-type="float" office:value="7.45">
                <text:p>7.45</text:p>
              </table:table-cell>
              <table:table-cell office:value-type="float" office:value="0.171412433102801">
                <text:p>0.171412433102801</text:p>
              </table:table-cell>
              <table:table-cell office:value-type="float" office:value="0.171412433102801">
                <text:p>0.17141243310280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50">
                <text:p>1250</text:p>
              </table:table-cell>
              <table:table-cell office:value-type="float" office:value="7.31">
                <text:p>7.31</text:p>
              </table:table-cell>
              <table:table-cell office:value-type="float" office:value="0.171412433102801">
                <text:p>0.171412433102801</text:p>
              </table:table-cell>
              <table:table-cell office:value-type="float" office:value="0.171412433102801">
                <text:p>0.17141243310280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50">
                <text:p>1250</text:p>
              </table:table-cell>
              <table:table-cell office:value-type="float" office:value="7.33">
                <text:p>7.33</text:p>
              </table:table-cell>
              <table:table-cell office:value-type="float" office:value="0.171412433102801">
                <text:p>0.171412433102801</text:p>
              </table:table-cell>
              <table:table-cell office:value-type="float" office:value="0.171412433102801">
                <text:p>0.17141243310280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50">
                <text:p>1250</text:p>
              </table:table-cell>
              <table:table-cell office:value-type="float" office:value="7.31">
                <text:p>7.31</text:p>
              </table:table-cell>
              <table:table-cell office:value-type="float" office:value="0.171412433102801">
                <text:p>0.171412433102801</text:p>
              </table:table-cell>
              <table:table-cell office:value-type="float" office:value="0.171412433102801">
                <text:p>0.17141243310280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50">
                <text:p>1250</text:p>
              </table:table-cell>
              <table:table-cell office:value-type="float" office:value="7.31">
                <text:p>7.31</text:p>
              </table:table-cell>
              <table:table-cell office:value-type="float" office:value="0.171412433102801">
                <text:p>0.171412433102801</text:p>
              </table:table-cell>
              <table:table-cell office:value-type="float" office:value="0.171412433102801">
                <text:p>0.17141243310280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50">
                <text:p>1250</text:p>
              </table:table-cell>
              <table:table-cell office:value-type="float" office:value="7.31">
                <text:p>7.31</text:p>
              </table:table-cell>
              <table:table-cell office:value-type="float" office:value="0.171412433102801">
                <text:p>0.171412433102801</text:p>
              </table:table-cell>
              <table:table-cell office:value-type="float" office:value="0.171412433102801">
                <text:p>0.17141243310280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500">
                <text:p>1500</text:p>
              </table:table-cell>
              <table:table-cell office:value-type="float" office:value="8.79">
                <text:p>8.79</text:p>
              </table:table-cell>
              <table:table-cell office:value-type="float" office:value="0.0168654808542317">
                <text:p>0.0168654808542317</text:p>
              </table:table-cell>
              <table:table-cell office:value-type="float" office:value="0.0168654808542317">
                <text:p>0.016865480854231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500">
                <text:p>1500</text:p>
              </table:table-cell>
              <table:table-cell office:value-type="float" office:value="8.78">
                <text:p>8.78</text:p>
              </table:table-cell>
              <table:table-cell office:value-type="float" office:value="0.0168654808542317">
                <text:p>0.0168654808542317</text:p>
              </table:table-cell>
              <table:table-cell office:value-type="float" office:value="0.0168654808542317">
                <text:p>0.016865480854231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500">
                <text:p>1500</text:p>
              </table:table-cell>
              <table:table-cell office:value-type="float" office:value="8.75">
                <text:p>8.75</text:p>
              </table:table-cell>
              <table:table-cell office:value-type="float" office:value="0.0168654808542317">
                <text:p>0.0168654808542317</text:p>
              </table:table-cell>
              <table:table-cell office:value-type="float" office:value="0.0168654808542317">
                <text:p>0.016865480854231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500">
                <text:p>1500</text:p>
              </table:table-cell>
              <table:table-cell office:value-type="float" office:value="8.78">
                <text:p>8.78</text:p>
              </table:table-cell>
              <table:table-cell office:value-type="float" office:value="0.0168654808542317">
                <text:p>0.0168654808542317</text:p>
              </table:table-cell>
              <table:table-cell office:value-type="float" office:value="0.0168654808542317">
                <text:p>0.016865480854231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500">
                <text:p>1500</text:p>
              </table:table-cell>
              <table:table-cell office:value-type="float" office:value="8.74">
                <text:p>8.74</text:p>
              </table:table-cell>
              <table:table-cell office:value-type="float" office:value="0.0168654808542317">
                <text:p>0.0168654808542317</text:p>
              </table:table-cell>
              <table:table-cell office:value-type="float" office:value="0.0168654808542317">
                <text:p>0.016865480854231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500">
                <text:p>1500</text:p>
              </table:table-cell>
              <table:table-cell office:value-type="float" office:value="8.76">
                <text:p>8.76</text:p>
              </table:table-cell>
              <table:table-cell office:value-type="float" office:value="0.0168654808542317">
                <text:p>0.0168654808542317</text:p>
              </table:table-cell>
              <table:table-cell office:value-type="float" office:value="0.0168654808542317">
                <text:p>0.016865480854231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500">
                <text:p>1500</text:p>
              </table:table-cell>
              <table:table-cell office:value-type="float" office:value="8.75">
                <text:p>8.75</text:p>
              </table:table-cell>
              <table:table-cell office:value-type="float" office:value="0.0168654808542317">
                <text:p>0.0168654808542317</text:p>
              </table:table-cell>
              <table:table-cell office:value-type="float" office:value="0.0168654808542317">
                <text:p>0.016865480854231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500">
                <text:p>1500</text:p>
              </table:table-cell>
              <table:table-cell office:value-type="float" office:value="8.74">
                <text:p>8.74</text:p>
              </table:table-cell>
              <table:table-cell office:value-type="float" office:value="0.0168654808542317">
                <text:p>0.0168654808542317</text:p>
              </table:table-cell>
              <table:table-cell office:value-type="float" office:value="0.0168654808542317">
                <text:p>0.016865480854231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500">
                <text:p>1500</text:p>
              </table:table-cell>
              <table:table-cell office:value-type="float" office:value="8.76">
                <text:p>8.76</text:p>
              </table:table-cell>
              <table:table-cell office:value-type="float" office:value="0.0168654808542317">
                <text:p>0.0168654808542317</text:p>
              </table:table-cell>
              <table:table-cell office:value-type="float" office:value="0.0168654808542317">
                <text:p>0.016865480854231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00">
                <text:p>1500</text:p>
              </table:table-cell>
              <table:table-cell office:value-type="float" office:value="8.74">
                <text:p>8.74</text:p>
              </table:table-cell>
              <table:table-cell office:value-type="float" office:value="0.0168654808542317">
                <text:p>0.0168654808542317</text:p>
              </table:table-cell>
              <table:table-cell office:value-type="float" office:value="0.0168654808542317">
                <text:p>0.016865480854231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750">
                <text:p>1750</text:p>
              </table:table-cell>
              <table:table-cell office:value-type="float" office:value="10.16">
                <text:p>10.16</text:p>
              </table:table-cell>
              <table:table-cell office:value-type="float" office:value="0.0254077853335459">
                <text:p>0.0254077853335459</text:p>
              </table:table-cell>
              <table:table-cell office:value-type="float" office:value="0.0254077853335459">
                <text:p>0.025407785333545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50">
                <text:p>1750</text:p>
              </table:table-cell>
              <table:table-cell office:value-type="float" office:value="10.18">
                <text:p>10.18</text:p>
              </table:table-cell>
              <table:table-cell office:value-type="float" office:value="0.0254077853335459">
                <text:p>0.0254077853335459</text:p>
              </table:table-cell>
              <table:table-cell office:value-type="float" office:value="0.0254077853335459">
                <text:p>0.025407785333545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750">
                <text:p>1750</text:p>
              </table:table-cell>
              <table:table-cell office:value-type="float" office:value="10.2">
                <text:p>10.2</text:p>
              </table:table-cell>
              <table:table-cell office:value-type="float" office:value="0.0254077853335459">
                <text:p>0.0254077853335459</text:p>
              </table:table-cell>
              <table:table-cell office:value-type="float" office:value="0.0254077853335459">
                <text:p>0.025407785333545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750">
                <text:p>1750</text:p>
              </table:table-cell>
              <table:table-cell office:value-type="float" office:value="10.26">
                <text:p>10.26</text:p>
              </table:table-cell>
              <table:table-cell office:value-type="float" office:value="0.0254077853335459">
                <text:p>0.0254077853335459</text:p>
              </table:table-cell>
              <table:table-cell office:value-type="float" office:value="0.0254077853335459">
                <text:p>0.025407785333545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750">
                <text:p>1750</text:p>
              </table:table-cell>
              <table:table-cell office:value-type="float" office:value="10.18">
                <text:p>10.18</text:p>
              </table:table-cell>
              <table:table-cell office:value-type="float" office:value="0.0254077853335459">
                <text:p>0.0254077853335459</text:p>
              </table:table-cell>
              <table:table-cell office:value-type="float" office:value="0.0254077853335459">
                <text:p>0.025407785333545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750">
                <text:p>1750</text:p>
              </table:table-cell>
              <table:table-cell office:value-type="float" office:value="10.16">
                <text:p>10.16</text:p>
              </table:table-cell>
              <table:table-cell office:value-type="float" office:value="0.0254077853335459">
                <text:p>0.0254077853335459</text:p>
              </table:table-cell>
              <table:table-cell office:value-type="float" office:value="0.0254077853335459">
                <text:p>0.025407785333545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750">
                <text:p>1750</text:p>
              </table:table-cell>
              <table:table-cell office:value-type="float" office:value="10.3">
                <text:p>10.3</text:p>
              </table:table-cell>
              <table:table-cell office:value-type="float" office:value="0.0254077853335459">
                <text:p>0.0254077853335459</text:p>
              </table:table-cell>
              <table:table-cell office:value-type="float" office:value="0.0254077853335459">
                <text:p>0.025407785333545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750">
                <text:p>1750</text:p>
              </table:table-cell>
              <table:table-cell office:value-type="float" office:value="10.21">
                <text:p>10.21</text:p>
              </table:table-cell>
              <table:table-cell office:value-type="float" office:value="0.0254077853335459">
                <text:p>0.0254077853335459</text:p>
              </table:table-cell>
              <table:table-cell office:value-type="float" office:value="0.0254077853335459">
                <text:p>0.025407785333545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750">
                <text:p>1750</text:p>
              </table:table-cell>
              <table:table-cell office:value-type="float" office:value="10.18">
                <text:p>10.18</text:p>
              </table:table-cell>
              <table:table-cell office:value-type="float" office:value="0.0254077853335459">
                <text:p>0.0254077853335459</text:p>
              </table:table-cell>
              <table:table-cell office:value-type="float" office:value="0.0254077853335459">
                <text:p>0.025407785333545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750">
                <text:p>1750</text:p>
              </table:table-cell>
              <table:table-cell office:value-type="float" office:value="10.17">
                <text:p>10.17</text:p>
              </table:table-cell>
              <table:table-cell office:value-type="float" office:value="0.0254077853335459">
                <text:p>0.0254077853335459</text:p>
              </table:table-cell>
              <table:table-cell office:value-type="float" office:value="0.0254077853335459">
                <text:p>0.025407785333545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000">
                <text:p>2000</text:p>
              </table:table-cell>
              <table:table-cell office:value-type="float" office:value="11.59">
                <text:p>11.59</text:p>
              </table:table-cell>
              <table:table-cell office:value-type="float" office:value="0.0392286743197999">
                <text:p>0.0392286743197999</text:p>
              </table:table-cell>
              <table:table-cell office:value-type="float" office:value="0.0392286743197999">
                <text:p>0.039228674319799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000">
                <text:p>2000</text:p>
              </table:table-cell>
              <table:table-cell office:value-type="float" office:value="11.63">
                <text:p>11.63</text:p>
              </table:table-cell>
              <table:table-cell office:value-type="float" office:value="0.0392286743197999">
                <text:p>0.0392286743197999</text:p>
              </table:table-cell>
              <table:table-cell office:value-type="float" office:value="0.0392286743197999">
                <text:p>0.039228674319799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000">
                <text:p>2000</text:p>
              </table:table-cell>
              <table:table-cell office:value-type="float" office:value="11.61">
                <text:p>11.61</text:p>
              </table:table-cell>
              <table:table-cell office:value-type="float" office:value="0.0392286743197999">
                <text:p>0.0392286743197999</text:p>
              </table:table-cell>
              <table:table-cell office:value-type="float" office:value="0.0392286743197999">
                <text:p>0.039228674319799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000">
                <text:p>2000</text:p>
              </table:table-cell>
              <table:table-cell office:value-type="float" office:value="11.66">
                <text:p>11.66</text:p>
              </table:table-cell>
              <table:table-cell office:value-type="float" office:value="0.0392286743197999">
                <text:p>0.0392286743197999</text:p>
              </table:table-cell>
              <table:table-cell office:value-type="float" office:value="0.0392286743197999">
                <text:p>0.039228674319799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000">
                <text:p>2000</text:p>
              </table:table-cell>
              <table:table-cell office:value-type="float" office:value="11.62">
                <text:p>11.62</text:p>
              </table:table-cell>
              <table:table-cell office:value-type="float" office:value="0.0392286743197999">
                <text:p>0.0392286743197999</text:p>
              </table:table-cell>
              <table:table-cell office:value-type="float" office:value="0.0392286743197999">
                <text:p>0.039228674319799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000">
                <text:p>2000</text:p>
              </table:table-cell>
              <table:table-cell office:value-type="float" office:value="11.63">
                <text:p>11.63</text:p>
              </table:table-cell>
              <table:table-cell office:value-type="float" office:value="0.0392286743197999">
                <text:p>0.0392286743197999</text:p>
              </table:table-cell>
              <table:table-cell office:value-type="float" office:value="0.0392286743197999">
                <text:p>0.039228674319799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000">
                <text:p>2000</text:p>
              </table:table-cell>
              <table:table-cell office:value-type="float" office:value="11.64">
                <text:p>11.64</text:p>
              </table:table-cell>
              <table:table-cell office:value-type="float" office:value="0.0392286743197999">
                <text:p>0.0392286743197999</text:p>
              </table:table-cell>
              <table:table-cell office:value-type="float" office:value="0.0392286743197999">
                <text:p>0.039228674319799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000">
                <text:p>2000</text:p>
              </table:table-cell>
              <table:table-cell office:value-type="float" office:value="11.63">
                <text:p>11.63</text:p>
              </table:table-cell>
              <table:table-cell office:value-type="float" office:value="0.0392286743197999">
                <text:p>0.0392286743197999</text:p>
              </table:table-cell>
              <table:table-cell office:value-type="float" office:value="0.0392286743197999">
                <text:p>0.039228674319799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000">
                <text:p>2000</text:p>
              </table:table-cell>
              <table:table-cell office:value-type="float" office:value="11.62">
                <text:p>11.62</text:p>
              </table:table-cell>
              <table:table-cell office:value-type="float" office:value="0.0392286743197999">
                <text:p>0.0392286743197999</text:p>
              </table:table-cell>
              <table:table-cell office:value-type="float" office:value="0.0392286743197999">
                <text:p>0.039228674319799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000">
                <text:p>2000</text:p>
              </table:table-cell>
              <table:table-cell office:value-type="float" office:value="11.59">
                <text:p>11.59</text:p>
              </table:table-cell>
              <table:table-cell office:value-type="float" office:value="0.0392286743197999">
                <text:p>0.0392286743197999</text:p>
              </table:table-cell>
              <table:table-cell office:value-type="float" office:value="0.0392286743197999">
                <text:p>0.039228674319799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250">
                <text:p>2250</text:p>
              </table:table-cell>
              <table:table-cell office:value-type="float" office:value="13.05">
                <text:p>13.05</text:p>
              </table:table-cell>
              <table:table-cell office:value-type="float" office:value="0.0330151480384373">
                <text:p>0.0330151480384373</text:p>
              </table:table-cell>
              <table:table-cell office:value-type="float" office:value="0.0330151480384373">
                <text:p>0.033015148038437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250">
                <text:p>2250</text:p>
              </table:table-cell>
              <table:table-cell office:value-type="float" office:value="13.06">
                <text:p>13.06</text:p>
              </table:table-cell>
              <table:table-cell office:value-type="float" office:value="0.0330151480384373">
                <text:p>0.0330151480384373</text:p>
              </table:table-cell>
              <table:table-cell office:value-type="float" office:value="0.0330151480384373">
                <text:p>0.033015148038437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250">
                <text:p>2250</text:p>
              </table:table-cell>
              <table:table-cell office:value-type="float" office:value="13.06">
                <text:p>13.06</text:p>
              </table:table-cell>
              <table:table-cell office:value-type="float" office:value="0.0330151480384373">
                <text:p>0.0330151480384373</text:p>
              </table:table-cell>
              <table:table-cell office:value-type="float" office:value="0.0330151480384373">
                <text:p>0.033015148038437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250">
                <text:p>2250</text:p>
              </table:table-cell>
              <table:table-cell office:value-type="float" office:value="13.07">
                <text:p>13.07</text:p>
              </table:table-cell>
              <table:table-cell office:value-type="float" office:value="0.0330151480384373">
                <text:p>0.0330151480384373</text:p>
              </table:table-cell>
              <table:table-cell office:value-type="float" office:value="0.0330151480384373">
                <text:p>0.033015148038437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250">
                <text:p>2250</text:p>
              </table:table-cell>
              <table:table-cell office:value-type="float" office:value="13.02">
                <text:p>13.02</text:p>
              </table:table-cell>
              <table:table-cell office:value-type="float" office:value="0.0330151480384373">
                <text:p>0.0330151480384373</text:p>
              </table:table-cell>
              <table:table-cell office:value-type="float" office:value="0.0330151480384373">
                <text:p>0.033015148038437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250">
                <text:p>2250</text:p>
              </table:table-cell>
              <table:table-cell office:value-type="float" office:value="13.06">
                <text:p>13.06</text:p>
              </table:table-cell>
              <table:table-cell office:value-type="float" office:value="0.0330151480384373">
                <text:p>0.0330151480384373</text:p>
              </table:table-cell>
              <table:table-cell office:value-type="float" office:value="0.0330151480384373">
                <text:p>0.033015148038437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250">
                <text:p>2250</text:p>
              </table:table-cell>
              <table:table-cell office:value-type="float" office:value="13.06">
                <text:p>13.06</text:p>
              </table:table-cell>
              <table:table-cell office:value-type="float" office:value="0.0330151480384373">
                <text:p>0.0330151480384373</text:p>
              </table:table-cell>
              <table:table-cell office:value-type="float" office:value="0.0330151480384373">
                <text:p>0.033015148038437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250">
                <text:p>2250</text:p>
              </table:table-cell>
              <table:table-cell office:value-type="float" office:value="13.05">
                <text:p>13.05</text:p>
              </table:table-cell>
              <table:table-cell office:value-type="float" office:value="0.0330151480384373">
                <text:p>0.0330151480384373</text:p>
              </table:table-cell>
              <table:table-cell office:value-type="float" office:value="0.0330151480384373">
                <text:p>0.033015148038437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250">
                <text:p>2250</text:p>
              </table:table-cell>
              <table:table-cell office:value-type="float" office:value="13.07">
                <text:p>13.07</text:p>
              </table:table-cell>
              <table:table-cell office:value-type="float" office:value="0.0330151480384373">
                <text:p>0.0330151480384373</text:p>
              </table:table-cell>
              <table:table-cell office:value-type="float" office:value="0.0330151480384373">
                <text:p>0.033015148038437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250">
                <text:p>2250</text:p>
              </table:table-cell>
              <table:table-cell office:value-type="float" office:value="13.07">
                <text:p>13.07</text:p>
              </table:table-cell>
              <table:table-cell office:value-type="float" office:value="0.0330151480384373">
                <text:p>0.0330151480384373</text:p>
              </table:table-cell>
              <table:table-cell office:value-type="float" office:value="0.0330151480384373">
                <text:p>0.033015148038437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500">
                <text:p>2500</text:p>
              </table:table-cell>
              <table:table-cell office:value-type="float" office:value="14.46">
                <text:p>14.46</text:p>
              </table:table-cell>
              <table:table-cell office:value-type="float" office:value="0.0587367006223542">
                <text:p>0.0587367006223542</text:p>
              </table:table-cell>
              <table:table-cell office:value-type="float" office:value="0.0587367006223542">
                <text:p>0.058736700622354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500">
                <text:p>2500</text:p>
              </table:table-cell>
              <table:table-cell office:value-type="float" office:value="14.48">
                <text:p>14.48</text:p>
              </table:table-cell>
              <table:table-cell office:value-type="float" office:value="0.0587367006223542">
                <text:p>0.0587367006223542</text:p>
              </table:table-cell>
              <table:table-cell office:value-type="float" office:value="0.0587367006223542">
                <text:p>0.058736700622354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500">
                <text:p>2500</text:p>
              </table:table-cell>
              <table:table-cell office:value-type="float" office:value="14.48">
                <text:p>14.48</text:p>
              </table:table-cell>
              <table:table-cell office:value-type="float" office:value="0.0587367006223542">
                <text:p>0.0587367006223542</text:p>
              </table:table-cell>
              <table:table-cell office:value-type="float" office:value="0.0587367006223542">
                <text:p>0.058736700622354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500">
                <text:p>2500</text:p>
              </table:table-cell>
              <table:table-cell office:value-type="float" office:value="14.5">
                <text:p>14.5</text:p>
              </table:table-cell>
              <table:table-cell office:value-type="float" office:value="0.0587367006223542">
                <text:p>0.0587367006223542</text:p>
              </table:table-cell>
              <table:table-cell office:value-type="float" office:value="0.0587367006223542">
                <text:p>0.058736700622354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500">
                <text:p>2500</text:p>
              </table:table-cell>
              <table:table-cell office:value-type="float" office:value="14.54">
                <text:p>14.54</text:p>
              </table:table-cell>
              <table:table-cell office:value-type="float" office:value="0.0587367006223542">
                <text:p>0.0587367006223542</text:p>
              </table:table-cell>
              <table:table-cell office:value-type="float" office:value="0.0587367006223542">
                <text:p>0.058736700622354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500">
                <text:p>2500</text:p>
              </table:table-cell>
              <table:table-cell office:value-type="float" office:value="14.5">
                <text:p>14.5</text:p>
              </table:table-cell>
              <table:table-cell office:value-type="float" office:value="0.0587367006223542">
                <text:p>0.0587367006223542</text:p>
              </table:table-cell>
              <table:table-cell office:value-type="float" office:value="0.0587367006223542">
                <text:p>0.058736700622354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500">
                <text:p>2500</text:p>
              </table:table-cell>
              <table:table-cell office:value-type="float" office:value="14.52">
                <text:p>14.52</text:p>
              </table:table-cell>
              <table:table-cell office:value-type="float" office:value="0.0587367006223542">
                <text:p>0.0587367006223542</text:p>
              </table:table-cell>
              <table:table-cell office:value-type="float" office:value="0.0587367006223542">
                <text:p>0.058736700622354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500">
                <text:p>2500</text:p>
              </table:table-cell>
              <table:table-cell office:value-type="float" office:value="14.49">
                <text:p>14.49</text:p>
              </table:table-cell>
              <table:table-cell office:value-type="float" office:value="0.0587367006223542">
                <text:p>0.0587367006223542</text:p>
              </table:table-cell>
              <table:table-cell office:value-type="float" office:value="0.0587367006223542">
                <text:p>0.058736700622354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500">
                <text:p>2500</text:p>
              </table:table-cell>
              <table:table-cell office:value-type="float" office:value="14.51">
                <text:p>14.51</text:p>
              </table:table-cell>
              <table:table-cell office:value-type="float" office:value="0.0587367006223542">
                <text:p>0.0587367006223542</text:p>
              </table:table-cell>
              <table:table-cell office:value-type="float" office:value="0.0587367006223542">
                <text:p>0.058736700622354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500">
                <text:p>2500</text:p>
              </table:table-cell>
              <table:table-cell office:value-type="float" office:value="14.49">
                <text:p>14.49</text:p>
              </table:table-cell>
              <table:table-cell office:value-type="float" office:value="0.0587367006223542">
                <text:p>0.0587367006223542</text:p>
              </table:table-cell>
              <table:table-cell office:value-type="float" office:value="0.0587367006223542">
                <text:p>0.058736700622354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750">
                <text:p>2750</text:p>
              </table:table-cell>
              <table:table-cell office:value-type="float" office:value="15.9">
                <text:p>15.9</text:p>
              </table:table-cell>
              <table:table-cell office:value-type="float" office:value="0.0571936282387398">
                <text:p>0.0571936282387398</text:p>
              </table:table-cell>
              <table:table-cell office:value-type="float" office:value="0.0571936282387398">
                <text:p>0.057193628238739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750">
                <text:p>2750</text:p>
              </table:table-cell>
              <table:table-cell office:value-type="float" office:value="15.95">
                <text:p>15.95</text:p>
              </table:table-cell>
              <table:table-cell office:value-type="float" office:value="0.0571936282387398">
                <text:p>0.0571936282387398</text:p>
              </table:table-cell>
              <table:table-cell office:value-type="float" office:value="0.0571936282387398">
                <text:p>0.057193628238739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750">
                <text:p>2750</text:p>
              </table:table-cell>
              <table:table-cell office:value-type="float" office:value="15.96">
                <text:p>15.96</text:p>
              </table:table-cell>
              <table:table-cell office:value-type="float" office:value="0.0571936282387398">
                <text:p>0.0571936282387398</text:p>
              </table:table-cell>
              <table:table-cell office:value-type="float" office:value="0.0571936282387398">
                <text:p>0.057193628238739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750">
                <text:p>2750</text:p>
              </table:table-cell>
              <table:table-cell office:value-type="float" office:value="15.92">
                <text:p>15.92</text:p>
              </table:table-cell>
              <table:table-cell office:value-type="float" office:value="0.0571936282387398">
                <text:p>0.0571936282387398</text:p>
              </table:table-cell>
              <table:table-cell office:value-type="float" office:value="0.0571936282387398">
                <text:p>0.057193628238739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750">
                <text:p>2750</text:p>
              </table:table-cell>
              <table:table-cell office:value-type="float" office:value="15.96">
                <text:p>15.96</text:p>
              </table:table-cell>
              <table:table-cell office:value-type="float" office:value="0.0571936282387398">
                <text:p>0.0571936282387398</text:p>
              </table:table-cell>
              <table:table-cell office:value-type="float" office:value="0.0571936282387398">
                <text:p>0.057193628238739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750">
                <text:p>2750</text:p>
              </table:table-cell>
              <table:table-cell office:value-type="float" office:value="15.91">
                <text:p>15.91</text:p>
              </table:table-cell>
              <table:table-cell office:value-type="float" office:value="0.0571936282387398">
                <text:p>0.0571936282387398</text:p>
              </table:table-cell>
              <table:table-cell office:value-type="float" office:value="0.0571936282387398">
                <text:p>0.057193628238739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750">
                <text:p>2750</text:p>
              </table:table-cell>
              <table:table-cell office:value-type="float" office:value="15.96">
                <text:p>15.96</text:p>
              </table:table-cell>
              <table:table-cell office:value-type="float" office:value="0.0571936282387398">
                <text:p>0.0571936282387398</text:p>
              </table:table-cell>
              <table:table-cell office:value-type="float" office:value="0.0571936282387398">
                <text:p>0.057193628238739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750">
                <text:p>2750</text:p>
              </table:table-cell>
              <table:table-cell office:value-type="float" office:value="15.89">
                <text:p>15.89</text:p>
              </table:table-cell>
              <table:table-cell office:value-type="float" office:value="0.0571936282387398">
                <text:p>0.0571936282387398</text:p>
              </table:table-cell>
              <table:table-cell office:value-type="float" office:value="0.0571936282387398">
                <text:p>0.057193628238739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750">
                <text:p>2750</text:p>
              </table:table-cell>
              <table:table-cell office:value-type="float" office:value="15.91">
                <text:p>15.91</text:p>
              </table:table-cell>
              <table:table-cell office:value-type="float" office:value="0.0571936282387398">
                <text:p>0.0571936282387398</text:p>
              </table:table-cell>
              <table:table-cell office:value-type="float" office:value="0.0571936282387398">
                <text:p>0.057193628238739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750">
                <text:p>2750</text:p>
              </table:table-cell>
              <table:table-cell office:value-type="float" office:value="15.91">
                <text:p>15.91</text:p>
              </table:table-cell>
              <table:table-cell office:value-type="float" office:value="0.0571936282387398">
                <text:p>0.0571936282387398</text:p>
              </table:table-cell>
              <table:table-cell office:value-type="float" office:value="0.0571936282387398">
                <text:p>0.057193628238739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000">
                <text:p>3000</text:p>
              </table:table-cell>
              <table:table-cell office:value-type="float" office:value="17.33">
                <text:p>17.33</text:p>
              </table:table-cell>
              <table:table-cell office:value-type="float" office:value="0.0359165699921355">
                <text:p>0.0359165699921355</text:p>
              </table:table-cell>
              <table:table-cell office:value-type="float" office:value="0.0359165699921355">
                <text:p>0.035916569992135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000">
                <text:p>3000</text:p>
              </table:table-cell>
              <table:table-cell office:value-type="float" office:value="17.39">
                <text:p>17.39</text:p>
              </table:table-cell>
              <table:table-cell office:value-type="float" office:value="0.0359165699921355">
                <text:p>0.0359165699921355</text:p>
              </table:table-cell>
              <table:table-cell office:value-type="float" office:value="0.0359165699921355">
                <text:p>0.035916569992135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000">
                <text:p>3000</text:p>
              </table:table-cell>
              <table:table-cell office:value-type="float" office:value="17.48">
                <text:p>17.48</text:p>
              </table:table-cell>
              <table:table-cell office:value-type="float" office:value="0.0359165699921355">
                <text:p>0.0359165699921355</text:p>
              </table:table-cell>
              <table:table-cell office:value-type="float" office:value="0.0359165699921355">
                <text:p>0.035916569992135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000">
                <text:p>3000</text:p>
              </table:table-cell>
              <table:table-cell office:value-type="float" office:value="17.37">
                <text:p>17.37</text:p>
              </table:table-cell>
              <table:table-cell office:value-type="float" office:value="0.0359165699921355">
                <text:p>0.0359165699921355</text:p>
              </table:table-cell>
              <table:table-cell office:value-type="float" office:value="0.0359165699921355">
                <text:p>0.035916569992135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000">
                <text:p>3000</text:p>
              </table:table-cell>
              <table:table-cell office:value-type="float" office:value="17.32">
                <text:p>17.32</text:p>
              </table:table-cell>
              <table:table-cell office:value-type="float" office:value="0.0359165699921355">
                <text:p>0.0359165699921355</text:p>
              </table:table-cell>
              <table:table-cell office:value-type="float" office:value="0.0359165699921355">
                <text:p>0.035916569992135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000">
                <text:p>3000</text:p>
              </table:table-cell>
              <table:table-cell office:value-type="float" office:value="17.38">
                <text:p>17.38</text:p>
              </table:table-cell>
              <table:table-cell office:value-type="float" office:value="0.0359165699921355">
                <text:p>0.0359165699921355</text:p>
              </table:table-cell>
              <table:table-cell office:value-type="float" office:value="0.0359165699921355">
                <text:p>0.035916569992135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000">
                <text:p>3000</text:p>
              </table:table-cell>
              <table:table-cell office:value-type="float" office:value="17.35">
                <text:p>17.35</text:p>
              </table:table-cell>
              <table:table-cell office:value-type="float" office:value="0.0359165699921355">
                <text:p>0.0359165699921355</text:p>
              </table:table-cell>
              <table:table-cell office:value-type="float" office:value="0.0359165699921355">
                <text:p>0.035916569992135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000">
                <text:p>3000</text:p>
              </table:table-cell>
              <table:table-cell office:value-type="float" office:value="17.38">
                <text:p>17.38</text:p>
              </table:table-cell>
              <table:table-cell office:value-type="float" office:value="0.0359165699921355">
                <text:p>0.0359165699921355</text:p>
              </table:table-cell>
              <table:table-cell office:value-type="float" office:value="0.0359165699921355">
                <text:p>0.035916569992135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000">
                <text:p>3000</text:p>
              </table:table-cell>
              <table:table-cell office:value-type="float" office:value="17.35">
                <text:p>17.35</text:p>
              </table:table-cell>
              <table:table-cell office:value-type="float" office:value="0.0359165699921355">
                <text:p>0.0359165699921355</text:p>
              </table:table-cell>
              <table:table-cell office:value-type="float" office:value="0.0359165699921355">
                <text:p>0.035916569992135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000">
                <text:p>3000</text:p>
              </table:table-cell>
              <table:table-cell office:value-type="float" office:value="17.33">
                <text:p>17.33</text:p>
              </table:table-cell>
              <table:table-cell office:value-type="float" office:value="0.0359165699921355">
                <text:p>0.0359165699921355</text:p>
              </table:table-cell>
              <table:table-cell office:value-type="float" office:value="0.0359165699921355">
                <text:p>0.035916569992135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8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 chart:error-upper-indicator="true" chart:error-lower-indicator="true" chart:error-category="cell-range" chart:regression-type="linear" chart:error-upper-range="'original-vmcs'.D21:'original-vmcs'.D130" chart:error-lower-range="'original-vmcs'.D21:'original-vmcs'.D130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05cm" chart:symbol-height="0.05cm" chart:error-upper-indicator="true" chart:error-lower-indicator="true" chart:error-category="cell-range" chart:regression-type="linear" chart:error-upper-range="'original-vmcs'.D21:'original-vmcs'.D130" chart:error-lower-range="'original-vmcs'.D21:'original-vmcs'.D130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svg:stroke-color="#004586"/>
    </style:style>
    <style:style style:name="ch10" style:family="chart">
      <style:chart-properties chart:error-category="cell-rang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221cm" svg:height="8.992cm" xlink:href=".." xlink:type="simple" chart:class="chart:scatter" chart:style-name="ch1">
        <chart:title svg:x="5.814cm" svg:y="0.314cm" chart:style-name="ch2">
          <text:p>Total Execution Time</text:p>
        </chart:title>
        <chart:plot-area chart:style-name="ch3" table:cell-range-address="fourthopt.B21:fourthopt.C130" svg:x="1.332cm" svg:y="1.652cm" svg:width="14.241cm" svg:height="6.183cm">
          <chartooo:coordinate-region svg:x="1.95cm" svg:y="1.849cm" svg:width="13.255cm" svg:height="5.343cm"/>
          <chart:axis chart:dimension="x" chart:name="primary-x" chart:style-name="ch4">
            <chart:title svg:x="7.072cm" svg:y="8.015cm" chart:style-name="ch5">
              <text:p>Monte Carlo Steps</text:p>
            </chart:title>
          </chart:axis>
          <chart:axis chart:dimension="y" chart:name="primary-y" chart:style-name="ch4">
            <chart:title svg:x="0.451cm" svg:y="6.974cm" chart:style-name="ch6">
              <text:p>Total execution time (seconds)</text:p>
            </chart:title>
            <chart:grid chart:style-name="ch7" chart:class="major"/>
          </chart:axis>
          <chart:series chart:style-name="ch8" chart:values-cell-range-address="fourthopt.C21:fourthopt.C130" chart:class="chart:scatter">
            <chart:domain table:cell-range-address="fourthopt.B21:fourthopt.B130"/>
            <chart:regression-curve chart:style-name="ch9">
              <chart:equation/>
            </chart:regression-curve>
            <chart:error-indicator chart:style-name="ch10" chart:dimension="y"/>
            <chart:data-point chart:repeated="1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">
                <text:p>500</text:p>
                <draw:g>
                  <svg:desc>fourthopt.B21:fourthopt.B130</svg:desc>
                </draw:g>
              </table:table-cell>
              <table:table-cell office:value-type="float" office:value="2.83">
                <text:p>2.83</text:p>
                <draw:g>
                  <svg:desc>fourthopt.C21:fourthopt.C130</svg:desc>
                </draw:g>
              </table:table-cell>
              <table:table-cell office:value-type="float" office:value="0.211618104665509">
                <text:p>0.211618104665509</text:p>
                <draw:g>
                  <svg:desc>'original-vmcs'.D21:'original-vmcs'.D130</svg:desc>
                </draw:g>
              </table:table-cell>
              <table:table-cell office:value-type="float" office:value="0.211618104665509">
                <text:p>0.211618104665509</text:p>
                <draw:g>
                  <svg:desc>'original-vmcs'.D21:'original-vmcs'.D1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">
                <text:p>500</text:p>
              </table:table-cell>
              <table:table-cell office:value-type="float" office:value="2.84">
                <text:p>2.84</text:p>
              </table:table-cell>
              <table:table-cell office:value-type="float" office:value="0.211618104665509">
                <text:p>0.211618104665509</text:p>
              </table:table-cell>
              <table:table-cell office:value-type="float" office:value="0.211618104665509">
                <text:p>0.2116181046655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">
                <text:p>500</text:p>
              </table:table-cell>
              <table:table-cell office:value-type="float" office:value="2.89">
                <text:p>2.89</text:p>
              </table:table-cell>
              <table:table-cell office:value-type="float" office:value="0.211618104665509">
                <text:p>0.211618104665509</text:p>
              </table:table-cell>
              <table:table-cell office:value-type="float" office:value="0.211618104665509">
                <text:p>0.2116181046655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2.86">
                <text:p>2.86</text:p>
              </table:table-cell>
              <table:table-cell office:value-type="float" office:value="0.211618104665509">
                <text:p>0.211618104665509</text:p>
              </table:table-cell>
              <table:table-cell office:value-type="float" office:value="0.211618104665509">
                <text:p>0.2116181046655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2.87">
                <text:p>2.87</text:p>
              </table:table-cell>
              <table:table-cell office:value-type="float" office:value="0.211618104665509">
                <text:p>0.211618104665509</text:p>
              </table:table-cell>
              <table:table-cell office:value-type="float" office:value="0.211618104665509">
                <text:p>0.2116181046655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">
                <text:p>500</text:p>
              </table:table-cell>
              <table:table-cell office:value-type="float" office:value="2.89">
                <text:p>2.89</text:p>
              </table:table-cell>
              <table:table-cell office:value-type="float" office:value="0.211618104665509">
                <text:p>0.211618104665509</text:p>
              </table:table-cell>
              <table:table-cell office:value-type="float" office:value="0.211618104665509">
                <text:p>0.2116181046655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0">
                <text:p>500</text:p>
              </table:table-cell>
              <table:table-cell office:value-type="float" office:value="2.85">
                <text:p>2.85</text:p>
              </table:table-cell>
              <table:table-cell office:value-type="float" office:value="0.211618104665509">
                <text:p>0.211618104665509</text:p>
              </table:table-cell>
              <table:table-cell office:value-type="float" office:value="0.211618104665509">
                <text:p>0.2116181046655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2.86">
                <text:p>2.86</text:p>
              </table:table-cell>
              <table:table-cell office:value-type="float" office:value="0.211618104665509">
                <text:p>0.211618104665509</text:p>
              </table:table-cell>
              <table:table-cell office:value-type="float" office:value="0.211618104665509">
                <text:p>0.2116181046655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0">
                <text:p>500</text:p>
              </table:table-cell>
              <table:table-cell office:value-type="float" office:value="2.86">
                <text:p>2.86</text:p>
              </table:table-cell>
              <table:table-cell office:value-type="float" office:value="0.211618104665509">
                <text:p>0.211618104665509</text:p>
              </table:table-cell>
              <table:table-cell office:value-type="float" office:value="0.211618104665509">
                <text:p>0.2116181046655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">
                <text:p>500</text:p>
              </table:table-cell>
              <table:table-cell office:value-type="float" office:value="2.86">
                <text:p>2.86</text:p>
              </table:table-cell>
              <table:table-cell office:value-type="float" office:value="0.211618104665509">
                <text:p>0.211618104665509</text:p>
              </table:table-cell>
              <table:table-cell office:value-type="float" office:value="0.211618104665509">
                <text:p>0.2116181046655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50">
                <text:p>750</text:p>
              </table:table-cell>
              <table:table-cell office:value-type="float" office:value="4.19">
                <text:p>4.19</text:p>
              </table:table-cell>
              <table:table-cell office:value-type="float" office:value="0.145525866352954">
                <text:p>0.145525866352954</text:p>
              </table:table-cell>
              <table:table-cell office:value-type="float" office:value="0.145525866352954">
                <text:p>0.1455258663529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50">
                <text:p>750</text:p>
              </table:table-cell>
              <table:table-cell office:value-type="float" office:value="4.81">
                <text:p>4.81</text:p>
              </table:table-cell>
              <table:table-cell office:value-type="float" office:value="0.145525866352954">
                <text:p>0.145525866352954</text:p>
              </table:table-cell>
              <table:table-cell office:value-type="float" office:value="0.145525866352954">
                <text:p>0.1455258663529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50">
                <text:p>750</text:p>
              </table:table-cell>
              <table:table-cell office:value-type="float" office:value="4.22">
                <text:p>4.22</text:p>
              </table:table-cell>
              <table:table-cell office:value-type="float" office:value="0.145525866352954">
                <text:p>0.145525866352954</text:p>
              </table:table-cell>
              <table:table-cell office:value-type="float" office:value="0.145525866352954">
                <text:p>0.1455258663529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50">
                <text:p>750</text:p>
              </table:table-cell>
              <table:table-cell office:value-type="float" office:value="4.2">
                <text:p>4.2</text:p>
              </table:table-cell>
              <table:table-cell office:value-type="float" office:value="0.145525866352954">
                <text:p>0.145525866352954</text:p>
              </table:table-cell>
              <table:table-cell office:value-type="float" office:value="0.145525866352954">
                <text:p>0.14552586635295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0">
                <text:p>750</text:p>
              </table:table-cell>
              <table:table-cell office:value-type="float" office:value="4.21">
                <text:p>4.21</text:p>
              </table:table-cell>
              <table:table-cell office:value-type="float" office:value="0.145525866352954">
                <text:p>0.145525866352954</text:p>
              </table:table-cell>
              <table:table-cell office:value-type="float" office:value="0.145525866352954">
                <text:p>0.1455258663529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0">
                <text:p>750</text:p>
              </table:table-cell>
              <table:table-cell office:value-type="float" office:value="4.21">
                <text:p>4.21</text:p>
              </table:table-cell>
              <table:table-cell office:value-type="float" office:value="0.145525866352954">
                <text:p>0.145525866352954</text:p>
              </table:table-cell>
              <table:table-cell office:value-type="float" office:value="0.145525866352954">
                <text:p>0.1455258663529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50">
                <text:p>750</text:p>
              </table:table-cell>
              <table:table-cell office:value-type="float" office:value="4.22">
                <text:p>4.22</text:p>
              </table:table-cell>
              <table:table-cell office:value-type="float" office:value="0.145525866352954">
                <text:p>0.145525866352954</text:p>
              </table:table-cell>
              <table:table-cell office:value-type="float" office:value="0.145525866352954">
                <text:p>0.14552586635295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50">
                <text:p>750</text:p>
              </table:table-cell>
              <table:table-cell office:value-type="float" office:value="4.21">
                <text:p>4.21</text:p>
              </table:table-cell>
              <table:table-cell office:value-type="float" office:value="0.145525866352954">
                <text:p>0.145525866352954</text:p>
              </table:table-cell>
              <table:table-cell office:value-type="float" office:value="0.145525866352954">
                <text:p>0.1455258663529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50">
                <text:p>750</text:p>
              </table:table-cell>
              <table:table-cell office:value-type="float" office:value="4.21">
                <text:p>4.21</text:p>
              </table:table-cell>
              <table:table-cell office:value-type="float" office:value="0.145525866352954">
                <text:p>0.145525866352954</text:p>
              </table:table-cell>
              <table:table-cell office:value-type="float" office:value="0.145525866352954">
                <text:p>0.14552586635295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50">
                <text:p>750</text:p>
              </table:table-cell>
              <table:table-cell office:value-type="float" office:value="4.22">
                <text:p>4.22</text:p>
              </table:table-cell>
              <table:table-cell office:value-type="float" office:value="0.145525866352954">
                <text:p>0.145525866352954</text:p>
              </table:table-cell>
              <table:table-cell office:value-type="float" office:value="0.145525866352954">
                <text:p>0.14552586635295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0">
                <text:p>1000</text:p>
              </table:table-cell>
              <table:table-cell office:value-type="float" office:value="6.16">
                <text:p>6.16</text:p>
              </table:table-cell>
              <table:table-cell office:value-type="float" office:value="0.0131656117720877">
                <text:p>0.0131656117720877</text:p>
              </table:table-cell>
              <table:table-cell office:value-type="float" office:value="0.0131656117720877">
                <text:p>0.013165611772087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00">
                <text:p>1000</text:p>
              </table:table-cell>
              <table:table-cell office:value-type="float" office:value="5.55">
                <text:p>5.55</text:p>
              </table:table-cell>
              <table:table-cell office:value-type="float" office:value="0.0131656117720877">
                <text:p>0.0131656117720877</text:p>
              </table:table-cell>
              <table:table-cell office:value-type="float" office:value="0.0131656117720877">
                <text:p>0.013165611772087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00">
                <text:p>1000</text:p>
              </table:table-cell>
              <table:table-cell office:value-type="float" office:value="5.58">
                <text:p>5.58</text:p>
              </table:table-cell>
              <table:table-cell office:value-type="float" office:value="0.0131656117720877">
                <text:p>0.0131656117720877</text:p>
              </table:table-cell>
              <table:table-cell office:value-type="float" office:value="0.0131656117720877">
                <text:p>0.013165611772087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00">
                <text:p>1000</text:p>
              </table:table-cell>
              <table:table-cell office:value-type="float" office:value="5.56">
                <text:p>5.56</text:p>
              </table:table-cell>
              <table:table-cell office:value-type="float" office:value="0.0131656117720877">
                <text:p>0.0131656117720877</text:p>
              </table:table-cell>
              <table:table-cell office:value-type="float" office:value="0.0131656117720877">
                <text:p>0.013165611772087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00">
                <text:p>1000</text:p>
              </table:table-cell>
              <table:table-cell office:value-type="float" office:value="5.58">
                <text:p>5.58</text:p>
              </table:table-cell>
              <table:table-cell office:value-type="float" office:value="0.0131656117720877">
                <text:p>0.0131656117720877</text:p>
              </table:table-cell>
              <table:table-cell office:value-type="float" office:value="0.0131656117720877">
                <text:p>0.013165611772087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00">
                <text:p>1000</text:p>
              </table:table-cell>
              <table:table-cell office:value-type="float" office:value="5.57">
                <text:p>5.57</text:p>
              </table:table-cell>
              <table:table-cell office:value-type="float" office:value="0.0131656117720877">
                <text:p>0.0131656117720877</text:p>
              </table:table-cell>
              <table:table-cell office:value-type="float" office:value="0.0131656117720877">
                <text:p>0.013165611772087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00">
                <text:p>1000</text:p>
              </table:table-cell>
              <table:table-cell office:value-type="float" office:value="5.61">
                <text:p>5.61</text:p>
              </table:table-cell>
              <table:table-cell office:value-type="float" office:value="0.0131656117720877">
                <text:p>0.0131656117720877</text:p>
              </table:table-cell>
              <table:table-cell office:value-type="float" office:value="0.0131656117720877">
                <text:p>0.013165611772087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00">
                <text:p>1000</text:p>
              </table:table-cell>
              <table:table-cell office:value-type="float" office:value="5.57">
                <text:p>5.57</text:p>
              </table:table-cell>
              <table:table-cell office:value-type="float" office:value="0.0131656117720877">
                <text:p>0.0131656117720877</text:p>
              </table:table-cell>
              <table:table-cell office:value-type="float" office:value="0.0131656117720877">
                <text:p>0.013165611772087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00">
                <text:p>1000</text:p>
              </table:table-cell>
              <table:table-cell office:value-type="float" office:value="5.55">
                <text:p>5.55</text:p>
              </table:table-cell>
              <table:table-cell office:value-type="float" office:value="0.0131656117720877">
                <text:p>0.0131656117720877</text:p>
              </table:table-cell>
              <table:table-cell office:value-type="float" office:value="0.0131656117720877">
                <text:p>0.013165611772087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00">
                <text:p>1000</text:p>
              </table:table-cell>
              <table:table-cell office:value-type="float" office:value="5.55">
                <text:p>5.55</text:p>
              </table:table-cell>
              <table:table-cell office:value-type="float" office:value="0.0131656117720877">
                <text:p>0.0131656117720877</text:p>
              </table:table-cell>
              <table:table-cell office:value-type="float" office:value="0.0131656117720877">
                <text:p>0.013165611772087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50">
                <text:p>1250</text:p>
              </table:table-cell>
              <table:table-cell office:value-type="float" office:value="6.96">
                <text:p>6.96</text:p>
              </table:table-cell>
              <table:table-cell office:value-type="float" office:value="0.171412433102801">
                <text:p>0.171412433102801</text:p>
              </table:table-cell>
              <table:table-cell office:value-type="float" office:value="0.171412433102801">
                <text:p>0.1714124331028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50">
                <text:p>1250</text:p>
              </table:table-cell>
              <table:table-cell office:value-type="float" office:value="6.91">
                <text:p>6.91</text:p>
              </table:table-cell>
              <table:table-cell office:value-type="float" office:value="0.171412433102801">
                <text:p>0.171412433102801</text:p>
              </table:table-cell>
              <table:table-cell office:value-type="float" office:value="0.171412433102801">
                <text:p>0.17141243310280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250">
                <text:p>1250</text:p>
              </table:table-cell>
              <table:table-cell office:value-type="float" office:value="6.93">
                <text:p>6.93</text:p>
              </table:table-cell>
              <table:table-cell office:value-type="float" office:value="0.171412433102801">
                <text:p>0.171412433102801</text:p>
              </table:table-cell>
              <table:table-cell office:value-type="float" office:value="0.171412433102801">
                <text:p>0.17141243310280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50">
                <text:p>1250</text:p>
              </table:table-cell>
              <table:table-cell office:value-type="float" office:value="6.92">
                <text:p>6.92</text:p>
              </table:table-cell>
              <table:table-cell office:value-type="float" office:value="0.171412433102801">
                <text:p>0.171412433102801</text:p>
              </table:table-cell>
              <table:table-cell office:value-type="float" office:value="0.171412433102801">
                <text:p>0.17141243310280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50">
                <text:p>1250</text:p>
              </table:table-cell>
              <table:table-cell office:value-type="float" office:value="6.95">
                <text:p>6.95</text:p>
              </table:table-cell>
              <table:table-cell office:value-type="float" office:value="0.171412433102801">
                <text:p>0.171412433102801</text:p>
              </table:table-cell>
              <table:table-cell office:value-type="float" office:value="0.171412433102801">
                <text:p>0.17141243310280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50">
                <text:p>1250</text:p>
              </table:table-cell>
              <table:table-cell office:value-type="float" office:value="6.89">
                <text:p>6.89</text:p>
              </table:table-cell>
              <table:table-cell office:value-type="float" office:value="0.171412433102801">
                <text:p>0.171412433102801</text:p>
              </table:table-cell>
              <table:table-cell office:value-type="float" office:value="0.171412433102801">
                <text:p>0.17141243310280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50">
                <text:p>1250</text:p>
              </table:table-cell>
              <table:table-cell office:value-type="float" office:value="6.94">
                <text:p>6.94</text:p>
              </table:table-cell>
              <table:table-cell office:value-type="float" office:value="0.171412433102801">
                <text:p>0.171412433102801</text:p>
              </table:table-cell>
              <table:table-cell office:value-type="float" office:value="0.171412433102801">
                <text:p>0.17141243310280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50">
                <text:p>1250</text:p>
              </table:table-cell>
              <table:table-cell office:value-type="float" office:value="6.92">
                <text:p>6.92</text:p>
              </table:table-cell>
              <table:table-cell office:value-type="float" office:value="0.171412433102801">
                <text:p>0.171412433102801</text:p>
              </table:table-cell>
              <table:table-cell office:value-type="float" office:value="0.171412433102801">
                <text:p>0.17141243310280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50">
                <text:p>1250</text:p>
              </table:table-cell>
              <table:table-cell office:value-type="float" office:value="6.91">
                <text:p>6.91</text:p>
              </table:table-cell>
              <table:table-cell office:value-type="float" office:value="0.171412433102801">
                <text:p>0.171412433102801</text:p>
              </table:table-cell>
              <table:table-cell office:value-type="float" office:value="0.171412433102801">
                <text:p>0.17141243310280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50">
                <text:p>1250</text:p>
              </table:table-cell>
              <table:table-cell office:value-type="float" office:value="6.91">
                <text:p>6.91</text:p>
              </table:table-cell>
              <table:table-cell office:value-type="float" office:value="0.171412433102801">
                <text:p>0.171412433102801</text:p>
              </table:table-cell>
              <table:table-cell office:value-type="float" office:value="0.171412433102801">
                <text:p>0.17141243310280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500">
                <text:p>1500</text:p>
              </table:table-cell>
              <table:table-cell office:value-type="float" office:value="8.31">
                <text:p>8.31</text:p>
              </table:table-cell>
              <table:table-cell office:value-type="float" office:value="0.0168654808542317">
                <text:p>0.0168654808542317</text:p>
              </table:table-cell>
              <table:table-cell office:value-type="float" office:value="0.0168654808542317">
                <text:p>0.016865480854231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500">
                <text:p>1500</text:p>
              </table:table-cell>
              <table:table-cell office:value-type="float" office:value="8.26">
                <text:p>8.26</text:p>
              </table:table-cell>
              <table:table-cell office:value-type="float" office:value="0.0168654808542317">
                <text:p>0.0168654808542317</text:p>
              </table:table-cell>
              <table:table-cell office:value-type="float" office:value="0.0168654808542317">
                <text:p>0.016865480854231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500">
                <text:p>1500</text:p>
              </table:table-cell>
              <table:table-cell office:value-type="float" office:value="8.33">
                <text:p>8.33</text:p>
              </table:table-cell>
              <table:table-cell office:value-type="float" office:value="0.0168654808542317">
                <text:p>0.0168654808542317</text:p>
              </table:table-cell>
              <table:table-cell office:value-type="float" office:value="0.0168654808542317">
                <text:p>0.016865480854231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500">
                <text:p>1500</text:p>
              </table:table-cell>
              <table:table-cell office:value-type="float" office:value="8.25">
                <text:p>8.25</text:p>
              </table:table-cell>
              <table:table-cell office:value-type="float" office:value="0.0168654808542317">
                <text:p>0.0168654808542317</text:p>
              </table:table-cell>
              <table:table-cell office:value-type="float" office:value="0.0168654808542317">
                <text:p>0.016865480854231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500">
                <text:p>1500</text:p>
              </table:table-cell>
              <table:table-cell office:value-type="float" office:value="8.29">
                <text:p>8.29</text:p>
              </table:table-cell>
              <table:table-cell office:value-type="float" office:value="0.0168654808542317">
                <text:p>0.0168654808542317</text:p>
              </table:table-cell>
              <table:table-cell office:value-type="float" office:value="0.0168654808542317">
                <text:p>0.016865480854231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500">
                <text:p>1500</text:p>
              </table:table-cell>
              <table:table-cell office:value-type="float" office:value="8.28">
                <text:p>8.28</text:p>
              </table:table-cell>
              <table:table-cell office:value-type="float" office:value="0.0168654808542317">
                <text:p>0.0168654808542317</text:p>
              </table:table-cell>
              <table:table-cell office:value-type="float" office:value="0.0168654808542317">
                <text:p>0.016865480854231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500">
                <text:p>1500</text:p>
              </table:table-cell>
              <table:table-cell office:value-type="float" office:value="8.28">
                <text:p>8.28</text:p>
              </table:table-cell>
              <table:table-cell office:value-type="float" office:value="0.0168654808542317">
                <text:p>0.0168654808542317</text:p>
              </table:table-cell>
              <table:table-cell office:value-type="float" office:value="0.0168654808542317">
                <text:p>0.016865480854231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500">
                <text:p>1500</text:p>
              </table:table-cell>
              <table:table-cell office:value-type="float" office:value="8.28">
                <text:p>8.28</text:p>
              </table:table-cell>
              <table:table-cell office:value-type="float" office:value="0.0168654808542317">
                <text:p>0.0168654808542317</text:p>
              </table:table-cell>
              <table:table-cell office:value-type="float" office:value="0.0168654808542317">
                <text:p>0.016865480854231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500">
                <text:p>1500</text:p>
              </table:table-cell>
              <table:table-cell office:value-type="float" office:value="8.26">
                <text:p>8.26</text:p>
              </table:table-cell>
              <table:table-cell office:value-type="float" office:value="0.0168654808542317">
                <text:p>0.0168654808542317</text:p>
              </table:table-cell>
              <table:table-cell office:value-type="float" office:value="0.0168654808542317">
                <text:p>0.016865480854231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00">
                <text:p>1500</text:p>
              </table:table-cell>
              <table:table-cell office:value-type="float" office:value="8.26">
                <text:p>8.26</text:p>
              </table:table-cell>
              <table:table-cell office:value-type="float" office:value="0.0168654808542317">
                <text:p>0.0168654808542317</text:p>
              </table:table-cell>
              <table:table-cell office:value-type="float" office:value="0.0168654808542317">
                <text:p>0.016865480854231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750">
                <text:p>1750</text:p>
              </table:table-cell>
              <table:table-cell office:value-type="float" office:value="9.67">
                <text:p>9.67</text:p>
              </table:table-cell>
              <table:table-cell office:value-type="float" office:value="0.0254077853335459">
                <text:p>0.0254077853335459</text:p>
              </table:table-cell>
              <table:table-cell office:value-type="float" office:value="0.0254077853335459">
                <text:p>0.025407785333545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50">
                <text:p>1750</text:p>
              </table:table-cell>
              <table:table-cell office:value-type="float" office:value="9.6">
                <text:p>9.6</text:p>
              </table:table-cell>
              <table:table-cell office:value-type="float" office:value="0.0254077853335459">
                <text:p>0.0254077853335459</text:p>
              </table:table-cell>
              <table:table-cell office:value-type="float" office:value="0.0254077853335459">
                <text:p>0.025407785333545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750">
                <text:p>1750</text:p>
              </table:table-cell>
              <table:table-cell office:value-type="float" office:value="9.65">
                <text:p>9.65</text:p>
              </table:table-cell>
              <table:table-cell office:value-type="float" office:value="0.0254077853335459">
                <text:p>0.0254077853335459</text:p>
              </table:table-cell>
              <table:table-cell office:value-type="float" office:value="0.0254077853335459">
                <text:p>0.025407785333545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750">
                <text:p>1750</text:p>
              </table:table-cell>
              <table:table-cell office:value-type="float" office:value="9.6">
                <text:p>9.6</text:p>
              </table:table-cell>
              <table:table-cell office:value-type="float" office:value="0.0254077853335459">
                <text:p>0.0254077853335459</text:p>
              </table:table-cell>
              <table:table-cell office:value-type="float" office:value="0.0254077853335459">
                <text:p>0.025407785333545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750">
                <text:p>1750</text:p>
              </table:table-cell>
              <table:table-cell office:value-type="float" office:value="9.62">
                <text:p>9.62</text:p>
              </table:table-cell>
              <table:table-cell office:value-type="float" office:value="0.0254077853335459">
                <text:p>0.0254077853335459</text:p>
              </table:table-cell>
              <table:table-cell office:value-type="float" office:value="0.0254077853335459">
                <text:p>0.025407785333545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750">
                <text:p>1750</text:p>
              </table:table-cell>
              <table:table-cell office:value-type="float" office:value="9.62">
                <text:p>9.62</text:p>
              </table:table-cell>
              <table:table-cell office:value-type="float" office:value="0.0254077853335459">
                <text:p>0.0254077853335459</text:p>
              </table:table-cell>
              <table:table-cell office:value-type="float" office:value="0.0254077853335459">
                <text:p>0.025407785333545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750">
                <text:p>1750</text:p>
              </table:table-cell>
              <table:table-cell office:value-type="float" office:value="9.62">
                <text:p>9.62</text:p>
              </table:table-cell>
              <table:table-cell office:value-type="float" office:value="0.0254077853335459">
                <text:p>0.0254077853335459</text:p>
              </table:table-cell>
              <table:table-cell office:value-type="float" office:value="0.0254077853335459">
                <text:p>0.025407785333545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750">
                <text:p>1750</text:p>
              </table:table-cell>
              <table:table-cell office:value-type="float" office:value="9.66">
                <text:p>9.66</text:p>
              </table:table-cell>
              <table:table-cell office:value-type="float" office:value="0.0254077853335459">
                <text:p>0.0254077853335459</text:p>
              </table:table-cell>
              <table:table-cell office:value-type="float" office:value="0.0254077853335459">
                <text:p>0.025407785333545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750">
                <text:p>1750</text:p>
              </table:table-cell>
              <table:table-cell office:value-type="float" office:value="9.61">
                <text:p>9.61</text:p>
              </table:table-cell>
              <table:table-cell office:value-type="float" office:value="0.0254077853335459">
                <text:p>0.0254077853335459</text:p>
              </table:table-cell>
              <table:table-cell office:value-type="float" office:value="0.0254077853335459">
                <text:p>0.025407785333545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750">
                <text:p>1750</text:p>
              </table:table-cell>
              <table:table-cell office:value-type="float" office:value="9.61">
                <text:p>9.61</text:p>
              </table:table-cell>
              <table:table-cell office:value-type="float" office:value="0.0254077853335459">
                <text:p>0.0254077853335459</text:p>
              </table:table-cell>
              <table:table-cell office:value-type="float" office:value="0.0254077853335459">
                <text:p>0.025407785333545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000">
                <text:p>2000</text:p>
              </table:table-cell>
              <table:table-cell office:value-type="float" office:value="10.95">
                <text:p>10.95</text:p>
              </table:table-cell>
              <table:table-cell office:value-type="float" office:value="0.0392286743197999">
                <text:p>0.0392286743197999</text:p>
              </table:table-cell>
              <table:table-cell office:value-type="float" office:value="0.0392286743197999">
                <text:p>0.039228674319799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000">
                <text:p>2000</text:p>
              </table:table-cell>
              <table:table-cell office:value-type="float" office:value="10.94">
                <text:p>10.94</text:p>
              </table:table-cell>
              <table:table-cell office:value-type="float" office:value="0.0392286743197999">
                <text:p>0.0392286743197999</text:p>
              </table:table-cell>
              <table:table-cell office:value-type="float" office:value="0.0392286743197999">
                <text:p>0.039228674319799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000">
                <text:p>2000</text:p>
              </table:table-cell>
              <table:table-cell office:value-type="float" office:value="10.95">
                <text:p>10.95</text:p>
              </table:table-cell>
              <table:table-cell office:value-type="float" office:value="0.0392286743197999">
                <text:p>0.0392286743197999</text:p>
              </table:table-cell>
              <table:table-cell office:value-type="float" office:value="0.0392286743197999">
                <text:p>0.039228674319799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000">
                <text:p>2000</text:p>
              </table:table-cell>
              <table:table-cell office:value-type="float" office:value="10.97">
                <text:p>10.97</text:p>
              </table:table-cell>
              <table:table-cell office:value-type="float" office:value="0.0392286743197999">
                <text:p>0.0392286743197999</text:p>
              </table:table-cell>
              <table:table-cell office:value-type="float" office:value="0.0392286743197999">
                <text:p>0.039228674319799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000">
                <text:p>2000</text:p>
              </table:table-cell>
              <table:table-cell office:value-type="float" office:value="10.98">
                <text:p>10.98</text:p>
              </table:table-cell>
              <table:table-cell office:value-type="float" office:value="0.0392286743197999">
                <text:p>0.0392286743197999</text:p>
              </table:table-cell>
              <table:table-cell office:value-type="float" office:value="0.0392286743197999">
                <text:p>0.039228674319799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000">
                <text:p>2000</text:p>
              </table:table-cell>
              <table:table-cell office:value-type="float" office:value="10.97">
                <text:p>10.97</text:p>
              </table:table-cell>
              <table:table-cell office:value-type="float" office:value="0.0392286743197999">
                <text:p>0.0392286743197999</text:p>
              </table:table-cell>
              <table:table-cell office:value-type="float" office:value="0.0392286743197999">
                <text:p>0.039228674319799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000">
                <text:p>2000</text:p>
              </table:table-cell>
              <table:table-cell office:value-type="float" office:value="10.98">
                <text:p>10.98</text:p>
              </table:table-cell>
              <table:table-cell office:value-type="float" office:value="0.0392286743197999">
                <text:p>0.0392286743197999</text:p>
              </table:table-cell>
              <table:table-cell office:value-type="float" office:value="0.0392286743197999">
                <text:p>0.039228674319799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000">
                <text:p>2000</text:p>
              </table:table-cell>
              <table:table-cell office:value-type="float" office:value="10.94">
                <text:p>10.94</text:p>
              </table:table-cell>
              <table:table-cell office:value-type="float" office:value="0.0392286743197999">
                <text:p>0.0392286743197999</text:p>
              </table:table-cell>
              <table:table-cell office:value-type="float" office:value="0.0392286743197999">
                <text:p>0.039228674319799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000">
                <text:p>2000</text:p>
              </table:table-cell>
              <table:table-cell office:value-type="float" office:value="10.94">
                <text:p>10.94</text:p>
              </table:table-cell>
              <table:table-cell office:value-type="float" office:value="0.0392286743197999">
                <text:p>0.0392286743197999</text:p>
              </table:table-cell>
              <table:table-cell office:value-type="float" office:value="0.0392286743197999">
                <text:p>0.039228674319799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000">
                <text:p>2000</text:p>
              </table:table-cell>
              <table:table-cell office:value-type="float" office:value="10.98">
                <text:p>10.98</text:p>
              </table:table-cell>
              <table:table-cell office:value-type="float" office:value="0.0392286743197999">
                <text:p>0.0392286743197999</text:p>
              </table:table-cell>
              <table:table-cell office:value-type="float" office:value="0.0392286743197999">
                <text:p>0.039228674319799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250">
                <text:p>2250</text:p>
              </table:table-cell>
              <table:table-cell office:value-type="float" office:value="12.38">
                <text:p>12.38</text:p>
              </table:table-cell>
              <table:table-cell office:value-type="float" office:value="0.0330151480384373">
                <text:p>0.0330151480384373</text:p>
              </table:table-cell>
              <table:table-cell office:value-type="float" office:value="0.0330151480384373">
                <text:p>0.033015148038437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250">
                <text:p>2250</text:p>
              </table:table-cell>
              <table:table-cell office:value-type="float" office:value="12.33">
                <text:p>12.33</text:p>
              </table:table-cell>
              <table:table-cell office:value-type="float" office:value="0.0330151480384373">
                <text:p>0.0330151480384373</text:p>
              </table:table-cell>
              <table:table-cell office:value-type="float" office:value="0.0330151480384373">
                <text:p>0.033015148038437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250">
                <text:p>2250</text:p>
              </table:table-cell>
              <table:table-cell office:value-type="float" office:value="12.31">
                <text:p>12.31</text:p>
              </table:table-cell>
              <table:table-cell office:value-type="float" office:value="0.0330151480384373">
                <text:p>0.0330151480384373</text:p>
              </table:table-cell>
              <table:table-cell office:value-type="float" office:value="0.0330151480384373">
                <text:p>0.033015148038437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250">
                <text:p>2250</text:p>
              </table:table-cell>
              <table:table-cell office:value-type="float" office:value="12.33">
                <text:p>12.33</text:p>
              </table:table-cell>
              <table:table-cell office:value-type="float" office:value="0.0330151480384373">
                <text:p>0.0330151480384373</text:p>
              </table:table-cell>
              <table:table-cell office:value-type="float" office:value="0.0330151480384373">
                <text:p>0.033015148038437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250">
                <text:p>2250</text:p>
              </table:table-cell>
              <table:table-cell office:value-type="float" office:value="12.32">
                <text:p>12.32</text:p>
              </table:table-cell>
              <table:table-cell office:value-type="float" office:value="0.0330151480384373">
                <text:p>0.0330151480384373</text:p>
              </table:table-cell>
              <table:table-cell office:value-type="float" office:value="0.0330151480384373">
                <text:p>0.033015148038437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250">
                <text:p>2250</text:p>
              </table:table-cell>
              <table:table-cell office:value-type="float" office:value="12.34">
                <text:p>12.34</text:p>
              </table:table-cell>
              <table:table-cell office:value-type="float" office:value="0.0330151480384373">
                <text:p>0.0330151480384373</text:p>
              </table:table-cell>
              <table:table-cell office:value-type="float" office:value="0.0330151480384373">
                <text:p>0.033015148038437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250">
                <text:p>2250</text:p>
              </table:table-cell>
              <table:table-cell office:value-type="float" office:value="12.33">
                <text:p>12.33</text:p>
              </table:table-cell>
              <table:table-cell office:value-type="float" office:value="0.0330151480384373">
                <text:p>0.0330151480384373</text:p>
              </table:table-cell>
              <table:table-cell office:value-type="float" office:value="0.0330151480384373">
                <text:p>0.033015148038437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250">
                <text:p>2250</text:p>
              </table:table-cell>
              <table:table-cell office:value-type="float" office:value="12.33">
                <text:p>12.33</text:p>
              </table:table-cell>
              <table:table-cell office:value-type="float" office:value="0.0330151480384373">
                <text:p>0.0330151480384373</text:p>
              </table:table-cell>
              <table:table-cell office:value-type="float" office:value="0.0330151480384373">
                <text:p>0.033015148038437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250">
                <text:p>2250</text:p>
              </table:table-cell>
              <table:table-cell office:value-type="float" office:value="12.31">
                <text:p>12.31</text:p>
              </table:table-cell>
              <table:table-cell office:value-type="float" office:value="0.0330151480384373">
                <text:p>0.0330151480384373</text:p>
              </table:table-cell>
              <table:table-cell office:value-type="float" office:value="0.0330151480384373">
                <text:p>0.033015148038437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250">
                <text:p>2250</text:p>
              </table:table-cell>
              <table:table-cell office:value-type="float" office:value="12.31">
                <text:p>12.31</text:p>
              </table:table-cell>
              <table:table-cell office:value-type="float" office:value="0.0330151480384373">
                <text:p>0.0330151480384373</text:p>
              </table:table-cell>
              <table:table-cell office:value-type="float" office:value="0.0330151480384373">
                <text:p>0.033015148038437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500">
                <text:p>2500</text:p>
              </table:table-cell>
              <table:table-cell office:value-type="float" office:value="13.64">
                <text:p>13.64</text:p>
              </table:table-cell>
              <table:table-cell office:value-type="float" office:value="0.0587367006223542">
                <text:p>0.0587367006223542</text:p>
              </table:table-cell>
              <table:table-cell office:value-type="float" office:value="0.0587367006223542">
                <text:p>0.058736700622354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500">
                <text:p>2500</text:p>
              </table:table-cell>
              <table:table-cell office:value-type="float" office:value="13.7">
                <text:p>13.7</text:p>
              </table:table-cell>
              <table:table-cell office:value-type="float" office:value="0.0587367006223542">
                <text:p>0.0587367006223542</text:p>
              </table:table-cell>
              <table:table-cell office:value-type="float" office:value="0.0587367006223542">
                <text:p>0.058736700622354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500">
                <text:p>2500</text:p>
              </table:table-cell>
              <table:table-cell office:value-type="float" office:value="13.68">
                <text:p>13.68</text:p>
              </table:table-cell>
              <table:table-cell office:value-type="float" office:value="0.0587367006223542">
                <text:p>0.0587367006223542</text:p>
              </table:table-cell>
              <table:table-cell office:value-type="float" office:value="0.0587367006223542">
                <text:p>0.058736700622354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500">
                <text:p>2500</text:p>
              </table:table-cell>
              <table:table-cell office:value-type="float" office:value="13.65">
                <text:p>13.65</text:p>
              </table:table-cell>
              <table:table-cell office:value-type="float" office:value="0.0587367006223542">
                <text:p>0.0587367006223542</text:p>
              </table:table-cell>
              <table:table-cell office:value-type="float" office:value="0.0587367006223542">
                <text:p>0.058736700622354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500">
                <text:p>2500</text:p>
              </table:table-cell>
              <table:table-cell office:value-type="float" office:value="13.69">
                <text:p>13.69</text:p>
              </table:table-cell>
              <table:table-cell office:value-type="float" office:value="0.0587367006223542">
                <text:p>0.0587367006223542</text:p>
              </table:table-cell>
              <table:table-cell office:value-type="float" office:value="0.0587367006223542">
                <text:p>0.058736700622354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500">
                <text:p>2500</text:p>
              </table:table-cell>
              <table:table-cell office:value-type="float" office:value="13.66">
                <text:p>13.66</text:p>
              </table:table-cell>
              <table:table-cell office:value-type="float" office:value="0.0587367006223542">
                <text:p>0.0587367006223542</text:p>
              </table:table-cell>
              <table:table-cell office:value-type="float" office:value="0.0587367006223542">
                <text:p>0.058736700622354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500">
                <text:p>2500</text:p>
              </table:table-cell>
              <table:table-cell office:value-type="float" office:value="13.66">
                <text:p>13.66</text:p>
              </table:table-cell>
              <table:table-cell office:value-type="float" office:value="0.0587367006223542">
                <text:p>0.0587367006223542</text:p>
              </table:table-cell>
              <table:table-cell office:value-type="float" office:value="0.0587367006223542">
                <text:p>0.058736700622354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500">
                <text:p>2500</text:p>
              </table:table-cell>
              <table:table-cell office:value-type="float" office:value="13.8">
                <text:p>13.8</text:p>
              </table:table-cell>
              <table:table-cell office:value-type="float" office:value="0.0587367006223542">
                <text:p>0.0587367006223542</text:p>
              </table:table-cell>
              <table:table-cell office:value-type="float" office:value="0.0587367006223542">
                <text:p>0.058736700622354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500">
                <text:p>2500</text:p>
              </table:table-cell>
              <table:table-cell office:value-type="float" office:value="13.67">
                <text:p>13.67</text:p>
              </table:table-cell>
              <table:table-cell office:value-type="float" office:value="0.0587367006223542">
                <text:p>0.0587367006223542</text:p>
              </table:table-cell>
              <table:table-cell office:value-type="float" office:value="0.0587367006223542">
                <text:p>0.058736700622354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500">
                <text:p>2500</text:p>
              </table:table-cell>
              <table:table-cell office:value-type="float" office:value="13.68">
                <text:p>13.68</text:p>
              </table:table-cell>
              <table:table-cell office:value-type="float" office:value="0.0587367006223542">
                <text:p>0.0587367006223542</text:p>
              </table:table-cell>
              <table:table-cell office:value-type="float" office:value="0.0587367006223542">
                <text:p>0.058736700622354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750">
                <text:p>2750</text:p>
              </table:table-cell>
              <table:table-cell office:value-type="float" office:value="15.03">
                <text:p>15.03</text:p>
              </table:table-cell>
              <table:table-cell office:value-type="float" office:value="0.0571936282387398">
                <text:p>0.0571936282387398</text:p>
              </table:table-cell>
              <table:table-cell office:value-type="float" office:value="0.0571936282387398">
                <text:p>0.057193628238739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750">
                <text:p>2750</text:p>
              </table:table-cell>
              <table:table-cell office:value-type="float" office:value="15.01">
                <text:p>15.01</text:p>
              </table:table-cell>
              <table:table-cell office:value-type="float" office:value="0.0571936282387398">
                <text:p>0.0571936282387398</text:p>
              </table:table-cell>
              <table:table-cell office:value-type="float" office:value="0.0571936282387398">
                <text:p>0.057193628238739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750">
                <text:p>2750</text:p>
              </table:table-cell>
              <table:table-cell office:value-type="float" office:value="15.02">
                <text:p>15.02</text:p>
              </table:table-cell>
              <table:table-cell office:value-type="float" office:value="0.0571936282387398">
                <text:p>0.0571936282387398</text:p>
              </table:table-cell>
              <table:table-cell office:value-type="float" office:value="0.0571936282387398">
                <text:p>0.057193628238739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750">
                <text:p>2750</text:p>
              </table:table-cell>
              <table:table-cell office:value-type="float" office:value="15.03">
                <text:p>15.03</text:p>
              </table:table-cell>
              <table:table-cell office:value-type="float" office:value="0.0571936282387398">
                <text:p>0.0571936282387398</text:p>
              </table:table-cell>
              <table:table-cell office:value-type="float" office:value="0.0571936282387398">
                <text:p>0.057193628238739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750">
                <text:p>2750</text:p>
              </table:table-cell>
              <table:table-cell office:value-type="float" office:value="15.06">
                <text:p>15.06</text:p>
              </table:table-cell>
              <table:table-cell office:value-type="float" office:value="0.0571936282387398">
                <text:p>0.0571936282387398</text:p>
              </table:table-cell>
              <table:table-cell office:value-type="float" office:value="0.0571936282387398">
                <text:p>0.057193628238739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750">
                <text:p>2750</text:p>
              </table:table-cell>
              <table:table-cell office:value-type="float" office:value="15.02">
                <text:p>15.02</text:p>
              </table:table-cell>
              <table:table-cell office:value-type="float" office:value="0.0571936282387398">
                <text:p>0.0571936282387398</text:p>
              </table:table-cell>
              <table:table-cell office:value-type="float" office:value="0.0571936282387398">
                <text:p>0.057193628238739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750">
                <text:p>2750</text:p>
              </table:table-cell>
              <table:table-cell office:value-type="float" office:value="15.31">
                <text:p>15.31</text:p>
              </table:table-cell>
              <table:table-cell office:value-type="float" office:value="0.0571936282387398">
                <text:p>0.0571936282387398</text:p>
              </table:table-cell>
              <table:table-cell office:value-type="float" office:value="0.0571936282387398">
                <text:p>0.057193628238739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750">
                <text:p>2750</text:p>
              </table:table-cell>
              <table:table-cell office:value-type="float" office:value="15.02">
                <text:p>15.02</text:p>
              </table:table-cell>
              <table:table-cell office:value-type="float" office:value="0.0571936282387398">
                <text:p>0.0571936282387398</text:p>
              </table:table-cell>
              <table:table-cell office:value-type="float" office:value="0.0571936282387398">
                <text:p>0.057193628238739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750">
                <text:p>2750</text:p>
              </table:table-cell>
              <table:table-cell office:value-type="float" office:value="15">
                <text:p>15</text:p>
              </table:table-cell>
              <table:table-cell office:value-type="float" office:value="0.0571936282387398">
                <text:p>0.0571936282387398</text:p>
              </table:table-cell>
              <table:table-cell office:value-type="float" office:value="0.0571936282387398">
                <text:p>0.057193628238739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750">
                <text:p>2750</text:p>
              </table:table-cell>
              <table:table-cell office:value-type="float" office:value="15.02">
                <text:p>15.02</text:p>
              </table:table-cell>
              <table:table-cell office:value-type="float" office:value="0.0571936282387398">
                <text:p>0.0571936282387398</text:p>
              </table:table-cell>
              <table:table-cell office:value-type="float" office:value="0.0571936282387398">
                <text:p>0.057193628238739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000">
                <text:p>3000</text:p>
              </table:table-cell>
              <table:table-cell office:value-type="float" office:value="16.7">
                <text:p>16.7</text:p>
              </table:table-cell>
              <table:table-cell office:value-type="float" office:value="0.0359165699921355">
                <text:p>0.0359165699921355</text:p>
              </table:table-cell>
              <table:table-cell office:value-type="float" office:value="0.0359165699921355">
                <text:p>0.035916569992135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000">
                <text:p>3000</text:p>
              </table:table-cell>
              <table:table-cell office:value-type="float" office:value="16.38">
                <text:p>16.38</text:p>
              </table:table-cell>
              <table:table-cell office:value-type="float" office:value="0.0359165699921355">
                <text:p>0.0359165699921355</text:p>
              </table:table-cell>
              <table:table-cell office:value-type="float" office:value="0.0359165699921355">
                <text:p>0.035916569992135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000">
                <text:p>3000</text:p>
              </table:table-cell>
              <table:table-cell office:value-type="float" office:value="16.36">
                <text:p>16.36</text:p>
              </table:table-cell>
              <table:table-cell office:value-type="float" office:value="0.0359165699921355">
                <text:p>0.0359165699921355</text:p>
              </table:table-cell>
              <table:table-cell office:value-type="float" office:value="0.0359165699921355">
                <text:p>0.035916569992135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000">
                <text:p>3000</text:p>
              </table:table-cell>
              <table:table-cell office:value-type="float" office:value="16.36">
                <text:p>16.36</text:p>
              </table:table-cell>
              <table:table-cell office:value-type="float" office:value="0.0359165699921355">
                <text:p>0.0359165699921355</text:p>
              </table:table-cell>
              <table:table-cell office:value-type="float" office:value="0.0359165699921355">
                <text:p>0.035916569992135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000">
                <text:p>3000</text:p>
              </table:table-cell>
              <table:table-cell office:value-type="float" office:value="16.55">
                <text:p>16.55</text:p>
              </table:table-cell>
              <table:table-cell office:value-type="float" office:value="0.0359165699921355">
                <text:p>0.0359165699921355</text:p>
              </table:table-cell>
              <table:table-cell office:value-type="float" office:value="0.0359165699921355">
                <text:p>0.035916569992135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000">
                <text:p>3000</text:p>
              </table:table-cell>
              <table:table-cell office:value-type="float" office:value="16.37">
                <text:p>16.37</text:p>
              </table:table-cell>
              <table:table-cell office:value-type="float" office:value="0.0359165699921355">
                <text:p>0.0359165699921355</text:p>
              </table:table-cell>
              <table:table-cell office:value-type="float" office:value="0.0359165699921355">
                <text:p>0.035916569992135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000">
                <text:p>3000</text:p>
              </table:table-cell>
              <table:table-cell office:value-type="float" office:value="16.4">
                <text:p>16.4</text:p>
              </table:table-cell>
              <table:table-cell office:value-type="float" office:value="0.0359165699921355">
                <text:p>0.0359165699921355</text:p>
              </table:table-cell>
              <table:table-cell office:value-type="float" office:value="0.0359165699921355">
                <text:p>0.035916569992135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000">
                <text:p>3000</text:p>
              </table:table-cell>
              <table:table-cell office:value-type="float" office:value="16.41">
                <text:p>16.41</text:p>
              </table:table-cell>
              <table:table-cell office:value-type="float" office:value="0.0359165699921355">
                <text:p>0.0359165699921355</text:p>
              </table:table-cell>
              <table:table-cell office:value-type="float" office:value="0.0359165699921355">
                <text:p>0.035916569992135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000">
                <text:p>3000</text:p>
              </table:table-cell>
              <table:table-cell office:value-type="float" office:value="16.36">
                <text:p>16.36</text:p>
              </table:table-cell>
              <table:table-cell office:value-type="float" office:value="0.0359165699921355">
                <text:p>0.0359165699921355</text:p>
              </table:table-cell>
              <table:table-cell office:value-type="float" office:value="0.0359165699921355">
                <text:p>0.035916569992135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000">
                <text:p>3000</text:p>
              </table:table-cell>
              <table:table-cell office:value-type="float" office:value="16.47">
                <text:p>16.47</text:p>
              </table:table-cell>
              <table:table-cell office:value-type="float" office:value="0.0359165699921355">
                <text:p>0.0359165699921355</text:p>
              </table:table-cell>
              <table:table-cell office:value-type="float" office:value="0.0359165699921355">
                <text:p>0.035916569992135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8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